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45cm" svg:height="15.299cm" svg:x="13.14cm" svg:y="0.452cm">
            <draw:object draw:notify-on-update-of-ranges="LOGGER00.B2:LOGGER00.B2170 LOGGER00.C1:LOGGER00.C1 LOGGER00.C2:LOGGER00.C21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IME( ; ;[.A2]/1000)" office:value-type="time" office:time-value="PT00H00M00S" calcext:value-type="time">
            <text:p>00:00:00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8" calcext:value-type="float">
            <text:p>333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table:formula="of:=TIME( ; ;[.A3]/1000)" office:value-type="time" office:time-value="PT00H00M15.17S" calcext:value-type="time">
            <text:p>00:00:15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9" calcext:value-type="float">
            <text:p>332.09</text:p>
          </table:table-cell>
          <table:table-cell office:value-type="float" office:value="1.08" calcext:value-type="float">
            <text:p>1.0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1170" calcext:value-type="float">
            <text:p>31170</text:p>
          </table:table-cell>
          <table:table-cell table:formula="of:=TIME( ; ;[.A4]/1000)" office:value-type="time" office:time-value="PT00H00M31.17S" calcext:value-type="time">
            <text:p>00:00:31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0.79" calcext:value-type="float">
            <text:p>330.79</text:p>
          </table:table-cell>
          <table:table-cell office:value-type="float" office:value="2.22" calcext:value-type="float">
            <text:p>2.2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7170" calcext:value-type="float">
            <text:p>47170</text:p>
          </table:table-cell>
          <table:table-cell table:formula="of:=TIME( ; ;[.A5]/1000)" office:value-type="time" office:time-value="PT00H00M47.17S" calcext:value-type="time">
            <text:p>00:00:47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0.4" calcext:value-type="float">
            <text:p>330.4</text:p>
          </table:table-cell>
          <table:table-cell office:value-type="float" office:value="3.36" calcext:value-type="float">
            <text:p>3.36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63170" calcext:value-type="float">
            <text:p>63170</text:p>
          </table:table-cell>
          <table:table-cell table:formula="of:=TIME( ; ;[.A6]/1000)" office:value-type="time" office:time-value="PT00H01M03.17S" calcext:value-type="time">
            <text:p>00:01:03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0.14" calcext:value-type="float">
            <text:p>330.14</text:p>
          </table:table-cell>
          <table:table-cell office:value-type="float" office:value="4.5" calcext:value-type="float">
            <text:p>4.5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79169" calcext:value-type="float">
            <text:p>79169</text:p>
          </table:table-cell>
          <table:table-cell table:formula="of:=TIME( ; ;[.A7]/1000)" office:value-type="time" office:time-value="PT00H01M19.169S" calcext:value-type="time">
            <text:p>00:01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8.72" calcext:value-type="float">
            <text:p>328.72</text:p>
          </table:table-cell>
          <table:table-cell office:value-type="float" office:value="5.64" calcext:value-type="float">
            <text:p>5.64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95170" calcext:value-type="float">
            <text:p>95170</text:p>
          </table:table-cell>
          <table:table-cell table:formula="of:=TIME( ; ;[.A8]/1000)" office:value-type="time" office:time-value="PT00H01M35.17S" calcext:value-type="time">
            <text:p>00:01:35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8.59" calcext:value-type="float">
            <text:p>328.59</text:p>
          </table:table-cell>
          <table:table-cell office:value-type="float" office:value="6.77" calcext:value-type="float">
            <text:p>6.77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111170" calcext:value-type="float">
            <text:p>111170</text:p>
          </table:table-cell>
          <table:table-cell table:formula="of:=TIME( ; ;[.A9]/1000)" office:value-type="time" office:time-value="PT00H01M51.17S" calcext:value-type="time">
            <text:p>00:01:51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8.2" calcext:value-type="float">
            <text:p>328.2</text:p>
          </table:table-cell>
          <table:table-cell office:value-type="float" office:value="7.91" calcext:value-type="float">
            <text:p>7.91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27170" calcext:value-type="float">
            <text:p>127170</text:p>
          </table:table-cell>
          <table:table-cell table:formula="of:=TIME( ; ;[.A10]/1000)" office:value-type="time" office:time-value="PT00H02M07.17S" calcext:value-type="time">
            <text:p>00:02:07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9.04" calcext:value-type="float">
            <text:p>9.04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143170" calcext:value-type="float">
            <text:p>143170</text:p>
          </table:table-cell>
          <table:table-cell table:formula="of:=TIME( ; ;[.A11]/1000)" office:value-type="time" office:time-value="PT00H02M23.17S" calcext:value-type="time">
            <text:p>00:02:23</text:p>
          </table:table-cell>
          <table:table-cell office:value-type="float" office:value="1.28" calcext:value-type="float">
            <text:p>1.28</text:p>
          </table:table-cell>
          <table:table-cell office:value-type="float" office:value="254.9" calcext:value-type="float">
            <text:p>254.9</text:p>
          </table:table-cell>
          <table:table-cell office:value-type="float" office:value="326.65" calcext:value-type="float">
            <text:p>326.65</text:p>
          </table:table-cell>
          <table:table-cell office:value-type="float" office:value="10.18" calcext:value-type="float">
            <text:p>10.18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159170" calcext:value-type="float">
            <text:p>159170</text:p>
          </table:table-cell>
          <table:table-cell table:formula="of:=TIME( ; ;[.A12]/1000)" office:value-type="time" office:time-value="PT00H02M39.17S" calcext:value-type="time">
            <text:p>00:02:39</text:p>
          </table:table-cell>
          <table:table-cell office:value-type="float" office:value="1.28" calcext:value-type="float">
            <text:p>1.28</text:p>
          </table:table-cell>
          <table:table-cell office:value-type="float" office:value="254.7" calcext:value-type="float">
            <text:p>254.7</text:p>
          </table:table-cell>
          <table:table-cell office:value-type="float" office:value="326.39" calcext:value-type="float">
            <text:p>326.39</text:p>
          </table:table-cell>
          <table:table-cell office:value-type="float" office:value="11.31" calcext:value-type="float">
            <text:p>11.31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175170" calcext:value-type="float">
            <text:p>175170</text:p>
          </table:table-cell>
          <table:table-cell table:formula="of:=TIME( ; ;[.A13]/1000)" office:value-type="time" office:time-value="PT00H02M55.17S" calcext:value-type="time">
            <text:p>00:02:55</text:p>
          </table:table-cell>
          <table:table-cell office:value-type="float" office:value="1.28" calcext:value-type="float">
            <text:p>1.28</text:p>
          </table:table-cell>
          <table:table-cell office:value-type="float" office:value="254.6" calcext:value-type="float">
            <text:p>254.6</text:p>
          </table:table-cell>
          <table:table-cell office:value-type="float" office:value="326.26" calcext:value-type="float">
            <text:p>326.26</text:p>
          </table:table-cell>
          <table:table-cell office:value-type="float" office:value="12.44" calcext:value-type="float">
            <text:p>12.44</text:p>
          </table:table-cell>
          <table:table-cell office:value-type="float" office:value="16.02" calcext:value-type="float">
            <text:p>16.02</text:p>
          </table:table-cell>
        </table:table-row>
        <table:table-row table:style-name="ro1">
          <table:table-cell office:value-type="float" office:value="191170" calcext:value-type="float">
            <text:p>191170</text:p>
          </table:table-cell>
          <table:table-cell table:formula="of:=TIME( ; ;[.A14]/1000)" office:value-type="time" office:time-value="PT00H03M11.17S" calcext:value-type="time">
            <text:p>00:03:11</text:p>
          </table:table-cell>
          <table:table-cell office:value-type="float" office:value="1.28" calcext:value-type="float">
            <text:p>1.28</text:p>
          </table:table-cell>
          <table:table-cell office:value-type="float" office:value="254.4" calcext:value-type="float">
            <text:p>254.4</text:p>
          </table:table-cell>
          <table:table-cell office:value-type="float" office:value="326" calcext:value-type="float">
            <text:p>326</text:p>
          </table:table-cell>
          <table:table-cell office:value-type="float" office:value="13.57" calcext:value-type="float">
            <text:p>13.57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formula="of:=TIME( ; ;[.A15]/1000)" office:value-type="time" office:time-value="PT00H03M27.17S" calcext:value-type="time">
            <text:p>00:03:27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5.87" calcext:value-type="float">
            <text:p>325.87</text:p>
          </table:table-cell>
          <table:table-cell office:value-type="float" office:value="14.7" calcext:value-type="float">
            <text:p>14.7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 office:value-type="float" office:value="223170" calcext:value-type="float">
            <text:p>223170</text:p>
          </table:table-cell>
          <table:table-cell table:formula="of:=TIME( ; ;[.A16]/1000)" office:value-type="time" office:time-value="PT00H03M43.17S" calcext:value-type="time">
            <text:p>00:03:43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4.59" calcext:value-type="float">
            <text:p>324.59</text:p>
          </table:table-cell>
          <table:table-cell office:value-type="float" office:value="15.83" calcext:value-type="float">
            <text:p>15.83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239170" calcext:value-type="float">
            <text:p>239170</text:p>
          </table:table-cell>
          <table:table-cell table:formula="of:=TIME( ; ;[.A17]/1000)" office:value-type="time" office:time-value="PT00H03M59.17S" calcext:value-type="time">
            <text:p>00:03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4.33" calcext:value-type="float">
            <text:p>324.33</text:p>
          </table:table-cell>
          <table:table-cell office:value-type="float" office:value="16.96" calcext:value-type="float">
            <text:p>16.96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255170" calcext:value-type="float">
            <text:p>255170</text:p>
          </table:table-cell>
          <table:table-cell table:formula="of:=TIME( ; ;[.A18]/1000)" office:value-type="time" office:time-value="PT00H04M15.17S" calcext:value-type="time">
            <text:p>00:04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4.07" calcext:value-type="float">
            <text:p>324.07</text:p>
          </table:table-cell>
          <table:table-cell office:value-type="float" office:value="18.09" calcext:value-type="float">
            <text:p>18.09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71170" calcext:value-type="float">
            <text:p>271170</text:p>
          </table:table-cell>
          <table:table-cell table:formula="of:=TIME( ; ;[.A19]/1000)" office:value-type="time" office:time-value="PT00H04M31.17S" calcext:value-type="time">
            <text:p>00:04:31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3.94" calcext:value-type="float">
            <text:p>323.94</text:p>
          </table:table-cell>
          <table:table-cell office:value-type="float" office:value="19.22" calcext:value-type="float">
            <text:p>19.22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float" office:value="287170" calcext:value-type="float">
            <text:p>287170</text:p>
          </table:table-cell>
          <table:table-cell table:formula="of:=TIME( ; ;[.A20]/1000)" office:value-type="time" office:time-value="PT00H04M47.17S" calcext:value-type="time">
            <text:p>00:04:47</text:p>
          </table:table-cell>
          <table:table-cell office:value-type="float" office:value="1.27" calcext:value-type="float">
            <text:p>1.27</text:p>
          </table:table-cell>
          <table:table-cell office:value-type="float" office:value="253.5" calcext:value-type="float">
            <text:p>253.5</text:p>
          </table:table-cell>
          <table:table-cell office:value-type="float" office:value="322.79" calcext:value-type="float">
            <text:p>322.79</text:p>
          </table:table-cell>
          <table:table-cell office:value-type="float" office:value="20.34" calcext:value-type="float">
            <text:p>20.34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float" office:value="303170" calcext:value-type="float">
            <text:p>303170</text:p>
          </table:table-cell>
          <table:table-cell table:formula="of:=TIME( ; ;[.A21]/1000)" office:value-type="time" office:time-value="PT00H05M03.17S" calcext:value-type="time">
            <text:p>00:05:03</text:p>
          </table:table-cell>
          <table:table-cell office:value-type="float" office:value="1.27" calcext:value-type="float">
            <text:p>1.27</text:p>
          </table:table-cell>
          <table:table-cell office:value-type="float" office:value="253.3" calcext:value-type="float">
            <text:p>253.3</text:p>
          </table:table-cell>
          <table:table-cell office:value-type="float" office:value="322.54" calcext:value-type="float">
            <text:p>322.54</text:p>
          </table:table-cell>
          <table:table-cell office:value-type="float" office:value="21.47" calcext:value-type="float">
            <text:p>21.47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319170" calcext:value-type="float">
            <text:p>319170</text:p>
          </table:table-cell>
          <table:table-cell table:formula="of:=TIME( ; ;[.A22]/1000)" office:value-type="time" office:time-value="PT00H05M19.17S" calcext:value-type="time">
            <text:p>00:05:19</text:p>
          </table:table-cell>
          <table:table-cell office:value-type="float" office:value="1.27" calcext:value-type="float">
            <text:p>1.27</text:p>
          </table:table-cell>
          <table:table-cell office:value-type="float" office:value="253.2" calcext:value-type="float">
            <text:p>253.2</text:p>
          </table:table-cell>
          <table:table-cell office:value-type="float" office:value="322.4" calcext:value-type="float">
            <text:p>322.4</text:p>
          </table:table-cell>
          <table:table-cell office:value-type="float" office:value="22.6" calcext:value-type="float">
            <text:p>22.6</text:p>
          </table:table-cell>
          <table:table-cell office:value-type="float" office:value="28.99" calcext:value-type="float">
            <text:p>28.99</text:p>
          </table:table-cell>
        </table:table-row>
        <table:table-row table:style-name="ro1">
          <table:table-cell office:value-type="float" office:value="335170" calcext:value-type="float">
            <text:p>335170</text:p>
          </table:table-cell>
          <table:table-cell table:formula="of:=TIME( ; ;[.A23]/1000)" office:value-type="time" office:time-value="PT00H05M35.17S" calcext:value-type="time">
            <text:p>00:05:35</text:p>
          </table:table-cell>
          <table:table-cell office:value-type="float" office:value="1.27" calcext:value-type="float">
            <text:p>1.27</text:p>
          </table:table-cell>
          <table:table-cell office:value-type="float" office:value="253.1" calcext:value-type="float">
            <text:p>253.1</text:p>
          </table:table-cell>
          <table:table-cell office:value-type="float" office:value="322.27" calcext:value-type="float">
            <text:p>322.27</text:p>
          </table:table-cell>
          <table:table-cell office:value-type="float" office:value="23.72" calcext:value-type="float">
            <text:p>23.72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float" office:value="351170" calcext:value-type="float">
            <text:p>351170</text:p>
          </table:table-cell>
          <table:table-cell table:formula="of:=TIME( ; ;[.A24]/1000)" office:value-type="time" office:time-value="PT00H05M51.17S" calcext:value-type="time">
            <text:p>00:05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2" calcext:value-type="float">
            <text:p>322.02</text:p>
          </table:table-cell>
          <table:table-cell office:value-type="float" office:value="24.85" calcext:value-type="float">
            <text:p>24.85</text:p>
          </table:table-cell>
          <table:table-cell office:value-type="float" office:value="31.86" calcext:value-type="float">
            <text:p>31.86</text:p>
          </table:table-cell>
        </table:table-row>
        <table:table-row table:style-name="ro1">
          <table:table-cell office:value-type="float" office:value="367170" calcext:value-type="float">
            <text:p>367170</text:p>
          </table:table-cell>
          <table:table-cell table:formula="of:=TIME( ; ;[.A25]/1000)" office:value-type="time" office:time-value="PT00H06M07.17S" calcext:value-type="time">
            <text:p>00:06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.8" calcext:value-type="float">
            <text:p>252.8</text:p>
          </table:table-cell>
          <table:table-cell office:value-type="float" office:value="320.88" calcext:value-type="float">
            <text:p>320.88</text:p>
          </table:table-cell>
          <table:table-cell office:value-type="float" office:value="25.97" calcext:value-type="float">
            <text:p>25.97</text:p>
          </table:table-cell>
          <table:table-cell office:value-type="float" office:value="33.29" calcext:value-type="float">
            <text:p>33.29</text:p>
          </table:table-cell>
        </table:table-row>
        <table:table-row table:style-name="ro1">
          <table:table-cell office:value-type="float" office:value="383170" calcext:value-type="float">
            <text:p>383170</text:p>
          </table:table-cell>
          <table:table-cell table:formula="of:=TIME( ; ;[.A26]/1000)" office:value-type="time" office:time-value="PT00H06M23.17S" calcext:value-type="time">
            <text:p>00:06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27.09" calcext:value-type="float">
            <text:p>27.09</text:p>
          </table:table-cell>
          <table:table-cell office:value-type="float" office:value="34.72" calcext:value-type="float">
            <text:p>34.72</text:p>
          </table:table-cell>
        </table:table-row>
        <table:table-row table:style-name="ro1">
          <table:table-cell office:value-type="float" office:value="399170" calcext:value-type="float">
            <text:p>399170</text:p>
          </table:table-cell>
          <table:table-cell table:formula="of:=TIME( ; ;[.A27]/1000)" office:value-type="time" office:time-value="PT00H06M39.17S" calcext:value-type="time">
            <text:p>00:06:39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0.62" calcext:value-type="float">
            <text:p>320.62</text:p>
          </table:table-cell>
          <table:table-cell office:value-type="float" office:value="28.22" calcext:value-type="float">
            <text:p>28.22</text:p>
          </table:table-cell>
          <table:table-cell office:value-type="float" office:value="36.14" calcext:value-type="float">
            <text:p>36.14</text:p>
          </table:table-cell>
        </table:table-row>
        <table:table-row table:style-name="ro1">
          <table:table-cell office:value-type="float" office:value="415170" calcext:value-type="float">
            <text:p>415170</text:p>
          </table:table-cell>
          <table:table-cell table:formula="of:=TIME( ; ;[.A28]/1000)" office:value-type="time" office:time-value="PT00H06M55.17S" calcext:value-type="time">
            <text:p>00:06:55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0.48" calcext:value-type="float">
            <text:p>320.48</text:p>
          </table:table-cell>
          <table:table-cell office:value-type="float" office:value="29.34" calcext:value-type="float">
            <text:p>29.34</text:p>
          </table:table-cell>
          <table:table-cell office:value-type="float" office:value="37.57" calcext:value-type="float">
            <text:p>37.57</text:p>
          </table:table-cell>
        </table:table-row>
        <table:table-row table:style-name="ro1">
          <table:table-cell office:value-type="float" office:value="431170" calcext:value-type="float">
            <text:p>431170</text:p>
          </table:table-cell>
          <table:table-cell table:formula="of:=TIME( ; ;[.A29]/1000)" office:value-type="time" office:time-value="PT00H07M11.17S" calcext:value-type="time">
            <text:p>00:07:11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0.23" calcext:value-type="float">
            <text:p>320.23</text:p>
          </table:table-cell>
          <table:table-cell office:value-type="float" office:value="30.46" calcext:value-type="float">
            <text:p>30.46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1">
          <table:table-cell office:value-type="float" office:value="447170" calcext:value-type="float">
            <text:p>447170</text:p>
          </table:table-cell>
          <table:table-cell table:formula="of:=TIME( ; ;[.A30]/1000)" office:value-type="time" office:time-value="PT00H07M27.17S" calcext:value-type="time">
            <text:p>00:07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0.1" calcext:value-type="float">
            <text:p>320.1</text:p>
          </table:table-cell>
          <table:table-cell office:value-type="float" office:value="31.58" calcext:value-type="float">
            <text:p>31.58</text:p>
          </table:table-cell>
          <table:table-cell office:value-type="float" office:value="40.42" calcext:value-type="float">
            <text:p>40.42</text:p>
          </table:table-cell>
        </table:table-row>
        <table:table-row table:style-name="ro1">
          <table:table-cell office:value-type="float" office:value="463170" calcext:value-type="float">
            <text:p>463170</text:p>
          </table:table-cell>
          <table:table-cell table:formula="of:=TIME( ; ;[.A31]/1000)" office:value-type="time" office:time-value="PT00H07M43.17S" calcext:value-type="time">
            <text:p>00:07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32.7" calcext:value-type="float">
            <text:p>32.7</text:p>
          </table:table-cell>
          <table:table-cell office:value-type="float" office:value="41.84" calcext:value-type="float">
            <text:p>41.84</text:p>
          </table:table-cell>
        </table:table-row>
        <table:table-row table:style-name="ro1">
          <table:table-cell office:value-type="float" office:value="479170" calcext:value-type="float">
            <text:p>479170</text:p>
          </table:table-cell>
          <table:table-cell table:formula="of:=TIME( ; ;[.A32]/1000)" office:value-type="time" office:time-value="PT00H07M59.17S" calcext:value-type="time">
            <text:p>00:07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33.82" calcext:value-type="float">
            <text:p>33.82</text:p>
          </table:table-cell>
          <table:table-cell office:value-type="float" office:value="43.26" calcext:value-type="float">
            <text:p>43.26</text:p>
          </table:table-cell>
        </table:table-row>
        <table:table-row table:style-name="ro1">
          <table:table-cell office:value-type="float" office:value="495170" calcext:value-type="float">
            <text:p>495170</text:p>
          </table:table-cell>
          <table:table-cell table:formula="of:=TIME( ; ;[.A33]/1000)" office:value-type="time" office:time-value="PT00H08M15.17S" calcext:value-type="time">
            <text:p>00:08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34.94" calcext:value-type="float">
            <text:p>34.94</text:p>
          </table:table-cell>
          <table:table-cell office:value-type="float" office:value="44.68" calcext:value-type="float">
            <text:p>44.68</text:p>
          </table:table-cell>
        </table:table-row>
        <table:table-row table:style-name="ro1">
          <table:table-cell office:value-type="float" office:value="511170" calcext:value-type="float">
            <text:p>511170</text:p>
          </table:table-cell>
          <table:table-cell table:formula="of:=TIME( ; ;[.A34]/1000)" office:value-type="time" office:time-value="PT00H08M31.17S" calcext:value-type="time">
            <text:p>00:08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36.06" calcext:value-type="float">
            <text:p>36.06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527170" calcext:value-type="float">
            <text:p>527170</text:p>
          </table:table-cell>
          <table:table-cell table:formula="of:=TIME( ; ;[.A35]/1000)" office:value-type="time" office:time-value="PT00H08M47.17S" calcext:value-type="time">
            <text:p>00:08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8.31" calcext:value-type="float">
            <text:p>318.31</text:p>
          </table:table-cell>
          <table:table-cell office:value-type="float" office:value="37.18" calcext:value-type="float">
            <text:p>37.18</text:p>
          </table:table-cell>
          <table:table-cell office:value-type="float" office:value="47.51" calcext:value-type="float">
            <text:p>47.51</text:p>
          </table:table-cell>
        </table:table-row>
        <table:table-row table:style-name="ro1">
          <table:table-cell office:value-type="float" office:value="543170" calcext:value-type="float">
            <text:p>543170</text:p>
          </table:table-cell>
          <table:table-cell table:formula="of:=TIME( ; ;[.A36]/1000)" office:value-type="time" office:time-value="PT00H09M03.17S" calcext:value-type="time">
            <text:p>00:09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8.31" calcext:value-type="float">
            <text:p>318.31</text:p>
          </table:table-cell>
          <table:table-cell office:value-type="float" office:value="38.3" calcext:value-type="float">
            <text:p>38.3</text:p>
          </table:table-cell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559170" calcext:value-type="float">
            <text:p>559170</text:p>
          </table:table-cell>
          <table:table-cell table:formula="of:=TIME( ; ;[.A37]/1000)" office:value-type="time" office:time-value="PT00H09M19.17S" calcext:value-type="time">
            <text:p>00:09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6" calcext:value-type="float">
            <text:p>318.06</text:p>
          </table:table-cell>
          <table:table-cell office:value-type="float" office:value="39.41" calcext:value-type="float">
            <text:p>39.41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float" office:value="575170" calcext:value-type="float">
            <text:p>575170</text:p>
          </table:table-cell>
          <table:table-cell table:formula="of:=TIME( ; ;[.A38]/1000)" office:value-type="time" office:time-value="PT00H09M35.17S" calcext:value-type="time">
            <text:p>00:09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7.93" calcext:value-type="float">
            <text:p>317.93</text:p>
          </table:table-cell>
          <table:table-cell office:value-type="float" office:value="40.53" calcext:value-type="float">
            <text:p>40.5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float" office:value="591170" calcext:value-type="float">
            <text:p>591170</text:p>
          </table:table-cell>
          <table:table-cell table:formula="of:=TIME( ; ;[.A39]/1000)" office:value-type="time" office:time-value="PT00H09M51.17S" calcext:value-type="time">
            <text:p>00:09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7.8" calcext:value-type="float">
            <text:p>317.8</text:p>
          </table:table-cell>
          <table:table-cell office:value-type="float" office:value="41.65" calcext:value-type="float">
            <text:p>41.65</text:p>
          </table:table-cell>
          <table:table-cell office:value-type="float" office:value="53.17" calcext:value-type="float">
            <text:p>53.17</text:p>
          </table:table-cell>
        </table:table-row>
        <table:table-row table:style-name="ro1">
          <table:table-cell office:value-type="float" office:value="607170" calcext:value-type="float">
            <text:p>607170</text:p>
          </table:table-cell>
          <table:table-cell table:formula="of:=TIME( ; ;[.A40]/1000)" office:value-type="time" office:time-value="PT00H10M07.17S" calcext:value-type="time">
            <text:p>00:10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7.8" calcext:value-type="float">
            <text:p>317.8</text:p>
          </table:table-cell>
          <table:table-cell office:value-type="float" office:value="42.77" calcext:value-type="float">
            <text:p>42.77</text:p>
          </table:table-cell>
          <table:table-cell office:value-type="float" office:value="54.58" calcext:value-type="float">
            <text:p>54.58</text:p>
          </table:table-cell>
        </table:table-row>
        <table:table-row table:style-name="ro1">
          <table:table-cell office:value-type="float" office:value="623170" calcext:value-type="float">
            <text:p>623170</text:p>
          </table:table-cell>
          <table:table-cell table:formula="of:=TIME( ; ;[.A41]/1000)" office:value-type="time" office:time-value="PT00H10M23.17S" calcext:value-type="time">
            <text:p>00:10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43.88" calcext:value-type="float">
            <text:p>43.88</text:p>
          </table:table-cell>
          <table:table-cell office:value-type="float" office:value="55.99" calcext:value-type="float">
            <text:p>55.99</text:p>
          </table:table-cell>
        </table:table-row>
        <table:table-row table:style-name="ro1">
          <table:table-cell office:value-type="float" office:value="639170" calcext:value-type="float">
            <text:p>639170</text:p>
          </table:table-cell>
          <table:table-cell table:formula="of:=TIME( ; ;[.A42]/1000)" office:value-type="time" office:time-value="PT00H10M39.17S" calcext:value-type="time">
            <text:p>00:10:39</text:p>
          </table:table-cell>
          <table:table-cell office:value-type="float" office:value="1.26" calcext:value-type="float">
            <text:p>1.26</text:p>
          </table:table-cell>
          <table:table-cell office:value-type="float" office:value="250.9" calcext:value-type="float">
            <text:p>250.9</text:p>
          </table:table-cell>
          <table:table-cell office:value-type="float" office:value="316.41" calcext:value-type="float">
            <text:p>316.41</text:p>
          </table:table-cell>
          <table:table-cell office:value-type="float" office:value="45" calcext:value-type="float">
            <text:p>45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655170" calcext:value-type="float">
            <text:p>655170</text:p>
          </table:table-cell>
          <table:table-cell table:formula="of:=TIME( ; ;[.A43]/1000)" office:value-type="time" office:time-value="PT00H10M55.17S" calcext:value-type="time">
            <text:p>00:10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46.11" calcext:value-type="float">
            <text:p>46.11</text:p>
          </table:table-cell>
          <table:table-cell office:value-type="float" office:value="58.81" calcext:value-type="float">
            <text:p>58.81</text:p>
          </table:table-cell>
        </table:table-row>
        <table:table-row table:style-name="ro1">
          <table:table-cell office:value-type="float" office:value="671170" calcext:value-type="float">
            <text:p>671170</text:p>
          </table:table-cell>
          <table:table-cell table:formula="of:=TIME( ; ;[.A44]/1000)" office:value-type="time" office:time-value="PT00H11M11.17S" calcext:value-type="time">
            <text:p>00:11:11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47.23" calcext:value-type="float">
            <text:p>47.23</text:p>
          </table:table-cell>
          <table:table-cell office:value-type="float" office:value="60.21" calcext:value-type="float">
            <text:p>60.21</text:p>
          </table:table-cell>
        </table:table-row>
        <table:table-row table:style-name="ro1">
          <table:table-cell office:value-type="float" office:value="687170" calcext:value-type="float">
            <text:p>687170</text:p>
          </table:table-cell>
          <table:table-cell table:formula="of:=TIME( ; ;[.A45]/1000)" office:value-type="time" office:time-value="PT00H11M27.17S" calcext:value-type="time">
            <text:p>00:11:27</text:p>
          </table:table-cell>
          <table:table-cell office:value-type="float" office:value="1.26" calcext:value-type="float">
            <text:p>1.26</text:p>
          </table:table-cell>
          <table:table-cell office:value-type="float" office:value="250.7" calcext:value-type="float">
            <text:p>250.7</text:p>
          </table:table-cell>
          <table:table-cell office:value-type="float" office:value="316.15" calcext:value-type="float">
            <text:p>316.15</text:p>
          </table:table-cell>
          <table:table-cell office:value-type="float" office:value="48.34" calcext:value-type="float">
            <text:p>48.34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1">
          <table:table-cell office:value-type="float" office:value="703170" calcext:value-type="float">
            <text:p>703170</text:p>
          </table:table-cell>
          <table:table-cell table:formula="of:=TIME( ; ;[.A46]/1000)" office:value-type="time" office:time-value="PT00H11M43.17S" calcext:value-type="time">
            <text:p>00:11:43</text:p>
          </table:table-cell>
          <table:table-cell office:value-type="float" office:value="1.26" calcext:value-type="float">
            <text:p>1.26</text:p>
          </table:table-cell>
          <table:table-cell office:value-type="float" office:value="250.5" calcext:value-type="float">
            <text:p>250.5</text:p>
          </table:table-cell>
          <table:table-cell office:value-type="float" office:value="315.9" calcext:value-type="float">
            <text:p>315.9</text:p>
          </table:table-cell>
          <table:table-cell office:value-type="float" office:value="49.45" calcext:value-type="float">
            <text:p>49.45</text:p>
          </table:table-cell>
          <table:table-cell office:value-type="float" office:value="63.02" calcext:value-type="float">
            <text:p>63.02</text:p>
          </table:table-cell>
        </table:table-row>
        <table:table-row table:style-name="ro1">
          <table:table-cell office:value-type="float" office:value="719170" calcext:value-type="float">
            <text:p>719170</text:p>
          </table:table-cell>
          <table:table-cell table:formula="of:=TIME( ; ;[.A47]/1000)" office:value-type="time" office:time-value="PT00H11M59.17S" calcext:value-type="time">
            <text:p>00:11:59</text:p>
          </table:table-cell>
          <table:table-cell office:value-type="float" office:value="1.26" calcext:value-type="float">
            <text:p>1.26</text:p>
          </table:table-cell>
          <table:table-cell office:value-type="float" office:value="250.5" calcext:value-type="float">
            <text:p>250.5</text:p>
          </table:table-cell>
          <table:table-cell office:value-type="float" office:value="315.89" calcext:value-type="float">
            <text:p>315.89</text:p>
          </table:table-cell>
          <table:table-cell office:value-type="float" office:value="50.57" calcext:value-type="float">
            <text:p>50.57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float" office:value="735170" calcext:value-type="float">
            <text:p>735170</text:p>
          </table:table-cell>
          <table:table-cell table:formula="of:=TIME( ; ;[.A48]/1000)" office:value-type="time" office:time-value="PT00H12M15.17S" calcext:value-type="time">
            <text:p>00:12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office:value-type="float" office:value="51.68" calcext:value-type="float">
            <text:p>51.68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751170" calcext:value-type="float">
            <text:p>751170</text:p>
          </table:table-cell>
          <table:table-cell table:formula="of:=TIME( ; ;[.A49]/1000)" office:value-type="time" office:time-value="PT00H12M31.17S" calcext:value-type="time">
            <text:p>00:12:31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4.63" calcext:value-type="float">
            <text:p>314.63</text:p>
          </table:table-cell>
          <table:table-cell office:value-type="float" office:value="52.79" calcext:value-type="float">
            <text:p>52.79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office:value-type="float" office:value="767170" calcext:value-type="float">
            <text:p>767170</text:p>
          </table:table-cell>
          <table:table-cell table:formula="of:=TIME( ; ;[.A50]/1000)" office:value-type="time" office:time-value="PT00H12M47.17S" calcext:value-type="time">
            <text:p>00:12:47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4.51" calcext:value-type="float">
            <text:p>314.51</text:p>
          </table:table-cell>
          <table:table-cell office:value-type="float" office:value="53.91" calcext:value-type="float">
            <text:p>53.91</text:p>
          </table:table-cell>
          <table:table-cell office:value-type="float" office:value="68.64" calcext:value-type="float">
            <text:p>68.64</text:p>
          </table:table-cell>
        </table:table-row>
        <table:table-row table:style-name="ro1">
          <table:table-cell office:value-type="float" office:value="783170" calcext:value-type="float">
            <text:p>783170</text:p>
          </table:table-cell>
          <table:table-cell table:formula="of:=TIME( ; ;[.A51]/1000)" office:value-type="time" office:time-value="PT00H13M03.17S" calcext:value-type="time">
            <text:p>00:13:03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55.02" calcext:value-type="float">
            <text:p>55.02</text:p>
          </table:table-cell>
          <table:table-cell office:value-type="float" office:value="70.04" calcext:value-type="float">
            <text:p>70.04</text:p>
          </table:table-cell>
        </table:table-row>
        <table:table-row table:style-name="ro1">
          <table:table-cell office:value-type="float" office:value="799170" calcext:value-type="float">
            <text:p>799170</text:p>
          </table:table-cell>
          <table:table-cell table:formula="of:=TIME( ; ;[.A52]/1000)" office:value-type="time" office:time-value="PT00H13M19.17S" calcext:value-type="time">
            <text:p>00:13:19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6.13" calcext:value-type="float">
            <text:p>56.13</text:p>
          </table:table-cell>
          <table:table-cell office:value-type="float" office:value="71.43" calcext:value-type="float">
            <text:p>71.43</text:p>
          </table:table-cell>
        </table:table-row>
        <table:table-row table:style-name="ro1">
          <table:table-cell office:value-type="float" office:value="815170" calcext:value-type="float">
            <text:p>815170</text:p>
          </table:table-cell>
          <table:table-cell table:formula="of:=TIME( ; ;[.A53]/1000)" office:value-type="time" office:time-value="PT00H13M35.17S" calcext:value-type="time">
            <text:p>00:13:35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7.24" calcext:value-type="float">
            <text:p>57.24</text:p>
          </table:table-cell>
          <table:table-cell office:value-type="float" office:value="72.83" calcext:value-type="float">
            <text:p>72.83</text:p>
          </table:table-cell>
        </table:table-row>
        <table:table-row table:style-name="ro1">
          <table:table-cell office:value-type="float" office:value="831170" calcext:value-type="float">
            <text:p>831170</text:p>
          </table:table-cell>
          <table:table-cell table:formula="of:=TIME( ; ;[.A54]/1000)" office:value-type="time" office:time-value="PT00H13M51.17S" calcext:value-type="time">
            <text:p>00:13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58.35" calcext:value-type="float">
            <text:p>58.35</text:p>
          </table:table-cell>
          <table:table-cell office:value-type="float" office:value="74.23" calcext:value-type="float">
            <text:p>74.23</text:p>
          </table:table-cell>
        </table:table-row>
        <table:table-row table:style-name="ro1">
          <table:table-cell office:value-type="float" office:value="847170" calcext:value-type="float">
            <text:p>847170</text:p>
          </table:table-cell>
          <table:table-cell table:formula="of:=TIME( ; ;[.A55]/1000)" office:value-type="time" office:time-value="PT00H14M07.17S" calcext:value-type="time">
            <text:p>00:14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59.46" calcext:value-type="float">
            <text:p>59.46</text:p>
          </table:table-cell>
          <table:table-cell office:value-type="float" office:value="75.62" calcext:value-type="float">
            <text:p>75.62</text:p>
          </table:table-cell>
        </table:table-row>
        <table:table-row table:style-name="ro1">
          <table:table-cell office:value-type="float" office:value="863170" calcext:value-type="float">
            <text:p>863170</text:p>
          </table:table-cell>
          <table:table-cell table:formula="of:=TIME( ; ;[.A56]/1000)" office:value-type="time" office:time-value="PT00H14M23.17S" calcext:value-type="time">
            <text:p>00:14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60.57" calcext:value-type="float">
            <text:p>60.57</text:p>
          </table:table-cell>
          <table:table-cell office:value-type="float" office:value="77.02" calcext:value-type="float">
            <text:p>77.02</text:p>
          </table:table-cell>
        </table:table-row>
        <table:table-row table:style-name="ro1">
          <table:table-cell office:value-type="float" office:value="879170" calcext:value-type="float">
            <text:p>879170</text:p>
          </table:table-cell>
          <table:table-cell table:formula="of:=TIME( ; ;[.A57]/1000)" office:value-type="time" office:time-value="PT00H14M39.17S" calcext:value-type="time">
            <text:p>00:14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61.68" calcext:value-type="float">
            <text:p>61.68</text:p>
          </table:table-cell>
          <table:table-cell office:value-type="float" office:value="78.41" calcext:value-type="float">
            <text:p>78.41</text:p>
          </table:table-cell>
        </table:table-row>
        <table:table-row table:style-name="ro1">
          <table:table-cell office:value-type="float" office:value="895170" calcext:value-type="float">
            <text:p>895170</text:p>
          </table:table-cell>
          <table:table-cell table:formula="of:=TIME( ; ;[.A58]/1000)" office:value-type="time" office:time-value="PT00H14M55.17S" calcext:value-type="time">
            <text:p>00:14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62.79" calcext:value-type="float">
            <text:p>62.79</text:p>
          </table:table-cell>
          <table:table-cell office:value-type="float" office:value="79.81" calcext:value-type="float">
            <text:p>79.81</text:p>
          </table:table-cell>
        </table:table-row>
        <table:table-row table:style-name="ro1">
          <table:table-cell office:value-type="float" office:value="911170" calcext:value-type="float">
            <text:p>911170</text:p>
          </table:table-cell>
          <table:table-cell table:formula="of:=TIME( ; ;[.A59]/1000)" office:value-type="time" office:time-value="PT00H15M11.17S" calcext:value-type="time">
            <text:p>00:15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63.9" calcext:value-type="float">
            <text:p>63.9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927170" calcext:value-type="float">
            <text:p>927170</text:p>
          </table:table-cell>
          <table:table-cell table:formula="of:=TIME( ; ;[.A60]/1000)" office:value-type="time" office:time-value="PT00H15M27.17S" calcext:value-type="time">
            <text:p>00:1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65.01" calcext:value-type="float">
            <text:p>65.01</text:p>
          </table:table-cell>
          <table:table-cell office:value-type="float" office:value="82.59" calcext:value-type="float">
            <text:p>82.59</text:p>
          </table:table-cell>
        </table:table-row>
        <table:table-row table:style-name="ro1">
          <table:table-cell office:value-type="float" office:value="943170" calcext:value-type="float">
            <text:p>943170</text:p>
          </table:table-cell>
          <table:table-cell table:formula="of:=TIME( ; ;[.A61]/1000)" office:value-type="time" office:time-value="PT00H15M43.17S" calcext:value-type="time">
            <text:p>00:1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66.12" calcext:value-type="float">
            <text:p>66.12</text:p>
          </table:table-cell>
          <table:table-cell office:value-type="float" office:value="83.98" calcext:value-type="float">
            <text:p>83.98</text:p>
          </table:table-cell>
        </table:table-row>
        <table:table-row table:style-name="ro1">
          <table:table-cell office:value-type="float" office:value="959170" calcext:value-type="float">
            <text:p>959170</text:p>
          </table:table-cell>
          <table:table-cell table:formula="of:=TIME( ; ;[.A62]/1000)" office:value-type="time" office:time-value="PT00H15M59.17S" calcext:value-type="time">
            <text:p>00:15:59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67.22" calcext:value-type="float">
            <text:p>67.22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float" office:value="975170" calcext:value-type="float">
            <text:p>975170</text:p>
          </table:table-cell>
          <table:table-cell table:formula="of:=TIME( ; ;[.A63]/1000)" office:value-type="time" office:time-value="PT00H16M15.17S" calcext:value-type="time">
            <text:p>00:1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68.33" calcext:value-type="float">
            <text:p>68.33</text:p>
          </table:table-cell>
          <table:table-cell office:value-type="float" office:value="86.76" calcext:value-type="float">
            <text:p>86.76</text:p>
          </table:table-cell>
        </table:table-row>
        <table:table-row table:style-name="ro1">
          <table:table-cell office:value-type="float" office:value="991169" calcext:value-type="float">
            <text:p>991169</text:p>
          </table:table-cell>
          <table:table-cell table:formula="of:=TIME( ; ;[.A64]/1000)" office:value-type="time" office:time-value="PT00H16M31.169S" calcext:value-type="time">
            <text:p>00:16:31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69.44" calcext:value-type="float">
            <text:p>69.44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1007170" calcext:value-type="float">
            <text:p>1007170</text:p>
          </table:table-cell>
          <table:table-cell table:formula="of:=TIME( ; ;[.A65]/1000)" office:value-type="time" office:time-value="PT00H16M47.17S" calcext:value-type="time">
            <text:p>00:1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70.55" calcext:value-type="float">
            <text:p>70.55</text:p>
          </table:table-cell>
          <table:table-cell office:value-type="float" office:value="89.53" calcext:value-type="float">
            <text:p>89.53</text:p>
          </table:table-cell>
        </table:table-row>
        <table:table-row table:style-name="ro1">
          <table:table-cell office:value-type="float" office:value="1023170" calcext:value-type="float">
            <text:p>1023170</text:p>
          </table:table-cell>
          <table:table-cell table:formula="of:=TIME( ; ;[.A66]/1000)" office:value-type="time" office:time-value="PT00H17M03.17S" calcext:value-type="time">
            <text:p>00:1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5" calcext:value-type="float">
            <text:p>311.85</text:p>
          </table:table-cell>
          <table:table-cell office:value-type="float" office:value="71.65" calcext:value-type="float">
            <text:p>71.65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039170" calcext:value-type="float">
            <text:p>1039170</text:p>
          </table:table-cell>
          <table:table-cell table:formula="of:=TIME( ; ;[.A67]/1000)" office:value-type="time" office:time-value="PT00H17M19.17S" calcext:value-type="time">
            <text:p>00:1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72.76" calcext:value-type="float">
            <text:p>72.76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1055170" calcext:value-type="float">
            <text:p>1055170</text:p>
          </table:table-cell>
          <table:table-cell table:formula="of:=TIME( ; ;[.A68]/1000)" office:value-type="time" office:time-value="PT00H17M35.17S" calcext:value-type="time">
            <text:p>00:1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73.86" calcext:value-type="float">
            <text:p>73.86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office:value-type="float" office:value="1071170" calcext:value-type="float">
            <text:p>1071170</text:p>
          </table:table-cell>
          <table:table-cell table:formula="of:=TIME( ; ;[.A69]/1000)" office:value-type="time" office:time-value="PT00H17M51.17S" calcext:value-type="time">
            <text:p>00:1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1" calcext:value-type="float">
            <text:p>311.71</text:p>
          </table:table-cell>
          <table:table-cell office:value-type="float" office:value="74.97" calcext:value-type="float">
            <text:p>74.97</text:p>
          </table:table-cell>
          <table:table-cell office:value-type="float" office:value="95.07" calcext:value-type="float">
            <text:p>95.07</text:p>
          </table:table-cell>
        </table:table-row>
        <table:table-row table:style-name="ro1">
          <table:table-cell office:value-type="float" office:value="1087170" calcext:value-type="float">
            <text:p>1087170</text:p>
          </table:table-cell>
          <table:table-cell table:formula="of:=TIME( ; ;[.A70]/1000)" office:value-type="time" office:time-value="PT00H18M07.17S" calcext:value-type="time">
            <text:p>00:1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76.08" calcext:value-type="float">
            <text:p>76.08</text:p>
          </table:table-cell>
          <table:table-cell office:value-type="float" office:value="96.46" calcext:value-type="float">
            <text:p>96.46</text:p>
          </table:table-cell>
        </table:table-row>
        <table:table-row table:style-name="ro1">
          <table:table-cell office:value-type="float" office:value="1103170" calcext:value-type="float">
            <text:p>1103170</text:p>
          </table:table-cell>
          <table:table-cell table:formula="of:=TIME( ; ;[.A71]/1000)" office:value-type="time" office:time-value="PT00H18M23.17S" calcext:value-type="time">
            <text:p>00:1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77.18" calcext:value-type="float">
            <text:p>77.18</text:p>
          </table:table-cell>
          <table:table-cell office:value-type="float" office:value="97.84" calcext:value-type="float">
            <text:p>97.84</text:p>
          </table:table-cell>
        </table:table-row>
        <table:table-row table:style-name="ro1">
          <table:table-cell office:value-type="float" office:value="1119170" calcext:value-type="float">
            <text:p>1119170</text:p>
          </table:table-cell>
          <table:table-cell table:formula="of:=TIME( ; ;[.A72]/1000)" office:value-type="time" office:time-value="PT00H18M39.17S" calcext:value-type="time">
            <text:p>00:1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78.29" calcext:value-type="float">
            <text:p>78.29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float" office:value="1135170" calcext:value-type="float">
            <text:p>1135170</text:p>
          </table:table-cell>
          <table:table-cell table:formula="of:=TIME( ; ;[.A73]/1000)" office:value-type="time" office:time-value="PT00H18M55.17S" calcext:value-type="time">
            <text:p>00:1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79.39" calcext:value-type="float">
            <text:p>79.39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1151170" calcext:value-type="float">
            <text:p>1151170</text:p>
          </table:table-cell>
          <table:table-cell table:formula="of:=TIME( ; ;[.A74]/1000)" office:value-type="time" office:time-value="PT00H19M11.17S" calcext:value-type="time">
            <text:p>00:1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80.49" calcext:value-type="float">
            <text:p>80.49</text:p>
          </table:table-cell>
          <table:table-cell office:value-type="float" office:value="101.98" calcext:value-type="float">
            <text:p>101.98</text:p>
          </table:table-cell>
        </table:table-row>
        <table:table-row table:style-name="ro1">
          <table:table-cell office:value-type="float" office:value="1167170" calcext:value-type="float">
            <text:p>1167170</text:p>
          </table:table-cell>
          <table:table-cell table:formula="of:=TIME( ; ;[.A75]/1000)" office:value-type="time" office:time-value="PT00H19M27.17S" calcext:value-type="time">
            <text:p>00:1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81.6" calcext:value-type="float">
            <text:p>81.6</text:p>
          </table:table-cell>
          <table:table-cell office:value-type="float" office:value="103.36" calcext:value-type="float">
            <text:p>103.36</text:p>
          </table:table-cell>
        </table:table-row>
        <table:table-row table:style-name="ro1">
          <table:table-cell office:value-type="float" office:value="1183170" calcext:value-type="float">
            <text:p>1183170</text:p>
          </table:table-cell>
          <table:table-cell table:formula="of:=TIME( ; ;[.A76]/1000)" office:value-type="time" office:time-value="PT00H19M43.17S" calcext:value-type="time">
            <text:p>00:1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82.7" calcext:value-type="float">
            <text:p>82.7</text:p>
          </table:table-cell>
          <table:table-cell office:value-type="float" office:value="104.74" calcext:value-type="float">
            <text:p>104.74</text:p>
          </table:table-cell>
        </table:table-row>
        <table:table-row table:style-name="ro1">
          <table:table-cell office:value-type="float" office:value="1199170" calcext:value-type="float">
            <text:p>1199170</text:p>
          </table:table-cell>
          <table:table-cell table:formula="of:=TIME( ; ;[.A77]/1000)" office:value-type="time" office:time-value="PT00H19M59.17S" calcext:value-type="time">
            <text:p>00:1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83.8" calcext:value-type="float">
            <text:p>83.8</text:p>
          </table:table-cell>
          <table:table-cell office:value-type="float" office:value="106.12" calcext:value-type="float">
            <text:p>106.12</text:p>
          </table:table-cell>
        </table:table-row>
        <table:table-row table:style-name="ro1">
          <table:table-cell office:value-type="float" office:value="1215170" calcext:value-type="float">
            <text:p>1215170</text:p>
          </table:table-cell>
          <table:table-cell table:formula="of:=TIME( ; ;[.A78]/1000)" office:value-type="time" office:time-value="PT00H20M15.17S" calcext:value-type="time">
            <text:p>00:2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84.91" calcext:value-type="float">
            <text:p>84.91</text:p>
          </table:table-cell>
          <table:table-cell office:value-type="float" office:value="107.49" calcext:value-type="float">
            <text:p>107.49</text:p>
          </table:table-cell>
        </table:table-row>
        <table:table-row table:style-name="ro1">
          <table:table-cell office:value-type="float" office:value="1231170" calcext:value-type="float">
            <text:p>1231170</text:p>
          </table:table-cell>
          <table:table-cell table:formula="of:=TIME( ; ;[.A79]/1000)" office:value-type="time" office:time-value="PT00H20M31.17S" calcext:value-type="time">
            <text:p>00:2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86.01" calcext:value-type="float">
            <text:p>86.01</text:p>
          </table:table-cell>
          <table:table-cell office:value-type="float" office:value="108.87" calcext:value-type="float">
            <text:p>108.87</text:p>
          </table:table-cell>
        </table:table-row>
        <table:table-row table:style-name="ro1">
          <table:table-cell office:value-type="float" office:value="1247170" calcext:value-type="float">
            <text:p>1247170</text:p>
          </table:table-cell>
          <table:table-cell table:formula="of:=TIME( ; ;[.A80]/1000)" office:value-type="time" office:time-value="PT00H20M47.17S" calcext:value-type="time">
            <text:p>00:2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87.11" calcext:value-type="float">
            <text:p>87.11</text:p>
          </table:table-cell>
          <table:table-cell office:value-type="float" office:value="110.25" calcext:value-type="float">
            <text:p>110.25</text:p>
          </table:table-cell>
        </table:table-row>
        <table:table-row table:style-name="ro1">
          <table:table-cell office:value-type="float" office:value="1263170" calcext:value-type="float">
            <text:p>1263170</text:p>
          </table:table-cell>
          <table:table-cell table:formula="of:=TIME( ; ;[.A81]/1000)" office:value-type="time" office:time-value="PT00H21M03.17S" calcext:value-type="time">
            <text:p>00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9" calcext:value-type="float">
            <text:p>247.9</text:p>
          </table:table-cell>
          <table:table-cell office:value-type="float" office:value="308.58" calcext:value-type="float">
            <text:p>308.58</text:p>
          </table:table-cell>
          <table:table-cell office:value-type="float" office:value="88.21" calcext:value-type="float">
            <text:p>88.21</text:p>
          </table:table-cell>
          <table:table-cell office:value-type="float" office:value="111.62" calcext:value-type="float">
            <text:p>111.62</text:p>
          </table:table-cell>
        </table:table-row>
        <table:table-row table:style-name="ro1">
          <table:table-cell office:value-type="float" office:value="1279170" calcext:value-type="float">
            <text:p>1279170</text:p>
          </table:table-cell>
          <table:table-cell table:formula="of:=TIME( ; ;[.A82]/1000)" office:value-type="time" office:time-value="PT00H21M19.17S" calcext:value-type="time">
            <text:p>00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9" calcext:value-type="float">
            <text:p>247.9</text:p>
          </table:table-cell>
          <table:table-cell office:value-type="float" office:value="308.58" calcext:value-type="float">
            <text:p>308.58</text:p>
          </table:table-cell>
          <table:table-cell office:value-type="float" office:value="89.32" calcext:value-type="float">
            <text:p>89.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95170" calcext:value-type="float">
            <text:p>1295170</text:p>
          </table:table-cell>
          <table:table-cell table:formula="of:=TIME( ; ;[.A83]/1000)" office:value-type="time" office:time-value="PT00H21M35.17S" calcext:value-type="time">
            <text:p>00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6" calcext:value-type="float">
            <text:p>308.46</text:p>
          </table:table-cell>
          <table:table-cell office:value-type="float" office:value="90.42" calcext:value-type="float">
            <text:p>90.42</text:p>
          </table:table-cell>
          <table:table-cell office:value-type="float" office:value="114.37" calcext:value-type="float">
            <text:p>114.37</text:p>
          </table:table-cell>
        </table:table-row>
        <table:table-row table:style-name="ro1">
          <table:table-cell office:value-type="float" office:value="1311170" calcext:value-type="float">
            <text:p>1311170</text:p>
          </table:table-cell>
          <table:table-cell table:formula="of:=TIME( ; ;[.A84]/1000)" office:value-type="time" office:time-value="PT00H21M51.17S" calcext:value-type="time">
            <text:p>00:2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91.52" calcext:value-type="float">
            <text:p>91.52</text:p>
          </table:table-cell>
          <table:table-cell office:value-type="float" office:value="115.74" calcext:value-type="float">
            <text:p>115.74</text:p>
          </table:table-cell>
        </table:table-row>
        <table:table-row table:style-name="ro1">
          <table:table-cell office:value-type="float" office:value="1327170" calcext:value-type="float">
            <text:p>1327170</text:p>
          </table:table-cell>
          <table:table-cell table:formula="of:=TIME( ; ;[.A85]/1000)" office:value-type="time" office:time-value="PT00H22M07.17S" calcext:value-type="time">
            <text:p>00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92.62" calcext:value-type="float">
            <text:p>92.62</text:p>
          </table:table-cell>
          <table:table-cell office:value-type="float" office:value="117.11" calcext:value-type="float">
            <text:p>117.11</text:p>
          </table:table-cell>
        </table:table-row>
        <table:table-row table:style-name="ro1">
          <table:table-cell office:value-type="float" office:value="1343170" calcext:value-type="float">
            <text:p>1343170</text:p>
          </table:table-cell>
          <table:table-cell table:formula="of:=TIME( ; ;[.A86]/1000)" office:value-type="time" office:time-value="PT00H22M23.17S" calcext:value-type="time">
            <text:p>00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93.72" calcext:value-type="float">
            <text:p>93.72</text:p>
          </table:table-cell>
          <table:table-cell office:value-type="float" office:value="118.49" calcext:value-type="float">
            <text:p>118.49</text:p>
          </table:table-cell>
        </table:table-row>
        <table:table-row table:style-name="ro1">
          <table:table-cell office:value-type="float" office:value="1359170" calcext:value-type="float">
            <text:p>1359170</text:p>
          </table:table-cell>
          <table:table-cell table:formula="of:=TIME( ; ;[.A87]/1000)" office:value-type="time" office:time-value="PT00H22M39.17S" calcext:value-type="time">
            <text:p>00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94.82" calcext:value-type="float">
            <text:p>94.82</text:p>
          </table:table-cell>
          <table:table-cell office:value-type="float" office:value="119.86" calcext:value-type="float">
            <text:p>119.86</text:p>
          </table:table-cell>
        </table:table-row>
        <table:table-row table:style-name="ro1">
          <table:table-cell office:value-type="float" office:value="1375170" calcext:value-type="float">
            <text:p>1375170</text:p>
          </table:table-cell>
          <table:table-cell table:formula="of:=TIME( ; ;[.A88]/1000)" office:value-type="time" office:time-value="PT00H22M55.17S" calcext:value-type="time">
            <text:p>00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95.92" calcext:value-type="float">
            <text:p>95.92</text:p>
          </table:table-cell>
          <table:table-cell office:value-type="float" office:value="121.22" calcext:value-type="float">
            <text:p>121.22</text:p>
          </table:table-cell>
        </table:table-row>
        <table:table-row table:style-name="ro1">
          <table:table-cell office:value-type="float" office:value="1391170" calcext:value-type="float">
            <text:p>1391170</text:p>
          </table:table-cell>
          <table:table-cell table:formula="of:=TIME( ; ;[.A89]/1000)" office:value-type="time" office:time-value="PT00H23M11.17S" calcext:value-type="time">
            <text:p>00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97.02" calcext:value-type="float">
            <text:p>97.02</text:p>
          </table:table-cell>
          <table:table-cell office:value-type="float" office:value="122.59" calcext:value-type="float">
            <text:p>122.59</text:p>
          </table:table-cell>
        </table:table-row>
        <table:table-row table:style-name="ro1">
          <table:table-cell office:value-type="float" office:value="1407170" calcext:value-type="float">
            <text:p>1407170</text:p>
          </table:table-cell>
          <table:table-cell table:formula="of:=TIME( ; ;[.A90]/1000)" office:value-type="time" office:time-value="PT00H23M27.17S" calcext:value-type="time">
            <text:p>00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98.12" calcext:value-type="float">
            <text:p>98.12</text:p>
          </table:table-cell>
          <table:table-cell office:value-type="float" office:value="123.96" calcext:value-type="float">
            <text:p>123.96</text:p>
          </table:table-cell>
        </table:table-row>
        <table:table-row table:style-name="ro1">
          <table:table-cell office:value-type="float" office:value="1423170" calcext:value-type="float">
            <text:p>1423170</text:p>
          </table:table-cell>
          <table:table-cell table:formula="of:=TIME( ; ;[.A91]/1000)" office:value-type="time" office:time-value="PT00H23M43.17S" calcext:value-type="time">
            <text:p>00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99.22" calcext:value-type="float">
            <text:p>99.22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1439170" calcext:value-type="float">
            <text:p>1439170</text:p>
          </table:table-cell>
          <table:table-cell table:formula="of:=TIME( ; ;[.A92]/1000)" office:value-type="time" office:time-value="PT00H23M59.17S" calcext:value-type="time">
            <text:p>00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100.32" calcext:value-type="float">
            <text:p>100.32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float" office:value="1455170" calcext:value-type="float">
            <text:p>1455170</text:p>
          </table:table-cell>
          <table:table-cell table:formula="of:=TIME( ; ;[.A93]/1000)" office:value-type="time" office:time-value="PT00H24M15.17S" calcext:value-type="time">
            <text:p>00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101.42" calcext:value-type="float">
            <text:p>101.42</text:p>
          </table:table-cell>
          <table:table-cell office:value-type="float" office:value="128.07" calcext:value-type="float">
            <text:p>128.07</text:p>
          </table:table-cell>
        </table:table-row>
        <table:table-row table:style-name="ro1">
          <table:table-cell office:value-type="float" office:value="1471170" calcext:value-type="float">
            <text:p>1471170</text:p>
          </table:table-cell>
          <table:table-cell table:formula="of:=TIME( ; ;[.A94]/1000)" office:value-type="time" office:time-value="PT00H24M31.17S" calcext:value-type="time">
            <text:p>00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102.52" calcext:value-type="float">
            <text:p>102.52</text:p>
          </table:table-cell>
          <table:table-cell office:value-type="float" office:value="129.43" calcext:value-type="float">
            <text:p>129.43</text:p>
          </table:table-cell>
        </table:table-row>
        <table:table-row table:style-name="ro1">
          <table:table-cell office:value-type="float" office:value="1487170" calcext:value-type="float">
            <text:p>1487170</text:p>
          </table:table-cell>
          <table:table-cell table:formula="of:=TIME( ; ;[.A95]/1000)" office:value-type="time" office:time-value="PT00H24M47.17S" calcext:value-type="time">
            <text:p>00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6.58" calcext:value-type="float">
            <text:p>306.58</text:p>
          </table:table-cell>
          <table:table-cell office:value-type="float" office:value="103.62" calcext:value-type="float">
            <text:p>103.62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1">
          <table:table-cell office:value-type="float" office:value="1503170" calcext:value-type="float">
            <text:p>1503170</text:p>
          </table:table-cell>
          <table:table-cell table:formula="of:=TIME( ; ;[.A96]/1000)" office:value-type="time" office:time-value="PT00H25M03.17S" calcext:value-type="time">
            <text:p>00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32.17" calcext:value-type="float">
            <text:p>132.17</text:p>
          </table:table-cell>
        </table:table-row>
        <table:table-row table:style-name="ro1">
          <table:table-cell office:value-type="float" office:value="1519170" calcext:value-type="float">
            <text:p>1519170</text:p>
          </table:table-cell>
          <table:table-cell table:formula="of:=TIME( ; ;[.A97]/1000)" office:value-type="time" office:time-value="PT00H25M19.17S" calcext:value-type="time">
            <text:p>00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105.81" calcext:value-type="float">
            <text:p>105.81</text:p>
          </table:table-cell>
          <table:table-cell office:value-type="float" office:value="133.53" calcext:value-type="float">
            <text:p>133.53</text:p>
          </table:table-cell>
        </table:table-row>
        <table:table-row table:style-name="ro1">
          <table:table-cell office:value-type="float" office:value="1535170" calcext:value-type="float">
            <text:p>1535170</text:p>
          </table:table-cell>
          <table:table-cell table:formula="of:=TIME( ; ;[.A98]/1000)" office:value-type="time" office:time-value="PT00H25M35.17S" calcext:value-type="time">
            <text:p>00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34.89" calcext:value-type="float">
            <text:p>134.89</text:p>
          </table:table-cell>
        </table:table-row>
        <table:table-row table:style-name="ro1">
          <table:table-cell office:value-type="float" office:value="1551170" calcext:value-type="float">
            <text:p>1551170</text:p>
          </table:table-cell>
          <table:table-cell table:formula="of:=TIME( ; ;[.A99]/1000)" office:value-type="time" office:time-value="PT00H25M51.17S" calcext:value-type="time">
            <text:p>00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08.01" calcext:value-type="float">
            <text:p>108.01</text:p>
          </table:table-cell>
          <table:table-cell office:value-type="float" office:value="136.25" calcext:value-type="float">
            <text:p>136.25</text:p>
          </table:table-cell>
        </table:table-row>
        <table:table-row table:style-name="ro1">
          <table:table-cell office:value-type="float" office:value="1567170" calcext:value-type="float">
            <text:p>1567170</text:p>
          </table:table-cell>
          <table:table-cell table:formula="of:=TIME( ; ;[.A100]/1000)" office:value-type="time" office:time-value="PT00H26M07.17S" calcext:value-type="time">
            <text:p>00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09.1" calcext:value-type="float">
            <text:p>109.1</text:p>
          </table:table-cell>
          <table:table-cell office:value-type="float" office:value="137.61" calcext:value-type="float">
            <text:p>137.61</text:p>
          </table:table-cell>
        </table:table-row>
        <table:table-row table:style-name="ro1">
          <table:table-cell office:value-type="float" office:value="1583170" calcext:value-type="float">
            <text:p>1583170</text:p>
          </table:table-cell>
          <table:table-cell table:formula="of:=TIME( ; ;[.A101]/1000)" office:value-type="time" office:time-value="PT00H26M23.17S" calcext:value-type="time">
            <text:p>00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10.2" calcext:value-type="float">
            <text:p>110.2</text:p>
          </table:table-cell>
          <table:table-cell office:value-type="float" office:value="138.98" calcext:value-type="float">
            <text:p>138.98</text:p>
          </table:table-cell>
        </table:table-row>
        <table:table-row table:style-name="ro1">
          <table:table-cell office:value-type="float" office:value="1599170" calcext:value-type="float">
            <text:p>1599170</text:p>
          </table:table-cell>
          <table:table-cell table:formula="of:=TIME( ; ;[.A102]/1000)" office:value-type="time" office:time-value="PT00H26M39.17S" calcext:value-type="time">
            <text:p>00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11.3" calcext:value-type="float">
            <text:p>111.3</text:p>
          </table:table-cell>
          <table:table-cell office:value-type="float" office:value="140.34" calcext:value-type="float">
            <text:p>140.34</text:p>
          </table:table-cell>
        </table:table-row>
        <table:table-row table:style-name="ro1">
          <table:table-cell office:value-type="float" office:value="1615170" calcext:value-type="float">
            <text:p>1615170</text:p>
          </table:table-cell>
          <table:table-cell table:formula="of:=TIME( ; ;[.A103]/1000)" office:value-type="time" office:time-value="PT00H26M55.17S" calcext:value-type="time">
            <text:p>00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12.39" calcext:value-type="float">
            <text:p>112.39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float" office:value="1631170" calcext:value-type="float">
            <text:p>1631170</text:p>
          </table:table-cell>
          <table:table-cell table:formula="of:=TIME( ; ;[.A104]/1000)" office:value-type="time" office:time-value="PT00H27M11.17S" calcext:value-type="time">
            <text:p>00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113.49" calcext:value-type="float">
            <text:p>113.49</text:p>
          </table:table-cell>
          <table:table-cell office:value-type="float" office:value="143.06" calcext:value-type="float">
            <text:p>143.06</text:p>
          </table:table-cell>
        </table:table-row>
        <table:table-row table:style-name="ro1">
          <table:table-cell office:value-type="float" office:value="1647170" calcext:value-type="float">
            <text:p>1647170</text:p>
          </table:table-cell>
          <table:table-cell table:formula="of:=TIME( ; ;[.A105]/1000)" office:value-type="time" office:time-value="PT00H27M27.17S" calcext:value-type="time">
            <text:p>00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14.59" calcext:value-type="float">
            <text:p>114.59</text:p>
          </table:table-cell>
          <table:table-cell office:value-type="float" office:value="144.42" calcext:value-type="float">
            <text:p>144.42</text:p>
          </table:table-cell>
        </table:table-row>
        <table:table-row table:style-name="ro1">
          <table:table-cell office:value-type="float" office:value="1663170" calcext:value-type="float">
            <text:p>1663170</text:p>
          </table:table-cell>
          <table:table-cell table:formula="of:=TIME( ; ;[.A106]/1000)" office:value-type="time" office:time-value="PT00H27M43.17S" calcext:value-type="time">
            <text:p>00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15.68" calcext:value-type="float">
            <text:p>115.68</text:p>
          </table:table-cell>
          <table:table-cell office:value-type="float" office:value="145.78" calcext:value-type="float">
            <text:p>145.78</text:p>
          </table:table-cell>
        </table:table-row>
        <table:table-row table:style-name="ro1">
          <table:table-cell office:value-type="float" office:value="1679170" calcext:value-type="float">
            <text:p>1679170</text:p>
          </table:table-cell>
          <table:table-cell table:formula="of:=TIME( ; ;[.A107]/1000)" office:value-type="time" office:time-value="PT00H27M59.17S" calcext:value-type="time">
            <text:p>00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16.78" calcext:value-type="float">
            <text:p>116.78</text:p>
          </table:table-cell>
          <table:table-cell office:value-type="float" office:value="147.14" calcext:value-type="float">
            <text:p>147.14</text:p>
          </table:table-cell>
        </table:table-row>
        <table:table-row table:style-name="ro1">
          <table:table-cell office:value-type="float" office:value="1695170" calcext:value-type="float">
            <text:p>1695170</text:p>
          </table:table-cell>
          <table:table-cell table:formula="of:=TIME( ; ;[.A108]/1000)" office:value-type="time" office:time-value="PT00H28M15.17S" calcext:value-type="time">
            <text:p>00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4.71" calcext:value-type="float">
            <text:p>304.71</text:p>
          </table:table-cell>
          <table:table-cell office:value-type="float" office:value="117.87" calcext:value-type="float">
            <text:p>117.87</text:p>
          </table:table-cell>
          <table:table-cell office:value-type="float" office:value="148.49" calcext:value-type="float">
            <text:p>148.49</text:p>
          </table:table-cell>
        </table:table-row>
        <table:table-row table:style-name="ro1">
          <table:table-cell office:value-type="float" office:value="1711170" calcext:value-type="float">
            <text:p>1711170</text:p>
          </table:table-cell>
          <table:table-cell table:formula="of:=TIME( ; ;[.A109]/1000)" office:value-type="time" office:time-value="PT00H28M31.17S" calcext:value-type="time">
            <text:p>00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18.97" calcext:value-type="float">
            <text:p>118.97</text:p>
          </table:table-cell>
          <table:table-cell office:value-type="float" office:value="149.85" calcext:value-type="float">
            <text:p>149.85</text:p>
          </table:table-cell>
        </table:table-row>
        <table:table-row table:style-name="ro1">
          <table:table-cell office:value-type="float" office:value="1727170" calcext:value-type="float">
            <text:p>1727170</text:p>
          </table:table-cell>
          <table:table-cell table:formula="of:=TIME( ; ;[.A110]/1000)" office:value-type="time" office:time-value="PT00H28M47.17S" calcext:value-type="time">
            <text:p>00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120.06" calcext:value-type="float">
            <text:p>120.06</text:p>
          </table:table-cell>
          <table:table-cell office:value-type="float" office:value="151.21" calcext:value-type="float">
            <text:p>151.21</text:p>
          </table:table-cell>
        </table:table-row>
        <table:table-row table:style-name="ro1">
          <table:table-cell office:value-type="float" office:value="1743170" calcext:value-type="float">
            <text:p>1743170</text:p>
          </table:table-cell>
          <table:table-cell table:formula="of:=TIME( ; ;[.A111]/1000)" office:value-type="time" office:time-value="PT00H29M03.17S" calcext:value-type="time">
            <text:p>00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121.16" calcext:value-type="float">
            <text:p>121.16</text:p>
          </table:table-cell>
          <table:table-cell office:value-type="float" office:value="152.56" calcext:value-type="float">
            <text:p>152.56</text:p>
          </table:table-cell>
        </table:table-row>
        <table:table-row table:style-name="ro1">
          <table:table-cell office:value-type="float" office:value="1759170" calcext:value-type="float">
            <text:p>1759170</text:p>
          </table:table-cell>
          <table:table-cell table:formula="of:=TIME( ; ;[.A112]/1000)" office:value-type="time" office:time-value="PT00H29M19.17S" calcext:value-type="time">
            <text:p>00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22.25" calcext:value-type="float">
            <text:p>122.25</text:p>
          </table:table-cell>
          <table:table-cell office:value-type="float" office:value="153.92" calcext:value-type="float">
            <text:p>153.92</text:p>
          </table:table-cell>
        </table:table-row>
        <table:table-row table:style-name="ro1">
          <table:table-cell office:value-type="float" office:value="1775170" calcext:value-type="float">
            <text:p>1775170</text:p>
          </table:table-cell>
          <table:table-cell table:formula="of:=TIME( ; ;[.A113]/1000)" office:value-type="time" office:time-value="PT00H29M35.17S" calcext:value-type="time">
            <text:p>00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5" calcext:value-type="float">
            <text:p>304.45</text:p>
          </table:table-cell>
          <table:table-cell office:value-type="float" office:value="123.35" calcext:value-type="float">
            <text:p>123.35</text:p>
          </table:table-cell>
          <table:table-cell office:value-type="float" office:value="155.27" calcext:value-type="float">
            <text:p>155.27</text:p>
          </table:table-cell>
        </table:table-row>
        <table:table-row table:style-name="ro1">
          <table:table-cell office:value-type="float" office:value="1791170" calcext:value-type="float">
            <text:p>1791170</text:p>
          </table:table-cell>
          <table:table-cell table:formula="of:=TIME( ; ;[.A114]/1000)" office:value-type="time" office:time-value="PT00H29M51.17S" calcext:value-type="time">
            <text:p>00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24.44" calcext:value-type="float">
            <text:p>124.44</text:p>
          </table:table-cell>
          <table:table-cell office:value-type="float" office:value="156.63" calcext:value-type="float">
            <text:p>156.63</text:p>
          </table:table-cell>
        </table:table-row>
        <table:table-row table:style-name="ro1">
          <table:table-cell office:value-type="float" office:value="1807170" calcext:value-type="float">
            <text:p>1807170</text:p>
          </table:table-cell>
          <table:table-cell table:formula="of:=TIME( ; ;[.A115]/1000)" office:value-type="time" office:time-value="PT00H30M07.17S" calcext:value-type="time">
            <text:p>00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125.53" calcext:value-type="float">
            <text:p>125.53</text:p>
          </table:table-cell>
          <table:table-cell office:value-type="float" office:value="157.98" calcext:value-type="float">
            <text:p>157.98</text:p>
          </table:table-cell>
        </table:table-row>
        <table:table-row table:style-name="ro1">
          <table:table-cell office:value-type="float" office:value="1823170" calcext:value-type="float">
            <text:p>1823170</text:p>
          </table:table-cell>
          <table:table-cell table:formula="of:=TIME( ; ;[.A116]/1000)" office:value-type="time" office:time-value="PT00H30M23.17S" calcext:value-type="time">
            <text:p>00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126.63" calcext:value-type="float">
            <text:p>126.63</text:p>
          </table:table-cell>
          <table:table-cell office:value-type="float" office:value="159.33" calcext:value-type="float">
            <text:p>159.33</text:p>
          </table:table-cell>
        </table:table-row>
        <table:table-row table:style-name="ro1">
          <table:table-cell office:value-type="float" office:value="1839170" calcext:value-type="float">
            <text:p>1839170</text:p>
          </table:table-cell>
          <table:table-cell table:formula="of:=TIME( ; ;[.A117]/1000)" office:value-type="time" office:time-value="PT00H30M39.17S" calcext:value-type="time">
            <text:p>00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127.72" calcext:value-type="float">
            <text:p>127.72</text:p>
          </table:table-cell>
          <table:table-cell office:value-type="float" office:value="160.69" calcext:value-type="float">
            <text:p>160.69</text:p>
          </table:table-cell>
        </table:table-row>
        <table:table-row table:style-name="ro1">
          <table:table-cell office:value-type="float" office:value="1855170" calcext:value-type="float">
            <text:p>1855170</text:p>
          </table:table-cell>
          <table:table-cell table:formula="of:=TIME( ; ;[.A118]/1000)" office:value-type="time" office:time-value="PT00H30M55.17S" calcext:value-type="time">
            <text:p>00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128.81" calcext:value-type="float">
            <text:p>128.81</text:p>
          </table:table-cell>
          <table:table-cell office:value-type="float" office:value="162.04" calcext:value-type="float">
            <text:p>162.04</text:p>
          </table:table-cell>
        </table:table-row>
        <table:table-row table:style-name="ro1">
          <table:table-cell office:value-type="float" office:value="1871170" calcext:value-type="float">
            <text:p>1871170</text:p>
          </table:table-cell>
          <table:table-cell table:formula="of:=TIME( ; ;[.A119]/1000)" office:value-type="time" office:time-value="PT00H31M11.17S" calcext:value-type="time">
            <text:p>00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129.9" calcext:value-type="float">
            <text:p>129.9</text:p>
          </table:table-cell>
          <table:table-cell office:value-type="float" office:value="163.39" calcext:value-type="float">
            <text:p>163.39</text:p>
          </table:table-cell>
        </table:table-row>
        <table:table-row table:style-name="ro1">
          <table:table-cell office:value-type="float" office:value="1887170" calcext:value-type="float">
            <text:p>1887170</text:p>
          </table:table-cell>
          <table:table-cell table:formula="of:=TIME( ; ;[.A120]/1000)" office:value-type="time" office:time-value="PT00H31M27.17S" calcext:value-type="time">
            <text:p>00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131" calcext:value-type="float">
            <text:p>131</text:p>
          </table:table-cell>
          <table:table-cell office:value-type="float" office:value="164.74" calcext:value-type="float">
            <text:p>164.74</text:p>
          </table:table-cell>
        </table:table-row>
        <table:table-row table:style-name="ro1">
          <table:table-cell office:value-type="float" office:value="1903170" calcext:value-type="float">
            <text:p>1903170</text:p>
          </table:table-cell>
          <table:table-cell table:formula="of:=TIME( ; ;[.A121]/1000)" office:value-type="time" office:time-value="PT00H31M43.17S" calcext:value-type="time">
            <text:p>00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132.09" calcext:value-type="float">
            <text:p>132.09</text:p>
          </table:table-cell>
          <table:table-cell office:value-type="float" office:value="166.09" calcext:value-type="float">
            <text:p>166.09</text:p>
          </table:table-cell>
        </table:table-row>
        <table:table-row table:style-name="ro1">
          <table:table-cell office:value-type="float" office:value="1919170" calcext:value-type="float">
            <text:p>1919170</text:p>
          </table:table-cell>
          <table:table-cell table:formula="of:=TIME( ; ;[.A122]/1000)" office:value-type="time" office:time-value="PT00H31M59.17S" calcext:value-type="time">
            <text:p>00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2" calcext:value-type="float">
            <text:p>303.82</text:p>
          </table:table-cell>
          <table:table-cell office:value-type="float" office:value="133.18" calcext:value-type="float">
            <text:p>133.18</text:p>
          </table:table-cell>
          <table:table-cell office:value-type="float" office:value="167.44" calcext:value-type="float">
            <text:p>167.44</text:p>
          </table:table-cell>
        </table:table-row>
        <table:table-row table:style-name="ro1">
          <table:table-cell office:value-type="float" office:value="1935170" calcext:value-type="float">
            <text:p>1935170</text:p>
          </table:table-cell>
          <table:table-cell table:formula="of:=TIME( ; ;[.A123]/1000)" office:value-type="time" office:time-value="PT00H32M15.17S" calcext:value-type="time">
            <text:p>00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134.27" calcext:value-type="float">
            <text:p>134.27</text:p>
          </table:table-cell>
          <table:table-cell office:value-type="float" office:value="168.79" calcext:value-type="float">
            <text:p>168.79</text:p>
          </table:table-cell>
        </table:table-row>
        <table:table-row table:style-name="ro1">
          <table:table-cell office:value-type="float" office:value="1951170" calcext:value-type="float">
            <text:p>1951170</text:p>
          </table:table-cell>
          <table:table-cell table:formula="of:=TIME( ; ;[.A124]/1000)" office:value-type="time" office:time-value="PT00H32M31.17S" calcext:value-type="time">
            <text:p>00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135.37" calcext:value-type="float">
            <text:p>135.37</text:p>
          </table:table-cell>
          <table:table-cell office:value-type="float" office:value="170.14" calcext:value-type="float">
            <text:p>170.14</text:p>
          </table:table-cell>
        </table:table-row>
        <table:table-row table:style-name="ro1">
          <table:table-cell office:value-type="float" office:value="1967170" calcext:value-type="float">
            <text:p>1967170</text:p>
          </table:table-cell>
          <table:table-cell table:formula="of:=TIME( ; ;[.A125]/1000)" office:value-type="time" office:time-value="PT00H32M47.17S" calcext:value-type="time">
            <text:p>00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5.6" calcext:value-type="float">
            <text:p>245.6</text:p>
          </table:table-cell>
          <table:table-cell office:value-type="float" office:value="302.72" calcext:value-type="float">
            <text:p>302.72</text:p>
          </table:table-cell>
          <table:table-cell office:value-type="float" office:value="136.46" calcext:value-type="float">
            <text:p>136.46</text:p>
          </table:table-cell>
          <table:table-cell office:value-type="float" office:value="171.49" calcext:value-type="float">
            <text:p>171.49</text:p>
          </table:table-cell>
        </table:table-row>
        <table:table-row table:style-name="ro1">
          <table:table-cell office:value-type="float" office:value="1983170" calcext:value-type="float">
            <text:p>1983170</text:p>
          </table:table-cell>
          <table:table-cell table:formula="of:=TIME( ; ;[.A126]/1000)" office:value-type="time" office:time-value="PT00H33M03.17S" calcext:value-type="time">
            <text:p>00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137.55" calcext:value-type="float">
            <text:p>137.55</text:p>
          </table:table-cell>
          <table:table-cell office:value-type="float" office:value="172.84" calcext:value-type="float">
            <text:p>172.84</text:p>
          </table:table-cell>
        </table:table-row>
        <table:table-row table:style-name="ro1">
          <table:table-cell office:value-type="float" office:value="1999170" calcext:value-type="float">
            <text:p>1999170</text:p>
          </table:table-cell>
          <table:table-cell table:formula="of:=TIME( ; ;[.A127]/1000)" office:value-type="time" office:time-value="PT00H33M19.17S" calcext:value-type="time">
            <text:p>00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138.64" calcext:value-type="float">
            <text:p>138.64</text:p>
          </table:table-cell>
          <table:table-cell office:value-type="float" office:value="174.18" calcext:value-type="float">
            <text:p>174.18</text:p>
          </table:table-cell>
        </table:table-row>
        <table:table-row table:style-name="ro1">
          <table:table-cell office:value-type="float" office:value="2015170" calcext:value-type="float">
            <text:p>2015170</text:p>
          </table:table-cell>
          <table:table-cell table:formula="of:=TIME( ; ;[.A128]/1000)" office:value-type="time" office:time-value="PT00H33M35.17S" calcext:value-type="time">
            <text:p>00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139.73" calcext:value-type="float">
            <text:p>139.73</text:p>
          </table:table-cell>
          <table:table-cell office:value-type="float" office:value="175.53" calcext:value-type="float">
            <text:p>175.53</text:p>
          </table:table-cell>
        </table:table-row>
        <table:table-row table:style-name="ro1">
          <table:table-cell office:value-type="float" office:value="2031170" calcext:value-type="float">
            <text:p>2031170</text:p>
          </table:table-cell>
          <table:table-cell table:formula="of:=TIME( ; ;[.A129]/1000)" office:value-type="time" office:time-value="PT00H33M51.17S" calcext:value-type="time">
            <text:p>00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140.82" calcext:value-type="float">
            <text:p>140.82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2047170" calcext:value-type="float">
            <text:p>2047170</text:p>
          </table:table-cell>
          <table:table-cell table:formula="of:=TIME( ; ;[.A130]/1000)" office:value-type="time" office:time-value="PT00H34M07.17S" calcext:value-type="time">
            <text:p>00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141.91" calcext:value-type="float">
            <text:p>141.91</text:p>
          </table:table-cell>
          <table:table-cell office:value-type="float" office:value="178.22" calcext:value-type="float">
            <text:p>178.22</text:p>
          </table:table-cell>
        </table:table-row>
        <table:table-row table:style-name="ro1">
          <table:table-cell office:value-type="float" office:value="2063170" calcext:value-type="float">
            <text:p>2063170</text:p>
          </table:table-cell>
          <table:table-cell table:formula="of:=TIME( ; ;[.A131]/1000)" office:value-type="time" office:time-value="PT00H34M23.17S" calcext:value-type="time">
            <text:p>00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143" calcext:value-type="float">
            <text:p>143</text:p>
          </table:table-cell>
          <table:table-cell office:value-type="float" office:value="179.56" calcext:value-type="float">
            <text:p>179.56</text:p>
          </table:table-cell>
        </table:table-row>
        <table:table-row table:style-name="ro1">
          <table:table-cell office:value-type="float" office:value="2079170" calcext:value-type="float">
            <text:p>2079170</text:p>
          </table:table-cell>
          <table:table-cell table:formula="of:=TIME( ; ;[.A132]/1000)" office:value-type="time" office:time-value="PT00H34M39.17S" calcext:value-type="time">
            <text:p>00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144.09" calcext:value-type="float">
            <text:p>144.09</text:p>
          </table:table-cell>
          <table:table-cell office:value-type="float" office:value="180.91" calcext:value-type="float">
            <text:p>180.91</text:p>
          </table:table-cell>
        </table:table-row>
        <table:table-row table:style-name="ro1">
          <table:table-cell office:value-type="float" office:value="2095170" calcext:value-type="float">
            <text:p>2095170</text:p>
          </table:table-cell>
          <table:table-cell table:formula="of:=TIME( ; ;[.A133]/1000)" office:value-type="time" office:time-value="PT00H34M55.17S" calcext:value-type="time">
            <text:p>00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145.18" calcext:value-type="float">
            <text:p>145.18</text:p>
          </table:table-cell>
          <table:table-cell office:value-type="float" office:value="182.25" calcext:value-type="float">
            <text:p>182.25</text:p>
          </table:table-cell>
        </table:table-row>
        <table:table-row table:style-name="ro1">
          <table:table-cell office:value-type="float" office:value="2111170" calcext:value-type="float">
            <text:p>2111170</text:p>
          </table:table-cell>
          <table:table-cell table:formula="of:=TIME( ; ;[.A134]/1000)" office:value-type="time" office:time-value="PT00H35M11.17S" calcext:value-type="time">
            <text:p>00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146.27" calcext:value-type="float">
            <text:p>146.27</text:p>
          </table:table-cell>
          <table:table-cell office:value-type="float" office:value="183.59" calcext:value-type="float">
            <text:p>183.59</text:p>
          </table:table-cell>
        </table:table-row>
        <table:table-row table:style-name="ro1">
          <table:table-cell office:value-type="float" office:value="2127170" calcext:value-type="float">
            <text:p>2127170</text:p>
          </table:table-cell>
          <table:table-cell table:formula="of:=TIME( ; ;[.A135]/1000)" office:value-type="time" office:time-value="PT00H35M27.17S" calcext:value-type="time">
            <text:p>00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147.36" calcext:value-type="float">
            <text:p>147.36</text:p>
          </table:table-cell>
          <table:table-cell office:value-type="float" office:value="184.94" calcext:value-type="float">
            <text:p>184.94</text:p>
          </table:table-cell>
        </table:table-row>
        <table:table-row table:style-name="ro1">
          <table:table-cell office:value-type="float" office:value="2143170" calcext:value-type="float">
            <text:p>2143170</text:p>
          </table:table-cell>
          <table:table-cell table:formula="of:=TIME( ; ;[.A136]/1000)" office:value-type="time" office:time-value="PT00H35M43.17S" calcext:value-type="time">
            <text:p>00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148.45" calcext:value-type="float">
            <text:p>148.45</text:p>
          </table:table-cell>
          <table:table-cell office:value-type="float" office:value="186.28" calcext:value-type="float">
            <text:p>186.28</text:p>
          </table:table-cell>
        </table:table-row>
        <table:table-row table:style-name="ro1">
          <table:table-cell office:value-type="float" office:value="2159170" calcext:value-type="float">
            <text:p>2159170</text:p>
          </table:table-cell>
          <table:table-cell table:formula="of:=TIME( ; ;[.A137]/1000)" office:value-type="time" office:time-value="PT00H35M59.17S" calcext:value-type="time">
            <text:p>00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149.54" calcext:value-type="float">
            <text:p>149.54</text:p>
          </table:table-cell>
          <table:table-cell office:value-type="float" office:value="187.62" calcext:value-type="float">
            <text:p>187.62</text:p>
          </table:table-cell>
        </table:table-row>
        <table:table-row table:style-name="ro1">
          <table:table-cell office:value-type="float" office:value="2175170" calcext:value-type="float">
            <text:p>2175170</text:p>
          </table:table-cell>
          <table:table-cell table:formula="of:=TIME( ; ;[.A138]/1000)" office:value-type="time" office:time-value="PT00H36M15.17S" calcext:value-type="time">
            <text:p>00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150.63" calcext:value-type="float">
            <text:p>150.63</text:p>
          </table:table-cell>
          <table:table-cell office:value-type="float" office:value="188.96" calcext:value-type="float">
            <text:p>188.96</text:p>
          </table:table-cell>
        </table:table-row>
        <table:table-row table:style-name="ro1">
          <table:table-cell office:value-type="float" office:value="2191170" calcext:value-type="float">
            <text:p>2191170</text:p>
          </table:table-cell>
          <table:table-cell table:formula="of:=TIME( ; ;[.A139]/1000)" office:value-type="time" office:time-value="PT00H36M31.17S" calcext:value-type="time">
            <text:p>00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3" calcext:value-type="float">
            <text:p>301.83</text:p>
          </table:table-cell>
          <table:table-cell office:value-type="float" office:value="151.72" calcext:value-type="float">
            <text:p>151.72</text:p>
          </table:table-cell>
          <table:table-cell office:value-type="float" office:value="190.3" calcext:value-type="float">
            <text:p>190.3</text:p>
          </table:table-cell>
        </table:table-row>
        <table:table-row table:style-name="ro1">
          <table:table-cell office:value-type="float" office:value="2207170" calcext:value-type="float">
            <text:p>2207170</text:p>
          </table:table-cell>
          <table:table-cell table:formula="of:=TIME( ; ;[.A140]/1000)" office:value-type="time" office:time-value="PT00H36M47.17S" calcext:value-type="time">
            <text:p>00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152.8" calcext:value-type="float">
            <text:p>152.8</text:p>
          </table:table-cell>
          <table:table-cell office:value-type="float" office:value="191.64" calcext:value-type="float">
            <text:p>191.64</text:p>
          </table:table-cell>
        </table:table-row>
        <table:table-row table:style-name="ro1">
          <table:table-cell office:value-type="float" office:value="2223170" calcext:value-type="float">
            <text:p>2223170</text:p>
          </table:table-cell>
          <table:table-cell table:formula="of:=TIME( ; ;[.A141]/1000)" office:value-type="time" office:time-value="PT00H37M03.17S" calcext:value-type="time">
            <text:p>00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153.89" calcext:value-type="float">
            <text:p>153.89</text:p>
          </table:table-cell>
          <table:table-cell office:value-type="float" office:value="192.99" calcext:value-type="float">
            <text:p>192.99</text:p>
          </table:table-cell>
        </table:table-row>
        <table:table-row table:style-name="ro1">
          <table:table-cell office:value-type="float" office:value="2239170" calcext:value-type="float">
            <text:p>2239170</text:p>
          </table:table-cell>
          <table:table-cell table:formula="of:=TIME( ; ;[.A142]/1000)" office:value-type="time" office:time-value="PT00H37M19.17S" calcext:value-type="time">
            <text:p>00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154.98" calcext:value-type="float">
            <text:p>154.98</text:p>
          </table:table-cell>
          <table:table-cell office:value-type="float" office:value="194.33" calcext:value-type="float">
            <text:p>194.33</text:p>
          </table:table-cell>
        </table:table-row>
        <table:table-row table:style-name="ro1">
          <table:table-cell office:value-type="float" office:value="2255170" calcext:value-type="float">
            <text:p>2255170</text:p>
          </table:table-cell>
          <table:table-cell table:formula="of:=TIME( ; ;[.A143]/1000)" office:value-type="time" office:time-value="PT00H37M35.17S" calcext:value-type="time">
            <text:p>00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156.07" calcext:value-type="float">
            <text:p>156.07</text:p>
          </table:table-cell>
          <table:table-cell office:value-type="float" office:value="195.66" calcext:value-type="float">
            <text:p>195.66</text:p>
          </table:table-cell>
        </table:table-row>
        <table:table-row table:style-name="ro1">
          <table:table-cell office:value-type="float" office:value="2271170" calcext:value-type="float">
            <text:p>2271170</text:p>
          </table:table-cell>
          <table:table-cell table:formula="of:=TIME( ; ;[.A144]/1000)" office:value-type="time" office:time-value="PT00H37M51.17S" calcext:value-type="time">
            <text:p>00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157.16" calcext:value-type="float">
            <text:p>157.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287170" calcext:value-type="float">
            <text:p>2287170</text:p>
          </table:table-cell>
          <table:table-cell table:formula="of:=TIME( ; ;[.A145]/1000)" office:value-type="time" office:time-value="PT00H38M07.17S" calcext:value-type="time">
            <text:p>00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158.24" calcext:value-type="float">
            <text:p>158.24</text:p>
          </table:table-cell>
          <table:table-cell office:value-type="float" office:value="198.34" calcext:value-type="float">
            <text:p>198.34</text:p>
          </table:table-cell>
        </table:table-row>
        <table:table-row table:style-name="ro1">
          <table:table-cell office:value-type="float" office:value="2303170" calcext:value-type="float">
            <text:p>2303170</text:p>
          </table:table-cell>
          <table:table-cell table:formula="of:=TIME( ; ;[.A146]/1000)" office:value-type="time" office:time-value="PT00H38M23.17S" calcext:value-type="time">
            <text:p>00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159.33" calcext:value-type="float">
            <text:p>159.33</text:p>
          </table:table-cell>
          <table:table-cell office:value-type="float" office:value="199.68" calcext:value-type="float">
            <text:p>199.68</text:p>
          </table:table-cell>
        </table:table-row>
        <table:table-row table:style-name="ro1">
          <table:table-cell office:value-type="float" office:value="2319170" calcext:value-type="float">
            <text:p>2319170</text:p>
          </table:table-cell>
          <table:table-cell table:formula="of:=TIME( ; ;[.A147]/1000)" office:value-type="time" office:time-value="PT00H38M39.17S" calcext:value-type="time">
            <text:p>00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160.42" calcext:value-type="float">
            <text:p>160.42</text:p>
          </table:table-cell>
          <table:table-cell office:value-type="float" office:value="201.01" calcext:value-type="float">
            <text:p>201.01</text:p>
          </table:table-cell>
        </table:table-row>
        <table:table-row table:style-name="ro1">
          <table:table-cell office:value-type="float" office:value="2335170" calcext:value-type="float">
            <text:p>2335170</text:p>
          </table:table-cell>
          <table:table-cell table:formula="of:=TIME( ; ;[.A148]/1000)" office:value-type="time" office:time-value="PT00H38M55.17S" calcext:value-type="time">
            <text:p>00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161.5" calcext:value-type="float">
            <text:p>161.5</text:p>
          </table:table-cell>
          <table:table-cell office:value-type="float" office:value="202.35" calcext:value-type="float">
            <text:p>202.35</text:p>
          </table:table-cell>
        </table:table-row>
        <table:table-row table:style-name="ro1">
          <table:table-cell office:value-type="float" office:value="2351170" calcext:value-type="float">
            <text:p>2351170</text:p>
          </table:table-cell>
          <table:table-cell table:formula="of:=TIME( ; ;[.A149]/1000)" office:value-type="time" office:time-value="PT00H39M11.17S" calcext:value-type="time">
            <text:p>00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162.59" calcext:value-type="float">
            <text:p>162.59</text:p>
          </table:table-cell>
          <table:table-cell office:value-type="float" office:value="203.69" calcext:value-type="float">
            <text:p>203.69</text:p>
          </table:table-cell>
        </table:table-row>
        <table:table-row table:style-name="ro1">
          <table:table-cell office:value-type="float" office:value="2367170" calcext:value-type="float">
            <text:p>2367170</text:p>
          </table:table-cell>
          <table:table-cell table:formula="of:=TIME( ; ;[.A150]/1000)" office:value-type="time" office:time-value="PT00H39M27.17S" calcext:value-type="time">
            <text:p>00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63.68" calcext:value-type="float">
            <text:p>163.68</text:p>
          </table:table-cell>
          <table:table-cell office:value-type="float" office:value="205.02" calcext:value-type="float">
            <text:p>205.02</text:p>
          </table:table-cell>
        </table:table-row>
        <table:table-row table:style-name="ro1">
          <table:table-cell office:value-type="float" office:value="2383170" calcext:value-type="float">
            <text:p>2383170</text:p>
          </table:table-cell>
          <table:table-cell table:formula="of:=TIME( ; ;[.A151]/1000)" office:value-type="time" office:time-value="PT00H39M43.17S" calcext:value-type="time">
            <text:p>00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164.76" calcext:value-type="float">
            <text:p>164.76</text:p>
          </table:table-cell>
          <table:table-cell office:value-type="float" office:value="206.35" calcext:value-type="float">
            <text:p>206.35</text:p>
          </table:table-cell>
        </table:table-row>
        <table:table-row table:style-name="ro1">
          <table:table-cell office:value-type="float" office:value="2399170" calcext:value-type="float">
            <text:p>2399170</text:p>
          </table:table-cell>
          <table:table-cell table:formula="of:=TIME( ; ;[.A152]/1000)" office:value-type="time" office:time-value="PT00H39M59.17S" calcext:value-type="time">
            <text:p>00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165.85" calcext:value-type="float">
            <text:p>165.85</text:p>
          </table:table-cell>
          <table:table-cell office:value-type="float" office:value="207.69" calcext:value-type="float">
            <text:p>207.69</text:p>
          </table:table-cell>
        </table:table-row>
        <table:table-row table:style-name="ro1">
          <table:table-cell office:value-type="float" office:value="2415170" calcext:value-type="float">
            <text:p>2415170</text:p>
          </table:table-cell>
          <table:table-cell table:formula="of:=TIME( ; ;[.A153]/1000)" office:value-type="time" office:time-value="PT00H40M15.17S" calcext:value-type="time">
            <text:p>00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166.94" calcext:value-type="float">
            <text:p>166.94</text:p>
          </table:table-cell>
          <table:table-cell office:value-type="float" office:value="209.02" calcext:value-type="float">
            <text:p>209.02</text:p>
          </table:table-cell>
        </table:table-row>
        <table:table-row table:style-name="ro1">
          <table:table-cell office:value-type="float" office:value="2431170" calcext:value-type="float">
            <text:p>2431170</text:p>
          </table:table-cell>
          <table:table-cell table:formula="of:=TIME( ; ;[.A154]/1000)" office:value-type="time" office:time-value="PT00H40M31.17S" calcext:value-type="time">
            <text:p>00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168.02" calcext:value-type="float">
            <text:p>168.02</text:p>
          </table:table-cell>
          <table:table-cell office:value-type="float" office:value="210.36" calcext:value-type="float">
            <text:p>210.36</text:p>
          </table:table-cell>
        </table:table-row>
        <table:table-row table:style-name="ro1">
          <table:table-cell office:value-type="float" office:value="2447170" calcext:value-type="float">
            <text:p>2447170</text:p>
          </table:table-cell>
          <table:table-cell table:formula="of:=TIME( ; ;[.A155]/1000)" office:value-type="time" office:time-value="PT00H40M47.17S" calcext:value-type="time">
            <text:p>00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169.11" calcext:value-type="float">
            <text:p>169.11</text:p>
          </table:table-cell>
          <table:table-cell office:value-type="float" office:value="211.69" calcext:value-type="float">
            <text:p>211.69</text:p>
          </table:table-cell>
        </table:table-row>
        <table:table-row table:style-name="ro1">
          <table:table-cell office:value-type="float" office:value="2463170" calcext:value-type="float">
            <text:p>2463170</text:p>
          </table:table-cell>
          <table:table-cell table:formula="of:=TIME( ; ;[.A156]/1000)" office:value-type="time" office:time-value="PT00H41M03.17S" calcext:value-type="time">
            <text:p>00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6" calcext:value-type="float">
            <text:p>299.86</text:p>
          </table:table-cell>
          <table:table-cell office:value-type="float" office:value="170.19" calcext:value-type="float">
            <text:p>170.19</text:p>
          </table:table-cell>
          <table:table-cell office:value-type="float" office:value="213.02" calcext:value-type="float">
            <text:p>213.02</text:p>
          </table:table-cell>
        </table:table-row>
        <table:table-row table:style-name="ro1">
          <table:table-cell office:value-type="float" office:value="2479170" calcext:value-type="float">
            <text:p>2479170</text:p>
          </table:table-cell>
          <table:table-cell table:formula="of:=TIME( ; ;[.A157]/1000)" office:value-type="time" office:time-value="PT00H41M19.17S" calcext:value-type="time">
            <text:p>00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171.28" calcext:value-type="float">
            <text:p>171.28</text:p>
          </table:table-cell>
          <table:table-cell office:value-type="float" office:value="214.36" calcext:value-type="float">
            <text:p>214.36</text:p>
          </table:table-cell>
        </table:table-row>
        <table:table-row table:style-name="ro1">
          <table:table-cell office:value-type="float" office:value="2495170" calcext:value-type="float">
            <text:p>2495170</text:p>
          </table:table-cell>
          <table:table-cell table:formula="of:=TIME( ; ;[.A158]/1000)" office:value-type="time" office:time-value="PT00H41M35.17S" calcext:value-type="time">
            <text:p>00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172.36" calcext:value-type="float">
            <text:p>172.36</text:p>
          </table:table-cell>
          <table:table-cell office:value-type="float" office:value="215.69" calcext:value-type="float">
            <text:p>215.69</text:p>
          </table:table-cell>
        </table:table-row>
        <table:table-row table:style-name="ro1">
          <table:table-cell office:value-type="float" office:value="2511170" calcext:value-type="float">
            <text:p>2511170</text:p>
          </table:table-cell>
          <table:table-cell table:formula="of:=TIME( ; ;[.A159]/1000)" office:value-type="time" office:time-value="PT00H41M51.17S" calcext:value-type="time">
            <text:p>00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4" calcext:value-type="float">
            <text:p>244</text:p>
          </table:table-cell>
          <table:table-cell office:value-type="float" office:value="298.75" calcext:value-type="float">
            <text:p>298.75</text:p>
          </table:table-cell>
          <table:table-cell office:value-type="float" office:value="173.45" calcext:value-type="float">
            <text:p>173.45</text:p>
          </table:table-cell>
          <table:table-cell office:value-type="float" office:value="217.02" calcext:value-type="float">
            <text:p>217.02</text:p>
          </table:table-cell>
        </table:table-row>
        <table:table-row table:style-name="ro1">
          <table:table-cell office:value-type="float" office:value="2527170" calcext:value-type="float">
            <text:p>2527170</text:p>
          </table:table-cell>
          <table:table-cell table:formula="of:=TIME( ; ;[.A160]/1000)" office:value-type="time" office:time-value="PT00H42M07.17S" calcext:value-type="time">
            <text:p>00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74.53" calcext:value-type="float">
            <text:p>174.53</text:p>
          </table:table-cell>
          <table:table-cell office:value-type="float" office:value="218.35" calcext:value-type="float">
            <text:p>218.35</text:p>
          </table:table-cell>
        </table:table-row>
        <table:table-row table:style-name="ro1">
          <table:table-cell office:value-type="float" office:value="2543170" calcext:value-type="float">
            <text:p>2543170</text:p>
          </table:table-cell>
          <table:table-cell table:formula="of:=TIME( ; ;[.A161]/1000)" office:value-type="time" office:time-value="PT00H42M23.17S" calcext:value-type="time">
            <text:p>00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75.62" calcext:value-type="float">
            <text:p>175.62</text:p>
          </table:table-cell>
          <table:table-cell office:value-type="float" office:value="219.68" calcext:value-type="float">
            <text:p>219.68</text:p>
          </table:table-cell>
        </table:table-row>
        <table:table-row table:style-name="ro1">
          <table:table-cell office:value-type="float" office:value="2559170" calcext:value-type="float">
            <text:p>2559170</text:p>
          </table:table-cell>
          <table:table-cell table:formula="of:=TIME( ; ;[.A162]/1000)" office:value-type="time" office:time-value="PT00H42M39.17S" calcext:value-type="time">
            <text:p>00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76.7" calcext:value-type="float">
            <text:p>176.7</text:p>
          </table:table-cell>
          <table:table-cell office:value-type="float" office:value="221.01" calcext:value-type="float">
            <text:p>221.01</text:p>
          </table:table-cell>
        </table:table-row>
        <table:table-row table:style-name="ro1">
          <table:table-cell office:value-type="float" office:value="2575170" calcext:value-type="float">
            <text:p>2575170</text:p>
          </table:table-cell>
          <table:table-cell table:formula="of:=TIME( ; ;[.A163]/1000)" office:value-type="time" office:time-value="PT00H42M55.17S" calcext:value-type="time">
            <text:p>00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77.78" calcext:value-type="float">
            <text:p>177.78</text:p>
          </table:table-cell>
          <table:table-cell office:value-type="float" office:value="222.34" calcext:value-type="float">
            <text:p>222.34</text:p>
          </table:table-cell>
        </table:table-row>
        <table:table-row table:style-name="ro1">
          <table:table-cell office:value-type="float" office:value="2591170" calcext:value-type="float">
            <text:p>2591170</text:p>
          </table:table-cell>
          <table:table-cell table:formula="of:=TIME( ; ;[.A164]/1000)" office:value-type="time" office:time-value="PT00H43M11.17S" calcext:value-type="time">
            <text:p>00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178.87" calcext:value-type="float">
            <text:p>178.87</text:p>
          </table:table-cell>
          <table:table-cell office:value-type="float" office:value="223.67" calcext:value-type="float">
            <text:p>223.67</text:p>
          </table:table-cell>
        </table:table-row>
        <table:table-row table:style-name="ro1">
          <table:table-cell office:value-type="float" office:value="2607170" calcext:value-type="float">
            <text:p>2607170</text:p>
          </table:table-cell>
          <table:table-cell table:formula="of:=TIME( ; ;[.A165]/1000)" office:value-type="time" office:time-value="PT00H43M27.17S" calcext:value-type="time">
            <text:p>00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179.95" calcext:value-type="float">
            <text:p>179.9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623170" calcext:value-type="float">
            <text:p>2623170</text:p>
          </table:table-cell>
          <table:table-cell table:formula="of:=TIME( ; ;[.A166]/1000)" office:value-type="time" office:time-value="PT00H43M43.17S" calcext:value-type="time">
            <text:p>00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81.04" calcext:value-type="float">
            <text:p>181.04</text:p>
          </table:table-cell>
          <table:table-cell office:value-type="float" office:value="226.33" calcext:value-type="float">
            <text:p>226.33</text:p>
          </table:table-cell>
        </table:table-row>
        <table:table-row table:style-name="ro1">
          <table:table-cell office:value-type="float" office:value="2639170" calcext:value-type="float">
            <text:p>2639170</text:p>
          </table:table-cell>
          <table:table-cell table:formula="of:=TIME( ; ;[.A167]/1000)" office:value-type="time" office:time-value="PT00H43M59.17S" calcext:value-type="time">
            <text:p>00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182.12" calcext:value-type="float">
            <text:p>182.12</text:p>
          </table:table-cell>
          <table:table-cell office:value-type="float" office:value="227.66" calcext:value-type="float">
            <text:p>227.66</text:p>
          </table:table-cell>
        </table:table-row>
        <table:table-row table:style-name="ro1">
          <table:table-cell office:value-type="float" office:value="2655170" calcext:value-type="float">
            <text:p>2655170</text:p>
          </table:table-cell>
          <table:table-cell table:formula="of:=TIME( ; ;[.A168]/1000)" office:value-type="time" office:time-value="PT00H44M15.17S" calcext:value-type="time">
            <text:p>00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83.2" calcext:value-type="float">
            <text:p>183.2</text:p>
          </table:table-cell>
          <table:table-cell office:value-type="float" office:value="228.98" calcext:value-type="float">
            <text:p>228.98</text:p>
          </table:table-cell>
        </table:table-row>
        <table:table-row table:style-name="ro1">
          <table:table-cell office:value-type="float" office:value="2671170" calcext:value-type="float">
            <text:p>2671170</text:p>
          </table:table-cell>
          <table:table-cell table:formula="of:=TIME( ; ;[.A169]/1000)" office:value-type="time" office:time-value="PT00H44M31.17S" calcext:value-type="time">
            <text:p>00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6" calcext:value-type="float">
            <text:p>298.26</text:p>
          </table:table-cell>
          <table:table-cell office:value-type="float" office:value="184.28" calcext:value-type="float">
            <text:p>184.28</text:p>
          </table:table-cell>
          <table:table-cell office:value-type="float" office:value="230.31" calcext:value-type="float">
            <text:p>230.31</text:p>
          </table:table-cell>
        </table:table-row>
        <table:table-row table:style-name="ro1">
          <table:table-cell office:value-type="float" office:value="2687170" calcext:value-type="float">
            <text:p>2687170</text:p>
          </table:table-cell>
          <table:table-cell table:formula="of:=TIME( ; ;[.A170]/1000)" office:value-type="time" office:time-value="PT00H44M47.17S" calcext:value-type="time">
            <text:p>00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185.37" calcext:value-type="float">
            <text:p>185.37</text:p>
          </table:table-cell>
          <table:table-cell office:value-type="float" office:value="231.64" calcext:value-type="float">
            <text:p>231.64</text:p>
          </table:table-cell>
        </table:table-row>
        <table:table-row table:style-name="ro1">
          <table:table-cell office:value-type="float" office:value="2703170" calcext:value-type="float">
            <text:p>2703170</text:p>
          </table:table-cell>
          <table:table-cell table:formula="of:=TIME( ; ;[.A171]/1000)" office:value-type="time" office:time-value="PT00H45M03.17S" calcext:value-type="time">
            <text:p>00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186.45" calcext:value-type="float">
            <text:p>186.45</text:p>
          </table:table-cell>
          <table:table-cell office:value-type="float" office:value="232.96" calcext:value-type="float">
            <text:p>232.96</text:p>
          </table:table-cell>
        </table:table-row>
        <table:table-row table:style-name="ro1">
          <table:table-cell office:value-type="float" office:value="2719170" calcext:value-type="float">
            <text:p>2719170</text:p>
          </table:table-cell>
          <table:table-cell table:formula="of:=TIME( ; ;[.A172]/1000)" office:value-type="time" office:time-value="PT00H45M19.17S" calcext:value-type="time">
            <text:p>00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187.53" calcext:value-type="float">
            <text:p>187.53</text:p>
          </table:table-cell>
          <table:table-cell office:value-type="float" office:value="234.29" calcext:value-type="float">
            <text:p>234.29</text:p>
          </table:table-cell>
        </table:table-row>
        <table:table-row table:style-name="ro1">
          <table:table-cell office:value-type="float" office:value="2735170" calcext:value-type="float">
            <text:p>2735170</text:p>
          </table:table-cell>
          <table:table-cell table:formula="of:=TIME( ; ;[.A173]/1000)" office:value-type="time" office:time-value="PT00H45M35.17S" calcext:value-type="time">
            <text:p>00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188.62" calcext:value-type="float">
            <text:p>188.62</text:p>
          </table:table-cell>
          <table:table-cell office:value-type="float" office:value="235.61" calcext:value-type="float">
            <text:p>235.61</text:p>
          </table:table-cell>
        </table:table-row>
        <table:table-row table:style-name="ro1">
          <table:table-cell office:value-type="float" office:value="2751170" calcext:value-type="float">
            <text:p>2751170</text:p>
          </table:table-cell>
          <table:table-cell table:formula="of:=TIME( ; ;[.A174]/1000)" office:value-type="time" office:time-value="PT00H45M51.17S" calcext:value-type="time">
            <text:p>00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189.7" calcext:value-type="float">
            <text:p>189.7</text:p>
          </table:table-cell>
          <table:table-cell office:value-type="float" office:value="236.94" calcext:value-type="float">
            <text:p>236.94</text:p>
          </table:table-cell>
        </table:table-row>
        <table:table-row table:style-name="ro1">
          <table:table-cell office:value-type="float" office:value="2767170" calcext:value-type="float">
            <text:p>2767170</text:p>
          </table:table-cell>
          <table:table-cell table:formula="of:=TIME( ; ;[.A175]/1000)" office:value-type="time" office:time-value="PT00H46M07.17S" calcext:value-type="time">
            <text:p>00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190.78" calcext:value-type="float">
            <text:p>190.78</text:p>
          </table:table-cell>
          <table:table-cell office:value-type="float" office:value="238.26" calcext:value-type="float">
            <text:p>238.26</text:p>
          </table:table-cell>
        </table:table-row>
        <table:table-row table:style-name="ro1">
          <table:table-cell office:value-type="float" office:value="2783170" calcext:value-type="float">
            <text:p>2783170</text:p>
          </table:table-cell>
          <table:table-cell table:formula="of:=TIME( ; ;[.A176]/1000)" office:value-type="time" office:time-value="PT00H46M23.17S" calcext:value-type="time">
            <text:p>00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191.86" calcext:value-type="float">
            <text:p>191.86</text:p>
          </table:table-cell>
          <table:table-cell office:value-type="float" office:value="239.59" calcext:value-type="float">
            <text:p>239.59</text:p>
          </table:table-cell>
        </table:table-row>
        <table:table-row table:style-name="ro1">
          <table:table-cell office:value-type="float" office:value="2799170" calcext:value-type="float">
            <text:p>2799170</text:p>
          </table:table-cell>
          <table:table-cell table:formula="of:=TIME( ; ;[.A177]/1000)" office:value-type="time" office:time-value="PT00H46M39.17S" calcext:value-type="time">
            <text:p>00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192.94" calcext:value-type="float">
            <text:p>192.94</text:p>
          </table:table-cell>
          <table:table-cell office:value-type="float" office:value="240.91" calcext:value-type="float">
            <text:p>240.91</text:p>
          </table:table-cell>
        </table:table-row>
        <table:table-row table:style-name="ro1">
          <table:table-cell office:value-type="float" office:value="2815170" calcext:value-type="float">
            <text:p>2815170</text:p>
          </table:table-cell>
          <table:table-cell table:formula="of:=TIME( ; ;[.A178]/1000)" office:value-type="time" office:time-value="PT00H46M55.17S" calcext:value-type="time">
            <text:p>00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94.02" calcext:value-type="float">
            <text:p>194.02</text:p>
          </table:table-cell>
          <table:table-cell office:value-type="float" office:value="242.23" calcext:value-type="float">
            <text:p>242.23</text:p>
          </table:table-cell>
        </table:table-row>
        <table:table-row table:style-name="ro1">
          <table:table-cell office:value-type="float" office:value="2831170" calcext:value-type="float">
            <text:p>2831170</text:p>
          </table:table-cell>
          <table:table-cell table:formula="of:=TIME( ; ;[.A179]/1000)" office:value-type="time" office:time-value="PT00H47M11.17S" calcext:value-type="time">
            <text:p>00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95.11" calcext:value-type="float">
            <text:p>195.11</text:p>
          </table:table-cell>
          <table:table-cell office:value-type="float" office:value="243.56" calcext:value-type="float">
            <text:p>243.56</text:p>
          </table:table-cell>
        </table:table-row>
        <table:table-row table:style-name="ro1">
          <table:table-cell office:value-type="float" office:value="2847170" calcext:value-type="float">
            <text:p>2847170</text:p>
          </table:table-cell>
          <table:table-cell table:formula="of:=TIME( ; ;[.A180]/1000)" office:value-type="time" office:time-value="PT00H47M27.17S" calcext:value-type="time">
            <text:p>00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96.19" calcext:value-type="float">
            <text:p>196.19</text:p>
          </table:table-cell>
          <table:table-cell office:value-type="float" office:value="244.88" calcext:value-type="float">
            <text:p>244.88</text:p>
          </table:table-cell>
        </table:table-row>
        <table:table-row table:style-name="ro1">
          <table:table-cell office:value-type="float" office:value="2863170" calcext:value-type="float">
            <text:p>2863170</text:p>
          </table:table-cell>
          <table:table-cell table:formula="of:=TIME( ; ;[.A181]/1000)" office:value-type="time" office:time-value="PT00H47M43.17S" calcext:value-type="time">
            <text:p>00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97.27" calcext:value-type="float">
            <text:p>197.27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2879170" calcext:value-type="float">
            <text:p>2879170</text:p>
          </table:table-cell>
          <table:table-cell table:formula="of:=TIME( ; ;[.A182]/1000)" office:value-type="time" office:time-value="PT00H47M59.17S" calcext:value-type="time">
            <text:p>00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98.35" calcext:value-type="float">
            <text:p>198.35</text:p>
          </table:table-cell>
          <table:table-cell office:value-type="float" office:value="247.52" calcext:value-type="float">
            <text:p>247.52</text:p>
          </table:table-cell>
        </table:table-row>
        <table:table-row table:style-name="ro1">
          <table:table-cell office:value-type="float" office:value="2895170" calcext:value-type="float">
            <text:p>2895170</text:p>
          </table:table-cell>
          <table:table-cell table:formula="of:=TIME( ; ;[.A183]/1000)" office:value-type="time" office:time-value="PT00H48M15.17S" calcext:value-type="time">
            <text:p>00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99.43" calcext:value-type="float">
            <text:p>199.43</text:p>
          </table:table-cell>
          <table:table-cell office:value-type="float" office:value="248.84" calcext:value-type="float">
            <text:p>248.84</text:p>
          </table:table-cell>
        </table:table-row>
        <table:table-row table:style-name="ro1">
          <table:table-cell office:value-type="float" office:value="2911170" calcext:value-type="float">
            <text:p>2911170</text:p>
          </table:table-cell>
          <table:table-cell table:formula="of:=TIME( ; ;[.A184]/1000)" office:value-type="time" office:time-value="PT00H48M31.17S" calcext:value-type="time">
            <text:p>00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00.51" calcext:value-type="float">
            <text:p>200.51</text:p>
          </table:table-cell>
          <table:table-cell office:value-type="float" office:value="250.16" calcext:value-type="float">
            <text:p>250.16</text:p>
          </table:table-cell>
        </table:table-row>
        <table:table-row table:style-name="ro1">
          <table:table-cell office:value-type="float" office:value="2927170" calcext:value-type="float">
            <text:p>2927170</text:p>
          </table:table-cell>
          <table:table-cell table:formula="of:=TIME( ; ;[.A185]/1000)" office:value-type="time" office:time-value="PT00H48M47.17S" calcext:value-type="time">
            <text:p>00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201.59" calcext:value-type="float">
            <text:p>201.59</text:p>
          </table:table-cell>
          <table:table-cell office:value-type="float" office:value="251.48" calcext:value-type="float">
            <text:p>251.48</text:p>
          </table:table-cell>
        </table:table-row>
        <table:table-row table:style-name="ro1">
          <table:table-cell office:value-type="float" office:value="2943170" calcext:value-type="float">
            <text:p>2943170</text:p>
          </table:table-cell>
          <table:table-cell table:formula="of:=TIME( ; ;[.A186]/1000)" office:value-type="time" office:time-value="PT00H49M03.17S" calcext:value-type="time">
            <text:p>00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202.67" calcext:value-type="float">
            <text:p>202.67</text:p>
          </table:table-cell>
          <table:table-cell office:value-type="float" office:value="252.8" calcext:value-type="float">
            <text:p>252.8</text:p>
          </table:table-cell>
        </table:table-row>
        <table:table-row table:style-name="ro1">
          <table:table-cell office:value-type="float" office:value="2959170" calcext:value-type="float">
            <text:p>2959170</text:p>
          </table:table-cell>
          <table:table-cell table:formula="of:=TIME( ; ;[.A187]/1000)" office:value-type="time" office:time-value="PT00H49M19.17S" calcext:value-type="time">
            <text:p>00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203.75" calcext:value-type="float">
            <text:p>203.75</text:p>
          </table:table-cell>
          <table:table-cell office:value-type="float" office:value="254.12" calcext:value-type="float">
            <text:p>254.12</text:p>
          </table:table-cell>
        </table:table-row>
        <table:table-row table:style-name="ro1">
          <table:table-cell office:value-type="float" office:value="2975170" calcext:value-type="float">
            <text:p>2975170</text:p>
          </table:table-cell>
          <table:table-cell table:formula="of:=TIME( ; ;[.A188]/1000)" office:value-type="time" office:time-value="PT00H49M35.17S" calcext:value-type="time">
            <text:p>00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204.83" calcext:value-type="float">
            <text:p>204.83</text:p>
          </table:table-cell>
          <table:table-cell office:value-type="float" office:value="255.44" calcext:value-type="float">
            <text:p>255.44</text:p>
          </table:table-cell>
        </table:table-row>
        <table:table-row table:style-name="ro1">
          <table:table-cell office:value-type="float" office:value="2991170" calcext:value-type="float">
            <text:p>2991170</text:p>
          </table:table-cell>
          <table:table-cell table:formula="of:=TIME( ; ;[.A189]/1000)" office:value-type="time" office:time-value="PT00H49M51.17S" calcext:value-type="time">
            <text:p>00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205.91" calcext:value-type="float">
            <text:p>205.91</text:p>
          </table:table-cell>
          <table:table-cell office:value-type="float" office:value="256.76" calcext:value-type="float">
            <text:p>256.76</text:p>
          </table:table-cell>
        </table:table-row>
        <table:table-row table:style-name="ro1">
          <table:table-cell office:value-type="float" office:value="3007170" calcext:value-type="float">
            <text:p>3007170</text:p>
          </table:table-cell>
          <table:table-cell table:formula="of:=TIME( ; ;[.A190]/1000)" office:value-type="time" office:time-value="PT00H50M07.17S" calcext:value-type="time">
            <text:p>00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206.99" calcext:value-type="float">
            <text:p>206.99</text:p>
          </table:table-cell>
          <table:table-cell office:value-type="float" office:value="258.08" calcext:value-type="float">
            <text:p>258.08</text:p>
          </table:table-cell>
        </table:table-row>
        <table:table-row table:style-name="ro1">
          <table:table-cell office:value-type="float" office:value="3023170" calcext:value-type="float">
            <text:p>3023170</text:p>
          </table:table-cell>
          <table:table-cell table:formula="of:=TIME( ; ;[.A191]/1000)" office:value-type="time" office:time-value="PT00H50M23.17S" calcext:value-type="time">
            <text:p>00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208.07" calcext:value-type="float">
            <text:p>208.07</text:p>
          </table:table-cell>
          <table:table-cell office:value-type="float" office:value="259.39" calcext:value-type="float">
            <text:p>259.39</text:p>
          </table:table-cell>
        </table:table-row>
        <table:table-row table:style-name="ro1">
          <table:table-cell office:value-type="float" office:value="3039170" calcext:value-type="float">
            <text:p>3039170</text:p>
          </table:table-cell>
          <table:table-cell table:formula="of:=TIME( ; ;[.A192]/1000)" office:value-type="time" office:time-value="PT00H50M39.17S" calcext:value-type="time">
            <text:p>00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209.15" calcext:value-type="float">
            <text:p>209.15</text:p>
          </table:table-cell>
          <table:table-cell office:value-type="float" office:value="260.71" calcext:value-type="float">
            <text:p>260.71</text:p>
          </table:table-cell>
        </table:table-row>
        <table:table-row table:style-name="ro1">
          <table:table-cell office:value-type="float" office:value="3055170" calcext:value-type="float">
            <text:p>3055170</text:p>
          </table:table-cell>
          <table:table-cell table:formula="of:=TIME( ; ;[.A193]/1000)" office:value-type="time" office:time-value="PT00H50M55.17S" calcext:value-type="time">
            <text:p>00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210.23" calcext:value-type="float">
            <text:p>210.23</text:p>
          </table:table-cell>
          <table:table-cell office:value-type="float" office:value="262.03" calcext:value-type="float">
            <text:p>262.03</text:p>
          </table:table-cell>
        </table:table-row>
        <table:table-row table:style-name="ro1">
          <table:table-cell office:value-type="float" office:value="3071170" calcext:value-type="float">
            <text:p>3071170</text:p>
          </table:table-cell>
          <table:table-cell table:formula="of:=TIME( ; ;[.A194]/1000)" office:value-type="time" office:time-value="PT00H51M11.17S" calcext:value-type="time">
            <text:p>00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211.31" calcext:value-type="float">
            <text:p>211.31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float" office:value="3087170" calcext:value-type="float">
            <text:p>3087170</text:p>
          </table:table-cell>
          <table:table-cell table:formula="of:=TIME( ; ;[.A195]/1000)" office:value-type="time" office:time-value="PT00H51M27.17S" calcext:value-type="time">
            <text:p>00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212.38" calcext:value-type="float">
            <text:p>212.38</text:p>
          </table:table-cell>
          <table:table-cell office:value-type="float" office:value="264.66" calcext:value-type="float">
            <text:p>264.66</text:p>
          </table:table-cell>
        </table:table-row>
        <table:table-row table:style-name="ro1">
          <table:table-cell office:value-type="float" office:value="3103170" calcext:value-type="float">
            <text:p>3103170</text:p>
          </table:table-cell>
          <table:table-cell table:formula="of:=TIME( ; ;[.A196]/1000)" office:value-type="time" office:time-value="PT00H51M43.17S" calcext:value-type="time">
            <text:p>00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213.46" calcext:value-type="float">
            <text:p>213.46</text:p>
          </table:table-cell>
          <table:table-cell office:value-type="float" office:value="265.98" calcext:value-type="float">
            <text:p>265.98</text:p>
          </table:table-cell>
        </table:table-row>
        <table:table-row table:style-name="ro1">
          <table:table-cell office:value-type="float" office:value="3119170" calcext:value-type="float">
            <text:p>3119170</text:p>
          </table:table-cell>
          <table:table-cell table:formula="of:=TIME( ; ;[.A197]/1000)" office:value-type="time" office:time-value="PT00H51M59.17S" calcext:value-type="time">
            <text:p>00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214.54" calcext:value-type="float">
            <text:p>214.54</text:p>
          </table:table-cell>
          <table:table-cell office:value-type="float" office:value="267.29" calcext:value-type="float">
            <text:p>267.29</text:p>
          </table:table-cell>
        </table:table-row>
        <table:table-row table:style-name="ro1">
          <table:table-cell office:value-type="float" office:value="3135170" calcext:value-type="float">
            <text:p>3135170</text:p>
          </table:table-cell>
          <table:table-cell table:formula="of:=TIME( ; ;[.A198]/1000)" office:value-type="time" office:time-value="PT00H52M15.17S" calcext:value-type="time">
            <text:p>00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215.62" calcext:value-type="float">
            <text:p>215.62</text:p>
          </table:table-cell>
          <table:table-cell office:value-type="float" office:value="268.61" calcext:value-type="float">
            <text:p>268.61</text:p>
          </table:table-cell>
        </table:table-row>
        <table:table-row table:style-name="ro1">
          <table:table-cell office:value-type="float" office:value="3151170" calcext:value-type="float">
            <text:p>3151170</text:p>
          </table:table-cell>
          <table:table-cell table:formula="of:=TIME( ; ;[.A199]/1000)" office:value-type="time" office:time-value="PT00H52M31.17S" calcext:value-type="time">
            <text:p>00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216.7" calcext:value-type="float">
            <text:p>216.7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>
          <table:table-cell office:value-type="float" office:value="3167170" calcext:value-type="float">
            <text:p>3167170</text:p>
          </table:table-cell>
          <table:table-cell table:formula="of:=TIME( ; ;[.A200]/1000)" office:value-type="time" office:time-value="PT00H52M47.17S" calcext:value-type="time">
            <text:p>00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217.78" calcext:value-type="float">
            <text:p>217.78</text:p>
          </table:table-cell>
          <table:table-cell office:value-type="float" office:value="271.24" calcext:value-type="float">
            <text:p>271.24</text:p>
          </table:table-cell>
        </table:table-row>
        <table:table-row table:style-name="ro1">
          <table:table-cell office:value-type="float" office:value="3183170" calcext:value-type="float">
            <text:p>3183170</text:p>
          </table:table-cell>
          <table:table-cell table:formula="of:=TIME( ; ;[.A201]/1000)" office:value-type="time" office:time-value="PT00H53M03.17S" calcext:value-type="time">
            <text:p>00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218.85" calcext:value-type="float">
            <text:p>218.85</text:p>
          </table:table-cell>
          <table:table-cell office:value-type="float" office:value="272.55" calcext:value-type="float">
            <text:p>272.55</text:p>
          </table:table-cell>
        </table:table-row>
        <table:table-row table:style-name="ro1">
          <table:table-cell office:value-type="float" office:value="3199170" calcext:value-type="float">
            <text:p>3199170</text:p>
          </table:table-cell>
          <table:table-cell table:formula="of:=TIME( ; ;[.A202]/1000)" office:value-type="time" office:time-value="PT00H53M19.17S" calcext:value-type="time">
            <text:p>00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219.93" calcext:value-type="float">
            <text:p>219.93</text:p>
          </table:table-cell>
          <table:table-cell office:value-type="float" office:value="273.86" calcext:value-type="float">
            <text:p>273.86</text:p>
          </table:table-cell>
        </table:table-row>
        <table:table-row table:style-name="ro1">
          <table:table-cell office:value-type="float" office:value="3215170" calcext:value-type="float">
            <text:p>3215170</text:p>
          </table:table-cell>
          <table:table-cell table:formula="of:=TIME( ; ;[.A203]/1000)" office:value-type="time" office:time-value="PT00H53M35.17S" calcext:value-type="time">
            <text:p>00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221.01" calcext:value-type="float">
            <text:p>221.01</text:p>
          </table:table-cell>
          <table:table-cell office:value-type="float" office:value="275.18" calcext:value-type="float">
            <text:p>275.18</text:p>
          </table:table-cell>
        </table:table-row>
        <table:table-row table:style-name="ro1">
          <table:table-cell office:value-type="float" office:value="3231170" calcext:value-type="float">
            <text:p>3231170</text:p>
          </table:table-cell>
          <table:table-cell table:formula="of:=TIME( ; ;[.A204]/1000)" office:value-type="time" office:time-value="PT00H53M51.17S" calcext:value-type="time">
            <text:p>00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222.09" calcext:value-type="float">
            <text:p>222.09</text:p>
          </table:table-cell>
          <table:table-cell office:value-type="float" office:value="276.49" calcext:value-type="float">
            <text:p>276.49</text:p>
          </table:table-cell>
        </table:table-row>
        <table:table-row table:style-name="ro1">
          <table:table-cell office:value-type="float" office:value="3247170" calcext:value-type="float">
            <text:p>3247170</text:p>
          </table:table-cell>
          <table:table-cell table:formula="of:=TIME( ; ;[.A205]/1000)" office:value-type="time" office:time-value="PT00H54M07.17S" calcext:value-type="time">
            <text:p>00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223.16" calcext:value-type="float">
            <text:p>223.16</text:p>
          </table:table-cell>
          <table:table-cell office:value-type="float" office:value="277.8" calcext:value-type="float">
            <text:p>277.8</text:p>
          </table:table-cell>
        </table:table-row>
        <table:table-row table:style-name="ro1">
          <table:table-cell office:value-type="float" office:value="3263170" calcext:value-type="float">
            <text:p>3263170</text:p>
          </table:table-cell>
          <table:table-cell table:formula="of:=TIME( ; ;[.A206]/1000)" office:value-type="time" office:time-value="PT00H54M23.17S" calcext:value-type="time">
            <text:p>00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224.24" calcext:value-type="float">
            <text:p>224.24</text:p>
          </table:table-cell>
          <table:table-cell office:value-type="float" office:value="279.11" calcext:value-type="float">
            <text:p>279.11</text:p>
          </table:table-cell>
        </table:table-row>
        <table:table-row table:style-name="ro1">
          <table:table-cell office:value-type="float" office:value="3279170" calcext:value-type="float">
            <text:p>3279170</text:p>
          </table:table-cell>
          <table:table-cell table:formula="of:=TIME( ; ;[.A207]/1000)" office:value-type="time" office:time-value="PT00H54M39.17S" calcext:value-type="time">
            <text:p>00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225.32" calcext:value-type="float">
            <text:p>225.32</text:p>
          </table:table-cell>
          <table:table-cell office:value-type="float" office:value="280.43" calcext:value-type="float">
            <text:p>280.43</text:p>
          </table:table-cell>
        </table:table-row>
        <table:table-row table:style-name="ro1">
          <table:table-cell office:value-type="float" office:value="3295170" calcext:value-type="float">
            <text:p>3295170</text:p>
          </table:table-cell>
          <table:table-cell table:formula="of:=TIME( ; ;[.A208]/1000)" office:value-type="time" office:time-value="PT00H54M55.17S" calcext:value-type="time">
            <text:p>00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226.39" calcext:value-type="float">
            <text:p>226.39</text:p>
          </table:table-cell>
          <table:table-cell office:value-type="float" office:value="281.74" calcext:value-type="float">
            <text:p>281.74</text:p>
          </table:table-cell>
        </table:table-row>
        <table:table-row table:style-name="ro1">
          <table:table-cell office:value-type="float" office:value="3311170" calcext:value-type="float">
            <text:p>3311170</text:p>
          </table:table-cell>
          <table:table-cell table:formula="of:=TIME( ; ;[.A209]/1000)" office:value-type="time" office:time-value="PT00H55M11.17S" calcext:value-type="time">
            <text:p>00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227.47" calcext:value-type="float">
            <text:p>227.47</text:p>
          </table:table-cell>
          <table:table-cell office:value-type="float" office:value="283.05" calcext:value-type="float">
            <text:p>283.05</text:p>
          </table:table-cell>
        </table:table-row>
        <table:table-row table:style-name="ro1">
          <table:table-cell office:value-type="float" office:value="3327170" calcext:value-type="float">
            <text:p>3327170</text:p>
          </table:table-cell>
          <table:table-cell table:formula="of:=TIME( ; ;[.A210]/1000)" office:value-type="time" office:time-value="PT00H55M27.17S" calcext:value-type="time">
            <text:p>00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228.55" calcext:value-type="float">
            <text:p>228.55</text:p>
          </table:table-cell>
          <table:table-cell office:value-type="float" office:value="284.36" calcext:value-type="float">
            <text:p>284.36</text:p>
          </table:table-cell>
        </table:table-row>
        <table:table-row table:style-name="ro1">
          <table:table-cell office:value-type="float" office:value="3343170" calcext:value-type="float">
            <text:p>3343170</text:p>
          </table:table-cell>
          <table:table-cell table:formula="of:=TIME( ; ;[.A211]/1000)" office:value-type="time" office:time-value="PT00H55M43.17S" calcext:value-type="time">
            <text:p>00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229.62" calcext:value-type="float">
            <text:p>229.62</text:p>
          </table:table-cell>
          <table:table-cell office:value-type="float" office:value="285.67" calcext:value-type="float">
            <text:p>285.67</text:p>
          </table:table-cell>
        </table:table-row>
        <table:table-row table:style-name="ro1">
          <table:table-cell office:value-type="float" office:value="3359170" calcext:value-type="float">
            <text:p>3359170</text:p>
          </table:table-cell>
          <table:table-cell table:formula="of:=TIME( ; ;[.A212]/1000)" office:value-type="time" office:time-value="PT00H55M59.17S" calcext:value-type="time">
            <text:p>00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230.7" calcext:value-type="float">
            <text:p>230.7</text:p>
          </table:table-cell>
          <table:table-cell office:value-type="float" office:value="286.97" calcext:value-type="float">
            <text:p>286.97</text:p>
          </table:table-cell>
        </table:table-row>
        <table:table-row table:style-name="ro1">
          <table:table-cell office:value-type="float" office:value="3375170" calcext:value-type="float">
            <text:p>3375170</text:p>
          </table:table-cell>
          <table:table-cell table:formula="of:=TIME( ; ;[.A213]/1000)" office:value-type="time" office:time-value="PT00H56M15.17S" calcext:value-type="time">
            <text:p>00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231.77" calcext:value-type="float">
            <text:p>231.77</text:p>
          </table:table-cell>
          <table:table-cell office:value-type="float" office:value="288.28" calcext:value-type="float">
            <text:p>288.28</text:p>
          </table:table-cell>
        </table:table-row>
        <table:table-row table:style-name="ro1">
          <table:table-cell office:value-type="float" office:value="3391170" calcext:value-type="float">
            <text:p>3391170</text:p>
          </table:table-cell>
          <table:table-cell table:formula="of:=TIME( ; ;[.A214]/1000)" office:value-type="time" office:time-value="PT00H56M31.17S" calcext:value-type="time">
            <text:p>00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232.85" calcext:value-type="float">
            <text:p>232.85</text:p>
          </table:table-cell>
          <table:table-cell office:value-type="float" office:value="289.59" calcext:value-type="float">
            <text:p>289.59</text:p>
          </table:table-cell>
        </table:table-row>
        <table:table-row table:style-name="ro1">
          <table:table-cell office:value-type="float" office:value="3407170" calcext:value-type="float">
            <text:p>3407170</text:p>
          </table:table-cell>
          <table:table-cell table:formula="of:=TIME( ; ;[.A215]/1000)" office:value-type="time" office:time-value="PT00H56M47.17S" calcext:value-type="time">
            <text:p>00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233.93" calcext:value-type="float">
            <text:p>233.93</text:p>
          </table:table-cell>
          <table:table-cell office:value-type="float" office:value="290.9" calcext:value-type="float">
            <text:p>290.9</text:p>
          </table:table-cell>
        </table:table-row>
        <table:table-row table:style-name="ro1">
          <table:table-cell office:value-type="float" office:value="3423170" calcext:value-type="float">
            <text:p>3423170</text:p>
          </table:table-cell>
          <table:table-cell table:formula="of:=TIME( ; ;[.A216]/1000)" office:value-type="time" office:time-value="PT00H57M03.17S" calcext:value-type="time">
            <text:p>00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235" calcext:value-type="float">
            <text:p>235</text:p>
          </table:table-cell>
          <table:table-cell office:value-type="float" office:value="292.21" calcext:value-type="float">
            <text:p>292.21</text:p>
          </table:table-cell>
        </table:table-row>
        <table:table-row table:style-name="ro1">
          <table:table-cell office:value-type="float" office:value="3439170" calcext:value-type="float">
            <text:p>3439170</text:p>
          </table:table-cell>
          <table:table-cell table:formula="of:=TIME( ; ;[.A217]/1000)" office:value-type="time" office:time-value="PT00H57M19.17S" calcext:value-type="time">
            <text:p>00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236.08" calcext:value-type="float">
            <text:p>236.08</text:p>
          </table:table-cell>
          <table:table-cell office:value-type="float" office:value="293.52" calcext:value-type="float">
            <text:p>293.52</text:p>
          </table:table-cell>
        </table:table-row>
        <table:table-row table:style-name="ro1">
          <table:table-cell office:value-type="float" office:value="3455170" calcext:value-type="float">
            <text:p>3455170</text:p>
          </table:table-cell>
          <table:table-cell table:formula="of:=TIME( ; ;[.A218]/1000)" office:value-type="time" office:time-value="PT00H57M35.17S" calcext:value-type="time">
            <text:p>00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237.15" calcext:value-type="float">
            <text:p>237.15</text:p>
          </table:table-cell>
          <table:table-cell office:value-type="float" office:value="294.82" calcext:value-type="float">
            <text:p>294.82</text:p>
          </table:table-cell>
        </table:table-row>
        <table:table-row table:style-name="ro1">
          <table:table-cell office:value-type="float" office:value="3471170" calcext:value-type="float">
            <text:p>3471170</text:p>
          </table:table-cell>
          <table:table-cell table:formula="of:=TIME( ; ;[.A219]/1000)" office:value-type="time" office:time-value="PT00H57M51.17S" calcext:value-type="time">
            <text:p>00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238.23" calcext:value-type="float">
            <text:p>238.23</text:p>
          </table:table-cell>
          <table:table-cell office:value-type="float" office:value="296.13" calcext:value-type="float">
            <text:p>296.13</text:p>
          </table:table-cell>
        </table:table-row>
        <table:table-row table:style-name="ro1">
          <table:table-cell office:value-type="float" office:value="3487170" calcext:value-type="float">
            <text:p>3487170</text:p>
          </table:table-cell>
          <table:table-cell table:formula="of:=TIME( ; ;[.A220]/1000)" office:value-type="time" office:time-value="PT00H58M07.17S" calcext:value-type="time">
            <text:p>00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239.3" calcext:value-type="float">
            <text:p>239.3</text:p>
          </table:table-cell>
          <table:table-cell office:value-type="float" office:value="297.44" calcext:value-type="float">
            <text:p>297.44</text:p>
          </table:table-cell>
        </table:table-row>
        <table:table-row table:style-name="ro1">
          <table:table-cell office:value-type="float" office:value="3503170" calcext:value-type="float">
            <text:p>3503170</text:p>
          </table:table-cell>
          <table:table-cell table:formula="of:=TIME( ; ;[.A221]/1000)" office:value-type="time" office:time-value="PT00H58M23.17S" calcext:value-type="time">
            <text:p>00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19" calcext:value-type="float">
            <text:p>294.19</text:p>
          </table:table-cell>
          <table:table-cell office:value-type="float" office:value="240.38" calcext:value-type="float">
            <text:p>240.38</text:p>
          </table:table-cell>
          <table:table-cell office:value-type="float" office:value="298.75" calcext:value-type="float">
            <text:p>298.75</text:p>
          </table:table-cell>
        </table:table-row>
        <table:table-row table:style-name="ro1">
          <table:table-cell office:value-type="float" office:value="3519170" calcext:value-type="float">
            <text:p>3519170</text:p>
          </table:table-cell>
          <table:table-cell table:formula="of:=TIME( ; ;[.A222]/1000)" office:value-type="time" office:time-value="PT00H58M39.17S" calcext:value-type="time">
            <text:p>00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241.45" calcext:value-type="float">
            <text:p>241.45</text:p>
          </table:table-cell>
          <table:table-cell office:value-type="float" office:value="300.06" calcext:value-type="float">
            <text:p>300.06</text:p>
          </table:table-cell>
        </table:table-row>
        <table:table-row table:style-name="ro1">
          <table:table-cell office:value-type="float" office:value="3535170" calcext:value-type="float">
            <text:p>3535170</text:p>
          </table:table-cell>
          <table:table-cell table:formula="of:=TIME( ; ;[.A223]/1000)" office:value-type="time" office:time-value="PT00H58M55.17S" calcext:value-type="time">
            <text:p>00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242.53" calcext:value-type="float">
            <text:p>242.53</text:p>
          </table:table-cell>
          <table:table-cell office:value-type="float" office:value="301.36" calcext:value-type="float">
            <text:p>301.36</text:p>
          </table:table-cell>
        </table:table-row>
        <table:table-row table:style-name="ro1">
          <table:table-cell office:value-type="float" office:value="3551170" calcext:value-type="float">
            <text:p>3551170</text:p>
          </table:table-cell>
          <table:table-cell table:formula="of:=TIME( ; ;[.A224]/1000)" office:value-type="time" office:time-value="PT00H59M11.17S" calcext:value-type="time">
            <text:p>00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243.6" calcext:value-type="float">
            <text:p>243.6</text:p>
          </table:table-cell>
          <table:table-cell office:value-type="float" office:value="302.67" calcext:value-type="float">
            <text:p>302.67</text:p>
          </table:table-cell>
        </table:table-row>
        <table:table-row table:style-name="ro1">
          <table:table-cell office:value-type="float" office:value="3567170" calcext:value-type="float">
            <text:p>3567170</text:p>
          </table:table-cell>
          <table:table-cell table:formula="of:=TIME( ; ;[.A225]/1000)" office:value-type="time" office:time-value="PT00H59M27.17S" calcext:value-type="time">
            <text:p>00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244.68" calcext:value-type="float">
            <text:p>244.68</text:p>
          </table:table-cell>
          <table:table-cell office:value-type="float" office:value="303.98" calcext:value-type="float">
            <text:p>303.98</text:p>
          </table:table-cell>
        </table:table-row>
        <table:table-row table:style-name="ro1">
          <table:table-cell office:value-type="float" office:value="3583170" calcext:value-type="float">
            <text:p>3583170</text:p>
          </table:table-cell>
          <table:table-cell table:formula="of:=TIME( ; ;[.A226]/1000)" office:value-type="time" office:time-value="PT00H59M43.17S" calcext:value-type="time">
            <text:p>00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245.75" calcext:value-type="float">
            <text:p>245.75</text:p>
          </table:table-cell>
          <table:table-cell office:value-type="float" office:value="305.28" calcext:value-type="float">
            <text:p>305.28</text:p>
          </table:table-cell>
        </table:table-row>
        <table:table-row table:style-name="ro1">
          <table:table-cell office:value-type="float" office:value="3599170" calcext:value-type="float">
            <text:p>3599170</text:p>
          </table:table-cell>
          <table:table-cell table:formula="of:=TIME( ; ;[.A227]/1000)" office:value-type="time" office:time-value="PT00H59M59.17S" calcext:value-type="time">
            <text:p>00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246.83" calcext:value-type="float">
            <text:p>246.83</text:p>
          </table:table-cell>
          <table:table-cell office:value-type="float" office:value="306.59" calcext:value-type="float">
            <text:p>306.59</text:p>
          </table:table-cell>
        </table:table-row>
        <table:table-row table:style-name="ro1">
          <table:table-cell office:value-type="float" office:value="3615170" calcext:value-type="float">
            <text:p>3615170</text:p>
          </table:table-cell>
          <table:table-cell table:formula="of:=TIME( ; ;[.A228]/1000)" office:value-type="time" office:time-value="PT01H00M15.17S" calcext:value-type="time">
            <text:p>01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247.9" calcext:value-type="float">
            <text:p>247.9</text:p>
          </table:table-cell>
          <table:table-cell office:value-type="float" office:value="307.89" calcext:value-type="float">
            <text:p>307.89</text:p>
          </table:table-cell>
        </table:table-row>
        <table:table-row table:style-name="ro1">
          <table:table-cell office:value-type="float" office:value="3631170" calcext:value-type="float">
            <text:p>3631170</text:p>
          </table:table-cell>
          <table:table-cell table:formula="of:=TIME( ; ;[.A229]/1000)" office:value-type="time" office:time-value="PT01H00M31.17S" calcext:value-type="time">
            <text:p>01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248.97" calcext:value-type="float">
            <text:p>248.97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1">
          <table:table-cell office:value-type="float" office:value="3647170" calcext:value-type="float">
            <text:p>3647170</text:p>
          </table:table-cell>
          <table:table-cell table:formula="of:=TIME( ; ;[.A230]/1000)" office:value-type="time" office:time-value="PT01H00M47.17S" calcext:value-type="time">
            <text:p>01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250.05" calcext:value-type="float">
            <text:p>250.05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office:value-type="float" office:value="3663170" calcext:value-type="float">
            <text:p>3663170</text:p>
          </table:table-cell>
          <table:table-cell table:formula="of:=TIME( ; ;[.A231]/1000)" office:value-type="time" office:time-value="PT01H01M03.17S" calcext:value-type="time">
            <text:p>01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251.12" calcext:value-type="float">
            <text:p>251.12</text:p>
          </table:table-cell>
          <table:table-cell office:value-type="float" office:value="311.81" calcext:value-type="float">
            <text:p>311.81</text:p>
          </table:table-cell>
        </table:table-row>
        <table:table-row table:style-name="ro1">
          <table:table-cell office:value-type="float" office:value="3679170" calcext:value-type="float">
            <text:p>3679170</text:p>
          </table:table-cell>
          <table:table-cell table:formula="of:=TIME( ; ;[.A232]/1000)" office:value-type="time" office:time-value="PT01H01M19.17S" calcext:value-type="time">
            <text:p>01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4" calcext:value-type="float">
            <text:p>292.74</text:p>
          </table:table-cell>
          <table:table-cell office:value-type="float" office:value="252.2" calcext:value-type="float">
            <text:p>252.2</text:p>
          </table:table-cell>
          <table:table-cell office:value-type="float" office:value="313.11" calcext:value-type="float">
            <text:p>313.11</text:p>
          </table:table-cell>
        </table:table-row>
        <table:table-row table:style-name="ro1">
          <table:table-cell office:value-type="float" office:value="3695170" calcext:value-type="float">
            <text:p>3695170</text:p>
          </table:table-cell>
          <table:table-cell table:formula="of:=TIME( ; ;[.A233]/1000)" office:value-type="time" office:time-value="PT01H01M35.17S" calcext:value-type="time">
            <text:p>01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253.27" calcext:value-type="float">
            <text:p>253.27</text:p>
          </table:table-cell>
          <table:table-cell office:value-type="float" office:value="314.42" calcext:value-type="float">
            <text:p>314.42</text:p>
          </table:table-cell>
        </table:table-row>
        <table:table-row table:style-name="ro1">
          <table:table-cell office:value-type="float" office:value="3711170" calcext:value-type="float">
            <text:p>3711170</text:p>
          </table:table-cell>
          <table:table-cell table:formula="of:=TIME( ; ;[.A234]/1000)" office:value-type="time" office:time-value="PT01H01M51.17S" calcext:value-type="time">
            <text:p>01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254.34" calcext:value-type="float">
            <text:p>254.34</text:p>
          </table:table-cell>
          <table:table-cell office:value-type="float" office:value="315.72" calcext:value-type="float">
            <text:p>315.72</text:p>
          </table:table-cell>
        </table:table-row>
        <table:table-row table:style-name="ro1">
          <table:table-cell office:value-type="float" office:value="3727170" calcext:value-type="float">
            <text:p>3727170</text:p>
          </table:table-cell>
          <table:table-cell table:formula="of:=TIME( ; ;[.A235]/1000)" office:value-type="time" office:time-value="PT01H02M07.17S" calcext:value-type="time">
            <text:p>01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255.42" calcext:value-type="float">
            <text:p>255.42</text:p>
          </table:table-cell>
          <table:table-cell office:value-type="float" office:value="317.02" calcext:value-type="float">
            <text:p>317.02</text:p>
          </table:table-cell>
        </table:table-row>
        <table:table-row table:style-name="ro1">
          <table:table-cell office:value-type="float" office:value="3743170" calcext:value-type="float">
            <text:p>3743170</text:p>
          </table:table-cell>
          <table:table-cell table:formula="of:=TIME( ; ;[.A236]/1000)" office:value-type="time" office:time-value="PT01H02M23.17S" calcext:value-type="time">
            <text:p>01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56.49" calcext:value-type="float">
            <text:p>256.49</text:p>
          </table:table-cell>
          <table:table-cell office:value-type="float" office:value="318.33" calcext:value-type="float">
            <text:p>318.33</text:p>
          </table:table-cell>
        </table:table-row>
        <table:table-row table:style-name="ro1">
          <table:table-cell office:value-type="float" office:value="3759170" calcext:value-type="float">
            <text:p>3759170</text:p>
          </table:table-cell>
          <table:table-cell table:formula="of:=TIME( ; ;[.A237]/1000)" office:value-type="time" office:time-value="PT01H02M39.17S" calcext:value-type="time">
            <text:p>01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57.56" calcext:value-type="float">
            <text:p>257.56</text:p>
          </table:table-cell>
          <table:table-cell office:value-type="float" office:value="319.63" calcext:value-type="float">
            <text:p>319.63</text:p>
          </table:table-cell>
        </table:table-row>
        <table:table-row table:style-name="ro1">
          <table:table-cell office:value-type="float" office:value="3775170" calcext:value-type="float">
            <text:p>3775170</text:p>
          </table:table-cell>
          <table:table-cell table:formula="of:=TIME( ; ;[.A238]/1000)" office:value-type="time" office:time-value="PT01H02M55.17S" calcext:value-type="time">
            <text:p>01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58.63" calcext:value-type="float">
            <text:p>258.63</text:p>
          </table:table-cell>
          <table:table-cell office:value-type="float" office:value="320.93" calcext:value-type="float">
            <text:p>320.93</text:p>
          </table:table-cell>
        </table:table-row>
        <table:table-row table:style-name="ro1">
          <table:table-cell office:value-type="float" office:value="3791170" calcext:value-type="float">
            <text:p>3791170</text:p>
          </table:table-cell>
          <table:table-cell table:formula="of:=TIME( ; ;[.A239]/1000)" office:value-type="time" office:time-value="PT01H03M11.17S" calcext:value-type="time">
            <text:p>01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59.71" calcext:value-type="float">
            <text:p>259.71</text:p>
          </table:table-cell>
          <table:table-cell office:value-type="float" office:value="322.23" calcext:value-type="float">
            <text:p>322.23</text:p>
          </table:table-cell>
        </table:table-row>
        <table:table-row table:style-name="ro1">
          <table:table-cell office:value-type="float" office:value="3807170" calcext:value-type="float">
            <text:p>3807170</text:p>
          </table:table-cell>
          <table:table-cell table:formula="of:=TIME( ; ;[.A240]/1000)" office:value-type="time" office:time-value="PT01H03M27.17S" calcext:value-type="time">
            <text:p>01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60.78" calcext:value-type="float">
            <text:p>260.78</text:p>
          </table:table-cell>
          <table:table-cell office:value-type="float" office:value="323.53" calcext:value-type="float">
            <text:p>323.53</text:p>
          </table:table-cell>
        </table:table-row>
        <table:table-row table:style-name="ro1">
          <table:table-cell office:value-type="float" office:value="3823170" calcext:value-type="float">
            <text:p>3823170</text:p>
          </table:table-cell>
          <table:table-cell table:formula="of:=TIME( ; ;[.A241]/1000)" office:value-type="time" office:time-value="PT01H03M43.17S" calcext:value-type="time">
            <text:p>01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61.85" calcext:value-type="float">
            <text:p>261.85</text:p>
          </table:table-cell>
          <table:table-cell office:value-type="float" office:value="324.83" calcext:value-type="float">
            <text:p>324.83</text:p>
          </table:table-cell>
        </table:table-row>
        <table:table-row table:style-name="ro1">
          <table:table-cell office:value-type="float" office:value="3839170" calcext:value-type="float">
            <text:p>3839170</text:p>
          </table:table-cell>
          <table:table-cell table:formula="of:=TIME( ; ;[.A242]/1000)" office:value-type="time" office:time-value="PT01H03M59.17S" calcext:value-type="time">
            <text:p>01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62.92" calcext:value-type="float">
            <text:p>262.92</text:p>
          </table:table-cell>
          <table:table-cell office:value-type="float" office:value="326.13" calcext:value-type="float">
            <text:p>326.13</text:p>
          </table:table-cell>
        </table:table-row>
        <table:table-row table:style-name="ro1">
          <table:table-cell office:value-type="float" office:value="3855170" calcext:value-type="float">
            <text:p>3855170</text:p>
          </table:table-cell>
          <table:table-cell table:formula="of:=TIME( ; ;[.A243]/1000)" office:value-type="time" office:time-value="PT01H04M15.17S" calcext:value-type="time">
            <text:p>01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64" calcext:value-type="float">
            <text:p>264</text:p>
          </table:table-cell>
          <table:table-cell office:value-type="float" office:value="327.43" calcext:value-type="float">
            <text:p>327.43</text:p>
          </table:table-cell>
        </table:table-row>
        <table:table-row table:style-name="ro1">
          <table:table-cell office:value-type="float" office:value="3871170" calcext:value-type="float">
            <text:p>3871170</text:p>
          </table:table-cell>
          <table:table-cell table:formula="of:=TIME( ; ;[.A244]/1000)" office:value-type="time" office:time-value="PT01H04M31.17S" calcext:value-type="time">
            <text:p>01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65.07" calcext:value-type="float">
            <text:p>265.07</text:p>
          </table:table-cell>
          <table:table-cell office:value-type="float" office:value="328.73" calcext:value-type="float">
            <text:p>328.73</text:p>
          </table:table-cell>
        </table:table-row>
        <table:table-row table:style-name="ro1">
          <table:table-cell office:value-type="float" office:value="3887170" calcext:value-type="float">
            <text:p>3887170</text:p>
          </table:table-cell>
          <table:table-cell table:formula="of:=TIME( ; ;[.A245]/1000)" office:value-type="time" office:time-value="PT01H04M47.17S" calcext:value-type="time">
            <text:p>01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266.14" calcext:value-type="float">
            <text:p>266.14</text:p>
          </table:table-cell>
          <table:table-cell office:value-type="float" office:value="330.03" calcext:value-type="float">
            <text:p>330.03</text:p>
          </table:table-cell>
        </table:table-row>
        <table:table-row table:style-name="ro1">
          <table:table-cell office:value-type="float" office:value="3903170" calcext:value-type="float">
            <text:p>3903170</text:p>
          </table:table-cell>
          <table:table-cell table:formula="of:=TIME( ; ;[.A246]/1000)" office:value-type="time" office:time-value="PT01H05M03.17S" calcext:value-type="time">
            <text:p>01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67.21" calcext:value-type="float">
            <text:p>267.21</text:p>
          </table:table-cell>
          <table:table-cell office:value-type="float" office:value="331.33" calcext:value-type="float">
            <text:p>331.33</text:p>
          </table:table-cell>
        </table:table-row>
        <table:table-row table:style-name="ro1">
          <table:table-cell office:value-type="float" office:value="3919170" calcext:value-type="float">
            <text:p>3919170</text:p>
          </table:table-cell>
          <table:table-cell table:formula="of:=TIME( ; ;[.A247]/1000)" office:value-type="time" office:time-value="PT01H05M19.17S" calcext:value-type="time">
            <text:p>01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68.29" calcext:value-type="float">
            <text:p>268.29</text:p>
          </table:table-cell>
          <table:table-cell office:value-type="float" office:value="332.63" calcext:value-type="float">
            <text:p>332.63</text:p>
          </table:table-cell>
        </table:table-row>
        <table:table-row table:style-name="ro1">
          <table:table-cell office:value-type="float" office:value="3935170" calcext:value-type="float">
            <text:p>3935170</text:p>
          </table:table-cell>
          <table:table-cell table:formula="of:=TIME( ; ;[.A248]/1000)" office:value-type="time" office:time-value="PT01H05M35.17S" calcext:value-type="time">
            <text:p>01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69.36" calcext:value-type="float">
            <text:p>269.36</text:p>
          </table:table-cell>
          <table:table-cell office:value-type="float" office:value="333.93" calcext:value-type="float">
            <text:p>333.93</text:p>
          </table:table-cell>
        </table:table-row>
        <table:table-row table:style-name="ro1">
          <table:table-cell office:value-type="float" office:value="3951170" calcext:value-type="float">
            <text:p>3951170</text:p>
          </table:table-cell>
          <table:table-cell table:formula="of:=TIME( ; ;[.A249]/1000)" office:value-type="time" office:time-value="PT01H05M51.17S" calcext:value-type="time">
            <text:p>01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70.43" calcext:value-type="float">
            <text:p>270.43</text:p>
          </table:table-cell>
          <table:table-cell office:value-type="float" office:value="335.23" calcext:value-type="float">
            <text:p>335.23</text:p>
          </table:table-cell>
        </table:table-row>
        <table:table-row table:style-name="ro1">
          <table:table-cell office:value-type="float" office:value="3967170" calcext:value-type="float">
            <text:p>3967170</text:p>
          </table:table-cell>
          <table:table-cell table:formula="of:=TIME( ; ;[.A250]/1000)" office:value-type="time" office:time-value="PT01H06M07.17S" calcext:value-type="time">
            <text:p>01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71.5" calcext:value-type="float">
            <text:p>271.5</text:p>
          </table:table-cell>
          <table:table-cell office:value-type="float" office:value="336.53" calcext:value-type="float">
            <text:p>336.53</text:p>
          </table:table-cell>
        </table:table-row>
        <table:table-row table:style-name="ro1">
          <table:table-cell office:value-type="float" office:value="3983170" calcext:value-type="float">
            <text:p>3983170</text:p>
          </table:table-cell>
          <table:table-cell table:formula="of:=TIME( ; ;[.A251]/1000)" office:value-type="time" office:time-value="PT01H06M23.17S" calcext:value-type="time">
            <text:p>01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72.57" calcext:value-type="float">
            <text:p>272.57</text:p>
          </table:table-cell>
          <table:table-cell office:value-type="float" office:value="337.83" calcext:value-type="float">
            <text:p>337.83</text:p>
          </table:table-cell>
        </table:table-row>
        <table:table-row table:style-name="ro1">
          <table:table-cell office:value-type="float" office:value="3999170" calcext:value-type="float">
            <text:p>3999170</text:p>
          </table:table-cell>
          <table:table-cell table:formula="of:=TIME( ; ;[.A252]/1000)" office:value-type="time" office:time-value="PT01H06M39.17S" calcext:value-type="time">
            <text:p>01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73.64" calcext:value-type="float">
            <text:p>273.64</text:p>
          </table:table-cell>
          <table:table-cell office:value-type="float" office:value="339.13" calcext:value-type="float">
            <text:p>339.13</text:p>
          </table:table-cell>
        </table:table-row>
        <table:table-row table:style-name="ro1">
          <table:table-cell office:value-type="float" office:value="4015170" calcext:value-type="float">
            <text:p>4015170</text:p>
          </table:table-cell>
          <table:table-cell table:formula="of:=TIME( ; ;[.A253]/1000)" office:value-type="time" office:time-value="PT01H06M55.17S" calcext:value-type="time">
            <text:p>01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74.72" calcext:value-type="float">
            <text:p>274.72</text:p>
          </table:table-cell>
          <table:table-cell office:value-type="float" office:value="340.43" calcext:value-type="float">
            <text:p>340.43</text:p>
          </table:table-cell>
        </table:table-row>
        <table:table-row table:style-name="ro1">
          <table:table-cell office:value-type="float" office:value="4031170" calcext:value-type="float">
            <text:p>4031170</text:p>
          </table:table-cell>
          <table:table-cell table:formula="of:=TIME( ; ;[.A254]/1000)" office:value-type="time" office:time-value="PT01H07M11.17S" calcext:value-type="time">
            <text:p>01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75.79" calcext:value-type="float">
            <text:p>275.79</text:p>
          </table:table-cell>
          <table:table-cell office:value-type="float" office:value="341.72" calcext:value-type="float">
            <text:p>341.72</text:p>
          </table:table-cell>
        </table:table-row>
        <table:table-row table:style-name="ro1">
          <table:table-cell office:value-type="float" office:value="4047170" calcext:value-type="float">
            <text:p>4047170</text:p>
          </table:table-cell>
          <table:table-cell table:formula="of:=TIME( ; ;[.A255]/1000)" office:value-type="time" office:time-value="PT01H07M27.17S" calcext:value-type="time">
            <text:p>01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76.86" calcext:value-type="float">
            <text:p>276.86</text:p>
          </table:table-cell>
          <table:table-cell office:value-type="float" office:value="343.02" calcext:value-type="float">
            <text:p>343.02</text:p>
          </table:table-cell>
        </table:table-row>
        <table:table-row table:style-name="ro1">
          <table:table-cell office:value-type="float" office:value="4063170" calcext:value-type="float">
            <text:p>4063170</text:p>
          </table:table-cell>
          <table:table-cell table:formula="of:=TIME( ; ;[.A256]/1000)" office:value-type="time" office:time-value="PT01H07M43.17S" calcext:value-type="time">
            <text:p>01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77.93" calcext:value-type="float">
            <text:p>277.93</text:p>
          </table:table-cell>
          <table:table-cell office:value-type="float" office:value="344.32" calcext:value-type="float">
            <text:p>344.32</text:p>
          </table:table-cell>
        </table:table-row>
        <table:table-row table:style-name="ro1">
          <table:table-cell office:value-type="float" office:value="4079170" calcext:value-type="float">
            <text:p>4079170</text:p>
          </table:table-cell>
          <table:table-cell table:formula="of:=TIME( ; ;[.A257]/1000)" office:value-type="time" office:time-value="PT01H07M59.17S" calcext:value-type="time">
            <text:p>01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79" calcext:value-type="float">
            <text:p>279</text:p>
          </table:table-cell>
          <table:table-cell office:value-type="float" office:value="345.62" calcext:value-type="float">
            <text:p>345.62</text:p>
          </table:table-cell>
        </table:table-row>
        <table:table-row table:style-name="ro1">
          <table:table-cell office:value-type="float" office:value="4095170" calcext:value-type="float">
            <text:p>4095170</text:p>
          </table:table-cell>
          <table:table-cell table:formula="of:=TIME( ; ;[.A258]/1000)" office:value-type="time" office:time-value="PT01H08M15.17S" calcext:value-type="time">
            <text:p>01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1.15" calcext:value-type="float">
            <text:p>291.15</text:p>
          </table:table-cell>
          <table:table-cell office:value-type="float" office:value="280.07" calcext:value-type="float">
            <text:p>280.07</text:p>
          </table:table-cell>
          <table:table-cell office:value-type="float" office:value="346.92" calcext:value-type="float">
            <text:p>346.92</text:p>
          </table:table-cell>
        </table:table-row>
        <table:table-row table:style-name="ro1">
          <table:table-cell office:value-type="float" office:value="4111170" calcext:value-type="float">
            <text:p>4111170</text:p>
          </table:table-cell>
          <table:table-cell table:formula="of:=TIME( ; ;[.A259]/1000)" office:value-type="time" office:time-value="PT01H08M31.17S" calcext:value-type="time">
            <text:p>01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281.14" calcext:value-type="float">
            <text:p>281.14</text:p>
          </table:table-cell>
          <table:table-cell office:value-type="float" office:value="348.21" calcext:value-type="float">
            <text:p>348.21</text:p>
          </table:table-cell>
        </table:table-row>
        <table:table-row table:style-name="ro1">
          <table:table-cell office:value-type="float" office:value="4127170" calcext:value-type="float">
            <text:p>4127170</text:p>
          </table:table-cell>
          <table:table-cell table:formula="of:=TIME( ; ;[.A260]/1000)" office:value-type="time" office:time-value="PT01H08M47.17S" calcext:value-type="time">
            <text:p>01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82.21" calcext:value-type="float">
            <text:p>282.21</text:p>
          </table:table-cell>
          <table:table-cell office:value-type="float" office:value="349.51" calcext:value-type="float">
            <text:p>349.51</text:p>
          </table:table-cell>
        </table:table-row>
        <table:table-row table:style-name="ro1">
          <table:table-cell office:value-type="float" office:value="4143170" calcext:value-type="float">
            <text:p>4143170</text:p>
          </table:table-cell>
          <table:table-cell table:formula="of:=TIME( ; ;[.A261]/1000)" office:value-type="time" office:time-value="PT01H09M03.17S" calcext:value-type="time">
            <text:p>01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83.28" calcext:value-type="float">
            <text:p>283.28</text:p>
          </table:table-cell>
          <table:table-cell office:value-type="float" office:value="350.81" calcext:value-type="float">
            <text:p>350.81</text:p>
          </table:table-cell>
        </table:table-row>
        <table:table-row table:style-name="ro1">
          <table:table-cell office:value-type="float" office:value="4159170" calcext:value-type="float">
            <text:p>4159170</text:p>
          </table:table-cell>
          <table:table-cell table:formula="of:=TIME( ; ;[.A262]/1000)" office:value-type="time" office:time-value="PT01H09M19.17S" calcext:value-type="time">
            <text:p>01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84.35" calcext:value-type="float">
            <text:p>284.35</text:p>
          </table:table-cell>
          <table:table-cell office:value-type="float" office:value="352.11" calcext:value-type="float">
            <text:p>352.11</text:p>
          </table:table-cell>
        </table:table-row>
        <table:table-row table:style-name="ro1">
          <table:table-cell office:value-type="float" office:value="4175170" calcext:value-type="float">
            <text:p>4175170</text:p>
          </table:table-cell>
          <table:table-cell table:formula="of:=TIME( ; ;[.A263]/1000)" office:value-type="time" office:time-value="PT01H09M35.17S" calcext:value-type="time">
            <text:p>01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285.43" calcext:value-type="float">
            <text:p>285.43</text:p>
          </table:table-cell>
          <table:table-cell office:value-type="float" office:value="353.4" calcext:value-type="float">
            <text:p>353.4</text:p>
          </table:table-cell>
        </table:table-row>
        <table:table-row table:style-name="ro1">
          <table:table-cell office:value-type="float" office:value="4191170" calcext:value-type="float">
            <text:p>4191170</text:p>
          </table:table-cell>
          <table:table-cell table:formula="of:=TIME( ; ;[.A264]/1000)" office:value-type="time" office:time-value="PT01H09M51.17S" calcext:value-type="time">
            <text:p>01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86.5" calcext:value-type="float">
            <text:p>286.5</text:p>
          </table:table-cell>
          <table:table-cell office:value-type="float" office:value="354.7" calcext:value-type="float">
            <text:p>354.7</text:p>
          </table:table-cell>
        </table:table-row>
        <table:table-row table:style-name="ro1">
          <table:table-cell office:value-type="float" office:value="4207170" calcext:value-type="float">
            <text:p>4207170</text:p>
          </table:table-cell>
          <table:table-cell table:formula="of:=TIME( ; ;[.A265]/1000)" office:value-type="time" office:time-value="PT01H10M07.17S" calcext:value-type="time">
            <text:p>01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287.57" calcext:value-type="float">
            <text:p>287.57</text:p>
          </table:table-cell>
          <table:table-cell office:value-type="float" office:value="355.99" calcext:value-type="float">
            <text:p>355.99</text:p>
          </table:table-cell>
        </table:table-row>
        <table:table-row table:style-name="ro1">
          <table:table-cell office:value-type="float" office:value="4223170" calcext:value-type="float">
            <text:p>4223170</text:p>
          </table:table-cell>
          <table:table-cell table:formula="of:=TIME( ; ;[.A266]/1000)" office:value-type="time" office:time-value="PT01H10M23.17S" calcext:value-type="time">
            <text:p>01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88.64" calcext:value-type="float">
            <text:p>288.64</text:p>
          </table:table-cell>
          <table:table-cell office:value-type="float" office:value="357.29" calcext:value-type="float">
            <text:p>357.29</text:p>
          </table:table-cell>
        </table:table-row>
        <table:table-row table:style-name="ro1">
          <table:table-cell office:value-type="float" office:value="4239170" calcext:value-type="float">
            <text:p>4239170</text:p>
          </table:table-cell>
          <table:table-cell table:formula="of:=TIME( ; ;[.A267]/1000)" office:value-type="time" office:time-value="PT01H10M39.17S" calcext:value-type="time">
            <text:p>01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89.71" calcext:value-type="float">
            <text:p>289.71</text:p>
          </table:table-cell>
          <table:table-cell office:value-type="float" office:value="358.58" calcext:value-type="float">
            <text:p>358.58</text:p>
          </table:table-cell>
        </table:table-row>
        <table:table-row table:style-name="ro1">
          <table:table-cell office:value-type="float" office:value="4255170" calcext:value-type="float">
            <text:p>4255170</text:p>
          </table:table-cell>
          <table:table-cell table:formula="of:=TIME( ; ;[.A268]/1000)" office:value-type="time" office:time-value="PT01H10M55.17S" calcext:value-type="time">
            <text:p>01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90.78" calcext:value-type="float">
            <text:p>290.78</text:p>
          </table:table-cell>
          <table:table-cell office:value-type="float" office:value="359.88" calcext:value-type="float">
            <text:p>359.88</text:p>
          </table:table-cell>
        </table:table-row>
        <table:table-row table:style-name="ro1">
          <table:table-cell office:value-type="float" office:value="4271170" calcext:value-type="float">
            <text:p>4271170</text:p>
          </table:table-cell>
          <table:table-cell table:formula="of:=TIME( ; ;[.A269]/1000)" office:value-type="time" office:time-value="PT01H11M11.17S" calcext:value-type="time">
            <text:p>01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91.85" calcext:value-type="float">
            <text:p>291.85</text:p>
          </table:table-cell>
          <table:table-cell office:value-type="float" office:value="361.17" calcext:value-type="float">
            <text:p>361.17</text:p>
          </table:table-cell>
        </table:table-row>
        <table:table-row table:style-name="ro1">
          <table:table-cell office:value-type="float" office:value="4287170" calcext:value-type="float">
            <text:p>4287170</text:p>
          </table:table-cell>
          <table:table-cell table:formula="of:=TIME( ; ;[.A270]/1000)" office:value-type="time" office:time-value="PT01H11M27.17S" calcext:value-type="time">
            <text:p>01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92.92" calcext:value-type="float">
            <text:p>292.92</text:p>
          </table:table-cell>
          <table:table-cell office:value-type="float" office:value="362.47" calcext:value-type="float">
            <text:p>362.47</text:p>
          </table:table-cell>
        </table:table-row>
        <table:table-row table:style-name="ro1">
          <table:table-cell office:value-type="float" office:value="4303170" calcext:value-type="float">
            <text:p>4303170</text:p>
          </table:table-cell>
          <table:table-cell table:formula="of:=TIME( ; ;[.A271]/1000)" office:value-type="time" office:time-value="PT01H11M43.17S" calcext:value-type="time">
            <text:p>01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93.99" calcext:value-type="float">
            <text:p>293.99</text:p>
          </table:table-cell>
          <table:table-cell office:value-type="float" office:value="363.76" calcext:value-type="float">
            <text:p>363.76</text:p>
          </table:table-cell>
        </table:table-row>
        <table:table-row table:style-name="ro1">
          <table:table-cell office:value-type="float" office:value="4319170" calcext:value-type="float">
            <text:p>4319170</text:p>
          </table:table-cell>
          <table:table-cell table:formula="of:=TIME( ; ;[.A272]/1000)" office:value-type="time" office:time-value="PT01H11M59.17S" calcext:value-type="time">
            <text:p>01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5.06" calcext:value-type="float">
            <text:p>295.06</text:p>
          </table:table-cell>
          <table:table-cell office:value-type="float" office:value="365.06" calcext:value-type="float">
            <text:p>365.06</text:p>
          </table:table-cell>
        </table:table-row>
        <table:table-row table:style-name="ro1">
          <table:table-cell office:value-type="float" office:value="4335170" calcext:value-type="float">
            <text:p>4335170</text:p>
          </table:table-cell>
          <table:table-cell table:formula="of:=TIME( ; ;[.A273]/1000)" office:value-type="time" office:time-value="PT01H12M15.17S" calcext:value-type="time">
            <text:p>01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296.13" calcext:value-type="float">
            <text:p>296.13</text:p>
          </table:table-cell>
          <table:table-cell office:value-type="float" office:value="366.35" calcext:value-type="float">
            <text:p>366.35</text:p>
          </table:table-cell>
        </table:table-row>
        <table:table-row table:style-name="ro1">
          <table:table-cell office:value-type="float" office:value="4351170" calcext:value-type="float">
            <text:p>4351170</text:p>
          </table:table-cell>
          <table:table-cell table:formula="of:=TIME( ; ;[.A274]/1000)" office:value-type="time" office:time-value="PT01H12M31.17S" calcext:value-type="time">
            <text:p>01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297.19" calcext:value-type="float">
            <text:p>297.19</text:p>
          </table:table-cell>
          <table:table-cell office:value-type="float" office:value="367.64" calcext:value-type="float">
            <text:p>367.64</text:p>
          </table:table-cell>
        </table:table-row>
        <table:table-row table:style-name="ro1">
          <table:table-cell office:value-type="float" office:value="4367170" calcext:value-type="float">
            <text:p>4367170</text:p>
          </table:table-cell>
          <table:table-cell table:formula="of:=TIME( ; ;[.A275]/1000)" office:value-type="time" office:time-value="PT01H12M47.17S" calcext:value-type="time">
            <text:p>01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298.26" calcext:value-type="float">
            <text:p>298.26</text:p>
          </table:table-cell>
          <table:table-cell office:value-type="float" office:value="368.93" calcext:value-type="float">
            <text:p>368.93</text:p>
          </table:table-cell>
        </table:table-row>
        <table:table-row table:style-name="ro1">
          <table:table-cell office:value-type="float" office:value="4383170" calcext:value-type="float">
            <text:p>4383170</text:p>
          </table:table-cell>
          <table:table-cell table:formula="of:=TIME( ; ;[.A276]/1000)" office:value-type="time" office:time-value="PT01H13M03.17S" calcext:value-type="time">
            <text:p>01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299.33" calcext:value-type="float">
            <text:p>299.33</text:p>
          </table:table-cell>
          <table:table-cell office:value-type="float" office:value="370.23" calcext:value-type="float">
            <text:p>370.23</text:p>
          </table:table-cell>
        </table:table-row>
        <table:table-row table:style-name="ro1">
          <table:table-cell office:value-type="float" office:value="4399170" calcext:value-type="float">
            <text:p>4399170</text:p>
          </table:table-cell>
          <table:table-cell table:formula="of:=TIME( ; ;[.A277]/1000)" office:value-type="time" office:time-value="PT01H13M19.17S" calcext:value-type="time">
            <text:p>01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0.4" calcext:value-type="float">
            <text:p>300.4</text:p>
          </table:table-cell>
          <table:table-cell office:value-type="float" office:value="371.52" calcext:value-type="float">
            <text:p>371.52</text:p>
          </table:table-cell>
        </table:table-row>
        <table:table-row table:style-name="ro1">
          <table:table-cell office:value-type="float" office:value="4415170" calcext:value-type="float">
            <text:p>4415170</text:p>
          </table:table-cell>
          <table:table-cell table:formula="of:=TIME( ; ;[.A278]/1000)" office:value-type="time" office:time-value="PT01H13M35.17S" calcext:value-type="time">
            <text:p>01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01.47" calcext:value-type="float">
            <text:p>301.47</text:p>
          </table:table-cell>
          <table:table-cell office:value-type="float" office:value="372.81" calcext:value-type="float">
            <text:p>372.81</text:p>
          </table:table-cell>
        </table:table-row>
        <table:table-row table:style-name="ro1">
          <table:table-cell office:value-type="float" office:value="4431170" calcext:value-type="float">
            <text:p>4431170</text:p>
          </table:table-cell>
          <table:table-cell table:formula="of:=TIME( ; ;[.A279]/1000)" office:value-type="time" office:time-value="PT01H13M51.17S" calcext:value-type="time">
            <text:p>01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02.54" calcext:value-type="float">
            <text:p>302.54</text:p>
          </table:table-cell>
          <table:table-cell office:value-type="float" office:value="374.1" calcext:value-type="float">
            <text:p>374.1</text:p>
          </table:table-cell>
        </table:table-row>
        <table:table-row table:style-name="ro1">
          <table:table-cell office:value-type="float" office:value="4447170" calcext:value-type="float">
            <text:p>4447170</text:p>
          </table:table-cell>
          <table:table-cell table:formula="of:=TIME( ; ;[.A280]/1000)" office:value-type="time" office:time-value="PT01H14M07.17S" calcext:value-type="time">
            <text:p>01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03.61" calcext:value-type="float">
            <text:p>303.61</text:p>
          </table:table-cell>
          <table:table-cell office:value-type="float" office:value="375.39" calcext:value-type="float">
            <text:p>375.39</text:p>
          </table:table-cell>
        </table:table-row>
        <table:table-row table:style-name="ro1">
          <table:table-cell office:value-type="float" office:value="4463170" calcext:value-type="float">
            <text:p>4463170</text:p>
          </table:table-cell>
          <table:table-cell table:formula="of:=TIME( ; ;[.A281]/1000)" office:value-type="time" office:time-value="PT01H14M23.17S" calcext:value-type="time">
            <text:p>01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3" calcext:value-type="float">
            <text:p>290.53</text:p>
          </table:table-cell>
          <table:table-cell office:value-type="float" office:value="304.68" calcext:value-type="float">
            <text:p>304.68</text:p>
          </table:table-cell>
          <table:table-cell office:value-type="float" office:value="376.69" calcext:value-type="float">
            <text:p>376.69</text:p>
          </table:table-cell>
        </table:table-row>
        <table:table-row table:style-name="ro1">
          <table:table-cell office:value-type="float" office:value="4479170" calcext:value-type="float">
            <text:p>4479170</text:p>
          </table:table-cell>
          <table:table-cell table:formula="of:=TIME( ; ;[.A282]/1000)" office:value-type="time" office:time-value="PT01H14M39.17S" calcext:value-type="time">
            <text:p>01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2" calcext:value-type="float">
            <text:p>290.42</text:p>
          </table:table-cell>
          <table:table-cell office:value-type="float" office:value="305.75" calcext:value-type="float">
            <text:p>305.75</text:p>
          </table:table-cell>
          <table:table-cell office:value-type="float" office:value="377.98" calcext:value-type="float">
            <text:p>377.98</text:p>
          </table:table-cell>
        </table:table-row>
        <table:table-row table:style-name="ro1">
          <table:table-cell office:value-type="float" office:value="4495170" calcext:value-type="float">
            <text:p>4495170</text:p>
          </table:table-cell>
          <table:table-cell table:formula="of:=TIME( ; ;[.A283]/1000)" office:value-type="time" office:time-value="PT01H14M55.17S" calcext:value-type="time">
            <text:p>01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06.81" calcext:value-type="float">
            <text:p>306.81</text:p>
          </table:table-cell>
          <table:table-cell office:value-type="float" office:value="379.27" calcext:value-type="float">
            <text:p>379.27</text:p>
          </table:table-cell>
        </table:table-row>
        <table:table-row table:style-name="ro1">
          <table:table-cell office:value-type="float" office:value="4511170" calcext:value-type="float">
            <text:p>4511170</text:p>
          </table:table-cell>
          <table:table-cell table:formula="of:=TIME( ; ;[.A284]/1000)" office:value-type="time" office:time-value="PT01H15M11.17S" calcext:value-type="time">
            <text:p>01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07.88" calcext:value-type="float">
            <text:p>307.88</text:p>
          </table:table-cell>
          <table:table-cell office:value-type="float" office:value="380.56" calcext:value-type="float">
            <text:p>380.56</text:p>
          </table:table-cell>
        </table:table-row>
        <table:table-row table:style-name="ro1">
          <table:table-cell office:value-type="float" office:value="4527170" calcext:value-type="float">
            <text:p>4527170</text:p>
          </table:table-cell>
          <table:table-cell table:formula="of:=TIME( ; ;[.A285]/1000)" office:value-type="time" office:time-value="PT01H15M27.17S" calcext:value-type="time">
            <text:p>01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08.95" calcext:value-type="float">
            <text:p>308.95</text:p>
          </table:table-cell>
          <table:table-cell office:value-type="float" office:value="381.85" calcext:value-type="float">
            <text:p>381.85</text:p>
          </table:table-cell>
        </table:table-row>
        <table:table-row table:style-name="ro1">
          <table:table-cell office:value-type="float" office:value="4543170" calcext:value-type="float">
            <text:p>4543170</text:p>
          </table:table-cell>
          <table:table-cell table:formula="of:=TIME( ; ;[.A286]/1000)" office:value-type="time" office:time-value="PT01H15M43.17S" calcext:value-type="time">
            <text:p>01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10.02" calcext:value-type="float">
            <text:p>310.02</text:p>
          </table:table-cell>
          <table:table-cell office:value-type="float" office:value="383.14" calcext:value-type="float">
            <text:p>383.14</text:p>
          </table:table-cell>
        </table:table-row>
        <table:table-row table:style-name="ro1">
          <table:table-cell office:value-type="float" office:value="4559170" calcext:value-type="float">
            <text:p>4559170</text:p>
          </table:table-cell>
          <table:table-cell table:formula="of:=TIME( ; ;[.A287]/1000)" office:value-type="time" office:time-value="PT01H15M59.17S" calcext:value-type="time">
            <text:p>01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11.09" calcext:value-type="float">
            <text:p>311.09</text:p>
          </table:table-cell>
          <table:table-cell office:value-type="float" office:value="384.43" calcext:value-type="float">
            <text:p>384.43</text:p>
          </table:table-cell>
        </table:table-row>
        <table:table-row table:style-name="ro1">
          <table:table-cell office:value-type="float" office:value="4575170" calcext:value-type="float">
            <text:p>4575170</text:p>
          </table:table-cell>
          <table:table-cell table:formula="of:=TIME( ; ;[.A288]/1000)" office:value-type="time" office:time-value="PT01H16M15.17S" calcext:value-type="time">
            <text:p>01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12.16" calcext:value-type="float">
            <text:p>312.16</text:p>
          </table:table-cell>
          <table:table-cell office:value-type="float" office:value="385.72" calcext:value-type="float">
            <text:p>385.72</text:p>
          </table:table-cell>
        </table:table-row>
        <table:table-row table:style-name="ro1">
          <table:table-cell office:value-type="float" office:value="4591170" calcext:value-type="float">
            <text:p>4591170</text:p>
          </table:table-cell>
          <table:table-cell table:formula="of:=TIME( ; ;[.A289]/1000)" office:value-type="time" office:time-value="PT01H16M31.17S" calcext:value-type="time">
            <text:p>01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13.22" calcext:value-type="float">
            <text:p>313.22</text:p>
          </table:table-cell>
          <table:table-cell office:value-type="float" office:value="387.01" calcext:value-type="float">
            <text:p>387.01</text:p>
          </table:table-cell>
        </table:table-row>
        <table:table-row table:style-name="ro1">
          <table:table-cell office:value-type="float" office:value="4607170" calcext:value-type="float">
            <text:p>4607170</text:p>
          </table:table-cell>
          <table:table-cell table:formula="of:=TIME( ; ;[.A290]/1000)" office:value-type="time" office:time-value="PT01H16M47.17S" calcext:value-type="time">
            <text:p>01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14.29" calcext:value-type="float">
            <text:p>314.29</text:p>
          </table:table-cell>
          <table:table-cell office:value-type="float" office:value="388.3" calcext:value-type="float">
            <text:p>388.3</text:p>
          </table:table-cell>
        </table:table-row>
        <table:table-row table:style-name="ro1">
          <table:table-cell office:value-type="float" office:value="4623170" calcext:value-type="float">
            <text:p>4623170</text:p>
          </table:table-cell>
          <table:table-cell table:formula="of:=TIME( ; ;[.A291]/1000)" office:value-type="time" office:time-value="PT01H17M03.17S" calcext:value-type="time">
            <text:p>01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15.36" calcext:value-type="float">
            <text:p>315.36</text:p>
          </table:table-cell>
          <table:table-cell office:value-type="float" office:value="389.59" calcext:value-type="float">
            <text:p>389.59</text:p>
          </table:table-cell>
        </table:table-row>
        <table:table-row table:style-name="ro1">
          <table:table-cell office:value-type="float" office:value="4639170" calcext:value-type="float">
            <text:p>4639170</text:p>
          </table:table-cell>
          <table:table-cell table:formula="of:=TIME( ; ;[.A292]/1000)" office:value-type="time" office:time-value="PT01H17M19.17S" calcext:value-type="time">
            <text:p>01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16.43" calcext:value-type="float">
            <text:p>316.43</text:p>
          </table:table-cell>
          <table:table-cell office:value-type="float" office:value="390.88" calcext:value-type="float">
            <text:p>390.88</text:p>
          </table:table-cell>
        </table:table-row>
        <table:table-row table:style-name="ro1">
          <table:table-cell office:value-type="float" office:value="4655170" calcext:value-type="float">
            <text:p>4655170</text:p>
          </table:table-cell>
          <table:table-cell table:formula="of:=TIME( ; ;[.A293]/1000)" office:value-type="time" office:time-value="PT01H17M35.17S" calcext:value-type="time">
            <text:p>01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17.49" calcext:value-type="float">
            <text:p>317.49</text:p>
          </table:table-cell>
          <table:table-cell office:value-type="float" office:value="392.17" calcext:value-type="float">
            <text:p>392.17</text:p>
          </table:table-cell>
        </table:table-row>
        <table:table-row table:style-name="ro1">
          <table:table-cell office:value-type="float" office:value="4671170" calcext:value-type="float">
            <text:p>4671170</text:p>
          </table:table-cell>
          <table:table-cell table:formula="of:=TIME( ; ;[.A294]/1000)" office:value-type="time" office:time-value="PT01H17M51.17S" calcext:value-type="time">
            <text:p>01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318.56" calcext:value-type="float">
            <text:p>318.56</text:p>
          </table:table-cell>
          <table:table-cell office:value-type="float" office:value="393.46" calcext:value-type="float">
            <text:p>393.46</text:p>
          </table:table-cell>
        </table:table-row>
        <table:table-row table:style-name="ro1">
          <table:table-cell office:value-type="float" office:value="4687170" calcext:value-type="float">
            <text:p>4687170</text:p>
          </table:table-cell>
          <table:table-cell table:formula="of:=TIME( ; ;[.A295]/1000)" office:value-type="time" office:time-value="PT01H18M07.17S" calcext:value-type="time">
            <text:p>01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319.63" calcext:value-type="float">
            <text:p>319.63</text:p>
          </table:table-cell>
          <table:table-cell office:value-type="float" office:value="394.75" calcext:value-type="float">
            <text:p>394.75</text:p>
          </table:table-cell>
        </table:table-row>
        <table:table-row table:style-name="ro1">
          <table:table-cell office:value-type="float" office:value="4703170" calcext:value-type="float">
            <text:p>4703170</text:p>
          </table:table-cell>
          <table:table-cell table:formula="of:=TIME( ; ;[.A296]/1000)" office:value-type="time" office:time-value="PT01H18M23.17S" calcext:value-type="time">
            <text:p>01:18:23</text:p>
          </table:table-cell>
          <table:table-cell office:value-type="float" office:value="1.2" calcext:value-type="float">
            <text:p>1.2</text:p>
          </table:table-cell>
          <table:table-cell office:value-type="float" office:value="240.2" calcext:value-type="float">
            <text:p>240.2</text:p>
          </table:table-cell>
          <table:table-cell office:value-type="float" office:value="289.2" calcext:value-type="float">
            <text:p>289.2</text:p>
          </table:table-cell>
          <table:table-cell office:value-type="float" office:value="320.7" calcext:value-type="float">
            <text:p>320.7</text:p>
          </table:table-cell>
          <table:table-cell office:value-type="float" office:value="396.04" calcext:value-type="float">
            <text:p>396.04</text:p>
          </table:table-cell>
        </table:table-row>
        <table:table-row table:style-name="ro1">
          <table:table-cell office:value-type="float" office:value="4719170" calcext:value-type="float">
            <text:p>4719170</text:p>
          </table:table-cell>
          <table:table-cell table:formula="of:=TIME( ; ;[.A297]/1000)" office:value-type="time" office:time-value="PT01H18M39.17S" calcext:value-type="time">
            <text:p>01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21.76" calcext:value-type="float">
            <text:p>321.76</text:p>
          </table:table-cell>
          <table:table-cell office:value-type="float" office:value="397.32" calcext:value-type="float">
            <text:p>397.32</text:p>
          </table:table-cell>
        </table:table-row>
        <table:table-row table:style-name="ro1">
          <table:table-cell office:value-type="float" office:value="4735170" calcext:value-type="float">
            <text:p>4735170</text:p>
          </table:table-cell>
          <table:table-cell table:formula="of:=TIME( ; ;[.A298]/1000)" office:value-type="time" office:time-value="PT01H18M55.17S" calcext:value-type="time">
            <text:p>01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22.83" calcext:value-type="float">
            <text:p>322.83</text:p>
          </table:table-cell>
          <table:table-cell office:value-type="float" office:value="398.61" calcext:value-type="float">
            <text:p>398.61</text:p>
          </table:table-cell>
        </table:table-row>
        <table:table-row table:style-name="ro1">
          <table:table-cell office:value-type="float" office:value="4751170" calcext:value-type="float">
            <text:p>4751170</text:p>
          </table:table-cell>
          <table:table-cell table:formula="of:=TIME( ; ;[.A299]/1000)" office:value-type="time" office:time-value="PT01H19M11.17S" calcext:value-type="time">
            <text:p>01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23.9" calcext:value-type="float">
            <text:p>323.9</text:p>
          </table:table-cell>
          <table:table-cell office:value-type="float" office:value="399.9" calcext:value-type="float">
            <text:p>399.9</text:p>
          </table:table-cell>
        </table:table-row>
        <table:table-row table:style-name="ro1">
          <table:table-cell office:value-type="float" office:value="4767170" calcext:value-type="float">
            <text:p>4767170</text:p>
          </table:table-cell>
          <table:table-cell table:formula="of:=TIME( ; ;[.A300]/1000)" office:value-type="time" office:time-value="PT01H19M27.17S" calcext:value-type="time">
            <text:p>01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24.96" calcext:value-type="float">
            <text:p>324.96</text:p>
          </table:table-cell>
          <table:table-cell office:value-type="float" office:value="401.19" calcext:value-type="float">
            <text:p>401.19</text:p>
          </table:table-cell>
        </table:table-row>
        <table:table-row table:style-name="ro1">
          <table:table-cell office:value-type="float" office:value="4783170" calcext:value-type="float">
            <text:p>4783170</text:p>
          </table:table-cell>
          <table:table-cell table:formula="of:=TIME( ; ;[.A301]/1000)" office:value-type="time" office:time-value="PT01H19M43.17S" calcext:value-type="time">
            <text:p>01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26.03" calcext:value-type="float">
            <text:p>326.03</text:p>
          </table:table-cell>
          <table:table-cell office:value-type="float" office:value="402.48" calcext:value-type="float">
            <text:p>402.48</text:p>
          </table:table-cell>
        </table:table-row>
        <table:table-row table:style-name="ro1">
          <table:table-cell office:value-type="float" office:value="4799170" calcext:value-type="float">
            <text:p>4799170</text:p>
          </table:table-cell>
          <table:table-cell table:formula="of:=TIME( ; ;[.A302]/1000)" office:value-type="time" office:time-value="PT01H19M59.17S" calcext:value-type="time">
            <text:p>01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27.1" calcext:value-type="float">
            <text:p>327.1</text:p>
          </table:table-cell>
          <table:table-cell office:value-type="float" office:value="403.77" calcext:value-type="float">
            <text:p>403.77</text:p>
          </table:table-cell>
        </table:table-row>
        <table:table-row table:style-name="ro1">
          <table:table-cell office:value-type="float" office:value="4815170" calcext:value-type="float">
            <text:p>4815170</text:p>
          </table:table-cell>
          <table:table-cell table:formula="of:=TIME( ; ;[.A303]/1000)" office:value-type="time" office:time-value="PT01H20M15.17S" calcext:value-type="time">
            <text:p>01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28.16" calcext:value-type="float">
            <text:p>328.16</text:p>
          </table:table-cell>
          <table:table-cell office:value-type="float" office:value="405.05" calcext:value-type="float">
            <text:p>405.05</text:p>
          </table:table-cell>
        </table:table-row>
        <table:table-row table:style-name="ro1">
          <table:table-cell office:value-type="float" office:value="4831170" calcext:value-type="float">
            <text:p>4831170</text:p>
          </table:table-cell>
          <table:table-cell table:formula="of:=TIME( ; ;[.A304]/1000)" office:value-type="time" office:time-value="PT01H20M31.17S" calcext:value-type="time">
            <text:p>01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329.23" calcext:value-type="float">
            <text:p>329.23</text:p>
          </table:table-cell>
          <table:table-cell office:value-type="float" office:value="406.34" calcext:value-type="float">
            <text:p>406.34</text:p>
          </table:table-cell>
        </table:table-row>
        <table:table-row table:style-name="ro1">
          <table:table-cell office:value-type="float" office:value="4847170" calcext:value-type="float">
            <text:p>4847170</text:p>
          </table:table-cell>
          <table:table-cell table:formula="of:=TIME( ; ;[.A305]/1000)" office:value-type="time" office:time-value="PT01H20M47.17S" calcext:value-type="time">
            <text:p>01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30.3" calcext:value-type="float">
            <text:p>330.3</text:p>
          </table:table-cell>
          <table:table-cell office:value-type="float" office:value="407.63" calcext:value-type="float">
            <text:p>407.63</text:p>
          </table:table-cell>
        </table:table-row>
        <table:table-row table:style-name="ro1">
          <table:table-cell office:value-type="float" office:value="4863170" calcext:value-type="float">
            <text:p>4863170</text:p>
          </table:table-cell>
          <table:table-cell table:formula="of:=TIME( ; ;[.A306]/1000)" office:value-type="time" office:time-value="PT01H21M03.17S" calcext:value-type="time">
            <text:p>01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31.37" calcext:value-type="float">
            <text:p>331.37</text:p>
          </table:table-cell>
          <table:table-cell office:value-type="float" office:value="408.91" calcext:value-type="float">
            <text:p>408.91</text:p>
          </table:table-cell>
        </table:table-row>
        <table:table-row table:style-name="ro1">
          <table:table-cell office:value-type="float" office:value="4879170" calcext:value-type="float">
            <text:p>4879170</text:p>
          </table:table-cell>
          <table:table-cell table:formula="of:=TIME( ; ;[.A307]/1000)" office:value-type="time" office:time-value="PT01H21M19.17S" calcext:value-type="time">
            <text:p>01:21:19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332.43" calcext:value-type="float">
            <text:p>332.43</text:p>
          </table:table-cell>
          <table:table-cell office:value-type="float" office:value="410.2" calcext:value-type="float">
            <text:p>410.2</text:p>
          </table:table-cell>
        </table:table-row>
        <table:table-row table:style-name="ro1">
          <table:table-cell office:value-type="float" office:value="4895170" calcext:value-type="float">
            <text:p>4895170</text:p>
          </table:table-cell>
          <table:table-cell table:formula="of:=TIME( ; ;[.A308]/1000)" office:value-type="time" office:time-value="PT01H21M35.17S" calcext:value-type="time">
            <text:p>01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33.5" calcext:value-type="float">
            <text:p>333.5</text:p>
          </table:table-cell>
          <table:table-cell office:value-type="float" office:value="411.49" calcext:value-type="float">
            <text:p>411.49</text:p>
          </table:table-cell>
        </table:table-row>
        <table:table-row table:style-name="ro1">
          <table:table-cell office:value-type="float" office:value="4911170" calcext:value-type="float">
            <text:p>4911170</text:p>
          </table:table-cell>
          <table:table-cell table:formula="of:=TIME( ; ;[.A309]/1000)" office:value-type="time" office:time-value="PT01H21M51.17S" calcext:value-type="time">
            <text:p>01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34.56" calcext:value-type="float">
            <text:p>334.56</text:p>
          </table:table-cell>
          <table:table-cell office:value-type="float" office:value="412.77" calcext:value-type="float">
            <text:p>412.77</text:p>
          </table:table-cell>
        </table:table-row>
        <table:table-row table:style-name="ro1">
          <table:table-cell office:value-type="float" office:value="4927170" calcext:value-type="float">
            <text:p>4927170</text:p>
          </table:table-cell>
          <table:table-cell table:formula="of:=TIME( ; ;[.A310]/1000)" office:value-type="time" office:time-value="PT01H22M07.17S" calcext:value-type="time">
            <text:p>01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35.63" calcext:value-type="float">
            <text:p>335.63</text:p>
          </table:table-cell>
          <table:table-cell office:value-type="float" office:value="414.06" calcext:value-type="float">
            <text:p>414.06</text:p>
          </table:table-cell>
        </table:table-row>
        <table:table-row table:style-name="ro1">
          <table:table-cell office:value-type="float" office:value="4943170" calcext:value-type="float">
            <text:p>4943170</text:p>
          </table:table-cell>
          <table:table-cell table:formula="of:=TIME( ; ;[.A311]/1000)" office:value-type="time" office:time-value="PT01H22M23.17S" calcext:value-type="time">
            <text:p>01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36.7" calcext:value-type="float">
            <text:p>336.7</text:p>
          </table:table-cell>
          <table:table-cell office:value-type="float" office:value="415.34" calcext:value-type="float">
            <text:p>415.34</text:p>
          </table:table-cell>
        </table:table-row>
        <table:table-row table:style-name="ro1">
          <table:table-cell office:value-type="float" office:value="4959170" calcext:value-type="float">
            <text:p>4959170</text:p>
          </table:table-cell>
          <table:table-cell table:formula="of:=TIME( ; ;[.A312]/1000)" office:value-type="time" office:time-value="PT01H22M39.17S" calcext:value-type="time">
            <text:p>01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337.76" calcext:value-type="float">
            <text:p>337.76</text:p>
          </table:table-cell>
          <table:table-cell office:value-type="float" office:value="416.63" calcext:value-type="float">
            <text:p>416.63</text:p>
          </table:table-cell>
        </table:table-row>
        <table:table-row table:style-name="ro1">
          <table:table-cell office:value-type="float" office:value="4975170" calcext:value-type="float">
            <text:p>4975170</text:p>
          </table:table-cell>
          <table:table-cell table:formula="of:=TIME( ; ;[.A313]/1000)" office:value-type="time" office:time-value="PT01H22M55.17S" calcext:value-type="time">
            <text:p>01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338.83" calcext:value-type="float">
            <text:p>338.83</text:p>
          </table:table-cell>
          <table:table-cell office:value-type="float" office:value="417.91" calcext:value-type="float">
            <text:p>417.91</text:p>
          </table:table-cell>
        </table:table-row>
        <table:table-row table:style-name="ro1">
          <table:table-cell office:value-type="float" office:value="4991170" calcext:value-type="float">
            <text:p>4991170</text:p>
          </table:table-cell>
          <table:table-cell table:formula="of:=TIME( ; ;[.A314]/1000)" office:value-type="time" office:time-value="PT01H23M11.17S" calcext:value-type="time">
            <text:p>01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339.9" calcext:value-type="float">
            <text:p>339.9</text:p>
          </table:table-cell>
          <table:table-cell office:value-type="float" office:value="419.2" calcext:value-type="float">
            <text:p>419.2</text:p>
          </table:table-cell>
        </table:table-row>
        <table:table-row table:style-name="ro1">
          <table:table-cell office:value-type="float" office:value="5007170" calcext:value-type="float">
            <text:p>5007170</text:p>
          </table:table-cell>
          <table:table-cell table:formula="of:=TIME( ; ;[.A315]/1000)" office:value-type="time" office:time-value="PT01H23M27.17S" calcext:value-type="time">
            <text:p>01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340.96" calcext:value-type="float">
            <text:p>340.96</text:p>
          </table:table-cell>
          <table:table-cell office:value-type="float" office:value="420.48" calcext:value-type="float">
            <text:p>420.48</text:p>
          </table:table-cell>
        </table:table-row>
        <table:table-row table:style-name="ro1">
          <table:table-cell office:value-type="float" office:value="5023170" calcext:value-type="float">
            <text:p>5023170</text:p>
          </table:table-cell>
          <table:table-cell table:formula="of:=TIME( ; ;[.A316]/1000)" office:value-type="time" office:time-value="PT01H23M43.17S" calcext:value-type="time">
            <text:p>01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342.03" calcext:value-type="float">
            <text:p>342.03</text:p>
          </table:table-cell>
          <table:table-cell office:value-type="float" office:value="421.76" calcext:value-type="float">
            <text:p>421.76</text:p>
          </table:table-cell>
        </table:table-row>
        <table:table-row table:style-name="ro1">
          <table:table-cell office:value-type="float" office:value="5039170" calcext:value-type="float">
            <text:p>5039170</text:p>
          </table:table-cell>
          <table:table-cell table:formula="of:=TIME( ; ;[.A317]/1000)" office:value-type="time" office:time-value="PT01H23M59.17S" calcext:value-type="time">
            <text:p>01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3" calcext:value-type="float">
            <text:p>288.83</text:p>
          </table:table-cell>
          <table:table-cell office:value-type="float" office:value="343.09" calcext:value-type="float">
            <text:p>343.09</text:p>
          </table:table-cell>
          <table:table-cell office:value-type="float" office:value="423.05" calcext:value-type="float">
            <text:p>423.05</text:p>
          </table:table-cell>
        </table:table-row>
        <table:table-row table:style-name="ro1">
          <table:table-cell office:value-type="float" office:value="5055170" calcext:value-type="float">
            <text:p>5055170</text:p>
          </table:table-cell>
          <table:table-cell table:formula="of:=TIME( ; ;[.A318]/1000)" office:value-type="time" office:time-value="PT01H24M15.17S" calcext:value-type="time">
            <text:p>01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344.16" calcext:value-type="float">
            <text:p>344.16</text:p>
          </table:table-cell>
          <table:table-cell office:value-type="float" office:value="424.33" calcext:value-type="float">
            <text:p>424.33</text:p>
          </table:table-cell>
        </table:table-row>
        <table:table-row table:style-name="ro1">
          <table:table-cell office:value-type="float" office:value="5071170" calcext:value-type="float">
            <text:p>5071170</text:p>
          </table:table-cell>
          <table:table-cell table:formula="of:=TIME( ; ;[.A319]/1000)" office:value-type="time" office:time-value="PT01H24M31.17S" calcext:value-type="time">
            <text:p>01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345.23" calcext:value-type="float">
            <text:p>345.23</text:p>
          </table:table-cell>
          <table:table-cell office:value-type="float" office:value="425.62" calcext:value-type="float">
            <text:p>425.62</text:p>
          </table:table-cell>
        </table:table-row>
        <table:table-row table:style-name="ro1">
          <table:table-cell office:value-type="float" office:value="5087170" calcext:value-type="float">
            <text:p>5087170</text:p>
          </table:table-cell>
          <table:table-cell table:formula="of:=TIME( ; ;[.A320]/1000)" office:value-type="time" office:time-value="PT01H24M47.17S" calcext:value-type="time">
            <text:p>01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346.29" calcext:value-type="float">
            <text:p>346.29</text:p>
          </table:table-cell>
          <table:table-cell office:value-type="float" office:value="426.9" calcext:value-type="float">
            <text:p>426.9</text:p>
          </table:table-cell>
        </table:table-row>
        <table:table-row table:style-name="ro1">
          <table:table-cell office:value-type="float" office:value="5103170" calcext:value-type="float">
            <text:p>5103170</text:p>
          </table:table-cell>
          <table:table-cell table:formula="of:=TIME( ; ;[.A321]/1000)" office:value-type="time" office:time-value="PT01H25M03.17S" calcext:value-type="time">
            <text:p>01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347.36" calcext:value-type="float">
            <text:p>347.36</text:p>
          </table:table-cell>
          <table:table-cell office:value-type="float" office:value="428.18" calcext:value-type="float">
            <text:p>428.18</text:p>
          </table:table-cell>
        </table:table-row>
        <table:table-row table:style-name="ro1">
          <table:table-cell office:value-type="float" office:value="5119170" calcext:value-type="float">
            <text:p>5119170</text:p>
          </table:table-cell>
          <table:table-cell table:formula="of:=TIME( ; ;[.A322]/1000)" office:value-type="time" office:time-value="PT01H25M19.17S" calcext:value-type="time">
            <text:p>01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348.42" calcext:value-type="float">
            <text:p>348.42</text:p>
          </table:table-cell>
          <table:table-cell office:value-type="float" office:value="429.46" calcext:value-type="float">
            <text:p>429.46</text:p>
          </table:table-cell>
        </table:table-row>
        <table:table-row table:style-name="ro1">
          <table:table-cell office:value-type="float" office:value="5135170" calcext:value-type="float">
            <text:p>5135170</text:p>
          </table:table-cell>
          <table:table-cell table:formula="of:=TIME( ; ;[.A323]/1000)" office:value-type="time" office:time-value="PT01H25M35.17S" calcext:value-type="time">
            <text:p>01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349.49" calcext:value-type="float">
            <text:p>349.49</text:p>
          </table:table-cell>
          <table:table-cell office:value-type="float" office:value="430.75" calcext:value-type="float">
            <text:p>430.75</text:p>
          </table:table-cell>
        </table:table-row>
        <table:table-row table:style-name="ro1">
          <table:table-cell office:value-type="float" office:value="5151170" calcext:value-type="float">
            <text:p>5151170</text:p>
          </table:table-cell>
          <table:table-cell table:formula="of:=TIME( ; ;[.A324]/1000)" office:value-type="time" office:time-value="PT01H25M51.17S" calcext:value-type="time">
            <text:p>01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350.55" calcext:value-type="float">
            <text:p>350.55</text:p>
          </table:table-cell>
          <table:table-cell office:value-type="float" office:value="432.03" calcext:value-type="float">
            <text:p>432.03</text:p>
          </table:table-cell>
        </table:table-row>
        <table:table-row table:style-name="ro1">
          <table:table-cell office:value-type="float" office:value="5167170" calcext:value-type="float">
            <text:p>5167170</text:p>
          </table:table-cell>
          <table:table-cell table:formula="of:=TIME( ; ;[.A325]/1000)" office:value-type="time" office:time-value="PT01H26M07.17S" calcext:value-type="time">
            <text:p>01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351.62" calcext:value-type="float">
            <text:p>351.62</text:p>
          </table:table-cell>
          <table:table-cell office:value-type="float" office:value="433.31" calcext:value-type="float">
            <text:p>433.31</text:p>
          </table:table-cell>
        </table:table-row>
        <table:table-row table:style-name="ro1">
          <table:table-cell office:value-type="float" office:value="5183170" calcext:value-type="float">
            <text:p>5183170</text:p>
          </table:table-cell>
          <table:table-cell table:formula="of:=TIME( ; ;[.A326]/1000)" office:value-type="time" office:time-value="PT01H26M23.17S" calcext:value-type="time">
            <text:p>01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2.68" calcext:value-type="float">
            <text:p>352.68</text:p>
          </table:table-cell>
          <table:table-cell office:value-type="float" office:value="434.6" calcext:value-type="float">
            <text:p>434.6</text:p>
          </table:table-cell>
        </table:table-row>
        <table:table-row table:style-name="ro1">
          <table:table-cell office:value-type="float" office:value="5199170" calcext:value-type="float">
            <text:p>5199170</text:p>
          </table:table-cell>
          <table:table-cell table:formula="of:=TIME( ; ;[.A327]/1000)" office:value-type="time" office:time-value="PT01H26M39.17S" calcext:value-type="time">
            <text:p>01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3.75" calcext:value-type="float">
            <text:p>353.75</text:p>
          </table:table-cell>
          <table:table-cell office:value-type="float" office:value="435.88" calcext:value-type="float">
            <text:p>435.88</text:p>
          </table:table-cell>
        </table:table-row>
        <table:table-row table:style-name="ro1">
          <table:table-cell office:value-type="float" office:value="5215170" calcext:value-type="float">
            <text:p>5215170</text:p>
          </table:table-cell>
          <table:table-cell table:formula="of:=TIME( ; ;[.A328]/1000)" office:value-type="time" office:time-value="PT01H26M55.17S" calcext:value-type="time">
            <text:p>01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4.81" calcext:value-type="float">
            <text:p>354.81</text:p>
          </table:table-cell>
          <table:table-cell office:value-type="float" office:value="437.16" calcext:value-type="float">
            <text:p>437.16</text:p>
          </table:table-cell>
        </table:table-row>
        <table:table-row table:style-name="ro1">
          <table:table-cell office:value-type="float" office:value="5231170" calcext:value-type="float">
            <text:p>5231170</text:p>
          </table:table-cell>
          <table:table-cell table:formula="of:=TIME( ; ;[.A329]/1000)" office:value-type="time" office:time-value="PT01H27M11.17S" calcext:value-type="time">
            <text:p>01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5.88" calcext:value-type="float">
            <text:p>355.88</text:p>
          </table:table-cell>
          <table:table-cell office:value-type="float" office:value="438.44" calcext:value-type="float">
            <text:p>438.44</text:p>
          </table:table-cell>
        </table:table-row>
        <table:table-row table:style-name="ro1">
          <table:table-cell office:value-type="float" office:value="5247170" calcext:value-type="float">
            <text:p>5247170</text:p>
          </table:table-cell>
          <table:table-cell table:formula="of:=TIME( ; ;[.A330]/1000)" office:value-type="time" office:time-value="PT01H27M27.17S" calcext:value-type="time">
            <text:p>01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6.94" calcext:value-type="float">
            <text:p>356.94</text:p>
          </table:table-cell>
          <table:table-cell office:value-type="float" office:value="439.72" calcext:value-type="float">
            <text:p>439.72</text:p>
          </table:table-cell>
        </table:table-row>
        <table:table-row table:style-name="ro1">
          <table:table-cell office:value-type="float" office:value="5263170" calcext:value-type="float">
            <text:p>5263170</text:p>
          </table:table-cell>
          <table:table-cell table:formula="of:=TIME( ; ;[.A331]/1000)" office:value-type="time" office:time-value="PT01H27M43.17S" calcext:value-type="time">
            <text:p>01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8.01" calcext:value-type="float">
            <text:p>358.01</text:p>
          </table:table-cell>
          <table:table-cell office:value-type="float" office:value="441.01" calcext:value-type="float">
            <text:p>441.01</text:p>
          </table:table-cell>
        </table:table-row>
        <table:table-row table:style-name="ro1">
          <table:table-cell office:value-type="float" office:value="5279170" calcext:value-type="float">
            <text:p>5279170</text:p>
          </table:table-cell>
          <table:table-cell table:formula="of:=TIME( ; ;[.A332]/1000)" office:value-type="time" office:time-value="PT01H27M59.17S" calcext:value-type="time">
            <text:p>01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9.07" calcext:value-type="float">
            <text:p>359.07</text:p>
          </table:table-cell>
          <table:table-cell office:value-type="float" office:value="442.29" calcext:value-type="float">
            <text:p>442.29</text:p>
          </table:table-cell>
        </table:table-row>
        <table:table-row table:style-name="ro1">
          <table:table-cell office:value-type="float" office:value="5295170" calcext:value-type="float">
            <text:p>5295170</text:p>
          </table:table-cell>
          <table:table-cell table:formula="of:=TIME( ; ;[.A333]/1000)" office:value-type="time" office:time-value="PT01H28M15.17S" calcext:value-type="time">
            <text:p>01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360.14" calcext:value-type="float">
            <text:p>360.14</text:p>
          </table:table-cell>
          <table:table-cell office:value-type="float" office:value="443.57" calcext:value-type="float">
            <text:p>443.57</text:p>
          </table:table-cell>
        </table:table-row>
        <table:table-row table:style-name="ro1">
          <table:table-cell office:value-type="float" office:value="5311170" calcext:value-type="float">
            <text:p>5311170</text:p>
          </table:table-cell>
          <table:table-cell table:formula="of:=TIME( ; ;[.A334]/1000)" office:value-type="time" office:time-value="PT01H28M31.17S" calcext:value-type="time">
            <text:p>01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1.2" calcext:value-type="float">
            <text:p>361.2</text:p>
          </table:table-cell>
          <table:table-cell office:value-type="float" office:value="444.85" calcext:value-type="float">
            <text:p>444.85</text:p>
          </table:table-cell>
        </table:table-row>
        <table:table-row table:style-name="ro1">
          <table:table-cell office:value-type="float" office:value="5327170" calcext:value-type="float">
            <text:p>5327170</text:p>
          </table:table-cell>
          <table:table-cell table:formula="of:=TIME( ; ;[.A335]/1000)" office:value-type="time" office:time-value="PT01H28M47.17S" calcext:value-type="time">
            <text:p>01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2.27" calcext:value-type="float">
            <text:p>362.27</text:p>
          </table:table-cell>
          <table:table-cell office:value-type="float" office:value="446.13" calcext:value-type="float">
            <text:p>446.13</text:p>
          </table:table-cell>
        </table:table-row>
        <table:table-row table:style-name="ro1">
          <table:table-cell office:value-type="float" office:value="5343170" calcext:value-type="float">
            <text:p>5343170</text:p>
          </table:table-cell>
          <table:table-cell table:formula="of:=TIME( ; ;[.A336]/1000)" office:value-type="time" office:time-value="PT01H29M03.17S" calcext:value-type="time">
            <text:p>01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3.33" calcext:value-type="float">
            <text:p>363.33</text:p>
          </table:table-cell>
          <table:table-cell office:value-type="float" office:value="447.42" calcext:value-type="float">
            <text:p>447.42</text:p>
          </table:table-cell>
        </table:table-row>
        <table:table-row table:style-name="ro1">
          <table:table-cell office:value-type="float" office:value="5359170" calcext:value-type="float">
            <text:p>5359170</text:p>
          </table:table-cell>
          <table:table-cell table:formula="of:=TIME( ; ;[.A337]/1000)" office:value-type="time" office:time-value="PT01H29M19.17S" calcext:value-type="time">
            <text:p>01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4.4" calcext:value-type="float">
            <text:p>364.4</text:p>
          </table:table-cell>
          <table:table-cell office:value-type="float" office:value="448.7" calcext:value-type="float">
            <text:p>448.7</text:p>
          </table:table-cell>
        </table:table-row>
        <table:table-row table:style-name="ro1">
          <table:table-cell office:value-type="float" office:value="5375170" calcext:value-type="float">
            <text:p>5375170</text:p>
          </table:table-cell>
          <table:table-cell table:formula="of:=TIME( ; ;[.A338]/1000)" office:value-type="time" office:time-value="PT01H29M35.17S" calcext:value-type="time">
            <text:p>01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5.46" calcext:value-type="float">
            <text:p>365.46</text:p>
          </table:table-cell>
          <table:table-cell office:value-type="float" office:value="449.98" calcext:value-type="float">
            <text:p>449.98</text:p>
          </table:table-cell>
        </table:table-row>
        <table:table-row table:style-name="ro1">
          <table:table-cell office:value-type="float" office:value="5391170" calcext:value-type="float">
            <text:p>5391170</text:p>
          </table:table-cell>
          <table:table-cell table:formula="of:=TIME( ; ;[.A339]/1000)" office:value-type="time" office:time-value="PT01H29M51.17S" calcext:value-type="time">
            <text:p>01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6.52" calcext:value-type="float">
            <text:p>366.52</text:p>
          </table:table-cell>
          <table:table-cell office:value-type="float" office:value="451.26" calcext:value-type="float">
            <text:p>451.26</text:p>
          </table:table-cell>
        </table:table-row>
        <table:table-row table:style-name="ro1">
          <table:table-cell office:value-type="float" office:value="5407170" calcext:value-type="float">
            <text:p>5407170</text:p>
          </table:table-cell>
          <table:table-cell table:formula="of:=TIME( ; ;[.A340]/1000)" office:value-type="time" office:time-value="PT01H30M07.17S" calcext:value-type="time">
            <text:p>01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7.59" calcext:value-type="float">
            <text:p>367.59</text:p>
          </table:table-cell>
          <table:table-cell office:value-type="float" office:value="452.54" calcext:value-type="float">
            <text:p>452.54</text:p>
          </table:table-cell>
        </table:table-row>
        <table:table-row table:style-name="ro1">
          <table:table-cell office:value-type="float" office:value="5423170" calcext:value-type="float">
            <text:p>5423170</text:p>
          </table:table-cell>
          <table:table-cell table:formula="of:=TIME( ; ;[.A341]/1000)" office:value-type="time" office:time-value="PT01H30M23.17S" calcext:value-type="time">
            <text:p>01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368.65" calcext:value-type="float">
            <text:p>368.65</text:p>
          </table:table-cell>
          <table:table-cell office:value-type="float" office:value="453.82" calcext:value-type="float">
            <text:p>453.82</text:p>
          </table:table-cell>
        </table:table-row>
        <table:table-row table:style-name="ro1">
          <table:table-cell office:value-type="float" office:value="5439170" calcext:value-type="float">
            <text:p>5439170</text:p>
          </table:table-cell>
          <table:table-cell table:formula="of:=TIME( ; ;[.A342]/1000)" office:value-type="time" office:time-value="PT01H30M39.17S" calcext:value-type="time">
            <text:p>01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369.72" calcext:value-type="float">
            <text:p>369.72</text:p>
          </table:table-cell>
          <table:table-cell office:value-type="float" office:value="455.1" calcext:value-type="float">
            <text:p>455.1</text:p>
          </table:table-cell>
        </table:table-row>
        <table:table-row table:style-name="ro1">
          <table:table-cell office:value-type="float" office:value="5455170" calcext:value-type="float">
            <text:p>5455170</text:p>
          </table:table-cell>
          <table:table-cell table:formula="of:=TIME( ; ;[.A343]/1000)" office:value-type="time" office:time-value="PT01H30M55.17S" calcext:value-type="time">
            <text:p>01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370.78" calcext:value-type="float">
            <text:p>370.78</text:p>
          </table:table-cell>
          <table:table-cell office:value-type="float" office:value="456.38" calcext:value-type="float">
            <text:p>456.38</text:p>
          </table:table-cell>
        </table:table-row>
        <table:table-row table:style-name="ro1">
          <table:table-cell office:value-type="float" office:value="5471170" calcext:value-type="float">
            <text:p>5471170</text:p>
          </table:table-cell>
          <table:table-cell table:formula="of:=TIME( ; ;[.A344]/1000)" office:value-type="time" office:time-value="PT01H31M11.17S" calcext:value-type="time">
            <text:p>01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371.85" calcext:value-type="float">
            <text:p>371.85</text:p>
          </table:table-cell>
          <table:table-cell office:value-type="float" office:value="457.67" calcext:value-type="float">
            <text:p>457.67</text:p>
          </table:table-cell>
        </table:table-row>
        <table:table-row table:style-name="ro1">
          <table:table-cell office:value-type="float" office:value="5487170" calcext:value-type="float">
            <text:p>5487170</text:p>
          </table:table-cell>
          <table:table-cell table:formula="of:=TIME( ; ;[.A345]/1000)" office:value-type="time" office:time-value="PT01H31M27.17S" calcext:value-type="time">
            <text:p>01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372.91" calcext:value-type="float">
            <text:p>372.91</text:p>
          </table:table-cell>
          <table:table-cell office:value-type="float" office:value="458.95" calcext:value-type="float">
            <text:p>458.95</text:p>
          </table:table-cell>
        </table:table-row>
        <table:table-row table:style-name="ro1">
          <table:table-cell office:value-type="float" office:value="5503170" calcext:value-type="float">
            <text:p>5503170</text:p>
          </table:table-cell>
          <table:table-cell table:formula="of:=TIME( ; ;[.A346]/1000)" office:value-type="time" office:time-value="PT01H31M43.17S" calcext:value-type="time">
            <text:p>01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7.26" calcext:value-type="float">
            <text:p>287.26</text:p>
          </table:table-cell>
          <table:table-cell office:value-type="float" office:value="373.97" calcext:value-type="float">
            <text:p>373.97</text:p>
          </table:table-cell>
          <table:table-cell office:value-type="float" office:value="460.23" calcext:value-type="float">
            <text:p>460.23</text:p>
          </table:table-cell>
        </table:table-row>
        <table:table-row table:style-name="ro1">
          <table:table-cell office:value-type="float" office:value="5519170" calcext:value-type="float">
            <text:p>5519170</text:p>
          </table:table-cell>
          <table:table-cell table:formula="of:=TIME( ; ;[.A347]/1000)" office:value-type="time" office:time-value="PT01H31M59.17S" calcext:value-type="time">
            <text:p>01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375.04" calcext:value-type="float">
            <text:p>375.04</text:p>
          </table:table-cell>
          <table:table-cell office:value-type="float" office:value="461.51" calcext:value-type="float">
            <text:p>461.51</text:p>
          </table:table-cell>
        </table:table-row>
        <table:table-row table:style-name="ro1">
          <table:table-cell office:value-type="float" office:value="5535170" calcext:value-type="float">
            <text:p>5535170</text:p>
          </table:table-cell>
          <table:table-cell table:formula="of:=TIME( ; ;[.A348]/1000)" office:value-type="time" office:time-value="PT01H32M15.17S" calcext:value-type="time">
            <text:p>01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376.1" calcext:value-type="float">
            <text:p>376.1</text:p>
          </table:table-cell>
          <table:table-cell office:value-type="float" office:value="462.79" calcext:value-type="float">
            <text:p>462.79</text:p>
          </table:table-cell>
        </table:table-row>
        <table:table-row table:style-name="ro1">
          <table:table-cell office:value-type="float" office:value="5551170" calcext:value-type="float">
            <text:p>5551170</text:p>
          </table:table-cell>
          <table:table-cell table:formula="of:=TIME( ; ;[.A349]/1000)" office:value-type="time" office:time-value="PT01H32M31.17S" calcext:value-type="time">
            <text:p>01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377.16" calcext:value-type="float">
            <text:p>377.16</text:p>
          </table:table-cell>
          <table:table-cell office:value-type="float" office:value="464.07" calcext:value-type="float">
            <text:p>464.07</text:p>
          </table:table-cell>
        </table:table-row>
        <table:table-row table:style-name="ro1">
          <table:table-cell office:value-type="float" office:value="5567170" calcext:value-type="float">
            <text:p>5567170</text:p>
          </table:table-cell>
          <table:table-cell table:formula="of:=TIME( ; ;[.A350]/1000)" office:value-type="time" office:time-value="PT01H32M47.17S" calcext:value-type="time">
            <text:p>01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378.23" calcext:value-type="float">
            <text:p>378.23</text:p>
          </table:table-cell>
          <table:table-cell office:value-type="float" office:value="465.35" calcext:value-type="float">
            <text:p>465.35</text:p>
          </table:table-cell>
        </table:table-row>
        <table:table-row table:style-name="ro1">
          <table:table-cell office:value-type="float" office:value="5583170" calcext:value-type="float">
            <text:p>5583170</text:p>
          </table:table-cell>
          <table:table-cell table:formula="of:=TIME( ; ;[.A351]/1000)" office:value-type="time" office:time-value="PT01H33M03.17S" calcext:value-type="time">
            <text:p>01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379.29" calcext:value-type="float">
            <text:p>379.29</text:p>
          </table:table-cell>
          <table:table-cell office:value-type="float" office:value="466.63" calcext:value-type="float">
            <text:p>466.63</text:p>
          </table:table-cell>
        </table:table-row>
        <table:table-row table:style-name="ro1">
          <table:table-cell office:value-type="float" office:value="5599170" calcext:value-type="float">
            <text:p>5599170</text:p>
          </table:table-cell>
          <table:table-cell table:formula="of:=TIME( ; ;[.A352]/1000)" office:value-type="time" office:time-value="PT01H33M19.17S" calcext:value-type="time">
            <text:p>01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380.36" calcext:value-type="float">
            <text:p>380.36</text:p>
          </table:table-cell>
          <table:table-cell office:value-type="float" office:value="467.91" calcext:value-type="float">
            <text:p>467.91</text:p>
          </table:table-cell>
        </table:table-row>
        <table:table-row table:style-name="ro1">
          <table:table-cell office:value-type="float" office:value="5615170" calcext:value-type="float">
            <text:p>5615170</text:p>
          </table:table-cell>
          <table:table-cell table:formula="of:=TIME( ; ;[.A353]/1000)" office:value-type="time" office:time-value="PT01H33M35.17S" calcext:value-type="time">
            <text:p>01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381.42" calcext:value-type="float">
            <text:p>381.42</text:p>
          </table:table-cell>
          <table:table-cell office:value-type="float" office:value="469.19" calcext:value-type="float">
            <text:p>469.19</text:p>
          </table:table-cell>
        </table:table-row>
        <table:table-row table:style-name="ro1">
          <table:table-cell office:value-type="float" office:value="5631170" calcext:value-type="float">
            <text:p>5631170</text:p>
          </table:table-cell>
          <table:table-cell table:formula="of:=TIME( ; ;[.A354]/1000)" office:value-type="time" office:time-value="PT01H33M51.17S" calcext:value-type="time">
            <text:p>01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82.48" calcext:value-type="float">
            <text:p>382.48</text:p>
          </table:table-cell>
          <table:table-cell office:value-type="float" office:value="470.47" calcext:value-type="float">
            <text:p>470.47</text:p>
          </table:table-cell>
        </table:table-row>
        <table:table-row table:style-name="ro1">
          <table:table-cell office:value-type="float" office:value="5647170" calcext:value-type="float">
            <text:p>5647170</text:p>
          </table:table-cell>
          <table:table-cell table:formula="of:=TIME( ; ;[.A355]/1000)" office:value-type="time" office:time-value="PT01H34M07.17S" calcext:value-type="time">
            <text:p>01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383.55" calcext:value-type="float">
            <text:p>383.55</text:p>
          </table:table-cell>
          <table:table-cell office:value-type="float" office:value="471.75" calcext:value-type="float">
            <text:p>471.75</text:p>
          </table:table-cell>
        </table:table-row>
        <table:table-row table:style-name="ro1">
          <table:table-cell office:value-type="float" office:value="5663170" calcext:value-type="float">
            <text:p>5663170</text:p>
          </table:table-cell>
          <table:table-cell table:formula="of:=TIME( ; ;[.A356]/1000)" office:value-type="time" office:time-value="PT01H34M23.17S" calcext:value-type="time">
            <text:p>01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384.61" calcext:value-type="float">
            <text:p>384.61</text:p>
          </table:table-cell>
          <table:table-cell office:value-type="float" office:value="473.03" calcext:value-type="float">
            <text:p>473.03</text:p>
          </table:table-cell>
        </table:table-row>
        <table:table-row table:style-name="ro1">
          <table:table-cell office:value-type="float" office:value="5679170" calcext:value-type="float">
            <text:p>5679170</text:p>
          </table:table-cell>
          <table:table-cell table:formula="of:=TIME( ; ;[.A357]/1000)" office:value-type="time" office:time-value="PT01H34M39.17S" calcext:value-type="time">
            <text:p>01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85.67" calcext:value-type="float">
            <text:p>385.67</text:p>
          </table:table-cell>
          <table:table-cell office:value-type="float" office:value="474.31" calcext:value-type="float">
            <text:p>474.31</text:p>
          </table:table-cell>
        </table:table-row>
        <table:table-row table:style-name="ro1">
          <table:table-cell office:value-type="float" office:value="5695170" calcext:value-type="float">
            <text:p>5695170</text:p>
          </table:table-cell>
          <table:table-cell table:formula="of:=TIME( ; ;[.A358]/1000)" office:value-type="time" office:time-value="PT01H34M55.17S" calcext:value-type="time">
            <text:p>01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86.74" calcext:value-type="float">
            <text:p>386.74</text:p>
          </table:table-cell>
          <table:table-cell office:value-type="float" office:value="475.59" calcext:value-type="float">
            <text:p>475.59</text:p>
          </table:table-cell>
        </table:table-row>
        <table:table-row table:style-name="ro1">
          <table:table-cell office:value-type="float" office:value="5711170" calcext:value-type="float">
            <text:p>5711170</text:p>
          </table:table-cell>
          <table:table-cell table:formula="of:=TIME( ; ;[.A359]/1000)" office:value-type="time" office:time-value="PT01H35M11.17S" calcext:value-type="time">
            <text:p>01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387.8" calcext:value-type="float">
            <text:p>387.8</text:p>
          </table:table-cell>
          <table:table-cell office:value-type="float" office:value="476.87" calcext:value-type="float">
            <text:p>476.87</text:p>
          </table:table-cell>
        </table:table-row>
        <table:table-row table:style-name="ro1">
          <table:table-cell office:value-type="float" office:value="5727170" calcext:value-type="float">
            <text:p>5727170</text:p>
          </table:table-cell>
          <table:table-cell table:formula="of:=TIME( ; ;[.A360]/1000)" office:value-type="time" office:time-value="PT01H35M27.17S" calcext:value-type="time">
            <text:p>01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388.86" calcext:value-type="float">
            <text:p>388.86</text:p>
          </table:table-cell>
          <table:table-cell office:value-type="float" office:value="478.14" calcext:value-type="float">
            <text:p>478.14</text:p>
          </table:table-cell>
        </table:table-row>
        <table:table-row table:style-name="ro1">
          <table:table-cell office:value-type="float" office:value="5743170" calcext:value-type="float">
            <text:p>5743170</text:p>
          </table:table-cell>
          <table:table-cell table:formula="of:=TIME( ; ;[.A361]/1000)" office:value-type="time" office:time-value="PT01H35M43.17S" calcext:value-type="time">
            <text:p>01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89.93" calcext:value-type="float">
            <text:p>389.93</text:p>
          </table:table-cell>
          <table:table-cell office:value-type="float" office:value="479.42" calcext:value-type="float">
            <text:p>479.42</text:p>
          </table:table-cell>
        </table:table-row>
        <table:table-row table:style-name="ro1">
          <table:table-cell office:value-type="float" office:value="5759170" calcext:value-type="float">
            <text:p>5759170</text:p>
          </table:table-cell>
          <table:table-cell table:formula="of:=TIME( ; ;[.A362]/1000)" office:value-type="time" office:time-value="PT01H35M59.17S" calcext:value-type="time">
            <text:p>01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90.99" calcext:value-type="float">
            <text:p>390.99</text:p>
          </table:table-cell>
          <table:table-cell office:value-type="float" office:value="480.7" calcext:value-type="float">
            <text:p>480.7</text:p>
          </table:table-cell>
        </table:table-row>
        <table:table-row table:style-name="ro1">
          <table:table-cell office:value-type="float" office:value="5775170" calcext:value-type="float">
            <text:p>5775170</text:p>
          </table:table-cell>
          <table:table-cell table:formula="of:=TIME( ; ;[.A363]/1000)" office:value-type="time" office:time-value="PT01H36M15.17S" calcext:value-type="time">
            <text:p>01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92.05" calcext:value-type="float">
            <text:p>392.05</text:p>
          </table:table-cell>
          <table:table-cell office:value-type="float" office:value="481.98" calcext:value-type="float">
            <text:p>481.98</text:p>
          </table:table-cell>
        </table:table-row>
        <table:table-row table:style-name="ro1">
          <table:table-cell office:value-type="float" office:value="5791170" calcext:value-type="float">
            <text:p>5791170</text:p>
          </table:table-cell>
          <table:table-cell table:formula="of:=TIME( ; ;[.A364]/1000)" office:value-type="time" office:time-value="PT01H36M31.17S" calcext:value-type="time">
            <text:p>01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93.11" calcext:value-type="float">
            <text:p>393.11</text:p>
          </table:table-cell>
          <table:table-cell office:value-type="float" office:value="483.26" calcext:value-type="float">
            <text:p>483.26</text:p>
          </table:table-cell>
        </table:table-row>
        <table:table-row table:style-name="ro1">
          <table:table-cell office:value-type="float" office:value="5807170" calcext:value-type="float">
            <text:p>5807170</text:p>
          </table:table-cell>
          <table:table-cell table:formula="of:=TIME( ; ;[.A365]/1000)" office:value-type="time" office:time-value="PT01H36M47.17S" calcext:value-type="time">
            <text:p>01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94.18" calcext:value-type="float">
            <text:p>394.18</text:p>
          </table:table-cell>
          <table:table-cell office:value-type="float" office:value="484.54" calcext:value-type="float">
            <text:p>484.54</text:p>
          </table:table-cell>
        </table:table-row>
        <table:table-row table:style-name="ro1">
          <table:table-cell office:value-type="float" office:value="5823170" calcext:value-type="float">
            <text:p>5823170</text:p>
          </table:table-cell>
          <table:table-cell table:formula="of:=TIME( ; ;[.A366]/1000)" office:value-type="time" office:time-value="PT01H37M03.17S" calcext:value-type="time">
            <text:p>01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395.24" calcext:value-type="float">
            <text:p>395.24</text:p>
          </table:table-cell>
          <table:table-cell office:value-type="float" office:value="485.82" calcext:value-type="float">
            <text:p>485.82</text:p>
          </table:table-cell>
        </table:table-row>
        <table:table-row table:style-name="ro1">
          <table:table-cell office:value-type="float" office:value="5839170" calcext:value-type="float">
            <text:p>5839170</text:p>
          </table:table-cell>
          <table:table-cell table:formula="of:=TIME( ; ;[.A367]/1000)" office:value-type="time" office:time-value="PT01H37M19.17S" calcext:value-type="time">
            <text:p>01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96.3" calcext:value-type="float">
            <text:p>396.3</text:p>
          </table:table-cell>
          <table:table-cell office:value-type="float" office:value="487.09" calcext:value-type="float">
            <text:p>487.09</text:p>
          </table:table-cell>
        </table:table-row>
        <table:table-row table:style-name="ro1">
          <table:table-cell office:value-type="float" office:value="5855170" calcext:value-type="float">
            <text:p>5855170</text:p>
          </table:table-cell>
          <table:table-cell table:formula="of:=TIME( ; ;[.A368]/1000)" office:value-type="time" office:time-value="PT01H37M35.17S" calcext:value-type="time">
            <text:p>01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397.37" calcext:value-type="float">
            <text:p>397.37</text:p>
          </table:table-cell>
          <table:table-cell office:value-type="float" office:value="488.37" calcext:value-type="float">
            <text:p>488.37</text:p>
          </table:table-cell>
        </table:table-row>
        <table:table-row table:style-name="ro1">
          <table:table-cell office:value-type="float" office:value="5871170" calcext:value-type="float">
            <text:p>5871170</text:p>
          </table:table-cell>
          <table:table-cell table:formula="of:=TIME( ; ;[.A369]/1000)" office:value-type="time" office:time-value="PT01H37M51.17S" calcext:value-type="time">
            <text:p>01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398.43" calcext:value-type="float">
            <text:p>398.43</text:p>
          </table:table-cell>
          <table:table-cell office:value-type="float" office:value="489.65" calcext:value-type="float">
            <text:p>489.65</text:p>
          </table:table-cell>
        </table:table-row>
        <table:table-row table:style-name="ro1">
          <table:table-cell office:value-type="float" office:value="5887170" calcext:value-type="float">
            <text:p>5887170</text:p>
          </table:table-cell>
          <table:table-cell table:formula="of:=TIME( ; ;[.A370]/1000)" office:value-type="time" office:time-value="PT01H38M07.17S" calcext:value-type="time">
            <text:p>01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399.49" calcext:value-type="float">
            <text:p>399.49</text:p>
          </table:table-cell>
          <table:table-cell office:value-type="float" office:value="490.93" calcext:value-type="float">
            <text:p>490.93</text:p>
          </table:table-cell>
        </table:table-row>
        <table:table-row table:style-name="ro1">
          <table:table-cell office:value-type="float" office:value="5903170" calcext:value-type="float">
            <text:p>5903170</text:p>
          </table:table-cell>
          <table:table-cell table:formula="of:=TIME( ; ;[.A371]/1000)" office:value-type="time" office:time-value="PT01H38M23.17S" calcext:value-type="time">
            <text:p>01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400.55" calcext:value-type="float">
            <text:p>400.55</text:p>
          </table:table-cell>
          <table:table-cell office:value-type="float" office:value="492.21" calcext:value-type="float">
            <text:p>492.21</text:p>
          </table:table-cell>
        </table:table-row>
        <table:table-row table:style-name="ro1">
          <table:table-cell office:value-type="float" office:value="5919170" calcext:value-type="float">
            <text:p>5919170</text:p>
          </table:table-cell>
          <table:table-cell table:formula="of:=TIME( ; ;[.A372]/1000)" office:value-type="time" office:time-value="PT01H38M39.17S" calcext:value-type="time">
            <text:p>01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01.62" calcext:value-type="float">
            <text:p>401.62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>
          <table:table-cell office:value-type="float" office:value="5935170" calcext:value-type="float">
            <text:p>5935170</text:p>
          </table:table-cell>
          <table:table-cell table:formula="of:=TIME( ; ;[.A373]/1000)" office:value-type="time" office:time-value="PT01H38M55.17S" calcext:value-type="time">
            <text:p>01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02.68" calcext:value-type="float">
            <text:p>402.68</text:p>
          </table:table-cell>
          <table:table-cell office:value-type="float" office:value="494.76" calcext:value-type="float">
            <text:p>494.76</text:p>
          </table:table-cell>
        </table:table-row>
        <table:table-row table:style-name="ro1">
          <table:table-cell office:value-type="float" office:value="5951170" calcext:value-type="float">
            <text:p>5951170</text:p>
          </table:table-cell>
          <table:table-cell table:formula="of:=TIME( ; ;[.A374]/1000)" office:value-type="time" office:time-value="PT01H39M11.17S" calcext:value-type="time">
            <text:p>01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03.74" calcext:value-type="float">
            <text:p>403.74</text:p>
          </table:table-cell>
          <table:table-cell office:value-type="float" office:value="496.04" calcext:value-type="float">
            <text:p>496.04</text:p>
          </table:table-cell>
        </table:table-row>
        <table:table-row table:style-name="ro1">
          <table:table-cell office:value-type="float" office:value="5967170" calcext:value-type="float">
            <text:p>5967170</text:p>
          </table:table-cell>
          <table:table-cell table:formula="of:=TIME( ; ;[.A375]/1000)" office:value-type="time" office:time-value="PT01H39M27.17S" calcext:value-type="time">
            <text:p>01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04.81" calcext:value-type="float">
            <text:p>404.81</text:p>
          </table:table-cell>
          <table:table-cell office:value-type="float" office:value="497.32" calcext:value-type="float">
            <text:p>497.32</text:p>
          </table:table-cell>
        </table:table-row>
        <table:table-row table:style-name="ro1">
          <table:table-cell office:value-type="float" office:value="5983170" calcext:value-type="float">
            <text:p>5983170</text:p>
          </table:table-cell>
          <table:table-cell table:formula="of:=TIME( ; ;[.A376]/1000)" office:value-type="time" office:time-value="PT01H39M43.17S" calcext:value-type="time">
            <text:p>01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05.87" calcext:value-type="float">
            <text:p>405.87</text:p>
          </table:table-cell>
          <table:table-cell office:value-type="float" office:value="498.59" calcext:value-type="float">
            <text:p>498.59</text:p>
          </table:table-cell>
        </table:table-row>
        <table:table-row table:style-name="ro1">
          <table:table-cell office:value-type="float" office:value="5999170" calcext:value-type="float">
            <text:p>5999170</text:p>
          </table:table-cell>
          <table:table-cell table:formula="of:=TIME( ; ;[.A377]/1000)" office:value-type="time" office:time-value="PT01H39M59.17S" calcext:value-type="time">
            <text:p>01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06.93" calcext:value-type="float">
            <text:p>406.93</text:p>
          </table:table-cell>
          <table:table-cell office:value-type="float" office:value="499.87" calcext:value-type="float">
            <text:p>499.87</text:p>
          </table:table-cell>
        </table:table-row>
        <table:table-row table:style-name="ro1">
          <table:table-cell office:value-type="float" office:value="6015170" calcext:value-type="float">
            <text:p>6015170</text:p>
          </table:table-cell>
          <table:table-cell table:formula="of:=TIME( ; ;[.A378]/1000)" office:value-type="time" office:time-value="PT01H40M15.17S" calcext:value-type="time">
            <text:p>01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07.99" calcext:value-type="float">
            <text:p>407.99</text:p>
          </table:table-cell>
          <table:table-cell office:value-type="float" office:value="501.15" calcext:value-type="float">
            <text:p>501.15</text:p>
          </table:table-cell>
        </table:table-row>
        <table:table-row table:style-name="ro1">
          <table:table-cell office:value-type="float" office:value="6031170" calcext:value-type="float">
            <text:p>6031170</text:p>
          </table:table-cell>
          <table:table-cell table:formula="of:=TIME( ; ;[.A379]/1000)" office:value-type="time" office:time-value="PT01H40M31.17S" calcext:value-type="time">
            <text:p>01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09.06" calcext:value-type="float">
            <text:p>409.06</text:p>
          </table:table-cell>
          <table:table-cell office:value-type="float" office:value="502.42" calcext:value-type="float">
            <text:p>502.42</text:p>
          </table:table-cell>
        </table:table-row>
        <table:table-row table:style-name="ro1">
          <table:table-cell office:value-type="float" office:value="6047170" calcext:value-type="float">
            <text:p>6047170</text:p>
          </table:table-cell>
          <table:table-cell table:formula="of:=TIME( ; ;[.A380]/1000)" office:value-type="time" office:time-value="PT01H40M47.17S" calcext:value-type="time">
            <text:p>01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10.12" calcext:value-type="float">
            <text:p>410.12</text:p>
          </table:table-cell>
          <table:table-cell office:value-type="float" office:value="503.7" calcext:value-type="float">
            <text:p>503.7</text:p>
          </table:table-cell>
        </table:table-row>
        <table:table-row table:style-name="ro1">
          <table:table-cell office:value-type="float" office:value="6063170" calcext:value-type="float">
            <text:p>6063170</text:p>
          </table:table-cell>
          <table:table-cell table:formula="of:=TIME( ; ;[.A381]/1000)" office:value-type="time" office:time-value="PT01H41M03.17S" calcext:value-type="time">
            <text:p>01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11.18" calcext:value-type="float">
            <text:p>411.18</text:p>
          </table:table-cell>
          <table:table-cell office:value-type="float" office:value="504.98" calcext:value-type="float">
            <text:p>504.98</text:p>
          </table:table-cell>
        </table:table-row>
        <table:table-row table:style-name="ro1">
          <table:table-cell office:value-type="float" office:value="6079170" calcext:value-type="float">
            <text:p>6079170</text:p>
          </table:table-cell>
          <table:table-cell table:formula="of:=TIME( ; ;[.A382]/1000)" office:value-type="time" office:time-value="PT01H41M19.17S" calcext:value-type="time">
            <text:p>01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12.24" calcext:value-type="float">
            <text:p>412.24</text:p>
          </table:table-cell>
          <table:table-cell office:value-type="float" office:value="506.25" calcext:value-type="float">
            <text:p>506.25</text:p>
          </table:table-cell>
        </table:table-row>
        <table:table-row table:style-name="ro1">
          <table:table-cell office:value-type="float" office:value="6095170" calcext:value-type="float">
            <text:p>6095170</text:p>
          </table:table-cell>
          <table:table-cell table:formula="of:=TIME( ; ;[.A383]/1000)" office:value-type="time" office:time-value="PT01H41M35.17S" calcext:value-type="time">
            <text:p>01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13.3" calcext:value-type="float">
            <text:p>413.3</text:p>
          </table:table-cell>
          <table:table-cell office:value-type="float" office:value="507.53" calcext:value-type="float">
            <text:p>507.53</text:p>
          </table:table-cell>
        </table:table-row>
        <table:table-row table:style-name="ro1">
          <table:table-cell office:value-type="float" office:value="6111170" calcext:value-type="float">
            <text:p>6111170</text:p>
          </table:table-cell>
          <table:table-cell table:formula="of:=TIME( ; ;[.A384]/1000)" office:value-type="time" office:time-value="PT01H41M51.17S" calcext:value-type="time">
            <text:p>01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14.37" calcext:value-type="float">
            <text:p>414.37</text:p>
          </table:table-cell>
          <table:table-cell office:value-type="float" office:value="508.81" calcext:value-type="float">
            <text:p>508.81</text:p>
          </table:table-cell>
        </table:table-row>
        <table:table-row table:style-name="ro1">
          <table:table-cell office:value-type="float" office:value="6127170" calcext:value-type="float">
            <text:p>6127170</text:p>
          </table:table-cell>
          <table:table-cell table:formula="of:=TIME( ; ;[.A385]/1000)" office:value-type="time" office:time-value="PT01H42M07.17S" calcext:value-type="time">
            <text:p>01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15.43" calcext:value-type="float">
            <text:p>415.43</text:p>
          </table:table-cell>
          <table:table-cell office:value-type="float" office:value="510.08" calcext:value-type="float">
            <text:p>510.08</text:p>
          </table:table-cell>
        </table:table-row>
        <table:table-row table:style-name="ro1">
          <table:table-cell office:value-type="float" office:value="6143170" calcext:value-type="float">
            <text:p>6143170</text:p>
          </table:table-cell>
          <table:table-cell table:formula="of:=TIME( ; ;[.A386]/1000)" office:value-type="time" office:time-value="PT01H42M23.17S" calcext:value-type="time">
            <text:p>01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16.49" calcext:value-type="float">
            <text:p>416.49</text:p>
          </table:table-cell>
          <table:table-cell office:value-type="float" office:value="511.36" calcext:value-type="float">
            <text:p>511.36</text:p>
          </table:table-cell>
        </table:table-row>
        <table:table-row table:style-name="ro1">
          <table:table-cell office:value-type="float" office:value="6159170" calcext:value-type="float">
            <text:p>6159170</text:p>
          </table:table-cell>
          <table:table-cell table:formula="of:=TIME( ; ;[.A387]/1000)" office:value-type="time" office:time-value="PT01H42M39.17S" calcext:value-type="time">
            <text:p>01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417.55" calcext:value-type="float">
            <text:p>417.55</text:p>
          </table:table-cell>
          <table:table-cell office:value-type="float" office:value="512.63" calcext:value-type="float">
            <text:p>512.63</text:p>
          </table:table-cell>
        </table:table-row>
        <table:table-row table:style-name="ro1">
          <table:table-cell office:value-type="float" office:value="6175170" calcext:value-type="float">
            <text:p>6175170</text:p>
          </table:table-cell>
          <table:table-cell table:formula="of:=TIME( ; ;[.A388]/1000)" office:value-type="time" office:time-value="PT01H42M55.17S" calcext:value-type="time">
            <text:p>01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18.62" calcext:value-type="float">
            <text:p>418.62</text:p>
          </table:table-cell>
          <table:table-cell office:value-type="float" office:value="513.91" calcext:value-type="float">
            <text:p>513.91</text:p>
          </table:table-cell>
        </table:table-row>
        <table:table-row table:style-name="ro1">
          <table:table-cell office:value-type="float" office:value="6191170" calcext:value-type="float">
            <text:p>6191170</text:p>
          </table:table-cell>
          <table:table-cell table:formula="of:=TIME( ; ;[.A389]/1000)" office:value-type="time" office:time-value="PT01H43M11.17S" calcext:value-type="time">
            <text:p>01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19.68" calcext:value-type="float">
            <text:p>419.68</text:p>
          </table:table-cell>
          <table:table-cell office:value-type="float" office:value="515.18" calcext:value-type="float">
            <text:p>515.18</text:p>
          </table:table-cell>
        </table:table-row>
        <table:table-row table:style-name="ro1">
          <table:table-cell office:value-type="float" office:value="6207170" calcext:value-type="float">
            <text:p>6207170</text:p>
          </table:table-cell>
          <table:table-cell table:formula="of:=TIME( ; ;[.A390]/1000)" office:value-type="time" office:time-value="PT01H43M27.17S" calcext:value-type="time">
            <text:p>01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20.74" calcext:value-type="float">
            <text:p>420.74</text:p>
          </table:table-cell>
          <table:table-cell office:value-type="float" office:value="516.46" calcext:value-type="float">
            <text:p>516.46</text:p>
          </table:table-cell>
        </table:table-row>
        <table:table-row table:style-name="ro1">
          <table:table-cell office:value-type="float" office:value="6223170" calcext:value-type="float">
            <text:p>6223170</text:p>
          </table:table-cell>
          <table:table-cell table:formula="of:=TIME( ; ;[.A391]/1000)" office:value-type="time" office:time-value="PT01H43M43.17S" calcext:value-type="time">
            <text:p>01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21.8" calcext:value-type="float">
            <text:p>421.8</text:p>
          </table:table-cell>
          <table:table-cell office:value-type="float" office:value="517.74" calcext:value-type="float">
            <text:p>517.74</text:p>
          </table:table-cell>
        </table:table-row>
        <table:table-row table:style-name="ro1">
          <table:table-cell office:value-type="float" office:value="6239170" calcext:value-type="float">
            <text:p>6239170</text:p>
          </table:table-cell>
          <table:table-cell table:formula="of:=TIME( ; ;[.A392]/1000)" office:value-type="time" office:time-value="PT01H43M59.17S" calcext:value-type="time">
            <text:p>01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22.86" calcext:value-type="float">
            <text:p>422.86</text:p>
          </table:table-cell>
          <table:table-cell office:value-type="float" office:value="519.01" calcext:value-type="float">
            <text:p>519.01</text:p>
          </table:table-cell>
        </table:table-row>
        <table:table-row table:style-name="ro1">
          <table:table-cell office:value-type="float" office:value="6255170" calcext:value-type="float">
            <text:p>6255170</text:p>
          </table:table-cell>
          <table:table-cell table:formula="of:=TIME( ; ;[.A393]/1000)" office:value-type="time" office:time-value="PT01H44M15.17S" calcext:value-type="time">
            <text:p>01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23.93" calcext:value-type="float">
            <text:p>423.93</text:p>
          </table:table-cell>
          <table:table-cell office:value-type="float" office:value="520.29" calcext:value-type="float">
            <text:p>520.29</text:p>
          </table:table-cell>
        </table:table-row>
        <table:table-row table:style-name="ro1">
          <table:table-cell office:value-type="float" office:value="6271170" calcext:value-type="float">
            <text:p>6271170</text:p>
          </table:table-cell>
          <table:table-cell table:formula="of:=TIME( ; ;[.A394]/1000)" office:value-type="time" office:time-value="PT01H44M31.17S" calcext:value-type="time">
            <text:p>01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424.99" calcext:value-type="float">
            <text:p>424.99</text:p>
          </table:table-cell>
          <table:table-cell office:value-type="float" office:value="521.56" calcext:value-type="float">
            <text:p>521.56</text:p>
          </table:table-cell>
        </table:table-row>
        <table:table-row table:style-name="ro1">
          <table:table-cell office:value-type="float" office:value="6287170" calcext:value-type="float">
            <text:p>6287170</text:p>
          </table:table-cell>
          <table:table-cell table:formula="of:=TIME( ; ;[.A395]/1000)" office:value-type="time" office:time-value="PT01H44M47.17S" calcext:value-type="time">
            <text:p>01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426.05" calcext:value-type="float">
            <text:p>426.05</text:p>
          </table:table-cell>
          <table:table-cell office:value-type="float" office:value="522.84" calcext:value-type="float">
            <text:p>522.84</text:p>
          </table:table-cell>
        </table:table-row>
        <table:table-row table:style-name="ro1">
          <table:table-cell office:value-type="float" office:value="6303170" calcext:value-type="float">
            <text:p>6303170</text:p>
          </table:table-cell>
          <table:table-cell table:formula="of:=TIME( ; ;[.A396]/1000)" office:value-type="time" office:time-value="PT01H45M03.17S" calcext:value-type="time">
            <text:p>01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27.11" calcext:value-type="float">
            <text:p>427.11</text:p>
          </table:table-cell>
          <table:table-cell office:value-type="float" office:value="524.11" calcext:value-type="float">
            <text:p>524.11</text:p>
          </table:table-cell>
        </table:table-row>
        <table:table-row table:style-name="ro1">
          <table:table-cell office:value-type="float" office:value="6319170" calcext:value-type="float">
            <text:p>6319170</text:p>
          </table:table-cell>
          <table:table-cell table:formula="of:=TIME( ; ;[.A397]/1000)" office:value-type="time" office:time-value="PT01H45M19.17S" calcext:value-type="time">
            <text:p>01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28.17" calcext:value-type="float">
            <text:p>428.17</text:p>
          </table:table-cell>
          <table:table-cell office:value-type="float" office:value="525.39" calcext:value-type="float">
            <text:p>525.39</text:p>
          </table:table-cell>
        </table:table-row>
        <table:table-row table:style-name="ro1">
          <table:table-cell office:value-type="float" office:value="6335170" calcext:value-type="float">
            <text:p>6335170</text:p>
          </table:table-cell>
          <table:table-cell table:formula="of:=TIME( ; ;[.A398]/1000)" office:value-type="time" office:time-value="PT01H45M35.17S" calcext:value-type="time">
            <text:p>01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429.24" calcext:value-type="float">
            <text:p>429.24</text:p>
          </table:table-cell>
          <table:table-cell office:value-type="float" office:value="526.66" calcext:value-type="float">
            <text:p>526.66</text:p>
          </table:table-cell>
        </table:table-row>
        <table:table-row table:style-name="ro1">
          <table:table-cell office:value-type="float" office:value="6351170" calcext:value-type="float">
            <text:p>6351170</text:p>
          </table:table-cell>
          <table:table-cell table:formula="of:=TIME( ; ;[.A399]/1000)" office:value-type="time" office:time-value="PT01H45M51.17S" calcext:value-type="time">
            <text:p>01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430.3" calcext:value-type="float">
            <text:p>430.3</text:p>
          </table:table-cell>
          <table:table-cell office:value-type="float" office:value="527.93" calcext:value-type="float">
            <text:p>527.93</text:p>
          </table:table-cell>
        </table:table-row>
        <table:table-row table:style-name="ro1">
          <table:table-cell office:value-type="float" office:value="6367170" calcext:value-type="float">
            <text:p>6367170</text:p>
          </table:table-cell>
          <table:table-cell table:formula="of:=TIME( ; ;[.A400]/1000)" office:value-type="time" office:time-value="PT01H46M07.17S" calcext:value-type="time">
            <text:p>01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31.36" calcext:value-type="float">
            <text:p>431.36</text:p>
          </table:table-cell>
          <table:table-cell office:value-type="float" office:value="529.21" calcext:value-type="float">
            <text:p>529.21</text:p>
          </table:table-cell>
        </table:table-row>
        <table:table-row table:style-name="ro1">
          <table:table-cell office:value-type="float" office:value="6383170" calcext:value-type="float">
            <text:p>6383170</text:p>
          </table:table-cell>
          <table:table-cell table:formula="of:=TIME( ; ;[.A401]/1000)" office:value-type="time" office:time-value="PT01H46M23.17S" calcext:value-type="time">
            <text:p>01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432.42" calcext:value-type="float">
            <text:p>432.42</text:p>
          </table:table-cell>
          <table:table-cell office:value-type="float" office:value="530.48" calcext:value-type="float">
            <text:p>530.48</text:p>
          </table:table-cell>
        </table:table-row>
        <table:table-row table:style-name="ro1">
          <table:table-cell office:value-type="float" office:value="6399170" calcext:value-type="float">
            <text:p>6399170</text:p>
          </table:table-cell>
          <table:table-cell table:formula="of:=TIME( ; ;[.A402]/1000)" office:value-type="time" office:time-value="PT01H46M39.17S" calcext:value-type="time">
            <text:p>01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433.48" calcext:value-type="float">
            <text:p>433.48</text:p>
          </table:table-cell>
          <table:table-cell office:value-type="float" office:value="531.76" calcext:value-type="float">
            <text:p>531.76</text:p>
          </table:table-cell>
        </table:table-row>
        <table:table-row table:style-name="ro1">
          <table:table-cell office:value-type="float" office:value="6415170" calcext:value-type="float">
            <text:p>6415170</text:p>
          </table:table-cell>
          <table:table-cell table:formula="of:=TIME( ; ;[.A403]/1000)" office:value-type="time" office:time-value="PT01H46M55.17S" calcext:value-type="time">
            <text:p>01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34.55" calcext:value-type="float">
            <text:p>434.55</text:p>
          </table:table-cell>
          <table:table-cell office:value-type="float" office:value="533.03" calcext:value-type="float">
            <text:p>533.03</text:p>
          </table:table-cell>
        </table:table-row>
        <table:table-row table:style-name="ro1">
          <table:table-cell office:value-type="float" office:value="6431170" calcext:value-type="float">
            <text:p>6431170</text:p>
          </table:table-cell>
          <table:table-cell table:formula="of:=TIME( ; ;[.A404]/1000)" office:value-type="time" office:time-value="PT01H47M11.17S" calcext:value-type="time">
            <text:p>01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35.61" calcext:value-type="float">
            <text:p>435.61</text:p>
          </table:table-cell>
          <table:table-cell office:value-type="float" office:value="534.31" calcext:value-type="float">
            <text:p>534.31</text:p>
          </table:table-cell>
        </table:table-row>
        <table:table-row table:style-name="ro1">
          <table:table-cell office:value-type="float" office:value="6447170" calcext:value-type="float">
            <text:p>6447170</text:p>
          </table:table-cell>
          <table:table-cell table:formula="of:=TIME( ; ;[.A405]/1000)" office:value-type="time" office:time-value="PT01H47M27.17S" calcext:value-type="time">
            <text:p>01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36.67" calcext:value-type="float">
            <text:p>436.67</text:p>
          </table:table-cell>
          <table:table-cell office:value-type="float" office:value="535.58" calcext:value-type="float">
            <text:p>535.58</text:p>
          </table:table-cell>
        </table:table-row>
        <table:table-row table:style-name="ro1">
          <table:table-cell office:value-type="float" office:value="6463170" calcext:value-type="float">
            <text:p>6463170</text:p>
          </table:table-cell>
          <table:table-cell table:formula="of:=TIME( ; ;[.A406]/1000)" office:value-type="time" office:time-value="PT01H47M43.17S" calcext:value-type="time">
            <text:p>01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37.73" calcext:value-type="float">
            <text:p>437.73</text:p>
          </table:table-cell>
          <table:table-cell office:value-type="float" office:value="536.86" calcext:value-type="float">
            <text:p>536.86</text:p>
          </table:table-cell>
        </table:table-row>
        <table:table-row table:style-name="ro1">
          <table:table-cell office:value-type="float" office:value="6479170" calcext:value-type="float">
            <text:p>6479170</text:p>
          </table:table-cell>
          <table:table-cell table:formula="of:=TIME( ; ;[.A407]/1000)" office:value-type="time" office:time-value="PT01H47M59.17S" calcext:value-type="time">
            <text:p>01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38.79" calcext:value-type="float">
            <text:p>438.79</text:p>
          </table:table-cell>
          <table:table-cell office:value-type="float" office:value="538.13" calcext:value-type="float">
            <text:p>538.13</text:p>
          </table:table-cell>
        </table:table-row>
        <table:table-row table:style-name="ro1">
          <table:table-cell office:value-type="float" office:value="6495170" calcext:value-type="float">
            <text:p>6495170</text:p>
          </table:table-cell>
          <table:table-cell table:formula="of:=TIME( ; ;[.A408]/1000)" office:value-type="time" office:time-value="PT01H48M15.17S" calcext:value-type="time">
            <text:p>01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39.86" calcext:value-type="float">
            <text:p>439.86</text:p>
          </table:table-cell>
          <table:table-cell office:value-type="float" office:value="539.4" calcext:value-type="float">
            <text:p>539.4</text:p>
          </table:table-cell>
        </table:table-row>
        <table:table-row table:style-name="ro1">
          <table:table-cell office:value-type="float" office:value="6511170" calcext:value-type="float">
            <text:p>6511170</text:p>
          </table:table-cell>
          <table:table-cell table:formula="of:=TIME( ; ;[.A409]/1000)" office:value-type="time" office:time-value="PT01H48M31.17S" calcext:value-type="time">
            <text:p>01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40.92" calcext:value-type="float">
            <text:p>440.92</text:p>
          </table:table-cell>
          <table:table-cell office:value-type="float" office:value="540.68" calcext:value-type="float">
            <text:p>540.68</text:p>
          </table:table-cell>
        </table:table-row>
        <table:table-row table:style-name="ro1">
          <table:table-cell office:value-type="float" office:value="6527170" calcext:value-type="float">
            <text:p>6527170</text:p>
          </table:table-cell>
          <table:table-cell table:formula="of:=TIME( ; ;[.A410]/1000)" office:value-type="time" office:time-value="PT01H48M47.17S" calcext:value-type="time">
            <text:p>01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41.98" calcext:value-type="float">
            <text:p>441.98</text:p>
          </table:table-cell>
          <table:table-cell office:value-type="float" office:value="541.95" calcext:value-type="float">
            <text:p>541.95</text:p>
          </table:table-cell>
        </table:table-row>
        <table:table-row table:style-name="ro1">
          <table:table-cell office:value-type="float" office:value="6543170" calcext:value-type="float">
            <text:p>6543170</text:p>
          </table:table-cell>
          <table:table-cell table:formula="of:=TIME( ; ;[.A411]/1000)" office:value-type="time" office:time-value="PT01H49M03.17S" calcext:value-type="time">
            <text:p>01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43.04" calcext:value-type="float">
            <text:p>443.04</text:p>
          </table:table-cell>
          <table:table-cell office:value-type="float" office:value="543.23" calcext:value-type="float">
            <text:p>543.23</text:p>
          </table:table-cell>
        </table:table-row>
        <table:table-row table:style-name="ro1">
          <table:table-cell office:value-type="float" office:value="6559170" calcext:value-type="float">
            <text:p>6559170</text:p>
          </table:table-cell>
          <table:table-cell table:formula="of:=TIME( ; ;[.A412]/1000)" office:value-type="time" office:time-value="PT01H49M19.17S" calcext:value-type="time">
            <text:p>01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44.1" calcext:value-type="float">
            <text:p>444.1</text:p>
          </table:table-cell>
          <table:table-cell office:value-type="float" office:value="544.5" calcext:value-type="float">
            <text:p>544.5</text:p>
          </table:table-cell>
        </table:table-row>
        <table:table-row table:style-name="ro1">
          <table:table-cell office:value-type="float" office:value="6575170" calcext:value-type="float">
            <text:p>6575170</text:p>
          </table:table-cell>
          <table:table-cell table:formula="of:=TIME( ; ;[.A413]/1000)" office:value-type="time" office:time-value="PT01H49M35.17S" calcext:value-type="time">
            <text:p>01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45.16" calcext:value-type="float">
            <text:p>445.16</text:p>
          </table:table-cell>
          <table:table-cell office:value-type="float" office:value="545.77" calcext:value-type="float">
            <text:p>545.77</text:p>
          </table:table-cell>
        </table:table-row>
        <table:table-row table:style-name="ro1">
          <table:table-cell office:value-type="float" office:value="6591170" calcext:value-type="float">
            <text:p>6591170</text:p>
          </table:table-cell>
          <table:table-cell table:formula="of:=TIME( ; ;[.A414]/1000)" office:value-type="time" office:time-value="PT01H49M51.17S" calcext:value-type="time">
            <text:p>01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46.23" calcext:value-type="float">
            <text:p>446.23</text:p>
          </table:table-cell>
          <table:table-cell office:value-type="float" office:value="547.05" calcext:value-type="float">
            <text:p>547.05</text:p>
          </table:table-cell>
        </table:table-row>
        <table:table-row table:style-name="ro1">
          <table:table-cell office:value-type="float" office:value="6607170" calcext:value-type="float">
            <text:p>6607170</text:p>
          </table:table-cell>
          <table:table-cell table:formula="of:=TIME( ; ;[.A415]/1000)" office:value-type="time" office:time-value="PT01H50M07.17S" calcext:value-type="time">
            <text:p>01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47.29" calcext:value-type="float">
            <text:p>447.29</text:p>
          </table:table-cell>
          <table:table-cell office:value-type="float" office:value="548.32" calcext:value-type="float">
            <text:p>548.32</text:p>
          </table:table-cell>
        </table:table-row>
        <table:table-row table:style-name="ro1">
          <table:table-cell office:value-type="float" office:value="6623170" calcext:value-type="float">
            <text:p>6623170</text:p>
          </table:table-cell>
          <table:table-cell table:formula="of:=TIME( ; ;[.A416]/1000)" office:value-type="time" office:time-value="PT01H50M23.17S" calcext:value-type="time">
            <text:p>01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48.35" calcext:value-type="float">
            <text:p>448.35</text:p>
          </table:table-cell>
          <table:table-cell office:value-type="float" office:value="549.6" calcext:value-type="float">
            <text:p>549.6</text:p>
          </table:table-cell>
        </table:table-row>
        <table:table-row table:style-name="ro1">
          <table:table-cell office:value-type="float" office:value="6639170" calcext:value-type="float">
            <text:p>6639170</text:p>
          </table:table-cell>
          <table:table-cell table:formula="of:=TIME( ; ;[.A417]/1000)" office:value-type="time" office:time-value="PT01H50M39.17S" calcext:value-type="time">
            <text:p>01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449.41" calcext:value-type="float">
            <text:p>449.41</text:p>
          </table:table-cell>
          <table:table-cell office:value-type="float" office:value="550.87" calcext:value-type="float">
            <text:p>550.87</text:p>
          </table:table-cell>
        </table:table-row>
        <table:table-row table:style-name="ro1">
          <table:table-cell office:value-type="float" office:value="6655170" calcext:value-type="float">
            <text:p>6655170</text:p>
          </table:table-cell>
          <table:table-cell table:formula="of:=TIME( ; ;[.A418]/1000)" office:value-type="time" office:time-value="PT01H50M55.17S" calcext:value-type="time">
            <text:p>01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50.47" calcext:value-type="float">
            <text:p>450.47</text:p>
          </table:table-cell>
          <table:table-cell office:value-type="float" office:value="552.14" calcext:value-type="float">
            <text:p>552.14</text:p>
          </table:table-cell>
        </table:table-row>
        <table:table-row table:style-name="ro1">
          <table:table-cell office:value-type="float" office:value="6671170" calcext:value-type="float">
            <text:p>6671170</text:p>
          </table:table-cell>
          <table:table-cell table:formula="of:=TIME( ; ;[.A419]/1000)" office:value-type="time" office:time-value="PT01H51M11.17S" calcext:value-type="time">
            <text:p>01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51.53" calcext:value-type="float">
            <text:p>451.53</text:p>
          </table:table-cell>
          <table:table-cell office:value-type="float" office:value="553.42" calcext:value-type="float">
            <text:p>553.42</text:p>
          </table:table-cell>
        </table:table-row>
        <table:table-row table:style-name="ro1">
          <table:table-cell office:value-type="float" office:value="6687170" calcext:value-type="float">
            <text:p>6687170</text:p>
          </table:table-cell>
          <table:table-cell table:formula="of:=TIME( ; ;[.A420]/1000)" office:value-type="time" office:time-value="PT01H51M27.17S" calcext:value-type="time">
            <text:p>01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52.59" calcext:value-type="float">
            <text:p>452.59</text:p>
          </table:table-cell>
          <table:table-cell office:value-type="float" office:value="554.69" calcext:value-type="float">
            <text:p>554.69</text:p>
          </table:table-cell>
        </table:table-row>
        <table:table-row table:style-name="ro1">
          <table:table-cell office:value-type="float" office:value="6703170" calcext:value-type="float">
            <text:p>6703170</text:p>
          </table:table-cell>
          <table:table-cell table:formula="of:=TIME( ; ;[.A421]/1000)" office:value-type="time" office:time-value="PT01H51M43.17S" calcext:value-type="time">
            <text:p>01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53.66" calcext:value-type="float">
            <text:p>453.66</text:p>
          </table:table-cell>
          <table:table-cell office:value-type="float" office:value="555.96" calcext:value-type="float">
            <text:p>555.96</text:p>
          </table:table-cell>
        </table:table-row>
        <table:table-row table:style-name="ro1">
          <table:table-cell office:value-type="float" office:value="6719170" calcext:value-type="float">
            <text:p>6719170</text:p>
          </table:table-cell>
          <table:table-cell table:formula="of:=TIME( ; ;[.A422]/1000)" office:value-type="time" office:time-value="PT01H51M59.17S" calcext:value-type="time">
            <text:p>01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54.72" calcext:value-type="float">
            <text:p>454.72</text:p>
          </table:table-cell>
          <table:table-cell office:value-type="float" office:value="557.24" calcext:value-type="float">
            <text:p>557.24</text:p>
          </table:table-cell>
        </table:table-row>
        <table:table-row table:style-name="ro1">
          <table:table-cell office:value-type="float" office:value="6735170" calcext:value-type="float">
            <text:p>6735170</text:p>
          </table:table-cell>
          <table:table-cell table:formula="of:=TIME( ; ;[.A423]/1000)" office:value-type="time" office:time-value="PT01H52M15.17S" calcext:value-type="time">
            <text:p>01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55.78" calcext:value-type="float">
            <text:p>455.78</text:p>
          </table:table-cell>
          <table:table-cell office:value-type="float" office:value="558.51" calcext:value-type="float">
            <text:p>558.51</text:p>
          </table:table-cell>
        </table:table-row>
        <table:table-row table:style-name="ro1">
          <table:table-cell office:value-type="float" office:value="6751170" calcext:value-type="float">
            <text:p>6751170</text:p>
          </table:table-cell>
          <table:table-cell table:formula="of:=TIME( ; ;[.A424]/1000)" office:value-type="time" office:time-value="PT01H52M31.17S" calcext:value-type="time">
            <text:p>01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56.84" calcext:value-type="float">
            <text:p>456.84</text:p>
          </table:table-cell>
          <table:table-cell office:value-type="float" office:value="559.78" calcext:value-type="float">
            <text:p>559.78</text:p>
          </table:table-cell>
        </table:table-row>
        <table:table-row table:style-name="ro1">
          <table:table-cell office:value-type="float" office:value="6767170" calcext:value-type="float">
            <text:p>6767170</text:p>
          </table:table-cell>
          <table:table-cell table:formula="of:=TIME( ; ;[.A425]/1000)" office:value-type="time" office:time-value="PT01H52M47.17S" calcext:value-type="time">
            <text:p>01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57.9" calcext:value-type="float">
            <text:p>457.9</text:p>
          </table:table-cell>
          <table:table-cell office:value-type="float" office:value="561.06" calcext:value-type="float">
            <text:p>561.06</text:p>
          </table:table-cell>
        </table:table-row>
        <table:table-row table:style-name="ro1">
          <table:table-cell office:value-type="float" office:value="6783170" calcext:value-type="float">
            <text:p>6783170</text:p>
          </table:table-cell>
          <table:table-cell table:formula="of:=TIME( ; ;[.A426]/1000)" office:value-type="time" office:time-value="PT01H53M03.17S" calcext:value-type="time">
            <text:p>01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58.96" calcext:value-type="float">
            <text:p>458.96</text:p>
          </table:table-cell>
          <table:table-cell office:value-type="float" office:value="562.33" calcext:value-type="float">
            <text:p>562.33</text:p>
          </table:table-cell>
        </table:table-row>
        <table:table-row table:style-name="ro1">
          <table:table-cell office:value-type="float" office:value="6799170" calcext:value-type="float">
            <text:p>6799170</text:p>
          </table:table-cell>
          <table:table-cell table:formula="of:=TIME( ; ;[.A427]/1000)" office:value-type="time" office:time-value="PT01H53M19.17S" calcext:value-type="time">
            <text:p>01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0.02" calcext:value-type="float">
            <text:p>460.02</text:p>
          </table:table-cell>
          <table:table-cell office:value-type="float" office:value="563.6" calcext:value-type="float">
            <text:p>563.6</text:p>
          </table:table-cell>
        </table:table-row>
        <table:table-row table:style-name="ro1">
          <table:table-cell office:value-type="float" office:value="6815170" calcext:value-type="float">
            <text:p>6815170</text:p>
          </table:table-cell>
          <table:table-cell table:formula="of:=TIME( ; ;[.A428]/1000)" office:value-type="time" office:time-value="PT01H53M35.17S" calcext:value-type="time">
            <text:p>01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61.09" calcext:value-type="float">
            <text:p>461.09</text:p>
          </table:table-cell>
          <table:table-cell office:value-type="float" office:value="564.88" calcext:value-type="float">
            <text:p>564.88</text:p>
          </table:table-cell>
        </table:table-row>
        <table:table-row table:style-name="ro1">
          <table:table-cell office:value-type="float" office:value="6831170" calcext:value-type="float">
            <text:p>6831170</text:p>
          </table:table-cell>
          <table:table-cell table:formula="of:=TIME( ; ;[.A429]/1000)" office:value-type="time" office:time-value="PT01H53M51.17S" calcext:value-type="time">
            <text:p>01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2.15" calcext:value-type="float">
            <text:p>462.15</text:p>
          </table:table-cell>
          <table:table-cell office:value-type="float" office:value="566.15" calcext:value-type="float">
            <text:p>566.15</text:p>
          </table:table-cell>
        </table:table-row>
        <table:table-row table:style-name="ro1">
          <table:table-cell office:value-type="float" office:value="6847170" calcext:value-type="float">
            <text:p>6847170</text:p>
          </table:table-cell>
          <table:table-cell table:formula="of:=TIME( ; ;[.A430]/1000)" office:value-type="time" office:time-value="PT01H54M07.17S" calcext:value-type="time">
            <text:p>01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3.21" calcext:value-type="float">
            <text:p>463.21</text:p>
          </table:table-cell>
          <table:table-cell office:value-type="float" office:value="567.42" calcext:value-type="float">
            <text:p>567.42</text:p>
          </table:table-cell>
        </table:table-row>
        <table:table-row table:style-name="ro1">
          <table:table-cell office:value-type="float" office:value="6863170" calcext:value-type="float">
            <text:p>6863170</text:p>
          </table:table-cell>
          <table:table-cell table:formula="of:=TIME( ; ;[.A431]/1000)" office:value-type="time" office:time-value="PT01H54M23.17S" calcext:value-type="time">
            <text:p>01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4.27" calcext:value-type="float">
            <text:p>464.27</text:p>
          </table:table-cell>
          <table:table-cell office:value-type="float" office:value="568.69" calcext:value-type="float">
            <text:p>568.69</text:p>
          </table:table-cell>
        </table:table-row>
        <table:table-row table:style-name="ro1">
          <table:table-cell office:value-type="float" office:value="6879170" calcext:value-type="float">
            <text:p>6879170</text:p>
          </table:table-cell>
          <table:table-cell table:formula="of:=TIME( ; ;[.A432]/1000)" office:value-type="time" office:time-value="PT01H54M39.17S" calcext:value-type="time">
            <text:p>01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5.33" calcext:value-type="float">
            <text:p>465.33</text:p>
          </table:table-cell>
          <table:table-cell office:value-type="float" office:value="569.97" calcext:value-type="float">
            <text:p>569.97</text:p>
          </table:table-cell>
        </table:table-row>
        <table:table-row table:style-name="ro1">
          <table:table-cell office:value-type="float" office:value="6895170" calcext:value-type="float">
            <text:p>6895170</text:p>
          </table:table-cell>
          <table:table-cell table:formula="of:=TIME( ; ;[.A433]/1000)" office:value-type="time" office:time-value="PT01H54M55.17S" calcext:value-type="time">
            <text:p>01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6.39" calcext:value-type="float">
            <text:p>466.39</text:p>
          </table:table-cell>
          <table:table-cell office:value-type="float" office:value="571.24" calcext:value-type="float">
            <text:p>571.24</text:p>
          </table:table-cell>
        </table:table-row>
        <table:table-row table:style-name="ro1">
          <table:table-cell office:value-type="float" office:value="6911170" calcext:value-type="float">
            <text:p>6911170</text:p>
          </table:table-cell>
          <table:table-cell table:formula="of:=TIME( ; ;[.A434]/1000)" office:value-type="time" office:time-value="PT01H55M11.17S" calcext:value-type="time">
            <text:p>01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67.45" calcext:value-type="float">
            <text:p>467.45</text:p>
          </table:table-cell>
          <table:table-cell office:value-type="float" office:value="572.51" calcext:value-type="float">
            <text:p>572.51</text:p>
          </table:table-cell>
        </table:table-row>
        <table:table-row table:style-name="ro1">
          <table:table-cell office:value-type="float" office:value="6927170" calcext:value-type="float">
            <text:p>6927170</text:p>
          </table:table-cell>
          <table:table-cell table:formula="of:=TIME( ; ;[.A435]/1000)" office:value-type="time" office:time-value="PT01H55M27.17S" calcext:value-type="time">
            <text:p>01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8.51" calcext:value-type="float">
            <text:p>468.51</text:p>
          </table:table-cell>
          <table:table-cell office:value-type="float" office:value="573.79" calcext:value-type="float">
            <text:p>573.79</text:p>
          </table:table-cell>
        </table:table-row>
        <table:table-row table:style-name="ro1">
          <table:table-cell office:value-type="float" office:value="6943170" calcext:value-type="float">
            <text:p>6943170</text:p>
          </table:table-cell>
          <table:table-cell table:formula="of:=TIME( ; ;[.A436]/1000)" office:value-type="time" office:time-value="PT01H55M43.17S" calcext:value-type="time">
            <text:p>01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69.57" calcext:value-type="float">
            <text:p>469.57</text:p>
          </table:table-cell>
          <table:table-cell office:value-type="float" office:value="575.06" calcext:value-type="float">
            <text:p>575.06</text:p>
          </table:table-cell>
        </table:table-row>
        <table:table-row table:style-name="ro1">
          <table:table-cell office:value-type="float" office:value="6959170" calcext:value-type="float">
            <text:p>6959170</text:p>
          </table:table-cell>
          <table:table-cell table:formula="of:=TIME( ; ;[.A437]/1000)" office:value-type="time" office:time-value="PT01H55M59.17S" calcext:value-type="time">
            <text:p>01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70.64" calcext:value-type="float">
            <text:p>470.64</text:p>
          </table:table-cell>
          <table:table-cell office:value-type="float" office:value="576.33" calcext:value-type="float">
            <text:p>576.33</text:p>
          </table:table-cell>
        </table:table-row>
        <table:table-row table:style-name="ro1">
          <table:table-cell office:value-type="float" office:value="6975170" calcext:value-type="float">
            <text:p>6975170</text:p>
          </table:table-cell>
          <table:table-cell table:formula="of:=TIME( ; ;[.A438]/1000)" office:value-type="time" office:time-value="PT01H56M15.17S" calcext:value-type="time">
            <text:p>01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71.7" calcext:value-type="float">
            <text:p>471.7</text:p>
          </table:table-cell>
          <table:table-cell office:value-type="float" office:value="577.6" calcext:value-type="float">
            <text:p>577.6</text:p>
          </table:table-cell>
        </table:table-row>
        <table:table-row table:style-name="ro1">
          <table:table-cell office:value-type="float" office:value="6991170" calcext:value-type="float">
            <text:p>6991170</text:p>
          </table:table-cell>
          <table:table-cell table:formula="of:=TIME( ; ;[.A439]/1000)" office:value-type="time" office:time-value="PT01H56M31.17S" calcext:value-type="time">
            <text:p>01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72.76" calcext:value-type="float">
            <text:p>472.76</text:p>
          </table:table-cell>
          <table:table-cell office:value-type="float" office:value="578.88" calcext:value-type="float">
            <text:p>578.88</text:p>
          </table:table-cell>
        </table:table-row>
        <table:table-row table:style-name="ro1">
          <table:table-cell office:value-type="float" office:value="7007170" calcext:value-type="float">
            <text:p>7007170</text:p>
          </table:table-cell>
          <table:table-cell table:formula="of:=TIME( ; ;[.A440]/1000)" office:value-type="time" office:time-value="PT01H56M47.17S" calcext:value-type="time">
            <text:p>01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73.82" calcext:value-type="float">
            <text:p>473.82</text:p>
          </table:table-cell>
          <table:table-cell office:value-type="float" office:value="580.15" calcext:value-type="float">
            <text:p>580.15</text:p>
          </table:table-cell>
        </table:table-row>
        <table:table-row table:style-name="ro1">
          <table:table-cell office:value-type="float" office:value="7023170" calcext:value-type="float">
            <text:p>7023170</text:p>
          </table:table-cell>
          <table:table-cell table:formula="of:=TIME( ; ;[.A441]/1000)" office:value-type="time" office:time-value="PT01H57M03.17S" calcext:value-type="time">
            <text:p>01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74.88" calcext:value-type="float">
            <text:p>474.88</text:p>
          </table:table-cell>
          <table:table-cell office:value-type="float" office:value="581.42" calcext:value-type="float">
            <text:p>581.42</text:p>
          </table:table-cell>
        </table:table-row>
        <table:table-row table:style-name="ro1">
          <table:table-cell office:value-type="float" office:value="7039170" calcext:value-type="float">
            <text:p>7039170</text:p>
          </table:table-cell>
          <table:table-cell table:formula="of:=TIME( ; ;[.A442]/1000)" office:value-type="time" office:time-value="PT01H57M19.17S" calcext:value-type="time">
            <text:p>01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75.94" calcext:value-type="float">
            <text:p>475.94</text:p>
          </table:table-cell>
          <table:table-cell office:value-type="float" office:value="582.69" calcext:value-type="float">
            <text:p>582.69</text:p>
          </table:table-cell>
        </table:table-row>
        <table:table-row table:style-name="ro1">
          <table:table-cell office:value-type="float" office:value="7055170" calcext:value-type="float">
            <text:p>7055170</text:p>
          </table:table-cell>
          <table:table-cell table:formula="of:=TIME( ; ;[.A443]/1000)" office:value-type="time" office:time-value="PT01H57M35.17S" calcext:value-type="time">
            <text:p>01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77" calcext:value-type="float">
            <text:p>477</text:p>
          </table:table-cell>
          <table:table-cell office:value-type="float" office:value="583.97" calcext:value-type="float">
            <text:p>583.97</text:p>
          </table:table-cell>
        </table:table-row>
        <table:table-row table:style-name="ro1">
          <table:table-cell office:value-type="float" office:value="7071170" calcext:value-type="float">
            <text:p>7071170</text:p>
          </table:table-cell>
          <table:table-cell table:formula="of:=TIME( ; ;[.A444]/1000)" office:value-type="time" office:time-value="PT01H57M51.17S" calcext:value-type="time">
            <text:p>01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78.06" calcext:value-type="float">
            <text:p>478.06</text:p>
          </table:table-cell>
          <table:table-cell office:value-type="float" office:value="585.24" calcext:value-type="float">
            <text:p>585.24</text:p>
          </table:table-cell>
        </table:table-row>
        <table:table-row table:style-name="ro1">
          <table:table-cell office:value-type="float" office:value="7087170" calcext:value-type="float">
            <text:p>7087170</text:p>
          </table:table-cell>
          <table:table-cell table:formula="of:=TIME( ; ;[.A445]/1000)" office:value-type="time" office:time-value="PT01H58M07.17S" calcext:value-type="time">
            <text:p>01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79.12" calcext:value-type="float">
            <text:p>479.12</text:p>
          </table:table-cell>
          <table:table-cell office:value-type="float" office:value="586.51" calcext:value-type="float">
            <text:p>586.51</text:p>
          </table:table-cell>
        </table:table-row>
        <table:table-row table:style-name="ro1">
          <table:table-cell office:value-type="float" office:value="7103170" calcext:value-type="float">
            <text:p>7103170</text:p>
          </table:table-cell>
          <table:table-cell table:formula="of:=TIME( ; ;[.A446]/1000)" office:value-type="time" office:time-value="PT01H58M23.17S" calcext:value-type="time">
            <text:p>01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80.18" calcext:value-type="float">
            <text:p>480.18</text:p>
          </table:table-cell>
          <table:table-cell office:value-type="float" office:value="587.78" calcext:value-type="float">
            <text:p>587.78</text:p>
          </table:table-cell>
        </table:table-row>
        <table:table-row table:style-name="ro1">
          <table:table-cell office:value-type="float" office:value="7119170" calcext:value-type="float">
            <text:p>7119170</text:p>
          </table:table-cell>
          <table:table-cell table:formula="of:=TIME( ; ;[.A447]/1000)" office:value-type="time" office:time-value="PT01H58M39.17S" calcext:value-type="time">
            <text:p>01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81.24" calcext:value-type="float">
            <text:p>481.24</text:p>
          </table:table-cell>
          <table:table-cell office:value-type="float" office:value="589.06" calcext:value-type="float">
            <text:p>589.06</text:p>
          </table:table-cell>
        </table:table-row>
        <table:table-row table:style-name="ro1">
          <table:table-cell office:value-type="float" office:value="7135170" calcext:value-type="float">
            <text:p>7135170</text:p>
          </table:table-cell>
          <table:table-cell table:formula="of:=TIME( ; ;[.A448]/1000)" office:value-type="time" office:time-value="PT01H58M55.17S" calcext:value-type="time">
            <text:p>01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82.31" calcext:value-type="float">
            <text:p>482.31</text:p>
          </table:table-cell>
          <table:table-cell office:value-type="float" office:value="590.33" calcext:value-type="float">
            <text:p>590.33</text:p>
          </table:table-cell>
        </table:table-row>
        <table:table-row table:style-name="ro1">
          <table:table-cell office:value-type="float" office:value="7151170" calcext:value-type="float">
            <text:p>7151170</text:p>
          </table:table-cell>
          <table:table-cell table:formula="of:=TIME( ; ;[.A449]/1000)" office:value-type="time" office:time-value="PT01H59M11.17S" calcext:value-type="time">
            <text:p>01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83.37" calcext:value-type="float">
            <text:p>483.37</text:p>
          </table:table-cell>
          <table:table-cell office:value-type="float" office:value="591.6" calcext:value-type="float">
            <text:p>591.6</text:p>
          </table:table-cell>
        </table:table-row>
        <table:table-row table:style-name="ro1">
          <table:table-cell office:value-type="float" office:value="7167170" calcext:value-type="float">
            <text:p>7167170</text:p>
          </table:table-cell>
          <table:table-cell table:formula="of:=TIME( ; ;[.A450]/1000)" office:value-type="time" office:time-value="PT01H59M27.17S" calcext:value-type="time">
            <text:p>01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84.43" calcext:value-type="float">
            <text:p>484.43</text:p>
          </table:table-cell>
          <table:table-cell office:value-type="float" office:value="592.87" calcext:value-type="float">
            <text:p>592.87</text:p>
          </table:table-cell>
        </table:table-row>
        <table:table-row table:style-name="ro1">
          <table:table-cell office:value-type="float" office:value="7183170" calcext:value-type="float">
            <text:p>7183170</text:p>
          </table:table-cell>
          <table:table-cell table:formula="of:=TIME( ; ;[.A451]/1000)" office:value-type="time" office:time-value="PT01H59M43.17S" calcext:value-type="time">
            <text:p>01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85.49" calcext:value-type="float">
            <text:p>485.49</text:p>
          </table:table-cell>
          <table:table-cell office:value-type="float" office:value="594.15" calcext:value-type="float">
            <text:p>594.15</text:p>
          </table:table-cell>
        </table:table-row>
        <table:table-row table:style-name="ro1">
          <table:table-cell office:value-type="float" office:value="7199170" calcext:value-type="float">
            <text:p>7199170</text:p>
          </table:table-cell>
          <table:table-cell table:formula="of:=TIME( ; ;[.A452]/1000)" office:value-type="time" office:time-value="PT01H59M59.17S" calcext:value-type="time">
            <text:p>01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86.55" calcext:value-type="float">
            <text:p>486.55</text:p>
          </table:table-cell>
          <table:table-cell office:value-type="float" office:value="595.42" calcext:value-type="float">
            <text:p>595.42</text:p>
          </table:table-cell>
        </table:table-row>
        <table:table-row table:style-name="ro1">
          <table:table-cell office:value-type="float" office:value="7215170" calcext:value-type="float">
            <text:p>7215170</text:p>
          </table:table-cell>
          <table:table-cell table:formula="of:=TIME( ; ;[.A453]/1000)" office:value-type="time" office:time-value="PT02H00M15.17S" calcext:value-type="time">
            <text:p>02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87.61" calcext:value-type="float">
            <text:p>487.61</text:p>
          </table:table-cell>
          <table:table-cell office:value-type="float" office:value="596.69" calcext:value-type="float">
            <text:p>596.69</text:p>
          </table:table-cell>
        </table:table-row>
        <table:table-row table:style-name="ro1">
          <table:table-cell office:value-type="float" office:value="7231170" calcext:value-type="float">
            <text:p>7231170</text:p>
          </table:table-cell>
          <table:table-cell table:formula="of:=TIME( ; ;[.A454]/1000)" office:value-type="time" office:time-value="PT02H00M31.17S" calcext:value-type="time">
            <text:p>02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88.67" calcext:value-type="float">
            <text:p>488.67</text:p>
          </table:table-cell>
          <table:table-cell office:value-type="float" office:value="597.96" calcext:value-type="float">
            <text:p>597.96</text:p>
          </table:table-cell>
        </table:table-row>
        <table:table-row table:style-name="ro1">
          <table:table-cell office:value-type="float" office:value="7247170" calcext:value-type="float">
            <text:p>7247170</text:p>
          </table:table-cell>
          <table:table-cell table:formula="of:=TIME( ; ;[.A455]/1000)" office:value-type="time" office:time-value="PT02H00M47.17S" calcext:value-type="time">
            <text:p>02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89.73" calcext:value-type="float">
            <text:p>489.73</text:p>
          </table:table-cell>
          <table:table-cell office:value-type="float" office:value="599.24" calcext:value-type="float">
            <text:p>599.24</text:p>
          </table:table-cell>
        </table:table-row>
        <table:table-row table:style-name="ro1">
          <table:table-cell office:value-type="float" office:value="7263170" calcext:value-type="float">
            <text:p>7263170</text:p>
          </table:table-cell>
          <table:table-cell table:formula="of:=TIME( ; ;[.A456]/1000)" office:value-type="time" office:time-value="PT02H01M03.17S" calcext:value-type="time">
            <text:p>02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0.79" calcext:value-type="float">
            <text:p>490.79</text:p>
          </table:table-cell>
          <table:table-cell office:value-type="float" office:value="600.51" calcext:value-type="float">
            <text:p>600.51</text:p>
          </table:table-cell>
        </table:table-row>
        <table:table-row table:style-name="ro1">
          <table:table-cell office:value-type="float" office:value="7279170" calcext:value-type="float">
            <text:p>7279170</text:p>
          </table:table-cell>
          <table:table-cell table:formula="of:=TIME( ; ;[.A457]/1000)" office:value-type="time" office:time-value="PT02H01M19.17S" calcext:value-type="time">
            <text:p>02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1.85" calcext:value-type="float">
            <text:p>491.85</text:p>
          </table:table-cell>
          <table:table-cell office:value-type="float" office:value="601.78" calcext:value-type="float">
            <text:p>601.78</text:p>
          </table:table-cell>
        </table:table-row>
        <table:table-row table:style-name="ro1">
          <table:table-cell office:value-type="float" office:value="7295170" calcext:value-type="float">
            <text:p>7295170</text:p>
          </table:table-cell>
          <table:table-cell table:formula="of:=TIME( ; ;[.A458]/1000)" office:value-type="time" office:time-value="PT02H01M35.17S" calcext:value-type="time">
            <text:p>02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492.91" calcext:value-type="float">
            <text:p>492.91</text:p>
          </table:table-cell>
          <table:table-cell office:value-type="float" office:value="603.05" calcext:value-type="float">
            <text:p>603.05</text:p>
          </table:table-cell>
        </table:table-row>
        <table:table-row table:style-name="ro1">
          <table:table-cell office:value-type="float" office:value="7311170" calcext:value-type="float">
            <text:p>7311170</text:p>
          </table:table-cell>
          <table:table-cell table:formula="of:=TIME( ; ;[.A459]/1000)" office:value-type="time" office:time-value="PT02H01M51.17S" calcext:value-type="time">
            <text:p>02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3.97" calcext:value-type="float">
            <text:p>493.97</text:p>
          </table:table-cell>
          <table:table-cell office:value-type="float" office:value="604.32" calcext:value-type="float">
            <text:p>604.32</text:p>
          </table:table-cell>
        </table:table-row>
        <table:table-row table:style-name="ro1">
          <table:table-cell office:value-type="float" office:value="7327170" calcext:value-type="float">
            <text:p>7327170</text:p>
          </table:table-cell>
          <table:table-cell table:formula="of:=TIME( ; ;[.A460]/1000)" office:value-type="time" office:time-value="PT02H02M07.17S" calcext:value-type="time">
            <text:p>02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5.03" calcext:value-type="float">
            <text:p>495.03</text:p>
          </table:table-cell>
          <table:table-cell office:value-type="float" office:value="605.6" calcext:value-type="float">
            <text:p>605.6</text:p>
          </table:table-cell>
        </table:table-row>
        <table:table-row table:style-name="ro1">
          <table:table-cell office:value-type="float" office:value="7343170" calcext:value-type="float">
            <text:p>7343170</text:p>
          </table:table-cell>
          <table:table-cell table:formula="of:=TIME( ; ;[.A461]/1000)" office:value-type="time" office:time-value="PT02H02M23.17S" calcext:value-type="time">
            <text:p>02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6.09" calcext:value-type="float">
            <text:p>496.09</text:p>
          </table:table-cell>
          <table:table-cell office:value-type="float" office:value="606.87" calcext:value-type="float">
            <text:p>606.87</text:p>
          </table:table-cell>
        </table:table-row>
        <table:table-row table:style-name="ro1">
          <table:table-cell office:value-type="float" office:value="7359170" calcext:value-type="float">
            <text:p>7359170</text:p>
          </table:table-cell>
          <table:table-cell table:formula="of:=TIME( ; ;[.A462]/1000)" office:value-type="time" office:time-value="PT02H02M39.17S" calcext:value-type="time">
            <text:p>02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7.15" calcext:value-type="float">
            <text:p>497.15</text:p>
          </table:table-cell>
          <table:table-cell office:value-type="float" office:value="608.14" calcext:value-type="float">
            <text:p>608.14</text:p>
          </table:table-cell>
        </table:table-row>
        <table:table-row table:style-name="ro1">
          <table:table-cell office:value-type="float" office:value="7375170" calcext:value-type="float">
            <text:p>7375170</text:p>
          </table:table-cell>
          <table:table-cell table:formula="of:=TIME( ; ;[.A463]/1000)" office:value-type="time" office:time-value="PT02H02M55.17S" calcext:value-type="time">
            <text:p>02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8.21" calcext:value-type="float">
            <text:p>498.21</text:p>
          </table:table-cell>
          <table:table-cell office:value-type="float" office:value="609.41" calcext:value-type="float">
            <text:p>609.41</text:p>
          </table:table-cell>
        </table:table-row>
        <table:table-row table:style-name="ro1">
          <table:table-cell office:value-type="float" office:value="7391170" calcext:value-type="float">
            <text:p>7391170</text:p>
          </table:table-cell>
          <table:table-cell table:formula="of:=TIME( ; ;[.A464]/1000)" office:value-type="time" office:time-value="PT02H03M11.17S" calcext:value-type="time">
            <text:p>02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499.27" calcext:value-type="float">
            <text:p>499.27</text:p>
          </table:table-cell>
          <table:table-cell office:value-type="float" office:value="610.69" calcext:value-type="float">
            <text:p>610.69</text:p>
          </table:table-cell>
        </table:table-row>
        <table:table-row table:style-name="ro1">
          <table:table-cell office:value-type="float" office:value="7407170" calcext:value-type="float">
            <text:p>7407170</text:p>
          </table:table-cell>
          <table:table-cell table:formula="of:=TIME( ; ;[.A465]/1000)" office:value-type="time" office:time-value="PT02H03M27.17S" calcext:value-type="time">
            <text:p>02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00.33" calcext:value-type="float">
            <text:p>500.33</text:p>
          </table:table-cell>
          <table:table-cell office:value-type="float" office:value="611.96" calcext:value-type="float">
            <text:p>611.96</text:p>
          </table:table-cell>
        </table:table-row>
        <table:table-row table:style-name="ro1">
          <table:table-cell office:value-type="float" office:value="7423170" calcext:value-type="float">
            <text:p>7423170</text:p>
          </table:table-cell>
          <table:table-cell table:formula="of:=TIME( ; ;[.A466]/1000)" office:value-type="time" office:time-value="PT02H03M43.17S" calcext:value-type="time">
            <text:p>02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01.4" calcext:value-type="float">
            <text:p>501.4</text:p>
          </table:table-cell>
          <table:table-cell office:value-type="float" office:value="613.23" calcext:value-type="float">
            <text:p>613.23</text:p>
          </table:table-cell>
        </table:table-row>
        <table:table-row table:style-name="ro1">
          <table:table-cell office:value-type="float" office:value="7439170" calcext:value-type="float">
            <text:p>7439170</text:p>
          </table:table-cell>
          <table:table-cell table:formula="of:=TIME( ; ;[.A467]/1000)" office:value-type="time" office:time-value="PT02H03M59.17S" calcext:value-type="time">
            <text:p>02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502.46" calcext:value-type="float">
            <text:p>502.46</text:p>
          </table:table-cell>
          <table:table-cell office:value-type="float" office:value="614.5" calcext:value-type="float">
            <text:p>614.5</text:p>
          </table:table-cell>
        </table:table-row>
        <table:table-row table:style-name="ro1">
          <table:table-cell office:value-type="float" office:value="7455170" calcext:value-type="float">
            <text:p>7455170</text:p>
          </table:table-cell>
          <table:table-cell table:formula="of:=TIME( ; ;[.A468]/1000)" office:value-type="time" office:time-value="PT02H04M15.17S" calcext:value-type="time">
            <text:p>02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503.52" calcext:value-type="float">
            <text:p>503.52</text:p>
          </table:table-cell>
          <table:table-cell office:value-type="float" office:value="615.77" calcext:value-type="float">
            <text:p>615.77</text:p>
          </table:table-cell>
        </table:table-row>
        <table:table-row table:style-name="ro1">
          <table:table-cell office:value-type="float" office:value="7471170" calcext:value-type="float">
            <text:p>7471170</text:p>
          </table:table-cell>
          <table:table-cell table:formula="of:=TIME( ; ;[.A469]/1000)" office:value-type="time" office:time-value="PT02H04M31.17S" calcext:value-type="time">
            <text:p>02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504.58" calcext:value-type="float">
            <text:p>504.58</text:p>
          </table:table-cell>
          <table:table-cell office:value-type="float" office:value="617.04" calcext:value-type="float">
            <text:p>617.04</text:p>
          </table:table-cell>
        </table:table-row>
        <table:table-row table:style-name="ro1">
          <table:table-cell office:value-type="float" office:value="7487170" calcext:value-type="float">
            <text:p>7487170</text:p>
          </table:table-cell>
          <table:table-cell table:formula="of:=TIME( ; ;[.A470]/1000)" office:value-type="time" office:time-value="PT02H04M47.17S" calcext:value-type="time">
            <text:p>02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505.64" calcext:value-type="float">
            <text:p>505.64</text:p>
          </table:table-cell>
          <table:table-cell office:value-type="float" office:value="618.32" calcext:value-type="float">
            <text:p>618.32</text:p>
          </table:table-cell>
        </table:table-row>
        <table:table-row table:style-name="ro1">
          <table:table-cell office:value-type="float" office:value="7503170" calcext:value-type="float">
            <text:p>7503170</text:p>
          </table:table-cell>
          <table:table-cell table:formula="of:=TIME( ; ;[.A471]/1000)" office:value-type="time" office:time-value="PT02H05M03.17S" calcext:value-type="time">
            <text:p>02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06.7" calcext:value-type="float">
            <text:p>506.7</text:p>
          </table:table-cell>
          <table:table-cell office:value-type="float" office:value="619.59" calcext:value-type="float">
            <text:p>619.59</text:p>
          </table:table-cell>
        </table:table-row>
        <table:table-row table:style-name="ro1">
          <table:table-cell office:value-type="float" office:value="7519170" calcext:value-type="float">
            <text:p>7519170</text:p>
          </table:table-cell>
          <table:table-cell table:formula="of:=TIME( ; ;[.A472]/1000)" office:value-type="time" office:time-value="PT02H05M19.17S" calcext:value-type="time">
            <text:p>02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507.76" calcext:value-type="float">
            <text:p>507.76</text:p>
          </table:table-cell>
          <table:table-cell office:value-type="float" office:value="620.86" calcext:value-type="float">
            <text:p>620.86</text:p>
          </table:table-cell>
        </table:table-row>
        <table:table-row table:style-name="ro1">
          <table:table-cell office:value-type="float" office:value="7535170" calcext:value-type="float">
            <text:p>7535170</text:p>
          </table:table-cell>
          <table:table-cell table:formula="of:=TIME( ; ;[.A473]/1000)" office:value-type="time" office:time-value="PT02H05M35.17S" calcext:value-type="time">
            <text:p>02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508.82" calcext:value-type="float">
            <text:p>508.82</text:p>
          </table:table-cell>
          <table:table-cell office:value-type="float" office:value="622.13" calcext:value-type="float">
            <text:p>622.13</text:p>
          </table:table-cell>
        </table:table-row>
        <table:table-row table:style-name="ro1">
          <table:table-cell office:value-type="float" office:value="7551170" calcext:value-type="float">
            <text:p>7551170</text:p>
          </table:table-cell>
          <table:table-cell table:formula="of:=TIME( ; ;[.A474]/1000)" office:value-type="time" office:time-value="PT02H05M51.17S" calcext:value-type="time">
            <text:p>02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09.88" calcext:value-type="float">
            <text:p>509.88</text:p>
          </table:table-cell>
          <table:table-cell office:value-type="float" office:value="623.4" calcext:value-type="float">
            <text:p>623.4</text:p>
          </table:table-cell>
        </table:table-row>
        <table:table-row table:style-name="ro1">
          <table:table-cell office:value-type="float" office:value="7567170" calcext:value-type="float">
            <text:p>7567170</text:p>
          </table:table-cell>
          <table:table-cell table:formula="of:=TIME( ; ;[.A475]/1000)" office:value-type="time" office:time-value="PT02H06M07.17S" calcext:value-type="time">
            <text:p>02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510.94" calcext:value-type="float">
            <text:p>510.94</text:p>
          </table:table-cell>
          <table:table-cell office:value-type="float" office:value="624.67" calcext:value-type="float">
            <text:p>624.67</text:p>
          </table:table-cell>
        </table:table-row>
        <table:table-row table:style-name="ro1">
          <table:table-cell office:value-type="float" office:value="7583170" calcext:value-type="float">
            <text:p>7583170</text:p>
          </table:table-cell>
          <table:table-cell table:formula="of:=TIME( ; ;[.A476]/1000)" office:value-type="time" office:time-value="PT02H06M23.17S" calcext:value-type="time">
            <text:p>02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512" calcext:value-type="float">
            <text:p>512</text:p>
          </table:table-cell>
          <table:table-cell office:value-type="float" office:value="625.95" calcext:value-type="float">
            <text:p>625.95</text:p>
          </table:table-cell>
        </table:table-row>
        <table:table-row table:style-name="ro1">
          <table:table-cell office:value-type="float" office:value="7599170" calcext:value-type="float">
            <text:p>7599170</text:p>
          </table:table-cell>
          <table:table-cell table:formula="of:=TIME( ; ;[.A477]/1000)" office:value-type="time" office:time-value="PT02H06M39.17S" calcext:value-type="time">
            <text:p>02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513.06" calcext:value-type="float">
            <text:p>513.06</text:p>
          </table:table-cell>
          <table:table-cell office:value-type="float" office:value="627.22" calcext:value-type="float">
            <text:p>627.22</text:p>
          </table:table-cell>
        </table:table-row>
        <table:table-row table:style-name="ro1">
          <table:table-cell office:value-type="float" office:value="7615170" calcext:value-type="float">
            <text:p>7615170</text:p>
          </table:table-cell>
          <table:table-cell table:formula="of:=TIME( ; ;[.A478]/1000)" office:value-type="time" office:time-value="PT02H06M55.17S" calcext:value-type="time">
            <text:p>02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514.12" calcext:value-type="float">
            <text:p>514.12</text:p>
          </table:table-cell>
          <table:table-cell office:value-type="float" office:value="628.49" calcext:value-type="float">
            <text:p>628.49</text:p>
          </table:table-cell>
        </table:table-row>
        <table:table-row table:style-name="ro1">
          <table:table-cell office:value-type="float" office:value="7631170" calcext:value-type="float">
            <text:p>7631170</text:p>
          </table:table-cell>
          <table:table-cell table:formula="of:=TIME( ; ;[.A479]/1000)" office:value-type="time" office:time-value="PT02H07M11.17S" calcext:value-type="time">
            <text:p>02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15.18" calcext:value-type="float">
            <text:p>515.18</text:p>
          </table:table-cell>
          <table:table-cell office:value-type="float" office:value="629.76" calcext:value-type="float">
            <text:p>629.76</text:p>
          </table:table-cell>
        </table:table-row>
        <table:table-row table:style-name="ro1">
          <table:table-cell office:value-type="float" office:value="7647170" calcext:value-type="float">
            <text:p>7647170</text:p>
          </table:table-cell>
          <table:table-cell table:formula="of:=TIME( ; ;[.A480]/1000)" office:value-type="time" office:time-value="PT02H07M27.17S" calcext:value-type="time">
            <text:p>02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16.24" calcext:value-type="float">
            <text:p>516.24</text:p>
          </table:table-cell>
          <table:table-cell office:value-type="float" office:value="631.03" calcext:value-type="float">
            <text:p>631.03</text:p>
          </table:table-cell>
        </table:table-row>
        <table:table-row table:style-name="ro1">
          <table:table-cell office:value-type="float" office:value="7663170" calcext:value-type="float">
            <text:p>7663170</text:p>
          </table:table-cell>
          <table:table-cell table:formula="of:=TIME( ; ;[.A481]/1000)" office:value-type="time" office:time-value="PT02H07M43.17S" calcext:value-type="time">
            <text:p>02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17.3" calcext:value-type="float">
            <text:p>517.3</text:p>
          </table:table-cell>
          <table:table-cell office:value-type="float" office:value="632.3" calcext:value-type="float">
            <text:p>632.3</text:p>
          </table:table-cell>
        </table:table-row>
        <table:table-row table:style-name="ro1">
          <table:table-cell office:value-type="float" office:value="7679170" calcext:value-type="float">
            <text:p>7679170</text:p>
          </table:table-cell>
          <table:table-cell table:formula="of:=TIME( ; ;[.A482]/1000)" office:value-type="time" office:time-value="PT02H07M59.17S" calcext:value-type="time">
            <text:p>02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18.36" calcext:value-type="float">
            <text:p>518.36</text:p>
          </table:table-cell>
          <table:table-cell office:value-type="float" office:value="633.57" calcext:value-type="float">
            <text:p>633.57</text:p>
          </table:table-cell>
        </table:table-row>
        <table:table-row table:style-name="ro1">
          <table:table-cell office:value-type="float" office:value="7695170" calcext:value-type="float">
            <text:p>7695170</text:p>
          </table:table-cell>
          <table:table-cell table:formula="of:=TIME( ; ;[.A483]/1000)" office:value-type="time" office:time-value="PT02H08M15.17S" calcext:value-type="time">
            <text:p>02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19.42" calcext:value-type="float">
            <text:p>519.42</text:p>
          </table:table-cell>
          <table:table-cell office:value-type="float" office:value="634.85" calcext:value-type="float">
            <text:p>634.85</text:p>
          </table:table-cell>
        </table:table-row>
        <table:table-row table:style-name="ro1">
          <table:table-cell office:value-type="float" office:value="7711170" calcext:value-type="float">
            <text:p>7711170</text:p>
          </table:table-cell>
          <table:table-cell table:formula="of:=TIME( ; ;[.A484]/1000)" office:value-type="time" office:time-value="PT02H08M31.17S" calcext:value-type="time">
            <text:p>02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0.48" calcext:value-type="float">
            <text:p>520.48</text:p>
          </table:table-cell>
          <table:table-cell office:value-type="float" office:value="636.12" calcext:value-type="float">
            <text:p>636.12</text:p>
          </table:table-cell>
        </table:table-row>
        <table:table-row table:style-name="ro1">
          <table:table-cell office:value-type="float" office:value="7727170" calcext:value-type="float">
            <text:p>7727170</text:p>
          </table:table-cell>
          <table:table-cell table:formula="of:=TIME( ; ;[.A485]/1000)" office:value-type="time" office:time-value="PT02H08M47.17S" calcext:value-type="time">
            <text:p>02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521.54" calcext:value-type="float">
            <text:p>521.54</text:p>
          </table:table-cell>
          <table:table-cell office:value-type="float" office:value="637.39" calcext:value-type="float">
            <text:p>637.39</text:p>
          </table:table-cell>
        </table:table-row>
        <table:table-row table:style-name="ro1">
          <table:table-cell office:value-type="float" office:value="7743170" calcext:value-type="float">
            <text:p>7743170</text:p>
          </table:table-cell>
          <table:table-cell table:formula="of:=TIME( ; ;[.A486]/1000)" office:value-type="time" office:time-value="PT02H09M03.17S" calcext:value-type="time">
            <text:p>02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2.6" calcext:value-type="float">
            <text:p>522.6</text:p>
          </table:table-cell>
          <table:table-cell office:value-type="float" office:value="638.66" calcext:value-type="float">
            <text:p>638.66</text:p>
          </table:table-cell>
        </table:table-row>
        <table:table-row table:style-name="ro1">
          <table:table-cell office:value-type="float" office:value="7759170" calcext:value-type="float">
            <text:p>7759170</text:p>
          </table:table-cell>
          <table:table-cell table:formula="of:=TIME( ; ;[.A487]/1000)" office:value-type="time" office:time-value="PT02H09M19.17S" calcext:value-type="time">
            <text:p>02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3.65" calcext:value-type="float">
            <text:p>523.65</text:p>
          </table:table-cell>
          <table:table-cell office:value-type="float" office:value="639.93" calcext:value-type="float">
            <text:p>639.93</text:p>
          </table:table-cell>
        </table:table-row>
        <table:table-row table:style-name="ro1">
          <table:table-cell office:value-type="float" office:value="7775170" calcext:value-type="float">
            <text:p>7775170</text:p>
          </table:table-cell>
          <table:table-cell table:formula="of:=TIME( ; ;[.A488]/1000)" office:value-type="time" office:time-value="PT02H09M35.17S" calcext:value-type="time">
            <text:p>02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4.71" calcext:value-type="float">
            <text:p>524.71</text:p>
          </table:table-cell>
          <table:table-cell office:value-type="float" office:value="641.2" calcext:value-type="float">
            <text:p>641.2</text:p>
          </table:table-cell>
        </table:table-row>
        <table:table-row table:style-name="ro1">
          <table:table-cell office:value-type="float" office:value="7791170" calcext:value-type="float">
            <text:p>7791170</text:p>
          </table:table-cell>
          <table:table-cell table:formula="of:=TIME( ; ;[.A489]/1000)" office:value-type="time" office:time-value="PT02H09M51.17S" calcext:value-type="time">
            <text:p>02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5.77" calcext:value-type="float">
            <text:p>525.77</text:p>
          </table:table-cell>
          <table:table-cell office:value-type="float" office:value="642.47" calcext:value-type="float">
            <text:p>642.47</text:p>
          </table:table-cell>
        </table:table-row>
        <table:table-row table:style-name="ro1">
          <table:table-cell office:value-type="float" office:value="7807170" calcext:value-type="float">
            <text:p>7807170</text:p>
          </table:table-cell>
          <table:table-cell table:formula="of:=TIME( ; ;[.A490]/1000)" office:value-type="time" office:time-value="PT02H10M07.17S" calcext:value-type="time">
            <text:p>02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6.83" calcext:value-type="float">
            <text:p>526.83</text:p>
          </table:table-cell>
          <table:table-cell office:value-type="float" office:value="643.74" calcext:value-type="float">
            <text:p>643.74</text:p>
          </table:table-cell>
        </table:table-row>
        <table:table-row table:style-name="ro1">
          <table:table-cell office:value-type="float" office:value="7823170" calcext:value-type="float">
            <text:p>7823170</text:p>
          </table:table-cell>
          <table:table-cell table:formula="of:=TIME( ; ;[.A491]/1000)" office:value-type="time" office:time-value="PT02H10M23.17S" calcext:value-type="time">
            <text:p>02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527.89" calcext:value-type="float">
            <text:p>527.89</text:p>
          </table:table-cell>
          <table:table-cell office:value-type="float" office:value="645.01" calcext:value-type="float">
            <text:p>645.01</text:p>
          </table:table-cell>
        </table:table-row>
        <table:table-row table:style-name="ro1">
          <table:table-cell office:value-type="float" office:value="7839170" calcext:value-type="float">
            <text:p>7839170</text:p>
          </table:table-cell>
          <table:table-cell table:formula="of:=TIME( ; ;[.A492]/1000)" office:value-type="time" office:time-value="PT02H10M39.17S" calcext:value-type="time">
            <text:p>02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8.95" calcext:value-type="float">
            <text:p>528.95</text:p>
          </table:table-cell>
          <table:table-cell office:value-type="float" office:value="646.28" calcext:value-type="float">
            <text:p>646.28</text:p>
          </table:table-cell>
        </table:table-row>
        <table:table-row table:style-name="ro1">
          <table:table-cell office:value-type="float" office:value="7855170" calcext:value-type="float">
            <text:p>7855170</text:p>
          </table:table-cell>
          <table:table-cell table:formula="of:=TIME( ; ;[.A493]/1000)" office:value-type="time" office:time-value="PT02H10M55.17S" calcext:value-type="time">
            <text:p>02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530.01" calcext:value-type="float">
            <text:p>530.01</text:p>
          </table:table-cell>
          <table:table-cell office:value-type="float" office:value="647.55" calcext:value-type="float">
            <text:p>647.55</text:p>
          </table:table-cell>
        </table:table-row>
        <table:table-row table:style-name="ro1">
          <table:table-cell office:value-type="float" office:value="7871170" calcext:value-type="float">
            <text:p>7871170</text:p>
          </table:table-cell>
          <table:table-cell table:formula="of:=TIME( ; ;[.A494]/1000)" office:value-type="time" office:time-value="PT02H11M11.17S" calcext:value-type="time">
            <text:p>02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1.07" calcext:value-type="float">
            <text:p>531.07</text:p>
          </table:table-cell>
          <table:table-cell office:value-type="float" office:value="648.82" calcext:value-type="float">
            <text:p>648.82</text:p>
          </table:table-cell>
        </table:table-row>
        <table:table-row table:style-name="ro1">
          <table:table-cell office:value-type="float" office:value="7887170" calcext:value-type="float">
            <text:p>7887170</text:p>
          </table:table-cell>
          <table:table-cell table:formula="of:=TIME( ; ;[.A495]/1000)" office:value-type="time" office:time-value="PT02H11M27.17S" calcext:value-type="time">
            <text:p>02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2.13" calcext:value-type="float">
            <text:p>532.13</text:p>
          </table:table-cell>
          <table:table-cell office:value-type="float" office:value="650.1" calcext:value-type="float">
            <text:p>650.1</text:p>
          </table:table-cell>
        </table:table-row>
        <table:table-row table:style-name="ro1">
          <table:table-cell office:value-type="float" office:value="7903170" calcext:value-type="float">
            <text:p>7903170</text:p>
          </table:table-cell>
          <table:table-cell table:formula="of:=TIME( ; ;[.A496]/1000)" office:value-type="time" office:time-value="PT02H11M43.17S" calcext:value-type="time">
            <text:p>02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33.19" calcext:value-type="float">
            <text:p>533.19</text:p>
          </table:table-cell>
          <table:table-cell office:value-type="float" office:value="651.37" calcext:value-type="float">
            <text:p>651.37</text:p>
          </table:table-cell>
        </table:table-row>
        <table:table-row table:style-name="ro1">
          <table:table-cell office:value-type="float" office:value="7919170" calcext:value-type="float">
            <text:p>7919170</text:p>
          </table:table-cell>
          <table:table-cell table:formula="of:=TIME( ; ;[.A497]/1000)" office:value-type="time" office:time-value="PT02H11M59.17S" calcext:value-type="time">
            <text:p>02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4.25" calcext:value-type="float">
            <text:p>534.25</text:p>
          </table:table-cell>
          <table:table-cell office:value-type="float" office:value="652.64" calcext:value-type="float">
            <text:p>652.64</text:p>
          </table:table-cell>
        </table:table-row>
        <table:table-row table:style-name="ro1">
          <table:table-cell office:value-type="float" office:value="7935170" calcext:value-type="float">
            <text:p>7935170</text:p>
          </table:table-cell>
          <table:table-cell table:formula="of:=TIME( ; ;[.A498]/1000)" office:value-type="time" office:time-value="PT02H12M15.17S" calcext:value-type="time">
            <text:p>02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5.31" calcext:value-type="float">
            <text:p>535.31</text:p>
          </table:table-cell>
          <table:table-cell office:value-type="float" office:value="653.91" calcext:value-type="float">
            <text:p>653.91</text:p>
          </table:table-cell>
        </table:table-row>
        <table:table-row table:style-name="ro1">
          <table:table-cell office:value-type="float" office:value="7951170" calcext:value-type="float">
            <text:p>7951170</text:p>
          </table:table-cell>
          <table:table-cell table:formula="of:=TIME( ; ;[.A499]/1000)" office:value-type="time" office:time-value="PT02H12M31.17S" calcext:value-type="time">
            <text:p>02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6.37" calcext:value-type="float">
            <text:p>536.37</text:p>
          </table:table-cell>
          <table:table-cell office:value-type="float" office:value="655.18" calcext:value-type="float">
            <text:p>655.18</text:p>
          </table:table-cell>
        </table:table-row>
        <table:table-row table:style-name="ro1">
          <table:table-cell office:value-type="float" office:value="7967170" calcext:value-type="float">
            <text:p>7967170</text:p>
          </table:table-cell>
          <table:table-cell table:formula="of:=TIME( ; ;[.A500]/1000)" office:value-type="time" office:time-value="PT02H12M47.17S" calcext:value-type="time">
            <text:p>02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37.43" calcext:value-type="float">
            <text:p>537.43</text:p>
          </table:table-cell>
          <table:table-cell office:value-type="float" office:value="656.45" calcext:value-type="float">
            <text:p>656.45</text:p>
          </table:table-cell>
        </table:table-row>
        <table:table-row table:style-name="ro1">
          <table:table-cell office:value-type="float" office:value="7983170" calcext:value-type="float">
            <text:p>7983170</text:p>
          </table:table-cell>
          <table:table-cell table:formula="of:=TIME( ; ;[.A501]/1000)" office:value-type="time" office:time-value="PT02H13M03.17S" calcext:value-type="time">
            <text:p>02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8.49" calcext:value-type="float">
            <text:p>538.49</text:p>
          </table:table-cell>
          <table:table-cell office:value-type="float" office:value="657.72" calcext:value-type="float">
            <text:p>657.72</text:p>
          </table:table-cell>
        </table:table-row>
        <table:table-row table:style-name="ro1">
          <table:table-cell office:value-type="float" office:value="7999170" calcext:value-type="float">
            <text:p>7999170</text:p>
          </table:table-cell>
          <table:table-cell table:formula="of:=TIME( ; ;[.A502]/1000)" office:value-type="time" office:time-value="PT02H13M19.17S" calcext:value-type="time">
            <text:p>02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39.55" calcext:value-type="float">
            <text:p>539.55</text:p>
          </table:table-cell>
          <table:table-cell office:value-type="float" office:value="658.99" calcext:value-type="float">
            <text:p>658.99</text:p>
          </table:table-cell>
        </table:table-row>
        <table:table-row table:style-name="ro1">
          <table:table-cell office:value-type="float" office:value="8015170" calcext:value-type="float">
            <text:p>8015170</text:p>
          </table:table-cell>
          <table:table-cell table:formula="of:=TIME( ; ;[.A503]/1000)" office:value-type="time" office:time-value="PT02H13M35.17S" calcext:value-type="time">
            <text:p>02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40.61" calcext:value-type="float">
            <text:p>540.61</text:p>
          </table:table-cell>
          <table:table-cell office:value-type="float" office:value="660.26" calcext:value-type="float">
            <text:p>660.26</text:p>
          </table:table-cell>
        </table:table-row>
        <table:table-row table:style-name="ro1">
          <table:table-cell office:value-type="float" office:value="8031170" calcext:value-type="float">
            <text:p>8031170</text:p>
          </table:table-cell>
          <table:table-cell table:formula="of:=TIME( ; ;[.A504]/1000)" office:value-type="time" office:time-value="PT02H13M51.17S" calcext:value-type="time">
            <text:p>02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541.67" calcext:value-type="float">
            <text:p>541.67</text:p>
          </table:table-cell>
          <table:table-cell office:value-type="float" office:value="661.53" calcext:value-type="float">
            <text:p>661.53</text:p>
          </table:table-cell>
        </table:table-row>
        <table:table-row table:style-name="ro1">
          <table:table-cell office:value-type="float" office:value="8047170" calcext:value-type="float">
            <text:p>8047170</text:p>
          </table:table-cell>
          <table:table-cell table:formula="of:=TIME( ; ;[.A505]/1000)" office:value-type="time" office:time-value="PT02H14M07.17S" calcext:value-type="time">
            <text:p>02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42.73" calcext:value-type="float">
            <text:p>542.73</text:p>
          </table:table-cell>
          <table:table-cell office:value-type="float" office:value="662.8" calcext:value-type="float">
            <text:p>662.8</text:p>
          </table:table-cell>
        </table:table-row>
        <table:table-row table:style-name="ro1">
          <table:table-cell office:value-type="float" office:value="8063170" calcext:value-type="float">
            <text:p>8063170</text:p>
          </table:table-cell>
          <table:table-cell table:formula="of:=TIME( ; ;[.A506]/1000)" office:value-type="time" office:time-value="PT02H14M23.17S" calcext:value-type="time">
            <text:p>02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43.79" calcext:value-type="float">
            <text:p>543.79</text:p>
          </table:table-cell>
          <table:table-cell office:value-type="float" office:value="664.07" calcext:value-type="float">
            <text:p>664.07</text:p>
          </table:table-cell>
        </table:table-row>
        <table:table-row table:style-name="ro1">
          <table:table-cell office:value-type="float" office:value="8079170" calcext:value-type="float">
            <text:p>8079170</text:p>
          </table:table-cell>
          <table:table-cell table:formula="of:=TIME( ; ;[.A507]/1000)" office:value-type="time" office:time-value="PT02H14M39.17S" calcext:value-type="time">
            <text:p>02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44.85" calcext:value-type="float">
            <text:p>544.85</text:p>
          </table:table-cell>
          <table:table-cell office:value-type="float" office:value="665.34" calcext:value-type="float">
            <text:p>665.34</text:p>
          </table:table-cell>
        </table:table-row>
        <table:table-row table:style-name="ro1">
          <table:table-cell office:value-type="float" office:value="8095170" calcext:value-type="float">
            <text:p>8095170</text:p>
          </table:table-cell>
          <table:table-cell table:formula="of:=TIME( ; ;[.A508]/1000)" office:value-type="time" office:time-value="PT02H14M55.17S" calcext:value-type="time">
            <text:p>02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45.91" calcext:value-type="float">
            <text:p>545.91</text:p>
          </table:table-cell>
          <table:table-cell office:value-type="float" office:value="666.61" calcext:value-type="float">
            <text:p>666.61</text:p>
          </table:table-cell>
        </table:table-row>
        <table:table-row table:style-name="ro1">
          <table:table-cell office:value-type="float" office:value="8111170" calcext:value-type="float">
            <text:p>8111170</text:p>
          </table:table-cell>
          <table:table-cell table:formula="of:=TIME( ; ;[.A509]/1000)" office:value-type="time" office:time-value="PT02H15M11.17S" calcext:value-type="time">
            <text:p>02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46.97" calcext:value-type="float">
            <text:p>546.97</text:p>
          </table:table-cell>
          <table:table-cell office:value-type="float" office:value="667.88" calcext:value-type="float">
            <text:p>667.88</text:p>
          </table:table-cell>
        </table:table-row>
        <table:table-row table:style-name="ro1">
          <table:table-cell office:value-type="float" office:value="8127170" calcext:value-type="float">
            <text:p>8127170</text:p>
          </table:table-cell>
          <table:table-cell table:formula="of:=TIME( ; ;[.A510]/1000)" office:value-type="time" office:time-value="PT02H15M27.17S" calcext:value-type="time">
            <text:p>02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48.03" calcext:value-type="float">
            <text:p>548.03</text:p>
          </table:table-cell>
          <table:table-cell office:value-type="float" office:value="669.15" calcext:value-type="float">
            <text:p>669.15</text:p>
          </table:table-cell>
        </table:table-row>
        <table:table-row table:style-name="ro1">
          <table:table-cell office:value-type="float" office:value="8143170" calcext:value-type="float">
            <text:p>8143170</text:p>
          </table:table-cell>
          <table:table-cell table:formula="of:=TIME( ; ;[.A511]/1000)" office:value-type="time" office:time-value="PT02H15M43.17S" calcext:value-type="time">
            <text:p>02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49.09" calcext:value-type="float">
            <text:p>549.09</text:p>
          </table:table-cell>
          <table:table-cell office:value-type="float" office:value="670.42" calcext:value-type="float">
            <text:p>670.42</text:p>
          </table:table-cell>
        </table:table-row>
        <table:table-row table:style-name="ro1">
          <table:table-cell office:value-type="float" office:value="8159170" calcext:value-type="float">
            <text:p>8159170</text:p>
          </table:table-cell>
          <table:table-cell table:formula="of:=TIME( ; ;[.A512]/1000)" office:value-type="time" office:time-value="PT02H15M59.17S" calcext:value-type="time">
            <text:p>02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50.15" calcext:value-type="float">
            <text:p>550.15</text:p>
          </table:table-cell>
          <table:table-cell office:value-type="float" office:value="671.69" calcext:value-type="float">
            <text:p>671.69</text:p>
          </table:table-cell>
        </table:table-row>
        <table:table-row table:style-name="ro1">
          <table:table-cell office:value-type="float" office:value="8175170" calcext:value-type="float">
            <text:p>8175170</text:p>
          </table:table-cell>
          <table:table-cell table:formula="of:=TIME( ; ;[.A513]/1000)" office:value-type="time" office:time-value="PT02H16M15.17S" calcext:value-type="time">
            <text:p>02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51.21" calcext:value-type="float">
            <text:p>551.21</text:p>
          </table:table-cell>
          <table:table-cell office:value-type="float" office:value="672.96" calcext:value-type="float">
            <text:p>672.96</text:p>
          </table:table-cell>
        </table:table-row>
        <table:table-row table:style-name="ro1">
          <table:table-cell office:value-type="float" office:value="8191170" calcext:value-type="float">
            <text:p>8191170</text:p>
          </table:table-cell>
          <table:table-cell table:formula="of:=TIME( ; ;[.A514]/1000)" office:value-type="time" office:time-value="PT02H16M31.17S" calcext:value-type="time">
            <text:p>02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52.27" calcext:value-type="float">
            <text:p>552.27</text:p>
          </table:table-cell>
          <table:table-cell office:value-type="float" office:value="674.23" calcext:value-type="float">
            <text:p>674.23</text:p>
          </table:table-cell>
        </table:table-row>
        <table:table-row table:style-name="ro1">
          <table:table-cell office:value-type="float" office:value="8207170" calcext:value-type="float">
            <text:p>8207170</text:p>
          </table:table-cell>
          <table:table-cell table:formula="of:=TIME( ; ;[.A515]/1000)" office:value-type="time" office:time-value="PT02H16M47.17S" calcext:value-type="time">
            <text:p>02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53.32" calcext:value-type="float">
            <text:p>553.32</text:p>
          </table:table-cell>
          <table:table-cell office:value-type="float" office:value="675.5" calcext:value-type="float">
            <text:p>675.5</text:p>
          </table:table-cell>
        </table:table-row>
        <table:table-row table:style-name="ro1">
          <table:table-cell office:value-type="float" office:value="8223170" calcext:value-type="float">
            <text:p>8223170</text:p>
          </table:table-cell>
          <table:table-cell table:formula="of:=TIME( ; ;[.A516]/1000)" office:value-type="time" office:time-value="PT02H17M03.17S" calcext:value-type="time">
            <text:p>02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54.38" calcext:value-type="float">
            <text:p>554.38</text:p>
          </table:table-cell>
          <table:table-cell office:value-type="float" office:value="676.77" calcext:value-type="float">
            <text:p>676.77</text:p>
          </table:table-cell>
        </table:table-row>
        <table:table-row table:style-name="ro1">
          <table:table-cell office:value-type="float" office:value="8239170" calcext:value-type="float">
            <text:p>8239170</text:p>
          </table:table-cell>
          <table:table-cell table:formula="of:=TIME( ; ;[.A517]/1000)" office:value-type="time" office:time-value="PT02H17M19.17S" calcext:value-type="time">
            <text:p>02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55.44" calcext:value-type="float">
            <text:p>555.44</text:p>
          </table:table-cell>
          <table:table-cell office:value-type="float" office:value="678.04" calcext:value-type="float">
            <text:p>678.04</text:p>
          </table:table-cell>
        </table:table-row>
        <table:table-row table:style-name="ro1">
          <table:table-cell office:value-type="float" office:value="8255170" calcext:value-type="float">
            <text:p>8255170</text:p>
          </table:table-cell>
          <table:table-cell table:formula="of:=TIME( ; ;[.A518]/1000)" office:value-type="time" office:time-value="PT02H17M35.17S" calcext:value-type="time">
            <text:p>02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56.5" calcext:value-type="float">
            <text:p>556.5</text:p>
          </table:table-cell>
          <table:table-cell office:value-type="float" office:value="679.31" calcext:value-type="float">
            <text:p>679.31</text:p>
          </table:table-cell>
        </table:table-row>
        <table:table-row table:style-name="ro1">
          <table:table-cell office:value-type="float" office:value="8271170" calcext:value-type="float">
            <text:p>8271170</text:p>
          </table:table-cell>
          <table:table-cell table:formula="of:=TIME( ; ;[.A519]/1000)" office:value-type="time" office:time-value="PT02H17M51.17S" calcext:value-type="time">
            <text:p>02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57.56" calcext:value-type="float">
            <text:p>557.56</text:p>
          </table:table-cell>
          <table:table-cell office:value-type="float" office:value="680.58" calcext:value-type="float">
            <text:p>680.58</text:p>
          </table:table-cell>
        </table:table-row>
        <table:table-row table:style-name="ro1">
          <table:table-cell office:value-type="float" office:value="8287170" calcext:value-type="float">
            <text:p>8287170</text:p>
          </table:table-cell>
          <table:table-cell table:formula="of:=TIME( ; ;[.A520]/1000)" office:value-type="time" office:time-value="PT02H18M07.17S" calcext:value-type="time">
            <text:p>02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58.62" calcext:value-type="float">
            <text:p>558.62</text:p>
          </table:table-cell>
          <table:table-cell office:value-type="float" office:value="681.85" calcext:value-type="float">
            <text:p>681.85</text:p>
          </table:table-cell>
        </table:table-row>
        <table:table-row table:style-name="ro1">
          <table:table-cell office:value-type="float" office:value="8303170" calcext:value-type="float">
            <text:p>8303170</text:p>
          </table:table-cell>
          <table:table-cell table:formula="of:=TIME( ; ;[.A521]/1000)" office:value-type="time" office:time-value="PT02H18M23.17S" calcext:value-type="time">
            <text:p>02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59.68" calcext:value-type="float">
            <text:p>559.68</text:p>
          </table:table-cell>
          <table:table-cell office:value-type="float" office:value="683.12" calcext:value-type="float">
            <text:p>683.12</text:p>
          </table:table-cell>
        </table:table-row>
        <table:table-row table:style-name="ro1">
          <table:table-cell office:value-type="float" office:value="8319170" calcext:value-type="float">
            <text:p>8319170</text:p>
          </table:table-cell>
          <table:table-cell table:formula="of:=TIME( ; ;[.A522]/1000)" office:value-type="time" office:time-value="PT02H18M39.17S" calcext:value-type="time">
            <text:p>02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60.74" calcext:value-type="float">
            <text:p>560.74</text:p>
          </table:table-cell>
          <table:table-cell office:value-type="float" office:value="684.39" calcext:value-type="float">
            <text:p>684.39</text:p>
          </table:table-cell>
        </table:table-row>
        <table:table-row table:style-name="ro1">
          <table:table-cell office:value-type="float" office:value="8335170" calcext:value-type="float">
            <text:p>8335170</text:p>
          </table:table-cell>
          <table:table-cell table:formula="of:=TIME( ; ;[.A523]/1000)" office:value-type="time" office:time-value="PT02H18M55.17S" calcext:value-type="time">
            <text:p>02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61.8" calcext:value-type="float">
            <text:p>561.8</text:p>
          </table:table-cell>
          <table:table-cell office:value-type="float" office:value="685.66" calcext:value-type="float">
            <text:p>685.66</text:p>
          </table:table-cell>
        </table:table-row>
        <table:table-row table:style-name="ro1">
          <table:table-cell office:value-type="float" office:value="8351170" calcext:value-type="float">
            <text:p>8351170</text:p>
          </table:table-cell>
          <table:table-cell table:formula="of:=TIME( ; ;[.A524]/1000)" office:value-type="time" office:time-value="PT02H19M11.17S" calcext:value-type="time">
            <text:p>02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62.86" calcext:value-type="float">
            <text:p>562.86</text:p>
          </table:table-cell>
          <table:table-cell office:value-type="float" office:value="686.93" calcext:value-type="float">
            <text:p>686.93</text:p>
          </table:table-cell>
        </table:table-row>
        <table:table-row table:style-name="ro1">
          <table:table-cell office:value-type="float" office:value="8367170" calcext:value-type="float">
            <text:p>8367170</text:p>
          </table:table-cell>
          <table:table-cell table:formula="of:=TIME( ; ;[.A525]/1000)" office:value-type="time" office:time-value="PT02H19M27.17S" calcext:value-type="time">
            <text:p>02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63.92" calcext:value-type="float">
            <text:p>563.92</text:p>
          </table:table-cell>
          <table:table-cell office:value-type="float" office:value="688.2" calcext:value-type="float">
            <text:p>688.2</text:p>
          </table:table-cell>
        </table:table-row>
        <table:table-row table:style-name="ro1">
          <table:table-cell office:value-type="float" office:value="8383170" calcext:value-type="float">
            <text:p>8383170</text:p>
          </table:table-cell>
          <table:table-cell table:formula="of:=TIME( ; ;[.A526]/1000)" office:value-type="time" office:time-value="PT02H19M43.17S" calcext:value-type="time">
            <text:p>02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64.98" calcext:value-type="float">
            <text:p>564.98</text:p>
          </table:table-cell>
          <table:table-cell office:value-type="float" office:value="689.47" calcext:value-type="float">
            <text:p>689.47</text:p>
          </table:table-cell>
        </table:table-row>
        <table:table-row table:style-name="ro1">
          <table:table-cell office:value-type="float" office:value="8399170" calcext:value-type="float">
            <text:p>8399170</text:p>
          </table:table-cell>
          <table:table-cell table:formula="of:=TIME( ; ;[.A527]/1000)" office:value-type="time" office:time-value="PT02H19M59.17S" calcext:value-type="time">
            <text:p>02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66.04" calcext:value-type="float">
            <text:p>566.04</text:p>
          </table:table-cell>
          <table:table-cell office:value-type="float" office:value="690.74" calcext:value-type="float">
            <text:p>690.74</text:p>
          </table:table-cell>
        </table:table-row>
        <table:table-row table:style-name="ro1">
          <table:table-cell office:value-type="float" office:value="8415170" calcext:value-type="float">
            <text:p>8415170</text:p>
          </table:table-cell>
          <table:table-cell table:formula="of:=TIME( ; ;[.A528]/1000)" office:value-type="time" office:time-value="PT02H20M15.17S" calcext:value-type="time">
            <text:p>02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67.1" calcext:value-type="float">
            <text:p>567.1</text:p>
          </table:table-cell>
          <table:table-cell office:value-type="float" office:value="692.01" calcext:value-type="float">
            <text:p>692.01</text:p>
          </table:table-cell>
        </table:table-row>
        <table:table-row table:style-name="ro1">
          <table:table-cell office:value-type="float" office:value="8431170" calcext:value-type="float">
            <text:p>8431170</text:p>
          </table:table-cell>
          <table:table-cell table:formula="of:=TIME( ; ;[.A529]/1000)" office:value-type="time" office:time-value="PT02H20M31.17S" calcext:value-type="time">
            <text:p>02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68.16" calcext:value-type="float">
            <text:p>568.16</text:p>
          </table:table-cell>
          <table:table-cell office:value-type="float" office:value="693.28" calcext:value-type="float">
            <text:p>693.28</text:p>
          </table:table-cell>
        </table:table-row>
        <table:table-row table:style-name="ro1">
          <table:table-cell office:value-type="float" office:value="8447170" calcext:value-type="float">
            <text:p>8447170</text:p>
          </table:table-cell>
          <table:table-cell table:formula="of:=TIME( ; ;[.A530]/1000)" office:value-type="time" office:time-value="PT02H20M47.17S" calcext:value-type="time">
            <text:p>02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69.22" calcext:value-type="float">
            <text:p>569.22</text:p>
          </table:table-cell>
          <table:table-cell office:value-type="float" office:value="694.55" calcext:value-type="float">
            <text:p>694.55</text:p>
          </table:table-cell>
        </table:table-row>
        <table:table-row table:style-name="ro1">
          <table:table-cell office:value-type="float" office:value="8463170" calcext:value-type="float">
            <text:p>8463170</text:p>
          </table:table-cell>
          <table:table-cell table:formula="of:=TIME( ; ;[.A531]/1000)" office:value-type="time" office:time-value="PT02H21M03.17S" calcext:value-type="time">
            <text:p>02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70.28" calcext:value-type="float">
            <text:p>570.28</text:p>
          </table:table-cell>
          <table:table-cell office:value-type="float" office:value="695.82" calcext:value-type="float">
            <text:p>695.82</text:p>
          </table:table-cell>
        </table:table-row>
        <table:table-row table:style-name="ro1">
          <table:table-cell office:value-type="float" office:value="8479170" calcext:value-type="float">
            <text:p>8479170</text:p>
          </table:table-cell>
          <table:table-cell table:formula="of:=TIME( ; ;[.A532]/1000)" office:value-type="time" office:time-value="PT02H21M19.17S" calcext:value-type="time">
            <text:p>02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71.34" calcext:value-type="float">
            <text:p>571.34</text:p>
          </table:table-cell>
          <table:table-cell office:value-type="float" office:value="697.09" calcext:value-type="float">
            <text:p>697.09</text:p>
          </table:table-cell>
        </table:table-row>
        <table:table-row table:style-name="ro1">
          <table:table-cell office:value-type="float" office:value="8495170" calcext:value-type="float">
            <text:p>8495170</text:p>
          </table:table-cell>
          <table:table-cell table:formula="of:=TIME( ; ;[.A533]/1000)" office:value-type="time" office:time-value="PT02H21M35.17S" calcext:value-type="time">
            <text:p>02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72.4" calcext:value-type="float">
            <text:p>572.4</text:p>
          </table:table-cell>
          <table:table-cell office:value-type="float" office:value="698.36" calcext:value-type="float">
            <text:p>698.36</text:p>
          </table:table-cell>
        </table:table-row>
        <table:table-row table:style-name="ro1">
          <table:table-cell office:value-type="float" office:value="8511170" calcext:value-type="float">
            <text:p>8511170</text:p>
          </table:table-cell>
          <table:table-cell table:formula="of:=TIME( ; ;[.A534]/1000)" office:value-type="time" office:time-value="PT02H21M51.17S" calcext:value-type="time">
            <text:p>02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73.46" calcext:value-type="float">
            <text:p>573.46</text:p>
          </table:table-cell>
          <table:table-cell office:value-type="float" office:value="699.63" calcext:value-type="float">
            <text:p>699.63</text:p>
          </table:table-cell>
        </table:table-row>
        <table:table-row table:style-name="ro1">
          <table:table-cell office:value-type="float" office:value="8527170" calcext:value-type="float">
            <text:p>8527170</text:p>
          </table:table-cell>
          <table:table-cell table:formula="of:=TIME( ; ;[.A535]/1000)" office:value-type="time" office:time-value="PT02H22M07.17S" calcext:value-type="time">
            <text:p>02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74.52" calcext:value-type="float">
            <text:p>574.52</text:p>
          </table:table-cell>
          <table:table-cell office:value-type="float" office:value="700.9" calcext:value-type="float">
            <text:p>700.9</text:p>
          </table:table-cell>
        </table:table-row>
        <table:table-row table:style-name="ro1">
          <table:table-cell office:value-type="float" office:value="8543170" calcext:value-type="float">
            <text:p>8543170</text:p>
          </table:table-cell>
          <table:table-cell table:formula="of:=TIME( ; ;[.A536]/1000)" office:value-type="time" office:time-value="PT02H22M23.17S" calcext:value-type="time">
            <text:p>02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75.58" calcext:value-type="float">
            <text:p>575.58</text:p>
          </table:table-cell>
          <table:table-cell office:value-type="float" office:value="702.17" calcext:value-type="float">
            <text:p>702.17</text:p>
          </table:table-cell>
        </table:table-row>
        <table:table-row table:style-name="ro1">
          <table:table-cell office:value-type="float" office:value="8559170" calcext:value-type="float">
            <text:p>8559170</text:p>
          </table:table-cell>
          <table:table-cell table:formula="of:=TIME( ; ;[.A537]/1000)" office:value-type="time" office:time-value="PT02H22M39.17S" calcext:value-type="time">
            <text:p>02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76.64" calcext:value-type="float">
            <text:p>576.64</text:p>
          </table:table-cell>
          <table:table-cell office:value-type="float" office:value="703.43" calcext:value-type="float">
            <text:p>703.43</text:p>
          </table:table-cell>
        </table:table-row>
        <table:table-row table:style-name="ro1">
          <table:table-cell office:value-type="float" office:value="8575170" calcext:value-type="float">
            <text:p>8575170</text:p>
          </table:table-cell>
          <table:table-cell table:formula="of:=TIME( ; ;[.A538]/1000)" office:value-type="time" office:time-value="PT02H22M55.17S" calcext:value-type="time">
            <text:p>02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77.7" calcext:value-type="float">
            <text:p>577.7</text:p>
          </table:table-cell>
          <table:table-cell office:value-type="float" office:value="704.7" calcext:value-type="float">
            <text:p>704.7</text:p>
          </table:table-cell>
        </table:table-row>
        <table:table-row table:style-name="ro1">
          <table:table-cell office:value-type="float" office:value="8591170" calcext:value-type="float">
            <text:p>8591170</text:p>
          </table:table-cell>
          <table:table-cell table:formula="of:=TIME( ; ;[.A539]/1000)" office:value-type="time" office:time-value="PT02H23M11.17S" calcext:value-type="time">
            <text:p>02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78.75" calcext:value-type="float">
            <text:p>578.75</text:p>
          </table:table-cell>
          <table:table-cell office:value-type="float" office:value="705.97" calcext:value-type="float">
            <text:p>705.97</text:p>
          </table:table-cell>
        </table:table-row>
        <table:table-row table:style-name="ro1">
          <table:table-cell office:value-type="float" office:value="8607170" calcext:value-type="float">
            <text:p>8607170</text:p>
          </table:table-cell>
          <table:table-cell table:formula="of:=TIME( ; ;[.A540]/1000)" office:value-type="time" office:time-value="PT02H23M27.17S" calcext:value-type="time">
            <text:p>02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79.81" calcext:value-type="float">
            <text:p>579.81</text:p>
          </table:table-cell>
          <table:table-cell office:value-type="float" office:value="707.24" calcext:value-type="float">
            <text:p>707.24</text:p>
          </table:table-cell>
        </table:table-row>
        <table:table-row table:style-name="ro1">
          <table:table-cell office:value-type="float" office:value="8623170" calcext:value-type="float">
            <text:p>8623170</text:p>
          </table:table-cell>
          <table:table-cell table:formula="of:=TIME( ; ;[.A541]/1000)" office:value-type="time" office:time-value="PT02H23M43.17S" calcext:value-type="time">
            <text:p>02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80.87" calcext:value-type="float">
            <text:p>580.87</text:p>
          </table:table-cell>
          <table:table-cell office:value-type="float" office:value="708.51" calcext:value-type="float">
            <text:p>708.51</text:p>
          </table:table-cell>
        </table:table-row>
        <table:table-row table:style-name="ro1">
          <table:table-cell office:value-type="float" office:value="8639170" calcext:value-type="float">
            <text:p>8639170</text:p>
          </table:table-cell>
          <table:table-cell table:formula="of:=TIME( ; ;[.A542]/1000)" office:value-type="time" office:time-value="PT02H23M59.17S" calcext:value-type="time">
            <text:p>02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81.93" calcext:value-type="float">
            <text:p>581.93</text:p>
          </table:table-cell>
          <table:table-cell office:value-type="float" office:value="709.78" calcext:value-type="float">
            <text:p>709.78</text:p>
          </table:table-cell>
        </table:table-row>
        <table:table-row table:style-name="ro1">
          <table:table-cell office:value-type="float" office:value="8655170" calcext:value-type="float">
            <text:p>8655170</text:p>
          </table:table-cell>
          <table:table-cell table:formula="of:=TIME( ; ;[.A543]/1000)" office:value-type="time" office:time-value="PT02H24M15.17S" calcext:value-type="time">
            <text:p>02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82.99" calcext:value-type="float">
            <text:p>582.99</text:p>
          </table:table-cell>
          <table:table-cell office:value-type="float" office:value="711.05" calcext:value-type="float">
            <text:p>711.05</text:p>
          </table:table-cell>
        </table:table-row>
        <table:table-row table:style-name="ro1">
          <table:table-cell office:value-type="float" office:value="8671170" calcext:value-type="float">
            <text:p>8671170</text:p>
          </table:table-cell>
          <table:table-cell table:formula="of:=TIME( ; ;[.A544]/1000)" office:value-type="time" office:time-value="PT02H24M31.17S" calcext:value-type="time">
            <text:p>02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84.05" calcext:value-type="float">
            <text:p>584.05</text:p>
          </table:table-cell>
          <table:table-cell office:value-type="float" office:value="712.32" calcext:value-type="float">
            <text:p>712.32</text:p>
          </table:table-cell>
        </table:table-row>
        <table:table-row table:style-name="ro1">
          <table:table-cell office:value-type="float" office:value="8687170" calcext:value-type="float">
            <text:p>8687170</text:p>
          </table:table-cell>
          <table:table-cell table:formula="of:=TIME( ; ;[.A545]/1000)" office:value-type="time" office:time-value="PT02H24M47.17S" calcext:value-type="time">
            <text:p>02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85.11" calcext:value-type="float">
            <text:p>585.11</text:p>
          </table:table-cell>
          <table:table-cell office:value-type="float" office:value="713.59" calcext:value-type="float">
            <text:p>713.59</text:p>
          </table:table-cell>
        </table:table-row>
        <table:table-row table:style-name="ro1">
          <table:table-cell office:value-type="float" office:value="8703170" calcext:value-type="float">
            <text:p>8703170</text:p>
          </table:table-cell>
          <table:table-cell table:formula="of:=TIME( ; ;[.A546]/1000)" office:value-type="time" office:time-value="PT02H25M03.17S" calcext:value-type="time">
            <text:p>02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86.17" calcext:value-type="float">
            <text:p>586.17</text:p>
          </table:table-cell>
          <table:table-cell office:value-type="float" office:value="714.86" calcext:value-type="float">
            <text:p>714.86</text:p>
          </table:table-cell>
        </table:table-row>
        <table:table-row table:style-name="ro1">
          <table:table-cell office:value-type="float" office:value="8719170" calcext:value-type="float">
            <text:p>8719170</text:p>
          </table:table-cell>
          <table:table-cell table:formula="of:=TIME( ; ;[.A547]/1000)" office:value-type="time" office:time-value="PT02H25M19.17S" calcext:value-type="time">
            <text:p>02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87.23" calcext:value-type="float">
            <text:p>587.23</text:p>
          </table:table-cell>
          <table:table-cell office:value-type="float" office:value="716.13" calcext:value-type="float">
            <text:p>716.13</text:p>
          </table:table-cell>
        </table:table-row>
        <table:table-row table:style-name="ro1">
          <table:table-cell office:value-type="float" office:value="8735170" calcext:value-type="float">
            <text:p>8735170</text:p>
          </table:table-cell>
          <table:table-cell table:formula="of:=TIME( ; ;[.A548]/1000)" office:value-type="time" office:time-value="PT02H25M35.17S" calcext:value-type="time">
            <text:p>02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88.29" calcext:value-type="float">
            <text:p>588.29</text:p>
          </table:table-cell>
          <table:table-cell office:value-type="float" office:value="717.4" calcext:value-type="float">
            <text:p>717.4</text:p>
          </table:table-cell>
        </table:table-row>
        <table:table-row table:style-name="ro1">
          <table:table-cell office:value-type="float" office:value="8751170" calcext:value-type="float">
            <text:p>8751170</text:p>
          </table:table-cell>
          <table:table-cell table:formula="of:=TIME( ; ;[.A549]/1000)" office:value-type="time" office:time-value="PT02H25M51.17S" calcext:value-type="time">
            <text:p>02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89.35" calcext:value-type="float">
            <text:p>589.35</text:p>
          </table:table-cell>
          <table:table-cell office:value-type="float" office:value="718.67" calcext:value-type="float">
            <text:p>718.67</text:p>
          </table:table-cell>
        </table:table-row>
        <table:table-row table:style-name="ro1">
          <table:table-cell office:value-type="float" office:value="8767170" calcext:value-type="float">
            <text:p>8767170</text:p>
          </table:table-cell>
          <table:table-cell table:formula="of:=TIME( ; ;[.A550]/1000)" office:value-type="time" office:time-value="PT02H26M07.17S" calcext:value-type="time">
            <text:p>02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0.41" calcext:value-type="float">
            <text:p>590.41</text:p>
          </table:table-cell>
          <table:table-cell office:value-type="float" office:value="719.94" calcext:value-type="float">
            <text:p>719.94</text:p>
          </table:table-cell>
        </table:table-row>
        <table:table-row table:style-name="ro1">
          <table:table-cell office:value-type="float" office:value="8783170" calcext:value-type="float">
            <text:p>8783170</text:p>
          </table:table-cell>
          <table:table-cell table:formula="of:=TIME( ; ;[.A551]/1000)" office:value-type="time" office:time-value="PT02H26M23.17S" calcext:value-type="time">
            <text:p>02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1.47" calcext:value-type="float">
            <text:p>591.47</text:p>
          </table:table-cell>
          <table:table-cell office:value-type="float" office:value="721.21" calcext:value-type="float">
            <text:p>721.21</text:p>
          </table:table-cell>
        </table:table-row>
        <table:table-row table:style-name="ro1">
          <table:table-cell office:value-type="float" office:value="8799170" calcext:value-type="float">
            <text:p>8799170</text:p>
          </table:table-cell>
          <table:table-cell table:formula="of:=TIME( ; ;[.A552]/1000)" office:value-type="time" office:time-value="PT02H26M39.17S" calcext:value-type="time">
            <text:p>02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2.53" calcext:value-type="float">
            <text:p>592.53</text:p>
          </table:table-cell>
          <table:table-cell office:value-type="float" office:value="722.48" calcext:value-type="float">
            <text:p>722.48</text:p>
          </table:table-cell>
        </table:table-row>
        <table:table-row table:style-name="ro1">
          <table:table-cell office:value-type="float" office:value="8815170" calcext:value-type="float">
            <text:p>8815170</text:p>
          </table:table-cell>
          <table:table-cell table:formula="of:=TIME( ; ;[.A553]/1000)" office:value-type="time" office:time-value="PT02H26M55.17S" calcext:value-type="time">
            <text:p>02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3.59" calcext:value-type="float">
            <text:p>593.59</text:p>
          </table:table-cell>
          <table:table-cell office:value-type="float" office:value="723.75" calcext:value-type="float">
            <text:p>723.75</text:p>
          </table:table-cell>
        </table:table-row>
        <table:table-row table:style-name="ro1">
          <table:table-cell office:value-type="float" office:value="8831170" calcext:value-type="float">
            <text:p>8831170</text:p>
          </table:table-cell>
          <table:table-cell table:formula="of:=TIME( ; ;[.A554]/1000)" office:value-type="time" office:time-value="PT02H27M11.17S" calcext:value-type="time">
            <text:p>02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94.65" calcext:value-type="float">
            <text:p>594.65</text:p>
          </table:table-cell>
          <table:table-cell office:value-type="float" office:value="725.02" calcext:value-type="float">
            <text:p>725.02</text:p>
          </table:table-cell>
        </table:table-row>
        <table:table-row table:style-name="ro1">
          <table:table-cell office:value-type="float" office:value="8847170" calcext:value-type="float">
            <text:p>8847170</text:p>
          </table:table-cell>
          <table:table-cell table:formula="of:=TIME( ; ;[.A555]/1000)" office:value-type="time" office:time-value="PT02H27M27.17S" calcext:value-type="time">
            <text:p>02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5.71" calcext:value-type="float">
            <text:p>595.71</text:p>
          </table:table-cell>
          <table:table-cell office:value-type="float" office:value="726.29" calcext:value-type="float">
            <text:p>726.29</text:p>
          </table:table-cell>
        </table:table-row>
        <table:table-row table:style-name="ro1">
          <table:table-cell office:value-type="float" office:value="8863170" calcext:value-type="float">
            <text:p>8863170</text:p>
          </table:table-cell>
          <table:table-cell table:formula="of:=TIME( ; ;[.A556]/1000)" office:value-type="time" office:time-value="PT02H27M43.17S" calcext:value-type="time">
            <text:p>02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96.77" calcext:value-type="float">
            <text:p>596.77</text:p>
          </table:table-cell>
          <table:table-cell office:value-type="float" office:value="727.56" calcext:value-type="float">
            <text:p>727.56</text:p>
          </table:table-cell>
        </table:table-row>
        <table:table-row table:style-name="ro1">
          <table:table-cell office:value-type="float" office:value="8879170" calcext:value-type="float">
            <text:p>8879170</text:p>
          </table:table-cell>
          <table:table-cell table:formula="of:=TIME( ; ;[.A557]/1000)" office:value-type="time" office:time-value="PT02H27M59.17S" calcext:value-type="time">
            <text:p>02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7.83" calcext:value-type="float">
            <text:p>597.83</text:p>
          </table:table-cell>
          <table:table-cell office:value-type="float" office:value="728.83" calcext:value-type="float">
            <text:p>728.83</text:p>
          </table:table-cell>
        </table:table-row>
        <table:table-row table:style-name="ro1">
          <table:table-cell office:value-type="float" office:value="8895170" calcext:value-type="float">
            <text:p>8895170</text:p>
          </table:table-cell>
          <table:table-cell table:formula="of:=TIME( ; ;[.A558]/1000)" office:value-type="time" office:time-value="PT02H28M15.17S" calcext:value-type="time">
            <text:p>02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8.89" calcext:value-type="float">
            <text:p>598.89</text:p>
          </table:table-cell>
          <table:table-cell office:value-type="float" office:value="730.1" calcext:value-type="float">
            <text:p>730.1</text:p>
          </table:table-cell>
        </table:table-row>
        <table:table-row table:style-name="ro1">
          <table:table-cell office:value-type="float" office:value="8911170" calcext:value-type="float">
            <text:p>8911170</text:p>
          </table:table-cell>
          <table:table-cell table:formula="of:=TIME( ; ;[.A559]/1000)" office:value-type="time" office:time-value="PT02H28M31.17S" calcext:value-type="time">
            <text:p>02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99.95" calcext:value-type="float">
            <text:p>599.95</text:p>
          </table:table-cell>
          <table:table-cell office:value-type="float" office:value="731.37" calcext:value-type="float">
            <text:p>731.37</text:p>
          </table:table-cell>
        </table:table-row>
        <table:table-row table:style-name="ro1">
          <table:table-cell office:value-type="float" office:value="8927170" calcext:value-type="float">
            <text:p>8927170</text:p>
          </table:table-cell>
          <table:table-cell table:formula="of:=TIME( ; ;[.A560]/1000)" office:value-type="time" office:time-value="PT02H28M47.17S" calcext:value-type="time">
            <text:p>02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601.01" calcext:value-type="float">
            <text:p>601.01</text:p>
          </table:table-cell>
          <table:table-cell office:value-type="float" office:value="732.64" calcext:value-type="float">
            <text:p>732.64</text:p>
          </table:table-cell>
        </table:table-row>
        <table:table-row table:style-name="ro1">
          <table:table-cell office:value-type="float" office:value="8943170" calcext:value-type="float">
            <text:p>8943170</text:p>
          </table:table-cell>
          <table:table-cell table:formula="of:=TIME( ; ;[.A561]/1000)" office:value-type="time" office:time-value="PT02H29M03.17S" calcext:value-type="time">
            <text:p>02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602.07" calcext:value-type="float">
            <text:p>602.07</text:p>
          </table:table-cell>
          <table:table-cell office:value-type="float" office:value="733.91" calcext:value-type="float">
            <text:p>733.91</text:p>
          </table:table-cell>
        </table:table-row>
        <table:table-row table:style-name="ro1">
          <table:table-cell office:value-type="float" office:value="8959170" calcext:value-type="float">
            <text:p>8959170</text:p>
          </table:table-cell>
          <table:table-cell table:formula="of:=TIME( ; ;[.A562]/1000)" office:value-type="time" office:time-value="PT02H29M19.17S" calcext:value-type="time">
            <text:p>02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03.12" calcext:value-type="float">
            <text:p>603.12</text:p>
          </table:table-cell>
          <table:table-cell office:value-type="float" office:value="735.18" calcext:value-type="float">
            <text:p>735.18</text:p>
          </table:table-cell>
        </table:table-row>
        <table:table-row table:style-name="ro1">
          <table:table-cell office:value-type="float" office:value="8975170" calcext:value-type="float">
            <text:p>8975170</text:p>
          </table:table-cell>
          <table:table-cell table:formula="of:=TIME( ; ;[.A563]/1000)" office:value-type="time" office:time-value="PT02H29M35.17S" calcext:value-type="time">
            <text:p>02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604.18" calcext:value-type="float">
            <text:p>604.18</text:p>
          </table:table-cell>
          <table:table-cell office:value-type="float" office:value="736.45" calcext:value-type="float">
            <text:p>736.45</text:p>
          </table:table-cell>
        </table:table-row>
        <table:table-row table:style-name="ro1">
          <table:table-cell office:value-type="float" office:value="8991170" calcext:value-type="float">
            <text:p>8991170</text:p>
          </table:table-cell>
          <table:table-cell table:formula="of:=TIME( ; ;[.A564]/1000)" office:value-type="time" office:time-value="PT02H29M51.17S" calcext:value-type="time">
            <text:p>02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05.24" calcext:value-type="float">
            <text:p>605.24</text:p>
          </table:table-cell>
          <table:table-cell office:value-type="float" office:value="737.71" calcext:value-type="float">
            <text:p>737.71</text:p>
          </table:table-cell>
        </table:table-row>
        <table:table-row table:style-name="ro1">
          <table:table-cell office:value-type="float" office:value="9007170" calcext:value-type="float">
            <text:p>9007170</text:p>
          </table:table-cell>
          <table:table-cell table:formula="of:=TIME( ; ;[.A565]/1000)" office:value-type="time" office:time-value="PT02H30M07.17S" calcext:value-type="time">
            <text:p>02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06.3" calcext:value-type="float">
            <text:p>606.3</text:p>
          </table:table-cell>
          <table:table-cell office:value-type="float" office:value="738.98" calcext:value-type="float">
            <text:p>738.98</text:p>
          </table:table-cell>
        </table:table-row>
        <table:table-row table:style-name="ro1">
          <table:table-cell office:value-type="float" office:value="9023170" calcext:value-type="float">
            <text:p>9023170</text:p>
          </table:table-cell>
          <table:table-cell table:formula="of:=TIME( ; ;[.A566]/1000)" office:value-type="time" office:time-value="PT02H30M23.17S" calcext:value-type="time">
            <text:p>02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07.36" calcext:value-type="float">
            <text:p>607.36</text:p>
          </table:table-cell>
          <table:table-cell office:value-type="float" office:value="740.25" calcext:value-type="float">
            <text:p>740.25</text:p>
          </table:table-cell>
        </table:table-row>
        <table:table-row table:style-name="ro1">
          <table:table-cell office:value-type="float" office:value="9039170" calcext:value-type="float">
            <text:p>9039170</text:p>
          </table:table-cell>
          <table:table-cell table:formula="of:=TIME( ; ;[.A567]/1000)" office:value-type="time" office:time-value="PT02H30M39.17S" calcext:value-type="time">
            <text:p>02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08.42" calcext:value-type="float">
            <text:p>608.42</text:p>
          </table:table-cell>
          <table:table-cell office:value-type="float" office:value="741.52" calcext:value-type="float">
            <text:p>741.52</text:p>
          </table:table-cell>
        </table:table-row>
        <table:table-row table:style-name="ro1">
          <table:table-cell office:value-type="float" office:value="9055170" calcext:value-type="float">
            <text:p>9055170</text:p>
          </table:table-cell>
          <table:table-cell table:formula="of:=TIME( ; ;[.A568]/1000)" office:value-type="time" office:time-value="PT02H30M55.17S" calcext:value-type="time">
            <text:p>02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609.48" calcext:value-type="float">
            <text:p>609.48</text:p>
          </table:table-cell>
          <table:table-cell office:value-type="float" office:value="742.79" calcext:value-type="float">
            <text:p>742.79</text:p>
          </table:table-cell>
        </table:table-row>
        <table:table-row table:style-name="ro1">
          <table:table-cell office:value-type="float" office:value="9071170" calcext:value-type="float">
            <text:p>9071170</text:p>
          </table:table-cell>
          <table:table-cell table:formula="of:=TIME( ; ;[.A569]/1000)" office:value-type="time" office:time-value="PT02H31M11.17S" calcext:value-type="time">
            <text:p>02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10.54" calcext:value-type="float">
            <text:p>610.54</text:p>
          </table:table-cell>
          <table:table-cell office:value-type="float" office:value="744.06" calcext:value-type="float">
            <text:p>744.06</text:p>
          </table:table-cell>
        </table:table-row>
        <table:table-row table:style-name="ro1">
          <table:table-cell office:value-type="float" office:value="9087170" calcext:value-type="float">
            <text:p>9087170</text:p>
          </table:table-cell>
          <table:table-cell table:formula="of:=TIME( ; ;[.A570]/1000)" office:value-type="time" office:time-value="PT02H31M27.17S" calcext:value-type="time">
            <text:p>02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11.6" calcext:value-type="float">
            <text:p>611.6</text:p>
          </table:table-cell>
          <table:table-cell office:value-type="float" office:value="745.33" calcext:value-type="float">
            <text:p>745.33</text:p>
          </table:table-cell>
        </table:table-row>
        <table:table-row table:style-name="ro1">
          <table:table-cell office:value-type="float" office:value="9103170" calcext:value-type="float">
            <text:p>9103170</text:p>
          </table:table-cell>
          <table:table-cell table:formula="of:=TIME( ; ;[.A571]/1000)" office:value-type="time" office:time-value="PT02H31M43.17S" calcext:value-type="time">
            <text:p>02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12.66" calcext:value-type="float">
            <text:p>612.66</text:p>
          </table:table-cell>
          <table:table-cell office:value-type="float" office:value="746.6" calcext:value-type="float">
            <text:p>746.6</text:p>
          </table:table-cell>
        </table:table-row>
        <table:table-row table:style-name="ro1">
          <table:table-cell office:value-type="float" office:value="9119170" calcext:value-type="float">
            <text:p>9119170</text:p>
          </table:table-cell>
          <table:table-cell table:formula="of:=TIME( ; ;[.A572]/1000)" office:value-type="time" office:time-value="PT02H31M59.17S" calcext:value-type="time">
            <text:p>02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13.72" calcext:value-type="float">
            <text:p>613.72</text:p>
          </table:table-cell>
          <table:table-cell office:value-type="float" office:value="747.87" calcext:value-type="float">
            <text:p>747.87</text:p>
          </table:table-cell>
        </table:table-row>
        <table:table-row table:style-name="ro1">
          <table:table-cell office:value-type="float" office:value="9135170" calcext:value-type="float">
            <text:p>9135170</text:p>
          </table:table-cell>
          <table:table-cell table:formula="of:=TIME( ; ;[.A573]/1000)" office:value-type="time" office:time-value="PT02H32M15.17S" calcext:value-type="time">
            <text:p>02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14.78" calcext:value-type="float">
            <text:p>614.78</text:p>
          </table:table-cell>
          <table:table-cell office:value-type="float" office:value="749.14" calcext:value-type="float">
            <text:p>749.14</text:p>
          </table:table-cell>
        </table:table-row>
        <table:table-row table:style-name="ro1">
          <table:table-cell office:value-type="float" office:value="9151170" calcext:value-type="float">
            <text:p>9151170</text:p>
          </table:table-cell>
          <table:table-cell table:formula="of:=TIME( ; ;[.A574]/1000)" office:value-type="time" office:time-value="PT02H32M31.17S" calcext:value-type="time">
            <text:p>02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15.84" calcext:value-type="float">
            <text:p>615.84</text:p>
          </table:table-cell>
          <table:table-cell office:value-type="float" office:value="750.41" calcext:value-type="float">
            <text:p>750.41</text:p>
          </table:table-cell>
        </table:table-row>
        <table:table-row table:style-name="ro1">
          <table:table-cell office:value-type="float" office:value="9167170" calcext:value-type="float">
            <text:p>9167170</text:p>
          </table:table-cell>
          <table:table-cell table:formula="of:=TIME( ; ;[.A575]/1000)" office:value-type="time" office:time-value="PT02H32M47.17S" calcext:value-type="time">
            <text:p>02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16.9" calcext:value-type="float">
            <text:p>616.9</text:p>
          </table:table-cell>
          <table:table-cell office:value-type="float" office:value="751.68" calcext:value-type="float">
            <text:p>751.68</text:p>
          </table:table-cell>
        </table:table-row>
        <table:table-row table:style-name="ro1">
          <table:table-cell office:value-type="float" office:value="9183170" calcext:value-type="float">
            <text:p>9183170</text:p>
          </table:table-cell>
          <table:table-cell table:formula="of:=TIME( ; ;[.A576]/1000)" office:value-type="time" office:time-value="PT02H33M03.17S" calcext:value-type="time">
            <text:p>02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17.96" calcext:value-type="float">
            <text:p>617.96</text:p>
          </table:table-cell>
          <table:table-cell office:value-type="float" office:value="752.95" calcext:value-type="float">
            <text:p>752.95</text:p>
          </table:table-cell>
        </table:table-row>
        <table:table-row table:style-name="ro1">
          <table:table-cell office:value-type="float" office:value="9199170" calcext:value-type="float">
            <text:p>9199170</text:p>
          </table:table-cell>
          <table:table-cell table:formula="of:=TIME( ; ;[.A577]/1000)" office:value-type="time" office:time-value="PT02H33M19.17S" calcext:value-type="time">
            <text:p>02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19.02" calcext:value-type="float">
            <text:p>619.02</text:p>
          </table:table-cell>
          <table:table-cell office:value-type="float" office:value="754.22" calcext:value-type="float">
            <text:p>754.22</text:p>
          </table:table-cell>
        </table:table-row>
        <table:table-row table:style-name="ro1">
          <table:table-cell office:value-type="float" office:value="9215170" calcext:value-type="float">
            <text:p>9215170</text:p>
          </table:table-cell>
          <table:table-cell table:formula="of:=TIME( ; ;[.A578]/1000)" office:value-type="time" office:time-value="PT02H33M35.17S" calcext:value-type="time">
            <text:p>02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20.08" calcext:value-type="float">
            <text:p>620.08</text:p>
          </table:table-cell>
          <table:table-cell office:value-type="float" office:value="755.49" calcext:value-type="float">
            <text:p>755.49</text:p>
          </table:table-cell>
        </table:table-row>
        <table:table-row table:style-name="ro1">
          <table:table-cell office:value-type="float" office:value="9231170" calcext:value-type="float">
            <text:p>9231170</text:p>
          </table:table-cell>
          <table:table-cell table:formula="of:=TIME( ; ;[.A579]/1000)" office:value-type="time" office:time-value="PT02H33M51.17S" calcext:value-type="time">
            <text:p>02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21.14" calcext:value-type="float">
            <text:p>621.14</text:p>
          </table:table-cell>
          <table:table-cell office:value-type="float" office:value="756.76" calcext:value-type="float">
            <text:p>756.76</text:p>
          </table:table-cell>
        </table:table-row>
        <table:table-row table:style-name="ro1">
          <table:table-cell office:value-type="float" office:value="9247170" calcext:value-type="float">
            <text:p>9247170</text:p>
          </table:table-cell>
          <table:table-cell table:formula="of:=TIME( ; ;[.A580]/1000)" office:value-type="time" office:time-value="PT02H34M07.17S" calcext:value-type="time">
            <text:p>02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622.2" calcext:value-type="float">
            <text:p>622.2</text:p>
          </table:table-cell>
          <table:table-cell office:value-type="float" office:value="758.03" calcext:value-type="float">
            <text:p>758.03</text:p>
          </table:table-cell>
        </table:table-row>
        <table:table-row table:style-name="ro1">
          <table:table-cell office:value-type="float" office:value="9263170" calcext:value-type="float">
            <text:p>9263170</text:p>
          </table:table-cell>
          <table:table-cell table:formula="of:=TIME( ; ;[.A581]/1000)" office:value-type="time" office:time-value="PT02H34M23.17S" calcext:value-type="time">
            <text:p>02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23.26" calcext:value-type="float">
            <text:p>623.26</text:p>
          </table:table-cell>
          <table:table-cell office:value-type="float" office:value="759.3" calcext:value-type="float">
            <text:p>759.3</text:p>
          </table:table-cell>
        </table:table-row>
        <table:table-row table:style-name="ro1">
          <table:table-cell office:value-type="float" office:value="9279170" calcext:value-type="float">
            <text:p>9279170</text:p>
          </table:table-cell>
          <table:table-cell table:formula="of:=TIME( ; ;[.A582]/1000)" office:value-type="time" office:time-value="PT02H34M39.17S" calcext:value-type="time">
            <text:p>02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24.32" calcext:value-type="float">
            <text:p>624.32</text:p>
          </table:table-cell>
          <table:table-cell office:value-type="float" office:value="760.57" calcext:value-type="float">
            <text:p>760.57</text:p>
          </table:table-cell>
        </table:table-row>
        <table:table-row table:style-name="ro1">
          <table:table-cell office:value-type="float" office:value="9295170" calcext:value-type="float">
            <text:p>9295170</text:p>
          </table:table-cell>
          <table:table-cell table:formula="of:=TIME( ; ;[.A583]/1000)" office:value-type="time" office:time-value="PT02H34M55.17S" calcext:value-type="time">
            <text:p>02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625.38" calcext:value-type="float">
            <text:p>625.38</text:p>
          </table:table-cell>
          <table:table-cell office:value-type="float" office:value="761.84" calcext:value-type="float">
            <text:p>761.84</text:p>
          </table:table-cell>
        </table:table-row>
        <table:table-row table:style-name="ro1">
          <table:table-cell office:value-type="float" office:value="9311170" calcext:value-type="float">
            <text:p>9311170</text:p>
          </table:table-cell>
          <table:table-cell table:formula="of:=TIME( ; ;[.A584]/1000)" office:value-type="time" office:time-value="PT02H35M11.17S" calcext:value-type="time">
            <text:p>02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26.43" calcext:value-type="float">
            <text:p>626.43</text:p>
          </table:table-cell>
          <table:table-cell office:value-type="float" office:value="763.11" calcext:value-type="float">
            <text:p>763.11</text:p>
          </table:table-cell>
        </table:table-row>
        <table:table-row table:style-name="ro1">
          <table:table-cell office:value-type="float" office:value="9327170" calcext:value-type="float">
            <text:p>9327170</text:p>
          </table:table-cell>
          <table:table-cell table:formula="of:=TIME( ; ;[.A585]/1000)" office:value-type="time" office:time-value="PT02H35M27.17S" calcext:value-type="time">
            <text:p>02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27.49" calcext:value-type="float">
            <text:p>627.49</text:p>
          </table:table-cell>
          <table:table-cell office:value-type="float" office:value="764.37" calcext:value-type="float">
            <text:p>764.37</text:p>
          </table:table-cell>
        </table:table-row>
        <table:table-row table:style-name="ro1">
          <table:table-cell office:value-type="float" office:value="9343170" calcext:value-type="float">
            <text:p>9343170</text:p>
          </table:table-cell>
          <table:table-cell table:formula="of:=TIME( ; ;[.A586]/1000)" office:value-type="time" office:time-value="PT02H35M43.17S" calcext:value-type="time">
            <text:p>02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628.55" calcext:value-type="float">
            <text:p>628.55</text:p>
          </table:table-cell>
          <table:table-cell office:value-type="float" office:value="765.65" calcext:value-type="float">
            <text:p>765.65</text:p>
          </table:table-cell>
        </table:table-row>
        <table:table-row table:style-name="ro1">
          <table:table-cell office:value-type="float" office:value="9359170" calcext:value-type="float">
            <text:p>9359170</text:p>
          </table:table-cell>
          <table:table-cell table:formula="of:=TIME( ; ;[.A587]/1000)" office:value-type="time" office:time-value="PT02H35M59.17S" calcext:value-type="time">
            <text:p>02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29.61" calcext:value-type="float">
            <text:p>629.61</text:p>
          </table:table-cell>
          <table:table-cell office:value-type="float" office:value="766.91" calcext:value-type="float">
            <text:p>766.91</text:p>
          </table:table-cell>
        </table:table-row>
        <table:table-row table:style-name="ro1">
          <table:table-cell office:value-type="float" office:value="9375170" calcext:value-type="float">
            <text:p>9375170</text:p>
          </table:table-cell>
          <table:table-cell table:formula="of:=TIME( ; ;[.A588]/1000)" office:value-type="time" office:time-value="PT02H36M15.17S" calcext:value-type="time">
            <text:p>02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30.67" calcext:value-type="float">
            <text:p>630.67</text:p>
          </table:table-cell>
          <table:table-cell office:value-type="float" office:value="768.18" calcext:value-type="float">
            <text:p>768.18</text:p>
          </table:table-cell>
        </table:table-row>
        <table:table-row table:style-name="ro1">
          <table:table-cell office:value-type="float" office:value="9391170" calcext:value-type="float">
            <text:p>9391170</text:p>
          </table:table-cell>
          <table:table-cell table:formula="of:=TIME( ; ;[.A589]/1000)" office:value-type="time" office:time-value="PT02H36M31.17S" calcext:value-type="time">
            <text:p>02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631.73" calcext:value-type="float">
            <text:p>631.73</text:p>
          </table:table-cell>
          <table:table-cell office:value-type="float" office:value="769.45" calcext:value-type="float">
            <text:p>769.45</text:p>
          </table:table-cell>
        </table:table-row>
        <table:table-row table:style-name="ro1">
          <table:table-cell office:value-type="float" office:value="9407170" calcext:value-type="float">
            <text:p>9407170</text:p>
          </table:table-cell>
          <table:table-cell table:formula="of:=TIME( ; ;[.A590]/1000)" office:value-type="time" office:time-value="PT02H36M47.17S" calcext:value-type="time">
            <text:p>02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32.79" calcext:value-type="float">
            <text:p>632.79</text:p>
          </table:table-cell>
          <table:table-cell office:value-type="float" office:value="770.72" calcext:value-type="float">
            <text:p>770.72</text:p>
          </table:table-cell>
        </table:table-row>
        <table:table-row table:style-name="ro1">
          <table:table-cell office:value-type="float" office:value="9423170" calcext:value-type="float">
            <text:p>9423170</text:p>
          </table:table-cell>
          <table:table-cell table:formula="of:=TIME( ; ;[.A591]/1000)" office:value-type="time" office:time-value="PT02H37M03.17S" calcext:value-type="time">
            <text:p>02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633.85" calcext:value-type="float">
            <text:p>633.85</text:p>
          </table:table-cell>
          <table:table-cell office:value-type="float" office:value="771.99" calcext:value-type="float">
            <text:p>771.99</text:p>
          </table:table-cell>
        </table:table-row>
        <table:table-row table:style-name="ro1">
          <table:table-cell office:value-type="float" office:value="9439170" calcext:value-type="float">
            <text:p>9439170</text:p>
          </table:table-cell>
          <table:table-cell table:formula="of:=TIME( ; ;[.A592]/1000)" office:value-type="time" office:time-value="PT02H37M19.17S" calcext:value-type="time">
            <text:p>02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34.91" calcext:value-type="float">
            <text:p>634.91</text:p>
          </table:table-cell>
          <table:table-cell office:value-type="float" office:value="773.26" calcext:value-type="float">
            <text:p>773.26</text:p>
          </table:table-cell>
        </table:table-row>
        <table:table-row table:style-name="ro1">
          <table:table-cell office:value-type="float" office:value="9455170" calcext:value-type="float">
            <text:p>9455170</text:p>
          </table:table-cell>
          <table:table-cell table:formula="of:=TIME( ; ;[.A593]/1000)" office:value-type="time" office:time-value="PT02H37M35.17S" calcext:value-type="time">
            <text:p>02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635.97" calcext:value-type="float">
            <text:p>635.97</text:p>
          </table:table-cell>
          <table:table-cell office:value-type="float" office:value="774.53" calcext:value-type="float">
            <text:p>774.53</text:p>
          </table:table-cell>
        </table:table-row>
        <table:table-row table:style-name="ro1">
          <table:table-cell office:value-type="float" office:value="9471170" calcext:value-type="float">
            <text:p>9471170</text:p>
          </table:table-cell>
          <table:table-cell table:formula="of:=TIME( ; ;[.A594]/1000)" office:value-type="time" office:time-value="PT02H37M51.17S" calcext:value-type="time">
            <text:p>02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37.03" calcext:value-type="float">
            <text:p>637.03</text:p>
          </table:table-cell>
          <table:table-cell office:value-type="float" office:value="775.8" calcext:value-type="float">
            <text:p>775.8</text:p>
          </table:table-cell>
        </table:table-row>
        <table:table-row table:style-name="ro1">
          <table:table-cell office:value-type="float" office:value="9487170" calcext:value-type="float">
            <text:p>9487170</text:p>
          </table:table-cell>
          <table:table-cell table:formula="of:=TIME( ; ;[.A595]/1000)" office:value-type="time" office:time-value="PT02H38M07.17S" calcext:value-type="time">
            <text:p>02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38.09" calcext:value-type="float">
            <text:p>638.09</text:p>
          </table:table-cell>
          <table:table-cell office:value-type="float" office:value="777.07" calcext:value-type="float">
            <text:p>777.07</text:p>
          </table:table-cell>
        </table:table-row>
        <table:table-row table:style-name="ro1">
          <table:table-cell office:value-type="float" office:value="9503170" calcext:value-type="float">
            <text:p>9503170</text:p>
          </table:table-cell>
          <table:table-cell table:formula="of:=TIME( ; ;[.A596]/1000)" office:value-type="time" office:time-value="PT02H38M23.17S" calcext:value-type="time">
            <text:p>02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39.15" calcext:value-type="float">
            <text:p>639.15</text:p>
          </table:table-cell>
          <table:table-cell office:value-type="float" office:value="778.34" calcext:value-type="float">
            <text:p>778.34</text:p>
          </table:table-cell>
        </table:table-row>
        <table:table-row table:style-name="ro1">
          <table:table-cell office:value-type="float" office:value="9519170" calcext:value-type="float">
            <text:p>9519170</text:p>
          </table:table-cell>
          <table:table-cell table:formula="of:=TIME( ; ;[.A597]/1000)" office:value-type="time" office:time-value="PT02H38M39.17S" calcext:value-type="time">
            <text:p>02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40.21" calcext:value-type="float">
            <text:p>640.21</text:p>
          </table:table-cell>
          <table:table-cell office:value-type="float" office:value="779.61" calcext:value-type="float">
            <text:p>779.61</text:p>
          </table:table-cell>
        </table:table-row>
        <table:table-row table:style-name="ro1">
          <table:table-cell office:value-type="float" office:value="9535170" calcext:value-type="float">
            <text:p>9535170</text:p>
          </table:table-cell>
          <table:table-cell table:formula="of:=TIME( ; ;[.A598]/1000)" office:value-type="time" office:time-value="PT02H38M55.17S" calcext:value-type="time">
            <text:p>02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41.27" calcext:value-type="float">
            <text:p>641.27</text:p>
          </table:table-cell>
          <table:table-cell office:value-type="float" office:value="780.88" calcext:value-type="float">
            <text:p>780.88</text:p>
          </table:table-cell>
        </table:table-row>
        <table:table-row table:style-name="ro1">
          <table:table-cell office:value-type="float" office:value="9551170" calcext:value-type="float">
            <text:p>9551170</text:p>
          </table:table-cell>
          <table:table-cell table:formula="of:=TIME( ; ;[.A599]/1000)" office:value-type="time" office:time-value="PT02H39M11.17S" calcext:value-type="time">
            <text:p>02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42.33" calcext:value-type="float">
            <text:p>642.33</text:p>
          </table:table-cell>
          <table:table-cell office:value-type="float" office:value="782.15" calcext:value-type="float">
            <text:p>782.15</text:p>
          </table:table-cell>
        </table:table-row>
        <table:table-row table:style-name="ro1">
          <table:table-cell office:value-type="float" office:value="9567170" calcext:value-type="float">
            <text:p>9567170</text:p>
          </table:table-cell>
          <table:table-cell table:formula="of:=TIME( ; ;[.A600]/1000)" office:value-type="time" office:time-value="PT02H39M27.17S" calcext:value-type="time">
            <text:p>02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43.39" calcext:value-type="float">
            <text:p>643.39</text:p>
          </table:table-cell>
          <table:table-cell office:value-type="float" office:value="783.42" calcext:value-type="float">
            <text:p>783.42</text:p>
          </table:table-cell>
        </table:table-row>
        <table:table-row table:style-name="ro1">
          <table:table-cell office:value-type="float" office:value="9583170" calcext:value-type="float">
            <text:p>9583170</text:p>
          </table:table-cell>
          <table:table-cell table:formula="of:=TIME( ; ;[.A601]/1000)" office:value-type="time" office:time-value="PT02H39M43.17S" calcext:value-type="time">
            <text:p>02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44.45" calcext:value-type="float">
            <text:p>644.45</text:p>
          </table:table-cell>
          <table:table-cell office:value-type="float" office:value="784.69" calcext:value-type="float">
            <text:p>784.69</text:p>
          </table:table-cell>
        </table:table-row>
        <table:table-row table:style-name="ro1">
          <table:table-cell office:value-type="float" office:value="9599170" calcext:value-type="float">
            <text:p>9599170</text:p>
          </table:table-cell>
          <table:table-cell table:formula="of:=TIME( ; ;[.A602]/1000)" office:value-type="time" office:time-value="PT02H39M59.17S" calcext:value-type="time">
            <text:p>02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45.51" calcext:value-type="float">
            <text:p>645.51</text:p>
          </table:table-cell>
          <table:table-cell office:value-type="float" office:value="785.96" calcext:value-type="float">
            <text:p>785.96</text:p>
          </table:table-cell>
        </table:table-row>
        <table:table-row table:style-name="ro1">
          <table:table-cell office:value-type="float" office:value="9615170" calcext:value-type="float">
            <text:p>9615170</text:p>
          </table:table-cell>
          <table:table-cell table:formula="of:=TIME( ; ;[.A603]/1000)" office:value-type="time" office:time-value="PT02H40M15.17S" calcext:value-type="time">
            <text:p>02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646.57" calcext:value-type="float">
            <text:p>646.57</text:p>
          </table:table-cell>
          <table:table-cell office:value-type="float" office:value="787.23" calcext:value-type="float">
            <text:p>787.23</text:p>
          </table:table-cell>
        </table:table-row>
        <table:table-row table:style-name="ro1">
          <table:table-cell office:value-type="float" office:value="9631170" calcext:value-type="float">
            <text:p>9631170</text:p>
          </table:table-cell>
          <table:table-cell table:formula="of:=TIME( ; ;[.A604]/1000)" office:value-type="time" office:time-value="PT02H40M31.17S" calcext:value-type="time">
            <text:p>02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47.63" calcext:value-type="float">
            <text:p>647.63</text:p>
          </table:table-cell>
          <table:table-cell office:value-type="float" office:value="788.49" calcext:value-type="float">
            <text:p>788.49</text:p>
          </table:table-cell>
        </table:table-row>
        <table:table-row table:style-name="ro1">
          <table:table-cell office:value-type="float" office:value="9647170" calcext:value-type="float">
            <text:p>9647170</text:p>
          </table:table-cell>
          <table:table-cell table:formula="of:=TIME( ; ;[.A605]/1000)" office:value-type="time" office:time-value="PT02H40M47.17S" calcext:value-type="time">
            <text:p>02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48.69" calcext:value-type="float">
            <text:p>648.69</text:p>
          </table:table-cell>
          <table:table-cell office:value-type="float" office:value="789.76" calcext:value-type="float">
            <text:p>789.76</text:p>
          </table:table-cell>
        </table:table-row>
        <table:table-row table:style-name="ro1">
          <table:table-cell office:value-type="float" office:value="9663170" calcext:value-type="float">
            <text:p>9663170</text:p>
          </table:table-cell>
          <table:table-cell table:formula="of:=TIME( ; ;[.A606]/1000)" office:value-type="time" office:time-value="PT02H41M03.17S" calcext:value-type="time">
            <text:p>02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49.74" calcext:value-type="float">
            <text:p>649.74</text:p>
          </table:table-cell>
          <table:table-cell office:value-type="float" office:value="791.03" calcext:value-type="float">
            <text:p>791.03</text:p>
          </table:table-cell>
        </table:table-row>
        <table:table-row table:style-name="ro1">
          <table:table-cell office:value-type="float" office:value="9679170" calcext:value-type="float">
            <text:p>9679170</text:p>
          </table:table-cell>
          <table:table-cell table:formula="of:=TIME( ; ;[.A607]/1000)" office:value-type="time" office:time-value="PT02H41M19.17S" calcext:value-type="time">
            <text:p>02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50.8" calcext:value-type="float">
            <text:p>650.8</text:p>
          </table:table-cell>
          <table:table-cell office:value-type="float" office:value="792.3" calcext:value-type="float">
            <text:p>792.3</text:p>
          </table:table-cell>
        </table:table-row>
        <table:table-row table:style-name="ro1">
          <table:table-cell office:value-type="float" office:value="9695170" calcext:value-type="float">
            <text:p>9695170</text:p>
          </table:table-cell>
          <table:table-cell table:formula="of:=TIME( ; ;[.A608]/1000)" office:value-type="time" office:time-value="PT02H41M35.17S" calcext:value-type="time">
            <text:p>02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51.86" calcext:value-type="float">
            <text:p>651.86</text:p>
          </table:table-cell>
          <table:table-cell office:value-type="float" office:value="793.57" calcext:value-type="float">
            <text:p>793.57</text:p>
          </table:table-cell>
        </table:table-row>
        <table:table-row table:style-name="ro1">
          <table:table-cell office:value-type="float" office:value="9711170" calcext:value-type="float">
            <text:p>9711170</text:p>
          </table:table-cell>
          <table:table-cell table:formula="of:=TIME( ; ;[.A609]/1000)" office:value-type="time" office:time-value="PT02H41M51.17S" calcext:value-type="time">
            <text:p>02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52.92" calcext:value-type="float">
            <text:p>652.92</text:p>
          </table:table-cell>
          <table:table-cell office:value-type="float" office:value="794.84" calcext:value-type="float">
            <text:p>794.84</text:p>
          </table:table-cell>
        </table:table-row>
        <table:table-row table:style-name="ro1">
          <table:table-cell office:value-type="float" office:value="9727170" calcext:value-type="float">
            <text:p>9727170</text:p>
          </table:table-cell>
          <table:table-cell table:formula="of:=TIME( ; ;[.A610]/1000)" office:value-type="time" office:time-value="PT02H42M07.17S" calcext:value-type="time">
            <text:p>02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53.98" calcext:value-type="float">
            <text:p>653.98</text:p>
          </table:table-cell>
          <table:table-cell office:value-type="float" office:value="796.11" calcext:value-type="float">
            <text:p>796.11</text:p>
          </table:table-cell>
        </table:table-row>
        <table:table-row table:style-name="ro1">
          <table:table-cell office:value-type="float" office:value="9743170" calcext:value-type="float">
            <text:p>9743170</text:p>
          </table:table-cell>
          <table:table-cell table:formula="of:=TIME( ; ;[.A611]/1000)" office:value-type="time" office:time-value="PT02H42M23.17S" calcext:value-type="time">
            <text:p>02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55.04" calcext:value-type="float">
            <text:p>655.04</text:p>
          </table:table-cell>
          <table:table-cell office:value-type="float" office:value="797.38" calcext:value-type="float">
            <text:p>797.38</text:p>
          </table:table-cell>
        </table:table-row>
        <table:table-row table:style-name="ro1">
          <table:table-cell office:value-type="float" office:value="9759170" calcext:value-type="float">
            <text:p>9759170</text:p>
          </table:table-cell>
          <table:table-cell table:formula="of:=TIME( ; ;[.A612]/1000)" office:value-type="time" office:time-value="PT02H42M39.17S" calcext:value-type="time">
            <text:p>02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56.1" calcext:value-type="float">
            <text:p>656.1</text:p>
          </table:table-cell>
          <table:table-cell office:value-type="float" office:value="798.65" calcext:value-type="float">
            <text:p>798.65</text:p>
          </table:table-cell>
        </table:table-row>
        <table:table-row table:style-name="ro1">
          <table:table-cell office:value-type="float" office:value="9775170" calcext:value-type="float">
            <text:p>9775170</text:p>
          </table:table-cell>
          <table:table-cell table:formula="of:=TIME( ; ;[.A613]/1000)" office:value-type="time" office:time-value="PT02H42M55.17S" calcext:value-type="time">
            <text:p>02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57.16" calcext:value-type="float">
            <text:p>657.16</text:p>
          </table:table-cell>
          <table:table-cell office:value-type="float" office:value="799.92" calcext:value-type="float">
            <text:p>799.92</text:p>
          </table:table-cell>
        </table:table-row>
        <table:table-row table:style-name="ro1">
          <table:table-cell office:value-type="float" office:value="9791170" calcext:value-type="float">
            <text:p>9791170</text:p>
          </table:table-cell>
          <table:table-cell table:formula="of:=TIME( ; ;[.A614]/1000)" office:value-type="time" office:time-value="PT02H43M11.17S" calcext:value-type="time">
            <text:p>02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58.22" calcext:value-type="float">
            <text:p>658.22</text:p>
          </table:table-cell>
          <table:table-cell office:value-type="float" office:value="801.19" calcext:value-type="float">
            <text:p>801.19</text:p>
          </table:table-cell>
        </table:table-row>
        <table:table-row table:style-name="ro1">
          <table:table-cell office:value-type="float" office:value="9807170" calcext:value-type="float">
            <text:p>9807170</text:p>
          </table:table-cell>
          <table:table-cell table:formula="of:=TIME( ; ;[.A615]/1000)" office:value-type="time" office:time-value="PT02H43M27.17S" calcext:value-type="time">
            <text:p>02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59.28" calcext:value-type="float">
            <text:p>659.28</text:p>
          </table:table-cell>
          <table:table-cell office:value-type="float" office:value="802.46" calcext:value-type="float">
            <text:p>802.46</text:p>
          </table:table-cell>
        </table:table-row>
        <table:table-row table:style-name="ro1">
          <table:table-cell office:value-type="float" office:value="9823170" calcext:value-type="float">
            <text:p>9823170</text:p>
          </table:table-cell>
          <table:table-cell table:formula="of:=TIME( ; ;[.A616]/1000)" office:value-type="time" office:time-value="PT02H43M43.17S" calcext:value-type="time">
            <text:p>02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0.34" calcext:value-type="float">
            <text:p>660.34</text:p>
          </table:table-cell>
          <table:table-cell office:value-type="float" office:value="803.73" calcext:value-type="float">
            <text:p>803.73</text:p>
          </table:table-cell>
        </table:table-row>
        <table:table-row table:style-name="ro1">
          <table:table-cell office:value-type="float" office:value="9839170" calcext:value-type="float">
            <text:p>9839170</text:p>
          </table:table-cell>
          <table:table-cell table:formula="of:=TIME( ; ;[.A617]/1000)" office:value-type="time" office:time-value="PT02H43M59.17S" calcext:value-type="time">
            <text:p>02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1.4" calcext:value-type="float">
            <text:p>661.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855170" calcext:value-type="float">
            <text:p>9855170</text:p>
          </table:table-cell>
          <table:table-cell table:formula="of:=TIME( ; ;[.A618]/1000)" office:value-type="time" office:time-value="PT02H44M15.17S" calcext:value-type="time">
            <text:p>02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2.46" calcext:value-type="float">
            <text:p>662.46</text:p>
          </table:table-cell>
          <table:table-cell office:value-type="float" office:value="806.27" calcext:value-type="float">
            <text:p>806.27</text:p>
          </table:table-cell>
        </table:table-row>
        <table:table-row table:style-name="ro1">
          <table:table-cell office:value-type="float" office:value="9871170" calcext:value-type="float">
            <text:p>9871170</text:p>
          </table:table-cell>
          <table:table-cell table:formula="of:=TIME( ; ;[.A619]/1000)" office:value-type="time" office:time-value="PT02H44M31.17S" calcext:value-type="time">
            <text:p>02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3.52" calcext:value-type="float">
            <text:p>663.52</text:p>
          </table:table-cell>
          <table:table-cell office:value-type="float" office:value="807.54" calcext:value-type="float">
            <text:p>807.54</text:p>
          </table:table-cell>
        </table:table-row>
        <table:table-row table:style-name="ro1">
          <table:table-cell office:value-type="float" office:value="9887170" calcext:value-type="float">
            <text:p>9887170</text:p>
          </table:table-cell>
          <table:table-cell table:formula="of:=TIME( ; ;[.A620]/1000)" office:value-type="time" office:time-value="PT02H44M47.17S" calcext:value-type="time">
            <text:p>02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4.58" calcext:value-type="float">
            <text:p>664.58</text:p>
          </table:table-cell>
          <table:table-cell office:value-type="float" office:value="808.81" calcext:value-type="float">
            <text:p>808.81</text:p>
          </table:table-cell>
        </table:table-row>
        <table:table-row table:style-name="ro1">
          <table:table-cell office:value-type="float" office:value="9903170" calcext:value-type="float">
            <text:p>9903170</text:p>
          </table:table-cell>
          <table:table-cell table:formula="of:=TIME( ; ;[.A621]/1000)" office:value-type="time" office:time-value="PT02H45M03.17S" calcext:value-type="time">
            <text:p>02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5.64" calcext:value-type="float">
            <text:p>665.64</text:p>
          </table:table-cell>
          <table:table-cell office:value-type="float" office:value="810.08" calcext:value-type="float">
            <text:p>810.08</text:p>
          </table:table-cell>
        </table:table-row>
        <table:table-row table:style-name="ro1">
          <table:table-cell office:value-type="float" office:value="9919170" calcext:value-type="float">
            <text:p>9919170</text:p>
          </table:table-cell>
          <table:table-cell table:formula="of:=TIME( ; ;[.A622]/1000)" office:value-type="time" office:time-value="PT02H45M19.17S" calcext:value-type="time">
            <text:p>02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6.7" calcext:value-type="float">
            <text:p>666.7</text:p>
          </table:table-cell>
          <table:table-cell office:value-type="float" office:value="811.35" calcext:value-type="float">
            <text:p>811.35</text:p>
          </table:table-cell>
        </table:table-row>
        <table:table-row table:style-name="ro1">
          <table:table-cell office:value-type="float" office:value="9935170" calcext:value-type="float">
            <text:p>9935170</text:p>
          </table:table-cell>
          <table:table-cell table:formula="of:=TIME( ; ;[.A623]/1000)" office:value-type="time" office:time-value="PT02H45M35.17S" calcext:value-type="time">
            <text:p>02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7.76" calcext:value-type="float">
            <text:p>667.76</text:p>
          </table:table-cell>
          <table:table-cell office:value-type="float" office:value="812.62" calcext:value-type="float">
            <text:p>812.62</text:p>
          </table:table-cell>
        </table:table-row>
        <table:table-row table:style-name="ro1">
          <table:table-cell office:value-type="float" office:value="9951170" calcext:value-type="float">
            <text:p>9951170</text:p>
          </table:table-cell>
          <table:table-cell table:formula="of:=TIME( ; ;[.A624]/1000)" office:value-type="time" office:time-value="PT02H45M51.17S" calcext:value-type="time">
            <text:p>02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68.82" calcext:value-type="float">
            <text:p>668.82</text:p>
          </table:table-cell>
          <table:table-cell office:value-type="float" office:value="813.89" calcext:value-type="float">
            <text:p>813.89</text:p>
          </table:table-cell>
        </table:table-row>
        <table:table-row table:style-name="ro1">
          <table:table-cell office:value-type="float" office:value="9967170" calcext:value-type="float">
            <text:p>9967170</text:p>
          </table:table-cell>
          <table:table-cell table:formula="of:=TIME( ; ;[.A625]/1000)" office:value-type="time" office:time-value="PT02H46M07.17S" calcext:value-type="time">
            <text:p>02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69.88" calcext:value-type="float">
            <text:p>669.88</text:p>
          </table:table-cell>
          <table:table-cell office:value-type="float" office:value="815.16" calcext:value-type="float">
            <text:p>815.16</text:p>
          </table:table-cell>
        </table:table-row>
        <table:table-row table:style-name="ro1">
          <table:table-cell office:value-type="float" office:value="9983170" calcext:value-type="float">
            <text:p>9983170</text:p>
          </table:table-cell>
          <table:table-cell table:formula="of:=TIME( ; ;[.A626]/1000)" office:value-type="time" office:time-value="PT02H46M23.17S" calcext:value-type="time">
            <text:p>02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0.94" calcext:value-type="float">
            <text:p>670.94</text:p>
          </table:table-cell>
          <table:table-cell office:value-type="float" office:value="816.43" calcext:value-type="float">
            <text:p>816.43</text:p>
          </table:table-cell>
        </table:table-row>
        <table:table-row table:style-name="ro1">
          <table:table-cell office:value-type="float" office:value="9999170" calcext:value-type="float">
            <text:p>9999170</text:p>
          </table:table-cell>
          <table:table-cell table:formula="of:=TIME( ; ;[.A627]/1000)" office:value-type="time" office:time-value="PT02H46M39.17S" calcext:value-type="time">
            <text:p>02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2" calcext:value-type="float">
            <text:p>672</text:p>
          </table:table-cell>
          <table:table-cell office:value-type="float" office:value="817.7" calcext:value-type="float">
            <text:p>817.7</text:p>
          </table:table-cell>
        </table:table-row>
        <table:table-row table:style-name="ro1">
          <table:table-cell office:value-type="float" office:value="10015170" calcext:value-type="float">
            <text:p>10015170</text:p>
          </table:table-cell>
          <table:table-cell table:formula="of:=TIME( ; ;[.A628]/1000)" office:value-type="time" office:time-value="PT02H46M55.17S" calcext:value-type="time">
            <text:p>02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3.06" calcext:value-type="float">
            <text:p>673.06</text:p>
          </table:table-cell>
          <table:table-cell office:value-type="float" office:value="818.97" calcext:value-type="float">
            <text:p>818.97</text:p>
          </table:table-cell>
        </table:table-row>
        <table:table-row table:style-name="ro1">
          <table:table-cell office:value-type="float" office:value="10031170" calcext:value-type="float">
            <text:p>10031170</text:p>
          </table:table-cell>
          <table:table-cell table:formula="of:=TIME( ; ;[.A629]/1000)" office:value-type="time" office:time-value="PT02H47M11.17S" calcext:value-type="time">
            <text:p>02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4.11" calcext:value-type="float">
            <text:p>674.11</text:p>
          </table:table-cell>
          <table:table-cell office:value-type="float" office:value="820.24" calcext:value-type="float">
            <text:p>820.24</text:p>
          </table:table-cell>
        </table:table-row>
        <table:table-row table:style-name="ro1">
          <table:table-cell office:value-type="float" office:value="10047170" calcext:value-type="float">
            <text:p>10047170</text:p>
          </table:table-cell>
          <table:table-cell table:formula="of:=TIME( ; ;[.A630]/1000)" office:value-type="time" office:time-value="PT02H47M27.17S" calcext:value-type="time">
            <text:p>02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5.17" calcext:value-type="float">
            <text:p>675.17</text:p>
          </table:table-cell>
          <table:table-cell office:value-type="float" office:value="821.51" calcext:value-type="float">
            <text:p>821.51</text:p>
          </table:table-cell>
        </table:table-row>
        <table:table-row table:style-name="ro1">
          <table:table-cell office:value-type="float" office:value="10063170" calcext:value-type="float">
            <text:p>10063170</text:p>
          </table:table-cell>
          <table:table-cell table:formula="of:=TIME( ; ;[.A631]/1000)" office:value-type="time" office:time-value="PT02H47M43.17S" calcext:value-type="time">
            <text:p>02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6.23" calcext:value-type="float">
            <text:p>676.23</text:p>
          </table:table-cell>
          <table:table-cell office:value-type="float" office:value="822.78" calcext:value-type="float">
            <text:p>822.78</text:p>
          </table:table-cell>
        </table:table-row>
        <table:table-row table:style-name="ro1">
          <table:table-cell office:value-type="float" office:value="10079170" calcext:value-type="float">
            <text:p>10079170</text:p>
          </table:table-cell>
          <table:table-cell table:formula="of:=TIME( ; ;[.A632]/1000)" office:value-type="time" office:time-value="PT02H47M59.17S" calcext:value-type="time">
            <text:p>02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7.29" calcext:value-type="float">
            <text:p>677.29</text:p>
          </table:table-cell>
          <table:table-cell office:value-type="float" office:value="824.05" calcext:value-type="float">
            <text:p>824.05</text:p>
          </table:table-cell>
        </table:table-row>
        <table:table-row table:style-name="ro1">
          <table:table-cell office:value-type="float" office:value="10095170" calcext:value-type="float">
            <text:p>10095170</text:p>
          </table:table-cell>
          <table:table-cell table:formula="of:=TIME( ; ;[.A633]/1000)" office:value-type="time" office:time-value="PT02H48M15.17S" calcext:value-type="time">
            <text:p>02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78.35" calcext:value-type="float">
            <text:p>678.35</text:p>
          </table:table-cell>
          <table:table-cell office:value-type="float" office:value="825.32" calcext:value-type="float">
            <text:p>825.32</text:p>
          </table:table-cell>
        </table:table-row>
        <table:table-row table:style-name="ro1">
          <table:table-cell office:value-type="float" office:value="10111170" calcext:value-type="float">
            <text:p>10111170</text:p>
          </table:table-cell>
          <table:table-cell table:formula="of:=TIME( ; ;[.A634]/1000)" office:value-type="time" office:time-value="PT02H48M31.17S" calcext:value-type="time">
            <text:p>02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679.41" calcext:value-type="float">
            <text:p>679.41</text:p>
          </table:table-cell>
          <table:table-cell office:value-type="float" office:value="826.59" calcext:value-type="float">
            <text:p>826.59</text:p>
          </table:table-cell>
        </table:table-row>
        <table:table-row table:style-name="ro1">
          <table:table-cell office:value-type="float" office:value="10127170" calcext:value-type="float">
            <text:p>10127170</text:p>
          </table:table-cell>
          <table:table-cell table:formula="of:=TIME( ; ;[.A635]/1000)" office:value-type="time" office:time-value="PT02H48M47.17S" calcext:value-type="time">
            <text:p>02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80.47" calcext:value-type="float">
            <text:p>680.47</text:p>
          </table:table-cell>
          <table:table-cell office:value-type="float" office:value="827.86" calcext:value-type="float">
            <text:p>827.86</text:p>
          </table:table-cell>
        </table:table-row>
        <table:table-row table:style-name="ro1">
          <table:table-cell office:value-type="float" office:value="10143170" calcext:value-type="float">
            <text:p>10143170</text:p>
          </table:table-cell>
          <table:table-cell table:formula="of:=TIME( ; ;[.A636]/1000)" office:value-type="time" office:time-value="PT02H49M03.17S" calcext:value-type="time">
            <text:p>02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81.53" calcext:value-type="float">
            <text:p>681.53</text:p>
          </table:table-cell>
          <table:table-cell office:value-type="float" office:value="829.13" calcext:value-type="float">
            <text:p>829.13</text:p>
          </table:table-cell>
        </table:table-row>
        <table:table-row table:style-name="ro1">
          <table:table-cell office:value-type="float" office:value="10159170" calcext:value-type="float">
            <text:p>10159170</text:p>
          </table:table-cell>
          <table:table-cell table:formula="of:=TIME( ; ;[.A637]/1000)" office:value-type="time" office:time-value="PT02H49M19.17S" calcext:value-type="time">
            <text:p>02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82.59" calcext:value-type="float">
            <text:p>682.59</text:p>
          </table:table-cell>
          <table:table-cell office:value-type="float" office:value="830.4" calcext:value-type="float">
            <text:p>830.4</text:p>
          </table:table-cell>
        </table:table-row>
        <table:table-row table:style-name="ro1">
          <table:table-cell office:value-type="float" office:value="10175170" calcext:value-type="float">
            <text:p>10175170</text:p>
          </table:table-cell>
          <table:table-cell table:formula="of:=TIME( ; ;[.A638]/1000)" office:value-type="time" office:time-value="PT02H49M35.17S" calcext:value-type="time">
            <text:p>02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83.65" calcext:value-type="float">
            <text:p>683.65</text:p>
          </table:table-cell>
          <table:table-cell office:value-type="float" office:value="831.66" calcext:value-type="float">
            <text:p>831.66</text:p>
          </table:table-cell>
        </table:table-row>
        <table:table-row table:style-name="ro1">
          <table:table-cell office:value-type="float" office:value="10191170" calcext:value-type="float">
            <text:p>10191170</text:p>
          </table:table-cell>
          <table:table-cell table:formula="of:=TIME( ; ;[.A639]/1000)" office:value-type="time" office:time-value="PT02H49M51.17S" calcext:value-type="time">
            <text:p>02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84.71" calcext:value-type="float">
            <text:p>684.71</text:p>
          </table:table-cell>
          <table:table-cell office:value-type="float" office:value="832.93" calcext:value-type="float">
            <text:p>832.93</text:p>
          </table:table-cell>
        </table:table-row>
        <table:table-row table:style-name="ro1">
          <table:table-cell office:value-type="float" office:value="10207170" calcext:value-type="float">
            <text:p>10207170</text:p>
          </table:table-cell>
          <table:table-cell table:formula="of:=TIME( ; ;[.A640]/1000)" office:value-type="time" office:time-value="PT02H50M07.17S" calcext:value-type="time">
            <text:p>02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85.77" calcext:value-type="float">
            <text:p>685.77</text:p>
          </table:table-cell>
          <table:table-cell office:value-type="float" office:value="834.2" calcext:value-type="float">
            <text:p>834.2</text:p>
          </table:table-cell>
        </table:table-row>
        <table:table-row table:style-name="ro1">
          <table:table-cell office:value-type="float" office:value="10223170" calcext:value-type="float">
            <text:p>10223170</text:p>
          </table:table-cell>
          <table:table-cell table:formula="of:=TIME( ; ;[.A641]/1000)" office:value-type="time" office:time-value="PT02H50M23.17S" calcext:value-type="time">
            <text:p>02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86.83" calcext:value-type="float">
            <text:p>686.83</text:p>
          </table:table-cell>
          <table:table-cell office:value-type="float" office:value="835.47" calcext:value-type="float">
            <text:p>835.47</text:p>
          </table:table-cell>
        </table:table-row>
        <table:table-row table:style-name="ro1">
          <table:table-cell office:value-type="float" office:value="10239170" calcext:value-type="float">
            <text:p>10239170</text:p>
          </table:table-cell>
          <table:table-cell table:formula="of:=TIME( ; ;[.A642]/1000)" office:value-type="time" office:time-value="PT02H50M39.17S" calcext:value-type="time">
            <text:p>02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687.89" calcext:value-type="float">
            <text:p>687.89</text:p>
          </table:table-cell>
          <table:table-cell office:value-type="float" office:value="836.74" calcext:value-type="float">
            <text:p>836.74</text:p>
          </table:table-cell>
        </table:table-row>
        <table:table-row table:style-name="ro1">
          <table:table-cell office:value-type="float" office:value="10255170" calcext:value-type="float">
            <text:p>10255170</text:p>
          </table:table-cell>
          <table:table-cell table:formula="of:=TIME( ; ;[.A643]/1000)" office:value-type="time" office:time-value="PT02H50M55.17S" calcext:value-type="time">
            <text:p>02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88.95" calcext:value-type="float">
            <text:p>688.95</text:p>
          </table:table-cell>
          <table:table-cell office:value-type="float" office:value="838.01" calcext:value-type="float">
            <text:p>838.01</text:p>
          </table:table-cell>
        </table:table-row>
        <table:table-row table:style-name="ro1">
          <table:table-cell office:value-type="float" office:value="10271170" calcext:value-type="float">
            <text:p>10271170</text:p>
          </table:table-cell>
          <table:table-cell table:formula="of:=TIME( ; ;[.A644]/1000)" office:value-type="time" office:time-value="PT02H51M11.17S" calcext:value-type="time">
            <text:p>02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90.01" calcext:value-type="float">
            <text:p>690.01</text:p>
          </table:table-cell>
          <table:table-cell office:value-type="float" office:value="839.28" calcext:value-type="float">
            <text:p>839.28</text:p>
          </table:table-cell>
        </table:table-row>
        <table:table-row table:style-name="ro1">
          <table:table-cell office:value-type="float" office:value="10287170" calcext:value-type="float">
            <text:p>10287170</text:p>
          </table:table-cell>
          <table:table-cell table:formula="of:=TIME( ; ;[.A645]/1000)" office:value-type="time" office:time-value="PT02H51M27.17S" calcext:value-type="time">
            <text:p>02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91.07" calcext:value-type="float">
            <text:p>691.07</text:p>
          </table:table-cell>
          <table:table-cell office:value-type="float" office:value="840.55" calcext:value-type="float">
            <text:p>840.55</text:p>
          </table:table-cell>
        </table:table-row>
        <table:table-row table:style-name="ro1">
          <table:table-cell office:value-type="float" office:value="10303170" calcext:value-type="float">
            <text:p>10303170</text:p>
          </table:table-cell>
          <table:table-cell table:formula="of:=TIME( ; ;[.A646]/1000)" office:value-type="time" office:time-value="PT02H51M43.17S" calcext:value-type="time">
            <text:p>02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92.13" calcext:value-type="float">
            <text:p>692.13</text:p>
          </table:table-cell>
          <table:table-cell office:value-type="float" office:value="841.82" calcext:value-type="float">
            <text:p>841.82</text:p>
          </table:table-cell>
        </table:table-row>
        <table:table-row table:style-name="ro1">
          <table:table-cell office:value-type="float" office:value="10319170" calcext:value-type="float">
            <text:p>10319170</text:p>
          </table:table-cell>
          <table:table-cell table:formula="of:=TIME( ; ;[.A647]/1000)" office:value-type="time" office:time-value="PT02H51M59.17S" calcext:value-type="time">
            <text:p>02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693.19" calcext:value-type="float">
            <text:p>693.19</text:p>
          </table:table-cell>
          <table:table-cell office:value-type="float" office:value="843.09" calcext:value-type="float">
            <text:p>843.09</text:p>
          </table:table-cell>
        </table:table-row>
        <table:table-row table:style-name="ro1">
          <table:table-cell office:value-type="float" office:value="10335170" calcext:value-type="float">
            <text:p>10335170</text:p>
          </table:table-cell>
          <table:table-cell table:formula="of:=TIME( ; ;[.A648]/1000)" office:value-type="time" office:time-value="PT02H52M15.17S" calcext:value-type="time">
            <text:p>02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94.25" calcext:value-type="float">
            <text:p>694.25</text:p>
          </table:table-cell>
          <table:table-cell office:value-type="float" office:value="844.36" calcext:value-type="float">
            <text:p>844.36</text:p>
          </table:table-cell>
        </table:table-row>
        <table:table-row table:style-name="ro1">
          <table:table-cell office:value-type="float" office:value="10351170" calcext:value-type="float">
            <text:p>10351170</text:p>
          </table:table-cell>
          <table:table-cell table:formula="of:=TIME( ; ;[.A649]/1000)" office:value-type="time" office:time-value="PT02H52M31.17S" calcext:value-type="time">
            <text:p>02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95.31" calcext:value-type="float">
            <text:p>695.31</text:p>
          </table:table-cell>
          <table:table-cell office:value-type="float" office:value="845.63" calcext:value-type="float">
            <text:p>845.63</text:p>
          </table:table-cell>
        </table:table-row>
        <table:table-row table:style-name="ro1">
          <table:table-cell office:value-type="float" office:value="10367170" calcext:value-type="float">
            <text:p>10367170</text:p>
          </table:table-cell>
          <table:table-cell table:formula="of:=TIME( ; ;[.A650]/1000)" office:value-type="time" office:time-value="PT02H52M47.17S" calcext:value-type="time">
            <text:p>02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96.37" calcext:value-type="float">
            <text:p>696.37</text:p>
          </table:table-cell>
          <table:table-cell office:value-type="float" office:value="846.9" calcext:value-type="float">
            <text:p>846.9</text:p>
          </table:table-cell>
        </table:table-row>
        <table:table-row table:style-name="ro1">
          <table:table-cell office:value-type="float" office:value="10383170" calcext:value-type="float">
            <text:p>10383170</text:p>
          </table:table-cell>
          <table:table-cell table:formula="of:=TIME( ; ;[.A651]/1000)" office:value-type="time" office:time-value="PT02H53M03.17S" calcext:value-type="time">
            <text:p>02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697.43" calcext:value-type="float">
            <text:p>697.43</text:p>
          </table:table-cell>
          <table:table-cell office:value-type="float" office:value="848.17" calcext:value-type="float">
            <text:p>848.17</text:p>
          </table:table-cell>
        </table:table-row>
        <table:table-row table:style-name="ro1">
          <table:table-cell office:value-type="float" office:value="10399170" calcext:value-type="float">
            <text:p>10399170</text:p>
          </table:table-cell>
          <table:table-cell table:formula="of:=TIME( ; ;[.A652]/1000)" office:value-type="time" office:time-value="PT02H53M19.17S" calcext:value-type="time">
            <text:p>02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98.48" calcext:value-type="float">
            <text:p>698.48</text:p>
          </table:table-cell>
          <table:table-cell office:value-type="float" office:value="849.44" calcext:value-type="float">
            <text:p>849.44</text:p>
          </table:table-cell>
        </table:table-row>
        <table:table-row table:style-name="ro1">
          <table:table-cell office:value-type="float" office:value="10415170" calcext:value-type="float">
            <text:p>10415170</text:p>
          </table:table-cell>
          <table:table-cell table:formula="of:=TIME( ; ;[.A653]/1000)" office:value-type="time" office:time-value="PT02H53M35.17S" calcext:value-type="time">
            <text:p>02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699.54" calcext:value-type="float">
            <text:p>699.54</text:p>
          </table:table-cell>
          <table:table-cell office:value-type="float" office:value="850.71" calcext:value-type="float">
            <text:p>850.71</text:p>
          </table:table-cell>
        </table:table-row>
        <table:table-row table:style-name="ro1">
          <table:table-cell office:value-type="float" office:value="10431170" calcext:value-type="float">
            <text:p>10431170</text:p>
          </table:table-cell>
          <table:table-cell table:formula="of:=TIME( ; ;[.A654]/1000)" office:value-type="time" office:time-value="PT02H53M51.17S" calcext:value-type="time">
            <text:p>02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00.6" calcext:value-type="float">
            <text:p>700.6</text:p>
          </table:table-cell>
          <table:table-cell office:value-type="float" office:value="851.98" calcext:value-type="float">
            <text:p>851.98</text:p>
          </table:table-cell>
        </table:table-row>
        <table:table-row table:style-name="ro1">
          <table:table-cell office:value-type="float" office:value="10447170" calcext:value-type="float">
            <text:p>10447170</text:p>
          </table:table-cell>
          <table:table-cell table:formula="of:=TIME( ; ;[.A655]/1000)" office:value-type="time" office:time-value="PT02H54M07.17S" calcext:value-type="time">
            <text:p>02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01.66" calcext:value-type="float">
            <text:p>701.66</text:p>
          </table:table-cell>
          <table:table-cell office:value-type="float" office:value="853.25" calcext:value-type="float">
            <text:p>853.25</text:p>
          </table:table-cell>
        </table:table-row>
        <table:table-row table:style-name="ro1">
          <table:table-cell office:value-type="float" office:value="10463170" calcext:value-type="float">
            <text:p>10463170</text:p>
          </table:table-cell>
          <table:table-cell table:formula="of:=TIME( ; ;[.A656]/1000)" office:value-type="time" office:time-value="PT02H54M23.17S" calcext:value-type="time">
            <text:p>02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02.72" calcext:value-type="float">
            <text:p>702.72</text:p>
          </table:table-cell>
          <table:table-cell office:value-type="float" office:value="854.52" calcext:value-type="float">
            <text:p>854.52</text:p>
          </table:table-cell>
        </table:table-row>
        <table:table-row table:style-name="ro1">
          <table:table-cell office:value-type="float" office:value="10479170" calcext:value-type="float">
            <text:p>10479170</text:p>
          </table:table-cell>
          <table:table-cell table:formula="of:=TIME( ; ;[.A657]/1000)" office:value-type="time" office:time-value="PT02H54M39.17S" calcext:value-type="time">
            <text:p>02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03.78" calcext:value-type="float">
            <text:p>703.78</text:p>
          </table:table-cell>
          <table:table-cell office:value-type="float" office:value="855.79" calcext:value-type="float">
            <text:p>855.79</text:p>
          </table:table-cell>
        </table:table-row>
        <table:table-row table:style-name="ro1">
          <table:table-cell office:value-type="float" office:value="10495170" calcext:value-type="float">
            <text:p>10495170</text:p>
          </table:table-cell>
          <table:table-cell table:formula="of:=TIME( ; ;[.A658]/1000)" office:value-type="time" office:time-value="PT02H54M55.17S" calcext:value-type="time">
            <text:p>02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04.84" calcext:value-type="float">
            <text:p>704.84</text:p>
          </table:table-cell>
          <table:table-cell office:value-type="float" office:value="857.06" calcext:value-type="float">
            <text:p>857.06</text:p>
          </table:table-cell>
        </table:table-row>
        <table:table-row table:style-name="ro1">
          <table:table-cell office:value-type="float" office:value="10511170" calcext:value-type="float">
            <text:p>10511170</text:p>
          </table:table-cell>
          <table:table-cell table:formula="of:=TIME( ; ;[.A659]/1000)" office:value-type="time" office:time-value="PT02H55M11.17S" calcext:value-type="time">
            <text:p>02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05.9" calcext:value-type="float">
            <text:p>705.9</text:p>
          </table:table-cell>
          <table:table-cell office:value-type="float" office:value="858.33" calcext:value-type="float">
            <text:p>858.33</text:p>
          </table:table-cell>
        </table:table-row>
        <table:table-row table:style-name="ro1">
          <table:table-cell office:value-type="float" office:value="10527170" calcext:value-type="float">
            <text:p>10527170</text:p>
          </table:table-cell>
          <table:table-cell table:formula="of:=TIME( ; ;[.A660]/1000)" office:value-type="time" office:time-value="PT02H55M27.17S" calcext:value-type="time">
            <text:p>02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06.96" calcext:value-type="float">
            <text:p>706.96</text:p>
          </table:table-cell>
          <table:table-cell office:value-type="float" office:value="859.59" calcext:value-type="float">
            <text:p>859.59</text:p>
          </table:table-cell>
        </table:table-row>
        <table:table-row table:style-name="ro1">
          <table:table-cell office:value-type="float" office:value="10543170" calcext:value-type="float">
            <text:p>10543170</text:p>
          </table:table-cell>
          <table:table-cell table:formula="of:=TIME( ; ;[.A661]/1000)" office:value-type="time" office:time-value="PT02H55M43.17S" calcext:value-type="time">
            <text:p>02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08.02" calcext:value-type="float">
            <text:p>708.02</text:p>
          </table:table-cell>
          <table:table-cell office:value-type="float" office:value="860.86" calcext:value-type="float">
            <text:p>860.86</text:p>
          </table:table-cell>
        </table:table-row>
        <table:table-row table:style-name="ro1">
          <table:table-cell office:value-type="float" office:value="10559170" calcext:value-type="float">
            <text:p>10559170</text:p>
          </table:table-cell>
          <table:table-cell table:formula="of:=TIME( ; ;[.A662]/1000)" office:value-type="time" office:time-value="PT02H55M59.17S" calcext:value-type="time">
            <text:p>02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09.08" calcext:value-type="float">
            <text:p>709.08</text:p>
          </table:table-cell>
          <table:table-cell office:value-type="float" office:value="862.13" calcext:value-type="float">
            <text:p>862.13</text:p>
          </table:table-cell>
        </table:table-row>
        <table:table-row table:style-name="ro1">
          <table:table-cell office:value-type="float" office:value="10575170" calcext:value-type="float">
            <text:p>10575170</text:p>
          </table:table-cell>
          <table:table-cell table:formula="of:=TIME( ; ;[.A663]/1000)" office:value-type="time" office:time-value="PT02H56M15.17S" calcext:value-type="time">
            <text:p>02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10.14" calcext:value-type="float">
            <text:p>710.14</text:p>
          </table:table-cell>
          <table:table-cell office:value-type="float" office:value="863.4" calcext:value-type="float">
            <text:p>863.4</text:p>
          </table:table-cell>
        </table:table-row>
        <table:table-row table:style-name="ro1">
          <table:table-cell office:value-type="float" office:value="10591170" calcext:value-type="float">
            <text:p>10591170</text:p>
          </table:table-cell>
          <table:table-cell table:formula="of:=TIME( ; ;[.A664]/1000)" office:value-type="time" office:time-value="PT02H56M31.17S" calcext:value-type="time">
            <text:p>02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11.2" calcext:value-type="float">
            <text:p>711.2</text:p>
          </table:table-cell>
          <table:table-cell office:value-type="float" office:value="864.67" calcext:value-type="float">
            <text:p>864.67</text:p>
          </table:table-cell>
        </table:table-row>
        <table:table-row table:style-name="ro1">
          <table:table-cell office:value-type="float" office:value="10607170" calcext:value-type="float">
            <text:p>10607170</text:p>
          </table:table-cell>
          <table:table-cell table:formula="of:=TIME( ; ;[.A665]/1000)" office:value-type="time" office:time-value="PT02H56M47.17S" calcext:value-type="time">
            <text:p>02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12.26" calcext:value-type="float">
            <text:p>712.26</text:p>
          </table:table-cell>
          <table:table-cell office:value-type="float" office:value="865.94" calcext:value-type="float">
            <text:p>865.94</text:p>
          </table:table-cell>
        </table:table-row>
        <table:table-row table:style-name="ro1">
          <table:table-cell office:value-type="float" office:value="10623170" calcext:value-type="float">
            <text:p>10623170</text:p>
          </table:table-cell>
          <table:table-cell table:formula="of:=TIME( ; ;[.A666]/1000)" office:value-type="time" office:time-value="PT02H57M03.17S" calcext:value-type="time">
            <text:p>02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13.32" calcext:value-type="float">
            <text:p>713.32</text:p>
          </table:table-cell>
          <table:table-cell office:value-type="float" office:value="867.21" calcext:value-type="float">
            <text:p>867.21</text:p>
          </table:table-cell>
        </table:table-row>
        <table:table-row table:style-name="ro1">
          <table:table-cell office:value-type="float" office:value="10639170" calcext:value-type="float">
            <text:p>10639170</text:p>
          </table:table-cell>
          <table:table-cell table:formula="of:=TIME( ; ;[.A667]/1000)" office:value-type="time" office:time-value="PT02H57M19.17S" calcext:value-type="time">
            <text:p>02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14.38" calcext:value-type="float">
            <text:p>714.38</text:p>
          </table:table-cell>
          <table:table-cell office:value-type="float" office:value="868.48" calcext:value-type="float">
            <text:p>868.48</text:p>
          </table:table-cell>
        </table:table-row>
        <table:table-row table:style-name="ro1">
          <table:table-cell office:value-type="float" office:value="10655170" calcext:value-type="float">
            <text:p>10655170</text:p>
          </table:table-cell>
          <table:table-cell table:formula="of:=TIME( ; ;[.A668]/1000)" office:value-type="time" office:time-value="PT02H57M35.17S" calcext:value-type="time">
            <text:p>02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15.44" calcext:value-type="float">
            <text:p>715.44</text:p>
          </table:table-cell>
          <table:table-cell office:value-type="float" office:value="869.75" calcext:value-type="float">
            <text:p>869.75</text:p>
          </table:table-cell>
        </table:table-row>
        <table:table-row table:style-name="ro1">
          <table:table-cell office:value-type="float" office:value="10671170" calcext:value-type="float">
            <text:p>10671170</text:p>
          </table:table-cell>
          <table:table-cell table:formula="of:=TIME( ; ;[.A669]/1000)" office:value-type="time" office:time-value="PT02H57M51.17S" calcext:value-type="time">
            <text:p>02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16.5" calcext:value-type="float">
            <text:p>716.5</text:p>
          </table:table-cell>
          <table:table-cell office:value-type="float" office:value="871.02" calcext:value-type="float">
            <text:p>871.02</text:p>
          </table:table-cell>
        </table:table-row>
        <table:table-row table:style-name="ro1">
          <table:table-cell office:value-type="float" office:value="10687170" calcext:value-type="float">
            <text:p>10687170</text:p>
          </table:table-cell>
          <table:table-cell table:formula="of:=TIME( ; ;[.A670]/1000)" office:value-type="time" office:time-value="PT02H58M07.17S" calcext:value-type="time">
            <text:p>02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17.56" calcext:value-type="float">
            <text:p>717.56</text:p>
          </table:table-cell>
          <table:table-cell office:value-type="float" office:value="872.29" calcext:value-type="float">
            <text:p>872.29</text:p>
          </table:table-cell>
        </table:table-row>
        <table:table-row table:style-name="ro1">
          <table:table-cell office:value-type="float" office:value="10703170" calcext:value-type="float">
            <text:p>10703170</text:p>
          </table:table-cell>
          <table:table-cell table:formula="of:=TIME( ; ;[.A671]/1000)" office:value-type="time" office:time-value="PT02H58M23.17S" calcext:value-type="time">
            <text:p>02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18.62" calcext:value-type="float">
            <text:p>718.62</text:p>
          </table:table-cell>
          <table:table-cell office:value-type="float" office:value="873.56" calcext:value-type="float">
            <text:p>873.56</text:p>
          </table:table-cell>
        </table:table-row>
        <table:table-row table:style-name="ro1">
          <table:table-cell office:value-type="float" office:value="10719170" calcext:value-type="float">
            <text:p>10719170</text:p>
          </table:table-cell>
          <table:table-cell table:formula="of:=TIME( ; ;[.A672]/1000)" office:value-type="time" office:time-value="PT02H58M39.17S" calcext:value-type="time">
            <text:p>02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19.68" calcext:value-type="float">
            <text:p>719.68</text:p>
          </table:table-cell>
          <table:table-cell office:value-type="float" office:value="874.83" calcext:value-type="float">
            <text:p>874.83</text:p>
          </table:table-cell>
        </table:table-row>
        <table:table-row table:style-name="ro1">
          <table:table-cell office:value-type="float" office:value="10735170" calcext:value-type="float">
            <text:p>10735170</text:p>
          </table:table-cell>
          <table:table-cell table:formula="of:=TIME( ; ;[.A673]/1000)" office:value-type="time" office:time-value="PT02H58M55.17S" calcext:value-type="time">
            <text:p>02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0.74" calcext:value-type="float">
            <text:p>720.74</text:p>
          </table:table-cell>
          <table:table-cell office:value-type="float" office:value="876.09" calcext:value-type="float">
            <text:p>876.09</text:p>
          </table:table-cell>
        </table:table-row>
        <table:table-row table:style-name="ro1">
          <table:table-cell office:value-type="float" office:value="10751170" calcext:value-type="float">
            <text:p>10751170</text:p>
          </table:table-cell>
          <table:table-cell table:formula="of:=TIME( ; ;[.A674]/1000)" office:value-type="time" office:time-value="PT02H59M11.17S" calcext:value-type="time">
            <text:p>02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21.79" calcext:value-type="float">
            <text:p>721.79</text:p>
          </table:table-cell>
          <table:table-cell office:value-type="float" office:value="877.36" calcext:value-type="float">
            <text:p>877.36</text:p>
          </table:table-cell>
        </table:table-row>
        <table:table-row table:style-name="ro1">
          <table:table-cell office:value-type="float" office:value="10767170" calcext:value-type="float">
            <text:p>10767170</text:p>
          </table:table-cell>
          <table:table-cell table:formula="of:=TIME( ; ;[.A675]/1000)" office:value-type="time" office:time-value="PT02H59M27.17S" calcext:value-type="time">
            <text:p>02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22.85" calcext:value-type="float">
            <text:p>722.85</text:p>
          </table:table-cell>
          <table:table-cell office:value-type="float" office:value="878.63" calcext:value-type="float">
            <text:p>878.63</text:p>
          </table:table-cell>
        </table:table-row>
        <table:table-row table:style-name="ro1">
          <table:table-cell office:value-type="float" office:value="10783170" calcext:value-type="float">
            <text:p>10783170</text:p>
          </table:table-cell>
          <table:table-cell table:formula="of:=TIME( ; ;[.A676]/1000)" office:value-type="time" office:time-value="PT02H59M43.17S" calcext:value-type="time">
            <text:p>02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3.91" calcext:value-type="float">
            <text:p>723.91</text:p>
          </table:table-cell>
          <table:table-cell office:value-type="float" office:value="879.9" calcext:value-type="float">
            <text:p>879.9</text:p>
          </table:table-cell>
        </table:table-row>
        <table:table-row table:style-name="ro1">
          <table:table-cell office:value-type="float" office:value="10799170" calcext:value-type="float">
            <text:p>10799170</text:p>
          </table:table-cell>
          <table:table-cell table:formula="of:=TIME( ; ;[.A677]/1000)" office:value-type="time" office:time-value="PT02H59M59.17S" calcext:value-type="time">
            <text:p>02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24.97" calcext:value-type="float">
            <text:p>724.97</text:p>
          </table:table-cell>
          <table:table-cell office:value-type="float" office:value="881.17" calcext:value-type="float">
            <text:p>881.17</text:p>
          </table:table-cell>
        </table:table-row>
        <table:table-row table:style-name="ro1">
          <table:table-cell office:value-type="float" office:value="10815170" calcext:value-type="float">
            <text:p>10815170</text:p>
          </table:table-cell>
          <table:table-cell table:formula="of:=TIME( ; ;[.A678]/1000)" office:value-type="time" office:time-value="PT03H00M15.17S" calcext:value-type="time">
            <text:p>03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6.03" calcext:value-type="float">
            <text:p>726.03</text:p>
          </table:table-cell>
          <table:table-cell office:value-type="float" office:value="882.44" calcext:value-type="float">
            <text:p>882.44</text:p>
          </table:table-cell>
        </table:table-row>
        <table:table-row table:style-name="ro1">
          <table:table-cell office:value-type="float" office:value="10831170" calcext:value-type="float">
            <text:p>10831170</text:p>
          </table:table-cell>
          <table:table-cell table:formula="of:=TIME( ; ;[.A679]/1000)" office:value-type="time" office:time-value="PT03H00M31.17S" calcext:value-type="time">
            <text:p>03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27.09" calcext:value-type="float">
            <text:p>727.09</text:p>
          </table:table-cell>
          <table:table-cell office:value-type="float" office:value="883.71" calcext:value-type="float">
            <text:p>883.71</text:p>
          </table:table-cell>
        </table:table-row>
        <table:table-row table:style-name="ro1">
          <table:table-cell office:value-type="float" office:value="10847170" calcext:value-type="float">
            <text:p>10847170</text:p>
          </table:table-cell>
          <table:table-cell table:formula="of:=TIME( ; ;[.A680]/1000)" office:value-type="time" office:time-value="PT03H00M47.17S" calcext:value-type="time">
            <text:p>03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8.15" calcext:value-type="float">
            <text:p>728.15</text:p>
          </table:table-cell>
          <table:table-cell office:value-type="float" office:value="884.98" calcext:value-type="float">
            <text:p>884.98</text:p>
          </table:table-cell>
        </table:table-row>
        <table:table-row table:style-name="ro1">
          <table:table-cell office:value-type="float" office:value="10863170" calcext:value-type="float">
            <text:p>10863170</text:p>
          </table:table-cell>
          <table:table-cell table:formula="of:=TIME( ; ;[.A681]/1000)" office:value-type="time" office:time-value="PT03H01M03.17S" calcext:value-type="time">
            <text:p>03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29.21" calcext:value-type="float">
            <text:p>729.21</text:p>
          </table:table-cell>
          <table:table-cell office:value-type="float" office:value="886.25" calcext:value-type="float">
            <text:p>886.25</text:p>
          </table:table-cell>
        </table:table-row>
        <table:table-row table:style-name="ro1">
          <table:table-cell office:value-type="float" office:value="10879170" calcext:value-type="float">
            <text:p>10879170</text:p>
          </table:table-cell>
          <table:table-cell table:formula="of:=TIME( ; ;[.A682]/1000)" office:value-type="time" office:time-value="PT03H01M19.17S" calcext:value-type="time">
            <text:p>03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30.27" calcext:value-type="float">
            <text:p>730.27</text:p>
          </table:table-cell>
          <table:table-cell office:value-type="float" office:value="887.51" calcext:value-type="float">
            <text:p>887.51</text:p>
          </table:table-cell>
        </table:table-row>
        <table:table-row table:style-name="ro1">
          <table:table-cell office:value-type="float" office:value="10895170" calcext:value-type="float">
            <text:p>10895170</text:p>
          </table:table-cell>
          <table:table-cell table:formula="of:=TIME( ; ;[.A683]/1000)" office:value-type="time" office:time-value="PT03H01M35.17S" calcext:value-type="time">
            <text:p>03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31.33" calcext:value-type="float">
            <text:p>731.33</text:p>
          </table:table-cell>
          <table:table-cell office:value-type="float" office:value="888.78" calcext:value-type="float">
            <text:p>888.78</text:p>
          </table:table-cell>
        </table:table-row>
        <table:table-row table:style-name="ro1">
          <table:table-cell office:value-type="float" office:value="10911170" calcext:value-type="float">
            <text:p>10911170</text:p>
          </table:table-cell>
          <table:table-cell table:formula="of:=TIME( ; ;[.A684]/1000)" office:value-type="time" office:time-value="PT03H01M51.17S" calcext:value-type="time">
            <text:p>03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32.39" calcext:value-type="float">
            <text:p>732.39</text:p>
          </table:table-cell>
          <table:table-cell office:value-type="float" office:value="890.05" calcext:value-type="float">
            <text:p>890.05</text:p>
          </table:table-cell>
        </table:table-row>
        <table:table-row table:style-name="ro1">
          <table:table-cell office:value-type="float" office:value="10927170" calcext:value-type="float">
            <text:p>10927170</text:p>
          </table:table-cell>
          <table:table-cell table:formula="of:=TIME( ; ;[.A685]/1000)" office:value-type="time" office:time-value="PT03H02M07.17S" calcext:value-type="time">
            <text:p>03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33.45" calcext:value-type="float">
            <text:p>733.45</text:p>
          </table:table-cell>
          <table:table-cell office:value-type="float" office:value="891.32" calcext:value-type="float">
            <text:p>891.32</text:p>
          </table:table-cell>
        </table:table-row>
        <table:table-row table:style-name="ro1">
          <table:table-cell office:value-type="float" office:value="10943170" calcext:value-type="float">
            <text:p>10943170</text:p>
          </table:table-cell>
          <table:table-cell table:formula="of:=TIME( ; ;[.A686]/1000)" office:value-type="time" office:time-value="PT03H02M23.17S" calcext:value-type="time">
            <text:p>03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34.51" calcext:value-type="float">
            <text:p>734.51</text:p>
          </table:table-cell>
          <table:table-cell office:value-type="float" office:value="892.59" calcext:value-type="float">
            <text:p>892.59</text:p>
          </table:table-cell>
        </table:table-row>
        <table:table-row table:style-name="ro1">
          <table:table-cell office:value-type="float" office:value="10959170" calcext:value-type="float">
            <text:p>10959170</text:p>
          </table:table-cell>
          <table:table-cell table:formula="of:=TIME( ; ;[.A687]/1000)" office:value-type="time" office:time-value="PT03H02M39.17S" calcext:value-type="time">
            <text:p>03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35.57" calcext:value-type="float">
            <text:p>735.57</text:p>
          </table:table-cell>
          <table:table-cell office:value-type="float" office:value="893.86" calcext:value-type="float">
            <text:p>893.86</text:p>
          </table:table-cell>
        </table:table-row>
        <table:table-row table:style-name="ro1">
          <table:table-cell office:value-type="float" office:value="10975170" calcext:value-type="float">
            <text:p>10975170</text:p>
          </table:table-cell>
          <table:table-cell table:formula="of:=TIME( ; ;[.A688]/1000)" office:value-type="time" office:time-value="PT03H02M55.17S" calcext:value-type="time">
            <text:p>03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6.63" calcext:value-type="float">
            <text:p>736.63</text:p>
          </table:table-cell>
          <table:table-cell office:value-type="float" office:value="895.13" calcext:value-type="float">
            <text:p>895.13</text:p>
          </table:table-cell>
        </table:table-row>
        <table:table-row table:style-name="ro1">
          <table:table-cell office:value-type="float" office:value="10991170" calcext:value-type="float">
            <text:p>10991170</text:p>
          </table:table-cell>
          <table:table-cell table:formula="of:=TIME( ; ;[.A689]/1000)" office:value-type="time" office:time-value="PT03H03M11.17S" calcext:value-type="time">
            <text:p>03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37.69" calcext:value-type="float">
            <text:p>737.69</text:p>
          </table:table-cell>
          <table:table-cell office:value-type="float" office:value="896.4" calcext:value-type="float">
            <text:p>896.4</text:p>
          </table:table-cell>
        </table:table-row>
        <table:table-row table:style-name="ro1">
          <table:table-cell office:value-type="float" office:value="11007170" calcext:value-type="float">
            <text:p>11007170</text:p>
          </table:table-cell>
          <table:table-cell table:formula="of:=TIME( ; ;[.A690]/1000)" office:value-type="time" office:time-value="PT03H03M27.17S" calcext:value-type="time">
            <text:p>03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38.75" calcext:value-type="float">
            <text:p>738.75</text:p>
          </table:table-cell>
          <table:table-cell office:value-type="float" office:value="897.66" calcext:value-type="float">
            <text:p>897.66</text:p>
          </table:table-cell>
        </table:table-row>
        <table:table-row table:style-name="ro1">
          <table:table-cell office:value-type="float" office:value="11023170" calcext:value-type="float">
            <text:p>11023170</text:p>
          </table:table-cell>
          <table:table-cell table:formula="of:=TIME( ; ;[.A691]/1000)" office:value-type="time" office:time-value="PT03H03M43.17S" calcext:value-type="time">
            <text:p>03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39.81" calcext:value-type="float">
            <text:p>739.81</text:p>
          </table:table-cell>
          <table:table-cell office:value-type="float" office:value="898.93" calcext:value-type="float">
            <text:p>898.93</text:p>
          </table:table-cell>
        </table:table-row>
        <table:table-row table:style-name="ro1">
          <table:table-cell office:value-type="float" office:value="11039170" calcext:value-type="float">
            <text:p>11039170</text:p>
          </table:table-cell>
          <table:table-cell table:formula="of:=TIME( ; ;[.A692]/1000)" office:value-type="time" office:time-value="PT03H03M59.17S" calcext:value-type="time">
            <text:p>03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0.87" calcext:value-type="float">
            <text:p>740.87</text:p>
          </table:table-cell>
          <table:table-cell office:value-type="float" office:value="900.2" calcext:value-type="float">
            <text:p>900.2</text:p>
          </table:table-cell>
        </table:table-row>
        <table:table-row table:style-name="ro1">
          <table:table-cell office:value-type="float" office:value="11055170" calcext:value-type="float">
            <text:p>11055170</text:p>
          </table:table-cell>
          <table:table-cell table:formula="of:=TIME( ; ;[.A693]/1000)" office:value-type="time" office:time-value="PT03H04M15.17S" calcext:value-type="time">
            <text:p>03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1.93" calcext:value-type="float">
            <text:p>741.93</text:p>
          </table:table-cell>
          <table:table-cell office:value-type="float" office:value="901.47" calcext:value-type="float">
            <text:p>901.47</text:p>
          </table:table-cell>
        </table:table-row>
        <table:table-row table:style-name="ro1">
          <table:table-cell office:value-type="float" office:value="11071170" calcext:value-type="float">
            <text:p>11071170</text:p>
          </table:table-cell>
          <table:table-cell table:formula="of:=TIME( ; ;[.A694]/1000)" office:value-type="time" office:time-value="PT03H04M31.17S" calcext:value-type="time">
            <text:p>03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2.98" calcext:value-type="float">
            <text:p>742.98</text:p>
          </table:table-cell>
          <table:table-cell office:value-type="float" office:value="902.74" calcext:value-type="float">
            <text:p>902.74</text:p>
          </table:table-cell>
        </table:table-row>
        <table:table-row table:style-name="ro1">
          <table:table-cell office:value-type="float" office:value="11087170" calcext:value-type="float">
            <text:p>11087170</text:p>
          </table:table-cell>
          <table:table-cell table:formula="of:=TIME( ; ;[.A695]/1000)" office:value-type="time" office:time-value="PT03H04M47.17S" calcext:value-type="time">
            <text:p>03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4.04" calcext:value-type="float">
            <text:p>744.0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1103170" calcext:value-type="float">
            <text:p>11103170</text:p>
          </table:table-cell>
          <table:table-cell table:formula="of:=TIME( ; ;[.A696]/1000)" office:value-type="time" office:time-value="PT03H05M03.17S" calcext:value-type="time">
            <text:p>03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5.1" calcext:value-type="float">
            <text:p>745.1</text:p>
          </table:table-cell>
          <table:table-cell office:value-type="float" office:value="905.27" calcext:value-type="float">
            <text:p>905.27</text:p>
          </table:table-cell>
        </table:table-row>
        <table:table-row table:style-name="ro1">
          <table:table-cell office:value-type="float" office:value="11119170" calcext:value-type="float">
            <text:p>11119170</text:p>
          </table:table-cell>
          <table:table-cell table:formula="of:=TIME( ; ;[.A697]/1000)" office:value-type="time" office:time-value="PT03H05M19.17S" calcext:value-type="time">
            <text:p>03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6.16" calcext:value-type="float">
            <text:p>746.16</text:p>
          </table:table-cell>
          <table:table-cell office:value-type="float" office:value="906.54" calcext:value-type="float">
            <text:p>906.54</text:p>
          </table:table-cell>
        </table:table-row>
        <table:table-row table:style-name="ro1">
          <table:table-cell office:value-type="float" office:value="11135170" calcext:value-type="float">
            <text:p>11135170</text:p>
          </table:table-cell>
          <table:table-cell table:formula="of:=TIME( ; ;[.A698]/1000)" office:value-type="time" office:time-value="PT03H05M35.17S" calcext:value-type="time">
            <text:p>03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7.22" calcext:value-type="float">
            <text:p>747.22</text:p>
          </table:table-cell>
          <table:table-cell office:value-type="float" office:value="907.81" calcext:value-type="float">
            <text:p>907.81</text:p>
          </table:table-cell>
        </table:table-row>
        <table:table-row table:style-name="ro1">
          <table:table-cell office:value-type="float" office:value="11151170" calcext:value-type="float">
            <text:p>11151170</text:p>
          </table:table-cell>
          <table:table-cell table:formula="of:=TIME( ; ;[.A699]/1000)" office:value-type="time" office:time-value="PT03H05M51.17S" calcext:value-type="time">
            <text:p>03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8.28" calcext:value-type="float">
            <text:p>748.28</text:p>
          </table:table-cell>
          <table:table-cell office:value-type="float" office:value="909.08" calcext:value-type="float">
            <text:p>909.08</text:p>
          </table:table-cell>
        </table:table-row>
        <table:table-row table:style-name="ro1">
          <table:table-cell office:value-type="float" office:value="11167170" calcext:value-type="float">
            <text:p>11167170</text:p>
          </table:table-cell>
          <table:table-cell table:formula="of:=TIME( ; ;[.A700]/1000)" office:value-type="time" office:time-value="PT03H06M07.17S" calcext:value-type="time">
            <text:p>03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9.34" calcext:value-type="float">
            <text:p>749.34</text:p>
          </table:table-cell>
          <table:table-cell office:value-type="float" office:value="910.34" calcext:value-type="float">
            <text:p>910.34</text:p>
          </table:table-cell>
        </table:table-row>
        <table:table-row table:style-name="ro1">
          <table:table-cell office:value-type="float" office:value="11183170" calcext:value-type="float">
            <text:p>11183170</text:p>
          </table:table-cell>
          <table:table-cell table:formula="of:=TIME( ; ;[.A701]/1000)" office:value-type="time" office:time-value="PT03H06M23.17S" calcext:value-type="time">
            <text:p>03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0.4" calcext:value-type="float">
            <text:p>750.4</text:p>
          </table:table-cell>
          <table:table-cell office:value-type="float" office:value="911.61" calcext:value-type="float">
            <text:p>911.61</text:p>
          </table:table-cell>
        </table:table-row>
        <table:table-row table:style-name="ro1">
          <table:table-cell office:value-type="float" office:value="11199170" calcext:value-type="float">
            <text:p>11199170</text:p>
          </table:table-cell>
          <table:table-cell table:formula="of:=TIME( ; ;[.A702]/1000)" office:value-type="time" office:time-value="PT03H06M39.17S" calcext:value-type="time">
            <text:p>03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51.46" calcext:value-type="float">
            <text:p>751.46</text:p>
          </table:table-cell>
          <table:table-cell office:value-type="float" office:value="912.88" calcext:value-type="float">
            <text:p>912.88</text:p>
          </table:table-cell>
        </table:table-row>
        <table:table-row table:style-name="ro1">
          <table:table-cell office:value-type="float" office:value="11215170" calcext:value-type="float">
            <text:p>11215170</text:p>
          </table:table-cell>
          <table:table-cell table:formula="of:=TIME( ; ;[.A703]/1000)" office:value-type="time" office:time-value="PT03H06M55.17S" calcext:value-type="time">
            <text:p>03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2.52" calcext:value-type="float">
            <text:p>752.52</text:p>
          </table:table-cell>
          <table:table-cell office:value-type="float" office:value="914.15" calcext:value-type="float">
            <text:p>914.15</text:p>
          </table:table-cell>
        </table:table-row>
        <table:table-row table:style-name="ro1">
          <table:table-cell office:value-type="float" office:value="11231170" calcext:value-type="float">
            <text:p>11231170</text:p>
          </table:table-cell>
          <table:table-cell table:formula="of:=TIME( ; ;[.A704]/1000)" office:value-type="time" office:time-value="PT03H07M11.17S" calcext:value-type="time">
            <text:p>03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3.58" calcext:value-type="float">
            <text:p>753.58</text:p>
          </table:table-cell>
          <table:table-cell office:value-type="float" office:value="915.42" calcext:value-type="float">
            <text:p>915.42</text:p>
          </table:table-cell>
        </table:table-row>
        <table:table-row table:style-name="ro1">
          <table:table-cell office:value-type="float" office:value="11247170" calcext:value-type="float">
            <text:p>11247170</text:p>
          </table:table-cell>
          <table:table-cell table:formula="of:=TIME( ; ;[.A705]/1000)" office:value-type="time" office:time-value="PT03H07M27.17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54.64" calcext:value-type="float">
            <text:p>754.64</text:p>
          </table:table-cell>
          <table:table-cell office:value-type="float" office:value="916.68" calcext:value-type="float">
            <text:p>916.68</text:p>
          </table:table-cell>
        </table:table-row>
        <table:table-row table:style-name="ro1">
          <table:table-cell office:value-type="float" office:value="11263170" calcext:value-type="float">
            <text:p>11263170</text:p>
          </table:table-cell>
          <table:table-cell table:formula="of:=TIME( ; ;[.A706]/1000)" office:value-type="time" office:time-value="PT03H07M43.17S" calcext:value-type="time">
            <text:p>03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5.7" calcext:value-type="float">
            <text:p>755.7</text:p>
          </table:table-cell>
          <table:table-cell office:value-type="float" office:value="917.95" calcext:value-type="float">
            <text:p>917.95</text:p>
          </table:table-cell>
        </table:table-row>
        <table:table-row table:style-name="ro1">
          <table:table-cell office:value-type="float" office:value="11279170" calcext:value-type="float">
            <text:p>11279170</text:p>
          </table:table-cell>
          <table:table-cell table:formula="of:=TIME( ; ;[.A707]/1000)" office:value-type="time" office:time-value="PT03H07M59.17S" calcext:value-type="time">
            <text:p>03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6.76" calcext:value-type="float">
            <text:p>756.76</text:p>
          </table:table-cell>
          <table:table-cell office:value-type="float" office:value="919.22" calcext:value-type="float">
            <text:p>919.22</text:p>
          </table:table-cell>
        </table:table-row>
        <table:table-row table:style-name="ro1">
          <table:table-cell office:value-type="float" office:value="11295170" calcext:value-type="float">
            <text:p>11295170</text:p>
          </table:table-cell>
          <table:table-cell table:formula="of:=TIME( ; ;[.A708]/1000)" office:value-type="time" office:time-value="PT03H08M15.17S" calcext:value-type="time">
            <text:p>03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7.82" calcext:value-type="float">
            <text:p>757.82</text:p>
          </table:table-cell>
          <table:table-cell office:value-type="float" office:value="920.49" calcext:value-type="float">
            <text:p>920.49</text:p>
          </table:table-cell>
        </table:table-row>
        <table:table-row table:style-name="ro1">
          <table:table-cell office:value-type="float" office:value="11311170" calcext:value-type="float">
            <text:p>11311170</text:p>
          </table:table-cell>
          <table:table-cell table:formula="of:=TIME( ; ;[.A709]/1000)" office:value-type="time" office:time-value="PT03H08M31.17S" calcext:value-type="time">
            <text:p>03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8.88" calcext:value-type="float">
            <text:p>758.88</text:p>
          </table:table-cell>
          <table:table-cell office:value-type="float" office:value="921.76" calcext:value-type="float">
            <text:p>921.76</text:p>
          </table:table-cell>
        </table:table-row>
        <table:table-row table:style-name="ro1">
          <table:table-cell office:value-type="float" office:value="11327170" calcext:value-type="float">
            <text:p>11327170</text:p>
          </table:table-cell>
          <table:table-cell table:formula="of:=TIME( ; ;[.A710]/1000)" office:value-type="time" office:time-value="PT03H08M47.17S" calcext:value-type="time">
            <text:p>03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9.93" calcext:value-type="float">
            <text:p>759.93</text:p>
          </table:table-cell>
          <table:table-cell office:value-type="float" office:value="923.02" calcext:value-type="float">
            <text:p>923.02</text:p>
          </table:table-cell>
        </table:table-row>
        <table:table-row table:style-name="ro1">
          <table:table-cell office:value-type="float" office:value="11343170" calcext:value-type="float">
            <text:p>11343170</text:p>
          </table:table-cell>
          <table:table-cell table:formula="of:=TIME( ; ;[.A711]/1000)" office:value-type="time" office:time-value="PT03H09M03.17S" calcext:value-type="time">
            <text:p>03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60.99" calcext:value-type="float">
            <text:p>760.99</text:p>
          </table:table-cell>
          <table:table-cell office:value-type="float" office:value="924.29" calcext:value-type="float">
            <text:p>924.29</text:p>
          </table:table-cell>
        </table:table-row>
        <table:table-row table:style-name="ro1">
          <table:table-cell office:value-type="float" office:value="11359170" calcext:value-type="float">
            <text:p>11359170</text:p>
          </table:table-cell>
          <table:table-cell table:formula="of:=TIME( ; ;[.A712]/1000)" office:value-type="time" office:time-value="PT03H09M19.17S" calcext:value-type="time">
            <text:p>03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62.05" calcext:value-type="float">
            <text:p>762.05</text:p>
          </table:table-cell>
          <table:table-cell office:value-type="float" office:value="925.56" calcext:value-type="float">
            <text:p>925.56</text:p>
          </table:table-cell>
        </table:table-row>
        <table:table-row table:style-name="ro1">
          <table:table-cell office:value-type="float" office:value="11375170" calcext:value-type="float">
            <text:p>11375170</text:p>
          </table:table-cell>
          <table:table-cell table:formula="of:=TIME( ; ;[.A713]/1000)" office:value-type="time" office:time-value="PT03H09M35.17S" calcext:value-type="time">
            <text:p>03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63.11" calcext:value-type="float">
            <text:p>763.11</text:p>
          </table:table-cell>
          <table:table-cell office:value-type="float" office:value="926.82" calcext:value-type="float">
            <text:p>926.82</text:p>
          </table:table-cell>
        </table:table-row>
        <table:table-row table:style-name="ro1">
          <table:table-cell office:value-type="float" office:value="11391170" calcext:value-type="float">
            <text:p>11391170</text:p>
          </table:table-cell>
          <table:table-cell table:formula="of:=TIME( ; ;[.A714]/1000)" office:value-type="time" office:time-value="PT03H09M51.17S" calcext:value-type="time">
            <text:p>03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64.17" calcext:value-type="float">
            <text:p>764.17</text:p>
          </table:table-cell>
          <table:table-cell office:value-type="float" office:value="928.09" calcext:value-type="float">
            <text:p>928.09</text:p>
          </table:table-cell>
        </table:table-row>
        <table:table-row table:style-name="ro1">
          <table:table-cell office:value-type="float" office:value="11407170" calcext:value-type="float">
            <text:p>11407170</text:p>
          </table:table-cell>
          <table:table-cell table:formula="of:=TIME( ; ;[.A715]/1000)" office:value-type="time" office:time-value="PT03H10M07.17S" calcext:value-type="time">
            <text:p>03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65.23" calcext:value-type="float">
            <text:p>765.23</text:p>
          </table:table-cell>
          <table:table-cell office:value-type="float" office:value="929.36" calcext:value-type="float">
            <text:p>929.36</text:p>
          </table:table-cell>
        </table:table-row>
        <table:table-row table:style-name="ro1">
          <table:table-cell office:value-type="float" office:value="11423170" calcext:value-type="float">
            <text:p>11423170</text:p>
          </table:table-cell>
          <table:table-cell table:formula="of:=TIME( ; ;[.A716]/1000)" office:value-type="time" office:time-value="PT03H10M23.17S" calcext:value-type="time">
            <text:p>03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66.29" calcext:value-type="float">
            <text:p>766.29</text:p>
          </table:table-cell>
          <table:table-cell office:value-type="float" office:value="930.63" calcext:value-type="float">
            <text:p>930.63</text:p>
          </table:table-cell>
        </table:table-row>
        <table:table-row table:style-name="ro1">
          <table:table-cell office:value-type="float" office:value="11439170" calcext:value-type="float">
            <text:p>11439170</text:p>
          </table:table-cell>
          <table:table-cell table:formula="of:=TIME( ; ;[.A717]/1000)" office:value-type="time" office:time-value="PT03H10M39.17S" calcext:value-type="time">
            <text:p>03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67.35" calcext:value-type="float">
            <text:p>767.35</text:p>
          </table:table-cell>
          <table:table-cell office:value-type="float" office:value="931.89" calcext:value-type="float">
            <text:p>931.89</text:p>
          </table:table-cell>
        </table:table-row>
        <table:table-row table:style-name="ro1">
          <table:table-cell office:value-type="float" office:value="11455170" calcext:value-type="float">
            <text:p>11455170</text:p>
          </table:table-cell>
          <table:table-cell table:formula="of:=TIME( ; ;[.A718]/1000)" office:value-type="time" office:time-value="PT03H10M55.17S" calcext:value-type="time">
            <text:p>03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68.41" calcext:value-type="float">
            <text:p>768.41</text:p>
          </table:table-cell>
          <table:table-cell office:value-type="float" office:value="933.16" calcext:value-type="float">
            <text:p>933.16</text:p>
          </table:table-cell>
        </table:table-row>
        <table:table-row table:style-name="ro1">
          <table:table-cell office:value-type="float" office:value="11471170" calcext:value-type="float">
            <text:p>11471170</text:p>
          </table:table-cell>
          <table:table-cell table:formula="of:=TIME( ; ;[.A719]/1000)" office:value-type="time" office:time-value="PT03H11M11.17S" calcext:value-type="time">
            <text:p>03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69.47" calcext:value-type="float">
            <text:p>769.47</text:p>
          </table:table-cell>
          <table:table-cell office:value-type="float" office:value="934.43" calcext:value-type="float">
            <text:p>934.43</text:p>
          </table:table-cell>
        </table:table-row>
        <table:table-row table:style-name="ro1">
          <table:table-cell office:value-type="float" office:value="11487170" calcext:value-type="float">
            <text:p>11487170</text:p>
          </table:table-cell>
          <table:table-cell table:formula="of:=TIME( ; ;[.A720]/1000)" office:value-type="time" office:time-value="PT03H11M27.17S" calcext:value-type="time">
            <text:p>03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70.53" calcext:value-type="float">
            <text:p>770.53</text:p>
          </table:table-cell>
          <table:table-cell office:value-type="float" office:value="935.69" calcext:value-type="float">
            <text:p>935.69</text:p>
          </table:table-cell>
        </table:table-row>
        <table:table-row table:style-name="ro1">
          <table:table-cell office:value-type="float" office:value="11503170" calcext:value-type="float">
            <text:p>11503170</text:p>
          </table:table-cell>
          <table:table-cell table:formula="of:=TIME( ; ;[.A721]/1000)" office:value-type="time" office:time-value="PT03H11M43.17S" calcext:value-type="time">
            <text:p>03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71.59" calcext:value-type="float">
            <text:p>771.59</text:p>
          </table:table-cell>
          <table:table-cell office:value-type="float" office:value="936.96" calcext:value-type="float">
            <text:p>936.96</text:p>
          </table:table-cell>
        </table:table-row>
        <table:table-row table:style-name="ro1">
          <table:table-cell office:value-type="float" office:value="11519170" calcext:value-type="float">
            <text:p>11519170</text:p>
          </table:table-cell>
          <table:table-cell table:formula="of:=TIME( ; ;[.A722]/1000)" office:value-type="time" office:time-value="PT03H11M59.17S" calcext:value-type="time">
            <text:p>03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72.64" calcext:value-type="float">
            <text:p>772.64</text:p>
          </table:table-cell>
          <table:table-cell office:value-type="float" office:value="938.23" calcext:value-type="float">
            <text:p>938.23</text:p>
          </table:table-cell>
        </table:table-row>
        <table:table-row table:style-name="ro1">
          <table:table-cell office:value-type="float" office:value="11535170" calcext:value-type="float">
            <text:p>11535170</text:p>
          </table:table-cell>
          <table:table-cell table:formula="of:=TIME( ; ;[.A723]/1000)" office:value-type="time" office:time-value="PT03H12M15.17S" calcext:value-type="time">
            <text:p>03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73.7" calcext:value-type="float">
            <text:p>773.7</text:p>
          </table:table-cell>
          <table:table-cell office:value-type="float" office:value="939.5" calcext:value-type="float">
            <text:p>939.5</text:p>
          </table:table-cell>
        </table:table-row>
        <table:table-row table:style-name="ro1">
          <table:table-cell office:value-type="float" office:value="11551170" calcext:value-type="float">
            <text:p>11551170</text:p>
          </table:table-cell>
          <table:table-cell table:formula="of:=TIME( ; ;[.A724]/1000)" office:value-type="time" office:time-value="PT03H12M31.17S" calcext:value-type="time">
            <text:p>03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74.76" calcext:value-type="float">
            <text:p>774.76</text:p>
          </table:table-cell>
          <table:table-cell office:value-type="float" office:value="940.76" calcext:value-type="float">
            <text:p>940.76</text:p>
          </table:table-cell>
        </table:table-row>
        <table:table-row table:style-name="ro1">
          <table:table-cell office:value-type="float" office:value="11567170" calcext:value-type="float">
            <text:p>11567170</text:p>
          </table:table-cell>
          <table:table-cell table:formula="of:=TIME( ; ;[.A725]/1000)" office:value-type="time" office:time-value="PT03H12M47.17S" calcext:value-type="time">
            <text:p>03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75.82" calcext:value-type="float">
            <text:p>775.82</text:p>
          </table:table-cell>
          <table:table-cell office:value-type="float" office:value="942.03" calcext:value-type="float">
            <text:p>942.03</text:p>
          </table:table-cell>
        </table:table-row>
        <table:table-row table:style-name="ro1">
          <table:table-cell office:value-type="float" office:value="11583170" calcext:value-type="float">
            <text:p>11583170</text:p>
          </table:table-cell>
          <table:table-cell table:formula="of:=TIME( ; ;[.A726]/1000)" office:value-type="time" office:time-value="PT03H13M03.17S" calcext:value-type="time">
            <text:p>03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76.88" calcext:value-type="float">
            <text:p>776.88</text:p>
          </table:table-cell>
          <table:table-cell office:value-type="float" office:value="943.3" calcext:value-type="float">
            <text:p>943.3</text:p>
          </table:table-cell>
        </table:table-row>
        <table:table-row table:style-name="ro1">
          <table:table-cell office:value-type="float" office:value="11599170" calcext:value-type="float">
            <text:p>11599170</text:p>
          </table:table-cell>
          <table:table-cell table:formula="of:=TIME( ; ;[.A727]/1000)" office:value-type="time" office:time-value="PT03H13M19.17S" calcext:value-type="time">
            <text:p>03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7.94" calcext:value-type="float">
            <text:p>777.94</text:p>
          </table:table-cell>
          <table:table-cell office:value-type="float" office:value="944.56" calcext:value-type="float">
            <text:p>944.56</text:p>
          </table:table-cell>
        </table:table-row>
        <table:table-row table:style-name="ro1">
          <table:table-cell office:value-type="float" office:value="11615170" calcext:value-type="float">
            <text:p>11615170</text:p>
          </table:table-cell>
          <table:table-cell table:formula="of:=TIME( ; ;[.A728]/1000)" office:value-type="time" office:time-value="PT03H13M35.17S" calcext:value-type="time">
            <text:p>03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9" calcext:value-type="float">
            <text:p>779</text:p>
          </table:table-cell>
          <table:table-cell office:value-type="float" office:value="945.83" calcext:value-type="float">
            <text:p>945.83</text:p>
          </table:table-cell>
        </table:table-row>
        <table:table-row table:style-name="ro1">
          <table:table-cell office:value-type="float" office:value="11631170" calcext:value-type="float">
            <text:p>11631170</text:p>
          </table:table-cell>
          <table:table-cell table:formula="of:=TIME( ; ;[.A729]/1000)" office:value-type="time" office:time-value="PT03H13M51.17S" calcext:value-type="time">
            <text:p>03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80.06" calcext:value-type="float">
            <text:p>780.06</text:p>
          </table:table-cell>
          <table:table-cell office:value-type="float" office:value="947.09" calcext:value-type="float">
            <text:p>947.09</text:p>
          </table:table-cell>
        </table:table-row>
        <table:table-row table:style-name="ro1">
          <table:table-cell office:value-type="float" office:value="11647170" calcext:value-type="float">
            <text:p>11647170</text:p>
          </table:table-cell>
          <table:table-cell table:formula="of:=TIME( ; ;[.A730]/1000)" office:value-type="time" office:time-value="PT03H14M07.17S" calcext:value-type="time">
            <text:p>03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81.11" calcext:value-type="float">
            <text:p>781.11</text:p>
          </table:table-cell>
          <table:table-cell office:value-type="float" office:value="948.36" calcext:value-type="float">
            <text:p>948.36</text:p>
          </table:table-cell>
        </table:table-row>
        <table:table-row table:style-name="ro1">
          <table:table-cell office:value-type="float" office:value="11663170" calcext:value-type="float">
            <text:p>11663170</text:p>
          </table:table-cell>
          <table:table-cell table:formula="of:=TIME( ; ;[.A731]/1000)" office:value-type="time" office:time-value="PT03H14M23.17S" calcext:value-type="time">
            <text:p>03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2.17" calcext:value-type="float">
            <text:p>782.17</text:p>
          </table:table-cell>
          <table:table-cell office:value-type="float" office:value="949.63" calcext:value-type="float">
            <text:p>949.63</text:p>
          </table:table-cell>
        </table:table-row>
        <table:table-row table:style-name="ro1">
          <table:table-cell office:value-type="float" office:value="11679170" calcext:value-type="float">
            <text:p>11679170</text:p>
          </table:table-cell>
          <table:table-cell table:formula="of:=TIME( ; ;[.A732]/1000)" office:value-type="time" office:time-value="PT03H14M39.17S" calcext:value-type="time">
            <text:p>03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83.23" calcext:value-type="float">
            <text:p>783.23</text:p>
          </table:table-cell>
          <table:table-cell office:value-type="float" office:value="950.89" calcext:value-type="float">
            <text:p>950.89</text:p>
          </table:table-cell>
        </table:table-row>
        <table:table-row table:style-name="ro1">
          <table:table-cell office:value-type="float" office:value="11695170" calcext:value-type="float">
            <text:p>11695170</text:p>
          </table:table-cell>
          <table:table-cell table:formula="of:=TIME( ; ;[.A733]/1000)" office:value-type="time" office:time-value="PT03H14M55.17S" calcext:value-type="time">
            <text:p>03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4.29" calcext:value-type="float">
            <text:p>784.29</text:p>
          </table:table-cell>
          <table:table-cell office:value-type="float" office:value="952.16" calcext:value-type="float">
            <text:p>952.16</text:p>
          </table:table-cell>
        </table:table-row>
        <table:table-row table:style-name="ro1">
          <table:table-cell office:value-type="float" office:value="11711170" calcext:value-type="float">
            <text:p>11711170</text:p>
          </table:table-cell>
          <table:table-cell table:formula="of:=TIME( ; ;[.A734]/1000)" office:value-type="time" office:time-value="PT03H15M11.17S" calcext:value-type="time">
            <text:p>03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5.35" calcext:value-type="float">
            <text:p>785.35</text:p>
          </table:table-cell>
          <table:table-cell office:value-type="float" office:value="953.43" calcext:value-type="float">
            <text:p>953.43</text:p>
          </table:table-cell>
        </table:table-row>
        <table:table-row table:style-name="ro1">
          <table:table-cell office:value-type="float" office:value="11727170" calcext:value-type="float">
            <text:p>11727170</text:p>
          </table:table-cell>
          <table:table-cell table:formula="of:=TIME( ; ;[.A735]/1000)" office:value-type="time" office:time-value="PT03H15M27.17S" calcext:value-type="time">
            <text:p>03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6.41" calcext:value-type="float">
            <text:p>786.41</text:p>
          </table:table-cell>
          <table:table-cell office:value-type="float" office:value="954.69" calcext:value-type="float">
            <text:p>954.69</text:p>
          </table:table-cell>
        </table:table-row>
        <table:table-row table:style-name="ro1">
          <table:table-cell office:value-type="float" office:value="11743170" calcext:value-type="float">
            <text:p>11743170</text:p>
          </table:table-cell>
          <table:table-cell table:formula="of:=TIME( ; ;[.A736]/1000)" office:value-type="time" office:time-value="PT03H15M43.17S" calcext:value-type="time">
            <text:p>03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7.47" calcext:value-type="float">
            <text:p>787.47</text:p>
          </table:table-cell>
          <table:table-cell office:value-type="float" office:value="955.96" calcext:value-type="float">
            <text:p>955.96</text:p>
          </table:table-cell>
        </table:table-row>
        <table:table-row table:style-name="ro1">
          <table:table-cell office:value-type="float" office:value="11759170" calcext:value-type="float">
            <text:p>11759170</text:p>
          </table:table-cell>
          <table:table-cell table:formula="of:=TIME( ; ;[.A737]/1000)" office:value-type="time" office:time-value="PT03H15M59.17S" calcext:value-type="time">
            <text:p>03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8.52" calcext:value-type="float">
            <text:p>788.52</text:p>
          </table:table-cell>
          <table:table-cell office:value-type="float" office:value="957.23" calcext:value-type="float">
            <text:p>957.23</text:p>
          </table:table-cell>
        </table:table-row>
        <table:table-row table:style-name="ro1">
          <table:table-cell office:value-type="float" office:value="11775170" calcext:value-type="float">
            <text:p>11775170</text:p>
          </table:table-cell>
          <table:table-cell table:formula="of:=TIME( ; ;[.A738]/1000)" office:value-type="time" office:time-value="PT03H16M15.17S" calcext:value-type="time">
            <text:p>03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9.58" calcext:value-type="float">
            <text:p>789.58</text:p>
          </table:table-cell>
          <table:table-cell office:value-type="float" office:value="958.49" calcext:value-type="float">
            <text:p>958.49</text:p>
          </table:table-cell>
        </table:table-row>
        <table:table-row table:style-name="ro1">
          <table:table-cell office:value-type="float" office:value="11791170" calcext:value-type="float">
            <text:p>11791170</text:p>
          </table:table-cell>
          <table:table-cell table:formula="of:=TIME( ; ;[.A739]/1000)" office:value-type="time" office:time-value="PT03H16M31.17S" calcext:value-type="time">
            <text:p>03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90.64" calcext:value-type="float">
            <text:p>790.64</text:p>
          </table:table-cell>
          <table:table-cell office:value-type="float" office:value="959.76" calcext:value-type="float">
            <text:p>959.76</text:p>
          </table:table-cell>
        </table:table-row>
        <table:table-row table:style-name="ro1">
          <table:table-cell office:value-type="float" office:value="11807170" calcext:value-type="float">
            <text:p>11807170</text:p>
          </table:table-cell>
          <table:table-cell table:formula="of:=TIME( ; ;[.A740]/1000)" office:value-type="time" office:time-value="PT03H16M47.17S" calcext:value-type="time">
            <text:p>03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1.7" calcext:value-type="float">
            <text:p>791.7</text:p>
          </table:table-cell>
          <table:table-cell office:value-type="float" office:value="961.02" calcext:value-type="float">
            <text:p>961.02</text:p>
          </table:table-cell>
        </table:table-row>
        <table:table-row table:style-name="ro1">
          <table:table-cell office:value-type="float" office:value="11823170" calcext:value-type="float">
            <text:p>11823170</text:p>
          </table:table-cell>
          <table:table-cell table:formula="of:=TIME( ; ;[.A741]/1000)" office:value-type="time" office:time-value="PT03H17M03.17S" calcext:value-type="time">
            <text:p>03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92.76" calcext:value-type="float">
            <text:p>792.76</text:p>
          </table:table-cell>
          <table:table-cell office:value-type="float" office:value="962.29" calcext:value-type="float">
            <text:p>962.29</text:p>
          </table:table-cell>
        </table:table-row>
        <table:table-row table:style-name="ro1">
          <table:table-cell office:value-type="float" office:value="11839170" calcext:value-type="float">
            <text:p>11839170</text:p>
          </table:table-cell>
          <table:table-cell table:formula="of:=TIME( ; ;[.A742]/1000)" office:value-type="time" office:time-value="PT03H17M19.17S" calcext:value-type="time">
            <text:p>03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93.82" calcext:value-type="float">
            <text:p>793.82</text:p>
          </table:table-cell>
          <table:table-cell office:value-type="float" office:value="963.56" calcext:value-type="float">
            <text:p>963.56</text:p>
          </table:table-cell>
        </table:table-row>
        <table:table-row table:style-name="ro1">
          <table:table-cell office:value-type="float" office:value="11855170" calcext:value-type="float">
            <text:p>11855170</text:p>
          </table:table-cell>
          <table:table-cell table:formula="of:=TIME( ; ;[.A743]/1000)" office:value-type="time" office:time-value="PT03H17M35.17S" calcext:value-type="time">
            <text:p>03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94.88" calcext:value-type="float">
            <text:p>794.88</text:p>
          </table:table-cell>
          <table:table-cell office:value-type="float" office:value="964.82" calcext:value-type="float">
            <text:p>964.82</text:p>
          </table:table-cell>
        </table:table-row>
        <table:table-row table:style-name="ro1">
          <table:table-cell office:value-type="float" office:value="11871170" calcext:value-type="float">
            <text:p>11871170</text:p>
          </table:table-cell>
          <table:table-cell table:formula="of:=TIME( ; ;[.A744]/1000)" office:value-type="time" office:time-value="PT03H17M51.17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95.93" calcext:value-type="float">
            <text:p>795.93</text:p>
          </table:table-cell>
          <table:table-cell office:value-type="float" office:value="966.09" calcext:value-type="float">
            <text:p>966.09</text:p>
          </table:table-cell>
        </table:table-row>
        <table:table-row table:style-name="ro1">
          <table:table-cell office:value-type="float" office:value="11887170" calcext:value-type="float">
            <text:p>11887170</text:p>
          </table:table-cell>
          <table:table-cell table:formula="of:=TIME( ; ;[.A745]/1000)" office:value-type="time" office:time-value="PT03H18M07.17S" calcext:value-type="time">
            <text:p>03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6.99" calcext:value-type="float">
            <text:p>796.99</text:p>
          </table:table-cell>
          <table:table-cell office:value-type="float" office:value="967.36" calcext:value-type="float">
            <text:p>967.36</text:p>
          </table:table-cell>
        </table:table-row>
        <table:table-row table:style-name="ro1">
          <table:table-cell office:value-type="float" office:value="11903170" calcext:value-type="float">
            <text:p>11903170</text:p>
          </table:table-cell>
          <table:table-cell table:formula="of:=TIME( ; ;[.A746]/1000)" office:value-type="time" office:time-value="PT03H18M23.17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98.05" calcext:value-type="float">
            <text:p>798.05</text:p>
          </table:table-cell>
          <table:table-cell office:value-type="float" office:value="968.62" calcext:value-type="float">
            <text:p>968.62</text:p>
          </table:table-cell>
        </table:table-row>
        <table:table-row table:style-name="ro1">
          <table:table-cell office:value-type="float" office:value="11919170" calcext:value-type="float">
            <text:p>11919170</text:p>
          </table:table-cell>
          <table:table-cell table:formula="of:=TIME( ; ;[.A747]/1000)" office:value-type="time" office:time-value="PT03H18M39.17S" calcext:value-type="time">
            <text:p>03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99.11" calcext:value-type="float">
            <text:p>799.11</text:p>
          </table:table-cell>
          <table:table-cell office:value-type="float" office:value="969.89" calcext:value-type="float">
            <text:p>969.89</text:p>
          </table:table-cell>
        </table:table-row>
        <table:table-row table:style-name="ro1">
          <table:table-cell office:value-type="float" office:value="11935170" calcext:value-type="float">
            <text:p>11935170</text:p>
          </table:table-cell>
          <table:table-cell table:formula="of:=TIME( ; ;[.A748]/1000)" office:value-type="time" office:time-value="PT03H18M55.17S" calcext:value-type="time">
            <text:p>03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00.17" calcext:value-type="float">
            <text:p>800.17</text:p>
          </table:table-cell>
          <table:table-cell office:value-type="float" office:value="971.15" calcext:value-type="float">
            <text:p>971.15</text:p>
          </table:table-cell>
        </table:table-row>
        <table:table-row table:style-name="ro1">
          <table:table-cell office:value-type="float" office:value="11951170" calcext:value-type="float">
            <text:p>11951170</text:p>
          </table:table-cell>
          <table:table-cell table:formula="of:=TIME( ; ;[.A749]/1000)" office:value-type="time" office:time-value="PT03H19M11.17S" calcext:value-type="time">
            <text:p>03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01.23" calcext:value-type="float">
            <text:p>801.23</text:p>
          </table:table-cell>
          <table:table-cell office:value-type="float" office:value="972.42" calcext:value-type="float">
            <text:p>972.42</text:p>
          </table:table-cell>
        </table:table-row>
        <table:table-row table:style-name="ro1">
          <table:table-cell office:value-type="float" office:value="11967170" calcext:value-type="float">
            <text:p>11967170</text:p>
          </table:table-cell>
          <table:table-cell table:formula="of:=TIME( ; ;[.A750]/1000)" office:value-type="time" office:time-value="PT03H19M27.17S" calcext:value-type="time">
            <text:p>03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02.29" calcext:value-type="float">
            <text:p>802.29</text:p>
          </table:table-cell>
          <table:table-cell office:value-type="float" office:value="973.69" calcext:value-type="float">
            <text:p>973.69</text:p>
          </table:table-cell>
        </table:table-row>
        <table:table-row table:style-name="ro1">
          <table:table-cell office:value-type="float" office:value="11983170" calcext:value-type="float">
            <text:p>11983170</text:p>
          </table:table-cell>
          <table:table-cell table:formula="of:=TIME( ; ;[.A751]/1000)" office:value-type="time" office:time-value="PT03H19M43.17S" calcext:value-type="time">
            <text:p>03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03.34" calcext:value-type="float">
            <text:p>803.34</text:p>
          </table:table-cell>
          <table:table-cell office:value-type="float" office:value="974.95" calcext:value-type="float">
            <text:p>974.95</text:p>
          </table:table-cell>
        </table:table-row>
        <table:table-row table:style-name="ro1">
          <table:table-cell office:value-type="float" office:value="11999170" calcext:value-type="float">
            <text:p>11999170</text:p>
          </table:table-cell>
          <table:table-cell table:formula="of:=TIME( ; ;[.A752]/1000)" office:value-type="time" office:time-value="PT03H19M59.17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04.4" calcext:value-type="float">
            <text:p>804.4</text:p>
          </table:table-cell>
          <table:table-cell office:value-type="float" office:value="976.22" calcext:value-type="float">
            <text:p>976.22</text:p>
          </table:table-cell>
        </table:table-row>
        <table:table-row table:style-name="ro1">
          <table:table-cell office:value-type="float" office:value="12015170" calcext:value-type="float">
            <text:p>12015170</text:p>
          </table:table-cell>
          <table:table-cell table:formula="of:=TIME( ; ;[.A753]/1000)" office:value-type="time" office:time-value="PT03H20M15.17S" calcext:value-type="time">
            <text:p>03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05.46" calcext:value-type="float">
            <text:p>805.46</text:p>
          </table:table-cell>
          <table:table-cell office:value-type="float" office:value="977.48" calcext:value-type="float">
            <text:p>977.48</text:p>
          </table:table-cell>
        </table:table-row>
        <table:table-row table:style-name="ro1">
          <table:table-cell office:value-type="float" office:value="12031170" calcext:value-type="float">
            <text:p>12031170</text:p>
          </table:table-cell>
          <table:table-cell table:formula="of:=TIME( ; ;[.A754]/1000)" office:value-type="time" office:time-value="PT03H20M31.17S" calcext:value-type="time">
            <text:p>03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06.52" calcext:value-type="float">
            <text:p>806.52</text:p>
          </table:table-cell>
          <table:table-cell office:value-type="float" office:value="978.75" calcext:value-type="float">
            <text:p>978.75</text:p>
          </table:table-cell>
        </table:table-row>
        <table:table-row table:style-name="ro1">
          <table:table-cell office:value-type="float" office:value="12047170" calcext:value-type="float">
            <text:p>12047170</text:p>
          </table:table-cell>
          <table:table-cell table:formula="of:=TIME( ; ;[.A755]/1000)" office:value-type="time" office:time-value="PT03H20M47.17S" calcext:value-type="time">
            <text:p>03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07.58" calcext:value-type="float">
            <text:p>807.58</text:p>
          </table:table-cell>
          <table:table-cell office:value-type="float" office:value="980.02" calcext:value-type="float">
            <text:p>980.02</text:p>
          </table:table-cell>
        </table:table-row>
        <table:table-row table:style-name="ro1">
          <table:table-cell office:value-type="float" office:value="12063170" calcext:value-type="float">
            <text:p>12063170</text:p>
          </table:table-cell>
          <table:table-cell table:formula="of:=TIME( ; ;[.A756]/1000)" office:value-type="time" office:time-value="PT03H21M03.17S" calcext:value-type="time">
            <text:p>03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08.64" calcext:value-type="float">
            <text:p>808.64</text:p>
          </table:table-cell>
          <table:table-cell office:value-type="float" office:value="981.28" calcext:value-type="float">
            <text:p>981.28</text:p>
          </table:table-cell>
        </table:table-row>
        <table:table-row table:style-name="ro1">
          <table:table-cell office:value-type="float" office:value="12079170" calcext:value-type="float">
            <text:p>12079170</text:p>
          </table:table-cell>
          <table:table-cell table:formula="of:=TIME( ; ;[.A757]/1000)" office:value-type="time" office:time-value="PT03H21M19.17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09.7" calcext:value-type="float">
            <text:p>809.7</text:p>
          </table:table-cell>
          <table:table-cell office:value-type="float" office:value="982.55" calcext:value-type="float">
            <text:p>982.55</text:p>
          </table:table-cell>
        </table:table-row>
        <table:table-row table:style-name="ro1">
          <table:table-cell office:value-type="float" office:value="12095170" calcext:value-type="float">
            <text:p>12095170</text:p>
          </table:table-cell>
          <table:table-cell table:formula="of:=TIME( ; ;[.A758]/1000)" office:value-type="time" office:time-value="PT03H21M35.17S" calcext:value-type="time">
            <text:p>03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10.75" calcext:value-type="float">
            <text:p>810.75</text:p>
          </table:table-cell>
          <table:table-cell office:value-type="float" office:value="983.81" calcext:value-type="float">
            <text:p>983.81</text:p>
          </table:table-cell>
        </table:table-row>
        <table:table-row table:style-name="ro1">
          <table:table-cell office:value-type="float" office:value="12111170" calcext:value-type="float">
            <text:p>12111170</text:p>
          </table:table-cell>
          <table:table-cell table:formula="of:=TIME( ; ;[.A759]/1000)" office:value-type="time" office:time-value="PT03H21M51.17S" calcext:value-type="time">
            <text:p>03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11.81" calcext:value-type="float">
            <text:p>811.81</text:p>
          </table:table-cell>
          <table:table-cell office:value-type="float" office:value="985.08" calcext:value-type="float">
            <text:p>985.08</text:p>
          </table:table-cell>
        </table:table-row>
        <table:table-row table:style-name="ro1">
          <table:table-cell office:value-type="float" office:value="12127170" calcext:value-type="float">
            <text:p>12127170</text:p>
          </table:table-cell>
          <table:table-cell table:formula="of:=TIME( ; ;[.A760]/1000)" office:value-type="time" office:time-value="PT03H22M07.17S" calcext:value-type="time">
            <text:p>03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12.87" calcext:value-type="float">
            <text:p>812.87</text:p>
          </table:table-cell>
          <table:table-cell office:value-type="float" office:value="986.34" calcext:value-type="float">
            <text:p>986.34</text:p>
          </table:table-cell>
        </table:table-row>
        <table:table-row table:style-name="ro1">
          <table:table-cell office:value-type="float" office:value="12143170" calcext:value-type="float">
            <text:p>12143170</text:p>
          </table:table-cell>
          <table:table-cell table:formula="of:=TIME( ; ;[.A761]/1000)" office:value-type="time" office:time-value="PT03H22M23.17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13.93" calcext:value-type="float">
            <text:p>813.93</text:p>
          </table:table-cell>
          <table:table-cell office:value-type="float" office:value="987.61" calcext:value-type="float">
            <text:p>987.61</text:p>
          </table:table-cell>
        </table:table-row>
        <table:table-row table:style-name="ro1">
          <table:table-cell office:value-type="float" office:value="12159170" calcext:value-type="float">
            <text:p>12159170</text:p>
          </table:table-cell>
          <table:table-cell table:formula="of:=TIME( ; ;[.A762]/1000)" office:value-type="time" office:time-value="PT03H22M39.17S" calcext:value-type="time">
            <text:p>03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814.99" calcext:value-type="float">
            <text:p>814.99</text:p>
          </table:table-cell>
          <table:table-cell office:value-type="float" office:value="988.88" calcext:value-type="float">
            <text:p>988.88</text:p>
          </table:table-cell>
        </table:table-row>
        <table:table-row table:style-name="ro1">
          <table:table-cell office:value-type="float" office:value="12175170" calcext:value-type="float">
            <text:p>12175170</text:p>
          </table:table-cell>
          <table:table-cell table:formula="of:=TIME( ; ;[.A763]/1000)" office:value-type="time" office:time-value="PT03H22M55.17S" calcext:value-type="time">
            <text:p>03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16.05" calcext:value-type="float">
            <text:p>816.05</text:p>
          </table:table-cell>
          <table:table-cell office:value-type="float" office:value="990.14" calcext:value-type="float">
            <text:p>990.14</text:p>
          </table:table-cell>
        </table:table-row>
        <table:table-row table:style-name="ro1">
          <table:table-cell office:value-type="float" office:value="12191170" calcext:value-type="float">
            <text:p>12191170</text:p>
          </table:table-cell>
          <table:table-cell table:formula="of:=TIME( ; ;[.A764]/1000)" office:value-type="time" office:time-value="PT03H23M11.17S" calcext:value-type="time">
            <text:p>03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17.11" calcext:value-type="float">
            <text:p>817.11</text:p>
          </table:table-cell>
          <table:table-cell office:value-type="float" office:value="991.41" calcext:value-type="float">
            <text:p>991.41</text:p>
          </table:table-cell>
        </table:table-row>
        <table:table-row table:style-name="ro1">
          <table:table-cell office:value-type="float" office:value="12207170" calcext:value-type="float">
            <text:p>12207170</text:p>
          </table:table-cell>
          <table:table-cell table:formula="of:=TIME( ; ;[.A765]/1000)" office:value-type="time" office:time-value="PT03H23M27.17S" calcext:value-type="time">
            <text:p>03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18.16" calcext:value-type="float">
            <text:p>818.16</text:p>
          </table:table-cell>
          <table:table-cell office:value-type="float" office:value="992.67" calcext:value-type="float">
            <text:p>992.67</text:p>
          </table:table-cell>
        </table:table-row>
        <table:table-row table:style-name="ro1">
          <table:table-cell office:value-type="float" office:value="12223170" calcext:value-type="float">
            <text:p>12223170</text:p>
          </table:table-cell>
          <table:table-cell table:formula="of:=TIME( ; ;[.A766]/1000)" office:value-type="time" office:time-value="PT03H23M43.17S" calcext:value-type="time">
            <text:p>03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19.22" calcext:value-type="float">
            <text:p>819.22</text:p>
          </table:table-cell>
          <table:table-cell office:value-type="float" office:value="993.94" calcext:value-type="float">
            <text:p>993.94</text:p>
          </table:table-cell>
        </table:table-row>
        <table:table-row table:style-name="ro1">
          <table:table-cell office:value-type="float" office:value="12239170" calcext:value-type="float">
            <text:p>12239170</text:p>
          </table:table-cell>
          <table:table-cell table:formula="of:=TIME( ; ;[.A767]/1000)" office:value-type="time" office:time-value="PT03H23M59.17S" calcext:value-type="time">
            <text:p>03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20.28" calcext:value-type="float">
            <text:p>820.28</text:p>
          </table:table-cell>
          <table:table-cell office:value-type="float" office:value="995.21" calcext:value-type="float">
            <text:p>995.21</text:p>
          </table:table-cell>
        </table:table-row>
        <table:table-row table:style-name="ro1">
          <table:table-cell office:value-type="float" office:value="12255170" calcext:value-type="float">
            <text:p>12255170</text:p>
          </table:table-cell>
          <table:table-cell table:formula="of:=TIME( ; ;[.A768]/1000)" office:value-type="time" office:time-value="PT03H24M15.17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21.34" calcext:value-type="float">
            <text:p>821.34</text:p>
          </table:table-cell>
          <table:table-cell office:value-type="float" office:value="996.47" calcext:value-type="float">
            <text:p>996.47</text:p>
          </table:table-cell>
        </table:table-row>
        <table:table-row table:style-name="ro1">
          <table:table-cell office:value-type="float" office:value="12271170" calcext:value-type="float">
            <text:p>12271170</text:p>
          </table:table-cell>
          <table:table-cell table:formula="of:=TIME( ; ;[.A769]/1000)" office:value-type="time" office:time-value="PT03H24M31.17S" calcext:value-type="time">
            <text:p>03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22.4" calcext:value-type="float">
            <text:p>822.4</text:p>
          </table:table-cell>
          <table:table-cell office:value-type="float" office:value="997.74" calcext:value-type="float">
            <text:p>997.74</text:p>
          </table:table-cell>
        </table:table-row>
        <table:table-row table:style-name="ro1">
          <table:table-cell office:value-type="float" office:value="12287170" calcext:value-type="float">
            <text:p>12287170</text:p>
          </table:table-cell>
          <table:table-cell table:formula="of:=TIME( ; ;[.A770]/1000)" office:value-type="time" office:time-value="PT03H24M47.17S" calcext:value-type="time">
            <text:p>03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23.46" calcext:value-type="float">
            <text:p>823.4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2303170" calcext:value-type="float">
            <text:p>12303170</text:p>
          </table:table-cell>
          <table:table-cell table:formula="of:=TIME( ; ;[.A771]/1000)" office:value-type="time" office:time-value="PT03H25M03.17S" calcext:value-type="time">
            <text:p>03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24.52" calcext:value-type="float">
            <text:p>824.52</text:p>
          </table:table-cell>
          <table:table-cell office:value-type="float" office:value="1000.27" calcext:value-type="float">
            <text:p>1000.27</text:p>
          </table:table-cell>
        </table:table-row>
        <table:table-row table:style-name="ro1">
          <table:table-cell office:value-type="float" office:value="12319170" calcext:value-type="float">
            <text:p>12319170</text:p>
          </table:table-cell>
          <table:table-cell table:formula="of:=TIME( ; ;[.A772]/1000)" office:value-type="time" office:time-value="PT03H25M19.17S" calcext:value-type="time">
            <text:p>03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25.57" calcext:value-type="float">
            <text:p>825.57</text:p>
          </table:table-cell>
          <table:table-cell office:value-type="float" office:value="1001.53" calcext:value-type="float">
            <text:p>1001.53</text:p>
          </table:table-cell>
        </table:table-row>
        <table:table-row table:style-name="ro1">
          <table:table-cell office:value-type="float" office:value="12335170" calcext:value-type="float">
            <text:p>12335170</text:p>
          </table:table-cell>
          <table:table-cell table:formula="of:=TIME( ; ;[.A773]/1000)" office:value-type="time" office:time-value="PT03H25M35.17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26.63" calcext:value-type="float">
            <text:p>826.63</text:p>
          </table:table-cell>
          <table:table-cell office:value-type="float" office:value="1002.8" calcext:value-type="float">
            <text:p>1002.8</text:p>
          </table:table-cell>
        </table:table-row>
        <table:table-row table:style-name="ro1">
          <table:table-cell office:value-type="float" office:value="12351170" calcext:value-type="float">
            <text:p>12351170</text:p>
          </table:table-cell>
          <table:table-cell table:formula="of:=TIME( ; ;[.A774]/1000)" office:value-type="time" office:time-value="PT03H25M51.17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27.69" calcext:value-type="float">
            <text:p>827.69</text:p>
          </table:table-cell>
          <table:table-cell office:value-type="float" office:value="1004.06" calcext:value-type="float">
            <text:p>1004.06</text:p>
          </table:table-cell>
        </table:table-row>
        <table:table-row table:style-name="ro1">
          <table:table-cell office:value-type="float" office:value="12367170" calcext:value-type="float">
            <text:p>12367170</text:p>
          </table:table-cell>
          <table:table-cell table:formula="of:=TIME( ; ;[.A775]/1000)" office:value-type="time" office:time-value="PT03H26M07.17S" calcext:value-type="time">
            <text:p>03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28.75" calcext:value-type="float">
            <text:p>828.75</text:p>
          </table:table-cell>
          <table:table-cell office:value-type="float" office:value="1005.33" calcext:value-type="float">
            <text:p>1005.33</text:p>
          </table:table-cell>
        </table:table-row>
        <table:table-row table:style-name="ro1">
          <table:table-cell office:value-type="float" office:value="12383170" calcext:value-type="float">
            <text:p>12383170</text:p>
          </table:table-cell>
          <table:table-cell table:formula="of:=TIME( ; ;[.A776]/1000)" office:value-type="time" office:time-value="PT03H26M23.17S" calcext:value-type="time">
            <text:p>03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29.81" calcext:value-type="float">
            <text:p>829.81</text:p>
          </table:table-cell>
          <table:table-cell office:value-type="float" office:value="1006.59" calcext:value-type="float">
            <text:p>1006.59</text:p>
          </table:table-cell>
        </table:table-row>
        <table:table-row table:style-name="ro1">
          <table:table-cell office:value-type="float" office:value="12399170" calcext:value-type="float">
            <text:p>12399170</text:p>
          </table:table-cell>
          <table:table-cell table:formula="of:=TIME( ; ;[.A777]/1000)" office:value-type="time" office:time-value="PT03H26M39.17S" calcext:value-type="time">
            <text:p>03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30.86" calcext:value-type="float">
            <text:p>830.86</text:p>
          </table:table-cell>
          <table:table-cell office:value-type="float" office:value="1007.86" calcext:value-type="float">
            <text:p>1007.86</text:p>
          </table:table-cell>
        </table:table-row>
        <table:table-row table:style-name="ro1">
          <table:table-cell office:value-type="float" office:value="12415170" calcext:value-type="float">
            <text:p>12415170</text:p>
          </table:table-cell>
          <table:table-cell table:formula="of:=TIME( ; ;[.A778]/1000)" office:value-type="time" office:time-value="PT03H26M55.17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31.92" calcext:value-type="float">
            <text:p>831.92</text:p>
          </table:table-cell>
          <table:table-cell office:value-type="float" office:value="1009.13" calcext:value-type="float">
            <text:p>1009.13</text:p>
          </table:table-cell>
        </table:table-row>
        <table:table-row table:style-name="ro1">
          <table:table-cell office:value-type="float" office:value="12431170" calcext:value-type="float">
            <text:p>12431170</text:p>
          </table:table-cell>
          <table:table-cell table:formula="of:=TIME( ; ;[.A779]/1000)" office:value-type="time" office:time-value="PT03H27M11.17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32.98" calcext:value-type="float">
            <text:p>832.98</text:p>
          </table:table-cell>
          <table:table-cell office:value-type="float" office:value="1010.39" calcext:value-type="float">
            <text:p>1010.39</text:p>
          </table:table-cell>
        </table:table-row>
        <table:table-row table:style-name="ro1">
          <table:table-cell office:value-type="float" office:value="12447170" calcext:value-type="float">
            <text:p>12447170</text:p>
          </table:table-cell>
          <table:table-cell table:formula="of:=TIME( ; ;[.A780]/1000)" office:value-type="time" office:time-value="PT03H27M27.17S" calcext:value-type="time">
            <text:p>03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34.04" calcext:value-type="float">
            <text:p>834.04</text:p>
          </table:table-cell>
          <table:table-cell office:value-type="float" office:value="1011.66" calcext:value-type="float">
            <text:p>1011.66</text:p>
          </table:table-cell>
        </table:table-row>
        <table:table-row table:style-name="ro1">
          <table:table-cell office:value-type="float" office:value="12463170" calcext:value-type="float">
            <text:p>12463170</text:p>
          </table:table-cell>
          <table:table-cell table:formula="of:=TIME( ; ;[.A781]/1000)" office:value-type="time" office:time-value="PT03H27M43.17S" calcext:value-type="time">
            <text:p>03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35.1" calcext:value-type="float">
            <text:p>835.1</text:p>
          </table:table-cell>
          <table:table-cell office:value-type="float" office:value="1012.92" calcext:value-type="float">
            <text:p>1012.92</text:p>
          </table:table-cell>
        </table:table-row>
        <table:table-row table:style-name="ro1">
          <table:table-cell office:value-type="float" office:value="12479170" calcext:value-type="float">
            <text:p>12479170</text:p>
          </table:table-cell>
          <table:table-cell table:formula="of:=TIME( ; ;[.A782]/1000)" office:value-type="time" office:time-value="PT03H27M59.17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36.15" calcext:value-type="float">
            <text:p>836.15</text:p>
          </table:table-cell>
          <table:table-cell office:value-type="float" office:value="1014.19" calcext:value-type="float">
            <text:p>1014.19</text:p>
          </table:table-cell>
        </table:table-row>
        <table:table-row table:style-name="ro1">
          <table:table-cell office:value-type="float" office:value="12495170" calcext:value-type="float">
            <text:p>12495170</text:p>
          </table:table-cell>
          <table:table-cell table:formula="of:=TIME( ; ;[.A783]/1000)" office:value-type="time" office:time-value="PT03H28M15.17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37.21" calcext:value-type="float">
            <text:p>837.21</text:p>
          </table:table-cell>
          <table:table-cell office:value-type="float" office:value="1015.45" calcext:value-type="float">
            <text:p>1015.45</text:p>
          </table:table-cell>
        </table:table-row>
        <table:table-row table:style-name="ro1">
          <table:table-cell office:value-type="float" office:value="12511170" calcext:value-type="float">
            <text:p>12511170</text:p>
          </table:table-cell>
          <table:table-cell table:formula="of:=TIME( ; ;[.A784]/1000)" office:value-type="time" office:time-value="PT03H28M31.17S" calcext:value-type="time">
            <text:p>03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38.27" calcext:value-type="float">
            <text:p>838.27</text:p>
          </table:table-cell>
          <table:table-cell office:value-type="float" office:value="1016.72" calcext:value-type="float">
            <text:p>1016.72</text:p>
          </table:table-cell>
        </table:table-row>
        <table:table-row table:style-name="ro1">
          <table:table-cell office:value-type="float" office:value="12527170" calcext:value-type="float">
            <text:p>12527170</text:p>
          </table:table-cell>
          <table:table-cell table:formula="of:=TIME( ; ;[.A785]/1000)" office:value-type="time" office:time-value="PT03H28M47.17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39.33" calcext:value-type="float">
            <text:p>839.33</text:p>
          </table:table-cell>
          <table:table-cell office:value-type="float" office:value="1017.98" calcext:value-type="float">
            <text:p>1017.98</text:p>
          </table:table-cell>
        </table:table-row>
        <table:table-row table:style-name="ro1">
          <table:table-cell office:value-type="float" office:value="12543170" calcext:value-type="float">
            <text:p>12543170</text:p>
          </table:table-cell>
          <table:table-cell table:formula="of:=TIME( ; ;[.A786]/1000)" office:value-type="time" office:time-value="PT03H29M03.17S" calcext:value-type="time">
            <text:p>03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40.39" calcext:value-type="float">
            <text:p>840.39</text:p>
          </table:table-cell>
          <table:table-cell office:value-type="float" office:value="1019.24" calcext:value-type="float">
            <text:p>1019.24</text:p>
          </table:table-cell>
        </table:table-row>
        <table:table-row table:style-name="ro1">
          <table:table-cell office:value-type="float" office:value="12559170" calcext:value-type="float">
            <text:p>12559170</text:p>
          </table:table-cell>
          <table:table-cell table:formula="of:=TIME( ; ;[.A787]/1000)" office:value-type="time" office:time-value="PT03H29M19.17S" calcext:value-type="time">
            <text:p>03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41.44" calcext:value-type="float">
            <text:p>841.44</text:p>
          </table:table-cell>
          <table:table-cell office:value-type="float" office:value="1020.51" calcext:value-type="float">
            <text:p>1020.51</text:p>
          </table:table-cell>
        </table:table-row>
        <table:table-row table:style-name="ro1">
          <table:table-cell office:value-type="float" office:value="12575170" calcext:value-type="float">
            <text:p>12575170</text:p>
          </table:table-cell>
          <table:table-cell table:formula="of:=TIME( ; ;[.A788]/1000)" office:value-type="time" office:time-value="PT03H29M35.17S" calcext:value-type="time">
            <text:p>03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42.5" calcext:value-type="float">
            <text:p>842.5</text:p>
          </table:table-cell>
          <table:table-cell office:value-type="float" office:value="1021.77" calcext:value-type="float">
            <text:p>1021.77</text:p>
          </table:table-cell>
        </table:table-row>
        <table:table-row table:style-name="ro1">
          <table:table-cell office:value-type="float" office:value="12591170" calcext:value-type="float">
            <text:p>12591170</text:p>
          </table:table-cell>
          <table:table-cell table:formula="of:=TIME( ; ;[.A789]/1000)" office:value-type="time" office:time-value="PT03H29M51.17S" calcext:value-type="time">
            <text:p>03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43.56" calcext:value-type="float">
            <text:p>843.56</text:p>
          </table:table-cell>
          <table:table-cell office:value-type="float" office:value="1023.04" calcext:value-type="float">
            <text:p>1023.04</text:p>
          </table:table-cell>
        </table:table-row>
        <table:table-row table:style-name="ro1">
          <table:table-cell office:value-type="float" office:value="12607170" calcext:value-type="float">
            <text:p>12607170</text:p>
          </table:table-cell>
          <table:table-cell table:formula="of:=TIME( ; ;[.A790]/1000)" office:value-type="time" office:time-value="PT03H30M07.17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44.62" calcext:value-type="float">
            <text:p>844.62</text:p>
          </table:table-cell>
          <table:table-cell office:value-type="float" office:value="1024.3" calcext:value-type="float">
            <text:p>1024.3</text:p>
          </table:table-cell>
        </table:table-row>
        <table:table-row table:style-name="ro1">
          <table:table-cell office:value-type="float" office:value="12623170" calcext:value-type="float">
            <text:p>12623170</text:p>
          </table:table-cell>
          <table:table-cell table:formula="of:=TIME( ; ;[.A791]/1000)" office:value-type="time" office:time-value="PT03H30M23.17S" calcext:value-type="time">
            <text:p>03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45.67" calcext:value-type="float">
            <text:p>845.67</text:p>
          </table:table-cell>
          <table:table-cell office:value-type="float" office:value="1025.57" calcext:value-type="float">
            <text:p>1025.57</text:p>
          </table:table-cell>
        </table:table-row>
        <table:table-row table:style-name="ro1">
          <table:table-cell office:value-type="float" office:value="12639170" calcext:value-type="float">
            <text:p>12639170</text:p>
          </table:table-cell>
          <table:table-cell table:formula="of:=TIME( ; ;[.A792]/1000)" office:value-type="time" office:time-value="PT03H30M39.17S" calcext:value-type="time">
            <text:p>03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46.73" calcext:value-type="float">
            <text:p>846.73</text:p>
          </table:table-cell>
          <table:table-cell office:value-type="float" office:value="1026.83" calcext:value-type="float">
            <text:p>1026.83</text:p>
          </table:table-cell>
        </table:table-row>
        <table:table-row table:style-name="ro1">
          <table:table-cell office:value-type="float" office:value="12655170" calcext:value-type="float">
            <text:p>12655170</text:p>
          </table:table-cell>
          <table:table-cell table:formula="of:=TIME( ; ;[.A793]/1000)" office:value-type="time" office:time-value="PT03H30M55.17S" calcext:value-type="time">
            <text:p>03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47.79" calcext:value-type="float">
            <text:p>847.79</text:p>
          </table:table-cell>
          <table:table-cell office:value-type="float" office:value="1028.1" calcext:value-type="float">
            <text:p>1028.1</text:p>
          </table:table-cell>
        </table:table-row>
        <table:table-row table:style-name="ro1">
          <table:table-cell office:value-type="float" office:value="12671170" calcext:value-type="float">
            <text:p>12671170</text:p>
          </table:table-cell>
          <table:table-cell table:formula="of:=TIME( ; ;[.A794]/1000)" office:value-type="time" office:time-value="PT03H31M11.17S" calcext:value-type="time">
            <text:p>03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48.85" calcext:value-type="float">
            <text:p>848.85</text:p>
          </table:table-cell>
          <table:table-cell office:value-type="float" office:value="1029.36" calcext:value-type="float">
            <text:p>1029.36</text:p>
          </table:table-cell>
        </table:table-row>
        <table:table-row table:style-name="ro1">
          <table:table-cell office:value-type="float" office:value="12687170" calcext:value-type="float">
            <text:p>12687170</text:p>
          </table:table-cell>
          <table:table-cell table:formula="of:=TIME( ; ;[.A795]/1000)" office:value-type="time" office:time-value="PT03H31M27.17S" calcext:value-type="time">
            <text:p>03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49.9" calcext:value-type="float">
            <text:p>849.9</text:p>
          </table:table-cell>
          <table:table-cell office:value-type="float" office:value="1030.63" calcext:value-type="float">
            <text:p>1030.63</text:p>
          </table:table-cell>
        </table:table-row>
        <table:table-row table:style-name="ro1">
          <table:table-cell office:value-type="float" office:value="12703170" calcext:value-type="float">
            <text:p>12703170</text:p>
          </table:table-cell>
          <table:table-cell table:formula="of:=TIME( ; ;[.A796]/1000)" office:value-type="time" office:time-value="PT03H31M43.17S" calcext:value-type="time">
            <text:p>03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50.96" calcext:value-type="float">
            <text:p>850.96</text:p>
          </table:table-cell>
          <table:table-cell office:value-type="float" office:value="1031.89" calcext:value-type="float">
            <text:p>1031.89</text:p>
          </table:table-cell>
        </table:table-row>
        <table:table-row table:style-name="ro1">
          <table:table-cell office:value-type="float" office:value="12719170" calcext:value-type="float">
            <text:p>12719170</text:p>
          </table:table-cell>
          <table:table-cell table:formula="of:=TIME( ; ;[.A797]/1000)" office:value-type="time" office:time-value="PT03H31M59.17S" calcext:value-type="time">
            <text:p>03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52.02" calcext:value-type="float">
            <text:p>852.02</text:p>
          </table:table-cell>
          <table:table-cell office:value-type="float" office:value="1033.16" calcext:value-type="float">
            <text:p>1033.16</text:p>
          </table:table-cell>
        </table:table-row>
        <table:table-row table:style-name="ro1">
          <table:table-cell office:value-type="float" office:value="12735170" calcext:value-type="float">
            <text:p>12735170</text:p>
          </table:table-cell>
          <table:table-cell table:formula="of:=TIME( ; ;[.A798]/1000)" office:value-type="time" office:time-value="PT03H32M15.17S" calcext:value-type="time">
            <text:p>03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3.08" calcext:value-type="float">
            <text:p>853.08</text:p>
          </table:table-cell>
          <table:table-cell office:value-type="float" office:value="1034.42" calcext:value-type="float">
            <text:p>1034.42</text:p>
          </table:table-cell>
        </table:table-row>
        <table:table-row table:style-name="ro1">
          <table:table-cell office:value-type="float" office:value="12751170" calcext:value-type="float">
            <text:p>12751170</text:p>
          </table:table-cell>
          <table:table-cell table:formula="of:=TIME( ; ;[.A799]/1000)" office:value-type="time" office:time-value="PT03H32M31.17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4.13" calcext:value-type="float">
            <text:p>854.13</text:p>
          </table:table-cell>
          <table:table-cell office:value-type="float" office:value="1035.69" calcext:value-type="float">
            <text:p>1035.69</text:p>
          </table:table-cell>
        </table:table-row>
        <table:table-row table:style-name="ro1">
          <table:table-cell office:value-type="float" office:value="12767170" calcext:value-type="float">
            <text:p>12767170</text:p>
          </table:table-cell>
          <table:table-cell table:formula="of:=TIME( ; ;[.A800]/1000)" office:value-type="time" office:time-value="PT03H32M47.17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5.19" calcext:value-type="float">
            <text:p>855.19</text:p>
          </table:table-cell>
          <table:table-cell office:value-type="float" office:value="1036.95" calcext:value-type="float">
            <text:p>1036.95</text:p>
          </table:table-cell>
        </table:table-row>
        <table:table-row table:style-name="ro1">
          <table:table-cell office:value-type="float" office:value="12783170" calcext:value-type="float">
            <text:p>12783170</text:p>
          </table:table-cell>
          <table:table-cell table:formula="of:=TIME( ; ;[.A801]/1000)" office:value-type="time" office:time-value="PT03H33M03.17S" calcext:value-type="time">
            <text:p>03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6.25" calcext:value-type="float">
            <text:p>856.25</text:p>
          </table:table-cell>
          <table:table-cell office:value-type="float" office:value="1038.22" calcext:value-type="float">
            <text:p>1038.22</text:p>
          </table:table-cell>
        </table:table-row>
        <table:table-row table:style-name="ro1">
          <table:table-cell office:value-type="float" office:value="12799170" calcext:value-type="float">
            <text:p>12799170</text:p>
          </table:table-cell>
          <table:table-cell table:formula="of:=TIME( ; ;[.A802]/1000)" office:value-type="time" office:time-value="PT03H33M19.17S" calcext:value-type="time">
            <text:p>03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7.31" calcext:value-type="float">
            <text:p>857.31</text:p>
          </table:table-cell>
          <table:table-cell office:value-type="float" office:value="1039.48" calcext:value-type="float">
            <text:p>1039.48</text:p>
          </table:table-cell>
        </table:table-row>
        <table:table-row table:style-name="ro1">
          <table:table-cell office:value-type="float" office:value="12815170" calcext:value-type="float">
            <text:p>12815170</text:p>
          </table:table-cell>
          <table:table-cell table:formula="of:=TIME( ; ;[.A803]/1000)" office:value-type="time" office:time-value="PT03H33M35.17S" calcext:value-type="time">
            <text:p>03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58.37" calcext:value-type="float">
            <text:p>858.37</text:p>
          </table:table-cell>
          <table:table-cell office:value-type="float" office:value="1040.75" calcext:value-type="float">
            <text:p>1040.75</text:p>
          </table:table-cell>
        </table:table-row>
        <table:table-row table:style-name="ro1">
          <table:table-cell office:value-type="float" office:value="12831170" calcext:value-type="float">
            <text:p>12831170</text:p>
          </table:table-cell>
          <table:table-cell table:formula="of:=TIME( ; ;[.A804]/1000)" office:value-type="time" office:time-value="PT03H33M51.17S" calcext:value-type="time">
            <text:p>03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59.42" calcext:value-type="float">
            <text:p>859.42</text:p>
          </table:table-cell>
          <table:table-cell office:value-type="float" office:value="1042.01" calcext:value-type="float">
            <text:p>1042.01</text:p>
          </table:table-cell>
        </table:table-row>
        <table:table-row table:style-name="ro1">
          <table:table-cell office:value-type="float" office:value="12847170" calcext:value-type="float">
            <text:p>12847170</text:p>
          </table:table-cell>
          <table:table-cell table:formula="of:=TIME( ; ;[.A805]/1000)" office:value-type="time" office:time-value="PT03H34M07.17S" calcext:value-type="time">
            <text:p>03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0.48" calcext:value-type="float">
            <text:p>860.48</text:p>
          </table:table-cell>
          <table:table-cell office:value-type="float" office:value="1043.27" calcext:value-type="float">
            <text:p>1043.27</text:p>
          </table:table-cell>
        </table:table-row>
        <table:table-row table:style-name="ro1">
          <table:table-cell office:value-type="float" office:value="12863170" calcext:value-type="float">
            <text:p>12863170</text:p>
          </table:table-cell>
          <table:table-cell table:formula="of:=TIME( ; ;[.A806]/1000)" office:value-type="time" office:time-value="PT03H34M23.17S" calcext:value-type="time">
            <text:p>03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1.54" calcext:value-type="float">
            <text:p>861.54</text:p>
          </table:table-cell>
          <table:table-cell office:value-type="float" office:value="1044.54" calcext:value-type="float">
            <text:p>1044.54</text:p>
          </table:table-cell>
        </table:table-row>
        <table:table-row table:style-name="ro1">
          <table:table-cell office:value-type="float" office:value="12879170" calcext:value-type="float">
            <text:p>12879170</text:p>
          </table:table-cell>
          <table:table-cell table:formula="of:=TIME( ; ;[.A807]/1000)" office:value-type="time" office:time-value="PT03H34M39.17S" calcext:value-type="time">
            <text:p>03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2.6" calcext:value-type="float">
            <text:p>862.6</text:p>
          </table:table-cell>
          <table:table-cell office:value-type="float" office:value="1045.8" calcext:value-type="float">
            <text:p>1045.8</text:p>
          </table:table-cell>
        </table:table-row>
        <table:table-row table:style-name="ro1">
          <table:table-cell office:value-type="float" office:value="12895170" calcext:value-type="float">
            <text:p>12895170</text:p>
          </table:table-cell>
          <table:table-cell table:formula="of:=TIME( ; ;[.A808]/1000)" office:value-type="time" office:time-value="PT03H34M55.17S" calcext:value-type="time">
            <text:p>03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3.65" calcext:value-type="float">
            <text:p>863.65</text:p>
          </table:table-cell>
          <table:table-cell office:value-type="float" office:value="1047.07" calcext:value-type="float">
            <text:p>1047.07</text:p>
          </table:table-cell>
        </table:table-row>
        <table:table-row table:style-name="ro1">
          <table:table-cell office:value-type="float" office:value="12911170" calcext:value-type="float">
            <text:p>12911170</text:p>
          </table:table-cell>
          <table:table-cell table:formula="of:=TIME( ; ;[.A809]/1000)" office:value-type="time" office:time-value="PT03H35M11.17S" calcext:value-type="time">
            <text:p>03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4.71" calcext:value-type="float">
            <text:p>864.71</text:p>
          </table:table-cell>
          <table:table-cell office:value-type="float" office:value="1048.33" calcext:value-type="float">
            <text:p>1048.33</text:p>
          </table:table-cell>
        </table:table-row>
        <table:table-row table:style-name="ro1">
          <table:table-cell office:value-type="float" office:value="12927170" calcext:value-type="float">
            <text:p>12927170</text:p>
          </table:table-cell>
          <table:table-cell table:formula="of:=TIME( ; ;[.A810]/1000)" office:value-type="time" office:time-value="PT03H35M27.17S" calcext:value-type="time">
            <text:p>03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5.77" calcext:value-type="float">
            <text:p>865.77</text:p>
          </table:table-cell>
          <table:table-cell office:value-type="float" office:value="1049.59" calcext:value-type="float">
            <text:p>1049.59</text:p>
          </table:table-cell>
        </table:table-row>
        <table:table-row table:style-name="ro1">
          <table:table-cell office:value-type="float" office:value="12943170" calcext:value-type="float">
            <text:p>12943170</text:p>
          </table:table-cell>
          <table:table-cell table:formula="of:=TIME( ; ;[.A811]/1000)" office:value-type="time" office:time-value="PT03H35M43.17S" calcext:value-type="time">
            <text:p>03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6.83" calcext:value-type="float">
            <text:p>866.83</text:p>
          </table:table-cell>
          <table:table-cell office:value-type="float" office:value="1050.86" calcext:value-type="float">
            <text:p>1050.86</text:p>
          </table:table-cell>
        </table:table-row>
        <table:table-row table:style-name="ro1">
          <table:table-cell office:value-type="float" office:value="12959170" calcext:value-type="float">
            <text:p>12959170</text:p>
          </table:table-cell>
          <table:table-cell table:formula="of:=TIME( ; ;[.A812]/1000)" office:value-type="time" office:time-value="PT03H35M59.17S" calcext:value-type="time">
            <text:p>03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7.88" calcext:value-type="float">
            <text:p>867.88</text:p>
          </table:table-cell>
          <table:table-cell office:value-type="float" office:value="1052.12" calcext:value-type="float">
            <text:p>1052.12</text:p>
          </table:table-cell>
        </table:table-row>
        <table:table-row table:style-name="ro1">
          <table:table-cell office:value-type="float" office:value="12975170" calcext:value-type="float">
            <text:p>12975170</text:p>
          </table:table-cell>
          <table:table-cell table:formula="of:=TIME( ; ;[.A813]/1000)" office:value-type="time" office:time-value="PT03H36M15.17S" calcext:value-type="time">
            <text:p>03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8.94" calcext:value-type="float">
            <text:p>868.94</text:p>
          </table:table-cell>
          <table:table-cell office:value-type="float" office:value="1053.39" calcext:value-type="float">
            <text:p>1053.39</text:p>
          </table:table-cell>
        </table:table-row>
        <table:table-row table:style-name="ro1">
          <table:table-cell office:value-type="float" office:value="12991170" calcext:value-type="float">
            <text:p>12991170</text:p>
          </table:table-cell>
          <table:table-cell table:formula="of:=TIME( ; ;[.A814]/1000)" office:value-type="time" office:time-value="PT03H36M31.17S" calcext:value-type="time">
            <text:p>03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0" calcext:value-type="float">
            <text:p>870</text:p>
          </table:table-cell>
          <table:table-cell office:value-type="float" office:value="1054.65" calcext:value-type="float">
            <text:p>1054.65</text:p>
          </table:table-cell>
        </table:table-row>
        <table:table-row table:style-name="ro1">
          <table:table-cell office:value-type="float" office:value="13007170" calcext:value-type="float">
            <text:p>13007170</text:p>
          </table:table-cell>
          <table:table-cell table:formula="of:=TIME( ; ;[.A815]/1000)" office:value-type="time" office:time-value="PT03H36M47.17S" calcext:value-type="time">
            <text:p>03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1.06" calcext:value-type="float">
            <text:p>871.06</text:p>
          </table:table-cell>
          <table:table-cell office:value-type="float" office:value="1055.91" calcext:value-type="float">
            <text:p>1055.91</text:p>
          </table:table-cell>
        </table:table-row>
        <table:table-row table:style-name="ro1">
          <table:table-cell office:value-type="float" office:value="13023170" calcext:value-type="float">
            <text:p>13023170</text:p>
          </table:table-cell>
          <table:table-cell table:formula="of:=TIME( ; ;[.A816]/1000)" office:value-type="time" office:time-value="PT03H37M03.17S" calcext:value-type="time">
            <text:p>03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2.11" calcext:value-type="float">
            <text:p>872.11</text:p>
          </table:table-cell>
          <table:table-cell office:value-type="float" office:value="1057.18" calcext:value-type="float">
            <text:p>1057.18</text:p>
          </table:table-cell>
        </table:table-row>
        <table:table-row table:style-name="ro1">
          <table:table-cell office:value-type="float" office:value="13039170" calcext:value-type="float">
            <text:p>13039170</text:p>
          </table:table-cell>
          <table:table-cell table:formula="of:=TIME( ; ;[.A817]/1000)" office:value-type="time" office:time-value="PT03H37M19.17S" calcext:value-type="time">
            <text:p>03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3.17" calcext:value-type="float">
            <text:p>873.17</text:p>
          </table:table-cell>
          <table:table-cell office:value-type="float" office:value="1058.44" calcext:value-type="float">
            <text:p>1058.44</text:p>
          </table:table-cell>
        </table:table-row>
        <table:table-row table:style-name="ro1">
          <table:table-cell office:value-type="float" office:value="13055170" calcext:value-type="float">
            <text:p>13055170</text:p>
          </table:table-cell>
          <table:table-cell table:formula="of:=TIME( ; ;[.A818]/1000)" office:value-type="time" office:time-value="PT03H37M35.17S" calcext:value-type="time">
            <text:p>03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4.23" calcext:value-type="float">
            <text:p>874.23</text:p>
          </table:table-cell>
          <table:table-cell office:value-type="float" office:value="1059.7" calcext:value-type="float">
            <text:p>1059.7</text:p>
          </table:table-cell>
        </table:table-row>
        <table:table-row table:style-name="ro1">
          <table:table-cell office:value-type="float" office:value="13071170" calcext:value-type="float">
            <text:p>13071170</text:p>
          </table:table-cell>
          <table:table-cell table:formula="of:=TIME( ; ;[.A819]/1000)" office:value-type="time" office:time-value="PT03H37M51.17S" calcext:value-type="time">
            <text:p>03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8" calcext:value-type="float">
            <text:p>237.8</text:p>
          </table:table-cell>
          <table:table-cell office:value-type="float" office:value="283.41" calcext:value-type="float">
            <text:p>283.41</text:p>
          </table:table-cell>
          <table:table-cell office:value-type="float" office:value="875.28" calcext:value-type="float">
            <text:p>875.28</text:p>
          </table:table-cell>
          <table:table-cell office:value-type="float" office:value="1060.97" calcext:value-type="float">
            <text:p>1060.97</text:p>
          </table:table-cell>
        </table:table-row>
        <table:table-row table:style-name="ro1">
          <table:table-cell office:value-type="float" office:value="13087170" calcext:value-type="float">
            <text:p>13087170</text:p>
          </table:table-cell>
          <table:table-cell table:formula="of:=TIME( ; ;[.A820]/1000)" office:value-type="time" office:time-value="PT03H38M07.17S" calcext:value-type="time">
            <text:p>03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6.34" calcext:value-type="float">
            <text:p>876.34</text:p>
          </table:table-cell>
          <table:table-cell office:value-type="float" office:value="1062.23" calcext:value-type="float">
            <text:p>1062.23</text:p>
          </table:table-cell>
        </table:table-row>
        <table:table-row table:style-name="ro1">
          <table:table-cell office:value-type="float" office:value="13103170" calcext:value-type="float">
            <text:p>13103170</text:p>
          </table:table-cell>
          <table:table-cell table:formula="of:=TIME( ; ;[.A821]/1000)" office:value-type="time" office:time-value="PT03H38M23.17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7.4" calcext:value-type="float">
            <text:p>877.4</text:p>
          </table:table-cell>
          <table:table-cell office:value-type="float" office:value="1063.5" calcext:value-type="float">
            <text:p>1063.5</text:p>
          </table:table-cell>
        </table:table-row>
        <table:table-row table:style-name="ro1">
          <table:table-cell office:value-type="float" office:value="13119170" calcext:value-type="float">
            <text:p>13119170</text:p>
          </table:table-cell>
          <table:table-cell table:formula="of:=TIME( ; ;[.A822]/1000)" office:value-type="time" office:time-value="PT03H38M39.17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8.45" calcext:value-type="float">
            <text:p>878.45</text:p>
          </table:table-cell>
          <table:table-cell office:value-type="float" office:value="1064.76" calcext:value-type="float">
            <text:p>1064.76</text:p>
          </table:table-cell>
        </table:table-row>
        <table:table-row table:style-name="ro1">
          <table:table-cell office:value-type="float" office:value="13135170" calcext:value-type="float">
            <text:p>13135170</text:p>
          </table:table-cell>
          <table:table-cell table:formula="of:=TIME( ; ;[.A823]/1000)" office:value-type="time" office:time-value="PT03H38M55.17S" calcext:value-type="time">
            <text:p>03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9.51" calcext:value-type="float">
            <text:p>879.51</text:p>
          </table:table-cell>
          <table:table-cell office:value-type="float" office:value="1066.02" calcext:value-type="float">
            <text:p>1066.02</text:p>
          </table:table-cell>
        </table:table-row>
        <table:table-row table:style-name="ro1">
          <table:table-cell office:value-type="float" office:value="13151170" calcext:value-type="float">
            <text:p>13151170</text:p>
          </table:table-cell>
          <table:table-cell table:formula="of:=TIME( ; ;[.A824]/1000)" office:value-type="time" office:time-value="PT03H39M11.17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0.57" calcext:value-type="float">
            <text:p>880.57</text:p>
          </table:table-cell>
          <table:table-cell office:value-type="float" office:value="1067.29" calcext:value-type="float">
            <text:p>1067.29</text:p>
          </table:table-cell>
        </table:table-row>
        <table:table-row table:style-name="ro1">
          <table:table-cell office:value-type="float" office:value="13167170" calcext:value-type="float">
            <text:p>13167170</text:p>
          </table:table-cell>
          <table:table-cell table:formula="of:=TIME( ; ;[.A825]/1000)" office:value-type="time" office:time-value="PT03H39M27.17S" calcext:value-type="time">
            <text:p>03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1.62" calcext:value-type="float">
            <text:p>881.62</text:p>
          </table:table-cell>
          <table:table-cell office:value-type="float" office:value="1068.55" calcext:value-type="float">
            <text:p>1068.55</text:p>
          </table:table-cell>
        </table:table-row>
        <table:table-row table:style-name="ro1">
          <table:table-cell office:value-type="float" office:value="13183170" calcext:value-type="float">
            <text:p>13183170</text:p>
          </table:table-cell>
          <table:table-cell table:formula="of:=TIME( ; ;[.A826]/1000)" office:value-type="time" office:time-value="PT03H39M43.17S" calcext:value-type="time">
            <text:p>03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2.68" calcext:value-type="float">
            <text:p>882.68</text:p>
          </table:table-cell>
          <table:table-cell office:value-type="float" office:value="1069.81" calcext:value-type="float">
            <text:p>1069.81</text:p>
          </table:table-cell>
        </table:table-row>
        <table:table-row table:style-name="ro1">
          <table:table-cell office:value-type="float" office:value="13199170" calcext:value-type="float">
            <text:p>13199170</text:p>
          </table:table-cell>
          <table:table-cell table:formula="of:=TIME( ; ;[.A827]/1000)" office:value-type="time" office:time-value="PT03H39M59.17S" calcext:value-type="time">
            <text:p>03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83.74" calcext:value-type="float">
            <text:p>883.74</text:p>
          </table:table-cell>
          <table:table-cell office:value-type="float" office:value="1071.08" calcext:value-type="float">
            <text:p>1071.08</text:p>
          </table:table-cell>
        </table:table-row>
        <table:table-row table:style-name="ro1">
          <table:table-cell office:value-type="float" office:value="13215170" calcext:value-type="float">
            <text:p>13215170</text:p>
          </table:table-cell>
          <table:table-cell table:formula="of:=TIME( ; ;[.A828]/1000)" office:value-type="time" office:time-value="PT03H40M15.17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4.79" calcext:value-type="float">
            <text:p>884.79</text:p>
          </table:table-cell>
          <table:table-cell office:value-type="float" office:value="1072.34" calcext:value-type="float">
            <text:p>1072.34</text:p>
          </table:table-cell>
        </table:table-row>
        <table:table-row table:style-name="ro1">
          <table:table-cell office:value-type="float" office:value="13231170" calcext:value-type="float">
            <text:p>13231170</text:p>
          </table:table-cell>
          <table:table-cell table:formula="of:=TIME( ; ;[.A829]/1000)" office:value-type="time" office:time-value="PT03H40M31.17S" calcext:value-type="time">
            <text:p>03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5.85" calcext:value-type="float">
            <text:p>885.85</text:p>
          </table:table-cell>
          <table:table-cell office:value-type="float" office:value="1073.6" calcext:value-type="float">
            <text:p>1073.6</text:p>
          </table:table-cell>
        </table:table-row>
        <table:table-row table:style-name="ro1">
          <table:table-cell office:value-type="float" office:value="13247170" calcext:value-type="float">
            <text:p>13247170</text:p>
          </table:table-cell>
          <table:table-cell table:formula="of:=TIME( ; ;[.A830]/1000)" office:value-type="time" office:time-value="PT03H40M47.17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6.91" calcext:value-type="float">
            <text:p>886.91</text:p>
          </table:table-cell>
          <table:table-cell office:value-type="float" office:value="1074.87" calcext:value-type="float">
            <text:p>1074.87</text:p>
          </table:table-cell>
        </table:table-row>
        <table:table-row table:style-name="ro1">
          <table:table-cell office:value-type="float" office:value="13263170" calcext:value-type="float">
            <text:p>13263170</text:p>
          </table:table-cell>
          <table:table-cell table:formula="of:=TIME( ; ;[.A831]/1000)" office:value-type="time" office:time-value="PT03H41M03.17S" calcext:value-type="time">
            <text:p>03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7.96" calcext:value-type="float">
            <text:p>887.96</text:p>
          </table:table-cell>
          <table:table-cell office:value-type="float" office:value="1076.13" calcext:value-type="float">
            <text:p>1076.13</text:p>
          </table:table-cell>
        </table:table-row>
        <table:table-row table:style-name="ro1">
          <table:table-cell office:value-type="float" office:value="13279170" calcext:value-type="float">
            <text:p>13279170</text:p>
          </table:table-cell>
          <table:table-cell table:formula="of:=TIME( ; ;[.A832]/1000)" office:value-type="time" office:time-value="PT03H41M19.17S" calcext:value-type="time">
            <text:p>03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9.02" calcext:value-type="float">
            <text:p>889.02</text:p>
          </table:table-cell>
          <table:table-cell office:value-type="float" office:value="1077.4" calcext:value-type="float">
            <text:p>1077.4</text:p>
          </table:table-cell>
        </table:table-row>
        <table:table-row table:style-name="ro1">
          <table:table-cell office:value-type="float" office:value="13295170" calcext:value-type="float">
            <text:p>13295170</text:p>
          </table:table-cell>
          <table:table-cell table:formula="of:=TIME( ; ;[.A833]/1000)" office:value-type="time" office:time-value="PT03H41M35.17S" calcext:value-type="time">
            <text:p>03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890.08" calcext:value-type="float">
            <text:p>890.08</text:p>
          </table:table-cell>
          <table:table-cell office:value-type="float" office:value="1078.66" calcext:value-type="float">
            <text:p>1078.66</text:p>
          </table:table-cell>
        </table:table-row>
        <table:table-row table:style-name="ro1">
          <table:table-cell office:value-type="float" office:value="13311170" calcext:value-type="float">
            <text:p>13311170</text:p>
          </table:table-cell>
          <table:table-cell table:formula="of:=TIME( ; ;[.A834]/1000)" office:value-type="time" office:time-value="PT03H41M51.17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91.13" calcext:value-type="float">
            <text:p>891.13</text:p>
          </table:table-cell>
          <table:table-cell office:value-type="float" office:value="1079.92" calcext:value-type="float">
            <text:p>1079.92</text:p>
          </table:table-cell>
        </table:table-row>
        <table:table-row table:style-name="ro1">
          <table:table-cell office:value-type="float" office:value="13327170" calcext:value-type="float">
            <text:p>13327170</text:p>
          </table:table-cell>
          <table:table-cell table:formula="of:=TIME( ; ;[.A835]/1000)" office:value-type="time" office:time-value="PT03H42M07.17S" calcext:value-type="time">
            <text:p>03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92.19" calcext:value-type="float">
            <text:p>892.19</text:p>
          </table:table-cell>
          <table:table-cell office:value-type="float" office:value="1081.19" calcext:value-type="float">
            <text:p>1081.19</text:p>
          </table:table-cell>
        </table:table-row>
        <table:table-row table:style-name="ro1">
          <table:table-cell office:value-type="float" office:value="13343170" calcext:value-type="float">
            <text:p>13343170</text:p>
          </table:table-cell>
          <table:table-cell table:formula="of:=TIME( ; ;[.A836]/1000)" office:value-type="time" office:time-value="PT03H42M23.17S" calcext:value-type="time">
            <text:p>03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93.25" calcext:value-type="float">
            <text:p>893.25</text:p>
          </table:table-cell>
          <table:table-cell office:value-type="float" office:value="1082.45" calcext:value-type="float">
            <text:p>1082.45</text:p>
          </table:table-cell>
        </table:table-row>
        <table:table-row table:style-name="ro1">
          <table:table-cell office:value-type="float" office:value="13359170" calcext:value-type="float">
            <text:p>13359170</text:p>
          </table:table-cell>
          <table:table-cell table:formula="of:=TIME( ; ;[.A837]/1000)" office:value-type="time" office:time-value="PT03H42M39.17S" calcext:value-type="time">
            <text:p>03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94.3" calcext:value-type="float">
            <text:p>894.3</text:p>
          </table:table-cell>
          <table:table-cell office:value-type="float" office:value="1083.71" calcext:value-type="float">
            <text:p>1083.71</text:p>
          </table:table-cell>
        </table:table-row>
        <table:table-row table:style-name="ro1">
          <table:table-cell office:value-type="float" office:value="13375170" calcext:value-type="float">
            <text:p>13375170</text:p>
          </table:table-cell>
          <table:table-cell table:formula="of:=TIME( ; ;[.A838]/1000)" office:value-type="time" office:time-value="PT03H42M55.17S" calcext:value-type="time">
            <text:p>03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895.36" calcext:value-type="float">
            <text:p>895.36</text:p>
          </table:table-cell>
          <table:table-cell office:value-type="float" office:value="1084.97" calcext:value-type="float">
            <text:p>1084.97</text:p>
          </table:table-cell>
        </table:table-row>
        <table:table-row table:style-name="ro1">
          <table:table-cell office:value-type="float" office:value="13391170" calcext:value-type="float">
            <text:p>13391170</text:p>
          </table:table-cell>
          <table:table-cell table:formula="of:=TIME( ; ;[.A839]/1000)" office:value-type="time" office:time-value="PT03H43M11.17S" calcext:value-type="time">
            <text:p>03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96.42" calcext:value-type="float">
            <text:p>896.42</text:p>
          </table:table-cell>
          <table:table-cell office:value-type="float" office:value="1086.24" calcext:value-type="float">
            <text:p>1086.24</text:p>
          </table:table-cell>
        </table:table-row>
        <table:table-row table:style-name="ro1">
          <table:table-cell office:value-type="float" office:value="13407170" calcext:value-type="float">
            <text:p>13407170</text:p>
          </table:table-cell>
          <table:table-cell table:formula="of:=TIME( ; ;[.A840]/1000)" office:value-type="time" office:time-value="PT03H43M27.17S" calcext:value-type="time">
            <text:p>03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97.47" calcext:value-type="float">
            <text:p>897.47</text:p>
          </table:table-cell>
          <table:table-cell office:value-type="float" office:value="1087.5" calcext:value-type="float">
            <text:p>1087.5</text:p>
          </table:table-cell>
        </table:table-row>
        <table:table-row table:style-name="ro1">
          <table:table-cell office:value-type="float" office:value="13423170" calcext:value-type="float">
            <text:p>13423170</text:p>
          </table:table-cell>
          <table:table-cell table:formula="of:=TIME( ; ;[.A841]/1000)" office:value-type="time" office:time-value="PT03H43M43.17S" calcext:value-type="time">
            <text:p>03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98.53" calcext:value-type="float">
            <text:p>898.53</text:p>
          </table:table-cell>
          <table:table-cell office:value-type="float" office:value="1088.76" calcext:value-type="float">
            <text:p>1088.76</text:p>
          </table:table-cell>
        </table:table-row>
        <table:table-row table:style-name="ro1">
          <table:table-cell office:value-type="float" office:value="13439170" calcext:value-type="float">
            <text:p>13439170</text:p>
          </table:table-cell>
          <table:table-cell table:formula="of:=TIME( ; ;[.A842]/1000)" office:value-type="time" office:time-value="PT03H43M59.17S" calcext:value-type="time">
            <text:p>03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99.59" calcext:value-type="float">
            <text:p>899.59</text:p>
          </table:table-cell>
          <table:table-cell office:value-type="float" office:value="1090.03" calcext:value-type="float">
            <text:p>1090.03</text:p>
          </table:table-cell>
        </table:table-row>
        <table:table-row table:style-name="ro1">
          <table:table-cell office:value-type="float" office:value="13455170" calcext:value-type="float">
            <text:p>13455170</text:p>
          </table:table-cell>
          <table:table-cell table:formula="of:=TIME( ; ;[.A843]/1000)" office:value-type="time" office:time-value="PT03H44M15.17S" calcext:value-type="time">
            <text:p>03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900.64" calcext:value-type="float">
            <text:p>900.64</text:p>
          </table:table-cell>
          <table:table-cell office:value-type="float" office:value="1091.29" calcext:value-type="float">
            <text:p>1091.29</text:p>
          </table:table-cell>
        </table:table-row>
        <table:table-row table:style-name="ro1">
          <table:table-cell office:value-type="float" office:value="13471170" calcext:value-type="float">
            <text:p>13471170</text:p>
          </table:table-cell>
          <table:table-cell table:formula="of:=TIME( ; ;[.A844]/1000)" office:value-type="time" office:time-value="PT03H44M31.17S" calcext:value-type="time">
            <text:p>03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01.7" calcext:value-type="float">
            <text:p>901.7</text:p>
          </table:table-cell>
          <table:table-cell office:value-type="float" office:value="1092.55" calcext:value-type="float">
            <text:p>1092.55</text:p>
          </table:table-cell>
        </table:table-row>
        <table:table-row table:style-name="ro1">
          <table:table-cell office:value-type="float" office:value="13487170" calcext:value-type="float">
            <text:p>13487170</text:p>
          </table:table-cell>
          <table:table-cell table:formula="of:=TIME( ; ;[.A845]/1000)" office:value-type="time" office:time-value="PT03H44M47.17S" calcext:value-type="time">
            <text:p>03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02.76" calcext:value-type="float">
            <text:p>902.76</text:p>
          </table:table-cell>
          <table:table-cell office:value-type="float" office:value="1093.81" calcext:value-type="float">
            <text:p>1093.81</text:p>
          </table:table-cell>
        </table:table-row>
        <table:table-row table:style-name="ro1">
          <table:table-cell office:value-type="float" office:value="13503170" calcext:value-type="float">
            <text:p>13503170</text:p>
          </table:table-cell>
          <table:table-cell table:formula="of:=TIME( ; ;[.A846]/1000)" office:value-type="time" office:time-value="PT03H45M03.17S" calcext:value-type="time">
            <text:p>03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903.81" calcext:value-type="float">
            <text:p>903.81</text:p>
          </table:table-cell>
          <table:table-cell office:value-type="float" office:value="1095.08" calcext:value-type="float">
            <text:p>1095.08</text:p>
          </table:table-cell>
        </table:table-row>
        <table:table-row table:style-name="ro1">
          <table:table-cell office:value-type="float" office:value="13519170" calcext:value-type="float">
            <text:p>13519170</text:p>
          </table:table-cell>
          <table:table-cell table:formula="of:=TIME( ; ;[.A847]/1000)" office:value-type="time" office:time-value="PT03H45M19.17S" calcext:value-type="time">
            <text:p>03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04.87" calcext:value-type="float">
            <text:p>904.87</text:p>
          </table:table-cell>
          <table:table-cell office:value-type="float" office:value="1096.34" calcext:value-type="float">
            <text:p>1096.34</text:p>
          </table:table-cell>
        </table:table-row>
        <table:table-row table:style-name="ro1">
          <table:table-cell office:value-type="float" office:value="13535170" calcext:value-type="float">
            <text:p>13535170</text:p>
          </table:table-cell>
          <table:table-cell table:formula="of:=TIME( ; ;[.A848]/1000)" office:value-type="time" office:time-value="PT03H45M35.17S" calcext:value-type="time">
            <text:p>03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05.93" calcext:value-type="float">
            <text:p>905.93</text:p>
          </table:table-cell>
          <table:table-cell office:value-type="float" office:value="1097.6" calcext:value-type="float">
            <text:p>1097.6</text:p>
          </table:table-cell>
        </table:table-row>
        <table:table-row table:style-name="ro1">
          <table:table-cell office:value-type="float" office:value="13551170" calcext:value-type="float">
            <text:p>13551170</text:p>
          </table:table-cell>
          <table:table-cell table:formula="of:=TIME( ; ;[.A849]/1000)" office:value-type="time" office:time-value="PT03H45M51.17S" calcext:value-type="time">
            <text:p>03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06.98" calcext:value-type="float">
            <text:p>906.98</text:p>
          </table:table-cell>
          <table:table-cell office:value-type="float" office:value="1098.87" calcext:value-type="float">
            <text:p>1098.87</text:p>
          </table:table-cell>
        </table:table-row>
        <table:table-row table:style-name="ro1">
          <table:table-cell office:value-type="float" office:value="13567170" calcext:value-type="float">
            <text:p>13567170</text:p>
          </table:table-cell>
          <table:table-cell table:formula="of:=TIME( ; ;[.A850]/1000)" office:value-type="time" office:time-value="PT03H46M07.17S" calcext:value-type="time">
            <text:p>03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08.04" calcext:value-type="float">
            <text:p>908.04</text:p>
          </table:table-cell>
          <table:table-cell office:value-type="float" office:value="1100.13" calcext:value-type="float">
            <text:p>1100.13</text:p>
          </table:table-cell>
        </table:table-row>
        <table:table-row table:style-name="ro1">
          <table:table-cell office:value-type="float" office:value="13583170" calcext:value-type="float">
            <text:p>13583170</text:p>
          </table:table-cell>
          <table:table-cell table:formula="of:=TIME( ; ;[.A851]/1000)" office:value-type="time" office:time-value="PT03H46M23.17S" calcext:value-type="time">
            <text:p>03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09.1" calcext:value-type="float">
            <text:p>909.1</text:p>
          </table:table-cell>
          <table:table-cell office:value-type="float" office:value="1101.39" calcext:value-type="float">
            <text:p>1101.39</text:p>
          </table:table-cell>
        </table:table-row>
        <table:table-row table:style-name="ro1">
          <table:table-cell office:value-type="float" office:value="13599170" calcext:value-type="float">
            <text:p>13599170</text:p>
          </table:table-cell>
          <table:table-cell table:formula="of:=TIME( ; ;[.A852]/1000)" office:value-type="time" office:time-value="PT03H46M39.17S" calcext:value-type="time">
            <text:p>03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10.15" calcext:value-type="float">
            <text:p>910.15</text:p>
          </table:table-cell>
          <table:table-cell office:value-type="float" office:value="1102.65" calcext:value-type="float">
            <text:p>1102.65</text:p>
          </table:table-cell>
        </table:table-row>
        <table:table-row table:style-name="ro1">
          <table:table-cell office:value-type="float" office:value="13615170" calcext:value-type="float">
            <text:p>13615170</text:p>
          </table:table-cell>
          <table:table-cell table:formula="of:=TIME( ; ;[.A853]/1000)" office:value-type="time" office:time-value="PT03H46M55.17S" calcext:value-type="time">
            <text:p>03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11.21" calcext:value-type="float">
            <text:p>911.21</text:p>
          </table:table-cell>
          <table:table-cell office:value-type="float" office:value="1103.92" calcext:value-type="float">
            <text:p>1103.92</text:p>
          </table:table-cell>
        </table:table-row>
        <table:table-row table:style-name="ro1">
          <table:table-cell office:value-type="float" office:value="13631170" calcext:value-type="float">
            <text:p>13631170</text:p>
          </table:table-cell>
          <table:table-cell table:formula="of:=TIME( ; ;[.A854]/1000)" office:value-type="time" office:time-value="PT03H47M11.17S" calcext:value-type="time">
            <text:p>03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12.27" calcext:value-type="float">
            <text:p>912.27</text:p>
          </table:table-cell>
          <table:table-cell office:value-type="float" office:value="1105.18" calcext:value-type="float">
            <text:p>1105.18</text:p>
          </table:table-cell>
        </table:table-row>
        <table:table-row table:style-name="ro1">
          <table:table-cell office:value-type="float" office:value="13647170" calcext:value-type="float">
            <text:p>13647170</text:p>
          </table:table-cell>
          <table:table-cell table:formula="of:=TIME( ; ;[.A855]/1000)" office:value-type="time" office:time-value="PT03H47M27.17S" calcext:value-type="time">
            <text:p>03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13.32" calcext:value-type="float">
            <text:p>913.32</text:p>
          </table:table-cell>
          <table:table-cell office:value-type="float" office:value="1106.44" calcext:value-type="float">
            <text:p>1106.44</text:p>
          </table:table-cell>
        </table:table-row>
        <table:table-row table:style-name="ro1">
          <table:table-cell office:value-type="float" office:value="13663170" calcext:value-type="float">
            <text:p>13663170</text:p>
          </table:table-cell>
          <table:table-cell table:formula="of:=TIME( ; ;[.A856]/1000)" office:value-type="time" office:time-value="PT03H47M43.17S" calcext:value-type="time">
            <text:p>03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14.38" calcext:value-type="float">
            <text:p>914.38</text:p>
          </table:table-cell>
          <table:table-cell office:value-type="float" office:value="1107.7" calcext:value-type="float">
            <text:p>1107.7</text:p>
          </table:table-cell>
        </table:table-row>
        <table:table-row table:style-name="ro1">
          <table:table-cell office:value-type="float" office:value="13679170" calcext:value-type="float">
            <text:p>13679170</text:p>
          </table:table-cell>
          <table:table-cell table:formula="of:=TIME( ; ;[.A857]/1000)" office:value-type="time" office:time-value="PT03H47M59.17S" calcext:value-type="time">
            <text:p>03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15.43" calcext:value-type="float">
            <text:p>915.43</text:p>
          </table:table-cell>
          <table:table-cell office:value-type="float" office:value="1108.97" calcext:value-type="float">
            <text:p>1108.97</text:p>
          </table:table-cell>
        </table:table-row>
        <table:table-row table:style-name="ro1">
          <table:table-cell office:value-type="float" office:value="13695170" calcext:value-type="float">
            <text:p>13695170</text:p>
          </table:table-cell>
          <table:table-cell table:formula="of:=TIME( ; ;[.A858]/1000)" office:value-type="time" office:time-value="PT03H48M15.17S" calcext:value-type="time">
            <text:p>03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916.49" calcext:value-type="float">
            <text:p>916.49</text:p>
          </table:table-cell>
          <table:table-cell office:value-type="float" office:value="1110.23" calcext:value-type="float">
            <text:p>1110.23</text:p>
          </table:table-cell>
        </table:table-row>
        <table:table-row table:style-name="ro1">
          <table:table-cell office:value-type="float" office:value="13711170" calcext:value-type="float">
            <text:p>13711170</text:p>
          </table:table-cell>
          <table:table-cell table:formula="of:=TIME( ; ;[.A859]/1000)" office:value-type="time" office:time-value="PT03H48M31.17S" calcext:value-type="time">
            <text:p>03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17.55" calcext:value-type="float">
            <text:p>917.55</text:p>
          </table:table-cell>
          <table:table-cell office:value-type="float" office:value="1111.49" calcext:value-type="float">
            <text:p>1111.49</text:p>
          </table:table-cell>
        </table:table-row>
        <table:table-row table:style-name="ro1">
          <table:table-cell office:value-type="float" office:value="13727170" calcext:value-type="float">
            <text:p>13727170</text:p>
          </table:table-cell>
          <table:table-cell table:formula="of:=TIME( ; ;[.A860]/1000)" office:value-type="time" office:time-value="PT03H48M47.17S" calcext:value-type="time">
            <text:p>03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18.6" calcext:value-type="float">
            <text:p>918.6</text:p>
          </table:table-cell>
          <table:table-cell office:value-type="float" office:value="1112.75" calcext:value-type="float">
            <text:p>1112.75</text:p>
          </table:table-cell>
        </table:table-row>
        <table:table-row table:style-name="ro1">
          <table:table-cell office:value-type="float" office:value="13743170" calcext:value-type="float">
            <text:p>13743170</text:p>
          </table:table-cell>
          <table:table-cell table:formula="of:=TIME( ; ;[.A861]/1000)" office:value-type="time" office:time-value="PT03H49M03.17S" calcext:value-type="time">
            <text:p>03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19.66" calcext:value-type="float">
            <text:p>919.66</text:p>
          </table:table-cell>
          <table:table-cell office:value-type="float" office:value="1114.01" calcext:value-type="float">
            <text:p>1114.01</text:p>
          </table:table-cell>
        </table:table-row>
        <table:table-row table:style-name="ro1">
          <table:table-cell office:value-type="float" office:value="13759170" calcext:value-type="float">
            <text:p>13759170</text:p>
          </table:table-cell>
          <table:table-cell table:formula="of:=TIME( ; ;[.A862]/1000)" office:value-type="time" office:time-value="PT03H49M19.17S" calcext:value-type="time">
            <text:p>03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20.71" calcext:value-type="float">
            <text:p>920.71</text:p>
          </table:table-cell>
          <table:table-cell office:value-type="float" office:value="1115.28" calcext:value-type="float">
            <text:p>1115.28</text:p>
          </table:table-cell>
        </table:table-row>
        <table:table-row table:style-name="ro1">
          <table:table-cell office:value-type="float" office:value="13775170" calcext:value-type="float">
            <text:p>13775170</text:p>
          </table:table-cell>
          <table:table-cell table:formula="of:=TIME( ; ;[.A863]/1000)" office:value-type="time" office:time-value="PT03H49M35.17S" calcext:value-type="time">
            <text:p>03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21.77" calcext:value-type="float">
            <text:p>921.77</text:p>
          </table:table-cell>
          <table:table-cell office:value-type="float" office:value="1116.54" calcext:value-type="float">
            <text:p>1116.54</text:p>
          </table:table-cell>
        </table:table-row>
        <table:table-row table:style-name="ro1">
          <table:table-cell office:value-type="float" office:value="13791170" calcext:value-type="float">
            <text:p>13791170</text:p>
          </table:table-cell>
          <table:table-cell table:formula="of:=TIME( ; ;[.A864]/1000)" office:value-type="time" office:time-value="PT03H49M51.17S" calcext:value-type="time">
            <text:p>03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22.82" calcext:value-type="float">
            <text:p>922.82</text:p>
          </table:table-cell>
          <table:table-cell office:value-type="float" office:value="1117.8" calcext:value-type="float">
            <text:p>1117.8</text:p>
          </table:table-cell>
        </table:table-row>
        <table:table-row table:style-name="ro1">
          <table:table-cell office:value-type="float" office:value="13807170" calcext:value-type="float">
            <text:p>13807170</text:p>
          </table:table-cell>
          <table:table-cell table:formula="of:=TIME( ; ;[.A865]/1000)" office:value-type="time" office:time-value="PT03H50M07.17S" calcext:value-type="time">
            <text:p>03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23.88" calcext:value-type="float">
            <text:p>923.88</text:p>
          </table:table-cell>
          <table:table-cell office:value-type="float" office:value="1119.06" calcext:value-type="float">
            <text:p>1119.06</text:p>
          </table:table-cell>
        </table:table-row>
        <table:table-row table:style-name="ro1">
          <table:table-cell office:value-type="float" office:value="13823170" calcext:value-type="float">
            <text:p>13823170</text:p>
          </table:table-cell>
          <table:table-cell table:formula="of:=TIME( ; ;[.A866]/1000)" office:value-type="time" office:time-value="PT03H50M23.17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24.94" calcext:value-type="float">
            <text:p>924.94</text:p>
          </table:table-cell>
          <table:table-cell office:value-type="float" office:value="1120.32" calcext:value-type="float">
            <text:p>1120.32</text:p>
          </table:table-cell>
        </table:table-row>
        <table:table-row table:style-name="ro1">
          <table:table-cell office:value-type="float" office:value="13839170" calcext:value-type="float">
            <text:p>13839170</text:p>
          </table:table-cell>
          <table:table-cell table:formula="of:=TIME( ; ;[.A867]/1000)" office:value-type="time" office:time-value="PT03H50M39.17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25.99" calcext:value-type="float">
            <text:p>925.99</text:p>
          </table:table-cell>
          <table:table-cell office:value-type="float" office:value="1121.59" calcext:value-type="float">
            <text:p>1121.59</text:p>
          </table:table-cell>
        </table:table-row>
        <table:table-row table:style-name="ro1">
          <table:table-cell office:value-type="float" office:value="13855170" calcext:value-type="float">
            <text:p>13855170</text:p>
          </table:table-cell>
          <table:table-cell table:formula="of:=TIME( ; ;[.A868]/1000)" office:value-type="time" office:time-value="PT03H50M55.17S" calcext:value-type="time">
            <text:p>03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27.05" calcext:value-type="float">
            <text:p>927.05</text:p>
          </table:table-cell>
          <table:table-cell office:value-type="float" office:value="1122.85" calcext:value-type="float">
            <text:p>1122.85</text:p>
          </table:table-cell>
        </table:table-row>
        <table:table-row table:style-name="ro1">
          <table:table-cell office:value-type="float" office:value="13871170" calcext:value-type="float">
            <text:p>13871170</text:p>
          </table:table-cell>
          <table:table-cell table:formula="of:=TIME( ; ;[.A869]/1000)" office:value-type="time" office:time-value="PT03H51M11.17S" calcext:value-type="time">
            <text:p>03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28.1" calcext:value-type="float">
            <text:p>928.1</text:p>
          </table:table-cell>
          <table:table-cell office:value-type="float" office:value="1124.11" calcext:value-type="float">
            <text:p>1124.11</text:p>
          </table:table-cell>
        </table:table-row>
        <table:table-row table:style-name="ro1">
          <table:table-cell office:value-type="float" office:value="13887170" calcext:value-type="float">
            <text:p>13887170</text:p>
          </table:table-cell>
          <table:table-cell table:formula="of:=TIME( ; ;[.A870]/1000)" office:value-type="time" office:time-value="PT03H51M27.17S" calcext:value-type="time">
            <text:p>03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29.16" calcext:value-type="float">
            <text:p>929.16</text:p>
          </table:table-cell>
          <table:table-cell office:value-type="float" office:value="1125.37" calcext:value-type="float">
            <text:p>1125.37</text:p>
          </table:table-cell>
        </table:table-row>
        <table:table-row table:style-name="ro1">
          <table:table-cell office:value-type="float" office:value="13903170" calcext:value-type="float">
            <text:p>13903170</text:p>
          </table:table-cell>
          <table:table-cell table:formula="of:=TIME( ; ;[.A871]/1000)" office:value-type="time" office:time-value="PT03H51M43.17S" calcext:value-type="time">
            <text:p>03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30.21" calcext:value-type="float">
            <text:p>930.21</text:p>
          </table:table-cell>
          <table:table-cell office:value-type="float" office:value="1126.63" calcext:value-type="float">
            <text:p>1126.63</text:p>
          </table:table-cell>
        </table:table-row>
        <table:table-row table:style-name="ro1">
          <table:table-cell office:value-type="float" office:value="13919170" calcext:value-type="float">
            <text:p>13919170</text:p>
          </table:table-cell>
          <table:table-cell table:formula="of:=TIME( ; ;[.A872]/1000)" office:value-type="time" office:time-value="PT03H51M59.17S" calcext:value-type="time">
            <text:p>03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31.27" calcext:value-type="float">
            <text:p>931.27</text:p>
          </table:table-cell>
          <table:table-cell office:value-type="float" office:value="1127.89" calcext:value-type="float">
            <text:p>1127.89</text:p>
          </table:table-cell>
        </table:table-row>
        <table:table-row table:style-name="ro1">
          <table:table-cell office:value-type="float" office:value="13935170" calcext:value-type="float">
            <text:p>13935170</text:p>
          </table:table-cell>
          <table:table-cell table:formula="of:=TIME( ; ;[.A873]/1000)" office:value-type="time" office:time-value="PT03H52M15.17S" calcext:value-type="time">
            <text:p>03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32.33" calcext:value-type="float">
            <text:p>932.33</text:p>
          </table:table-cell>
          <table:table-cell office:value-type="float" office:value="1129.15" calcext:value-type="float">
            <text:p>1129.15</text:p>
          </table:table-cell>
        </table:table-row>
        <table:table-row table:style-name="ro1">
          <table:table-cell office:value-type="float" office:value="13951170" calcext:value-type="float">
            <text:p>13951170</text:p>
          </table:table-cell>
          <table:table-cell table:formula="of:=TIME( ; ;[.A874]/1000)" office:value-type="time" office:time-value="PT03H52M31.17S" calcext:value-type="time">
            <text:p>03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33.38" calcext:value-type="float">
            <text:p>933.38</text:p>
          </table:table-cell>
          <table:table-cell office:value-type="float" office:value="1130.41" calcext:value-type="float">
            <text:p>1130.41</text:p>
          </table:table-cell>
        </table:table-row>
        <table:table-row table:style-name="ro1">
          <table:table-cell office:value-type="float" office:value="13967170" calcext:value-type="float">
            <text:p>13967170</text:p>
          </table:table-cell>
          <table:table-cell table:formula="of:=TIME( ; ;[.A875]/1000)" office:value-type="time" office:time-value="PT03H52M47.17S" calcext:value-type="time">
            <text:p>03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34.44" calcext:value-type="float">
            <text:p>934.44</text:p>
          </table:table-cell>
          <table:table-cell office:value-type="float" office:value="1131.67" calcext:value-type="float">
            <text:p>1131.67</text:p>
          </table:table-cell>
        </table:table-row>
        <table:table-row table:style-name="ro1">
          <table:table-cell office:value-type="float" office:value="13983170" calcext:value-type="float">
            <text:p>13983170</text:p>
          </table:table-cell>
          <table:table-cell table:formula="of:=TIME( ; ;[.A876]/1000)" office:value-type="time" office:time-value="PT03H53M03.17S" calcext:value-type="time">
            <text:p>03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35.49" calcext:value-type="float">
            <text:p>935.49</text:p>
          </table:table-cell>
          <table:table-cell office:value-type="float" office:value="1132.93" calcext:value-type="float">
            <text:p>1132.93</text:p>
          </table:table-cell>
        </table:table-row>
        <table:table-row table:style-name="ro1">
          <table:table-cell office:value-type="float" office:value="13999170" calcext:value-type="float">
            <text:p>13999170</text:p>
          </table:table-cell>
          <table:table-cell table:formula="of:=TIME( ; ;[.A877]/1000)" office:value-type="time" office:time-value="PT03H53M19.17S" calcext:value-type="time">
            <text:p>03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36.55" calcext:value-type="float">
            <text:p>936.55</text:p>
          </table:table-cell>
          <table:table-cell office:value-type="float" office:value="1134.19" calcext:value-type="float">
            <text:p>1134.19</text:p>
          </table:table-cell>
        </table:table-row>
        <table:table-row table:style-name="ro1">
          <table:table-cell office:value-type="float" office:value="14015170" calcext:value-type="float">
            <text:p>14015170</text:p>
          </table:table-cell>
          <table:table-cell table:formula="of:=TIME( ; ;[.A878]/1000)" office:value-type="time" office:time-value="PT03H53M35.17S" calcext:value-type="time">
            <text:p>03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37.6" calcext:value-type="float">
            <text:p>937.6</text:p>
          </table:table-cell>
          <table:table-cell office:value-type="float" office:value="1135.45" calcext:value-type="float">
            <text:p>1135.45</text:p>
          </table:table-cell>
        </table:table-row>
        <table:table-row table:style-name="ro1">
          <table:table-cell office:value-type="float" office:value="14031170" calcext:value-type="float">
            <text:p>14031170</text:p>
          </table:table-cell>
          <table:table-cell table:formula="of:=TIME( ; ;[.A879]/1000)" office:value-type="time" office:time-value="PT03H53M51.17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38.66" calcext:value-type="float">
            <text:p>938.66</text:p>
          </table:table-cell>
          <table:table-cell office:value-type="float" office:value="1136.71" calcext:value-type="float">
            <text:p>1136.71</text:p>
          </table:table-cell>
        </table:table-row>
        <table:table-row table:style-name="ro1">
          <table:table-cell office:value-type="float" office:value="14047170" calcext:value-type="float">
            <text:p>14047170</text:p>
          </table:table-cell>
          <table:table-cell table:formula="of:=TIME( ; ;[.A880]/1000)" office:value-type="time" office:time-value="PT03H54M07.17S" calcext:value-type="time">
            <text:p>03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39.72" calcext:value-type="float">
            <text:p>939.72</text:p>
          </table:table-cell>
          <table:table-cell office:value-type="float" office:value="1137.97" calcext:value-type="float">
            <text:p>1137.97</text:p>
          </table:table-cell>
        </table:table-row>
        <table:table-row table:style-name="ro1">
          <table:table-cell office:value-type="float" office:value="14063170" calcext:value-type="float">
            <text:p>14063170</text:p>
          </table:table-cell>
          <table:table-cell table:formula="of:=TIME( ; ;[.A881]/1000)" office:value-type="time" office:time-value="PT03H54M23.17S" calcext:value-type="time">
            <text:p>03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40.77" calcext:value-type="float">
            <text:p>940.77</text:p>
          </table:table-cell>
          <table:table-cell office:value-type="float" office:value="1139.23" calcext:value-type="float">
            <text:p>1139.23</text:p>
          </table:table-cell>
        </table:table-row>
        <table:table-row table:style-name="ro1">
          <table:table-cell office:value-type="float" office:value="14079170" calcext:value-type="float">
            <text:p>14079170</text:p>
          </table:table-cell>
          <table:table-cell table:formula="of:=TIME( ; ;[.A882]/1000)" office:value-type="time" office:time-value="PT03H54M39.17S" calcext:value-type="time">
            <text:p>03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41.83" calcext:value-type="float">
            <text:p>941.83</text:p>
          </table:table-cell>
          <table:table-cell office:value-type="float" office:value="1140.48" calcext:value-type="float">
            <text:p>1140.48</text:p>
          </table:table-cell>
        </table:table-row>
        <table:table-row table:style-name="ro1">
          <table:table-cell office:value-type="float" office:value="14095170" calcext:value-type="float">
            <text:p>14095170</text:p>
          </table:table-cell>
          <table:table-cell table:formula="of:=TIME( ; ;[.A883]/1000)" office:value-type="time" office:time-value="PT03H54M55.17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42.88" calcext:value-type="float">
            <text:p>942.88</text:p>
          </table:table-cell>
          <table:table-cell office:value-type="float" office:value="1141.74" calcext:value-type="float">
            <text:p>1141.74</text:p>
          </table:table-cell>
        </table:table-row>
        <table:table-row table:style-name="ro1">
          <table:table-cell office:value-type="float" office:value="14111170" calcext:value-type="float">
            <text:p>14111170</text:p>
          </table:table-cell>
          <table:table-cell table:formula="of:=TIME( ; ;[.A884]/1000)" office:value-type="time" office:time-value="PT03H55M11.17S" calcext:value-type="time">
            <text:p>03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43.94" calcext:value-type="float">
            <text:p>943.94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4127170" calcext:value-type="float">
            <text:p>14127170</text:p>
          </table:table-cell>
          <table:table-cell table:formula="of:=TIME( ; ;[.A885]/1000)" office:value-type="time" office:time-value="PT03H55M27.17S" calcext:value-type="time">
            <text:p>03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44.99" calcext:value-type="float">
            <text:p>944.99</text:p>
          </table:table-cell>
          <table:table-cell office:value-type="float" office:value="1144.26" calcext:value-type="float">
            <text:p>1144.26</text:p>
          </table:table-cell>
        </table:table-row>
        <table:table-row table:style-name="ro1">
          <table:table-cell office:value-type="float" office:value="14143170" calcext:value-type="float">
            <text:p>14143170</text:p>
          </table:table-cell>
          <table:table-cell table:formula="of:=TIME( ; ;[.A886]/1000)" office:value-type="time" office:time-value="PT03H55M43.17S" calcext:value-type="time">
            <text:p>03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46.05" calcext:value-type="float">
            <text:p>946.05</text:p>
          </table:table-cell>
          <table:table-cell office:value-type="float" office:value="1145.52" calcext:value-type="float">
            <text:p>1145.52</text:p>
          </table:table-cell>
        </table:table-row>
        <table:table-row table:style-name="ro1">
          <table:table-cell office:value-type="float" office:value="14159170" calcext:value-type="float">
            <text:p>14159170</text:p>
          </table:table-cell>
          <table:table-cell table:formula="of:=TIME( ; ;[.A887]/1000)" office:value-type="time" office:time-value="PT03H55M59.17S" calcext:value-type="time">
            <text:p>03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47.1" calcext:value-type="float">
            <text:p>947.1</text:p>
          </table:table-cell>
          <table:table-cell office:value-type="float" office:value="1146.78" calcext:value-type="float">
            <text:p>1146.78</text:p>
          </table:table-cell>
        </table:table-row>
        <table:table-row table:style-name="ro1">
          <table:table-cell office:value-type="float" office:value="14175170" calcext:value-type="float">
            <text:p>14175170</text:p>
          </table:table-cell>
          <table:table-cell table:formula="of:=TIME( ; ;[.A888]/1000)" office:value-type="time" office:time-value="PT03H56M15.17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48.16" calcext:value-type="float">
            <text:p>948.16</text:p>
          </table:table-cell>
          <table:table-cell office:value-type="float" office:value="1148.04" calcext:value-type="float">
            <text:p>1148.04</text:p>
          </table:table-cell>
        </table:table-row>
        <table:table-row table:style-name="ro1">
          <table:table-cell office:value-type="float" office:value="14191170" calcext:value-type="float">
            <text:p>14191170</text:p>
          </table:table-cell>
          <table:table-cell table:formula="of:=TIME( ; ;[.A889]/1000)" office:value-type="time" office:time-value="PT03H56M31.17S" calcext:value-type="time">
            <text:p>03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49.21" calcext:value-type="float">
            <text:p>949.21</text:p>
          </table:table-cell>
          <table:table-cell office:value-type="float" office:value="1149.29" calcext:value-type="float">
            <text:p>1149.29</text:p>
          </table:table-cell>
        </table:table-row>
        <table:table-row table:style-name="ro1">
          <table:table-cell office:value-type="float" office:value="14207170" calcext:value-type="float">
            <text:p>14207170</text:p>
          </table:table-cell>
          <table:table-cell table:formula="of:=TIME( ; ;[.A890]/1000)" office:value-type="time" office:time-value="PT03H56M47.17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50.27" calcext:value-type="float">
            <text:p>950.27</text:p>
          </table:table-cell>
          <table:table-cell office:value-type="float" office:value="1150.55" calcext:value-type="float">
            <text:p>1150.55</text:p>
          </table:table-cell>
        </table:table-row>
        <table:table-row table:style-name="ro1">
          <table:table-cell office:value-type="float" office:value="14223170" calcext:value-type="float">
            <text:p>14223170</text:p>
          </table:table-cell>
          <table:table-cell table:formula="of:=TIME( ; ;[.A891]/1000)" office:value-type="time" office:time-value="PT03H57M03.17S" calcext:value-type="time">
            <text:p>03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1.32" calcext:value-type="float">
            <text:p>951.32</text:p>
          </table:table-cell>
          <table:table-cell office:value-type="float" office:value="1151.81" calcext:value-type="float">
            <text:p>1151.81</text:p>
          </table:table-cell>
        </table:table-row>
        <table:table-row table:style-name="ro1">
          <table:table-cell office:value-type="float" office:value="14239170" calcext:value-type="float">
            <text:p>14239170</text:p>
          </table:table-cell>
          <table:table-cell table:formula="of:=TIME( ; ;[.A892]/1000)" office:value-type="time" office:time-value="PT03H57M19.17S" calcext:value-type="time">
            <text:p>03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2.38" calcext:value-type="float">
            <text:p>952.38</text:p>
          </table:table-cell>
          <table:table-cell office:value-type="float" office:value="1153.07" calcext:value-type="float">
            <text:p>1153.07</text:p>
          </table:table-cell>
        </table:table-row>
        <table:table-row table:style-name="ro1">
          <table:table-cell office:value-type="float" office:value="14255170" calcext:value-type="float">
            <text:p>14255170</text:p>
          </table:table-cell>
          <table:table-cell table:formula="of:=TIME( ; ;[.A893]/1000)" office:value-type="time" office:time-value="PT03H57M35.17S" calcext:value-type="time">
            <text:p>03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3.43" calcext:value-type="float">
            <text:p>953.43</text:p>
          </table:table-cell>
          <table:table-cell office:value-type="float" office:value="1154.33" calcext:value-type="float">
            <text:p>1154.33</text:p>
          </table:table-cell>
        </table:table-row>
        <table:table-row table:style-name="ro1">
          <table:table-cell office:value-type="float" office:value="14271170" calcext:value-type="float">
            <text:p>14271170</text:p>
          </table:table-cell>
          <table:table-cell table:formula="of:=TIME( ; ;[.A894]/1000)" office:value-type="time" office:time-value="PT03H57M51.17S" calcext:value-type="time">
            <text:p>03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4.49" calcext:value-type="float">
            <text:p>954.49</text:p>
          </table:table-cell>
          <table:table-cell office:value-type="float" office:value="1155.59" calcext:value-type="float">
            <text:p>1155.59</text:p>
          </table:table-cell>
        </table:table-row>
        <table:table-row table:style-name="ro1">
          <table:table-cell office:value-type="float" office:value="14287170" calcext:value-type="float">
            <text:p>14287170</text:p>
          </table:table-cell>
          <table:table-cell table:formula="of:=TIME( ; ;[.A895]/1000)" office:value-type="time" office:time-value="PT03H58M07.17S" calcext:value-type="time">
            <text:p>03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55.54" calcext:value-type="float">
            <text:p>955.54</text:p>
          </table:table-cell>
          <table:table-cell office:value-type="float" office:value="1156.84" calcext:value-type="float">
            <text:p>1156.84</text:p>
          </table:table-cell>
        </table:table-row>
        <table:table-row table:style-name="ro1">
          <table:table-cell office:value-type="float" office:value="14303170" calcext:value-type="float">
            <text:p>14303170</text:p>
          </table:table-cell>
          <table:table-cell table:formula="of:=TIME( ; ;[.A896]/1000)" office:value-type="time" office:time-value="PT03H58M23.17S" calcext:value-type="time">
            <text:p>03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6.6" calcext:value-type="float">
            <text:p>956.6</text:p>
          </table:table-cell>
          <table:table-cell office:value-type="float" office:value="1158.1" calcext:value-type="float">
            <text:p>1158.1</text:p>
          </table:table-cell>
        </table:table-row>
        <table:table-row table:style-name="ro1">
          <table:table-cell office:value-type="float" office:value="14319170" calcext:value-type="float">
            <text:p>14319170</text:p>
          </table:table-cell>
          <table:table-cell table:formula="of:=TIME( ; ;[.A897]/1000)" office:value-type="time" office:time-value="PT03H58M39.17S" calcext:value-type="time">
            <text:p>03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7.65" calcext:value-type="float">
            <text:p>957.65</text:p>
          </table:table-cell>
          <table:table-cell office:value-type="float" office:value="1159.36" calcext:value-type="float">
            <text:p>1159.36</text:p>
          </table:table-cell>
        </table:table-row>
        <table:table-row table:style-name="ro1">
          <table:table-cell office:value-type="float" office:value="14335170" calcext:value-type="float">
            <text:p>14335170</text:p>
          </table:table-cell>
          <table:table-cell table:formula="of:=TIME( ; ;[.A898]/1000)" office:value-type="time" office:time-value="PT03H58M55.17S" calcext:value-type="time">
            <text:p>03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8.71" calcext:value-type="float">
            <text:p>958.71</text:p>
          </table:table-cell>
          <table:table-cell office:value-type="float" office:value="1160.62" calcext:value-type="float">
            <text:p>1160.62</text:p>
          </table:table-cell>
        </table:table-row>
        <table:table-row table:style-name="ro1">
          <table:table-cell office:value-type="float" office:value="14351170" calcext:value-type="float">
            <text:p>14351170</text:p>
          </table:table-cell>
          <table:table-cell table:formula="of:=TIME( ; ;[.A899]/1000)" office:value-type="time" office:time-value="PT03H59M11.17S" calcext:value-type="time">
            <text:p>03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59.76" calcext:value-type="float">
            <text:p>959.76</text:p>
          </table:table-cell>
          <table:table-cell office:value-type="float" office:value="1161.88" calcext:value-type="float">
            <text:p>1161.88</text:p>
          </table:table-cell>
        </table:table-row>
        <table:table-row table:style-name="ro1">
          <table:table-cell office:value-type="float" office:value="14367170" calcext:value-type="float">
            <text:p>14367170</text:p>
          </table:table-cell>
          <table:table-cell table:formula="of:=TIME( ; ;[.A900]/1000)" office:value-type="time" office:time-value="PT03H59M27.17S" calcext:value-type="time">
            <text:p>03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60.82" calcext:value-type="float">
            <text:p>960.82</text:p>
          </table:table-cell>
          <table:table-cell office:value-type="float" office:value="1163.14" calcext:value-type="float">
            <text:p>1163.14</text:p>
          </table:table-cell>
        </table:table-row>
        <table:table-row table:style-name="ro1">
          <table:table-cell office:value-type="float" office:value="14383170" calcext:value-type="float">
            <text:p>14383170</text:p>
          </table:table-cell>
          <table:table-cell table:formula="of:=TIME( ; ;[.A901]/1000)" office:value-type="time" office:time-value="PT03H59M43.17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61.87" calcext:value-type="float">
            <text:p>961.87</text:p>
          </table:table-cell>
          <table:table-cell office:value-type="float" office:value="1164.39" calcext:value-type="float">
            <text:p>1164.39</text:p>
          </table:table-cell>
        </table:table-row>
        <table:table-row table:style-name="ro1">
          <table:table-cell office:value-type="float" office:value="14399170" calcext:value-type="float">
            <text:p>14399170</text:p>
          </table:table-cell>
          <table:table-cell table:formula="of:=TIME( ; ;[.A902]/1000)" office:value-type="time" office:time-value="PT03H59M59.17S" calcext:value-type="time">
            <text:p>03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62.93" calcext:value-type="float">
            <text:p>962.93</text:p>
          </table:table-cell>
          <table:table-cell office:value-type="float" office:value="1165.65" calcext:value-type="float">
            <text:p>1165.65</text:p>
          </table:table-cell>
        </table:table-row>
        <table:table-row table:style-name="ro1">
          <table:table-cell office:value-type="float" office:value="14415170" calcext:value-type="float">
            <text:p>14415170</text:p>
          </table:table-cell>
          <table:table-cell table:formula="of:=TIME( ; ;[.A903]/1000)" office:value-type="time" office:time-value="PT04H00M15.17S" calcext:value-type="time">
            <text:p>04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63.98" calcext:value-type="float">
            <text:p>963.98</text:p>
          </table:table-cell>
          <table:table-cell office:value-type="float" office:value="1166.91" calcext:value-type="float">
            <text:p>1166.91</text:p>
          </table:table-cell>
        </table:table-row>
        <table:table-row table:style-name="ro1">
          <table:table-cell office:value-type="float" office:value="14431170" calcext:value-type="float">
            <text:p>14431170</text:p>
          </table:table-cell>
          <table:table-cell table:formula="of:=TIME( ; ;[.A904]/1000)" office:value-type="time" office:time-value="PT04H00M31.17S" calcext:value-type="time">
            <text:p>04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65.04" calcext:value-type="float">
            <text:p>965.04</text:p>
          </table:table-cell>
          <table:table-cell office:value-type="float" office:value="1168.17" calcext:value-type="float">
            <text:p>1168.17</text:p>
          </table:table-cell>
        </table:table-row>
        <table:table-row table:style-name="ro1">
          <table:table-cell office:value-type="float" office:value="14447170" calcext:value-type="float">
            <text:p>14447170</text:p>
          </table:table-cell>
          <table:table-cell table:formula="of:=TIME( ; ;[.A905]/1000)" office:value-type="time" office:time-value="PT04H00M47.17S" calcext:value-type="time">
            <text:p>04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66.09" calcext:value-type="float">
            <text:p>966.09</text:p>
          </table:table-cell>
          <table:table-cell office:value-type="float" office:value="1169.43" calcext:value-type="float">
            <text:p>1169.43</text:p>
          </table:table-cell>
        </table:table-row>
        <table:table-row table:style-name="ro1">
          <table:table-cell office:value-type="float" office:value="14463170" calcext:value-type="float">
            <text:p>14463170</text:p>
          </table:table-cell>
          <table:table-cell table:formula="of:=TIME( ; ;[.A906]/1000)" office:value-type="time" office:time-value="PT04H01M03.17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67.15" calcext:value-type="float">
            <text:p>967.15</text:p>
          </table:table-cell>
          <table:table-cell office:value-type="float" office:value="1170.68" calcext:value-type="float">
            <text:p>1170.68</text:p>
          </table:table-cell>
        </table:table-row>
        <table:table-row table:style-name="ro1">
          <table:table-cell office:value-type="float" office:value="14479170" calcext:value-type="float">
            <text:p>14479170</text:p>
          </table:table-cell>
          <table:table-cell table:formula="of:=TIME( ; ;[.A907]/1000)" office:value-type="time" office:time-value="PT04H01M19.17S" calcext:value-type="time">
            <text:p>04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68.2" calcext:value-type="float">
            <text:p>968.2</text:p>
          </table:table-cell>
          <table:table-cell office:value-type="float" office:value="1171.94" calcext:value-type="float">
            <text:p>1171.94</text:p>
          </table:table-cell>
        </table:table-row>
        <table:table-row table:style-name="ro1">
          <table:table-cell office:value-type="float" office:value="14495170" calcext:value-type="float">
            <text:p>14495170</text:p>
          </table:table-cell>
          <table:table-cell table:formula="of:=TIME( ; ;[.A908]/1000)" office:value-type="time" office:time-value="PT04H01M35.17S" calcext:value-type="time">
            <text:p>04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69.25" calcext:value-type="float">
            <text:p>969.25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14511170" calcext:value-type="float">
            <text:p>14511170</text:p>
          </table:table-cell>
          <table:table-cell table:formula="of:=TIME( ; ;[.A909]/1000)" office:value-type="time" office:time-value="PT04H01M51.17S" calcext:value-type="time">
            <text:p>04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70.31" calcext:value-type="float">
            <text:p>970.31</text:p>
          </table:table-cell>
          <table:table-cell office:value-type="float" office:value="1174.46" calcext:value-type="float">
            <text:p>1174.46</text:p>
          </table:table-cell>
        </table:table-row>
        <table:table-row table:style-name="ro1">
          <table:table-cell office:value-type="float" office:value="14527170" calcext:value-type="float">
            <text:p>14527170</text:p>
          </table:table-cell>
          <table:table-cell table:formula="of:=TIME( ; ;[.A910]/1000)" office:value-type="time" office:time-value="PT04H02M07.17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971.36" calcext:value-type="float">
            <text:p>971.36</text:p>
          </table:table-cell>
          <table:table-cell office:value-type="float" office:value="1175.71" calcext:value-type="float">
            <text:p>1175.71</text:p>
          </table:table-cell>
        </table:table-row>
        <table:table-row table:style-name="ro1">
          <table:table-cell office:value-type="float" office:value="14543170" calcext:value-type="float">
            <text:p>14543170</text:p>
          </table:table-cell>
          <table:table-cell table:formula="of:=TIME( ; ;[.A911]/1000)" office:value-type="time" office:time-value="PT04H02M23.17S" calcext:value-type="time">
            <text:p>04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72.42" calcext:value-type="float">
            <text:p>972.42</text:p>
          </table:table-cell>
          <table:table-cell office:value-type="float" office:value="1176.97" calcext:value-type="float">
            <text:p>1176.97</text:p>
          </table:table-cell>
        </table:table-row>
        <table:table-row table:style-name="ro1">
          <table:table-cell office:value-type="float" office:value="14559170" calcext:value-type="float">
            <text:p>14559170</text:p>
          </table:table-cell>
          <table:table-cell table:formula="of:=TIME( ; ;[.A912]/1000)" office:value-type="time" office:time-value="PT04H02M39.17S" calcext:value-type="time">
            <text:p>04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73.47" calcext:value-type="float">
            <text:p>973.47</text:p>
          </table:table-cell>
          <table:table-cell office:value-type="float" office:value="1178.23" calcext:value-type="float">
            <text:p>1178.23</text:p>
          </table:table-cell>
        </table:table-row>
        <table:table-row table:style-name="ro1">
          <table:table-cell office:value-type="float" office:value="14575170" calcext:value-type="float">
            <text:p>14575170</text:p>
          </table:table-cell>
          <table:table-cell table:formula="of:=TIME( ; ;[.A913]/1000)" office:value-type="time" office:time-value="PT04H02M55.17S" calcext:value-type="time">
            <text:p>04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74.53" calcext:value-type="float">
            <text:p>974.53</text:p>
          </table:table-cell>
          <table:table-cell office:value-type="float" office:value="1179.49" calcext:value-type="float">
            <text:p>1179.49</text:p>
          </table:table-cell>
        </table:table-row>
        <table:table-row table:style-name="ro1">
          <table:table-cell office:value-type="float" office:value="14591170" calcext:value-type="float">
            <text:p>14591170</text:p>
          </table:table-cell>
          <table:table-cell table:formula="of:=TIME( ; ;[.A914]/1000)" office:value-type="time" office:time-value="PT04H03M11.17S" calcext:value-type="time">
            <text:p>04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75.58" calcext:value-type="float">
            <text:p>975.58</text:p>
          </table:table-cell>
          <table:table-cell office:value-type="float" office:value="1180.74" calcext:value-type="float">
            <text:p>1180.74</text:p>
          </table:table-cell>
        </table:table-row>
        <table:table-row table:style-name="ro1">
          <table:table-cell office:value-type="float" office:value="14607170" calcext:value-type="float">
            <text:p>14607170</text:p>
          </table:table-cell>
          <table:table-cell table:formula="of:=TIME( ; ;[.A915]/1000)" office:value-type="time" office:time-value="PT04H03M27.17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976.64" calcext:value-type="float">
            <text:p>976.64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4623170" calcext:value-type="float">
            <text:p>14623170</text:p>
          </table:table-cell>
          <table:table-cell table:formula="of:=TIME( ; ;[.A916]/1000)" office:value-type="time" office:time-value="PT04H03M43.17S" calcext:value-type="time">
            <text:p>04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77.69" calcext:value-type="float">
            <text:p>977.69</text:p>
          </table:table-cell>
          <table:table-cell office:value-type="float" office:value="1183.26" calcext:value-type="float">
            <text:p>1183.26</text:p>
          </table:table-cell>
        </table:table-row>
        <table:table-row table:style-name="ro1">
          <table:table-cell office:value-type="float" office:value="14639170" calcext:value-type="float">
            <text:p>14639170</text:p>
          </table:table-cell>
          <table:table-cell table:formula="of:=TIME( ; ;[.A917]/1000)" office:value-type="time" office:time-value="PT04H03M59.17S" calcext:value-type="time">
            <text:p>04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78.75" calcext:value-type="float">
            <text:p>978.75</text:p>
          </table:table-cell>
          <table:table-cell office:value-type="float" office:value="1184.51" calcext:value-type="float">
            <text:p>1184.51</text:p>
          </table:table-cell>
        </table:table-row>
        <table:table-row table:style-name="ro1">
          <table:table-cell office:value-type="float" office:value="14655170" calcext:value-type="float">
            <text:p>14655170</text:p>
          </table:table-cell>
          <table:table-cell table:formula="of:=TIME( ; ;[.A918]/1000)" office:value-type="time" office:time-value="PT04H04M15.17S" calcext:value-type="time">
            <text:p>04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79.8" calcext:value-type="float">
            <text:p>979.8</text:p>
          </table:table-cell>
          <table:table-cell office:value-type="float" office:value="1185.77" calcext:value-type="float">
            <text:p>1185.77</text:p>
          </table:table-cell>
        </table:table-row>
        <table:table-row table:style-name="ro1">
          <table:table-cell office:value-type="float" office:value="14671170" calcext:value-type="float">
            <text:p>14671170</text:p>
          </table:table-cell>
          <table:table-cell table:formula="of:=TIME( ; ;[.A919]/1000)" office:value-type="time" office:time-value="PT04H04M31.17S" calcext:value-type="time">
            <text:p>04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80.86" calcext:value-type="float">
            <text:p>980.86</text:p>
          </table:table-cell>
          <table:table-cell office:value-type="float" office:value="1187.03" calcext:value-type="float">
            <text:p>1187.03</text:p>
          </table:table-cell>
        </table:table-row>
        <table:table-row table:style-name="ro1">
          <table:table-cell office:value-type="float" office:value="14687170" calcext:value-type="float">
            <text:p>14687170</text:p>
          </table:table-cell>
          <table:table-cell table:formula="of:=TIME( ; ;[.A920]/1000)" office:value-type="time" office:time-value="PT04H04M47.17S" calcext:value-type="time">
            <text:p>04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81.91" calcext:value-type="float">
            <text:p>981.91</text:p>
          </table:table-cell>
          <table:table-cell office:value-type="float" office:value="1188.28" calcext:value-type="float">
            <text:p>1188.28</text:p>
          </table:table-cell>
        </table:table-row>
        <table:table-row table:style-name="ro1">
          <table:table-cell office:value-type="float" office:value="14703170" calcext:value-type="float">
            <text:p>14703170</text:p>
          </table:table-cell>
          <table:table-cell table:formula="of:=TIME( ; ;[.A921]/1000)" office:value-type="time" office:time-value="PT04H05M03.17S" calcext:value-type="time">
            <text:p>04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82.96" calcext:value-type="float">
            <text:p>982.96</text:p>
          </table:table-cell>
          <table:table-cell office:value-type="float" office:value="1189.54" calcext:value-type="float">
            <text:p>1189.54</text:p>
          </table:table-cell>
        </table:table-row>
        <table:table-row table:style-name="ro1">
          <table:table-cell office:value-type="float" office:value="14719170" calcext:value-type="float">
            <text:p>14719170</text:p>
          </table:table-cell>
          <table:table-cell table:formula="of:=TIME( ; ;[.A922]/1000)" office:value-type="time" office:time-value="PT04H05M19.17S" calcext:value-type="time">
            <text:p>04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84.02" calcext:value-type="float">
            <text:p>984.02</text:p>
          </table:table-cell>
          <table:table-cell office:value-type="float" office:value="1190.79" calcext:value-type="float">
            <text:p>1190.79</text:p>
          </table:table-cell>
        </table:table-row>
        <table:table-row table:style-name="ro1">
          <table:table-cell office:value-type="float" office:value="14735170" calcext:value-type="float">
            <text:p>14735170</text:p>
          </table:table-cell>
          <table:table-cell table:formula="of:=TIME( ; ;[.A923]/1000)" office:value-type="time" office:time-value="PT04H05M35.17S" calcext:value-type="time">
            <text:p>04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85.07" calcext:value-type="float">
            <text:p>985.07</text:p>
          </table:table-cell>
          <table:table-cell office:value-type="float" office:value="1192.05" calcext:value-type="float">
            <text:p>1192.05</text:p>
          </table:table-cell>
        </table:table-row>
        <table:table-row table:style-name="ro1">
          <table:table-cell office:value-type="float" office:value="14751170" calcext:value-type="float">
            <text:p>14751170</text:p>
          </table:table-cell>
          <table:table-cell table:formula="of:=TIME( ; ;[.A924]/1000)" office:value-type="time" office:time-value="PT04H05M51.17S" calcext:value-type="time">
            <text:p>04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86.13" calcext:value-type="float">
            <text:p>986.13</text:p>
          </table:table-cell>
          <table:table-cell office:value-type="float" office:value="1193.31" calcext:value-type="float">
            <text:p>1193.31</text:p>
          </table:table-cell>
        </table:table-row>
        <table:table-row table:style-name="ro1">
          <table:table-cell office:value-type="float" office:value="14767170" calcext:value-type="float">
            <text:p>14767170</text:p>
          </table:table-cell>
          <table:table-cell table:formula="of:=TIME( ; ;[.A925]/1000)" office:value-type="time" office:time-value="PT04H06M07.17S" calcext:value-type="time">
            <text:p>04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87.18" calcext:value-type="float">
            <text:p>987.18</text:p>
          </table:table-cell>
          <table:table-cell office:value-type="float" office:value="1194.56" calcext:value-type="float">
            <text:p>1194.56</text:p>
          </table:table-cell>
        </table:table-row>
        <table:table-row table:style-name="ro1">
          <table:table-cell office:value-type="float" office:value="14783170" calcext:value-type="float">
            <text:p>14783170</text:p>
          </table:table-cell>
          <table:table-cell table:formula="of:=TIME( ; ;[.A926]/1000)" office:value-type="time" office:time-value="PT04H06M23.17S" calcext:value-type="time">
            <text:p>04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88.24" calcext:value-type="float">
            <text:p>988.24</text:p>
          </table:table-cell>
          <table:table-cell office:value-type="float" office:value="1195.82" calcext:value-type="float">
            <text:p>1195.82</text:p>
          </table:table-cell>
        </table:table-row>
        <table:table-row table:style-name="ro1">
          <table:table-cell office:value-type="float" office:value="14799170" calcext:value-type="float">
            <text:p>14799170</text:p>
          </table:table-cell>
          <table:table-cell table:formula="of:=TIME( ; ;[.A927]/1000)" office:value-type="time" office:time-value="PT04H06M39.17S" calcext:value-type="time">
            <text:p>04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989.29" calcext:value-type="float">
            <text:p>989.29</text:p>
          </table:table-cell>
          <table:table-cell office:value-type="float" office:value="1197.08" calcext:value-type="float">
            <text:p>1197.08</text:p>
          </table:table-cell>
        </table:table-row>
        <table:table-row table:style-name="ro1">
          <table:table-cell office:value-type="float" office:value="14815170" calcext:value-type="float">
            <text:p>14815170</text:p>
          </table:table-cell>
          <table:table-cell table:formula="of:=TIME( ; ;[.A928]/1000)" office:value-type="time" office:time-value="PT04H06M55.17S" calcext:value-type="time">
            <text:p>04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90.35" calcext:value-type="float">
            <text:p>990.35</text:p>
          </table:table-cell>
          <table:table-cell office:value-type="float" office:value="1198.33" calcext:value-type="float">
            <text:p>1198.33</text:p>
          </table:table-cell>
        </table:table-row>
        <table:table-row table:style-name="ro1">
          <table:table-cell office:value-type="float" office:value="14831170" calcext:value-type="float">
            <text:p>14831170</text:p>
          </table:table-cell>
          <table:table-cell table:formula="of:=TIME( ; ;[.A929]/1000)" office:value-type="time" office:time-value="PT04H07M11.17S" calcext:value-type="time">
            <text:p>04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991.4" calcext:value-type="float">
            <text:p>991.4</text:p>
          </table:table-cell>
          <table:table-cell office:value-type="float" office:value="1199.59" calcext:value-type="float">
            <text:p>1199.59</text:p>
          </table:table-cell>
        </table:table-row>
        <table:table-row table:style-name="ro1">
          <table:table-cell office:value-type="float" office:value="14847170" calcext:value-type="float">
            <text:p>14847170</text:p>
          </table:table-cell>
          <table:table-cell table:formula="of:=TIME( ; ;[.A930]/1000)" office:value-type="time" office:time-value="PT04H07M27.17S" calcext:value-type="time">
            <text:p>04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992.45" calcext:value-type="float">
            <text:p>992.45</text:p>
          </table:table-cell>
          <table:table-cell office:value-type="float" office:value="1200.84" calcext:value-type="float">
            <text:p>1200.84</text:p>
          </table:table-cell>
        </table:table-row>
        <table:table-row table:style-name="ro1">
          <table:table-cell office:value-type="float" office:value="14863170" calcext:value-type="float">
            <text:p>14863170</text:p>
          </table:table-cell>
          <table:table-cell table:formula="of:=TIME( ; ;[.A931]/1000)" office:value-type="time" office:time-value="PT04H07M43.17S" calcext:value-type="time">
            <text:p>04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93.51" calcext:value-type="float">
            <text:p>993.51</text:p>
          </table:table-cell>
          <table:table-cell office:value-type="float" office:value="1202.1" calcext:value-type="float">
            <text:p>1202.1</text:p>
          </table:table-cell>
        </table:table-row>
        <table:table-row table:style-name="ro1">
          <table:table-cell office:value-type="float" office:value="14879170" calcext:value-type="float">
            <text:p>14879170</text:p>
          </table:table-cell>
          <table:table-cell table:formula="of:=TIME( ; ;[.A932]/1000)" office:value-type="time" office:time-value="PT04H07M59.17S" calcext:value-type="time">
            <text:p>04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94.56" calcext:value-type="float">
            <text:p>994.56</text:p>
          </table:table-cell>
          <table:table-cell office:value-type="float" office:value="1203.36" calcext:value-type="float">
            <text:p>1203.36</text:p>
          </table:table-cell>
        </table:table-row>
        <table:table-row table:style-name="ro1">
          <table:table-cell office:value-type="float" office:value="14895170" calcext:value-type="float">
            <text:p>14895170</text:p>
          </table:table-cell>
          <table:table-cell table:formula="of:=TIME( ; ;[.A933]/1000)" office:value-type="time" office:time-value="PT04H08M15.17S" calcext:value-type="time">
            <text:p>04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95.62" calcext:value-type="float">
            <text:p>995.62</text:p>
          </table:table-cell>
          <table:table-cell office:value-type="float" office:value="1204.61" calcext:value-type="float">
            <text:p>1204.61</text:p>
          </table:table-cell>
        </table:table-row>
        <table:table-row table:style-name="ro1">
          <table:table-cell office:value-type="float" office:value="14911170" calcext:value-type="float">
            <text:p>14911170</text:p>
          </table:table-cell>
          <table:table-cell table:formula="of:=TIME( ; ;[.A934]/1000)" office:value-type="time" office:time-value="PT04H08M31.17S" calcext:value-type="time">
            <text:p>04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96.67" calcext:value-type="float">
            <text:p>996.67</text:p>
          </table:table-cell>
          <table:table-cell office:value-type="float" office:value="1205.87" calcext:value-type="float">
            <text:p>1205.87</text:p>
          </table:table-cell>
        </table:table-row>
        <table:table-row table:style-name="ro1">
          <table:table-cell office:value-type="float" office:value="14927170" calcext:value-type="float">
            <text:p>14927170</text:p>
          </table:table-cell>
          <table:table-cell table:formula="of:=TIME( ; ;[.A935]/1000)" office:value-type="time" office:time-value="PT04H08M47.17S" calcext:value-type="time">
            <text:p>04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97.72" calcext:value-type="float">
            <text:p>997.72</text:p>
          </table:table-cell>
          <table:table-cell office:value-type="float" office:value="1207.12" calcext:value-type="float">
            <text:p>1207.12</text:p>
          </table:table-cell>
        </table:table-row>
        <table:table-row table:style-name="ro1">
          <table:table-cell office:value-type="float" office:value="14943170" calcext:value-type="float">
            <text:p>14943170</text:p>
          </table:table-cell>
          <table:table-cell table:formula="of:=TIME( ; ;[.A936]/1000)" office:value-type="time" office:time-value="PT04H09M03.17S" calcext:value-type="time">
            <text:p>04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98.78" calcext:value-type="float">
            <text:p>998.78</text:p>
          </table:table-cell>
          <table:table-cell office:value-type="float" office:value="1208.38" calcext:value-type="float">
            <text:p>1208.38</text:p>
          </table:table-cell>
        </table:table-row>
        <table:table-row table:style-name="ro1">
          <table:table-cell office:value-type="float" office:value="14959170" calcext:value-type="float">
            <text:p>14959170</text:p>
          </table:table-cell>
          <table:table-cell table:formula="of:=TIME( ; ;[.A937]/1000)" office:value-type="time" office:time-value="PT04H09M19.17S" calcext:value-type="time">
            <text:p>04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99.83" calcext:value-type="float">
            <text:p>999.83</text:p>
          </table:table-cell>
          <table:table-cell office:value-type="float" office:value="1209.63" calcext:value-type="float">
            <text:p>1209.63</text:p>
          </table:table-cell>
        </table:table-row>
        <table:table-row table:style-name="ro1">
          <table:table-cell office:value-type="float" office:value="14975170" calcext:value-type="float">
            <text:p>14975170</text:p>
          </table:table-cell>
          <table:table-cell table:formula="of:=TIME( ; ;[.A938]/1000)" office:value-type="time" office:time-value="PT04H09M35.17S" calcext:value-type="time">
            <text:p>04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000.89" calcext:value-type="float">
            <text:p>1000.89</text:p>
          </table:table-cell>
          <table:table-cell office:value-type="float" office:value="1210.89" calcext:value-type="float">
            <text:p>1210.89</text:p>
          </table:table-cell>
        </table:table-row>
        <table:table-row table:style-name="ro1">
          <table:table-cell office:value-type="float" office:value="14991170" calcext:value-type="float">
            <text:p>14991170</text:p>
          </table:table-cell>
          <table:table-cell table:formula="of:=TIME( ; ;[.A939]/1000)" office:value-type="time" office:time-value="PT04H09M51.17S" calcext:value-type="time">
            <text:p>04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1001.94" calcext:value-type="float">
            <text:p>1001.94</text:p>
          </table:table-cell>
          <table:table-cell office:value-type="float" office:value="1212.15" calcext:value-type="float">
            <text:p>1212.15</text:p>
          </table:table-cell>
        </table:table-row>
        <table:table-row table:style-name="ro1">
          <table:table-cell office:value-type="float" office:value="15007170" calcext:value-type="float">
            <text:p>15007170</text:p>
          </table:table-cell>
          <table:table-cell table:formula="of:=TIME( ; ;[.A940]/1000)" office:value-type="time" office:time-value="PT04H10M07.17S" calcext:value-type="time">
            <text:p>04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002.99" calcext:value-type="float">
            <text:p>1002.99</text:p>
          </table:table-cell>
          <table:table-cell office:value-type="float" office:value="1213.4" calcext:value-type="float">
            <text:p>1213.4</text:p>
          </table:table-cell>
        </table:table-row>
        <table:table-row table:style-name="ro1">
          <table:table-cell office:value-type="float" office:value="15023170" calcext:value-type="float">
            <text:p>15023170</text:p>
          </table:table-cell>
          <table:table-cell table:formula="of:=TIME( ; ;[.A941]/1000)" office:value-type="time" office:time-value="PT04H10M23.17S" calcext:value-type="time">
            <text:p>04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004.05" calcext:value-type="float">
            <text:p>1004.05</text:p>
          </table:table-cell>
          <table:table-cell office:value-type="float" office:value="1214.66" calcext:value-type="float">
            <text:p>1214.66</text:p>
          </table:table-cell>
        </table:table-row>
        <table:table-row table:style-name="ro1">
          <table:table-cell office:value-type="float" office:value="15039170" calcext:value-type="float">
            <text:p>15039170</text:p>
          </table:table-cell>
          <table:table-cell table:formula="of:=TIME( ; ;[.A942]/1000)" office:value-type="time" office:time-value="PT04H10M39.17S" calcext:value-type="time">
            <text:p>04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005.1" calcext:value-type="float">
            <text:p>1005.1</text:p>
          </table:table-cell>
          <table:table-cell office:value-type="float" office:value="1215.91" calcext:value-type="float">
            <text:p>1215.91</text:p>
          </table:table-cell>
        </table:table-row>
        <table:table-row table:style-name="ro1">
          <table:table-cell office:value-type="float" office:value="15055170" calcext:value-type="float">
            <text:p>15055170</text:p>
          </table:table-cell>
          <table:table-cell table:formula="of:=TIME( ; ;[.A943]/1000)" office:value-type="time" office:time-value="PT04H10M55.17S" calcext:value-type="time">
            <text:p>04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1006.15" calcext:value-type="float">
            <text:p>1006.15</text:p>
          </table:table-cell>
          <table:table-cell office:value-type="float" office:value="1217.17" calcext:value-type="float">
            <text:p>1217.17</text:p>
          </table:table-cell>
        </table:table-row>
        <table:table-row table:style-name="ro1">
          <table:table-cell office:value-type="float" office:value="15071170" calcext:value-type="float">
            <text:p>15071170</text:p>
          </table:table-cell>
          <table:table-cell table:formula="of:=TIME( ; ;[.A944]/1000)" office:value-type="time" office:time-value="PT04H11M11.17S" calcext:value-type="time">
            <text:p>04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07.21" calcext:value-type="float">
            <text:p>1007.21</text:p>
          </table:table-cell>
          <table:table-cell office:value-type="float" office:value="1218.42" calcext:value-type="float">
            <text:p>1218.42</text:p>
          </table:table-cell>
        </table:table-row>
        <table:table-row table:style-name="ro1">
          <table:table-cell office:value-type="float" office:value="15087170" calcext:value-type="float">
            <text:p>15087170</text:p>
          </table:table-cell>
          <table:table-cell table:formula="of:=TIME( ; ;[.A945]/1000)" office:value-type="time" office:time-value="PT04H11M27.17S" calcext:value-type="time">
            <text:p>04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08.26" calcext:value-type="float">
            <text:p>1008.26</text:p>
          </table:table-cell>
          <table:table-cell office:value-type="float" office:value="1219.68" calcext:value-type="float">
            <text:p>1219.68</text:p>
          </table:table-cell>
        </table:table-row>
        <table:table-row table:style-name="ro1">
          <table:table-cell office:value-type="float" office:value="15103170" calcext:value-type="float">
            <text:p>15103170</text:p>
          </table:table-cell>
          <table:table-cell table:formula="of:=TIME( ; ;[.A946]/1000)" office:value-type="time" office:time-value="PT04H11M43.17S" calcext:value-type="time">
            <text:p>04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09.31" calcext:value-type="float">
            <text:p>1009.31</text:p>
          </table:table-cell>
          <table:table-cell office:value-type="float" office:value="1220.94" calcext:value-type="float">
            <text:p>1220.94</text:p>
          </table:table-cell>
        </table:table-row>
        <table:table-row table:style-name="ro1">
          <table:table-cell office:value-type="float" office:value="15119170" calcext:value-type="float">
            <text:p>15119170</text:p>
          </table:table-cell>
          <table:table-cell table:formula="of:=TIME( ; ;[.A947]/1000)" office:value-type="time" office:time-value="PT04H11M59.17S" calcext:value-type="time">
            <text:p>04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0.37" calcext:value-type="float">
            <text:p>1010.37</text:p>
          </table:table-cell>
          <table:table-cell office:value-type="float" office:value="1222.19" calcext:value-type="float">
            <text:p>1222.19</text:p>
          </table:table-cell>
        </table:table-row>
        <table:table-row table:style-name="ro1">
          <table:table-cell office:value-type="float" office:value="15135170" calcext:value-type="float">
            <text:p>15135170</text:p>
          </table:table-cell>
          <table:table-cell table:formula="of:=TIME( ; ;[.A948]/1000)" office:value-type="time" office:time-value="PT04H12M15.17S" calcext:value-type="time">
            <text:p>04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1.42" calcext:value-type="float">
            <text:p>1011.42</text:p>
          </table:table-cell>
          <table:table-cell office:value-type="float" office:value="1223.45" calcext:value-type="float">
            <text:p>1223.45</text:p>
          </table:table-cell>
        </table:table-row>
        <table:table-row table:style-name="ro1">
          <table:table-cell office:value-type="float" office:value="15151170" calcext:value-type="float">
            <text:p>15151170</text:p>
          </table:table-cell>
          <table:table-cell table:formula="of:=TIME( ; ;[.A949]/1000)" office:value-type="time" office:time-value="PT04H12M31.17S" calcext:value-type="time">
            <text:p>04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2.48" calcext:value-type="float">
            <text:p>1012.48</text:p>
          </table:table-cell>
          <table:table-cell office:value-type="float" office:value="1224.7" calcext:value-type="float">
            <text:p>1224.7</text:p>
          </table:table-cell>
        </table:table-row>
        <table:table-row table:style-name="ro1">
          <table:table-cell office:value-type="float" office:value="15167170" calcext:value-type="float">
            <text:p>15167170</text:p>
          </table:table-cell>
          <table:table-cell table:formula="of:=TIME( ; ;[.A950]/1000)" office:value-type="time" office:time-value="PT04H12M47.17S" calcext:value-type="time">
            <text:p>04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013.53" calcext:value-type="float">
            <text:p>1013.53</text:p>
          </table:table-cell>
          <table:table-cell office:value-type="float" office:value="1225.96" calcext:value-type="float">
            <text:p>1225.96</text:p>
          </table:table-cell>
        </table:table-row>
        <table:table-row table:style-name="ro1">
          <table:table-cell office:value-type="float" office:value="15183170" calcext:value-type="float">
            <text:p>15183170</text:p>
          </table:table-cell>
          <table:table-cell table:formula="of:=TIME( ; ;[.A951]/1000)" office:value-type="time" office:time-value="PT04H13M03.17S" calcext:value-type="time">
            <text:p>04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4.58" calcext:value-type="float">
            <text:p>1014.58</text:p>
          </table:table-cell>
          <table:table-cell office:value-type="float" office:value="1227.21" calcext:value-type="float">
            <text:p>1227.21</text:p>
          </table:table-cell>
        </table:table-row>
        <table:table-row table:style-name="ro1">
          <table:table-cell office:value-type="float" office:value="15199170" calcext:value-type="float">
            <text:p>15199170</text:p>
          </table:table-cell>
          <table:table-cell table:formula="of:=TIME( ; ;[.A952]/1000)" office:value-type="time" office:time-value="PT04H13M19.17S" calcext:value-type="time">
            <text:p>04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5.64" calcext:value-type="float">
            <text:p>1015.64</text:p>
          </table:table-cell>
          <table:table-cell office:value-type="float" office:value="1228.47" calcext:value-type="float">
            <text:p>1228.47</text:p>
          </table:table-cell>
        </table:table-row>
        <table:table-row table:style-name="ro1">
          <table:table-cell office:value-type="float" office:value="15215170" calcext:value-type="float">
            <text:p>15215170</text:p>
          </table:table-cell>
          <table:table-cell table:formula="of:=TIME( ; ;[.A953]/1000)" office:value-type="time" office:time-value="PT04H13M35.17S" calcext:value-type="time">
            <text:p>04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6.69" calcext:value-type="float">
            <text:p>1016.69</text:p>
          </table:table-cell>
          <table:table-cell office:value-type="float" office:value="1229.72" calcext:value-type="float">
            <text:p>1229.72</text:p>
          </table:table-cell>
        </table:table-row>
        <table:table-row table:style-name="ro1">
          <table:table-cell office:value-type="float" office:value="15231170" calcext:value-type="float">
            <text:p>15231170</text:p>
          </table:table-cell>
          <table:table-cell table:formula="of:=TIME( ; ;[.A954]/1000)" office:value-type="time" office:time-value="PT04H13M51.17S" calcext:value-type="time">
            <text:p>04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7.74" calcext:value-type="float">
            <text:p>1017.74</text:p>
          </table:table-cell>
          <table:table-cell office:value-type="float" office:value="1230.98" calcext:value-type="float">
            <text:p>1230.98</text:p>
          </table:table-cell>
        </table:table-row>
        <table:table-row table:style-name="ro1">
          <table:table-cell office:value-type="float" office:value="15247170" calcext:value-type="float">
            <text:p>15247170</text:p>
          </table:table-cell>
          <table:table-cell table:formula="of:=TIME( ; ;[.A955]/1000)" office:value-type="time" office:time-value="PT04H14M07.17S" calcext:value-type="time">
            <text:p>04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8.8" calcext:value-type="float">
            <text:p>1018.8</text:p>
          </table:table-cell>
          <table:table-cell office:value-type="float" office:value="1232.23" calcext:value-type="float">
            <text:p>1232.23</text:p>
          </table:table-cell>
        </table:table-row>
        <table:table-row table:style-name="ro1">
          <table:table-cell office:value-type="float" office:value="15263170" calcext:value-type="float">
            <text:p>15263170</text:p>
          </table:table-cell>
          <table:table-cell table:formula="of:=TIME( ; ;[.A956]/1000)" office:value-type="time" office:time-value="PT04H14M23.17S" calcext:value-type="time">
            <text:p>04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19.85" calcext:value-type="float">
            <text:p>1019.85</text:p>
          </table:table-cell>
          <table:table-cell office:value-type="float" office:value="1233.49" calcext:value-type="float">
            <text:p>1233.49</text:p>
          </table:table-cell>
        </table:table-row>
        <table:table-row table:style-name="ro1">
          <table:table-cell office:value-type="float" office:value="15279170" calcext:value-type="float">
            <text:p>15279170</text:p>
          </table:table-cell>
          <table:table-cell table:formula="of:=TIME( ; ;[.A957]/1000)" office:value-type="time" office:time-value="PT04H14M39.17S" calcext:value-type="time">
            <text:p>04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20.9" calcext:value-type="float">
            <text:p>1020.9</text:p>
          </table:table-cell>
          <table:table-cell office:value-type="float" office:value="1234.74" calcext:value-type="float">
            <text:p>1234.74</text:p>
          </table:table-cell>
        </table:table-row>
        <table:table-row table:style-name="ro1">
          <table:table-cell office:value-type="float" office:value="15295170" calcext:value-type="float">
            <text:p>15295170</text:p>
          </table:table-cell>
          <table:table-cell table:formula="of:=TIME( ; ;[.A958]/1000)" office:value-type="time" office:time-value="PT04H14M55.17S" calcext:value-type="time">
            <text:p>04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21.96" calcext:value-type="float">
            <text:p>1021.9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5311170" calcext:value-type="float">
            <text:p>15311170</text:p>
          </table:table-cell>
          <table:table-cell table:formula="of:=TIME( ; ;[.A959]/1000)" office:value-type="time" office:time-value="PT04H15M11.17S" calcext:value-type="time">
            <text:p>04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023.01" calcext:value-type="float">
            <text:p>1023.01</text:p>
          </table:table-cell>
          <table:table-cell office:value-type="float" office:value="1237.25" calcext:value-type="float">
            <text:p>1237.25</text:p>
          </table:table-cell>
        </table:table-row>
        <table:table-row table:style-name="ro1">
          <table:table-cell office:value-type="float" office:value="15327170" calcext:value-type="float">
            <text:p>15327170</text:p>
          </table:table-cell>
          <table:table-cell table:formula="of:=TIME( ; ;[.A960]/1000)" office:value-type="time" office:time-value="PT04H15M27.17S" calcext:value-type="time">
            <text:p>04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24.06" calcext:value-type="float">
            <text:p>1024.06</text:p>
          </table:table-cell>
          <table:table-cell office:value-type="float" office:value="1238.51" calcext:value-type="float">
            <text:p>1238.51</text:p>
          </table:table-cell>
        </table:table-row>
        <table:table-row table:style-name="ro1">
          <table:table-cell office:value-type="float" office:value="15343170" calcext:value-type="float">
            <text:p>15343170</text:p>
          </table:table-cell>
          <table:table-cell table:formula="of:=TIME( ; ;[.A961]/1000)" office:value-type="time" office:time-value="PT04H15M43.17S" calcext:value-type="time">
            <text:p>04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25.12" calcext:value-type="float">
            <text:p>1025.12</text:p>
          </table:table-cell>
          <table:table-cell office:value-type="float" office:value="1239.76" calcext:value-type="float">
            <text:p>1239.76</text:p>
          </table:table-cell>
        </table:table-row>
        <table:table-row table:style-name="ro1">
          <table:table-cell office:value-type="float" office:value="15359170" calcext:value-type="float">
            <text:p>15359170</text:p>
          </table:table-cell>
          <table:table-cell table:formula="of:=TIME( ; ;[.A962]/1000)" office:value-type="time" office:time-value="PT04H15M59.17S" calcext:value-type="time">
            <text:p>04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26.17" calcext:value-type="float">
            <text:p>1026.17</text:p>
          </table:table-cell>
          <table:table-cell office:value-type="float" office:value="1241.01" calcext:value-type="float">
            <text:p>1241.01</text:p>
          </table:table-cell>
        </table:table-row>
        <table:table-row table:style-name="ro1">
          <table:table-cell office:value-type="float" office:value="15375170" calcext:value-type="float">
            <text:p>15375170</text:p>
          </table:table-cell>
          <table:table-cell table:formula="of:=TIME( ; ;[.A963]/1000)" office:value-type="time" office:time-value="PT04H16M15.17S" calcext:value-type="time">
            <text:p>04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27.22" calcext:value-type="float">
            <text:p>1027.22</text:p>
          </table:table-cell>
          <table:table-cell office:value-type="float" office:value="1242.27" calcext:value-type="float">
            <text:p>1242.27</text:p>
          </table:table-cell>
        </table:table-row>
        <table:table-row table:style-name="ro1">
          <table:table-cell office:value-type="float" office:value="15391170" calcext:value-type="float">
            <text:p>15391170</text:p>
          </table:table-cell>
          <table:table-cell table:formula="of:=TIME( ; ;[.A964]/1000)" office:value-type="time" office:time-value="PT04H16M31.17S" calcext:value-type="time">
            <text:p>04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28.28" calcext:value-type="float">
            <text:p>1028.28</text:p>
          </table:table-cell>
          <table:table-cell office:value-type="float" office:value="1243.52" calcext:value-type="float">
            <text:p>1243.52</text:p>
          </table:table-cell>
        </table:table-row>
        <table:table-row table:style-name="ro1">
          <table:table-cell office:value-type="float" office:value="15407170" calcext:value-type="float">
            <text:p>15407170</text:p>
          </table:table-cell>
          <table:table-cell table:formula="of:=TIME( ; ;[.A965]/1000)" office:value-type="time" office:time-value="PT04H16M47.17S" calcext:value-type="time">
            <text:p>04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29.33" calcext:value-type="float">
            <text:p>1029.33</text:p>
          </table:table-cell>
          <table:table-cell office:value-type="float" office:value="1244.78" calcext:value-type="float">
            <text:p>1244.78</text:p>
          </table:table-cell>
        </table:table-row>
        <table:table-row table:style-name="ro1">
          <table:table-cell office:value-type="float" office:value="15423170" calcext:value-type="float">
            <text:p>15423170</text:p>
          </table:table-cell>
          <table:table-cell table:formula="of:=TIME( ; ;[.A966]/1000)" office:value-type="time" office:time-value="PT04H17M03.17S" calcext:value-type="time">
            <text:p>04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30.38" calcext:value-type="float">
            <text:p>1030.38</text:p>
          </table:table-cell>
          <table:table-cell office:value-type="float" office:value="1246.03" calcext:value-type="float">
            <text:p>1246.03</text:p>
          </table:table-cell>
        </table:table-row>
        <table:table-row table:style-name="ro1">
          <table:table-cell office:value-type="float" office:value="15439170" calcext:value-type="float">
            <text:p>15439170</text:p>
          </table:table-cell>
          <table:table-cell table:formula="of:=TIME( ; ;[.A967]/1000)" office:value-type="time" office:time-value="PT04H17M19.17S" calcext:value-type="time">
            <text:p>04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1031.44" calcext:value-type="float">
            <text:p>1031.44</text:p>
          </table:table-cell>
          <table:table-cell office:value-type="float" office:value="1247.28" calcext:value-type="float">
            <text:p>1247.28</text:p>
          </table:table-cell>
        </table:table-row>
        <table:table-row table:style-name="ro1">
          <table:table-cell office:value-type="float" office:value="15455170" calcext:value-type="float">
            <text:p>15455170</text:p>
          </table:table-cell>
          <table:table-cell table:formula="of:=TIME( ; ;[.A968]/1000)" office:value-type="time" office:time-value="PT04H17M35.17S" calcext:value-type="time">
            <text:p>04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32.49" calcext:value-type="float">
            <text:p>1032.49</text:p>
          </table:table-cell>
          <table:table-cell office:value-type="float" office:value="1248.54" calcext:value-type="float">
            <text:p>1248.54</text:p>
          </table:table-cell>
        </table:table-row>
        <table:table-row table:style-name="ro1">
          <table:table-cell office:value-type="float" office:value="15471170" calcext:value-type="float">
            <text:p>15471170</text:p>
          </table:table-cell>
          <table:table-cell table:formula="of:=TIME( ; ;[.A969]/1000)" office:value-type="time" office:time-value="PT04H17M51.17S" calcext:value-type="time">
            <text:p>04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33.54" calcext:value-type="float">
            <text:p>1033.54</text:p>
          </table:table-cell>
          <table:table-cell office:value-type="float" office:value="1249.79" calcext:value-type="float">
            <text:p>1249.79</text:p>
          </table:table-cell>
        </table:table-row>
        <table:table-row table:style-name="ro1">
          <table:table-cell office:value-type="float" office:value="15487170" calcext:value-type="float">
            <text:p>15487170</text:p>
          </table:table-cell>
          <table:table-cell table:formula="of:=TIME( ; ;[.A970]/1000)" office:value-type="time" office:time-value="PT04H18M07.17S" calcext:value-type="time">
            <text:p>04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34.59" calcext:value-type="float">
            <text:p>1034.59</text:p>
          </table:table-cell>
          <table:table-cell office:value-type="float" office:value="1251.04" calcext:value-type="float">
            <text:p>1251.04</text:p>
          </table:table-cell>
        </table:table-row>
        <table:table-row table:style-name="ro1">
          <table:table-cell office:value-type="float" office:value="15503170" calcext:value-type="float">
            <text:p>15503170</text:p>
          </table:table-cell>
          <table:table-cell table:formula="of:=TIME( ; ;[.A971]/1000)" office:value-type="time" office:time-value="PT04H18M23.17S" calcext:value-type="time">
            <text:p>04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1035.65" calcext:value-type="float">
            <text:p>1035.65</text:p>
          </table:table-cell>
          <table:table-cell office:value-type="float" office:value="1252.3" calcext:value-type="float">
            <text:p>1252.3</text:p>
          </table:table-cell>
        </table:table-row>
        <table:table-row table:style-name="ro1">
          <table:table-cell office:value-type="float" office:value="15519170" calcext:value-type="float">
            <text:p>15519170</text:p>
          </table:table-cell>
          <table:table-cell table:formula="of:=TIME( ; ;[.A972]/1000)" office:value-type="time" office:time-value="PT04H18M39.17S" calcext:value-type="time">
            <text:p>04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1036.7" calcext:value-type="float">
            <text:p>1036.7</text:p>
          </table:table-cell>
          <table:table-cell office:value-type="float" office:value="1253.55" calcext:value-type="float">
            <text:p>1253.55</text:p>
          </table:table-cell>
        </table:table-row>
        <table:table-row table:style-name="ro1">
          <table:table-cell office:value-type="float" office:value="15535170" calcext:value-type="float">
            <text:p>15535170</text:p>
          </table:table-cell>
          <table:table-cell table:formula="of:=TIME( ; ;[.A973]/1000)" office:value-type="time" office:time-value="PT04H18M55.17S" calcext:value-type="time">
            <text:p>04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37.75" calcext:value-type="float">
            <text:p>1037.75</text:p>
          </table:table-cell>
          <table:table-cell office:value-type="float" office:value="1254.8" calcext:value-type="float">
            <text:p>1254.8</text:p>
          </table:table-cell>
        </table:table-row>
        <table:table-row table:style-name="ro1">
          <table:table-cell office:value-type="float" office:value="15551170" calcext:value-type="float">
            <text:p>15551170</text:p>
          </table:table-cell>
          <table:table-cell table:formula="of:=TIME( ; ;[.A974]/1000)" office:value-type="time" office:time-value="PT04H19M11.17S" calcext:value-type="time">
            <text:p>04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38.81" calcext:value-type="float">
            <text:p>1038.81</text:p>
          </table:table-cell>
          <table:table-cell office:value-type="float" office:value="1256.05" calcext:value-type="float">
            <text:p>1256.05</text:p>
          </table:table-cell>
        </table:table-row>
        <table:table-row table:style-name="ro1">
          <table:table-cell office:value-type="float" office:value="15567170" calcext:value-type="float">
            <text:p>15567170</text:p>
          </table:table-cell>
          <table:table-cell table:formula="of:=TIME( ; ;[.A975]/1000)" office:value-type="time" office:time-value="PT04H19M27.17S" calcext:value-type="time">
            <text:p>04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39.86" calcext:value-type="float">
            <text:p>1039.86</text:p>
          </table:table-cell>
          <table:table-cell office:value-type="float" office:value="1257.31" calcext:value-type="float">
            <text:p>1257.31</text:p>
          </table:table-cell>
        </table:table-row>
        <table:table-row table:style-name="ro1">
          <table:table-cell office:value-type="float" office:value="15583170" calcext:value-type="float">
            <text:p>15583170</text:p>
          </table:table-cell>
          <table:table-cell table:formula="of:=TIME( ; ;[.A976]/1000)" office:value-type="time" office:time-value="PT04H19M43.17S" calcext:value-type="time">
            <text:p>04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40.91" calcext:value-type="float">
            <text:p>1040.91</text:p>
          </table:table-cell>
          <table:table-cell office:value-type="float" office:value="1258.56" calcext:value-type="float">
            <text:p>1258.56</text:p>
          </table:table-cell>
        </table:table-row>
        <table:table-row table:style-name="ro1">
          <table:table-cell office:value-type="float" office:value="15599170" calcext:value-type="float">
            <text:p>15599170</text:p>
          </table:table-cell>
          <table:table-cell table:formula="of:=TIME( ; ;[.A977]/1000)" office:value-type="time" office:time-value="PT04H19M59.17S" calcext:value-type="time">
            <text:p>04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1041.96" calcext:value-type="float">
            <text:p>1041.96</text:p>
          </table:table-cell>
          <table:table-cell office:value-type="float" office:value="1259.81" calcext:value-type="float">
            <text:p>1259.81</text:p>
          </table:table-cell>
        </table:table-row>
        <table:table-row table:style-name="ro1">
          <table:table-cell office:value-type="float" office:value="15615170" calcext:value-type="float">
            <text:p>15615170</text:p>
          </table:table-cell>
          <table:table-cell table:formula="of:=TIME( ; ;[.A978]/1000)" office:value-type="time" office:time-value="PT04H20M15.17S" calcext:value-type="time">
            <text:p>04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043.02" calcext:value-type="float">
            <text:p>1043.02</text:p>
          </table:table-cell>
          <table:table-cell office:value-type="float" office:value="1261.06" calcext:value-type="float">
            <text:p>1261.06</text:p>
          </table:table-cell>
        </table:table-row>
        <table:table-row table:style-name="ro1">
          <table:table-cell office:value-type="float" office:value="15631170" calcext:value-type="float">
            <text:p>15631170</text:p>
          </table:table-cell>
          <table:table-cell table:formula="of:=TIME( ; ;[.A979]/1000)" office:value-type="time" office:time-value="PT04H20M31.17S" calcext:value-type="time">
            <text:p>04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44.07" calcext:value-type="float">
            <text:p>1044.07</text:p>
          </table:table-cell>
          <table:table-cell office:value-type="float" office:value="1262.32" calcext:value-type="float">
            <text:p>1262.32</text:p>
          </table:table-cell>
        </table:table-row>
        <table:table-row table:style-name="ro1">
          <table:table-cell office:value-type="float" office:value="15647170" calcext:value-type="float">
            <text:p>15647170</text:p>
          </table:table-cell>
          <table:table-cell table:formula="of:=TIME( ; ;[.A980]/1000)" office:value-type="time" office:time-value="PT04H20M47.17S" calcext:value-type="time">
            <text:p>04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45.12" calcext:value-type="float">
            <text:p>1045.12</text:p>
          </table:table-cell>
          <table:table-cell office:value-type="float" office:value="1263.57" calcext:value-type="float">
            <text:p>1263.57</text:p>
          </table:table-cell>
        </table:table-row>
        <table:table-row table:style-name="ro1">
          <table:table-cell office:value-type="float" office:value="15663170" calcext:value-type="float">
            <text:p>15663170</text:p>
          </table:table-cell>
          <table:table-cell table:formula="of:=TIME( ; ;[.A981]/1000)" office:value-type="time" office:time-value="PT04H21M03.17S" calcext:value-type="time">
            <text:p>04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046.17" calcext:value-type="float">
            <text:p>1046.17</text:p>
          </table:table-cell>
          <table:table-cell office:value-type="float" office:value="1264.82" calcext:value-type="float">
            <text:p>1264.82</text:p>
          </table:table-cell>
        </table:table-row>
        <table:table-row table:style-name="ro1">
          <table:table-cell office:value-type="float" office:value="15679170" calcext:value-type="float">
            <text:p>15679170</text:p>
          </table:table-cell>
          <table:table-cell table:formula="of:=TIME( ; ;[.A982]/1000)" office:value-type="time" office:time-value="PT04H21M19.17S" calcext:value-type="time">
            <text:p>04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47.23" calcext:value-type="float">
            <text:p>1047.23</text:p>
          </table:table-cell>
          <table:table-cell office:value-type="float" office:value="1266.07" calcext:value-type="float">
            <text:p>1266.07</text:p>
          </table:table-cell>
        </table:table-row>
        <table:table-row table:style-name="ro1">
          <table:table-cell office:value-type="float" office:value="15695170" calcext:value-type="float">
            <text:p>15695170</text:p>
          </table:table-cell>
          <table:table-cell table:formula="of:=TIME( ; ;[.A983]/1000)" office:value-type="time" office:time-value="PT04H21M35.17S" calcext:value-type="time">
            <text:p>04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048.28" calcext:value-type="float">
            <text:p>1048.28</text:p>
          </table:table-cell>
          <table:table-cell office:value-type="float" office:value="1267.32" calcext:value-type="float">
            <text:p>1267.32</text:p>
          </table:table-cell>
        </table:table-row>
        <table:table-row table:style-name="ro1">
          <table:table-cell office:value-type="float" office:value="15711170" calcext:value-type="float">
            <text:p>15711170</text:p>
          </table:table-cell>
          <table:table-cell table:formula="of:=TIME( ; ;[.A984]/1000)" office:value-type="time" office:time-value="PT04H21M51.17S" calcext:value-type="time">
            <text:p>04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049.33" calcext:value-type="float">
            <text:p>1049.33</text:p>
          </table:table-cell>
          <table:table-cell office:value-type="float" office:value="1268.58" calcext:value-type="float">
            <text:p>1268.58</text:p>
          </table:table-cell>
        </table:table-row>
        <table:table-row table:style-name="ro1">
          <table:table-cell office:value-type="float" office:value="15727170" calcext:value-type="float">
            <text:p>15727170</text:p>
          </table:table-cell>
          <table:table-cell table:formula="of:=TIME( ; ;[.A985]/1000)" office:value-type="time" office:time-value="PT04H22M07.17S" calcext:value-type="time">
            <text:p>04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050.38" calcext:value-type="float">
            <text:p>1050.38</text:p>
          </table:table-cell>
          <table:table-cell office:value-type="float" office:value="1269.83" calcext:value-type="float">
            <text:p>1269.83</text:p>
          </table:table-cell>
        </table:table-row>
        <table:table-row table:style-name="ro1">
          <table:table-cell office:value-type="float" office:value="15743170" calcext:value-type="float">
            <text:p>15743170</text:p>
          </table:table-cell>
          <table:table-cell table:formula="of:=TIME( ; ;[.A986]/1000)" office:value-type="time" office:time-value="PT04H22M23.17S" calcext:value-type="time">
            <text:p>04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51.44" calcext:value-type="float">
            <text:p>1051.44</text:p>
          </table:table-cell>
          <table:table-cell office:value-type="float" office:value="1271.08" calcext:value-type="float">
            <text:p>1271.08</text:p>
          </table:table-cell>
        </table:table-row>
        <table:table-row table:style-name="ro1">
          <table:table-cell office:value-type="float" office:value="15759170" calcext:value-type="float">
            <text:p>15759170</text:p>
          </table:table-cell>
          <table:table-cell table:formula="of:=TIME( ; ;[.A987]/1000)" office:value-type="time" office:time-value="PT04H22M39.17S" calcext:value-type="time">
            <text:p>04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52.49" calcext:value-type="float">
            <text:p>1052.49</text:p>
          </table:table-cell>
          <table:table-cell office:value-type="float" office:value="1272.33" calcext:value-type="float">
            <text:p>1272.33</text:p>
          </table:table-cell>
        </table:table-row>
        <table:table-row table:style-name="ro1">
          <table:table-cell office:value-type="float" office:value="15775170" calcext:value-type="float">
            <text:p>15775170</text:p>
          </table:table-cell>
          <table:table-cell table:formula="of:=TIME( ; ;[.A988]/1000)" office:value-type="time" office:time-value="PT04H22M55.17S" calcext:value-type="time">
            <text:p>04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53.54" calcext:value-type="float">
            <text:p>1053.54</text:p>
          </table:table-cell>
          <table:table-cell office:value-type="float" office:value="1273.58" calcext:value-type="float">
            <text:p>1273.58</text:p>
          </table:table-cell>
        </table:table-row>
        <table:table-row table:style-name="ro1">
          <table:table-cell office:value-type="float" office:value="15791170" calcext:value-type="float">
            <text:p>15791170</text:p>
          </table:table-cell>
          <table:table-cell table:formula="of:=TIME( ; ;[.A989]/1000)" office:value-type="time" office:time-value="PT04H23M11.17S" calcext:value-type="time">
            <text:p>04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54.59" calcext:value-type="float">
            <text:p>1054.59</text:p>
          </table:table-cell>
          <table:table-cell office:value-type="float" office:value="1274.83" calcext:value-type="float">
            <text:p>1274.83</text:p>
          </table:table-cell>
        </table:table-row>
        <table:table-row table:style-name="ro1">
          <table:table-cell office:value-type="float" office:value="15807170" calcext:value-type="float">
            <text:p>15807170</text:p>
          </table:table-cell>
          <table:table-cell table:formula="of:=TIME( ; ;[.A990]/1000)" office:value-type="time" office:time-value="PT04H23M27.17S" calcext:value-type="time">
            <text:p>04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055.65" calcext:value-type="float">
            <text:p>1055.65</text:p>
          </table:table-cell>
          <table:table-cell office:value-type="float" office:value="1276.09" calcext:value-type="float">
            <text:p>1276.09</text:p>
          </table:table-cell>
        </table:table-row>
        <table:table-row table:style-name="ro1">
          <table:table-cell office:value-type="float" office:value="15823170" calcext:value-type="float">
            <text:p>15823170</text:p>
          </table:table-cell>
          <table:table-cell table:formula="of:=TIME( ; ;[.A991]/1000)" office:value-type="time" office:time-value="PT04H23M43.17S" calcext:value-type="time">
            <text:p>04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056.7" calcext:value-type="float">
            <text:p>1056.7</text:p>
          </table:table-cell>
          <table:table-cell office:value-type="float" office:value="1277.34" calcext:value-type="float">
            <text:p>1277.34</text:p>
          </table:table-cell>
        </table:table-row>
        <table:table-row table:style-name="ro1">
          <table:table-cell office:value-type="float" office:value="15839170" calcext:value-type="float">
            <text:p>15839170</text:p>
          </table:table-cell>
          <table:table-cell table:formula="of:=TIME( ; ;[.A992]/1000)" office:value-type="time" office:time-value="PT04H23M59.17S" calcext:value-type="time">
            <text:p>04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057.75" calcext:value-type="float">
            <text:p>1057.75</text:p>
          </table:table-cell>
          <table:table-cell office:value-type="float" office:value="1278.59" calcext:value-type="float">
            <text:p>1278.59</text:p>
          </table:table-cell>
        </table:table-row>
        <table:table-row table:style-name="ro1">
          <table:table-cell office:value-type="float" office:value="15855170" calcext:value-type="float">
            <text:p>15855170</text:p>
          </table:table-cell>
          <table:table-cell table:formula="of:=TIME( ; ;[.A993]/1000)" office:value-type="time" office:time-value="PT04H24M15.17S" calcext:value-type="time">
            <text:p>04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58.8" calcext:value-type="float">
            <text:p>1058.8</text:p>
          </table:table-cell>
          <table:table-cell office:value-type="float" office:value="1279.84" calcext:value-type="float">
            <text:p>1279.84</text:p>
          </table:table-cell>
        </table:table-row>
        <table:table-row table:style-name="ro1">
          <table:table-cell office:value-type="float" office:value="15871170" calcext:value-type="float">
            <text:p>15871170</text:p>
          </table:table-cell>
          <table:table-cell table:formula="of:=TIME( ; ;[.A994]/1000)" office:value-type="time" office:time-value="PT04H24M31.17S" calcext:value-type="time">
            <text:p>04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59.86" calcext:value-type="float">
            <text:p>1059.86</text:p>
          </table:table-cell>
          <table:table-cell office:value-type="float" office:value="1281.09" calcext:value-type="float">
            <text:p>1281.09</text:p>
          </table:table-cell>
        </table:table-row>
        <table:table-row table:style-name="ro1">
          <table:table-cell office:value-type="float" office:value="15887170" calcext:value-type="float">
            <text:p>15887170</text:p>
          </table:table-cell>
          <table:table-cell table:formula="of:=TIME( ; ;[.A995]/1000)" office:value-type="time" office:time-value="PT04H24M47.17S" calcext:value-type="time">
            <text:p>04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60.91" calcext:value-type="float">
            <text:p>1060.91</text:p>
          </table:table-cell>
          <table:table-cell office:value-type="float" office:value="1282.34" calcext:value-type="float">
            <text:p>1282.34</text:p>
          </table:table-cell>
        </table:table-row>
        <table:table-row table:style-name="ro1">
          <table:table-cell office:value-type="float" office:value="15903170" calcext:value-type="float">
            <text:p>15903170</text:p>
          </table:table-cell>
          <table:table-cell table:formula="of:=TIME( ; ;[.A996]/1000)" office:value-type="time" office:time-value="PT04H25M03.17S" calcext:value-type="time">
            <text:p>04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61.96" calcext:value-type="float">
            <text:p>1061.96</text:p>
          </table:table-cell>
          <table:table-cell office:value-type="float" office:value="1283.59" calcext:value-type="float">
            <text:p>1283.59</text:p>
          </table:table-cell>
        </table:table-row>
        <table:table-row table:style-name="ro1">
          <table:table-cell office:value-type="float" office:value="15919170" calcext:value-type="float">
            <text:p>15919170</text:p>
          </table:table-cell>
          <table:table-cell table:formula="of:=TIME( ; ;[.A997]/1000)" office:value-type="time" office:time-value="PT04H25M19.17S" calcext:value-type="time">
            <text:p>04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63.01" calcext:value-type="float">
            <text:p>1063.01</text:p>
          </table:table-cell>
          <table:table-cell office:value-type="float" office:value="1284.84" calcext:value-type="float">
            <text:p>1284.84</text:p>
          </table:table-cell>
        </table:table-row>
        <table:table-row table:style-name="ro1">
          <table:table-cell office:value-type="float" office:value="15935170" calcext:value-type="float">
            <text:p>15935170</text:p>
          </table:table-cell>
          <table:table-cell table:formula="of:=TIME( ; ;[.A998]/1000)" office:value-type="time" office:time-value="PT04H25M35.17S" calcext:value-type="time">
            <text:p>04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286.1" calcext:value-type="float">
            <text:p>1286.1</text:p>
          </table:table-cell>
        </table:table-row>
        <table:table-row table:style-name="ro1">
          <table:table-cell office:value-type="float" office:value="15951170" calcext:value-type="float">
            <text:p>15951170</text:p>
          </table:table-cell>
          <table:table-cell table:formula="of:=TIME( ; ;[.A999]/1000)" office:value-type="time" office:time-value="PT04H25M51.17S" calcext:value-type="time">
            <text:p>04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065.12" calcext:value-type="float">
            <text:p>1065.12</text:p>
          </table:table-cell>
          <table:table-cell office:value-type="float" office:value="1287.35" calcext:value-type="float">
            <text:p>1287.35</text:p>
          </table:table-cell>
        </table:table-row>
        <table:table-row table:style-name="ro1">
          <table:table-cell office:value-type="float" office:value="15967170" calcext:value-type="float">
            <text:p>15967170</text:p>
          </table:table-cell>
          <table:table-cell table:formula="of:=TIME( ; ;[.A1000]/1000)" office:value-type="time" office:time-value="PT04H26M07.17S" calcext:value-type="time">
            <text:p>04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66.17" calcext:value-type="float">
            <text:p>1066.17</text:p>
          </table:table-cell>
          <table:table-cell office:value-type="float" office:value="1288.6" calcext:value-type="float">
            <text:p>1288.6</text:p>
          </table:table-cell>
        </table:table-row>
        <table:table-row table:style-name="ro1">
          <table:table-cell office:value-type="float" office:value="15983170" calcext:value-type="float">
            <text:p>15983170</text:p>
          </table:table-cell>
          <table:table-cell table:formula="of:=TIME( ; ;[.A1001]/1000)" office:value-type="time" office:time-value="PT04H26M23.17S" calcext:value-type="time">
            <text:p>04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67.22" calcext:value-type="float">
            <text:p>1067.22</text:p>
          </table:table-cell>
          <table:table-cell office:value-type="float" office:value="1289.85" calcext:value-type="float">
            <text:p>1289.85</text:p>
          </table:table-cell>
        </table:table-row>
        <table:table-row table:style-name="ro1">
          <table:table-cell office:value-type="float" office:value="15999170" calcext:value-type="float">
            <text:p>15999170</text:p>
          </table:table-cell>
          <table:table-cell table:formula="of:=TIME( ; ;[.A1002]/1000)" office:value-type="time" office:time-value="PT04H26M39.17S" calcext:value-type="time">
            <text:p>04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68.27" calcext:value-type="float">
            <text:p>1068.27</text:p>
          </table:table-cell>
          <table:table-cell office:value-type="float" office:value="1291.1" calcext:value-type="float">
            <text:p>1291.1</text:p>
          </table:table-cell>
        </table:table-row>
        <table:table-row table:style-name="ro1">
          <table:table-cell office:value-type="float" office:value="16015170" calcext:value-type="float">
            <text:p>16015170</text:p>
          </table:table-cell>
          <table:table-cell table:formula="of:=TIME( ; ;[.A1003]/1000)" office:value-type="time" office:time-value="PT04H26M55.17S" calcext:value-type="time">
            <text:p>04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69.33" calcext:value-type="float">
            <text:p>1069.33</text:p>
          </table:table-cell>
          <table:table-cell office:value-type="float" office:value="1292.35" calcext:value-type="float">
            <text:p>1292.35</text:p>
          </table:table-cell>
        </table:table-row>
        <table:table-row table:style-name="ro1">
          <table:table-cell office:value-type="float" office:value="16031170" calcext:value-type="float">
            <text:p>16031170</text:p>
          </table:table-cell>
          <table:table-cell table:formula="of:=TIME( ; ;[.A1004]/1000)" office:value-type="time" office:time-value="PT04H27M11.17S" calcext:value-type="time">
            <text:p>04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070.38" calcext:value-type="float">
            <text:p>1070.38</text:p>
          </table:table-cell>
          <table:table-cell office:value-type="float" office:value="1293.6" calcext:value-type="float">
            <text:p>1293.6</text:p>
          </table:table-cell>
        </table:table-row>
        <table:table-row table:style-name="ro1">
          <table:table-cell office:value-type="float" office:value="16047170" calcext:value-type="float">
            <text:p>16047170</text:p>
          </table:table-cell>
          <table:table-cell table:formula="of:=TIME( ; ;[.A1005]/1000)" office:value-type="time" office:time-value="PT04H27M27.17S" calcext:value-type="time">
            <text:p>04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1.43" calcext:value-type="float">
            <text:p>1071.43</text:p>
          </table:table-cell>
          <table:table-cell office:value-type="float" office:value="1294.85" calcext:value-type="float">
            <text:p>1294.85</text:p>
          </table:table-cell>
        </table:table-row>
        <table:table-row table:style-name="ro1">
          <table:table-cell office:value-type="float" office:value="16063170" calcext:value-type="float">
            <text:p>16063170</text:p>
          </table:table-cell>
          <table:table-cell table:formula="of:=TIME( ; ;[.A1006]/1000)" office:value-type="time" office:time-value="PT04H27M43.17S" calcext:value-type="time">
            <text:p>04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2.48" calcext:value-type="float">
            <text:p>1072.48</text:p>
          </table:table-cell>
          <table:table-cell office:value-type="float" office:value="1296.1" calcext:value-type="float">
            <text:p>1296.1</text:p>
          </table:table-cell>
        </table:table-row>
        <table:table-row table:style-name="ro1">
          <table:table-cell office:value-type="float" office:value="16079170" calcext:value-type="float">
            <text:p>16079170</text:p>
          </table:table-cell>
          <table:table-cell table:formula="of:=TIME( ; ;[.A1007]/1000)" office:value-type="time" office:time-value="PT04H27M59.17S" calcext:value-type="time">
            <text:p>04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3.53" calcext:value-type="float">
            <text:p>1073.53</text:p>
          </table:table-cell>
          <table:table-cell office:value-type="float" office:value="1297.35" calcext:value-type="float">
            <text:p>1297.35</text:p>
          </table:table-cell>
        </table:table-row>
        <table:table-row table:style-name="ro1">
          <table:table-cell office:value-type="float" office:value="16095170" calcext:value-type="float">
            <text:p>16095170</text:p>
          </table:table-cell>
          <table:table-cell table:formula="of:=TIME( ; ;[.A1008]/1000)" office:value-type="time" office:time-value="PT04H28M15.17S" calcext:value-type="time">
            <text:p>04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4.58" calcext:value-type="float">
            <text:p>1074.58</text:p>
          </table:table-cell>
          <table:table-cell office:value-type="float" office:value="1298.6" calcext:value-type="float">
            <text:p>1298.6</text:p>
          </table:table-cell>
        </table:table-row>
        <table:table-row table:style-name="ro1">
          <table:table-cell office:value-type="float" office:value="16111170" calcext:value-type="float">
            <text:p>16111170</text:p>
          </table:table-cell>
          <table:table-cell table:formula="of:=TIME( ; ;[.A1009]/1000)" office:value-type="time" office:time-value="PT04H28M31.17S" calcext:value-type="time">
            <text:p>04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5.64" calcext:value-type="float">
            <text:p>1075.64</text:p>
          </table:table-cell>
          <table:table-cell office:value-type="float" office:value="1299.85" calcext:value-type="float">
            <text:p>1299.85</text:p>
          </table:table-cell>
        </table:table-row>
        <table:table-row table:style-name="ro1">
          <table:table-cell office:value-type="float" office:value="16127170" calcext:value-type="float">
            <text:p>16127170</text:p>
          </table:table-cell>
          <table:table-cell table:formula="of:=TIME( ; ;[.A1010]/1000)" office:value-type="time" office:time-value="PT04H28M47.17S" calcext:value-type="time">
            <text:p>04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076.69" calcext:value-type="float">
            <text:p>1076.69</text:p>
          </table:table-cell>
          <table:table-cell office:value-type="float" office:value="1301.1" calcext:value-type="float">
            <text:p>1301.1</text:p>
          </table:table-cell>
        </table:table-row>
        <table:table-row table:style-name="ro1">
          <table:table-cell office:value-type="float" office:value="16143170" calcext:value-type="float">
            <text:p>16143170</text:p>
          </table:table-cell>
          <table:table-cell table:formula="of:=TIME( ; ;[.A1011]/1000)" office:value-type="time" office:time-value="PT04H29M03.17S" calcext:value-type="time">
            <text:p>04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7.74" calcext:value-type="float">
            <text:p>1077.74</text:p>
          </table:table-cell>
          <table:table-cell office:value-type="float" office:value="1302.34" calcext:value-type="float">
            <text:p>1302.34</text:p>
          </table:table-cell>
        </table:table-row>
        <table:table-row table:style-name="ro1">
          <table:table-cell office:value-type="float" office:value="16159170" calcext:value-type="float">
            <text:p>16159170</text:p>
          </table:table-cell>
          <table:table-cell table:formula="of:=TIME( ; ;[.A1012]/1000)" office:value-type="time" office:time-value="PT04H29M19.17S" calcext:value-type="time">
            <text:p>04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8.79" calcext:value-type="float">
            <text:p>1078.79</text:p>
          </table:table-cell>
          <table:table-cell office:value-type="float" office:value="1303.59" calcext:value-type="float">
            <text:p>1303.59</text:p>
          </table:table-cell>
        </table:table-row>
        <table:table-row table:style-name="ro1">
          <table:table-cell office:value-type="float" office:value="16175170" calcext:value-type="float">
            <text:p>16175170</text:p>
          </table:table-cell>
          <table:table-cell table:formula="of:=TIME( ; ;[.A1013]/1000)" office:value-type="time" office:time-value="PT04H29M35.17S" calcext:value-type="time">
            <text:p>04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79.84" calcext:value-type="float">
            <text:p>1079.84</text:p>
          </table:table-cell>
          <table:table-cell office:value-type="float" office:value="1304.84" calcext:value-type="float">
            <text:p>1304.84</text:p>
          </table:table-cell>
        </table:table-row>
        <table:table-row table:style-name="ro1">
          <table:table-cell office:value-type="float" office:value="16191170" calcext:value-type="float">
            <text:p>16191170</text:p>
          </table:table-cell>
          <table:table-cell table:formula="of:=TIME( ; ;[.A1014]/1000)" office:value-type="time" office:time-value="PT04H29M51.17S" calcext:value-type="time">
            <text:p>04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80.89" calcext:value-type="float">
            <text:p>1080.89</text:p>
          </table:table-cell>
          <table:table-cell office:value-type="float" office:value="1306.09" calcext:value-type="float">
            <text:p>1306.09</text:p>
          </table:table-cell>
        </table:table-row>
        <table:table-row table:style-name="ro1">
          <table:table-cell office:value-type="float" office:value="16207170" calcext:value-type="float">
            <text:p>16207170</text:p>
          </table:table-cell>
          <table:table-cell table:formula="of:=TIME( ; ;[.A1015]/1000)" office:value-type="time" office:time-value="PT04H30M07.17S" calcext:value-type="time">
            <text:p>04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081.94" calcext:value-type="float">
            <text:p>1081.94</text:p>
          </table:table-cell>
          <table:table-cell office:value-type="float" office:value="1307.34" calcext:value-type="float">
            <text:p>1307.34</text:p>
          </table:table-cell>
        </table:table-row>
        <table:table-row table:style-name="ro1">
          <table:table-cell office:value-type="float" office:value="16223170" calcext:value-type="float">
            <text:p>16223170</text:p>
          </table:table-cell>
          <table:table-cell table:formula="of:=TIME( ; ;[.A1016]/1000)" office:value-type="time" office:time-value="PT04H30M23.17S" calcext:value-type="time">
            <text:p>04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82.99" calcext:value-type="float">
            <text:p>1082.99</text:p>
          </table:table-cell>
          <table:table-cell office:value-type="float" office:value="1308.59" calcext:value-type="float">
            <text:p>1308.59</text:p>
          </table:table-cell>
        </table:table-row>
        <table:table-row table:style-name="ro1">
          <table:table-cell office:value-type="float" office:value="16239170" calcext:value-type="float">
            <text:p>16239170</text:p>
          </table:table-cell>
          <table:table-cell table:formula="of:=TIME( ; ;[.A1017]/1000)" office:value-type="time" office:time-value="PT04H30M39.17S" calcext:value-type="time">
            <text:p>04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084.04" calcext:value-type="float">
            <text:p>1084.04</text:p>
          </table:table-cell>
          <table:table-cell office:value-type="float" office:value="1309.84" calcext:value-type="float">
            <text:p>1309.84</text:p>
          </table:table-cell>
        </table:table-row>
        <table:table-row table:style-name="ro1">
          <table:table-cell office:value-type="float" office:value="16255170" calcext:value-type="float">
            <text:p>16255170</text:p>
          </table:table-cell>
          <table:table-cell table:formula="of:=TIME( ; ;[.A1018]/1000)" office:value-type="time" office:time-value="PT04H30M55.17S" calcext:value-type="time">
            <text:p>04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85.1" calcext:value-type="float">
            <text:p>1085.1</text:p>
          </table:table-cell>
          <table:table-cell office:value-type="float" office:value="1311.09" calcext:value-type="float">
            <text:p>1311.09</text:p>
          </table:table-cell>
        </table:table-row>
        <table:table-row table:style-name="ro1">
          <table:table-cell office:value-type="float" office:value="16271170" calcext:value-type="float">
            <text:p>16271170</text:p>
          </table:table-cell>
          <table:table-cell table:formula="of:=TIME( ; ;[.A1019]/1000)" office:value-type="time" office:time-value="PT04H31M11.17S" calcext:value-type="time">
            <text:p>04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086.15" calcext:value-type="float">
            <text:p>1086.15</text:p>
          </table:table-cell>
          <table:table-cell office:value-type="float" office:value="1312.34" calcext:value-type="float">
            <text:p>1312.34</text:p>
          </table:table-cell>
        </table:table-row>
        <table:table-row table:style-name="ro1">
          <table:table-cell office:value-type="float" office:value="16287170" calcext:value-type="float">
            <text:p>16287170</text:p>
          </table:table-cell>
          <table:table-cell table:formula="of:=TIME( ; ;[.A1020]/1000)" office:value-type="time" office:time-value="PT04H31M27.17S" calcext:value-type="time">
            <text:p>04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87.2" calcext:value-type="float">
            <text:p>1087.2</text:p>
          </table:table-cell>
          <table:table-cell office:value-type="float" office:value="1313.58" calcext:value-type="float">
            <text:p>1313.58</text:p>
          </table:table-cell>
        </table:table-row>
        <table:table-row table:style-name="ro1">
          <table:table-cell office:value-type="float" office:value="16303170" calcext:value-type="float">
            <text:p>16303170</text:p>
          </table:table-cell>
          <table:table-cell table:formula="of:=TIME( ; ;[.A1021]/1000)" office:value-type="time" office:time-value="PT04H31M43.17S" calcext:value-type="time">
            <text:p>04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1314.83" calcext:value-type="float">
            <text:p>1314.83</text:p>
          </table:table-cell>
        </table:table-row>
        <table:table-row table:style-name="ro1">
          <table:table-cell office:value-type="float" office:value="16319170" calcext:value-type="float">
            <text:p>16319170</text:p>
          </table:table-cell>
          <table:table-cell table:formula="of:=TIME( ; ;[.A1022]/1000)" office:value-type="time" office:time-value="PT04H31M59.17S" calcext:value-type="time">
            <text:p>04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89.3" calcext:value-type="float">
            <text:p>1089.3</text:p>
          </table:table-cell>
          <table:table-cell office:value-type="float" office:value="1316.08" calcext:value-type="float">
            <text:p>1316.08</text:p>
          </table:table-cell>
        </table:table-row>
        <table:table-row table:style-name="ro1">
          <table:table-cell office:value-type="float" office:value="16335170" calcext:value-type="float">
            <text:p>16335170</text:p>
          </table:table-cell>
          <table:table-cell table:formula="of:=TIME( ; ;[.A1023]/1000)" office:value-type="time" office:time-value="PT04H32M15.17S" calcext:value-type="time">
            <text:p>04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90.35" calcext:value-type="float">
            <text:p>1090.35</text:p>
          </table:table-cell>
          <table:table-cell office:value-type="float" office:value="1317.33" calcext:value-type="float">
            <text:p>1317.33</text:p>
          </table:table-cell>
        </table:table-row>
        <table:table-row table:style-name="ro1">
          <table:table-cell office:value-type="float" office:value="16351170" calcext:value-type="float">
            <text:p>16351170</text:p>
          </table:table-cell>
          <table:table-cell table:formula="of:=TIME( ; ;[.A1024]/1000)" office:value-type="time" office:time-value="PT04H32M31.17S" calcext:value-type="time">
            <text:p>04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091.4" calcext:value-type="float">
            <text:p>1091.4</text:p>
          </table:table-cell>
          <table:table-cell office:value-type="float" office:value="1318.58" calcext:value-type="float">
            <text:p>1318.58</text:p>
          </table:table-cell>
        </table:table-row>
        <table:table-row table:style-name="ro1">
          <table:table-cell office:value-type="float" office:value="16367170" calcext:value-type="float">
            <text:p>16367170</text:p>
          </table:table-cell>
          <table:table-cell table:formula="of:=TIME( ; ;[.A1025]/1000)" office:value-type="time" office:time-value="PT04H32M47.17S" calcext:value-type="time">
            <text:p>04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092.45" calcext:value-type="float">
            <text:p>1092.45</text:p>
          </table:table-cell>
          <table:table-cell office:value-type="float" office:value="1319.83" calcext:value-type="float">
            <text:p>1319.83</text:p>
          </table:table-cell>
        </table:table-row>
        <table:table-row table:style-name="ro1">
          <table:table-cell office:value-type="float" office:value="16383170" calcext:value-type="float">
            <text:p>16383170</text:p>
          </table:table-cell>
          <table:table-cell table:formula="of:=TIME( ; ;[.A1026]/1000)" office:value-type="time" office:time-value="PT04H33M03.17S" calcext:value-type="time">
            <text:p>04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093.5" calcext:value-type="float">
            <text:p>1093.5</text:p>
          </table:table-cell>
          <table:table-cell office:value-type="float" office:value="1321.08" calcext:value-type="float">
            <text:p>1321.08</text:p>
          </table:table-cell>
        </table:table-row>
        <table:table-row table:style-name="ro1">
          <table:table-cell office:value-type="float" office:value="16399170" calcext:value-type="float">
            <text:p>16399170</text:p>
          </table:table-cell>
          <table:table-cell table:formula="of:=TIME( ; ;[.A1027]/1000)" office:value-type="time" office:time-value="PT04H33M19.17S" calcext:value-type="time">
            <text:p>04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094.55" calcext:value-type="float">
            <text:p>1094.55</text:p>
          </table:table-cell>
          <table:table-cell office:value-type="float" office:value="1322.32" calcext:value-type="float">
            <text:p>1322.32</text:p>
          </table:table-cell>
        </table:table-row>
        <table:table-row table:style-name="ro1">
          <table:table-cell office:value-type="float" office:value="16415170" calcext:value-type="float">
            <text:p>16415170</text:p>
          </table:table-cell>
          <table:table-cell table:formula="of:=TIME( ; ;[.A1028]/1000)" office:value-type="time" office:time-value="PT04H33M35.17S" calcext:value-type="time">
            <text:p>04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95.61" calcext:value-type="float">
            <text:p>1095.61</text:p>
          </table:table-cell>
          <table:table-cell office:value-type="float" office:value="1323.57" calcext:value-type="float">
            <text:p>1323.57</text:p>
          </table:table-cell>
        </table:table-row>
        <table:table-row table:style-name="ro1">
          <table:table-cell office:value-type="float" office:value="16431170" calcext:value-type="float">
            <text:p>16431170</text:p>
          </table:table-cell>
          <table:table-cell table:formula="of:=TIME( ; ;[.A1029]/1000)" office:value-type="time" office:time-value="PT04H33M51.17S" calcext:value-type="time">
            <text:p>04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096.66" calcext:value-type="float">
            <text:p>1096.66</text:p>
          </table:table-cell>
          <table:table-cell office:value-type="float" office:value="1324.82" calcext:value-type="float">
            <text:p>1324.82</text:p>
          </table:table-cell>
        </table:table-row>
        <table:table-row table:style-name="ro1">
          <table:table-cell office:value-type="float" office:value="16447170" calcext:value-type="float">
            <text:p>16447170</text:p>
          </table:table-cell>
          <table:table-cell table:formula="of:=TIME( ; ;[.A1030]/1000)" office:value-type="time" office:time-value="PT04H34M07.17S" calcext:value-type="time">
            <text:p>04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097.71" calcext:value-type="float">
            <text:p>1097.71</text:p>
          </table:table-cell>
          <table:table-cell office:value-type="float" office:value="1326.07" calcext:value-type="float">
            <text:p>1326.07</text:p>
          </table:table-cell>
        </table:table-row>
        <table:table-row table:style-name="ro1">
          <table:table-cell office:value-type="float" office:value="16463170" calcext:value-type="float">
            <text:p>16463170</text:p>
          </table:table-cell>
          <table:table-cell table:formula="of:=TIME( ; ;[.A1031]/1000)" office:value-type="time" office:time-value="PT04H34M23.17S" calcext:value-type="time">
            <text:p>04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098.76" calcext:value-type="float">
            <text:p>1098.76</text:p>
          </table:table-cell>
          <table:table-cell office:value-type="float" office:value="1327.32" calcext:value-type="float">
            <text:p>1327.32</text:p>
          </table:table-cell>
        </table:table-row>
        <table:table-row table:style-name="ro1">
          <table:table-cell office:value-type="float" office:value="16479170" calcext:value-type="float">
            <text:p>16479170</text:p>
          </table:table-cell>
          <table:table-cell table:formula="of:=TIME( ; ;[.A1032]/1000)" office:value-type="time" office:time-value="PT04H34M39.17S" calcext:value-type="time">
            <text:p>04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099.81" calcext:value-type="float">
            <text:p>1099.81</text:p>
          </table:table-cell>
          <table:table-cell office:value-type="float" office:value="1328.57" calcext:value-type="float">
            <text:p>1328.57</text:p>
          </table:table-cell>
        </table:table-row>
        <table:table-row table:style-name="ro1">
          <table:table-cell office:value-type="float" office:value="16495170" calcext:value-type="float">
            <text:p>16495170</text:p>
          </table:table-cell>
          <table:table-cell table:formula="of:=TIME( ; ;[.A1033]/1000)" office:value-type="time" office:time-value="PT04H34M55.17S" calcext:value-type="time">
            <text:p>04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100.86" calcext:value-type="float">
            <text:p>1100.86</text:p>
          </table:table-cell>
          <table:table-cell office:value-type="float" office:value="1329.82" calcext:value-type="float">
            <text:p>1329.82</text:p>
          </table:table-cell>
        </table:table-row>
        <table:table-row table:style-name="ro1">
          <table:table-cell office:value-type="float" office:value="16511170" calcext:value-type="float">
            <text:p>16511170</text:p>
          </table:table-cell>
          <table:table-cell table:formula="of:=TIME( ; ;[.A1034]/1000)" office:value-type="time" office:time-value="PT04H35M11.17S" calcext:value-type="time">
            <text:p>04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101.91" calcext:value-type="float">
            <text:p>1101.91</text:p>
          </table:table-cell>
          <table:table-cell office:value-type="float" office:value="1331.06" calcext:value-type="float">
            <text:p>1331.06</text:p>
          </table:table-cell>
        </table:table-row>
        <table:table-row table:style-name="ro1">
          <table:table-cell office:value-type="float" office:value="16527170" calcext:value-type="float">
            <text:p>16527170</text:p>
          </table:table-cell>
          <table:table-cell table:formula="of:=TIME( ; ;[.A1035]/1000)" office:value-type="time" office:time-value="PT04H35M27.17S" calcext:value-type="time">
            <text:p>04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102.96" calcext:value-type="float">
            <text:p>1102.96</text:p>
          </table:table-cell>
          <table:table-cell office:value-type="float" office:value="1332.31" calcext:value-type="float">
            <text:p>1332.31</text:p>
          </table:table-cell>
        </table:table-row>
        <table:table-row table:style-name="ro1">
          <table:table-cell office:value-type="float" office:value="16543170" calcext:value-type="float">
            <text:p>16543170</text:p>
          </table:table-cell>
          <table:table-cell table:formula="of:=TIME( ; ;[.A1036]/1000)" office:value-type="time" office:time-value="PT04H35M43.17S" calcext:value-type="time">
            <text:p>04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104.01" calcext:value-type="float">
            <text:p>1104.01</text:p>
          </table:table-cell>
          <table:table-cell office:value-type="float" office:value="1333.56" calcext:value-type="float">
            <text:p>1333.56</text:p>
          </table:table-cell>
        </table:table-row>
        <table:table-row table:style-name="ro1">
          <table:table-cell office:value-type="float" office:value="16559170" calcext:value-type="float">
            <text:p>16559170</text:p>
          </table:table-cell>
          <table:table-cell table:formula="of:=TIME( ; ;[.A1037]/1000)" office:value-type="time" office:time-value="PT04H35M59.17S" calcext:value-type="time">
            <text:p>04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05.06" calcext:value-type="float">
            <text:p>1105.06</text:p>
          </table:table-cell>
          <table:table-cell office:value-type="float" office:value="1334.81" calcext:value-type="float">
            <text:p>1334.81</text:p>
          </table:table-cell>
        </table:table-row>
        <table:table-row table:style-name="ro1">
          <table:table-cell office:value-type="float" office:value="16575170" calcext:value-type="float">
            <text:p>16575170</text:p>
          </table:table-cell>
          <table:table-cell table:formula="of:=TIME( ; ;[.A1038]/1000)" office:value-type="time" office:time-value="PT04H36M15.17S" calcext:value-type="time">
            <text:p>04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06.11" calcext:value-type="float">
            <text:p>1106.11</text:p>
          </table:table-cell>
          <table:table-cell office:value-type="float" office:value="1336.06" calcext:value-type="float">
            <text:p>1336.06</text:p>
          </table:table-cell>
        </table:table-row>
        <table:table-row table:style-name="ro1">
          <table:table-cell office:value-type="float" office:value="16591170" calcext:value-type="float">
            <text:p>16591170</text:p>
          </table:table-cell>
          <table:table-cell table:formula="of:=TIME( ; ;[.A1039]/1000)" office:value-type="time" office:time-value="PT04H36M31.17S" calcext:value-type="time">
            <text:p>04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07.17" calcext:value-type="float">
            <text:p>1107.17</text:p>
          </table:table-cell>
          <table:table-cell office:value-type="float" office:value="1337.3" calcext:value-type="float">
            <text:p>1337.3</text:p>
          </table:table-cell>
        </table:table-row>
        <table:table-row table:style-name="ro1">
          <table:table-cell office:value-type="float" office:value="16607170" calcext:value-type="float">
            <text:p>16607170</text:p>
          </table:table-cell>
          <table:table-cell table:formula="of:=TIME( ; ;[.A1040]/1000)" office:value-type="time" office:time-value="PT04H36M47.17S" calcext:value-type="time">
            <text:p>04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08.22" calcext:value-type="float">
            <text:p>1108.22</text:p>
          </table:table-cell>
          <table:table-cell office:value-type="float" office:value="1338.55" calcext:value-type="float">
            <text:p>1338.55</text:p>
          </table:table-cell>
        </table:table-row>
        <table:table-row table:style-name="ro1">
          <table:table-cell office:value-type="float" office:value="16623170" calcext:value-type="float">
            <text:p>16623170</text:p>
          </table:table-cell>
          <table:table-cell table:formula="of:=TIME( ; ;[.A1041]/1000)" office:value-type="time" office:time-value="PT04H37M03.17S" calcext:value-type="time">
            <text:p>04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09.27" calcext:value-type="float">
            <text:p>1109.27</text:p>
          </table:table-cell>
          <table:table-cell office:value-type="float" office:value="1339.8" calcext:value-type="float">
            <text:p>1339.8</text:p>
          </table:table-cell>
        </table:table-row>
        <table:table-row table:style-name="ro1">
          <table:table-cell office:value-type="float" office:value="16639170" calcext:value-type="float">
            <text:p>16639170</text:p>
          </table:table-cell>
          <table:table-cell table:formula="of:=TIME( ; ;[.A1042]/1000)" office:value-type="time" office:time-value="PT04H37M19.17S" calcext:value-type="time">
            <text:p>04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0.32" calcext:value-type="float">
            <text:p>1110.32</text:p>
          </table:table-cell>
          <table:table-cell office:value-type="float" office:value="1341.05" calcext:value-type="float">
            <text:p>1341.05</text:p>
          </table:table-cell>
        </table:table-row>
        <table:table-row table:style-name="ro1">
          <table:table-cell office:value-type="float" office:value="16655170" calcext:value-type="float">
            <text:p>16655170</text:p>
          </table:table-cell>
          <table:table-cell table:formula="of:=TIME( ; ;[.A1043]/1000)" office:value-type="time" office:time-value="PT04H37M35.17S" calcext:value-type="time">
            <text:p>04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111.37" calcext:value-type="float">
            <text:p>1111.37</text:p>
          </table:table-cell>
          <table:table-cell office:value-type="float" office:value="1342.3" calcext:value-type="float">
            <text:p>1342.3</text:p>
          </table:table-cell>
        </table:table-row>
        <table:table-row table:style-name="ro1">
          <table:table-cell office:value-type="float" office:value="16671170" calcext:value-type="float">
            <text:p>16671170</text:p>
          </table:table-cell>
          <table:table-cell table:formula="of:=TIME( ; ;[.A1044]/1000)" office:value-type="time" office:time-value="PT04H37M51.17S" calcext:value-type="time">
            <text:p>04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2.42" calcext:value-type="float">
            <text:p>1112.42</text:p>
          </table:table-cell>
          <table:table-cell office:value-type="float" office:value="1343.55" calcext:value-type="float">
            <text:p>1343.55</text:p>
          </table:table-cell>
        </table:table-row>
        <table:table-row table:style-name="ro1">
          <table:table-cell office:value-type="float" office:value="16687170" calcext:value-type="float">
            <text:p>16687170</text:p>
          </table:table-cell>
          <table:table-cell table:formula="of:=TIME( ; ;[.A1045]/1000)" office:value-type="time" office:time-value="PT04H38M07.17S" calcext:value-type="time">
            <text:p>04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3.47" calcext:value-type="float">
            <text:p>1113.47</text:p>
          </table:table-cell>
          <table:table-cell office:value-type="float" office:value="1344.79" calcext:value-type="float">
            <text:p>1344.79</text:p>
          </table:table-cell>
        </table:table-row>
        <table:table-row table:style-name="ro1">
          <table:table-cell office:value-type="float" office:value="16703170" calcext:value-type="float">
            <text:p>16703170</text:p>
          </table:table-cell>
          <table:table-cell table:formula="of:=TIME( ; ;[.A1046]/1000)" office:value-type="time" office:time-value="PT04H38M23.17S" calcext:value-type="time">
            <text:p>04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4.52" calcext:value-type="float">
            <text:p>1114.52</text:p>
          </table:table-cell>
          <table:table-cell office:value-type="float" office:value="1346.04" calcext:value-type="float">
            <text:p>1346.04</text:p>
          </table:table-cell>
        </table:table-row>
        <table:table-row table:style-name="ro1">
          <table:table-cell office:value-type="float" office:value="16719170" calcext:value-type="float">
            <text:p>16719170</text:p>
          </table:table-cell>
          <table:table-cell table:formula="of:=TIME( ; ;[.A1047]/1000)" office:value-type="time" office:time-value="PT04H38M39.17S" calcext:value-type="time">
            <text:p>04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5.57" calcext:value-type="float">
            <text:p>1115.57</text:p>
          </table:table-cell>
          <table:table-cell office:value-type="float" office:value="1347.29" calcext:value-type="float">
            <text:p>1347.29</text:p>
          </table:table-cell>
        </table:table-row>
        <table:table-row table:style-name="ro1">
          <table:table-cell office:value-type="float" office:value="16735170" calcext:value-type="float">
            <text:p>16735170</text:p>
          </table:table-cell>
          <table:table-cell table:formula="of:=TIME( ; ;[.A1048]/1000)" office:value-type="time" office:time-value="PT04H38M55.17S" calcext:value-type="time">
            <text:p>04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6.62" calcext:value-type="float">
            <text:p>1116.62</text:p>
          </table:table-cell>
          <table:table-cell office:value-type="float" office:value="1348.54" calcext:value-type="float">
            <text:p>1348.54</text:p>
          </table:table-cell>
        </table:table-row>
        <table:table-row table:style-name="ro1">
          <table:table-cell office:value-type="float" office:value="16751170" calcext:value-type="float">
            <text:p>16751170</text:p>
          </table:table-cell>
          <table:table-cell table:formula="of:=TIME( ; ;[.A1049]/1000)" office:value-type="time" office:time-value="PT04H39M11.17S" calcext:value-type="time">
            <text:p>04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7.67" calcext:value-type="float">
            <text:p>1117.67</text:p>
          </table:table-cell>
          <table:table-cell office:value-type="float" office:value="1349.79" calcext:value-type="float">
            <text:p>1349.79</text:p>
          </table:table-cell>
        </table:table-row>
        <table:table-row table:style-name="ro1">
          <table:table-cell office:value-type="float" office:value="16767170" calcext:value-type="float">
            <text:p>16767170</text:p>
          </table:table-cell>
          <table:table-cell table:formula="of:=TIME( ; ;[.A1050]/1000)" office:value-type="time" office:time-value="PT04H39M27.17S" calcext:value-type="time">
            <text:p>04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18.72" calcext:value-type="float">
            <text:p>1118.72</text:p>
          </table:table-cell>
          <table:table-cell office:value-type="float" office:value="1351.03" calcext:value-type="float">
            <text:p>1351.03</text:p>
          </table:table-cell>
        </table:table-row>
        <table:table-row table:style-name="ro1">
          <table:table-cell office:value-type="float" office:value="16783170" calcext:value-type="float">
            <text:p>16783170</text:p>
          </table:table-cell>
          <table:table-cell table:formula="of:=TIME( ; ;[.A1051]/1000)" office:value-type="time" office:time-value="PT04H39M43.17S" calcext:value-type="time">
            <text:p>04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19.77" calcext:value-type="float">
            <text:p>1119.77</text:p>
          </table:table-cell>
          <table:table-cell office:value-type="float" office:value="1352.28" calcext:value-type="float">
            <text:p>1352.28</text:p>
          </table:table-cell>
        </table:table-row>
        <table:table-row table:style-name="ro1">
          <table:table-cell office:value-type="float" office:value="16799170" calcext:value-type="float">
            <text:p>16799170</text:p>
          </table:table-cell>
          <table:table-cell table:formula="of:=TIME( ; ;[.A1052]/1000)" office:value-type="time" office:time-value="PT04H39M59.17S" calcext:value-type="time">
            <text:p>04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20.82" calcext:value-type="float">
            <text:p>1120.82</text:p>
          </table:table-cell>
          <table:table-cell office:value-type="float" office:value="1353.53" calcext:value-type="float">
            <text:p>1353.53</text:p>
          </table:table-cell>
        </table:table-row>
        <table:table-row table:style-name="ro1">
          <table:table-cell office:value-type="float" office:value="16815170" calcext:value-type="float">
            <text:p>16815170</text:p>
          </table:table-cell>
          <table:table-cell table:formula="of:=TIME( ; ;[.A1053]/1000)" office:value-type="time" office:time-value="PT04H40M15.17S" calcext:value-type="time">
            <text:p>04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21.87" calcext:value-type="float">
            <text:p>1121.87</text:p>
          </table:table-cell>
          <table:table-cell office:value-type="float" office:value="1354.78" calcext:value-type="float">
            <text:p>1354.78</text:p>
          </table:table-cell>
        </table:table-row>
        <table:table-row table:style-name="ro1">
          <table:table-cell office:value-type="float" office:value="16831170" calcext:value-type="float">
            <text:p>16831170</text:p>
          </table:table-cell>
          <table:table-cell table:formula="of:=TIME( ; ;[.A1054]/1000)" office:value-type="time" office:time-value="PT04H40M31.17S" calcext:value-type="time">
            <text:p>04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22.92" calcext:value-type="float">
            <text:p>1122.92</text:p>
          </table:table-cell>
          <table:table-cell office:value-type="float" office:value="1356.03" calcext:value-type="float">
            <text:p>1356.03</text:p>
          </table:table-cell>
        </table:table-row>
        <table:table-row table:style-name="ro1">
          <table:table-cell office:value-type="float" office:value="16847170" calcext:value-type="float">
            <text:p>16847170</text:p>
          </table:table-cell>
          <table:table-cell table:formula="of:=TIME( ; ;[.A1055]/1000)" office:value-type="time" office:time-value="PT04H40M47.17S" calcext:value-type="time">
            <text:p>04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123.97" calcext:value-type="float">
            <text:p>1123.97</text:p>
          </table:table-cell>
          <table:table-cell office:value-type="float" office:value="1357.27" calcext:value-type="float">
            <text:p>1357.27</text:p>
          </table:table-cell>
        </table:table-row>
        <table:table-row table:style-name="ro1">
          <table:table-cell office:value-type="float" office:value="16863170" calcext:value-type="float">
            <text:p>16863170</text:p>
          </table:table-cell>
          <table:table-cell table:formula="of:=TIME( ; ;[.A1056]/1000)" office:value-type="time" office:time-value="PT04H41M03.17S" calcext:value-type="time">
            <text:p>04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25.02" calcext:value-type="float">
            <text:p>1125.02</text:p>
          </table:table-cell>
          <table:table-cell office:value-type="float" office:value="1358.52" calcext:value-type="float">
            <text:p>1358.52</text:p>
          </table:table-cell>
        </table:table-row>
        <table:table-row table:style-name="ro1">
          <table:table-cell office:value-type="float" office:value="16879170" calcext:value-type="float">
            <text:p>16879170</text:p>
          </table:table-cell>
          <table:table-cell table:formula="of:=TIME( ; ;[.A1057]/1000)" office:value-type="time" office:time-value="PT04H41M19.17S" calcext:value-type="time">
            <text:p>04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26.08" calcext:value-type="float">
            <text:p>1126.08</text:p>
          </table:table-cell>
          <table:table-cell office:value-type="float" office:value="1359.77" calcext:value-type="float">
            <text:p>1359.77</text:p>
          </table:table-cell>
        </table:table-row>
        <table:table-row table:style-name="ro1">
          <table:table-cell office:value-type="float" office:value="16895170" calcext:value-type="float">
            <text:p>16895170</text:p>
          </table:table-cell>
          <table:table-cell table:formula="of:=TIME( ; ;[.A1058]/1000)" office:value-type="time" office:time-value="PT04H41M35.17S" calcext:value-type="time">
            <text:p>04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27.13" calcext:value-type="float">
            <text:p>1127.13</text:p>
          </table:table-cell>
          <table:table-cell office:value-type="float" office:value="1361.02" calcext:value-type="float">
            <text:p>1361.02</text:p>
          </table:table-cell>
        </table:table-row>
        <table:table-row table:style-name="ro1">
          <table:table-cell office:value-type="float" office:value="16911170" calcext:value-type="float">
            <text:p>16911170</text:p>
          </table:table-cell>
          <table:table-cell table:formula="of:=TIME( ; ;[.A1059]/1000)" office:value-type="time" office:time-value="PT04H41M51.17S" calcext:value-type="time">
            <text:p>04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28.18" calcext:value-type="float">
            <text:p>1128.18</text:p>
          </table:table-cell>
          <table:table-cell office:value-type="float" office:value="1362.26" calcext:value-type="float">
            <text:p>1362.26</text:p>
          </table:table-cell>
        </table:table-row>
        <table:table-row table:style-name="ro1">
          <table:table-cell office:value-type="float" office:value="16927170" calcext:value-type="float">
            <text:p>16927170</text:p>
          </table:table-cell>
          <table:table-cell table:formula="of:=TIME( ; ;[.A1060]/1000)" office:value-type="time" office:time-value="PT04H42M07.17S" calcext:value-type="time">
            <text:p>04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29.23" calcext:value-type="float">
            <text:p>1129.23</text:p>
          </table:table-cell>
          <table:table-cell office:value-type="float" office:value="1363.51" calcext:value-type="float">
            <text:p>1363.51</text:p>
          </table:table-cell>
        </table:table-row>
        <table:table-row table:style-name="ro1">
          <table:table-cell office:value-type="float" office:value="16943170" calcext:value-type="float">
            <text:p>16943170</text:p>
          </table:table-cell>
          <table:table-cell table:formula="of:=TIME( ; ;[.A1061]/1000)" office:value-type="time" office:time-value="PT04H42M23.17S" calcext:value-type="time">
            <text:p>04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130.28" calcext:value-type="float">
            <text:p>1130.28</text:p>
          </table:table-cell>
          <table:table-cell office:value-type="float" office:value="1364.76" calcext:value-type="float">
            <text:p>1364.76</text:p>
          </table:table-cell>
        </table:table-row>
        <table:table-row table:style-name="ro1">
          <table:table-cell office:value-type="float" office:value="16959170" calcext:value-type="float">
            <text:p>16959170</text:p>
          </table:table-cell>
          <table:table-cell table:formula="of:=TIME( ; ;[.A1062]/1000)" office:value-type="time" office:time-value="PT04H42M39.17S" calcext:value-type="time">
            <text:p>04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31.33" calcext:value-type="float">
            <text:p>1131.33</text:p>
          </table:table-cell>
          <table:table-cell office:value-type="float" office:value="1366.01" calcext:value-type="float">
            <text:p>1366.01</text:p>
          </table:table-cell>
        </table:table-row>
        <table:table-row table:style-name="ro1">
          <table:table-cell office:value-type="float" office:value="16975170" calcext:value-type="float">
            <text:p>16975170</text:p>
          </table:table-cell>
          <table:table-cell table:formula="of:=TIME( ; ;[.A1063]/1000)" office:value-type="time" office:time-value="PT04H42M55.17S" calcext:value-type="time">
            <text:p>04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32.38" calcext:value-type="float">
            <text:p>1132.38</text:p>
          </table:table-cell>
          <table:table-cell office:value-type="float" office:value="1367.26" calcext:value-type="float">
            <text:p>1367.26</text:p>
          </table:table-cell>
        </table:table-row>
        <table:table-row table:style-name="ro1">
          <table:table-cell office:value-type="float" office:value="16991170" calcext:value-type="float">
            <text:p>16991170</text:p>
          </table:table-cell>
          <table:table-cell table:formula="of:=TIME( ; ;[.A1064]/1000)" office:value-type="time" office:time-value="PT04H43M11.17S" calcext:value-type="time">
            <text:p>04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33.43" calcext:value-type="float">
            <text:p>1133.43</text:p>
          </table:table-cell>
          <table:table-cell office:value-type="float" office:value="1368.5" calcext:value-type="float">
            <text:p>1368.5</text:p>
          </table:table-cell>
        </table:table-row>
        <table:table-row table:style-name="ro1">
          <table:table-cell office:value-type="float" office:value="17007170" calcext:value-type="float">
            <text:p>17007170</text:p>
          </table:table-cell>
          <table:table-cell table:formula="of:=TIME( ; ;[.A1065]/1000)" office:value-type="time" office:time-value="PT04H43M27.17S" calcext:value-type="time">
            <text:p>04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134.48" calcext:value-type="float">
            <text:p>1134.48</text:p>
          </table:table-cell>
          <table:table-cell office:value-type="float" office:value="1369.75" calcext:value-type="float">
            <text:p>1369.75</text:p>
          </table:table-cell>
        </table:table-row>
        <table:table-row table:style-name="ro1">
          <table:table-cell office:value-type="float" office:value="17023170" calcext:value-type="float">
            <text:p>17023170</text:p>
          </table:table-cell>
          <table:table-cell table:formula="of:=TIME( ; ;[.A1066]/1000)" office:value-type="time" office:time-value="PT04H43M43.17S" calcext:value-type="time">
            <text:p>04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135.53" calcext:value-type="float">
            <text:p>1135.53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7039170" calcext:value-type="float">
            <text:p>17039170</text:p>
          </table:table-cell>
          <table:table-cell table:formula="of:=TIME( ; ;[.A1067]/1000)" office:value-type="time" office:time-value="PT04H43M59.17S" calcext:value-type="time">
            <text:p>04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136.58" calcext:value-type="float">
            <text:p>1136.58</text:p>
          </table:table-cell>
          <table:table-cell office:value-type="float" office:value="1372.25" calcext:value-type="float">
            <text:p>1372.25</text:p>
          </table:table-cell>
        </table:table-row>
        <table:table-row table:style-name="ro1">
          <table:table-cell office:value-type="float" office:value="17055170" calcext:value-type="float">
            <text:p>17055170</text:p>
          </table:table-cell>
          <table:table-cell table:formula="of:=TIME( ; ;[.A1068]/1000)" office:value-type="time" office:time-value="PT04H44M15.17S" calcext:value-type="time">
            <text:p>04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37.63" calcext:value-type="float">
            <text:p>1137.63</text:p>
          </table:table-cell>
          <table:table-cell office:value-type="float" office:value="1373.49" calcext:value-type="float">
            <text:p>1373.49</text:p>
          </table:table-cell>
        </table:table-row>
        <table:table-row table:style-name="ro1">
          <table:table-cell office:value-type="float" office:value="17071170" calcext:value-type="float">
            <text:p>17071170</text:p>
          </table:table-cell>
          <table:table-cell table:formula="of:=TIME( ; ;[.A1069]/1000)" office:value-type="time" office:time-value="PT04H44M31.17S" calcext:value-type="time">
            <text:p>04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38.68" calcext:value-type="float">
            <text:p>1138.68</text:p>
          </table:table-cell>
          <table:table-cell office:value-type="float" office:value="1374.74" calcext:value-type="float">
            <text:p>1374.74</text:p>
          </table:table-cell>
        </table:table-row>
        <table:table-row table:style-name="ro1">
          <table:table-cell office:value-type="float" office:value="17087170" calcext:value-type="float">
            <text:p>17087170</text:p>
          </table:table-cell>
          <table:table-cell table:formula="of:=TIME( ; ;[.A1070]/1000)" office:value-type="time" office:time-value="PT04H44M47.17S" calcext:value-type="time">
            <text:p>04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139.73" calcext:value-type="float">
            <text:p>1139.73</text:p>
          </table:table-cell>
          <table:table-cell office:value-type="float" office:value="1375.99" calcext:value-type="float">
            <text:p>1375.99</text:p>
          </table:table-cell>
        </table:table-row>
        <table:table-row table:style-name="ro1">
          <table:table-cell office:value-type="float" office:value="17103170" calcext:value-type="float">
            <text:p>17103170</text:p>
          </table:table-cell>
          <table:table-cell table:formula="of:=TIME( ; ;[.A1071]/1000)" office:value-type="time" office:time-value="PT04H45M03.17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0.78" calcext:value-type="float">
            <text:p>1140.78</text:p>
          </table:table-cell>
          <table:table-cell office:value-type="float" office:value="1377.23" calcext:value-type="float">
            <text:p>1377.23</text:p>
          </table:table-cell>
        </table:table-row>
        <table:table-row table:style-name="ro1">
          <table:table-cell office:value-type="float" office:value="17119170" calcext:value-type="float">
            <text:p>17119170</text:p>
          </table:table-cell>
          <table:table-cell table:formula="of:=TIME( ; ;[.A1072]/1000)" office:value-type="time" office:time-value="PT04H45M19.17S" calcext:value-type="time">
            <text:p>04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1.83" calcext:value-type="float">
            <text:p>1141.83</text:p>
          </table:table-cell>
          <table:table-cell office:value-type="float" office:value="1378.48" calcext:value-type="float">
            <text:p>1378.48</text:p>
          </table:table-cell>
        </table:table-row>
        <table:table-row table:style-name="ro1">
          <table:table-cell office:value-type="float" office:value="17135170" calcext:value-type="float">
            <text:p>17135170</text:p>
          </table:table-cell>
          <table:table-cell table:formula="of:=TIME( ; ;[.A1073]/1000)" office:value-type="time" office:time-value="PT04H45M35.17S" calcext:value-type="time">
            <text:p>04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2.88" calcext:value-type="float">
            <text:p>1142.88</text:p>
          </table:table-cell>
          <table:table-cell office:value-type="float" office:value="1379.72" calcext:value-type="float">
            <text:p>1379.72</text:p>
          </table:table-cell>
        </table:table-row>
        <table:table-row table:style-name="ro1">
          <table:table-cell office:value-type="float" office:value="17151170" calcext:value-type="float">
            <text:p>17151170</text:p>
          </table:table-cell>
          <table:table-cell table:formula="of:=TIME( ; ;[.A1074]/1000)" office:value-type="time" office:time-value="PT04H45M51.17S" calcext:value-type="time">
            <text:p>04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3.93" calcext:value-type="float">
            <text:p>1143.93</text:p>
          </table:table-cell>
          <table:table-cell office:value-type="float" office:value="1380.97" calcext:value-type="float">
            <text:p>1380.97</text:p>
          </table:table-cell>
        </table:table-row>
        <table:table-row table:style-name="ro1">
          <table:table-cell office:value-type="float" office:value="17167170" calcext:value-type="float">
            <text:p>17167170</text:p>
          </table:table-cell>
          <table:table-cell table:formula="of:=TIME( ; ;[.A1075]/1000)" office:value-type="time" office:time-value="PT04H46M07.17S" calcext:value-type="time">
            <text:p>04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4.97" calcext:value-type="float">
            <text:p>1144.97</text:p>
          </table:table-cell>
          <table:table-cell office:value-type="float" office:value="1382.22" calcext:value-type="float">
            <text:p>1382.22</text:p>
          </table:table-cell>
        </table:table-row>
        <table:table-row table:style-name="ro1">
          <table:table-cell office:value-type="float" office:value="17183170" calcext:value-type="float">
            <text:p>17183170</text:p>
          </table:table-cell>
          <table:table-cell table:formula="of:=TIME( ; ;[.A1076]/1000)" office:value-type="time" office:time-value="PT04H46M23.17S" calcext:value-type="time">
            <text:p>04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6.02" calcext:value-type="float">
            <text:p>1146.02</text:p>
          </table:table-cell>
          <table:table-cell office:value-type="float" office:value="1383.46" calcext:value-type="float">
            <text:p>1383.46</text:p>
          </table:table-cell>
        </table:table-row>
        <table:table-row table:style-name="ro1">
          <table:table-cell office:value-type="float" office:value="17199170" calcext:value-type="float">
            <text:p>17199170</text:p>
          </table:table-cell>
          <table:table-cell table:formula="of:=TIME( ; ;[.A1077]/1000)" office:value-type="time" office:time-value="PT04H46M39.17S" calcext:value-type="time">
            <text:p>04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7.07" calcext:value-type="float">
            <text:p>1147.07</text:p>
          </table:table-cell>
          <table:table-cell office:value-type="float" office:value="1384.71" calcext:value-type="float">
            <text:p>1384.71</text:p>
          </table:table-cell>
        </table:table-row>
        <table:table-row table:style-name="ro1">
          <table:table-cell office:value-type="float" office:value="17215170" calcext:value-type="float">
            <text:p>17215170</text:p>
          </table:table-cell>
          <table:table-cell table:formula="of:=TIME( ; ;[.A1078]/1000)" office:value-type="time" office:time-value="PT04H46M55.17S" calcext:value-type="time">
            <text:p>04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8.12" calcext:value-type="float">
            <text:p>1148.12</text:p>
          </table:table-cell>
          <table:table-cell office:value-type="float" office:value="1385.96" calcext:value-type="float">
            <text:p>1385.96</text:p>
          </table:table-cell>
        </table:table-row>
        <table:table-row table:style-name="ro1">
          <table:table-cell office:value-type="float" office:value="17231170" calcext:value-type="float">
            <text:p>17231170</text:p>
          </table:table-cell>
          <table:table-cell table:formula="of:=TIME( ; ;[.A1079]/1000)" office:value-type="time" office:time-value="PT04H47M11.17S" calcext:value-type="time">
            <text:p>04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49.17" calcext:value-type="float">
            <text:p>1149.17</text:p>
          </table:table-cell>
          <table:table-cell office:value-type="float" office:value="1387.2" calcext:value-type="float">
            <text:p>1387.2</text:p>
          </table:table-cell>
        </table:table-row>
        <table:table-row table:style-name="ro1">
          <table:table-cell office:value-type="float" office:value="17247170" calcext:value-type="float">
            <text:p>17247170</text:p>
          </table:table-cell>
          <table:table-cell table:formula="of:=TIME( ; ;[.A1080]/1000)" office:value-type="time" office:time-value="PT04H47M27.17S" calcext:value-type="time">
            <text:p>04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50.22" calcext:value-type="float">
            <text:p>1150.22</text:p>
          </table:table-cell>
          <table:table-cell office:value-type="float" office:value="1388.45" calcext:value-type="float">
            <text:p>1388.45</text:p>
          </table:table-cell>
        </table:table-row>
        <table:table-row table:style-name="ro1">
          <table:table-cell office:value-type="float" office:value="17263170" calcext:value-type="float">
            <text:p>17263170</text:p>
          </table:table-cell>
          <table:table-cell table:formula="of:=TIME( ; ;[.A1081]/1000)" office:value-type="time" office:time-value="PT04H47M43.17S" calcext:value-type="time">
            <text:p>04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51.27" calcext:value-type="float">
            <text:p>1151.27</text:p>
          </table:table-cell>
          <table:table-cell office:value-type="float" office:value="1389.69" calcext:value-type="float">
            <text:p>1389.69</text:p>
          </table:table-cell>
        </table:table-row>
        <table:table-row table:style-name="ro1">
          <table:table-cell office:value-type="float" office:value="17279170" calcext:value-type="float">
            <text:p>17279170</text:p>
          </table:table-cell>
          <table:table-cell table:formula="of:=TIME( ; ;[.A1082]/1000)" office:value-type="time" office:time-value="PT04H47M59.17S" calcext:value-type="time">
            <text:p>04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52.32" calcext:value-type="float">
            <text:p>1152.32</text:p>
          </table:table-cell>
          <table:table-cell office:value-type="float" office:value="1390.94" calcext:value-type="float">
            <text:p>1390.94</text:p>
          </table:table-cell>
        </table:table-row>
        <table:table-row table:style-name="ro1">
          <table:table-cell office:value-type="float" office:value="17295170" calcext:value-type="float">
            <text:p>17295170</text:p>
          </table:table-cell>
          <table:table-cell table:formula="of:=TIME( ; ;[.A1083]/1000)" office:value-type="time" office:time-value="PT04H48M15.17S" calcext:value-type="time">
            <text:p>04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53.37" calcext:value-type="float">
            <text:p>1153.37</text:p>
          </table:table-cell>
          <table:table-cell office:value-type="float" office:value="1392.19" calcext:value-type="float">
            <text:p>1392.19</text:p>
          </table:table-cell>
        </table:table-row>
        <table:table-row table:style-name="ro1">
          <table:table-cell office:value-type="float" office:value="17311170" calcext:value-type="float">
            <text:p>17311170</text:p>
          </table:table-cell>
          <table:table-cell table:formula="of:=TIME( ; ;[.A1084]/1000)" office:value-type="time" office:time-value="PT04H48M31.17S" calcext:value-type="time">
            <text:p>04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154.42" calcext:value-type="float">
            <text:p>1154.42</text:p>
          </table:table-cell>
          <table:table-cell office:value-type="float" office:value="1393.43" calcext:value-type="float">
            <text:p>1393.43</text:p>
          </table:table-cell>
        </table:table-row>
        <table:table-row table:style-name="ro1">
          <table:table-cell office:value-type="float" office:value="17327170" calcext:value-type="float">
            <text:p>17327170</text:p>
          </table:table-cell>
          <table:table-cell table:formula="of:=TIME( ; ;[.A1085]/1000)" office:value-type="time" office:time-value="PT04H48M47.17S" calcext:value-type="time">
            <text:p>04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55.47" calcext:value-type="float">
            <text:p>1155.47</text:p>
          </table:table-cell>
          <table:table-cell office:value-type="float" office:value="1394.68" calcext:value-type="float">
            <text:p>1394.68</text:p>
          </table:table-cell>
        </table:table-row>
        <table:table-row table:style-name="ro1">
          <table:table-cell office:value-type="float" office:value="17343170" calcext:value-type="float">
            <text:p>17343170</text:p>
          </table:table-cell>
          <table:table-cell table:formula="of:=TIME( ; ;[.A1086]/1000)" office:value-type="time" office:time-value="PT04H49M03.17S" calcext:value-type="time">
            <text:p>04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56.52" calcext:value-type="float">
            <text:p>1156.52</text:p>
          </table:table-cell>
          <table:table-cell office:value-type="float" office:value="1395.92" calcext:value-type="float">
            <text:p>1395.92</text:p>
          </table:table-cell>
        </table:table-row>
        <table:table-row table:style-name="ro1">
          <table:table-cell office:value-type="float" office:value="17359170" calcext:value-type="float">
            <text:p>17359170</text:p>
          </table:table-cell>
          <table:table-cell table:formula="of:=TIME( ; ;[.A1087]/1000)" office:value-type="time" office:time-value="PT04H49M19.17S" calcext:value-type="time">
            <text:p>04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157.56" calcext:value-type="float">
            <text:p>1157.56</text:p>
          </table:table-cell>
          <table:table-cell office:value-type="float" office:value="1397.17" calcext:value-type="float">
            <text:p>1397.17</text:p>
          </table:table-cell>
        </table:table-row>
        <table:table-row table:style-name="ro1">
          <table:table-cell office:value-type="float" office:value="17375170" calcext:value-type="float">
            <text:p>17375170</text:p>
          </table:table-cell>
          <table:table-cell table:formula="of:=TIME( ; ;[.A1088]/1000)" office:value-type="time" office:time-value="PT04H49M35.17S" calcext:value-type="time">
            <text:p>04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158.61" calcext:value-type="float">
            <text:p>1158.61</text:p>
          </table:table-cell>
          <table:table-cell office:value-type="float" office:value="1398.42" calcext:value-type="float">
            <text:p>1398.42</text:p>
          </table:table-cell>
        </table:table-row>
        <table:table-row table:style-name="ro1">
          <table:table-cell office:value-type="float" office:value="17391170" calcext:value-type="float">
            <text:p>17391170</text:p>
          </table:table-cell>
          <table:table-cell table:formula="of:=TIME( ; ;[.A1089]/1000)" office:value-type="time" office:time-value="PT04H49M51.17S" calcext:value-type="time">
            <text:p>04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6.2" calcext:value-type="float">
            <text:p>236.2</text:p>
          </table:table-cell>
          <table:table-cell office:value-type="float" office:value="279.57" calcext:value-type="float">
            <text:p>279.57</text:p>
          </table:table-cell>
          <table:table-cell office:value-type="float" office:value="1159.66" calcext:value-type="float">
            <text:p>1159.66</text:p>
          </table:table-cell>
          <table:table-cell office:value-type="float" office:value="1399.66" calcext:value-type="float">
            <text:p>1399.66</text:p>
          </table:table-cell>
        </table:table-row>
        <table:table-row table:style-name="ro1">
          <table:table-cell office:value-type="float" office:value="17407170" calcext:value-type="float">
            <text:p>17407170</text:p>
          </table:table-cell>
          <table:table-cell table:formula="of:=TIME( ; ;[.A1090]/1000)" office:value-type="time" office:time-value="PT04H50M07.17S" calcext:value-type="time">
            <text:p>04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60.71" calcext:value-type="float">
            <text:p>1160.71</text:p>
          </table:table-cell>
          <table:table-cell office:value-type="float" office:value="1400.91" calcext:value-type="float">
            <text:p>1400.91</text:p>
          </table:table-cell>
        </table:table-row>
        <table:table-row table:style-name="ro1">
          <table:table-cell office:value-type="float" office:value="17423170" calcext:value-type="float">
            <text:p>17423170</text:p>
          </table:table-cell>
          <table:table-cell table:formula="of:=TIME( ; ;[.A1091]/1000)" office:value-type="time" office:time-value="PT04H50M23.17S" calcext:value-type="time">
            <text:p>04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6.2" calcext:value-type="float">
            <text:p>236.2</text:p>
          </table:table-cell>
          <table:table-cell office:value-type="float" office:value="279.57" calcext:value-type="float">
            <text:p>279.57</text:p>
          </table:table-cell>
          <table:table-cell office:value-type="float" office:value="1161.76" calcext:value-type="float">
            <text:p>1161.76</text:p>
          </table:table-cell>
          <table:table-cell office:value-type="float" office:value="1402.15" calcext:value-type="float">
            <text:p>1402.15</text:p>
          </table:table-cell>
        </table:table-row>
        <table:table-row table:style-name="ro1">
          <table:table-cell office:value-type="float" office:value="17439170" calcext:value-type="float">
            <text:p>17439170</text:p>
          </table:table-cell>
          <table:table-cell table:formula="of:=TIME( ; ;[.A1092]/1000)" office:value-type="time" office:time-value="PT04H50M39.17S" calcext:value-type="time">
            <text:p>04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162.81" calcext:value-type="float">
            <text:p>1162.81</text:p>
          </table:table-cell>
          <table:table-cell office:value-type="float" office:value="1403.4" calcext:value-type="float">
            <text:p>1403.4</text:p>
          </table:table-cell>
        </table:table-row>
        <table:table-row table:style-name="ro1">
          <table:table-cell office:value-type="float" office:value="17455170" calcext:value-type="float">
            <text:p>17455170</text:p>
          </table:table-cell>
          <table:table-cell table:formula="of:=TIME( ; ;[.A1093]/1000)" office:value-type="time" office:time-value="PT04H50M55.17S" calcext:value-type="time">
            <text:p>04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163.86" calcext:value-type="float">
            <text:p>1163.86</text:p>
          </table:table-cell>
          <table:table-cell office:value-type="float" office:value="1404.65" calcext:value-type="float">
            <text:p>1404.65</text:p>
          </table:table-cell>
        </table:table-row>
        <table:table-row table:style-name="ro1">
          <table:table-cell office:value-type="float" office:value="17471170" calcext:value-type="float">
            <text:p>17471170</text:p>
          </table:table-cell>
          <table:table-cell table:formula="of:=TIME( ; ;[.A1094]/1000)" office:value-type="time" office:time-value="PT04H51M11.17S" calcext:value-type="time">
            <text:p>04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64.91" calcext:value-type="float">
            <text:p>1164.91</text:p>
          </table:table-cell>
          <table:table-cell office:value-type="float" office:value="1405.89" calcext:value-type="float">
            <text:p>1405.89</text:p>
          </table:table-cell>
        </table:table-row>
        <table:table-row table:style-name="ro1">
          <table:table-cell office:value-type="float" office:value="17487170" calcext:value-type="float">
            <text:p>17487170</text:p>
          </table:table-cell>
          <table:table-cell table:formula="of:=TIME( ; ;[.A1095]/1000)" office:value-type="time" office:time-value="PT04H51M27.17S" calcext:value-type="time">
            <text:p>04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65.96" calcext:value-type="float">
            <text:p>1165.96</text:p>
          </table:table-cell>
          <table:table-cell office:value-type="float" office:value="1407.14" calcext:value-type="float">
            <text:p>1407.14</text:p>
          </table:table-cell>
        </table:table-row>
        <table:table-row table:style-name="ro1">
          <table:table-cell office:value-type="float" office:value="17503170" calcext:value-type="float">
            <text:p>17503170</text:p>
          </table:table-cell>
          <table:table-cell table:formula="of:=TIME( ; ;[.A1096]/1000)" office:value-type="time" office:time-value="PT04H51M43.17S" calcext:value-type="time">
            <text:p>04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167.01" calcext:value-type="float">
            <text:p>1167.01</text:p>
          </table:table-cell>
          <table:table-cell office:value-type="float" office:value="1408.38" calcext:value-type="float">
            <text:p>1408.38</text:p>
          </table:table-cell>
        </table:table-row>
        <table:table-row table:style-name="ro1">
          <table:table-cell office:value-type="float" office:value="17519170" calcext:value-type="float">
            <text:p>17519170</text:p>
          </table:table-cell>
          <table:table-cell table:formula="of:=TIME( ; ;[.A1097]/1000)" office:value-type="time" office:time-value="PT04H51M59.17S" calcext:value-type="time">
            <text:p>04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68.06" calcext:value-type="float">
            <text:p>1168.06</text:p>
          </table:table-cell>
          <table:table-cell office:value-type="float" office:value="1409.63" calcext:value-type="float">
            <text:p>1409.63</text:p>
          </table:table-cell>
        </table:table-row>
        <table:table-row table:style-name="ro1">
          <table:table-cell office:value-type="float" office:value="17535170" calcext:value-type="float">
            <text:p>17535170</text:p>
          </table:table-cell>
          <table:table-cell table:formula="of:=TIME( ; ;[.A1098]/1000)" office:value-type="time" office:time-value="PT04H52M15.17S" calcext:value-type="time">
            <text:p>04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169.1" calcext:value-type="float">
            <text:p>1169.1</text:p>
          </table:table-cell>
          <table:table-cell office:value-type="float" office:value="1410.87" calcext:value-type="float">
            <text:p>1410.87</text:p>
          </table:table-cell>
        </table:table-row>
        <table:table-row table:style-name="ro1">
          <table:table-cell office:value-type="float" office:value="17551170" calcext:value-type="float">
            <text:p>17551170</text:p>
          </table:table-cell>
          <table:table-cell table:formula="of:=TIME( ; ;[.A1099]/1000)" office:value-type="time" office:time-value="PT04H52M31.17S" calcext:value-type="time">
            <text:p>04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0.15" calcext:value-type="float">
            <text:p>1170.15</text:p>
          </table:table-cell>
          <table:table-cell office:value-type="float" office:value="1412.12" calcext:value-type="float">
            <text:p>1412.12</text:p>
          </table:table-cell>
        </table:table-row>
        <table:table-row table:style-name="ro1">
          <table:table-cell office:value-type="float" office:value="17567170" calcext:value-type="float">
            <text:p>17567170</text:p>
          </table:table-cell>
          <table:table-cell table:formula="of:=TIME( ; ;[.A1100]/1000)" office:value-type="time" office:time-value="PT04H52M47.17S" calcext:value-type="time">
            <text:p>04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1.2" calcext:value-type="float">
            <text:p>1171.2</text:p>
          </table:table-cell>
          <table:table-cell office:value-type="float" office:value="1413.37" calcext:value-type="float">
            <text:p>1413.37</text:p>
          </table:table-cell>
        </table:table-row>
        <table:table-row table:style-name="ro1">
          <table:table-cell office:value-type="float" office:value="17583170" calcext:value-type="float">
            <text:p>17583170</text:p>
          </table:table-cell>
          <table:table-cell table:formula="of:=TIME( ; ;[.A1101]/1000)" office:value-type="time" office:time-value="PT04H53M03.17S" calcext:value-type="time">
            <text:p>04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172.25" calcext:value-type="float">
            <text:p>1172.25</text:p>
          </table:table-cell>
          <table:table-cell office:value-type="float" office:value="1414.61" calcext:value-type="float">
            <text:p>1414.61</text:p>
          </table:table-cell>
        </table:table-row>
        <table:table-row table:style-name="ro1">
          <table:table-cell office:value-type="float" office:value="17599170" calcext:value-type="float">
            <text:p>17599170</text:p>
          </table:table-cell>
          <table:table-cell table:formula="of:=TIME( ; ;[.A1102]/1000)" office:value-type="time" office:time-value="PT04H53M19.17S" calcext:value-type="time">
            <text:p>04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3.3" calcext:value-type="float">
            <text:p>1173.3</text:p>
          </table:table-cell>
          <table:table-cell office:value-type="float" office:value="1415.86" calcext:value-type="float">
            <text:p>1415.86</text:p>
          </table:table-cell>
        </table:table-row>
        <table:table-row table:style-name="ro1">
          <table:table-cell office:value-type="float" office:value="17615170" calcext:value-type="float">
            <text:p>17615170</text:p>
          </table:table-cell>
          <table:table-cell table:formula="of:=TIME( ; ;[.A1103]/1000)" office:value-type="time" office:time-value="PT04H53M35.17S" calcext:value-type="time">
            <text:p>04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174.35" calcext:value-type="float">
            <text:p>1174.35</text:p>
          </table:table-cell>
          <table:table-cell office:value-type="float" office:value="1417.1" calcext:value-type="float">
            <text:p>1417.1</text:p>
          </table:table-cell>
        </table:table-row>
        <table:table-row table:style-name="ro1">
          <table:table-cell office:value-type="float" office:value="17631170" calcext:value-type="float">
            <text:p>17631170</text:p>
          </table:table-cell>
          <table:table-cell table:formula="of:=TIME( ; ;[.A1104]/1000)" office:value-type="time" office:time-value="PT04H53M51.17S" calcext:value-type="time">
            <text:p>04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5.4" calcext:value-type="float">
            <text:p>1175.4</text:p>
          </table:table-cell>
          <table:table-cell office:value-type="float" office:value="1418.35" calcext:value-type="float">
            <text:p>1418.35</text:p>
          </table:table-cell>
        </table:table-row>
        <table:table-row table:style-name="ro1">
          <table:table-cell office:value-type="float" office:value="17647170" calcext:value-type="float">
            <text:p>17647170</text:p>
          </table:table-cell>
          <table:table-cell table:formula="of:=TIME( ; ;[.A1105]/1000)" office:value-type="time" office:time-value="PT04H54M07.17S" calcext:value-type="time">
            <text:p>04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6.45" calcext:value-type="float">
            <text:p>1176.45</text:p>
          </table:table-cell>
          <table:table-cell office:value-type="float" office:value="1419.59" calcext:value-type="float">
            <text:p>1419.59</text:p>
          </table:table-cell>
        </table:table-row>
        <table:table-row table:style-name="ro1">
          <table:table-cell office:value-type="float" office:value="17663170" calcext:value-type="float">
            <text:p>17663170</text:p>
          </table:table-cell>
          <table:table-cell table:formula="of:=TIME( ; ;[.A1106]/1000)" office:value-type="time" office:time-value="PT04H54M23.17S" calcext:value-type="time">
            <text:p>04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7.5" calcext:value-type="float">
            <text:p>1177.5</text:p>
          </table:table-cell>
          <table:table-cell office:value-type="float" office:value="1420.84" calcext:value-type="float">
            <text:p>1420.84</text:p>
          </table:table-cell>
        </table:table-row>
        <table:table-row table:style-name="ro1">
          <table:table-cell office:value-type="float" office:value="17679170" calcext:value-type="float">
            <text:p>17679170</text:p>
          </table:table-cell>
          <table:table-cell table:formula="of:=TIME( ; ;[.A1107]/1000)" office:value-type="time" office:time-value="PT04H54M39.17S" calcext:value-type="time">
            <text:p>04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8.55" calcext:value-type="float">
            <text:p>1178.55</text:p>
          </table:table-cell>
          <table:table-cell office:value-type="float" office:value="1422.08" calcext:value-type="float">
            <text:p>1422.08</text:p>
          </table:table-cell>
        </table:table-row>
        <table:table-row table:style-name="ro1">
          <table:table-cell office:value-type="float" office:value="17695170" calcext:value-type="float">
            <text:p>17695170</text:p>
          </table:table-cell>
          <table:table-cell table:formula="of:=TIME( ; ;[.A1108]/1000)" office:value-type="time" office:time-value="PT04H54M55.17S" calcext:value-type="time">
            <text:p>04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79.59" calcext:value-type="float">
            <text:p>1179.59</text:p>
          </table:table-cell>
          <table:table-cell office:value-type="float" office:value="1423.33" calcext:value-type="float">
            <text:p>1423.33</text:p>
          </table:table-cell>
        </table:table-row>
        <table:table-row table:style-name="ro1">
          <table:table-cell office:value-type="float" office:value="17711170" calcext:value-type="float">
            <text:p>17711170</text:p>
          </table:table-cell>
          <table:table-cell table:formula="of:=TIME( ; ;[.A1109]/1000)" office:value-type="time" office:time-value="PT04H55M11.17S" calcext:value-type="time">
            <text:p>04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0.64" calcext:value-type="float">
            <text:p>1180.64</text:p>
          </table:table-cell>
          <table:table-cell office:value-type="float" office:value="1424.57" calcext:value-type="float">
            <text:p>1424.57</text:p>
          </table:table-cell>
        </table:table-row>
        <table:table-row table:style-name="ro1">
          <table:table-cell office:value-type="float" office:value="17727170" calcext:value-type="float">
            <text:p>17727170</text:p>
          </table:table-cell>
          <table:table-cell table:formula="of:=TIME( ; ;[.A1110]/1000)" office:value-type="time" office:time-value="PT04H55M27.17S" calcext:value-type="time">
            <text:p>04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1.69" calcext:value-type="float">
            <text:p>1181.69</text:p>
          </table:table-cell>
          <table:table-cell office:value-type="float" office:value="1425.82" calcext:value-type="float">
            <text:p>1425.82</text:p>
          </table:table-cell>
        </table:table-row>
        <table:table-row table:style-name="ro1">
          <table:table-cell office:value-type="float" office:value="17743170" calcext:value-type="float">
            <text:p>17743170</text:p>
          </table:table-cell>
          <table:table-cell table:formula="of:=TIME( ; ;[.A1111]/1000)" office:value-type="time" office:time-value="PT04H55M43.17S" calcext:value-type="time">
            <text:p>04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2.74" calcext:value-type="float">
            <text:p>1182.74</text:p>
          </table:table-cell>
          <table:table-cell office:value-type="float" office:value="1427.06" calcext:value-type="float">
            <text:p>1427.06</text:p>
          </table:table-cell>
        </table:table-row>
        <table:table-row table:style-name="ro1">
          <table:table-cell office:value-type="float" office:value="17759170" calcext:value-type="float">
            <text:p>17759170</text:p>
          </table:table-cell>
          <table:table-cell table:formula="of:=TIME( ; ;[.A1112]/1000)" office:value-type="time" office:time-value="PT04H55M59.17S" calcext:value-type="time">
            <text:p>04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3.79" calcext:value-type="float">
            <text:p>1183.79</text:p>
          </table:table-cell>
          <table:table-cell office:value-type="float" office:value="1428.31" calcext:value-type="float">
            <text:p>1428.31</text:p>
          </table:table-cell>
        </table:table-row>
        <table:table-row table:style-name="ro1">
          <table:table-cell office:value-type="float" office:value="17775170" calcext:value-type="float">
            <text:p>17775170</text:p>
          </table:table-cell>
          <table:table-cell table:formula="of:=TIME( ; ;[.A1113]/1000)" office:value-type="time" office:time-value="PT04H56M15.17S" calcext:value-type="time">
            <text:p>04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4.84" calcext:value-type="float">
            <text:p>1184.84</text:p>
          </table:table-cell>
          <table:table-cell office:value-type="float" office:value="1429.56" calcext:value-type="float">
            <text:p>1429.56</text:p>
          </table:table-cell>
        </table:table-row>
        <table:table-row table:style-name="ro1">
          <table:table-cell office:value-type="float" office:value="17791170" calcext:value-type="float">
            <text:p>17791170</text:p>
          </table:table-cell>
          <table:table-cell table:formula="of:=TIME( ; ;[.A1114]/1000)" office:value-type="time" office:time-value="PT04H56M31.17S" calcext:value-type="time">
            <text:p>04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5.89" calcext:value-type="float">
            <text:p>1185.89</text:p>
          </table:table-cell>
          <table:table-cell office:value-type="float" office:value="1430.8" calcext:value-type="float">
            <text:p>1430.8</text:p>
          </table:table-cell>
        </table:table-row>
        <table:table-row table:style-name="ro1">
          <table:table-cell office:value-type="float" office:value="17807170" calcext:value-type="float">
            <text:p>17807170</text:p>
          </table:table-cell>
          <table:table-cell table:formula="of:=TIME( ; ;[.A1115]/1000)" office:value-type="time" office:time-value="PT04H56M47.17S" calcext:value-type="time">
            <text:p>04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6.94" calcext:value-type="float">
            <text:p>1186.94</text:p>
          </table:table-cell>
          <table:table-cell office:value-type="float" office:value="1432.05" calcext:value-type="float">
            <text:p>1432.05</text:p>
          </table:table-cell>
        </table:table-row>
        <table:table-row table:style-name="ro1">
          <table:table-cell office:value-type="float" office:value="17823170" calcext:value-type="float">
            <text:p>17823170</text:p>
          </table:table-cell>
          <table:table-cell table:formula="of:=TIME( ; ;[.A1116]/1000)" office:value-type="time" office:time-value="PT04H57M03.17S" calcext:value-type="time">
            <text:p>04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7.99" calcext:value-type="float">
            <text:p>1187.99</text:p>
          </table:table-cell>
          <table:table-cell office:value-type="float" office:value="1433.29" calcext:value-type="float">
            <text:p>1433.29</text:p>
          </table:table-cell>
        </table:table-row>
        <table:table-row table:style-name="ro1">
          <table:table-cell office:value-type="float" office:value="17839170" calcext:value-type="float">
            <text:p>17839170</text:p>
          </table:table-cell>
          <table:table-cell table:formula="of:=TIME( ; ;[.A1117]/1000)" office:value-type="time" office:time-value="PT04H57M19.17S" calcext:value-type="time">
            <text:p>04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89.04" calcext:value-type="float">
            <text:p>1189.04</text:p>
          </table:table-cell>
          <table:table-cell office:value-type="float" office:value="1434.54" calcext:value-type="float">
            <text:p>1434.54</text:p>
          </table:table-cell>
        </table:table-row>
        <table:table-row table:style-name="ro1">
          <table:table-cell office:value-type="float" office:value="17855170" calcext:value-type="float">
            <text:p>17855170</text:p>
          </table:table-cell>
          <table:table-cell table:formula="of:=TIME( ; ;[.A1118]/1000)" office:value-type="time" office:time-value="PT04H57M35.17S" calcext:value-type="time">
            <text:p>04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190.08" calcext:value-type="float">
            <text:p>1190.08</text:p>
          </table:table-cell>
          <table:table-cell office:value-type="float" office:value="1435.78" calcext:value-type="float">
            <text:p>1435.78</text:p>
          </table:table-cell>
        </table:table-row>
        <table:table-row table:style-name="ro1">
          <table:table-cell office:value-type="float" office:value="17871170" calcext:value-type="float">
            <text:p>17871170</text:p>
          </table:table-cell>
          <table:table-cell table:formula="of:=TIME( ; ;[.A1119]/1000)" office:value-type="time" office:time-value="PT04H57M51.17S" calcext:value-type="time">
            <text:p>04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91.13" calcext:value-type="float">
            <text:p>1191.13</text:p>
          </table:table-cell>
          <table:table-cell office:value-type="float" office:value="1437.03" calcext:value-type="float">
            <text:p>1437.03</text:p>
          </table:table-cell>
        </table:table-row>
        <table:table-row table:style-name="ro1">
          <table:table-cell office:value-type="float" office:value="17887170" calcext:value-type="float">
            <text:p>17887170</text:p>
          </table:table-cell>
          <table:table-cell table:formula="of:=TIME( ; ;[.A1120]/1000)" office:value-type="time" office:time-value="PT04H58M07.17S" calcext:value-type="time">
            <text:p>04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92.18" calcext:value-type="float">
            <text:p>1192.18</text:p>
          </table:table-cell>
          <table:table-cell office:value-type="float" office:value="1438.27" calcext:value-type="float">
            <text:p>1438.27</text:p>
          </table:table-cell>
        </table:table-row>
        <table:table-row table:style-name="ro1">
          <table:table-cell office:value-type="float" office:value="17903170" calcext:value-type="float">
            <text:p>17903170</text:p>
          </table:table-cell>
          <table:table-cell table:formula="of:=TIME( ; ;[.A1121]/1000)" office:value-type="time" office:time-value="PT04H58M23.17S" calcext:value-type="time">
            <text:p>04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93.23" calcext:value-type="float">
            <text:p>1193.23</text:p>
          </table:table-cell>
          <table:table-cell office:value-type="float" office:value="1439.52" calcext:value-type="float">
            <text:p>1439.52</text:p>
          </table:table-cell>
        </table:table-row>
        <table:table-row table:style-name="ro1">
          <table:table-cell office:value-type="float" office:value="17919170" calcext:value-type="float">
            <text:p>17919170</text:p>
          </table:table-cell>
          <table:table-cell table:formula="of:=TIME( ; ;[.A1122]/1000)" office:value-type="time" office:time-value="PT04H58M39.17S" calcext:value-type="time">
            <text:p>04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194.28" calcext:value-type="float">
            <text:p>1194.28</text:p>
          </table:table-cell>
          <table:table-cell office:value-type="float" office:value="1440.76" calcext:value-type="float">
            <text:p>1440.76</text:p>
          </table:table-cell>
        </table:table-row>
        <table:table-row table:style-name="ro1">
          <table:table-cell office:value-type="float" office:value="17935170" calcext:value-type="float">
            <text:p>17935170</text:p>
          </table:table-cell>
          <table:table-cell table:formula="of:=TIME( ; ;[.A1123]/1000)" office:value-type="time" office:time-value="PT04H58M55.17S" calcext:value-type="time">
            <text:p>04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95.33" calcext:value-type="float">
            <text:p>1195.33</text:p>
          </table:table-cell>
          <table:table-cell office:value-type="float" office:value="1442.01" calcext:value-type="float">
            <text:p>1442.01</text:p>
          </table:table-cell>
        </table:table-row>
        <table:table-row table:style-name="ro1">
          <table:table-cell office:value-type="float" office:value="17951170" calcext:value-type="float">
            <text:p>17951170</text:p>
          </table:table-cell>
          <table:table-cell table:formula="of:=TIME( ; ;[.A1124]/1000)" office:value-type="time" office:time-value="PT04H59M11.17S" calcext:value-type="time">
            <text:p>04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196.38" calcext:value-type="float">
            <text:p>1196.38</text:p>
          </table:table-cell>
          <table:table-cell office:value-type="float" office:value="1443.25" calcext:value-type="float">
            <text:p>1443.25</text:p>
          </table:table-cell>
        </table:table-row>
        <table:table-row table:style-name="ro1">
          <table:table-cell office:value-type="float" office:value="17967170" calcext:value-type="float">
            <text:p>17967170</text:p>
          </table:table-cell>
          <table:table-cell table:formula="of:=TIME( ; ;[.A1125]/1000)" office:value-type="time" office:time-value="PT04H59M27.17S" calcext:value-type="time">
            <text:p>04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97.43" calcext:value-type="float">
            <text:p>1197.43</text:p>
          </table:table-cell>
          <table:table-cell office:value-type="float" office:value="1444.5" calcext:value-type="float">
            <text:p>1444.5</text:p>
          </table:table-cell>
        </table:table-row>
        <table:table-row table:style-name="ro1">
          <table:table-cell office:value-type="float" office:value="17983170" calcext:value-type="float">
            <text:p>17983170</text:p>
          </table:table-cell>
          <table:table-cell table:formula="of:=TIME( ; ;[.A1126]/1000)" office:value-type="time" office:time-value="PT04H59M43.17S" calcext:value-type="time">
            <text:p>04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198.48" calcext:value-type="float">
            <text:p>1198.48</text:p>
          </table:table-cell>
          <table:table-cell office:value-type="float" office:value="1445.74" calcext:value-type="float">
            <text:p>1445.74</text:p>
          </table:table-cell>
        </table:table-row>
        <table:table-row table:style-name="ro1">
          <table:table-cell office:value-type="float" office:value="17999170" calcext:value-type="float">
            <text:p>17999170</text:p>
          </table:table-cell>
          <table:table-cell table:formula="of:=TIME( ; ;[.A1127]/1000)" office:value-type="time" office:time-value="PT04H59M59.17S" calcext:value-type="time">
            <text:p>04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99.53" calcext:value-type="float">
            <text:p>1199.53</text:p>
          </table:table-cell>
          <table:table-cell office:value-type="float" office:value="1446.99" calcext:value-type="float">
            <text:p>1446.99</text:p>
          </table:table-cell>
        </table:table-row>
        <table:table-row table:style-name="ro1">
          <table:table-cell office:value-type="float" office:value="18015170" calcext:value-type="float">
            <text:p>18015170</text:p>
          </table:table-cell>
          <table:table-cell table:formula="of:=TIME( ; ;[.A1128]/1000)" office:value-type="time" office:time-value="PT05H00M15.17S" calcext:value-type="time">
            <text:p>05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00.57" calcext:value-type="float">
            <text:p>1200.57</text:p>
          </table:table-cell>
          <table:table-cell office:value-type="float" office:value="1448.23" calcext:value-type="float">
            <text:p>1448.23</text:p>
          </table:table-cell>
        </table:table-row>
        <table:table-row table:style-name="ro1">
          <table:table-cell office:value-type="float" office:value="18031170" calcext:value-type="float">
            <text:p>18031170</text:p>
          </table:table-cell>
          <table:table-cell table:formula="of:=TIME( ; ;[.A1129]/1000)" office:value-type="time" office:time-value="PT05H00M31.17S" calcext:value-type="time">
            <text:p>05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01.62" calcext:value-type="float">
            <text:p>1201.62</text:p>
          </table:table-cell>
          <table:table-cell office:value-type="float" office:value="1449.48" calcext:value-type="float">
            <text:p>1449.48</text:p>
          </table:table-cell>
        </table:table-row>
        <table:table-row table:style-name="ro1">
          <table:table-cell office:value-type="float" office:value="18047170" calcext:value-type="float">
            <text:p>18047170</text:p>
          </table:table-cell>
          <table:table-cell table:formula="of:=TIME( ; ;[.A1130]/1000)" office:value-type="time" office:time-value="PT05H00M47.17S" calcext:value-type="time">
            <text:p>05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02.67" calcext:value-type="float">
            <text:p>1202.67</text:p>
          </table:table-cell>
          <table:table-cell office:value-type="float" office:value="1450.72" calcext:value-type="float">
            <text:p>1450.72</text:p>
          </table:table-cell>
        </table:table-row>
        <table:table-row table:style-name="ro1">
          <table:table-cell office:value-type="float" office:value="18063170" calcext:value-type="float">
            <text:p>18063170</text:p>
          </table:table-cell>
          <table:table-cell table:formula="of:=TIME( ; ;[.A1131]/1000)" office:value-type="time" office:time-value="PT05H01M03.17S" calcext:value-type="time">
            <text:p>05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03.72" calcext:value-type="float">
            <text:p>1203.72</text:p>
          </table:table-cell>
          <table:table-cell office:value-type="float" office:value="1451.97" calcext:value-type="float">
            <text:p>1451.97</text:p>
          </table:table-cell>
        </table:table-row>
        <table:table-row table:style-name="ro1">
          <table:table-cell office:value-type="float" office:value="18079170" calcext:value-type="float">
            <text:p>18079170</text:p>
          </table:table-cell>
          <table:table-cell table:formula="of:=TIME( ; ;[.A1132]/1000)" office:value-type="time" office:time-value="PT05H01M19.17S" calcext:value-type="time">
            <text:p>05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04.77" calcext:value-type="float">
            <text:p>1204.77</text:p>
          </table:table-cell>
          <table:table-cell office:value-type="float" office:value="1453.21" calcext:value-type="float">
            <text:p>1453.21</text:p>
          </table:table-cell>
        </table:table-row>
        <table:table-row table:style-name="ro1">
          <table:table-cell office:value-type="float" office:value="18095170" calcext:value-type="float">
            <text:p>18095170</text:p>
          </table:table-cell>
          <table:table-cell table:formula="of:=TIME( ; ;[.A1133]/1000)" office:value-type="time" office:time-value="PT05H01M35.17S" calcext:value-type="time">
            <text:p>05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05.82" calcext:value-type="float">
            <text:p>1205.82</text:p>
          </table:table-cell>
          <table:table-cell office:value-type="float" office:value="1454.45" calcext:value-type="float">
            <text:p>1454.45</text:p>
          </table:table-cell>
        </table:table-row>
        <table:table-row table:style-name="ro1">
          <table:table-cell office:value-type="float" office:value="18111170" calcext:value-type="float">
            <text:p>18111170</text:p>
          </table:table-cell>
          <table:table-cell table:formula="of:=TIME( ; ;[.A1134]/1000)" office:value-type="time" office:time-value="PT05H01M51.17S" calcext:value-type="time">
            <text:p>05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06.87" calcext:value-type="float">
            <text:p>1206.87</text:p>
          </table:table-cell>
          <table:table-cell office:value-type="float" office:value="1455.7" calcext:value-type="float">
            <text:p>1455.7</text:p>
          </table:table-cell>
        </table:table-row>
        <table:table-row table:style-name="ro1">
          <table:table-cell office:value-type="float" office:value="18127170" calcext:value-type="float">
            <text:p>18127170</text:p>
          </table:table-cell>
          <table:table-cell table:formula="of:=TIME( ; ;[.A1135]/1000)" office:value-type="time" office:time-value="PT05H02M07.17S" calcext:value-type="time">
            <text:p>05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07.92" calcext:value-type="float">
            <text:p>1207.92</text:p>
          </table:table-cell>
          <table:table-cell office:value-type="float" office:value="1456.94" calcext:value-type="float">
            <text:p>1456.94</text:p>
          </table:table-cell>
        </table:table-row>
        <table:table-row table:style-name="ro1">
          <table:table-cell office:value-type="float" office:value="18143170" calcext:value-type="float">
            <text:p>18143170</text:p>
          </table:table-cell>
          <table:table-cell table:formula="of:=TIME( ; ;[.A1136]/1000)" office:value-type="time" office:time-value="PT05H02M23.17S" calcext:value-type="time">
            <text:p>05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08.97" calcext:value-type="float">
            <text:p>1208.97</text:p>
          </table:table-cell>
          <table:table-cell office:value-type="float" office:value="1458.19" calcext:value-type="float">
            <text:p>1458.19</text:p>
          </table:table-cell>
        </table:table-row>
        <table:table-row table:style-name="ro1">
          <table:table-cell office:value-type="float" office:value="18159170" calcext:value-type="float">
            <text:p>18159170</text:p>
          </table:table-cell>
          <table:table-cell table:formula="of:=TIME( ; ;[.A1137]/1000)" office:value-type="time" office:time-value="PT05H02M39.17S" calcext:value-type="time">
            <text:p>05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10.01" calcext:value-type="float">
            <text:p>1210.01</text:p>
          </table:table-cell>
          <table:table-cell office:value-type="float" office:value="1459.43" calcext:value-type="float">
            <text:p>1459.43</text:p>
          </table:table-cell>
        </table:table-row>
        <table:table-row table:style-name="ro1">
          <table:table-cell office:value-type="float" office:value="18175170" calcext:value-type="float">
            <text:p>18175170</text:p>
          </table:table-cell>
          <table:table-cell table:formula="of:=TIME( ; ;[.A1138]/1000)" office:value-type="time" office:time-value="PT05H02M55.17S" calcext:value-type="time">
            <text:p>05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11.06" calcext:value-type="float">
            <text:p>1211.06</text:p>
          </table:table-cell>
          <table:table-cell office:value-type="float" office:value="1460.68" calcext:value-type="float">
            <text:p>1460.68</text:p>
          </table:table-cell>
        </table:table-row>
        <table:table-row table:style-name="ro1">
          <table:table-cell office:value-type="float" office:value="18191170" calcext:value-type="float">
            <text:p>18191170</text:p>
          </table:table-cell>
          <table:table-cell table:formula="of:=TIME( ; ;[.A1139]/1000)" office:value-type="time" office:time-value="PT05H03M11.17S" calcext:value-type="time">
            <text:p>05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12.11" calcext:value-type="float">
            <text:p>1212.11</text:p>
          </table:table-cell>
          <table:table-cell office:value-type="float" office:value="1461.92" calcext:value-type="float">
            <text:p>1461.92</text:p>
          </table:table-cell>
        </table:table-row>
        <table:table-row table:style-name="ro1">
          <table:table-cell office:value-type="float" office:value="18207170" calcext:value-type="float">
            <text:p>18207170</text:p>
          </table:table-cell>
          <table:table-cell table:formula="of:=TIME( ; ;[.A1140]/1000)" office:value-type="time" office:time-value="PT05H03M27.17S" calcext:value-type="time">
            <text:p>05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13.16" calcext:value-type="float">
            <text:p>1213.16</text:p>
          </table:table-cell>
          <table:table-cell office:value-type="float" office:value="1463.17" calcext:value-type="float">
            <text:p>1463.17</text:p>
          </table:table-cell>
        </table:table-row>
        <table:table-row table:style-name="ro1">
          <table:table-cell office:value-type="float" office:value="18223170" calcext:value-type="float">
            <text:p>18223170</text:p>
          </table:table-cell>
          <table:table-cell table:formula="of:=TIME( ; ;[.A1141]/1000)" office:value-type="time" office:time-value="PT05H03M43.17S" calcext:value-type="time">
            <text:p>05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14.21" calcext:value-type="float">
            <text:p>1214.21</text:p>
          </table:table-cell>
          <table:table-cell office:value-type="float" office:value="1464.41" calcext:value-type="float">
            <text:p>1464.41</text:p>
          </table:table-cell>
        </table:table-row>
        <table:table-row table:style-name="ro1">
          <table:table-cell office:value-type="float" office:value="18239170" calcext:value-type="float">
            <text:p>18239170</text:p>
          </table:table-cell>
          <table:table-cell table:formula="of:=TIME( ; ;[.A1142]/1000)" office:value-type="time" office:time-value="PT05H03M59.17S" calcext:value-type="time">
            <text:p>05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15.26" calcext:value-type="float">
            <text:p>1215.26</text:p>
          </table:table-cell>
          <table:table-cell office:value-type="float" office:value="1465.65" calcext:value-type="float">
            <text:p>1465.65</text:p>
          </table:table-cell>
        </table:table-row>
        <table:table-row table:style-name="ro1">
          <table:table-cell office:value-type="float" office:value="18255170" calcext:value-type="float">
            <text:p>18255170</text:p>
          </table:table-cell>
          <table:table-cell table:formula="of:=TIME( ; ;[.A1143]/1000)" office:value-type="time" office:time-value="PT05H04M15.17S" calcext:value-type="time">
            <text:p>05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16.31" calcext:value-type="float">
            <text:p>1216.31</text:p>
          </table:table-cell>
          <table:table-cell office:value-type="float" office:value="1466.9" calcext:value-type="float">
            <text:p>1466.9</text:p>
          </table:table-cell>
        </table:table-row>
        <table:table-row table:style-name="ro1">
          <table:table-cell office:value-type="float" office:value="18271170" calcext:value-type="float">
            <text:p>18271170</text:p>
          </table:table-cell>
          <table:table-cell table:formula="of:=TIME( ; ;[.A1144]/1000)" office:value-type="time" office:time-value="PT05H04M31.17S" calcext:value-type="time">
            <text:p>05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17.36" calcext:value-type="float">
            <text:p>1217.36</text:p>
          </table:table-cell>
          <table:table-cell office:value-type="float" office:value="1468.14" calcext:value-type="float">
            <text:p>1468.14</text:p>
          </table:table-cell>
        </table:table-row>
        <table:table-row table:style-name="ro1">
          <table:table-cell office:value-type="float" office:value="18287170" calcext:value-type="float">
            <text:p>18287170</text:p>
          </table:table-cell>
          <table:table-cell table:formula="of:=TIME( ; ;[.A1145]/1000)" office:value-type="time" office:time-value="PT05H04M47.17S" calcext:value-type="time">
            <text:p>05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18.41" calcext:value-type="float">
            <text:p>1218.41</text:p>
          </table:table-cell>
          <table:table-cell office:value-type="float" office:value="1469.39" calcext:value-type="float">
            <text:p>1469.39</text:p>
          </table:table-cell>
        </table:table-row>
        <table:table-row table:style-name="ro1">
          <table:table-cell office:value-type="float" office:value="18303170" calcext:value-type="float">
            <text:p>18303170</text:p>
          </table:table-cell>
          <table:table-cell table:formula="of:=TIME( ; ;[.A1146]/1000)" office:value-type="time" office:time-value="PT05H05M03.17S" calcext:value-type="time">
            <text:p>05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19.45" calcext:value-type="float">
            <text:p>1219.45</text:p>
          </table:table-cell>
          <table:table-cell office:value-type="float" office:value="1470.63" calcext:value-type="float">
            <text:p>1470.63</text:p>
          </table:table-cell>
        </table:table-row>
        <table:table-row table:style-name="ro1">
          <table:table-cell office:value-type="float" office:value="18319170" calcext:value-type="float">
            <text:p>18319170</text:p>
          </table:table-cell>
          <table:table-cell table:formula="of:=TIME( ; ;[.A1147]/1000)" office:value-type="time" office:time-value="PT05H05M19.17S" calcext:value-type="time">
            <text:p>05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20.5" calcext:value-type="float">
            <text:p>1220.5</text:p>
          </table:table-cell>
          <table:table-cell office:value-type="float" office:value="1471.87" calcext:value-type="float">
            <text:p>1471.87</text:p>
          </table:table-cell>
        </table:table-row>
        <table:table-row table:style-name="ro1">
          <table:table-cell office:value-type="float" office:value="18335170" calcext:value-type="float">
            <text:p>18335170</text:p>
          </table:table-cell>
          <table:table-cell table:formula="of:=TIME( ; ;[.A1148]/1000)" office:value-type="time" office:time-value="PT05H05M35.17S" calcext:value-type="time">
            <text:p>05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1473.12" calcext:value-type="float">
            <text:p>1473.12</text:p>
          </table:table-cell>
        </table:table-row>
        <table:table-row table:style-name="ro1">
          <table:table-cell office:value-type="float" office:value="18351170" calcext:value-type="float">
            <text:p>18351170</text:p>
          </table:table-cell>
          <table:table-cell table:formula="of:=TIME( ; ;[.A1149]/1000)" office:value-type="time" office:time-value="PT05H05M51.17S" calcext:value-type="time">
            <text:p>05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22.6" calcext:value-type="float">
            <text:p>1222.6</text:p>
          </table:table-cell>
          <table:table-cell office:value-type="float" office:value="1474.36" calcext:value-type="float">
            <text:p>1474.36</text:p>
          </table:table-cell>
        </table:table-row>
        <table:table-row table:style-name="ro1">
          <table:table-cell office:value-type="float" office:value="18367170" calcext:value-type="float">
            <text:p>18367170</text:p>
          </table:table-cell>
          <table:table-cell table:formula="of:=TIME( ; ;[.A1150]/1000)" office:value-type="time" office:time-value="PT05H06M07.17S" calcext:value-type="time">
            <text:p>05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23.65" calcext:value-type="float">
            <text:p>1223.65</text:p>
          </table:table-cell>
          <table:table-cell office:value-type="float" office:value="1475.61" calcext:value-type="float">
            <text:p>1475.61</text:p>
          </table:table-cell>
        </table:table-row>
        <table:table-row table:style-name="ro1">
          <table:table-cell office:value-type="float" office:value="18383170" calcext:value-type="float">
            <text:p>18383170</text:p>
          </table:table-cell>
          <table:table-cell table:formula="of:=TIME( ; ;[.A1151]/1000)" office:value-type="time" office:time-value="PT05H06M23.17S" calcext:value-type="time">
            <text:p>05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24.7" calcext:value-type="float">
            <text:p>1224.7</text:p>
          </table:table-cell>
          <table:table-cell office:value-type="float" office:value="1476.85" calcext:value-type="float">
            <text:p>1476.85</text:p>
          </table:table-cell>
        </table:table-row>
        <table:table-row table:style-name="ro1">
          <table:table-cell office:value-type="float" office:value="18399170" calcext:value-type="float">
            <text:p>18399170</text:p>
          </table:table-cell>
          <table:table-cell table:formula="of:=TIME( ; ;[.A1152]/1000)" office:value-type="time" office:time-value="PT05H06M39.17S" calcext:value-type="time">
            <text:p>05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25.75" calcext:value-type="float">
            <text:p>1225.75</text:p>
          </table:table-cell>
          <table:table-cell office:value-type="float" office:value="1478.09" calcext:value-type="float">
            <text:p>1478.09</text:p>
          </table:table-cell>
        </table:table-row>
        <table:table-row table:style-name="ro1">
          <table:table-cell office:value-type="float" office:value="18415170" calcext:value-type="float">
            <text:p>18415170</text:p>
          </table:table-cell>
          <table:table-cell table:formula="of:=TIME( ; ;[.A1153]/1000)" office:value-type="time" office:time-value="PT05H06M55.17S" calcext:value-type="time">
            <text:p>05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26.8" calcext:value-type="float">
            <text:p>1226.8</text:p>
          </table:table-cell>
          <table:table-cell office:value-type="float" office:value="1479.34" calcext:value-type="float">
            <text:p>1479.34</text:p>
          </table:table-cell>
        </table:table-row>
        <table:table-row table:style-name="ro1">
          <table:table-cell office:value-type="float" office:value="18431170" calcext:value-type="float">
            <text:p>18431170</text:p>
          </table:table-cell>
          <table:table-cell table:formula="of:=TIME( ; ;[.A1154]/1000)" office:value-type="time" office:time-value="PT05H07M11.17S" calcext:value-type="time">
            <text:p>05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27.85" calcext:value-type="float">
            <text:p>1227.85</text:p>
          </table:table-cell>
          <table:table-cell office:value-type="float" office:value="1480.58" calcext:value-type="float">
            <text:p>1480.58</text:p>
          </table:table-cell>
        </table:table-row>
        <table:table-row table:style-name="ro1">
          <table:table-cell office:value-type="float" office:value="18447170" calcext:value-type="float">
            <text:p>18447170</text:p>
          </table:table-cell>
          <table:table-cell table:formula="of:=TIME( ; ;[.A1155]/1000)" office:value-type="time" office:time-value="PT05H07M27.17S" calcext:value-type="time">
            <text:p>05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28.89" calcext:value-type="float">
            <text:p>1228.89</text:p>
          </table:table-cell>
          <table:table-cell office:value-type="float" office:value="1481.83" calcext:value-type="float">
            <text:p>1481.83</text:p>
          </table:table-cell>
        </table:table-row>
        <table:table-row table:style-name="ro1">
          <table:table-cell office:value-type="float" office:value="18463170" calcext:value-type="float">
            <text:p>18463170</text:p>
          </table:table-cell>
          <table:table-cell table:formula="of:=TIME( ; ;[.A1156]/1000)" office:value-type="time" office:time-value="PT05H07M43.17S" calcext:value-type="time">
            <text:p>05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29.94" calcext:value-type="float">
            <text:p>1229.94</text:p>
          </table:table-cell>
          <table:table-cell office:value-type="float" office:value="1483.07" calcext:value-type="float">
            <text:p>1483.07</text:p>
          </table:table-cell>
        </table:table-row>
        <table:table-row table:style-name="ro1">
          <table:table-cell office:value-type="float" office:value="18479170" calcext:value-type="float">
            <text:p>18479170</text:p>
          </table:table-cell>
          <table:table-cell table:formula="of:=TIME( ; ;[.A1157]/1000)" office:value-type="time" office:time-value="PT05H07M59.17S" calcext:value-type="time">
            <text:p>05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0.99" calcext:value-type="float">
            <text:p>1230.99</text:p>
          </table:table-cell>
          <table:table-cell office:value-type="float" office:value="1484.32" calcext:value-type="float">
            <text:p>1484.32</text:p>
          </table:table-cell>
        </table:table-row>
        <table:table-row table:style-name="ro1">
          <table:table-cell office:value-type="float" office:value="18495170" calcext:value-type="float">
            <text:p>18495170</text:p>
          </table:table-cell>
          <table:table-cell table:formula="of:=TIME( ; ;[.A1158]/1000)" office:value-type="time" office:time-value="PT05H08M15.17S" calcext:value-type="time">
            <text:p>05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2.04" calcext:value-type="float">
            <text:p>1232.04</text:p>
          </table:table-cell>
          <table:table-cell office:value-type="float" office:value="1485.56" calcext:value-type="float">
            <text:p>1485.56</text:p>
          </table:table-cell>
        </table:table-row>
        <table:table-row table:style-name="ro1">
          <table:table-cell office:value-type="float" office:value="18511170" calcext:value-type="float">
            <text:p>18511170</text:p>
          </table:table-cell>
          <table:table-cell table:formula="of:=TIME( ; ;[.A1159]/1000)" office:value-type="time" office:time-value="PT05H08M31.17S" calcext:value-type="time">
            <text:p>05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3.09" calcext:value-type="float">
            <text:p>1233.09</text:p>
          </table:table-cell>
          <table:table-cell office:value-type="float" office:value="1486.8" calcext:value-type="float">
            <text:p>1486.8</text:p>
          </table:table-cell>
        </table:table-row>
        <table:table-row table:style-name="ro1">
          <table:table-cell office:value-type="float" office:value="18527170" calcext:value-type="float">
            <text:p>18527170</text:p>
          </table:table-cell>
          <table:table-cell table:formula="of:=TIME( ; ;[.A1160]/1000)" office:value-type="time" office:time-value="PT05H08M47.17S" calcext:value-type="time">
            <text:p>05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34.14" calcext:value-type="float">
            <text:p>1234.14</text:p>
          </table:table-cell>
          <table:table-cell office:value-type="float" office:value="1488.05" calcext:value-type="float">
            <text:p>1488.05</text:p>
          </table:table-cell>
        </table:table-row>
        <table:table-row table:style-name="ro1">
          <table:table-cell office:value-type="float" office:value="18543170" calcext:value-type="float">
            <text:p>18543170</text:p>
          </table:table-cell>
          <table:table-cell table:formula="of:=TIME( ; ;[.A1161]/1000)" office:value-type="time" office:time-value="PT05H09M03.17S" calcext:value-type="time">
            <text:p>05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5.19" calcext:value-type="float">
            <text:p>1235.19</text:p>
          </table:table-cell>
          <table:table-cell office:value-type="float" office:value="1489.29" calcext:value-type="float">
            <text:p>1489.29</text:p>
          </table:table-cell>
        </table:table-row>
        <table:table-row table:style-name="ro1">
          <table:table-cell office:value-type="float" office:value="18559170" calcext:value-type="float">
            <text:p>18559170</text:p>
          </table:table-cell>
          <table:table-cell table:formula="of:=TIME( ; ;[.A1162]/1000)" office:value-type="time" office:time-value="PT05H09M19.17S" calcext:value-type="time">
            <text:p>05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36.24" calcext:value-type="float">
            <text:p>1236.24</text:p>
          </table:table-cell>
          <table:table-cell office:value-type="float" office:value="1490.54" calcext:value-type="float">
            <text:p>1490.54</text:p>
          </table:table-cell>
        </table:table-row>
        <table:table-row table:style-name="ro1">
          <table:table-cell office:value-type="float" office:value="18575170" calcext:value-type="float">
            <text:p>18575170</text:p>
          </table:table-cell>
          <table:table-cell table:formula="of:=TIME( ; ;[.A1163]/1000)" office:value-type="time" office:time-value="PT05H09M35.17S" calcext:value-type="time">
            <text:p>05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7.28" calcext:value-type="float">
            <text:p>1237.28</text:p>
          </table:table-cell>
          <table:table-cell office:value-type="float" office:value="1491.78" calcext:value-type="float">
            <text:p>1491.78</text:p>
          </table:table-cell>
        </table:table-row>
        <table:table-row table:style-name="ro1">
          <table:table-cell office:value-type="float" office:value="18591170" calcext:value-type="float">
            <text:p>18591170</text:p>
          </table:table-cell>
          <table:table-cell table:formula="of:=TIME( ; ;[.A1164]/1000)" office:value-type="time" office:time-value="PT05H09M51.17S" calcext:value-type="time">
            <text:p>05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238.33" calcext:value-type="float">
            <text:p>1238.33</text:p>
          </table:table-cell>
          <table:table-cell office:value-type="float" office:value="1493.02" calcext:value-type="float">
            <text:p>1493.02</text:p>
          </table:table-cell>
        </table:table-row>
        <table:table-row table:style-name="ro1">
          <table:table-cell office:value-type="float" office:value="18607170" calcext:value-type="float">
            <text:p>18607170</text:p>
          </table:table-cell>
          <table:table-cell table:formula="of:=TIME( ; ;[.A1165]/1000)" office:value-type="time" office:time-value="PT05H10M07.17S" calcext:value-type="time">
            <text:p>05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9.38" calcext:value-type="float">
            <text:p>1239.38</text:p>
          </table:table-cell>
          <table:table-cell office:value-type="float" office:value="1494.27" calcext:value-type="float">
            <text:p>1494.27</text:p>
          </table:table-cell>
        </table:table-row>
        <table:table-row table:style-name="ro1">
          <table:table-cell office:value-type="float" office:value="18623170" calcext:value-type="float">
            <text:p>18623170</text:p>
          </table:table-cell>
          <table:table-cell table:formula="of:=TIME( ; ;[.A1166]/1000)" office:value-type="time" office:time-value="PT05H10M23.17S" calcext:value-type="time">
            <text:p>05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40.43" calcext:value-type="float">
            <text:p>1240.43</text:p>
          </table:table-cell>
          <table:table-cell office:value-type="float" office:value="1495.51" calcext:value-type="float">
            <text:p>1495.51</text:p>
          </table:table-cell>
        </table:table-row>
        <table:table-row table:style-name="ro1">
          <table:table-cell office:value-type="float" office:value="18639170" calcext:value-type="float">
            <text:p>18639170</text:p>
          </table:table-cell>
          <table:table-cell table:formula="of:=TIME( ; ;[.A1167]/1000)" office:value-type="time" office:time-value="PT05H10M39.17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41.48" calcext:value-type="float">
            <text:p>1241.48</text:p>
          </table:table-cell>
          <table:table-cell office:value-type="float" office:value="1496.75" calcext:value-type="float">
            <text:p>1496.75</text:p>
          </table:table-cell>
        </table:table-row>
        <table:table-row table:style-name="ro1">
          <table:table-cell office:value-type="float" office:value="18655170" calcext:value-type="float">
            <text:p>18655170</text:p>
          </table:table-cell>
          <table:table-cell table:formula="of:=TIME( ; ;[.A1168]/1000)" office:value-type="time" office:time-value="PT05H10M55.17S" calcext:value-type="time">
            <text:p>05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42.53" calcext:value-type="float">
            <text:p>1242.53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8671170" calcext:value-type="float">
            <text:p>18671170</text:p>
          </table:table-cell>
          <table:table-cell table:formula="of:=TIME( ; ;[.A1169]/1000)" office:value-type="time" office:time-value="PT05H11M11.17S" calcext:value-type="time">
            <text:p>05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43.58" calcext:value-type="float">
            <text:p>1243.58</text:p>
          </table:table-cell>
          <table:table-cell office:value-type="float" office:value="1499.24" calcext:value-type="float">
            <text:p>1499.24</text:p>
          </table:table-cell>
        </table:table-row>
        <table:table-row table:style-name="ro1">
          <table:table-cell office:value-type="float" office:value="18687170" calcext:value-type="float">
            <text:p>18687170</text:p>
          </table:table-cell>
          <table:table-cell table:formula="of:=TIME( ; ;[.A1170]/1000)" office:value-type="time" office:time-value="PT05H11M27.17S" calcext:value-type="time">
            <text:p>05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44.63" calcext:value-type="float">
            <text:p>1244.63</text:p>
          </table:table-cell>
          <table:table-cell office:value-type="float" office:value="1500.49" calcext:value-type="float">
            <text:p>1500.49</text:p>
          </table:table-cell>
        </table:table-row>
        <table:table-row table:style-name="ro1">
          <table:table-cell office:value-type="float" office:value="18703170" calcext:value-type="float">
            <text:p>18703170</text:p>
          </table:table-cell>
          <table:table-cell table:formula="of:=TIME( ; ;[.A1171]/1000)" office:value-type="time" office:time-value="PT05H11M43.17S" calcext:value-type="time">
            <text:p>05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45.68" calcext:value-type="float">
            <text:p>1245.68</text:p>
          </table:table-cell>
          <table:table-cell office:value-type="float" office:value="1501.73" calcext:value-type="float">
            <text:p>1501.73</text:p>
          </table:table-cell>
        </table:table-row>
        <table:table-row table:style-name="ro1">
          <table:table-cell office:value-type="float" office:value="18719170" calcext:value-type="float">
            <text:p>18719170</text:p>
          </table:table-cell>
          <table:table-cell table:formula="of:=TIME( ; ;[.A1172]/1000)" office:value-type="time" office:time-value="PT05H11M59.17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46.72" calcext:value-type="float">
            <text:p>1246.72</text:p>
          </table:table-cell>
          <table:table-cell office:value-type="float" office:value="1502.97" calcext:value-type="float">
            <text:p>1502.97</text:p>
          </table:table-cell>
        </table:table-row>
        <table:table-row table:style-name="ro1">
          <table:table-cell office:value-type="float" office:value="18735170" calcext:value-type="float">
            <text:p>18735170</text:p>
          </table:table-cell>
          <table:table-cell table:formula="of:=TIME( ; ;[.A1173]/1000)" office:value-type="time" office:time-value="PT05H12M15.17S" calcext:value-type="time">
            <text:p>05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47.77" calcext:value-type="float">
            <text:p>1247.77</text:p>
          </table:table-cell>
          <table:table-cell office:value-type="float" office:value="1504.22" calcext:value-type="float">
            <text:p>1504.22</text:p>
          </table:table-cell>
        </table:table-row>
        <table:table-row table:style-name="ro1">
          <table:table-cell office:value-type="float" office:value="18751170" calcext:value-type="float">
            <text:p>18751170</text:p>
          </table:table-cell>
          <table:table-cell table:formula="of:=TIME( ; ;[.A1174]/1000)" office:value-type="time" office:time-value="PT05H12M31.17S" calcext:value-type="time">
            <text:p>05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48.82" calcext:value-type="float">
            <text:p>1248.82</text:p>
          </table:table-cell>
          <table:table-cell office:value-type="float" office:value="1505.46" calcext:value-type="float">
            <text:p>1505.46</text:p>
          </table:table-cell>
        </table:table-row>
        <table:table-row table:style-name="ro1">
          <table:table-cell office:value-type="float" office:value="18767170" calcext:value-type="float">
            <text:p>18767170</text:p>
          </table:table-cell>
          <table:table-cell table:formula="of:=TIME( ; ;[.A1175]/1000)" office:value-type="time" office:time-value="PT05H12M47.17S" calcext:value-type="time">
            <text:p>05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49.87" calcext:value-type="float">
            <text:p>1249.87</text:p>
          </table:table-cell>
          <table:table-cell office:value-type="float" office:value="1506.71" calcext:value-type="float">
            <text:p>1506.71</text:p>
          </table:table-cell>
        </table:table-row>
        <table:table-row table:style-name="ro1">
          <table:table-cell office:value-type="float" office:value="18783170" calcext:value-type="float">
            <text:p>18783170</text:p>
          </table:table-cell>
          <table:table-cell table:formula="of:=TIME( ; ;[.A1176]/1000)" office:value-type="time" office:time-value="PT05H13M03.17S" calcext:value-type="time">
            <text:p>05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50.92" calcext:value-type="float">
            <text:p>1250.92</text:p>
          </table:table-cell>
          <table:table-cell office:value-type="float" office:value="1507.95" calcext:value-type="float">
            <text:p>1507.95</text:p>
          </table:table-cell>
        </table:table-row>
        <table:table-row table:style-name="ro1">
          <table:table-cell office:value-type="float" office:value="18799170" calcext:value-type="float">
            <text:p>18799170</text:p>
          </table:table-cell>
          <table:table-cell table:formula="of:=TIME( ; ;[.A1177]/1000)" office:value-type="time" office:time-value="PT05H13M19.17S" calcext:value-type="time">
            <text:p>05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51.97" calcext:value-type="float">
            <text:p>1251.97</text:p>
          </table:table-cell>
          <table:table-cell office:value-type="float" office:value="1509.19" calcext:value-type="float">
            <text:p>1509.19</text:p>
          </table:table-cell>
        </table:table-row>
        <table:table-row table:style-name="ro1">
          <table:table-cell office:value-type="float" office:value="18815170" calcext:value-type="float">
            <text:p>18815170</text:p>
          </table:table-cell>
          <table:table-cell table:formula="of:=TIME( ; ;[.A1178]/1000)" office:value-type="time" office:time-value="PT05H13M35.17S" calcext:value-type="time">
            <text:p>05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1510.44" calcext:value-type="float">
            <text:p>1510.44</text:p>
          </table:table-cell>
        </table:table-row>
        <table:table-row table:style-name="ro1">
          <table:table-cell office:value-type="float" office:value="18831170" calcext:value-type="float">
            <text:p>18831170</text:p>
          </table:table-cell>
          <table:table-cell table:formula="of:=TIME( ; ;[.A1179]/1000)" office:value-type="time" office:time-value="PT05H13M51.17S" calcext:value-type="time">
            <text:p>05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54.07" calcext:value-type="float">
            <text:p>1254.07</text:p>
          </table:table-cell>
          <table:table-cell office:value-type="float" office:value="1511.68" calcext:value-type="float">
            <text:p>1511.68</text:p>
          </table:table-cell>
        </table:table-row>
        <table:table-row table:style-name="ro1">
          <table:table-cell office:value-type="float" office:value="18847170" calcext:value-type="float">
            <text:p>18847170</text:p>
          </table:table-cell>
          <table:table-cell table:formula="of:=TIME( ; ;[.A1180]/1000)" office:value-type="time" office:time-value="PT05H14M07.17S" calcext:value-type="time">
            <text:p>05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55.11" calcext:value-type="float">
            <text:p>1255.11</text:p>
          </table:table-cell>
          <table:table-cell office:value-type="float" office:value="1512.93" calcext:value-type="float">
            <text:p>1512.93</text:p>
          </table:table-cell>
        </table:table-row>
        <table:table-row table:style-name="ro1">
          <table:table-cell office:value-type="float" office:value="18863170" calcext:value-type="float">
            <text:p>18863170</text:p>
          </table:table-cell>
          <table:table-cell table:formula="of:=TIME( ; ;[.A1181]/1000)" office:value-type="time" office:time-value="PT05H14M23.17S" calcext:value-type="time">
            <text:p>05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56.16" calcext:value-type="float">
            <text:p>1256.16</text:p>
          </table:table-cell>
          <table:table-cell office:value-type="float" office:value="1514.17" calcext:value-type="float">
            <text:p>1514.17</text:p>
          </table:table-cell>
        </table:table-row>
        <table:table-row table:style-name="ro1">
          <table:table-cell office:value-type="float" office:value="18879170" calcext:value-type="float">
            <text:p>18879170</text:p>
          </table:table-cell>
          <table:table-cell table:formula="of:=TIME( ; ;[.A1182]/1000)" office:value-type="time" office:time-value="PT05H14M39.17S" calcext:value-type="time">
            <text:p>05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57.21" calcext:value-type="float">
            <text:p>1257.21</text:p>
          </table:table-cell>
          <table:table-cell office:value-type="float" office:value="1515.41" calcext:value-type="float">
            <text:p>1515.41</text:p>
          </table:table-cell>
        </table:table-row>
        <table:table-row table:style-name="ro1">
          <table:table-cell office:value-type="float" office:value="18895170" calcext:value-type="float">
            <text:p>18895170</text:p>
          </table:table-cell>
          <table:table-cell table:formula="of:=TIME( ; ;[.A1183]/1000)" office:value-type="time" office:time-value="PT05H14M55.17S" calcext:value-type="time">
            <text:p>05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58.26" calcext:value-type="float">
            <text:p>1258.26</text:p>
          </table:table-cell>
          <table:table-cell office:value-type="float" office:value="1516.66" calcext:value-type="float">
            <text:p>1516.66</text:p>
          </table:table-cell>
        </table:table-row>
        <table:table-row table:style-name="ro1">
          <table:table-cell office:value-type="float" office:value="18911170" calcext:value-type="float">
            <text:p>18911170</text:p>
          </table:table-cell>
          <table:table-cell table:formula="of:=TIME( ; ;[.A1184]/1000)" office:value-type="time" office:time-value="PT05H15M11.17S" calcext:value-type="time">
            <text:p>05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59.31" calcext:value-type="float">
            <text:p>1259.31</text:p>
          </table:table-cell>
          <table:table-cell office:value-type="float" office:value="1517.9" calcext:value-type="float">
            <text:p>1517.9</text:p>
          </table:table-cell>
        </table:table-row>
        <table:table-row table:style-name="ro1">
          <table:table-cell office:value-type="float" office:value="18927170" calcext:value-type="float">
            <text:p>18927170</text:p>
          </table:table-cell>
          <table:table-cell table:formula="of:=TIME( ; ;[.A1185]/1000)" office:value-type="time" office:time-value="PT05H15M27.17S" calcext:value-type="time">
            <text:p>05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60.36" calcext:value-type="float">
            <text:p>1260.36</text:p>
          </table:table-cell>
          <table:table-cell office:value-type="float" office:value="1519.14" calcext:value-type="float">
            <text:p>1519.14</text:p>
          </table:table-cell>
        </table:table-row>
        <table:table-row table:style-name="ro1">
          <table:table-cell office:value-type="float" office:value="18943170" calcext:value-type="float">
            <text:p>18943170</text:p>
          </table:table-cell>
          <table:table-cell table:formula="of:=TIME( ; ;[.A1186]/1000)" office:value-type="time" office:time-value="PT05H15M43.17S" calcext:value-type="time">
            <text:p>05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61.41" calcext:value-type="float">
            <text:p>1261.41</text:p>
          </table:table-cell>
          <table:table-cell office:value-type="float" office:value="1520.39" calcext:value-type="float">
            <text:p>1520.39</text:p>
          </table:table-cell>
        </table:table-row>
        <table:table-row table:style-name="ro1">
          <table:table-cell office:value-type="float" office:value="18959170" calcext:value-type="float">
            <text:p>18959170</text:p>
          </table:table-cell>
          <table:table-cell table:formula="of:=TIME( ; ;[.A1187]/1000)" office:value-type="time" office:time-value="PT05H15M59.17S" calcext:value-type="time">
            <text:p>05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262.46" calcext:value-type="float">
            <text:p>1262.46</text:p>
          </table:table-cell>
          <table:table-cell office:value-type="float" office:value="1521.63" calcext:value-type="float">
            <text:p>1521.63</text:p>
          </table:table-cell>
        </table:table-row>
        <table:table-row table:style-name="ro1">
          <table:table-cell office:value-type="float" office:value="18975170" calcext:value-type="float">
            <text:p>18975170</text:p>
          </table:table-cell>
          <table:table-cell table:formula="of:=TIME( ; ;[.A1188]/1000)" office:value-type="time" office:time-value="PT05H16M15.17S" calcext:value-type="time">
            <text:p>05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263.5" calcext:value-type="float">
            <text:p>1263.5</text:p>
          </table:table-cell>
          <table:table-cell office:value-type="float" office:value="1522.88" calcext:value-type="float">
            <text:p>1522.88</text:p>
          </table:table-cell>
        </table:table-row>
        <table:table-row table:style-name="ro1">
          <table:table-cell office:value-type="float" office:value="18991170" calcext:value-type="float">
            <text:p>18991170</text:p>
          </table:table-cell>
          <table:table-cell table:formula="of:=TIME( ; ;[.A1189]/1000)" office:value-type="time" office:time-value="PT05H16M31.17S" calcext:value-type="time">
            <text:p>05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64.55" calcext:value-type="float">
            <text:p>1264.55</text:p>
          </table:table-cell>
          <table:table-cell office:value-type="float" office:value="1524.12" calcext:value-type="float">
            <text:p>1524.12</text:p>
          </table:table-cell>
        </table:table-row>
        <table:table-row table:style-name="ro1">
          <table:table-cell office:value-type="float" office:value="19007170" calcext:value-type="float">
            <text:p>19007170</text:p>
          </table:table-cell>
          <table:table-cell table:formula="of:=TIME( ; ;[.A1190]/1000)" office:value-type="time" office:time-value="PT05H16M47.17S" calcext:value-type="time">
            <text:p>05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65.6" calcext:value-type="float">
            <text:p>1265.6</text:p>
          </table:table-cell>
          <table:table-cell office:value-type="float" office:value="1525.36" calcext:value-type="float">
            <text:p>1525.36</text:p>
          </table:table-cell>
        </table:table-row>
        <table:table-row table:style-name="ro1">
          <table:table-cell office:value-type="float" office:value="19023170" calcext:value-type="float">
            <text:p>19023170</text:p>
          </table:table-cell>
          <table:table-cell table:formula="of:=TIME( ; ;[.A1191]/1000)" office:value-type="time" office:time-value="PT05H17M03.17S" calcext:value-type="time">
            <text:p>05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66.65" calcext:value-type="float">
            <text:p>1266.65</text:p>
          </table:table-cell>
          <table:table-cell office:value-type="float" office:value="1526.61" calcext:value-type="float">
            <text:p>1526.61</text:p>
          </table:table-cell>
        </table:table-row>
        <table:table-row table:style-name="ro1">
          <table:table-cell office:value-type="float" office:value="19039170" calcext:value-type="float">
            <text:p>19039170</text:p>
          </table:table-cell>
          <table:table-cell table:formula="of:=TIME( ; ;[.A1192]/1000)" office:value-type="time" office:time-value="PT05H17M19.17S" calcext:value-type="time">
            <text:p>05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67.7" calcext:value-type="float">
            <text:p>1267.7</text:p>
          </table:table-cell>
          <table:table-cell office:value-type="float" office:value="1527.85" calcext:value-type="float">
            <text:p>1527.85</text:p>
          </table:table-cell>
        </table:table-row>
        <table:table-row table:style-name="ro1">
          <table:table-cell office:value-type="float" office:value="19055170" calcext:value-type="float">
            <text:p>19055170</text:p>
          </table:table-cell>
          <table:table-cell table:formula="of:=TIME( ; ;[.A1193]/1000)" office:value-type="time" office:time-value="PT05H17M35.17S" calcext:value-type="time">
            <text:p>05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68.75" calcext:value-type="float">
            <text:p>1268.75</text:p>
          </table:table-cell>
          <table:table-cell office:value-type="float" office:value="1529.09" calcext:value-type="float">
            <text:p>1529.09</text:p>
          </table:table-cell>
        </table:table-row>
        <table:table-row table:style-name="ro1">
          <table:table-cell office:value-type="float" office:value="19071170" calcext:value-type="float">
            <text:p>19071170</text:p>
          </table:table-cell>
          <table:table-cell table:formula="of:=TIME( ; ;[.A1194]/1000)" office:value-type="time" office:time-value="PT05H17M51.17S" calcext:value-type="time">
            <text:p>05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69.8" calcext:value-type="float">
            <text:p>1269.8</text:p>
          </table:table-cell>
          <table:table-cell office:value-type="float" office:value="1530.34" calcext:value-type="float">
            <text:p>1530.34</text:p>
          </table:table-cell>
        </table:table-row>
        <table:table-row table:style-name="ro1">
          <table:table-cell office:value-type="float" office:value="19087170" calcext:value-type="float">
            <text:p>19087170</text:p>
          </table:table-cell>
          <table:table-cell table:formula="of:=TIME( ; ;[.A1195]/1000)" office:value-type="time" office:time-value="PT05H18M07.17S" calcext:value-type="time">
            <text:p>05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70.85" calcext:value-type="float">
            <text:p>1270.85</text:p>
          </table:table-cell>
          <table:table-cell office:value-type="float" office:value="1531.58" calcext:value-type="float">
            <text:p>1531.58</text:p>
          </table:table-cell>
        </table:table-row>
        <table:table-row table:style-name="ro1">
          <table:table-cell office:value-type="float" office:value="19103170" calcext:value-type="float">
            <text:p>19103170</text:p>
          </table:table-cell>
          <table:table-cell table:formula="of:=TIME( ; ;[.A1196]/1000)" office:value-type="time" office:time-value="PT05H18M23.17S" calcext:value-type="time">
            <text:p>05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271.89" calcext:value-type="float">
            <text:p>1271.89</text:p>
          </table:table-cell>
          <table:table-cell office:value-type="float" office:value="1532.82" calcext:value-type="float">
            <text:p>1532.82</text:p>
          </table:table-cell>
        </table:table-row>
        <table:table-row table:style-name="ro1">
          <table:table-cell office:value-type="float" office:value="19119170" calcext:value-type="float">
            <text:p>19119170</text:p>
          </table:table-cell>
          <table:table-cell table:formula="of:=TIME( ; ;[.A1197]/1000)" office:value-type="time" office:time-value="PT05H18M39.17S" calcext:value-type="time">
            <text:p>05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72.94" calcext:value-type="float">
            <text:p>1272.94</text:p>
          </table:table-cell>
          <table:table-cell office:value-type="float" office:value="1534.07" calcext:value-type="float">
            <text:p>1534.07</text:p>
          </table:table-cell>
        </table:table-row>
        <table:table-row table:style-name="ro1">
          <table:table-cell office:value-type="float" office:value="19135170" calcext:value-type="float">
            <text:p>19135170</text:p>
          </table:table-cell>
          <table:table-cell table:formula="of:=TIME( ; ;[.A1198]/1000)" office:value-type="time" office:time-value="PT05H18M55.17S" calcext:value-type="time">
            <text:p>05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73.99" calcext:value-type="float">
            <text:p>1273.99</text:p>
          </table:table-cell>
          <table:table-cell office:value-type="float" office:value="1535.31" calcext:value-type="float">
            <text:p>1535.31</text:p>
          </table:table-cell>
        </table:table-row>
        <table:table-row table:style-name="ro1">
          <table:table-cell office:value-type="float" office:value="19151170" calcext:value-type="float">
            <text:p>19151170</text:p>
          </table:table-cell>
          <table:table-cell table:formula="of:=TIME( ; ;[.A1199]/1000)" office:value-type="time" office:time-value="PT05H19M11.17S" calcext:value-type="time">
            <text:p>05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75.04" calcext:value-type="float">
            <text:p>1275.04</text:p>
          </table:table-cell>
          <table:table-cell office:value-type="float" office:value="1536.55" calcext:value-type="float">
            <text:p>1536.55</text:p>
          </table:table-cell>
        </table:table-row>
        <table:table-row table:style-name="ro1">
          <table:table-cell office:value-type="float" office:value="19167170" calcext:value-type="float">
            <text:p>19167170</text:p>
          </table:table-cell>
          <table:table-cell table:formula="of:=TIME( ; ;[.A1200]/1000)" office:value-type="time" office:time-value="PT05H19M27.17S" calcext:value-type="time">
            <text:p>05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76.09" calcext:value-type="float">
            <text:p>1276.09</text:p>
          </table:table-cell>
          <table:table-cell office:value-type="float" office:value="1537.8" calcext:value-type="float">
            <text:p>1537.8</text:p>
          </table:table-cell>
        </table:table-row>
        <table:table-row table:style-name="ro1">
          <table:table-cell office:value-type="float" office:value="19183170" calcext:value-type="float">
            <text:p>19183170</text:p>
          </table:table-cell>
          <table:table-cell table:formula="of:=TIME( ; ;[.A1201]/1000)" office:value-type="time" office:time-value="PT05H19M43.17S" calcext:value-type="time">
            <text:p>05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77.14" calcext:value-type="float">
            <text:p>1277.14</text:p>
          </table:table-cell>
          <table:table-cell office:value-type="float" office:value="1539.04" calcext:value-type="float">
            <text:p>1539.04</text:p>
          </table:table-cell>
        </table:table-row>
        <table:table-row table:style-name="ro1">
          <table:table-cell office:value-type="float" office:value="19199170" calcext:value-type="float">
            <text:p>19199170</text:p>
          </table:table-cell>
          <table:table-cell table:formula="of:=TIME( ; ;[.A1202]/1000)" office:value-type="time" office:time-value="PT05H19M59.17S" calcext:value-type="time">
            <text:p>05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78.19" calcext:value-type="float">
            <text:p>1278.19</text:p>
          </table:table-cell>
          <table:table-cell office:value-type="float" office:value="1540.28" calcext:value-type="float">
            <text:p>1540.28</text:p>
          </table:table-cell>
        </table:table-row>
        <table:table-row table:style-name="ro1">
          <table:table-cell office:value-type="float" office:value="19215170" calcext:value-type="float">
            <text:p>19215170</text:p>
          </table:table-cell>
          <table:table-cell table:formula="of:=TIME( ; ;[.A1203]/1000)" office:value-type="time" office:time-value="PT05H20M15.17S" calcext:value-type="time">
            <text:p>05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79.24" calcext:value-type="float">
            <text:p>1279.24</text:p>
          </table:table-cell>
          <table:table-cell office:value-type="float" office:value="1541.53" calcext:value-type="float">
            <text:p>1541.53</text:p>
          </table:table-cell>
        </table:table-row>
        <table:table-row table:style-name="ro1">
          <table:table-cell office:value-type="float" office:value="19231170" calcext:value-type="float">
            <text:p>19231170</text:p>
          </table:table-cell>
          <table:table-cell table:formula="of:=TIME( ; ;[.A1204]/1000)" office:value-type="time" office:time-value="PT05H20M31.17S" calcext:value-type="time">
            <text:p>05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80.28" calcext:value-type="float">
            <text:p>1280.28</text:p>
          </table:table-cell>
          <table:table-cell office:value-type="float" office:value="1542.77" calcext:value-type="float">
            <text:p>1542.77</text:p>
          </table:table-cell>
        </table:table-row>
        <table:table-row table:style-name="ro1">
          <table:table-cell office:value-type="float" office:value="19247170" calcext:value-type="float">
            <text:p>19247170</text:p>
          </table:table-cell>
          <table:table-cell table:formula="of:=TIME( ; ;[.A1205]/1000)" office:value-type="time" office:time-value="PT05H20M47.17S" calcext:value-type="time">
            <text:p>05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81.33" calcext:value-type="float">
            <text:p>1281.33</text:p>
          </table:table-cell>
          <table:table-cell office:value-type="float" office:value="1544.02" calcext:value-type="float">
            <text:p>1544.02</text:p>
          </table:table-cell>
        </table:table-row>
        <table:table-row table:style-name="ro1">
          <table:table-cell office:value-type="float" office:value="19263170" calcext:value-type="float">
            <text:p>19263170</text:p>
          </table:table-cell>
          <table:table-cell table:formula="of:=TIME( ; ;[.A1206]/1000)" office:value-type="time" office:time-value="PT05H21M03.17S" calcext:value-type="time">
            <text:p>05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82.38" calcext:value-type="float">
            <text:p>1282.38</text:p>
          </table:table-cell>
          <table:table-cell office:value-type="float" office:value="1545.26" calcext:value-type="float">
            <text:p>1545.26</text:p>
          </table:table-cell>
        </table:table-row>
        <table:table-row table:style-name="ro1">
          <table:table-cell office:value-type="float" office:value="19279170" calcext:value-type="float">
            <text:p>19279170</text:p>
          </table:table-cell>
          <table:table-cell table:formula="of:=TIME( ; ;[.A1207]/1000)" office:value-type="time" office:time-value="PT05H21M19.17S" calcext:value-type="time">
            <text:p>05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83.43" calcext:value-type="float">
            <text:p>1283.43</text:p>
          </table:table-cell>
          <table:table-cell office:value-type="float" office:value="1546.5" calcext:value-type="float">
            <text:p>1546.5</text:p>
          </table:table-cell>
        </table:table-row>
        <table:table-row table:style-name="ro1">
          <table:table-cell office:value-type="float" office:value="19295170" calcext:value-type="float">
            <text:p>19295170</text:p>
          </table:table-cell>
          <table:table-cell table:formula="of:=TIME( ; ;[.A1208]/1000)" office:value-type="time" office:time-value="PT05H21M35.17S" calcext:value-type="time">
            <text:p>05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84.48" calcext:value-type="float">
            <text:p>1284.48</text:p>
          </table:table-cell>
          <table:table-cell office:value-type="float" office:value="1547.75" calcext:value-type="float">
            <text:p>1547.75</text:p>
          </table:table-cell>
        </table:table-row>
        <table:table-row table:style-name="ro1">
          <table:table-cell office:value-type="float" office:value="19311170" calcext:value-type="float">
            <text:p>19311170</text:p>
          </table:table-cell>
          <table:table-cell table:formula="of:=TIME( ; ;[.A1209]/1000)" office:value-type="time" office:time-value="PT05H21M51.17S" calcext:value-type="time">
            <text:p>05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285.53" calcext:value-type="float">
            <text:p>1285.53</text:p>
          </table:table-cell>
          <table:table-cell office:value-type="float" office:value="1548.99" calcext:value-type="float">
            <text:p>1548.99</text:p>
          </table:table-cell>
        </table:table-row>
        <table:table-row table:style-name="ro1">
          <table:table-cell office:value-type="float" office:value="19327170" calcext:value-type="float">
            <text:p>19327170</text:p>
          </table:table-cell>
          <table:table-cell table:formula="of:=TIME( ; ;[.A1210]/1000)" office:value-type="time" office:time-value="PT05H22M07.17S" calcext:value-type="time">
            <text:p>05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86.58" calcext:value-type="float">
            <text:p>1286.58</text:p>
          </table:table-cell>
          <table:table-cell office:value-type="float" office:value="1550.23" calcext:value-type="float">
            <text:p>1550.23</text:p>
          </table:table-cell>
        </table:table-row>
        <table:table-row table:style-name="ro1">
          <table:table-cell office:value-type="float" office:value="19343170" calcext:value-type="float">
            <text:p>19343170</text:p>
          </table:table-cell>
          <table:table-cell table:formula="of:=TIME( ; ;[.A1211]/1000)" office:value-type="time" office:time-value="PT05H22M23.17S" calcext:value-type="time">
            <text:p>05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1551.48" calcext:value-type="float">
            <text:p>1551.48</text:p>
          </table:table-cell>
        </table:table-row>
        <table:table-row table:style-name="ro1">
          <table:table-cell office:value-type="float" office:value="19359170" calcext:value-type="float">
            <text:p>19359170</text:p>
          </table:table-cell>
          <table:table-cell table:formula="of:=TIME( ; ;[.A1212]/1000)" office:value-type="time" office:time-value="PT05H22M39.17S" calcext:value-type="time">
            <text:p>05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88.67" calcext:value-type="float">
            <text:p>1288.67</text:p>
          </table:table-cell>
          <table:table-cell office:value-type="float" office:value="1552.72" calcext:value-type="float">
            <text:p>1552.72</text:p>
          </table:table-cell>
        </table:table-row>
        <table:table-row table:style-name="ro1">
          <table:table-cell office:value-type="float" office:value="19375170" calcext:value-type="float">
            <text:p>19375170</text:p>
          </table:table-cell>
          <table:table-cell table:formula="of:=TIME( ; ;[.A1213]/1000)" office:value-type="time" office:time-value="PT05H22M55.17S" calcext:value-type="time">
            <text:p>05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89.72" calcext:value-type="float">
            <text:p>1289.72</text:p>
          </table:table-cell>
          <table:table-cell office:value-type="float" office:value="1553.97" calcext:value-type="float">
            <text:p>1553.97</text:p>
          </table:table-cell>
        </table:table-row>
        <table:table-row table:style-name="ro1">
          <table:table-cell office:value-type="float" office:value="19391170" calcext:value-type="float">
            <text:p>19391170</text:p>
          </table:table-cell>
          <table:table-cell table:formula="of:=TIME( ; ;[.A1214]/1000)" office:value-type="time" office:time-value="PT05H23M11.17S" calcext:value-type="time">
            <text:p>05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90.77" calcext:value-type="float">
            <text:p>1290.77</text:p>
          </table:table-cell>
          <table:table-cell office:value-type="float" office:value="1555.21" calcext:value-type="float">
            <text:p>1555.21</text:p>
          </table:table-cell>
        </table:table-row>
        <table:table-row table:style-name="ro1">
          <table:table-cell office:value-type="float" office:value="19407170" calcext:value-type="float">
            <text:p>19407170</text:p>
          </table:table-cell>
          <table:table-cell table:formula="of:=TIME( ; ;[.A1215]/1000)" office:value-type="time" office:time-value="PT05H23M27.17S" calcext:value-type="time">
            <text:p>05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291.82" calcext:value-type="float">
            <text:p>1291.82</text:p>
          </table:table-cell>
          <table:table-cell office:value-type="float" office:value="1556.45" calcext:value-type="float">
            <text:p>1556.45</text:p>
          </table:table-cell>
        </table:table-row>
        <table:table-row table:style-name="ro1">
          <table:table-cell office:value-type="float" office:value="19423170" calcext:value-type="float">
            <text:p>19423170</text:p>
          </table:table-cell>
          <table:table-cell table:formula="of:=TIME( ; ;[.A1216]/1000)" office:value-type="time" office:time-value="PT05H23M43.17S" calcext:value-type="time">
            <text:p>05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92.87" calcext:value-type="float">
            <text:p>1292.87</text:p>
          </table:table-cell>
          <table:table-cell office:value-type="float" office:value="1557.7" calcext:value-type="float">
            <text:p>1557.7</text:p>
          </table:table-cell>
        </table:table-row>
        <table:table-row table:style-name="ro1">
          <table:table-cell office:value-type="float" office:value="19439170" calcext:value-type="float">
            <text:p>19439170</text:p>
          </table:table-cell>
          <table:table-cell table:formula="of:=TIME( ; ;[.A1217]/1000)" office:value-type="time" office:time-value="PT05H23M59.17S" calcext:value-type="time">
            <text:p>05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93.92" calcext:value-type="float">
            <text:p>1293.92</text:p>
          </table:table-cell>
          <table:table-cell office:value-type="float" office:value="1558.94" calcext:value-type="float">
            <text:p>1558.94</text:p>
          </table:table-cell>
        </table:table-row>
        <table:table-row table:style-name="ro1">
          <table:table-cell office:value-type="float" office:value="19455170" calcext:value-type="float">
            <text:p>19455170</text:p>
          </table:table-cell>
          <table:table-cell table:formula="of:=TIME( ; ;[.A1218]/1000)" office:value-type="time" office:time-value="PT05H24M15.17S" calcext:value-type="time">
            <text:p>05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94.97" calcext:value-type="float">
            <text:p>1294.97</text:p>
          </table:table-cell>
          <table:table-cell office:value-type="float" office:value="1560.19" calcext:value-type="float">
            <text:p>1560.19</text:p>
          </table:table-cell>
        </table:table-row>
        <table:table-row table:style-name="ro1">
          <table:table-cell office:value-type="float" office:value="19471170" calcext:value-type="float">
            <text:p>19471170</text:p>
          </table:table-cell>
          <table:table-cell table:formula="of:=TIME( ; ;[.A1219]/1000)" office:value-type="time" office:time-value="PT05H24M31.17S" calcext:value-type="time">
            <text:p>05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96.02" calcext:value-type="float">
            <text:p>1296.02</text:p>
          </table:table-cell>
          <table:table-cell office:value-type="float" office:value="1561.43" calcext:value-type="float">
            <text:p>1561.43</text:p>
          </table:table-cell>
        </table:table-row>
        <table:table-row table:style-name="ro1">
          <table:table-cell office:value-type="float" office:value="19487170" calcext:value-type="float">
            <text:p>19487170</text:p>
          </table:table-cell>
          <table:table-cell table:formula="of:=TIME( ; ;[.A1220]/1000)" office:value-type="time" office:time-value="PT05H24M47.17S" calcext:value-type="time">
            <text:p>05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97.06" calcext:value-type="float">
            <text:p>1297.06</text:p>
          </table:table-cell>
          <table:table-cell office:value-type="float" office:value="1562.67" calcext:value-type="float">
            <text:p>1562.67</text:p>
          </table:table-cell>
        </table:table-row>
        <table:table-row table:style-name="ro1">
          <table:table-cell office:value-type="float" office:value="19503170" calcext:value-type="float">
            <text:p>19503170</text:p>
          </table:table-cell>
          <table:table-cell table:formula="of:=TIME( ; ;[.A1221]/1000)" office:value-type="time" office:time-value="PT05H25M03.17S" calcext:value-type="time">
            <text:p>05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98.11" calcext:value-type="float">
            <text:p>1298.11</text:p>
          </table:table-cell>
          <table:table-cell office:value-type="float" office:value="1563.92" calcext:value-type="float">
            <text:p>1563.92</text:p>
          </table:table-cell>
        </table:table-row>
        <table:table-row table:style-name="ro1">
          <table:table-cell office:value-type="float" office:value="19519170" calcext:value-type="float">
            <text:p>19519170</text:p>
          </table:table-cell>
          <table:table-cell table:formula="of:=TIME( ; ;[.A1222]/1000)" office:value-type="time" office:time-value="PT05H25M19.17S" calcext:value-type="time">
            <text:p>05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99.16" calcext:value-type="float">
            <text:p>1299.16</text:p>
          </table:table-cell>
          <table:table-cell office:value-type="float" office:value="1565.16" calcext:value-type="float">
            <text:p>1565.16</text:p>
          </table:table-cell>
        </table:table-row>
        <table:table-row table:style-name="ro1">
          <table:table-cell office:value-type="float" office:value="19535170" calcext:value-type="float">
            <text:p>19535170</text:p>
          </table:table-cell>
          <table:table-cell table:formula="of:=TIME( ; ;[.A1223]/1000)" office:value-type="time" office:time-value="PT05H25M35.17S" calcext:value-type="time">
            <text:p>05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00.21" calcext:value-type="float">
            <text:p>1300.21</text:p>
          </table:table-cell>
          <table:table-cell office:value-type="float" office:value="1566.41" calcext:value-type="float">
            <text:p>1566.41</text:p>
          </table:table-cell>
        </table:table-row>
        <table:table-row table:style-name="ro1">
          <table:table-cell office:value-type="float" office:value="19551170" calcext:value-type="float">
            <text:p>19551170</text:p>
          </table:table-cell>
          <table:table-cell table:formula="of:=TIME( ; ;[.A1224]/1000)" office:value-type="time" office:time-value="PT05H25M51.17S" calcext:value-type="time">
            <text:p>05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01.26" calcext:value-type="float">
            <text:p>1301.26</text:p>
          </table:table-cell>
          <table:table-cell office:value-type="float" office:value="1567.65" calcext:value-type="float">
            <text:p>1567.65</text:p>
          </table:table-cell>
        </table:table-row>
        <table:table-row table:style-name="ro1">
          <table:table-cell office:value-type="float" office:value="19567170" calcext:value-type="float">
            <text:p>19567170</text:p>
          </table:table-cell>
          <table:table-cell table:formula="of:=TIME( ; ;[.A1225]/1000)" office:value-type="time" office:time-value="PT05H26M07.17S" calcext:value-type="time">
            <text:p>05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02.31" calcext:value-type="float">
            <text:p>1302.31</text:p>
          </table:table-cell>
          <table:table-cell office:value-type="float" office:value="1568.89" calcext:value-type="float">
            <text:p>1568.89</text:p>
          </table:table-cell>
        </table:table-row>
        <table:table-row table:style-name="ro1">
          <table:table-cell office:value-type="float" office:value="19583170" calcext:value-type="float">
            <text:p>19583170</text:p>
          </table:table-cell>
          <table:table-cell table:formula="of:=TIME( ; ;[.A1226]/1000)" office:value-type="time" office:time-value="PT05H26M23.17S" calcext:value-type="time">
            <text:p>05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03.36" calcext:value-type="float">
            <text:p>1303.36</text:p>
          </table:table-cell>
          <table:table-cell office:value-type="float" office:value="1570.14" calcext:value-type="float">
            <text:p>1570.14</text:p>
          </table:table-cell>
        </table:table-row>
        <table:table-row table:style-name="ro1">
          <table:table-cell office:value-type="float" office:value="19599170" calcext:value-type="float">
            <text:p>19599170</text:p>
          </table:table-cell>
          <table:table-cell table:formula="of:=TIME( ; ;[.A1227]/1000)" office:value-type="time" office:time-value="PT05H26M39.17S" calcext:value-type="time">
            <text:p>05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04.41" calcext:value-type="float">
            <text:p>1304.41</text:p>
          </table:table-cell>
          <table:table-cell office:value-type="float" office:value="1571.38" calcext:value-type="float">
            <text:p>1571.38</text:p>
          </table:table-cell>
        </table:table-row>
        <table:table-row table:style-name="ro1">
          <table:table-cell office:value-type="float" office:value="19615170" calcext:value-type="float">
            <text:p>19615170</text:p>
          </table:table-cell>
          <table:table-cell table:formula="of:=TIME( ; ;[.A1228]/1000)" office:value-type="time" office:time-value="PT05H26M55.17S" calcext:value-type="time">
            <text:p>05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05.46" calcext:value-type="float">
            <text:p>1305.46</text:p>
          </table:table-cell>
          <table:table-cell office:value-type="float" office:value="1572.62" calcext:value-type="float">
            <text:p>1572.62</text:p>
          </table:table-cell>
        </table:table-row>
        <table:table-row table:style-name="ro1">
          <table:table-cell office:value-type="float" office:value="19631170" calcext:value-type="float">
            <text:p>19631170</text:p>
          </table:table-cell>
          <table:table-cell table:formula="of:=TIME( ; ;[.A1229]/1000)" office:value-type="time" office:time-value="PT05H27M11.17S" calcext:value-type="time">
            <text:p>05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06.5" calcext:value-type="float">
            <text:p>1306.5</text:p>
          </table:table-cell>
          <table:table-cell office:value-type="float" office:value="1573.87" calcext:value-type="float">
            <text:p>1573.87</text:p>
          </table:table-cell>
        </table:table-row>
        <table:table-row table:style-name="ro1">
          <table:table-cell office:value-type="float" office:value="19647170" calcext:value-type="float">
            <text:p>19647170</text:p>
          </table:table-cell>
          <table:table-cell table:formula="of:=TIME( ; ;[.A1230]/1000)" office:value-type="time" office:time-value="PT05H27M27.17S" calcext:value-type="time">
            <text:p>05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1575.11" calcext:value-type="float">
            <text:p>1575.11</text:p>
          </table:table-cell>
        </table:table-row>
        <table:table-row table:style-name="ro1">
          <table:table-cell office:value-type="float" office:value="19663170" calcext:value-type="float">
            <text:p>19663170</text:p>
          </table:table-cell>
          <table:table-cell table:formula="of:=TIME( ; ;[.A1231]/1000)" office:value-type="time" office:time-value="PT05H27M43.17S" calcext:value-type="time">
            <text:p>05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308.6" calcext:value-type="float">
            <text:p>1308.6</text:p>
          </table:table-cell>
          <table:table-cell office:value-type="float" office:value="1576.36" calcext:value-type="float">
            <text:p>1576.36</text:p>
          </table:table-cell>
        </table:table-row>
        <table:table-row table:style-name="ro1">
          <table:table-cell office:value-type="float" office:value="19679170" calcext:value-type="float">
            <text:p>19679170</text:p>
          </table:table-cell>
          <table:table-cell table:formula="of:=TIME( ; ;[.A1232]/1000)" office:value-type="time" office:time-value="PT05H27M59.17S" calcext:value-type="time">
            <text:p>05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577.6" calcext:value-type="float">
            <text:p>1577.6</text:p>
          </table:table-cell>
        </table:table-row>
        <table:table-row table:style-name="ro1">
          <table:table-cell office:value-type="float" office:value="19695170" calcext:value-type="float">
            <text:p>19695170</text:p>
          </table:table-cell>
          <table:table-cell table:formula="of:=TIME( ; ;[.A1233]/1000)" office:value-type="time" office:time-value="PT05H28M15.17S" calcext:value-type="time">
            <text:p>05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10.7" calcext:value-type="float">
            <text:p>1310.7</text:p>
          </table:table-cell>
          <table:table-cell office:value-type="float" office:value="1578.84" calcext:value-type="float">
            <text:p>1578.84</text:p>
          </table:table-cell>
        </table:table-row>
        <table:table-row table:style-name="ro1">
          <table:table-cell office:value-type="float" office:value="19711170" calcext:value-type="float">
            <text:p>19711170</text:p>
          </table:table-cell>
          <table:table-cell table:formula="of:=TIME( ; ;[.A1234]/1000)" office:value-type="time" office:time-value="PT05H28M31.17S" calcext:value-type="time">
            <text:p>05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11.75" calcext:value-type="float">
            <text:p>1311.75</text:p>
          </table:table-cell>
          <table:table-cell office:value-type="float" office:value="1580.09" calcext:value-type="float">
            <text:p>1580.09</text:p>
          </table:table-cell>
        </table:table-row>
        <table:table-row table:style-name="ro1">
          <table:table-cell office:value-type="float" office:value="19727170" calcext:value-type="float">
            <text:p>19727170</text:p>
          </table:table-cell>
          <table:table-cell table:formula="of:=TIME( ; ;[.A1235]/1000)" office:value-type="time" office:time-value="PT05H28M47.17S" calcext:value-type="time">
            <text:p>05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12.8" calcext:value-type="float">
            <text:p>1312.8</text:p>
          </table:table-cell>
          <table:table-cell office:value-type="float" office:value="1581.33" calcext:value-type="float">
            <text:p>1581.33</text:p>
          </table:table-cell>
        </table:table-row>
        <table:table-row table:style-name="ro1">
          <table:table-cell office:value-type="float" office:value="19743170" calcext:value-type="float">
            <text:p>19743170</text:p>
          </table:table-cell>
          <table:table-cell table:formula="of:=TIME( ; ;[.A1236]/1000)" office:value-type="time" office:time-value="PT05H29M03.17S" calcext:value-type="time">
            <text:p>05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13.85" calcext:value-type="float">
            <text:p>1313.85</text:p>
          </table:table-cell>
          <table:table-cell office:value-type="float" office:value="1582.57" calcext:value-type="float">
            <text:p>1582.57</text:p>
          </table:table-cell>
        </table:table-row>
        <table:table-row table:style-name="ro1">
          <table:table-cell office:value-type="float" office:value="19759170" calcext:value-type="float">
            <text:p>19759170</text:p>
          </table:table-cell>
          <table:table-cell table:formula="of:=TIME( ; ;[.A1237]/1000)" office:value-type="time" office:time-value="PT05H29M19.17S" calcext:value-type="time">
            <text:p>05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14.89" calcext:value-type="float">
            <text:p>1314.89</text:p>
          </table:table-cell>
          <table:table-cell office:value-type="float" office:value="1583.82" calcext:value-type="float">
            <text:p>1583.82</text:p>
          </table:table-cell>
        </table:table-row>
        <table:table-row table:style-name="ro1">
          <table:table-cell office:value-type="float" office:value="19775170" calcext:value-type="float">
            <text:p>19775170</text:p>
          </table:table-cell>
          <table:table-cell table:formula="of:=TIME( ; ;[.A1238]/1000)" office:value-type="time" office:time-value="PT05H29M35.17S" calcext:value-type="time">
            <text:p>05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15.94" calcext:value-type="float">
            <text:p>1315.94</text:p>
          </table:table-cell>
          <table:table-cell office:value-type="float" office:value="1585.06" calcext:value-type="float">
            <text:p>1585.06</text:p>
          </table:table-cell>
        </table:table-row>
        <table:table-row table:style-name="ro1">
          <table:table-cell office:value-type="float" office:value="19791170" calcext:value-type="float">
            <text:p>19791170</text:p>
          </table:table-cell>
          <table:table-cell table:formula="of:=TIME( ; ;[.A1239]/1000)" office:value-type="time" office:time-value="PT05H29M51.17S" calcext:value-type="time">
            <text:p>05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16.99" calcext:value-type="float">
            <text:p>1316.99</text:p>
          </table:table-cell>
          <table:table-cell office:value-type="float" office:value="1586.31" calcext:value-type="float">
            <text:p>1586.31</text:p>
          </table:table-cell>
        </table:table-row>
        <table:table-row table:style-name="ro1">
          <table:table-cell office:value-type="float" office:value="19807170" calcext:value-type="float">
            <text:p>19807170</text:p>
          </table:table-cell>
          <table:table-cell table:formula="of:=TIME( ; ;[.A1240]/1000)" office:value-type="time" office:time-value="PT05H30M07.17S" calcext:value-type="time">
            <text:p>05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1587.55" calcext:value-type="float">
            <text:p>1587.55</text:p>
          </table:table-cell>
        </table:table-row>
        <table:table-row table:style-name="ro1">
          <table:table-cell office:value-type="float" office:value="19823170" calcext:value-type="float">
            <text:p>19823170</text:p>
          </table:table-cell>
          <table:table-cell table:formula="of:=TIME( ; ;[.A1241]/1000)" office:value-type="time" office:time-value="PT05H30M23.17S" calcext:value-type="time">
            <text:p>05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19.09" calcext:value-type="float">
            <text:p>1319.09</text:p>
          </table:table-cell>
          <table:table-cell office:value-type="float" office:value="1588.8" calcext:value-type="float">
            <text:p>1588.8</text:p>
          </table:table-cell>
        </table:table-row>
        <table:table-row table:style-name="ro1">
          <table:table-cell office:value-type="float" office:value="19839170" calcext:value-type="float">
            <text:p>19839170</text:p>
          </table:table-cell>
          <table:table-cell table:formula="of:=TIME( ; ;[.A1242]/1000)" office:value-type="time" office:time-value="PT05H30M39.17S" calcext:value-type="time">
            <text:p>05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0.14" calcext:value-type="float">
            <text:p>1320.14</text:p>
          </table:table-cell>
          <table:table-cell office:value-type="float" office:value="1590.04" calcext:value-type="float">
            <text:p>1590.04</text:p>
          </table:table-cell>
        </table:table-row>
        <table:table-row table:style-name="ro1">
          <table:table-cell office:value-type="float" office:value="19855170" calcext:value-type="float">
            <text:p>19855170</text:p>
          </table:table-cell>
          <table:table-cell table:formula="of:=TIME( ; ;[.A1243]/1000)" office:value-type="time" office:time-value="PT05H30M55.17S" calcext:value-type="time">
            <text:p>05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1.19" calcext:value-type="float">
            <text:p>1321.19</text:p>
          </table:table-cell>
          <table:table-cell office:value-type="float" office:value="1591.29" calcext:value-type="float">
            <text:p>1591.29</text:p>
          </table:table-cell>
        </table:table-row>
        <table:table-row table:style-name="ro1">
          <table:table-cell office:value-type="float" office:value="19871170" calcext:value-type="float">
            <text:p>19871170</text:p>
          </table:table-cell>
          <table:table-cell table:formula="of:=TIME( ; ;[.A1244]/1000)" office:value-type="time" office:time-value="PT05H31M11.17S" calcext:value-type="time">
            <text:p>05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22.24" calcext:value-type="float">
            <text:p>1322.24</text:p>
          </table:table-cell>
          <table:table-cell office:value-type="float" office:value="1592.53" calcext:value-type="float">
            <text:p>1592.53</text:p>
          </table:table-cell>
        </table:table-row>
        <table:table-row table:style-name="ro1">
          <table:table-cell office:value-type="float" office:value="19887170" calcext:value-type="float">
            <text:p>19887170</text:p>
          </table:table-cell>
          <table:table-cell table:formula="of:=TIME( ; ;[.A1245]/1000)" office:value-type="time" office:time-value="PT05H31M27.17S" calcext:value-type="time">
            <text:p>05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323.28" calcext:value-type="float">
            <text:p>1323.28</text:p>
          </table:table-cell>
          <table:table-cell office:value-type="float" office:value="1593.77" calcext:value-type="float">
            <text:p>1593.77</text:p>
          </table:table-cell>
        </table:table-row>
        <table:table-row table:style-name="ro1">
          <table:table-cell office:value-type="float" office:value="19903170" calcext:value-type="float">
            <text:p>19903170</text:p>
          </table:table-cell>
          <table:table-cell table:formula="of:=TIME( ; ;[.A1246]/1000)" office:value-type="time" office:time-value="PT05H31M43.17S" calcext:value-type="time">
            <text:p>05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4.33" calcext:value-type="float">
            <text:p>1324.33</text:p>
          </table:table-cell>
          <table:table-cell office:value-type="float" office:value="1595.02" calcext:value-type="float">
            <text:p>1595.02</text:p>
          </table:table-cell>
        </table:table-row>
        <table:table-row table:style-name="ro1">
          <table:table-cell office:value-type="float" office:value="19919170" calcext:value-type="float">
            <text:p>19919170</text:p>
          </table:table-cell>
          <table:table-cell table:formula="of:=TIME( ; ;[.A1247]/1000)" office:value-type="time" office:time-value="PT05H31M59.17S" calcext:value-type="time">
            <text:p>05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5.38" calcext:value-type="float">
            <text:p>1325.38</text:p>
          </table:table-cell>
          <table:table-cell office:value-type="float" office:value="1596.26" calcext:value-type="float">
            <text:p>1596.26</text:p>
          </table:table-cell>
        </table:table-row>
        <table:table-row table:style-name="ro1">
          <table:table-cell office:value-type="float" office:value="19935170" calcext:value-type="float">
            <text:p>19935170</text:p>
          </table:table-cell>
          <table:table-cell table:formula="of:=TIME( ; ;[.A1248]/1000)" office:value-type="time" office:time-value="PT05H32M15.17S" calcext:value-type="time">
            <text:p>05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6.43" calcext:value-type="float">
            <text:p>1326.43</text:p>
          </table:table-cell>
          <table:table-cell office:value-type="float" office:value="1597.51" calcext:value-type="float">
            <text:p>1597.51</text:p>
          </table:table-cell>
        </table:table-row>
        <table:table-row table:style-name="ro1">
          <table:table-cell office:value-type="float" office:value="19951170" calcext:value-type="float">
            <text:p>19951170</text:p>
          </table:table-cell>
          <table:table-cell table:formula="of:=TIME( ; ;[.A1249]/1000)" office:value-type="time" office:time-value="PT05H32M31.17S" calcext:value-type="time">
            <text:p>05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27.48" calcext:value-type="float">
            <text:p>1327.48</text:p>
          </table:table-cell>
          <table:table-cell office:value-type="float" office:value="1598.75" calcext:value-type="float">
            <text:p>1598.75</text:p>
          </table:table-cell>
        </table:table-row>
        <table:table-row table:style-name="ro1">
          <table:table-cell office:value-type="float" office:value="19967170" calcext:value-type="float">
            <text:p>19967170</text:p>
          </table:table-cell>
          <table:table-cell table:formula="of:=TIME( ; ;[.A1250]/1000)" office:value-type="time" office:time-value="PT05H32M47.17S" calcext:value-type="time">
            <text:p>05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28.53" calcext:value-type="float">
            <text:p>1328.5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9983170" calcext:value-type="float">
            <text:p>19983170</text:p>
          </table:table-cell>
          <table:table-cell table:formula="of:=TIME( ; ;[.A1251]/1000)" office:value-type="time" office:time-value="PT05H33M03.17S" calcext:value-type="time">
            <text:p>05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29.58" calcext:value-type="float">
            <text:p>1329.58</text:p>
          </table:table-cell>
          <table:table-cell office:value-type="float" office:value="1601.24" calcext:value-type="float">
            <text:p>1601.24</text:p>
          </table:table-cell>
        </table:table-row>
        <table:table-row table:style-name="ro1">
          <table:table-cell office:value-type="float" office:value="19999170" calcext:value-type="float">
            <text:p>19999170</text:p>
          </table:table-cell>
          <table:table-cell table:formula="of:=TIME( ; ;[.A1252]/1000)" office:value-type="time" office:time-value="PT05H33M19.17S" calcext:value-type="time">
            <text:p>05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0.63" calcext:value-type="float">
            <text:p>1330.63</text:p>
          </table:table-cell>
          <table:table-cell office:value-type="float" office:value="1602.48" calcext:value-type="float">
            <text:p>1602.48</text:p>
          </table:table-cell>
        </table:table-row>
        <table:table-row table:style-name="ro1">
          <table:table-cell office:value-type="float" office:value="20015170" calcext:value-type="float">
            <text:p>20015170</text:p>
          </table:table-cell>
          <table:table-cell table:formula="of:=TIME( ; ;[.A1253]/1000)" office:value-type="time" office:time-value="PT05H33M35.17S" calcext:value-type="time">
            <text:p>05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1.68" calcext:value-type="float">
            <text:p>1331.68</text:p>
          </table:table-cell>
          <table:table-cell office:value-type="float" office:value="1603.73" calcext:value-type="float">
            <text:p>1603.73</text:p>
          </table:table-cell>
        </table:table-row>
        <table:table-row table:style-name="ro1">
          <table:table-cell office:value-type="float" office:value="20031170" calcext:value-type="float">
            <text:p>20031170</text:p>
          </table:table-cell>
          <table:table-cell table:formula="of:=TIME( ; ;[.A1254]/1000)" office:value-type="time" office:time-value="PT05H33M51.17S" calcext:value-type="time">
            <text:p>05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2.72" calcext:value-type="float">
            <text:p>1332.72</text:p>
          </table:table-cell>
          <table:table-cell office:value-type="float" office:value="1604.97" calcext:value-type="float">
            <text:p>1604.97</text:p>
          </table:table-cell>
        </table:table-row>
        <table:table-row table:style-name="ro1">
          <table:table-cell office:value-type="float" office:value="20047170" calcext:value-type="float">
            <text:p>20047170</text:p>
          </table:table-cell>
          <table:table-cell table:formula="of:=TIME( ; ;[.A1255]/1000)" office:value-type="time" office:time-value="PT05H34M07.17S" calcext:value-type="time">
            <text:p>05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3.77" calcext:value-type="float">
            <text:p>1333.77</text:p>
          </table:table-cell>
          <table:table-cell office:value-type="float" office:value="1606.22" calcext:value-type="float">
            <text:p>1606.22</text:p>
          </table:table-cell>
        </table:table-row>
        <table:table-row table:style-name="ro1">
          <table:table-cell office:value-type="float" office:value="20063170" calcext:value-type="float">
            <text:p>20063170</text:p>
          </table:table-cell>
          <table:table-cell table:formula="of:=TIME( ; ;[.A1256]/1000)" office:value-type="time" office:time-value="PT05H34M23.17S" calcext:value-type="time">
            <text:p>05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4.82" calcext:value-type="float">
            <text:p>1334.82</text:p>
          </table:table-cell>
          <table:table-cell office:value-type="float" office:value="1607.46" calcext:value-type="float">
            <text:p>1607.46</text:p>
          </table:table-cell>
        </table:table-row>
        <table:table-row table:style-name="ro1">
          <table:table-cell office:value-type="float" office:value="20079170" calcext:value-type="float">
            <text:p>20079170</text:p>
          </table:table-cell>
          <table:table-cell table:formula="of:=TIME( ; ;[.A1257]/1000)" office:value-type="time" office:time-value="PT05H34M39.17S" calcext:value-type="time">
            <text:p>05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35.87" calcext:value-type="float">
            <text:p>1335.87</text:p>
          </table:table-cell>
          <table:table-cell office:value-type="float" office:value="1608.71" calcext:value-type="float">
            <text:p>1608.71</text:p>
          </table:table-cell>
        </table:table-row>
        <table:table-row table:style-name="ro1">
          <table:table-cell office:value-type="float" office:value="20095170" calcext:value-type="float">
            <text:p>20095170</text:p>
          </table:table-cell>
          <table:table-cell table:formula="of:=TIME( ; ;[.A1258]/1000)" office:value-type="time" office:time-value="PT05H34M55.17S" calcext:value-type="time">
            <text:p>05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36.92" calcext:value-type="float">
            <text:p>1336.92</text:p>
          </table:table-cell>
          <table:table-cell office:value-type="float" office:value="1609.95" calcext:value-type="float">
            <text:p>1609.95</text:p>
          </table:table-cell>
        </table:table-row>
        <table:table-row table:style-name="ro1">
          <table:table-cell office:value-type="float" office:value="20111170" calcext:value-type="float">
            <text:p>20111170</text:p>
          </table:table-cell>
          <table:table-cell table:formula="of:=TIME( ; ;[.A1259]/1000)" office:value-type="time" office:time-value="PT05H35M11.17S" calcext:value-type="time">
            <text:p>05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37.97" calcext:value-type="float">
            <text:p>1337.97</text:p>
          </table:table-cell>
          <table:table-cell office:value-type="float" office:value="1611.19" calcext:value-type="float">
            <text:p>1611.19</text:p>
          </table:table-cell>
        </table:table-row>
        <table:table-row table:style-name="ro1">
          <table:table-cell office:value-type="float" office:value="20127170" calcext:value-type="float">
            <text:p>20127170</text:p>
          </table:table-cell>
          <table:table-cell table:formula="of:=TIME( ; ;[.A1260]/1000)" office:value-type="time" office:time-value="PT05H35M27.17S" calcext:value-type="time">
            <text:p>05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39.02" calcext:value-type="float">
            <text:p>1339.02</text:p>
          </table:table-cell>
          <table:table-cell office:value-type="float" office:value="1612.44" calcext:value-type="float">
            <text:p>1612.44</text:p>
          </table:table-cell>
        </table:table-row>
        <table:table-row table:style-name="ro1">
          <table:table-cell office:value-type="float" office:value="20143170" calcext:value-type="float">
            <text:p>20143170</text:p>
          </table:table-cell>
          <table:table-cell table:formula="of:=TIME( ; ;[.A1261]/1000)" office:value-type="time" office:time-value="PT05H35M43.17S" calcext:value-type="time">
            <text:p>05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40.07" calcext:value-type="float">
            <text:p>1340.07</text:p>
          </table:table-cell>
          <table:table-cell office:value-type="float" office:value="1613.68" calcext:value-type="float">
            <text:p>1613.68</text:p>
          </table:table-cell>
        </table:table-row>
        <table:table-row table:style-name="ro1">
          <table:table-cell office:value-type="float" office:value="20159170" calcext:value-type="float">
            <text:p>20159170</text:p>
          </table:table-cell>
          <table:table-cell table:formula="of:=TIME( ; ;[.A1262]/1000)" office:value-type="time" office:time-value="PT05H35M59.17S" calcext:value-type="time">
            <text:p>05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41.11" calcext:value-type="float">
            <text:p>1341.11</text:p>
          </table:table-cell>
          <table:table-cell office:value-type="float" office:value="1614.93" calcext:value-type="float">
            <text:p>1614.93</text:p>
          </table:table-cell>
        </table:table-row>
        <table:table-row table:style-name="ro1">
          <table:table-cell office:value-type="float" office:value="20175170" calcext:value-type="float">
            <text:p>20175170</text:p>
          </table:table-cell>
          <table:table-cell table:formula="of:=TIME( ; ;[.A1263]/1000)" office:value-type="time" office:time-value="PT05H36M15.17S" calcext:value-type="time">
            <text:p>05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42.16" calcext:value-type="float">
            <text:p>1342.16</text:p>
          </table:table-cell>
          <table:table-cell office:value-type="float" office:value="1616.17" calcext:value-type="float">
            <text:p>1616.17</text:p>
          </table:table-cell>
        </table:table-row>
        <table:table-row table:style-name="ro1">
          <table:table-cell office:value-type="float" office:value="20191170" calcext:value-type="float">
            <text:p>20191170</text:p>
          </table:table-cell>
          <table:table-cell table:formula="of:=TIME( ; ;[.A1264]/1000)" office:value-type="time" office:time-value="PT05H36M31.17S" calcext:value-type="time">
            <text:p>05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43.21" calcext:value-type="float">
            <text:p>1343.21</text:p>
          </table:table-cell>
          <table:table-cell office:value-type="float" office:value="1617.41" calcext:value-type="float">
            <text:p>1617.41</text:p>
          </table:table-cell>
        </table:table-row>
        <table:table-row table:style-name="ro1">
          <table:table-cell office:value-type="float" office:value="20207170" calcext:value-type="float">
            <text:p>20207170</text:p>
          </table:table-cell>
          <table:table-cell table:formula="of:=TIME( ; ;[.A1265]/1000)" office:value-type="time" office:time-value="PT05H36M47.17S" calcext:value-type="time">
            <text:p>05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44.26" calcext:value-type="float">
            <text:p>1344.26</text:p>
          </table:table-cell>
          <table:table-cell office:value-type="float" office:value="1618.66" calcext:value-type="float">
            <text:p>1618.66</text:p>
          </table:table-cell>
        </table:table-row>
        <table:table-row table:style-name="ro1">
          <table:table-cell office:value-type="float" office:value="20223170" calcext:value-type="float">
            <text:p>20223170</text:p>
          </table:table-cell>
          <table:table-cell table:formula="of:=TIME( ; ;[.A1266]/1000)" office:value-type="time" office:time-value="PT05H37M03.17S" calcext:value-type="time">
            <text:p>05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45.31" calcext:value-type="float">
            <text:p>1345.31</text:p>
          </table:table-cell>
          <table:table-cell office:value-type="float" office:value="1619.9" calcext:value-type="float">
            <text:p>1619.9</text:p>
          </table:table-cell>
        </table:table-row>
        <table:table-row table:style-name="ro1">
          <table:table-cell office:value-type="float" office:value="20239170" calcext:value-type="float">
            <text:p>20239170</text:p>
          </table:table-cell>
          <table:table-cell table:formula="of:=TIME( ; ;[.A1267]/1000)" office:value-type="time" office:time-value="PT05H37M19.17S" calcext:value-type="time">
            <text:p>05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46.36" calcext:value-type="float">
            <text:p>1346.36</text:p>
          </table:table-cell>
          <table:table-cell office:value-type="float" office:value="1621.15" calcext:value-type="float">
            <text:p>1621.15</text:p>
          </table:table-cell>
        </table:table-row>
        <table:table-row table:style-name="ro1">
          <table:table-cell office:value-type="float" office:value="20255170" calcext:value-type="float">
            <text:p>20255170</text:p>
          </table:table-cell>
          <table:table-cell table:formula="of:=TIME( ; ;[.A1268]/1000)" office:value-type="time" office:time-value="PT05H37M35.17S" calcext:value-type="time">
            <text:p>05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47.41" calcext:value-type="float">
            <text:p>1347.41</text:p>
          </table:table-cell>
          <table:table-cell office:value-type="float" office:value="1622.39" calcext:value-type="float">
            <text:p>1622.39</text:p>
          </table:table-cell>
        </table:table-row>
        <table:table-row table:style-name="ro1">
          <table:table-cell office:value-type="float" office:value="20271170" calcext:value-type="float">
            <text:p>20271170</text:p>
          </table:table-cell>
          <table:table-cell table:formula="of:=TIME( ; ;[.A1269]/1000)" office:value-type="time" office:time-value="PT05H37M51.17S" calcext:value-type="time">
            <text:p>05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48.46" calcext:value-type="float">
            <text:p>1348.46</text:p>
          </table:table-cell>
          <table:table-cell office:value-type="float" office:value="1623.64" calcext:value-type="float">
            <text:p>1623.64</text:p>
          </table:table-cell>
        </table:table-row>
        <table:table-row table:style-name="ro1">
          <table:table-cell office:value-type="float" office:value="20287170" calcext:value-type="float">
            <text:p>20287170</text:p>
          </table:table-cell>
          <table:table-cell table:formula="of:=TIME( ; ;[.A1270]/1000)" office:value-type="time" office:time-value="PT05H38M07.17S" calcext:value-type="time">
            <text:p>05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49.51" calcext:value-type="float">
            <text:p>1349.51</text:p>
          </table:table-cell>
          <table:table-cell office:value-type="float" office:value="1624.88" calcext:value-type="float">
            <text:p>1624.88</text:p>
          </table:table-cell>
        </table:table-row>
        <table:table-row table:style-name="ro1">
          <table:table-cell office:value-type="float" office:value="20303170" calcext:value-type="float">
            <text:p>20303170</text:p>
          </table:table-cell>
          <table:table-cell table:formula="of:=TIME( ; ;[.A1271]/1000)" office:value-type="time" office:time-value="PT05H38M23.17S" calcext:value-type="time">
            <text:p>05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50.55" calcext:value-type="float">
            <text:p>1350.55</text:p>
          </table:table-cell>
          <table:table-cell office:value-type="float" office:value="1626.13" calcext:value-type="float">
            <text:p>1626.13</text:p>
          </table:table-cell>
        </table:table-row>
        <table:table-row table:style-name="ro1">
          <table:table-cell office:value-type="float" office:value="20319170" calcext:value-type="float">
            <text:p>20319170</text:p>
          </table:table-cell>
          <table:table-cell table:formula="of:=TIME( ; ;[.A1272]/1000)" office:value-type="time" office:time-value="PT05H38M39.17S" calcext:value-type="time">
            <text:p>05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51.6" calcext:value-type="float">
            <text:p>1351.6</text:p>
          </table:table-cell>
          <table:table-cell office:value-type="float" office:value="1627.37" calcext:value-type="float">
            <text:p>1627.37</text:p>
          </table:table-cell>
        </table:table-row>
        <table:table-row table:style-name="ro1">
          <table:table-cell office:value-type="float" office:value="20335170" calcext:value-type="float">
            <text:p>20335170</text:p>
          </table:table-cell>
          <table:table-cell table:formula="of:=TIME( ; ;[.A1273]/1000)" office:value-type="time" office:time-value="PT05H38M55.17S" calcext:value-type="time">
            <text:p>05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52.65" calcext:value-type="float">
            <text:p>1352.65</text:p>
          </table:table-cell>
          <table:table-cell office:value-type="float" office:value="1628.62" calcext:value-type="float">
            <text:p>1628.62</text:p>
          </table:table-cell>
        </table:table-row>
        <table:table-row table:style-name="ro1">
          <table:table-cell office:value-type="float" office:value="20351170" calcext:value-type="float">
            <text:p>20351170</text:p>
          </table:table-cell>
          <table:table-cell table:formula="of:=TIME( ; ;[.A1274]/1000)" office:value-type="time" office:time-value="PT05H39M11.17S" calcext:value-type="time">
            <text:p>05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53.7" calcext:value-type="float">
            <text:p>1353.7</text:p>
          </table:table-cell>
          <table:table-cell office:value-type="float" office:value="1629.86" calcext:value-type="float">
            <text:p>1629.86</text:p>
          </table:table-cell>
        </table:table-row>
        <table:table-row table:style-name="ro1">
          <table:table-cell office:value-type="float" office:value="20367170" calcext:value-type="float">
            <text:p>20367170</text:p>
          </table:table-cell>
          <table:table-cell table:formula="of:=TIME( ; ;[.A1275]/1000)" office:value-type="time" office:time-value="PT05H39M27.17S" calcext:value-type="time">
            <text:p>05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54.75" calcext:value-type="float">
            <text:p>1354.75</text:p>
          </table:table-cell>
          <table:table-cell office:value-type="float" office:value="1631.11" calcext:value-type="float">
            <text:p>1631.11</text:p>
          </table:table-cell>
        </table:table-row>
        <table:table-row table:style-name="ro1">
          <table:table-cell office:value-type="float" office:value="20383170" calcext:value-type="float">
            <text:p>20383170</text:p>
          </table:table-cell>
          <table:table-cell table:formula="of:=TIME( ; ;[.A1276]/1000)" office:value-type="time" office:time-value="PT05H39M43.17S" calcext:value-type="time">
            <text:p>05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55.8" calcext:value-type="float">
            <text:p>1355.8</text:p>
          </table:table-cell>
          <table:table-cell office:value-type="float" office:value="1632.35" calcext:value-type="float">
            <text:p>1632.35</text:p>
          </table:table-cell>
        </table:table-row>
        <table:table-row table:style-name="ro1">
          <table:table-cell office:value-type="float" office:value="20399170" calcext:value-type="float">
            <text:p>20399170</text:p>
          </table:table-cell>
          <table:table-cell table:formula="of:=TIME( ; ;[.A1277]/1000)" office:value-type="time" office:time-value="PT05H39M59.17S" calcext:value-type="time">
            <text:p>05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56.85" calcext:value-type="float">
            <text:p>1356.85</text:p>
          </table:table-cell>
          <table:table-cell office:value-type="float" office:value="1633.59" calcext:value-type="float">
            <text:p>1633.59</text:p>
          </table:table-cell>
        </table:table-row>
        <table:table-row table:style-name="ro1">
          <table:table-cell office:value-type="float" office:value="20415170" calcext:value-type="float">
            <text:p>20415170</text:p>
          </table:table-cell>
          <table:table-cell table:formula="of:=TIME( ; ;[.A1278]/1000)" office:value-type="time" office:time-value="PT05H40M15.17S" calcext:value-type="time">
            <text:p>05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57.9" calcext:value-type="float">
            <text:p>1357.9</text:p>
          </table:table-cell>
          <table:table-cell office:value-type="float" office:value="1634.84" calcext:value-type="float">
            <text:p>1634.84</text:p>
          </table:table-cell>
        </table:table-row>
        <table:table-row table:style-name="ro1">
          <table:table-cell office:value-type="float" office:value="20431170" calcext:value-type="float">
            <text:p>20431170</text:p>
          </table:table-cell>
          <table:table-cell table:formula="of:=TIME( ; ;[.A1279]/1000)" office:value-type="time" office:time-value="PT05H40M31.17S" calcext:value-type="time">
            <text:p>05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58.95" calcext:value-type="float">
            <text:p>1358.95</text:p>
          </table:table-cell>
          <table:table-cell office:value-type="float" office:value="1636.08" calcext:value-type="float">
            <text:p>1636.08</text:p>
          </table:table-cell>
        </table:table-row>
        <table:table-row table:style-name="ro1">
          <table:table-cell office:value-type="float" office:value="20447170" calcext:value-type="float">
            <text:p>20447170</text:p>
          </table:table-cell>
          <table:table-cell table:formula="of:=TIME( ; ;[.A1280]/1000)" office:value-type="time" office:time-value="PT05H40M47.17S" calcext:value-type="time">
            <text:p>05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59.99" calcext:value-type="float">
            <text:p>1359.99</text:p>
          </table:table-cell>
          <table:table-cell office:value-type="float" office:value="1637.33" calcext:value-type="float">
            <text:p>1637.33</text:p>
          </table:table-cell>
        </table:table-row>
        <table:table-row table:style-name="ro1">
          <table:table-cell office:value-type="float" office:value="20463170" calcext:value-type="float">
            <text:p>20463170</text:p>
          </table:table-cell>
          <table:table-cell table:formula="of:=TIME( ; ;[.A1281]/1000)" office:value-type="time" office:time-value="PT05H41M03.17S" calcext:value-type="time">
            <text:p>05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61.04" calcext:value-type="float">
            <text:p>1361.04</text:p>
          </table:table-cell>
          <table:table-cell office:value-type="float" office:value="1638.57" calcext:value-type="float">
            <text:p>1638.57</text:p>
          </table:table-cell>
        </table:table-row>
        <table:table-row table:style-name="ro1">
          <table:table-cell office:value-type="float" office:value="20479170" calcext:value-type="float">
            <text:p>20479170</text:p>
          </table:table-cell>
          <table:table-cell table:formula="of:=TIME( ; ;[.A1282]/1000)" office:value-type="time" office:time-value="PT05H41M19.17S" calcext:value-type="time">
            <text:p>05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62.09" calcext:value-type="float">
            <text:p>1362.09</text:p>
          </table:table-cell>
          <table:table-cell office:value-type="float" office:value="1639.82" calcext:value-type="float">
            <text:p>1639.82</text:p>
          </table:table-cell>
        </table:table-row>
        <table:table-row table:style-name="ro1">
          <table:table-cell office:value-type="float" office:value="20495170" calcext:value-type="float">
            <text:p>20495170</text:p>
          </table:table-cell>
          <table:table-cell table:formula="of:=TIME( ; ;[.A1283]/1000)" office:value-type="time" office:time-value="PT05H41M35.17S" calcext:value-type="time">
            <text:p>05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63.14" calcext:value-type="float">
            <text:p>1363.14</text:p>
          </table:table-cell>
          <table:table-cell office:value-type="float" office:value="1641.06" calcext:value-type="float">
            <text:p>1641.06</text:p>
          </table:table-cell>
        </table:table-row>
        <table:table-row table:style-name="ro1">
          <table:table-cell office:value-type="float" office:value="20511170" calcext:value-type="float">
            <text:p>20511170</text:p>
          </table:table-cell>
          <table:table-cell table:formula="of:=TIME( ; ;[.A1284]/1000)" office:value-type="time" office:time-value="PT05H41M51.17S" calcext:value-type="time">
            <text:p>05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64.19" calcext:value-type="float">
            <text:p>1364.19</text:p>
          </table:table-cell>
          <table:table-cell office:value-type="float" office:value="1642.31" calcext:value-type="float">
            <text:p>1642.31</text:p>
          </table:table-cell>
        </table:table-row>
        <table:table-row table:style-name="ro1">
          <table:table-cell office:value-type="float" office:value="20527170" calcext:value-type="float">
            <text:p>20527170</text:p>
          </table:table-cell>
          <table:table-cell table:formula="of:=TIME( ; ;[.A1285]/1000)" office:value-type="time" office:time-value="PT05H42M07.17S" calcext:value-type="time">
            <text:p>05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1643.55" calcext:value-type="float">
            <text:p>1643.55</text:p>
          </table:table-cell>
        </table:table-row>
        <table:table-row table:style-name="ro1">
          <table:table-cell office:value-type="float" office:value="20543170" calcext:value-type="float">
            <text:p>20543170</text:p>
          </table:table-cell>
          <table:table-cell table:formula="of:=TIME( ; ;[.A1286]/1000)" office:value-type="time" office:time-value="PT05H42M23.17S" calcext:value-type="time">
            <text:p>05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66.29" calcext:value-type="float">
            <text:p>1366.29</text:p>
          </table:table-cell>
          <table:table-cell office:value-type="float" office:value="1644.8" calcext:value-type="float">
            <text:p>1644.8</text:p>
          </table:table-cell>
        </table:table-row>
        <table:table-row table:style-name="ro1">
          <table:table-cell office:value-type="float" office:value="20559170" calcext:value-type="float">
            <text:p>20559170</text:p>
          </table:table-cell>
          <table:table-cell table:formula="of:=TIME( ; ;[.A1287]/1000)" office:value-type="time" office:time-value="PT05H42M39.17S" calcext:value-type="time">
            <text:p>05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67.34" calcext:value-type="float">
            <text:p>1367.34</text:p>
          </table:table-cell>
          <table:table-cell office:value-type="float" office:value="1646.04" calcext:value-type="float">
            <text:p>1646.04</text:p>
          </table:table-cell>
        </table:table-row>
        <table:table-row table:style-name="ro1">
          <table:table-cell office:value-type="float" office:value="20575170" calcext:value-type="float">
            <text:p>20575170</text:p>
          </table:table-cell>
          <table:table-cell table:formula="of:=TIME( ; ;[.A1288]/1000)" office:value-type="time" office:time-value="PT05H42M55.17S" calcext:value-type="time">
            <text:p>05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68.39" calcext:value-type="float">
            <text:p>1368.39</text:p>
          </table:table-cell>
          <table:table-cell office:value-type="float" office:value="1647.29" calcext:value-type="float">
            <text:p>1647.29</text:p>
          </table:table-cell>
        </table:table-row>
        <table:table-row table:style-name="ro1">
          <table:table-cell office:value-type="float" office:value="20591170" calcext:value-type="float">
            <text:p>20591170</text:p>
          </table:table-cell>
          <table:table-cell table:formula="of:=TIME( ; ;[.A1289]/1000)" office:value-type="time" office:time-value="PT05H43M11.17S" calcext:value-type="time">
            <text:p>05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369.44" calcext:value-type="float">
            <text:p>1369.44</text:p>
          </table:table-cell>
          <table:table-cell office:value-type="float" office:value="1648.53" calcext:value-type="float">
            <text:p>1648.53</text:p>
          </table:table-cell>
        </table:table-row>
        <table:table-row table:style-name="ro1">
          <table:table-cell office:value-type="float" office:value="20607170" calcext:value-type="float">
            <text:p>20607170</text:p>
          </table:table-cell>
          <table:table-cell table:formula="of:=TIME( ; ;[.A1290]/1000)" office:value-type="time" office:time-value="PT05H43M27.17S" calcext:value-type="time">
            <text:p>05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70.48" calcext:value-type="float">
            <text:p>1370.48</text:p>
          </table:table-cell>
          <table:table-cell office:value-type="float" office:value="1649.78" calcext:value-type="float">
            <text:p>1649.78</text:p>
          </table:table-cell>
        </table:table-row>
        <table:table-row table:style-name="ro1">
          <table:table-cell office:value-type="float" office:value="20623170" calcext:value-type="float">
            <text:p>20623170</text:p>
          </table:table-cell>
          <table:table-cell table:formula="of:=TIME( ; ;[.A1291]/1000)" office:value-type="time" office:time-value="PT05H43M43.17S" calcext:value-type="time">
            <text:p>05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71.53" calcext:value-type="float">
            <text:p>1371.53</text:p>
          </table:table-cell>
          <table:table-cell office:value-type="float" office:value="1651.02" calcext:value-type="float">
            <text:p>1651.02</text:p>
          </table:table-cell>
        </table:table-row>
        <table:table-row table:style-name="ro1">
          <table:table-cell office:value-type="float" office:value="20639170" calcext:value-type="float">
            <text:p>20639170</text:p>
          </table:table-cell>
          <table:table-cell table:formula="of:=TIME( ; ;[.A1292]/1000)" office:value-type="time" office:time-value="PT05H43M59.17S" calcext:value-type="time">
            <text:p>05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72.58" calcext:value-type="float">
            <text:p>1372.58</text:p>
          </table:table-cell>
          <table:table-cell office:value-type="float" office:value="1652.27" calcext:value-type="float">
            <text:p>1652.27</text:p>
          </table:table-cell>
        </table:table-row>
        <table:table-row table:style-name="ro1">
          <table:table-cell office:value-type="float" office:value="20655170" calcext:value-type="float">
            <text:p>20655170</text:p>
          </table:table-cell>
          <table:table-cell table:formula="of:=TIME( ; ;[.A1293]/1000)" office:value-type="time" office:time-value="PT05H44M15.17S" calcext:value-type="time">
            <text:p>05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73.63" calcext:value-type="float">
            <text:p>1373.63</text:p>
          </table:table-cell>
          <table:table-cell office:value-type="float" office:value="1653.51" calcext:value-type="float">
            <text:p>1653.51</text:p>
          </table:table-cell>
        </table:table-row>
        <table:table-row table:style-name="ro1">
          <table:table-cell office:value-type="float" office:value="20671170" calcext:value-type="float">
            <text:p>20671170</text:p>
          </table:table-cell>
          <table:table-cell table:formula="of:=TIME( ; ;[.A1294]/1000)" office:value-type="time" office:time-value="PT05H44M31.17S" calcext:value-type="time">
            <text:p>05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74.68" calcext:value-type="float">
            <text:p>1374.68</text:p>
          </table:table-cell>
          <table:table-cell office:value-type="float" office:value="1654.76" calcext:value-type="float">
            <text:p>1654.76</text:p>
          </table:table-cell>
        </table:table-row>
        <table:table-row table:style-name="ro1">
          <table:table-cell office:value-type="float" office:value="20687170" calcext:value-type="float">
            <text:p>20687170</text:p>
          </table:table-cell>
          <table:table-cell table:formula="of:=TIME( ; ;[.A1295]/1000)" office:value-type="time" office:time-value="PT05H44M47.17S" calcext:value-type="time">
            <text:p>05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75.73" calcext:value-type="float">
            <text:p>1375.73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20703170" calcext:value-type="float">
            <text:p>20703170</text:p>
          </table:table-cell>
          <table:table-cell table:formula="of:=TIME( ; ;[.A1296]/1000)" office:value-type="time" office:time-value="PT05H45M03.17S" calcext:value-type="time">
            <text:p>05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76.78" calcext:value-type="float">
            <text:p>1376.78</text:p>
          </table:table-cell>
          <table:table-cell office:value-type="float" office:value="1657.24" calcext:value-type="float">
            <text:p>1657.24</text:p>
          </table:table-cell>
        </table:table-row>
        <table:table-row table:style-name="ro1">
          <table:table-cell office:value-type="float" office:value="20719170" calcext:value-type="float">
            <text:p>20719170</text:p>
          </table:table-cell>
          <table:table-cell table:formula="of:=TIME( ; ;[.A1297]/1000)" office:value-type="time" office:time-value="PT05H45M19.17S" calcext:value-type="time">
            <text:p>05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77.83" calcext:value-type="float">
            <text:p>1377.83</text:p>
          </table:table-cell>
          <table:table-cell office:value-type="float" office:value="1658.49" calcext:value-type="float">
            <text:p>1658.49</text:p>
          </table:table-cell>
        </table:table-row>
        <table:table-row table:style-name="ro1">
          <table:table-cell office:value-type="float" office:value="20735170" calcext:value-type="float">
            <text:p>20735170</text:p>
          </table:table-cell>
          <table:table-cell table:formula="of:=TIME( ; ;[.A1298]/1000)" office:value-type="time" office:time-value="PT05H45M35.17S" calcext:value-type="time">
            <text:p>05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78.88" calcext:value-type="float">
            <text:p>1378.88</text:p>
          </table:table-cell>
          <table:table-cell office:value-type="float" office:value="1659.73" calcext:value-type="float">
            <text:p>1659.73</text:p>
          </table:table-cell>
        </table:table-row>
        <table:table-row table:style-name="ro1">
          <table:table-cell office:value-type="float" office:value="20751170" calcext:value-type="float">
            <text:p>20751170</text:p>
          </table:table-cell>
          <table:table-cell table:formula="of:=TIME( ; ;[.A1299]/1000)" office:value-type="time" office:time-value="PT05H45M51.17S" calcext:value-type="time">
            <text:p>05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79.92" calcext:value-type="float">
            <text:p>1379.92</text:p>
          </table:table-cell>
          <table:table-cell office:value-type="float" office:value="1660.98" calcext:value-type="float">
            <text:p>1660.98</text:p>
          </table:table-cell>
        </table:table-row>
        <table:table-row table:style-name="ro1">
          <table:table-cell office:value-type="float" office:value="20767170" calcext:value-type="float">
            <text:p>20767170</text:p>
          </table:table-cell>
          <table:table-cell table:formula="of:=TIME( ; ;[.A1300]/1000)" office:value-type="time" office:time-value="PT05H46M07.17S" calcext:value-type="time">
            <text:p>05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380.97" calcext:value-type="float">
            <text:p>1380.97</text:p>
          </table:table-cell>
          <table:table-cell office:value-type="float" office:value="1662.22" calcext:value-type="float">
            <text:p>1662.22</text:p>
          </table:table-cell>
        </table:table-row>
        <table:table-row table:style-name="ro1">
          <table:table-cell office:value-type="float" office:value="20783170" calcext:value-type="float">
            <text:p>20783170</text:p>
          </table:table-cell>
          <table:table-cell table:formula="of:=TIME( ; ;[.A1301]/1000)" office:value-type="time" office:time-value="PT05H46M23.17S" calcext:value-type="time">
            <text:p>05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82.02" calcext:value-type="float">
            <text:p>1382.02</text:p>
          </table:table-cell>
          <table:table-cell office:value-type="float" office:value="1663.47" calcext:value-type="float">
            <text:p>1663.47</text:p>
          </table:table-cell>
        </table:table-row>
        <table:table-row table:style-name="ro1">
          <table:table-cell office:value-type="float" office:value="20799170" calcext:value-type="float">
            <text:p>20799170</text:p>
          </table:table-cell>
          <table:table-cell table:formula="of:=TIME( ; ;[.A1302]/1000)" office:value-type="time" office:time-value="PT05H46M39.17S" calcext:value-type="time">
            <text:p>05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1664.71" calcext:value-type="float">
            <text:p>1664.71</text:p>
          </table:table-cell>
        </table:table-row>
        <table:table-row table:style-name="ro1">
          <table:table-cell office:value-type="float" office:value="20815170" calcext:value-type="float">
            <text:p>20815170</text:p>
          </table:table-cell>
          <table:table-cell table:formula="of:=TIME( ; ;[.A1303]/1000)" office:value-type="time" office:time-value="PT05H46M55.17S" calcext:value-type="time">
            <text:p>05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4.12" calcext:value-type="float">
            <text:p>1384.12</text:p>
          </table:table-cell>
          <table:table-cell office:value-type="float" office:value="1665.96" calcext:value-type="float">
            <text:p>1665.96</text:p>
          </table:table-cell>
        </table:table-row>
        <table:table-row table:style-name="ro1">
          <table:table-cell office:value-type="float" office:value="20831170" calcext:value-type="float">
            <text:p>20831170</text:p>
          </table:table-cell>
          <table:table-cell table:formula="of:=TIME( ; ;[.A1304]/1000)" office:value-type="time" office:time-value="PT05H47M11.17S" calcext:value-type="time">
            <text:p>05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5.17" calcext:value-type="float">
            <text:p>1385.17</text:p>
          </table:table-cell>
          <table:table-cell office:value-type="float" office:value="1667.2" calcext:value-type="float">
            <text:p>1667.2</text:p>
          </table:table-cell>
        </table:table-row>
        <table:table-row table:style-name="ro1">
          <table:table-cell office:value-type="float" office:value="20847170" calcext:value-type="float">
            <text:p>20847170</text:p>
          </table:table-cell>
          <table:table-cell table:formula="of:=TIME( ; ;[.A1305]/1000)" office:value-type="time" office:time-value="PT05H47M27.17S" calcext:value-type="time">
            <text:p>05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6.22" calcext:value-type="float">
            <text:p>1386.22</text:p>
          </table:table-cell>
          <table:table-cell office:value-type="float" office:value="1668.45" calcext:value-type="float">
            <text:p>1668.45</text:p>
          </table:table-cell>
        </table:table-row>
        <table:table-row table:style-name="ro1">
          <table:table-cell office:value-type="float" office:value="20863170" calcext:value-type="float">
            <text:p>20863170</text:p>
          </table:table-cell>
          <table:table-cell table:formula="of:=TIME( ; ;[.A1306]/1000)" office:value-type="time" office:time-value="PT05H47M43.17S" calcext:value-type="time">
            <text:p>05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387.27" calcext:value-type="float">
            <text:p>1387.27</text:p>
          </table:table-cell>
          <table:table-cell office:value-type="float" office:value="1669.69" calcext:value-type="float">
            <text:p>1669.69</text:p>
          </table:table-cell>
        </table:table-row>
        <table:table-row table:style-name="ro1">
          <table:table-cell office:value-type="float" office:value="20879170" calcext:value-type="float">
            <text:p>20879170</text:p>
          </table:table-cell>
          <table:table-cell table:formula="of:=TIME( ; ;[.A1307]/1000)" office:value-type="time" office:time-value="PT05H47M59.17S" calcext:value-type="time">
            <text:p>05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88.32" calcext:value-type="float">
            <text:p>1388.32</text:p>
          </table:table-cell>
          <table:table-cell office:value-type="float" office:value="1670.94" calcext:value-type="float">
            <text:p>1670.94</text:p>
          </table:table-cell>
        </table:table-row>
        <table:table-row table:style-name="ro1">
          <table:table-cell office:value-type="float" office:value="20895170" calcext:value-type="float">
            <text:p>20895170</text:p>
          </table:table-cell>
          <table:table-cell table:formula="of:=TIME( ; ;[.A1308]/1000)" office:value-type="time" office:time-value="PT05H48M15.17S" calcext:value-type="time">
            <text:p>05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89.36" calcext:value-type="float">
            <text:p>1389.36</text:p>
          </table:table-cell>
          <table:table-cell office:value-type="float" office:value="1672.18" calcext:value-type="float">
            <text:p>1672.18</text:p>
          </table:table-cell>
        </table:table-row>
        <table:table-row table:style-name="ro1">
          <table:table-cell office:value-type="float" office:value="20911170" calcext:value-type="float">
            <text:p>20911170</text:p>
          </table:table-cell>
          <table:table-cell table:formula="of:=TIME( ; ;[.A1309]/1000)" office:value-type="time" office:time-value="PT05H48M31.17S" calcext:value-type="time">
            <text:p>05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390.41" calcext:value-type="float">
            <text:p>1390.41</text:p>
          </table:table-cell>
          <table:table-cell office:value-type="float" office:value="1673.42" calcext:value-type="float">
            <text:p>1673.42</text:p>
          </table:table-cell>
        </table:table-row>
        <table:table-row table:style-name="ro1">
          <table:table-cell office:value-type="float" office:value="20927170" calcext:value-type="float">
            <text:p>20927170</text:p>
          </table:table-cell>
          <table:table-cell table:formula="of:=TIME( ; ;[.A1310]/1000)" office:value-type="time" office:time-value="PT05H48M47.17S" calcext:value-type="time">
            <text:p>05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91.46" calcext:value-type="float">
            <text:p>1391.46</text:p>
          </table:table-cell>
          <table:table-cell office:value-type="float" office:value="1674.67" calcext:value-type="float">
            <text:p>1674.67</text:p>
          </table:table-cell>
        </table:table-row>
        <table:table-row table:style-name="ro1">
          <table:table-cell office:value-type="float" office:value="20943170" calcext:value-type="float">
            <text:p>20943170</text:p>
          </table:table-cell>
          <table:table-cell table:formula="of:=TIME( ; ;[.A1311]/1000)" office:value-type="time" office:time-value="PT05H49M03.17S" calcext:value-type="time">
            <text:p>05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2.51" calcext:value-type="float">
            <text:p>1392.51</text:p>
          </table:table-cell>
          <table:table-cell office:value-type="float" office:value="1675.91" calcext:value-type="float">
            <text:p>1675.91</text:p>
          </table:table-cell>
        </table:table-row>
        <table:table-row table:style-name="ro1">
          <table:table-cell office:value-type="float" office:value="20959170" calcext:value-type="float">
            <text:p>20959170</text:p>
          </table:table-cell>
          <table:table-cell table:formula="of:=TIME( ; ;[.A1312]/1000)" office:value-type="time" office:time-value="PT05H49M19.17S" calcext:value-type="time">
            <text:p>05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3.56" calcext:value-type="float">
            <text:p>1393.56</text:p>
          </table:table-cell>
          <table:table-cell office:value-type="float" office:value="1677.16" calcext:value-type="float">
            <text:p>1677.16</text:p>
          </table:table-cell>
        </table:table-row>
        <table:table-row table:style-name="ro1">
          <table:table-cell office:value-type="float" office:value="20975170" calcext:value-type="float">
            <text:p>20975170</text:p>
          </table:table-cell>
          <table:table-cell table:formula="of:=TIME( ; ;[.A1313]/1000)" office:value-type="time" office:time-value="PT05H49M35.17S" calcext:value-type="time">
            <text:p>05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4.61" calcext:value-type="float">
            <text:p>1394.61</text:p>
          </table:table-cell>
          <table:table-cell office:value-type="float" office:value="1678.4" calcext:value-type="float">
            <text:p>1678.4</text:p>
          </table:table-cell>
        </table:table-row>
        <table:table-row table:style-name="ro1">
          <table:table-cell office:value-type="float" office:value="20991170" calcext:value-type="float">
            <text:p>20991170</text:p>
          </table:table-cell>
          <table:table-cell table:formula="of:=TIME( ; ;[.A1314]/1000)" office:value-type="time" office:time-value="PT05H49M51.17S" calcext:value-type="time">
            <text:p>05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95.66" calcext:value-type="float">
            <text:p>1395.66</text:p>
          </table:table-cell>
          <table:table-cell office:value-type="float" office:value="1679.65" calcext:value-type="float">
            <text:p>1679.65</text:p>
          </table:table-cell>
        </table:table-row>
        <table:table-row table:style-name="ro1">
          <table:table-cell office:value-type="float" office:value="21007170" calcext:value-type="float">
            <text:p>21007170</text:p>
          </table:table-cell>
          <table:table-cell table:formula="of:=TIME( ; ;[.A1315]/1000)" office:value-type="time" office:time-value="PT05H50M07.17S" calcext:value-type="time">
            <text:p>05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96.71" calcext:value-type="float">
            <text:p>1396.71</text:p>
          </table:table-cell>
          <table:table-cell office:value-type="float" office:value="1680.89" calcext:value-type="float">
            <text:p>1680.89</text:p>
          </table:table-cell>
        </table:table-row>
        <table:table-row table:style-name="ro1">
          <table:table-cell office:value-type="float" office:value="21023170" calcext:value-type="float">
            <text:p>21023170</text:p>
          </table:table-cell>
          <table:table-cell table:formula="of:=TIME( ; ;[.A1316]/1000)" office:value-type="time" office:time-value="PT05H50M23.17S" calcext:value-type="time">
            <text:p>05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397.76" calcext:value-type="float">
            <text:p>1397.76</text:p>
          </table:table-cell>
          <table:table-cell office:value-type="float" office:value="1682.14" calcext:value-type="float">
            <text:p>1682.14</text:p>
          </table:table-cell>
        </table:table-row>
        <table:table-row table:style-name="ro1">
          <table:table-cell office:value-type="float" office:value="21039170" calcext:value-type="float">
            <text:p>21039170</text:p>
          </table:table-cell>
          <table:table-cell table:formula="of:=TIME( ; ;[.A1317]/1000)" office:value-type="time" office:time-value="PT05H50M39.17S" calcext:value-type="time">
            <text:p>05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398.8" calcext:value-type="float">
            <text:p>1398.8</text:p>
          </table:table-cell>
          <table:table-cell office:value-type="float" office:value="1683.38" calcext:value-type="float">
            <text:p>1683.38</text:p>
          </table:table-cell>
        </table:table-row>
        <table:table-row table:style-name="ro1">
          <table:table-cell office:value-type="float" office:value="21055170" calcext:value-type="float">
            <text:p>21055170</text:p>
          </table:table-cell>
          <table:table-cell table:formula="of:=TIME( ; ;[.A1318]/1000)" office:value-type="time" office:time-value="PT05H50M55.17S" calcext:value-type="time">
            <text:p>05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399.85" calcext:value-type="float">
            <text:p>1399.85</text:p>
          </table:table-cell>
          <table:table-cell office:value-type="float" office:value="1684.63" calcext:value-type="float">
            <text:p>1684.63</text:p>
          </table:table-cell>
        </table:table-row>
        <table:table-row table:style-name="ro1">
          <table:table-cell office:value-type="float" office:value="21071170" calcext:value-type="float">
            <text:p>21071170</text:p>
          </table:table-cell>
          <table:table-cell table:formula="of:=TIME( ; ;[.A1319]/1000)" office:value-type="time" office:time-value="PT05H51M11.17S" calcext:value-type="time">
            <text:p>05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0.9" calcext:value-type="float">
            <text:p>1400.9</text:p>
          </table:table-cell>
          <table:table-cell office:value-type="float" office:value="1685.87" calcext:value-type="float">
            <text:p>1685.87</text:p>
          </table:table-cell>
        </table:table-row>
        <table:table-row table:style-name="ro1">
          <table:table-cell office:value-type="float" office:value="21087170" calcext:value-type="float">
            <text:p>21087170</text:p>
          </table:table-cell>
          <table:table-cell table:formula="of:=TIME( ; ;[.A1320]/1000)" office:value-type="time" office:time-value="PT05H51M27.17S" calcext:value-type="time">
            <text:p>05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401.95" calcext:value-type="float">
            <text:p>1401.95</text:p>
          </table:table-cell>
          <table:table-cell office:value-type="float" office:value="1687.12" calcext:value-type="float">
            <text:p>1687.12</text:p>
          </table:table-cell>
        </table:table-row>
        <table:table-row table:style-name="ro1">
          <table:table-cell office:value-type="float" office:value="21103170" calcext:value-type="float">
            <text:p>21103170</text:p>
          </table:table-cell>
          <table:table-cell table:formula="of:=TIME( ; ;[.A1321]/1000)" office:value-type="time" office:time-value="PT05H51M43.17S" calcext:value-type="time">
            <text:p>05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3" calcext:value-type="float">
            <text:p>1403</text:p>
          </table:table-cell>
          <table:table-cell office:value-type="float" office:value="1688.36" calcext:value-type="float">
            <text:p>1688.36</text:p>
          </table:table-cell>
        </table:table-row>
        <table:table-row table:style-name="ro1">
          <table:table-cell office:value-type="float" office:value="21119170" calcext:value-type="float">
            <text:p>21119170</text:p>
          </table:table-cell>
          <table:table-cell table:formula="of:=TIME( ; ;[.A1322]/1000)" office:value-type="time" office:time-value="PT05H51M59.17S" calcext:value-type="time">
            <text:p>05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4.05" calcext:value-type="float">
            <text:p>1404.05</text:p>
          </table:table-cell>
          <table:table-cell office:value-type="float" office:value="1689.61" calcext:value-type="float">
            <text:p>1689.61</text:p>
          </table:table-cell>
        </table:table-row>
        <table:table-row table:style-name="ro1">
          <table:table-cell office:value-type="float" office:value="21135170" calcext:value-type="float">
            <text:p>21135170</text:p>
          </table:table-cell>
          <table:table-cell table:formula="of:=TIME( ; ;[.A1323]/1000)" office:value-type="time" office:time-value="PT05H52M15.17S" calcext:value-type="time">
            <text:p>05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5.1" calcext:value-type="float">
            <text:p>1405.1</text:p>
          </table:table-cell>
          <table:table-cell office:value-type="float" office:value="1690.85" calcext:value-type="float">
            <text:p>1690.85</text:p>
          </table:table-cell>
        </table:table-row>
        <table:table-row table:style-name="ro1">
          <table:table-cell office:value-type="float" office:value="21151170" calcext:value-type="float">
            <text:p>21151170</text:p>
          </table:table-cell>
          <table:table-cell table:formula="of:=TIME( ; ;[.A1324]/1000)" office:value-type="time" office:time-value="PT05H52M31.17S" calcext:value-type="time">
            <text:p>05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6.15" calcext:value-type="float">
            <text:p>1406.15</text:p>
          </table:table-cell>
          <table:table-cell office:value-type="float" office:value="1692.09" calcext:value-type="float">
            <text:p>1692.09</text:p>
          </table:table-cell>
        </table:table-row>
        <table:table-row table:style-name="ro1">
          <table:table-cell office:value-type="float" office:value="21167170" calcext:value-type="float">
            <text:p>21167170</text:p>
          </table:table-cell>
          <table:table-cell table:formula="of:=TIME( ; ;[.A1325]/1000)" office:value-type="time" office:time-value="PT05H52M47.17S" calcext:value-type="time">
            <text:p>05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07.19" calcext:value-type="float">
            <text:p>1407.19</text:p>
          </table:table-cell>
          <table:table-cell office:value-type="float" office:value="1693.34" calcext:value-type="float">
            <text:p>1693.34</text:p>
          </table:table-cell>
        </table:table-row>
        <table:table-row table:style-name="ro1">
          <table:table-cell office:value-type="float" office:value="21183170" calcext:value-type="float">
            <text:p>21183170</text:p>
          </table:table-cell>
          <table:table-cell table:formula="of:=TIME( ; ;[.A1326]/1000)" office:value-type="time" office:time-value="PT05H53M03.17S" calcext:value-type="time">
            <text:p>05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08.24" calcext:value-type="float">
            <text:p>1408.24</text:p>
          </table:table-cell>
          <table:table-cell office:value-type="float" office:value="1694.58" calcext:value-type="float">
            <text:p>1694.58</text:p>
          </table:table-cell>
        </table:table-row>
        <table:table-row table:style-name="ro1">
          <table:table-cell office:value-type="float" office:value="21199170" calcext:value-type="float">
            <text:p>21199170</text:p>
          </table:table-cell>
          <table:table-cell table:formula="of:=TIME( ; ;[.A1327]/1000)" office:value-type="time" office:time-value="PT05H53M19.17S" calcext:value-type="time">
            <text:p>05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09.29" calcext:value-type="float">
            <text:p>1409.29</text:p>
          </table:table-cell>
          <table:table-cell office:value-type="float" office:value="1695.83" calcext:value-type="float">
            <text:p>1695.83</text:p>
          </table:table-cell>
        </table:table-row>
        <table:table-row table:style-name="ro1">
          <table:table-cell office:value-type="float" office:value="21215170" calcext:value-type="float">
            <text:p>21215170</text:p>
          </table:table-cell>
          <table:table-cell table:formula="of:=TIME( ; ;[.A1328]/1000)" office:value-type="time" office:time-value="PT05H53M35.17S" calcext:value-type="time">
            <text:p>05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10.34" calcext:value-type="float">
            <text:p>1410.34</text:p>
          </table:table-cell>
          <table:table-cell office:value-type="float" office:value="1697.07" calcext:value-type="float">
            <text:p>1697.07</text:p>
          </table:table-cell>
        </table:table-row>
        <table:table-row table:style-name="ro1">
          <table:table-cell office:value-type="float" office:value="21231170" calcext:value-type="float">
            <text:p>21231170</text:p>
          </table:table-cell>
          <table:table-cell table:formula="of:=TIME( ; ;[.A1329]/1000)" office:value-type="time" office:time-value="PT05H53M51.17S" calcext:value-type="time">
            <text:p>05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11.39" calcext:value-type="float">
            <text:p>1411.39</text:p>
          </table:table-cell>
          <table:table-cell office:value-type="float" office:value="1698.32" calcext:value-type="float">
            <text:p>1698.32</text:p>
          </table:table-cell>
        </table:table-row>
        <table:table-row table:style-name="ro1">
          <table:table-cell office:value-type="float" office:value="21247170" calcext:value-type="float">
            <text:p>21247170</text:p>
          </table:table-cell>
          <table:table-cell table:formula="of:=TIME( ; ;[.A1330]/1000)" office:value-type="time" office:time-value="PT05H54M07.17S" calcext:value-type="time">
            <text:p>05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12.44" calcext:value-type="float">
            <text:p>1412.44</text:p>
          </table:table-cell>
          <table:table-cell office:value-type="float" office:value="1699.56" calcext:value-type="float">
            <text:p>1699.56</text:p>
          </table:table-cell>
        </table:table-row>
        <table:table-row table:style-name="ro1">
          <table:table-cell office:value-type="float" office:value="21263170" calcext:value-type="float">
            <text:p>21263170</text:p>
          </table:table-cell>
          <table:table-cell table:formula="of:=TIME( ; ;[.A1331]/1000)" office:value-type="time" office:time-value="PT05H54M23.17S" calcext:value-type="time">
            <text:p>05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13.49" calcext:value-type="float">
            <text:p>1413.49</text:p>
          </table:table-cell>
          <table:table-cell office:value-type="float" office:value="1700.8" calcext:value-type="float">
            <text:p>1700.8</text:p>
          </table:table-cell>
        </table:table-row>
        <table:table-row table:style-name="ro1">
          <table:table-cell office:value-type="float" office:value="21279170" calcext:value-type="float">
            <text:p>21279170</text:p>
          </table:table-cell>
          <table:table-cell table:formula="of:=TIME( ; ;[.A1332]/1000)" office:value-type="time" office:time-value="PT05H54M39.17S" calcext:value-type="time">
            <text:p>05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14.54" calcext:value-type="float">
            <text:p>1414.54</text:p>
          </table:table-cell>
          <table:table-cell office:value-type="float" office:value="1702.05" calcext:value-type="float">
            <text:p>1702.05</text:p>
          </table:table-cell>
        </table:table-row>
        <table:table-row table:style-name="ro1">
          <table:table-cell office:value-type="float" office:value="21295170" calcext:value-type="float">
            <text:p>21295170</text:p>
          </table:table-cell>
          <table:table-cell table:formula="of:=TIME( ; ;[.A1333]/1000)" office:value-type="time" office:time-value="PT05H54M55.17S" calcext:value-type="time">
            <text:p>05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15.59" calcext:value-type="float">
            <text:p>1415.59</text:p>
          </table:table-cell>
          <table:table-cell office:value-type="float" office:value="1703.29" calcext:value-type="float">
            <text:p>1703.29</text:p>
          </table:table-cell>
        </table:table-row>
        <table:table-row table:style-name="ro1">
          <table:table-cell office:value-type="float" office:value="21311170" calcext:value-type="float">
            <text:p>21311170</text:p>
          </table:table-cell>
          <table:table-cell table:formula="of:=TIME( ; ;[.A1334]/1000)" office:value-type="time" office:time-value="PT05H55M11.17S" calcext:value-type="time">
            <text:p>05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16.63" calcext:value-type="float">
            <text:p>1416.63</text:p>
          </table:table-cell>
          <table:table-cell office:value-type="float" office:value="1704.54" calcext:value-type="float">
            <text:p>1704.54</text:p>
          </table:table-cell>
        </table:table-row>
        <table:table-row table:style-name="ro1">
          <table:table-cell office:value-type="float" office:value="21327170" calcext:value-type="float">
            <text:p>21327170</text:p>
          </table:table-cell>
          <table:table-cell table:formula="of:=TIME( ; ;[.A1335]/1000)" office:value-type="time" office:time-value="PT05H55M27.17S" calcext:value-type="time">
            <text:p>05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17.68" calcext:value-type="float">
            <text:p>1417.68</text:p>
          </table:table-cell>
          <table:table-cell office:value-type="float" office:value="1705.78" calcext:value-type="float">
            <text:p>1705.78</text:p>
          </table:table-cell>
        </table:table-row>
        <table:table-row table:style-name="ro1">
          <table:table-cell office:value-type="float" office:value="21343170" calcext:value-type="float">
            <text:p>21343170</text:p>
          </table:table-cell>
          <table:table-cell table:formula="of:=TIME( ; ;[.A1336]/1000)" office:value-type="time" office:time-value="PT05H55M43.17S" calcext:value-type="time">
            <text:p>05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18.73" calcext:value-type="float">
            <text:p>1418.73</text:p>
          </table:table-cell>
          <table:table-cell office:value-type="float" office:value="1707.03" calcext:value-type="float">
            <text:p>1707.03</text:p>
          </table:table-cell>
        </table:table-row>
        <table:table-row table:style-name="ro1">
          <table:table-cell office:value-type="float" office:value="21359170" calcext:value-type="float">
            <text:p>21359170</text:p>
          </table:table-cell>
          <table:table-cell table:formula="of:=TIME( ; ;[.A1337]/1000)" office:value-type="time" office:time-value="PT05H55M59.17S" calcext:value-type="time">
            <text:p>05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19.78" calcext:value-type="float">
            <text:p>1419.78</text:p>
          </table:table-cell>
          <table:table-cell office:value-type="float" office:value="1708.27" calcext:value-type="float">
            <text:p>1708.27</text:p>
          </table:table-cell>
        </table:table-row>
        <table:table-row table:style-name="ro1">
          <table:table-cell office:value-type="float" office:value="21375170" calcext:value-type="float">
            <text:p>21375170</text:p>
          </table:table-cell>
          <table:table-cell table:formula="of:=TIME( ; ;[.A1338]/1000)" office:value-type="time" office:time-value="PT05H56M15.17S" calcext:value-type="time">
            <text:p>05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20.83" calcext:value-type="float">
            <text:p>1420.83</text:p>
          </table:table-cell>
          <table:table-cell office:value-type="float" office:value="1709.51" calcext:value-type="float">
            <text:p>1709.51</text:p>
          </table:table-cell>
        </table:table-row>
        <table:table-row table:style-name="ro1">
          <table:table-cell office:value-type="float" office:value="21391170" calcext:value-type="float">
            <text:p>21391170</text:p>
          </table:table-cell>
          <table:table-cell table:formula="of:=TIME( ; ;[.A1339]/1000)" office:value-type="time" office:time-value="PT05H56M31.17S" calcext:value-type="time">
            <text:p>05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21.88" calcext:value-type="float">
            <text:p>1421.88</text:p>
          </table:table-cell>
          <table:table-cell office:value-type="float" office:value="1710.76" calcext:value-type="float">
            <text:p>1710.76</text:p>
          </table:table-cell>
        </table:table-row>
        <table:table-row table:style-name="ro1">
          <table:table-cell office:value-type="float" office:value="21407170" calcext:value-type="float">
            <text:p>21407170</text:p>
          </table:table-cell>
          <table:table-cell table:formula="of:=TIME( ; ;[.A1340]/1000)" office:value-type="time" office:time-value="PT05H56M47.17S" calcext:value-type="time">
            <text:p>05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22.93" calcext:value-type="float">
            <text:p>1422.93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21423170" calcext:value-type="float">
            <text:p>21423170</text:p>
          </table:table-cell>
          <table:table-cell table:formula="of:=TIME( ; ;[.A1341]/1000)" office:value-type="time" office:time-value="PT05H57M03.17S" calcext:value-type="time">
            <text:p>05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23.98" calcext:value-type="float">
            <text:p>1423.98</text:p>
          </table:table-cell>
          <table:table-cell office:value-type="float" office:value="1713.25" calcext:value-type="float">
            <text:p>1713.25</text:p>
          </table:table-cell>
        </table:table-row>
        <table:table-row table:style-name="ro1">
          <table:table-cell office:value-type="float" office:value="21439170" calcext:value-type="float">
            <text:p>21439170</text:p>
          </table:table-cell>
          <table:table-cell table:formula="of:=TIME( ; ;[.A1342]/1000)" office:value-type="time" office:time-value="PT05H57M19.17S" calcext:value-type="time">
            <text:p>05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25.02" calcext:value-type="float">
            <text:p>1425.02</text:p>
          </table:table-cell>
          <table:table-cell office:value-type="float" office:value="1714.49" calcext:value-type="float">
            <text:p>1714.49</text:p>
          </table:table-cell>
        </table:table-row>
        <table:table-row table:style-name="ro1">
          <table:table-cell office:value-type="float" office:value="21455170" calcext:value-type="float">
            <text:p>21455170</text:p>
          </table:table-cell>
          <table:table-cell table:formula="of:=TIME( ; ;[.A1343]/1000)" office:value-type="time" office:time-value="PT05H57M35.17S" calcext:value-type="time">
            <text:p>05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26.07" calcext:value-type="float">
            <text:p>1426.07</text:p>
          </table:table-cell>
          <table:table-cell office:value-type="float" office:value="1715.73" calcext:value-type="float">
            <text:p>1715.73</text:p>
          </table:table-cell>
        </table:table-row>
        <table:table-row table:style-name="ro1">
          <table:table-cell office:value-type="float" office:value="21471170" calcext:value-type="float">
            <text:p>21471170</text:p>
          </table:table-cell>
          <table:table-cell table:formula="of:=TIME( ; ;[.A1344]/1000)" office:value-type="time" office:time-value="PT05H57M51.17S" calcext:value-type="time">
            <text:p>05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27.12" calcext:value-type="float">
            <text:p>1427.12</text:p>
          </table:table-cell>
          <table:table-cell office:value-type="float" office:value="1716.98" calcext:value-type="float">
            <text:p>1716.98</text:p>
          </table:table-cell>
        </table:table-row>
        <table:table-row table:style-name="ro1">
          <table:table-cell office:value-type="float" office:value="21487170" calcext:value-type="float">
            <text:p>21487170</text:p>
          </table:table-cell>
          <table:table-cell table:formula="of:=TIME( ; ;[.A1345]/1000)" office:value-type="time" office:time-value="PT05H58M07.17S" calcext:value-type="time">
            <text:p>05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28.17" calcext:value-type="float">
            <text:p>1428.17</text:p>
          </table:table-cell>
          <table:table-cell office:value-type="float" office:value="1718.22" calcext:value-type="float">
            <text:p>1718.22</text:p>
          </table:table-cell>
        </table:table-row>
        <table:table-row table:style-name="ro1">
          <table:table-cell office:value-type="float" office:value="21503170" calcext:value-type="float">
            <text:p>21503170</text:p>
          </table:table-cell>
          <table:table-cell table:formula="of:=TIME( ; ;[.A1346]/1000)" office:value-type="time" office:time-value="PT05H58M23.17S" calcext:value-type="time">
            <text:p>05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29.22" calcext:value-type="float">
            <text:p>1429.22</text:p>
          </table:table-cell>
          <table:table-cell office:value-type="float" office:value="1719.46" calcext:value-type="float">
            <text:p>1719.46</text:p>
          </table:table-cell>
        </table:table-row>
        <table:table-row table:style-name="ro1">
          <table:table-cell office:value-type="float" office:value="21519170" calcext:value-type="float">
            <text:p>21519170</text:p>
          </table:table-cell>
          <table:table-cell table:formula="of:=TIME( ; ;[.A1347]/1000)" office:value-type="time" office:time-value="PT05H58M39.17S" calcext:value-type="time">
            <text:p>05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30.27" calcext:value-type="float">
            <text:p>1430.27</text:p>
          </table:table-cell>
          <table:table-cell office:value-type="float" office:value="1720.71" calcext:value-type="float">
            <text:p>1720.71</text:p>
          </table:table-cell>
        </table:table-row>
        <table:table-row table:style-name="ro1">
          <table:table-cell office:value-type="float" office:value="21535170" calcext:value-type="float">
            <text:p>21535170</text:p>
          </table:table-cell>
          <table:table-cell table:formula="of:=TIME( ; ;[.A1348]/1000)" office:value-type="time" office:time-value="PT05H58M55.17S" calcext:value-type="time">
            <text:p>05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31.32" calcext:value-type="float">
            <text:p>1431.32</text:p>
          </table:table-cell>
          <table:table-cell office:value-type="float" office:value="1721.95" calcext:value-type="float">
            <text:p>1721.95</text:p>
          </table:table-cell>
        </table:table-row>
        <table:table-row table:style-name="ro1">
          <table:table-cell office:value-type="float" office:value="21551170" calcext:value-type="float">
            <text:p>21551170</text:p>
          </table:table-cell>
          <table:table-cell table:formula="of:=TIME( ; ;[.A1349]/1000)" office:value-type="time" office:time-value="PT05H59M11.17S" calcext:value-type="time">
            <text:p>05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32.37" calcext:value-type="float">
            <text:p>1432.37</text:p>
          </table:table-cell>
          <table:table-cell office:value-type="float" office:value="1723.2" calcext:value-type="float">
            <text:p>1723.2</text:p>
          </table:table-cell>
        </table:table-row>
        <table:table-row table:style-name="ro1">
          <table:table-cell office:value-type="float" office:value="21567170" calcext:value-type="float">
            <text:p>21567170</text:p>
          </table:table-cell>
          <table:table-cell table:formula="of:=TIME( ; ;[.A1350]/1000)" office:value-type="time" office:time-value="PT05H59M27.17S" calcext:value-type="time">
            <text:p>05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33.41" calcext:value-type="float">
            <text:p>1433.41</text:p>
          </table:table-cell>
          <table:table-cell office:value-type="float" office:value="1724.44" calcext:value-type="float">
            <text:p>1724.44</text:p>
          </table:table-cell>
        </table:table-row>
        <table:table-row table:style-name="ro1">
          <table:table-cell office:value-type="float" office:value="21583170" calcext:value-type="float">
            <text:p>21583170</text:p>
          </table:table-cell>
          <table:table-cell table:formula="of:=TIME( ; ;[.A1351]/1000)" office:value-type="time" office:time-value="PT05H59M43.17S" calcext:value-type="time">
            <text:p>05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34.46" calcext:value-type="float">
            <text:p>1434.46</text:p>
          </table:table-cell>
          <table:table-cell office:value-type="float" office:value="1725.68" calcext:value-type="float">
            <text:p>1725.68</text:p>
          </table:table-cell>
        </table:table-row>
        <table:table-row table:style-name="ro1">
          <table:table-cell office:value-type="float" office:value="21599170" calcext:value-type="float">
            <text:p>21599170</text:p>
          </table:table-cell>
          <table:table-cell table:formula="of:=TIME( ; ;[.A1352]/1000)" office:value-type="time" office:time-value="PT05H59M59.17S" calcext:value-type="time">
            <text:p>05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35.51" calcext:value-type="float">
            <text:p>1435.51</text:p>
          </table:table-cell>
          <table:table-cell office:value-type="float" office:value="1726.93" calcext:value-type="float">
            <text:p>1726.93</text:p>
          </table:table-cell>
        </table:table-row>
        <table:table-row table:style-name="ro1">
          <table:table-cell office:value-type="float" office:value="21615170" calcext:value-type="float">
            <text:p>21615170</text:p>
          </table:table-cell>
          <table:table-cell table:formula="of:=TIME( ; ;[.A1353]/1000)" office:value-type="time" office:time-value="PT06H00M15.17S" calcext:value-type="time">
            <text:p>06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36.56" calcext:value-type="float">
            <text:p>1436.56</text:p>
          </table:table-cell>
          <table:table-cell office:value-type="float" office:value="1728.17" calcext:value-type="float">
            <text:p>1728.17</text:p>
          </table:table-cell>
        </table:table-row>
        <table:table-row table:style-name="ro1">
          <table:table-cell office:value-type="float" office:value="21631170" calcext:value-type="float">
            <text:p>21631170</text:p>
          </table:table-cell>
          <table:table-cell table:formula="of:=TIME( ; ;[.A1354]/1000)" office:value-type="time" office:time-value="PT06H00M31.17S" calcext:value-type="time">
            <text:p>06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37.61" calcext:value-type="float">
            <text:p>1437.61</text:p>
          </table:table-cell>
          <table:table-cell office:value-type="float" office:value="1729.42" calcext:value-type="float">
            <text:p>1729.42</text:p>
          </table:table-cell>
        </table:table-row>
        <table:table-row table:style-name="ro1">
          <table:table-cell office:value-type="float" office:value="21647170" calcext:value-type="float">
            <text:p>21647170</text:p>
          </table:table-cell>
          <table:table-cell table:formula="of:=TIME( ; ;[.A1355]/1000)" office:value-type="time" office:time-value="PT06H00M47.17S" calcext:value-type="time">
            <text:p>06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38.66" calcext:value-type="float">
            <text:p>1438.66</text:p>
          </table:table-cell>
          <table:table-cell office:value-type="float" office:value="1730.66" calcext:value-type="float">
            <text:p>1730.66</text:p>
          </table:table-cell>
        </table:table-row>
        <table:table-row table:style-name="ro1">
          <table:table-cell office:value-type="float" office:value="21663170" calcext:value-type="float">
            <text:p>21663170</text:p>
          </table:table-cell>
          <table:table-cell table:formula="of:=TIME( ; ;[.A1356]/1000)" office:value-type="time" office:time-value="PT06H01M03.17S" calcext:value-type="time">
            <text:p>06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39.71" calcext:value-type="float">
            <text:p>1439.71</text:p>
          </table:table-cell>
          <table:table-cell office:value-type="float" office:value="1731.9" calcext:value-type="float">
            <text:p>1731.9</text:p>
          </table:table-cell>
        </table:table-row>
        <table:table-row table:style-name="ro1">
          <table:table-cell office:value-type="float" office:value="21679170" calcext:value-type="float">
            <text:p>21679170</text:p>
          </table:table-cell>
          <table:table-cell table:formula="of:=TIME( ; ;[.A1357]/1000)" office:value-type="time" office:time-value="PT06H01M19.17S" calcext:value-type="time">
            <text:p>06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40.76" calcext:value-type="float">
            <text:p>1440.76</text:p>
          </table:table-cell>
          <table:table-cell office:value-type="float" office:value="1733.14" calcext:value-type="float">
            <text:p>1733.14</text:p>
          </table:table-cell>
        </table:table-row>
        <table:table-row table:style-name="ro1">
          <table:table-cell office:value-type="float" office:value="21695170" calcext:value-type="float">
            <text:p>21695170</text:p>
          </table:table-cell>
          <table:table-cell table:formula="of:=TIME( ; ;[.A1358]/1000)" office:value-type="time" office:time-value="PT06H01M35.17S" calcext:value-type="time">
            <text:p>06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41.8" calcext:value-type="float">
            <text:p>1441.8</text:p>
          </table:table-cell>
          <table:table-cell office:value-type="float" office:value="1734.39" calcext:value-type="float">
            <text:p>1734.39</text:p>
          </table:table-cell>
        </table:table-row>
        <table:table-row table:style-name="ro1">
          <table:table-cell office:value-type="float" office:value="21711170" calcext:value-type="float">
            <text:p>21711170</text:p>
          </table:table-cell>
          <table:table-cell table:formula="of:=TIME( ; ;[.A1359]/1000)" office:value-type="time" office:time-value="PT06H01M51.17S" calcext:value-type="time">
            <text:p>06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42.85" calcext:value-type="float">
            <text:p>1442.85</text:p>
          </table:table-cell>
          <table:table-cell office:value-type="float" office:value="1735.63" calcext:value-type="float">
            <text:p>1735.63</text:p>
          </table:table-cell>
        </table:table-row>
        <table:table-row table:style-name="ro1">
          <table:table-cell office:value-type="float" office:value="21727170" calcext:value-type="float">
            <text:p>21727170</text:p>
          </table:table-cell>
          <table:table-cell table:formula="of:=TIME( ; ;[.A1360]/1000)" office:value-type="time" office:time-value="PT06H02M07.17S" calcext:value-type="time">
            <text:p>06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43.9" calcext:value-type="float">
            <text:p>1443.9</text:p>
          </table:table-cell>
          <table:table-cell office:value-type="float" office:value="1736.88" calcext:value-type="float">
            <text:p>1736.88</text:p>
          </table:table-cell>
        </table:table-row>
        <table:table-row table:style-name="ro1">
          <table:table-cell office:value-type="float" office:value="21743170" calcext:value-type="float">
            <text:p>21743170</text:p>
          </table:table-cell>
          <table:table-cell table:formula="of:=TIME( ; ;[.A1361]/1000)" office:value-type="time" office:time-value="PT06H02M23.17S" calcext:value-type="time">
            <text:p>06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444.95" calcext:value-type="float">
            <text:p>1444.95</text:p>
          </table:table-cell>
          <table:table-cell office:value-type="float" office:value="1738.12" calcext:value-type="float">
            <text:p>1738.12</text:p>
          </table:table-cell>
        </table:table-row>
        <table:table-row table:style-name="ro1">
          <table:table-cell office:value-type="float" office:value="21759170" calcext:value-type="float">
            <text:p>21759170</text:p>
          </table:table-cell>
          <table:table-cell table:formula="of:=TIME( ; ;[.A1362]/1000)" office:value-type="time" office:time-value="PT06H02M39.17S" calcext:value-type="time">
            <text:p>06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46" calcext:value-type="float">
            <text:p>1446</text:p>
          </table:table-cell>
          <table:table-cell office:value-type="float" office:value="1739.36" calcext:value-type="float">
            <text:p>1739.36</text:p>
          </table:table-cell>
        </table:table-row>
        <table:table-row table:style-name="ro1">
          <table:table-cell office:value-type="float" office:value="21775170" calcext:value-type="float">
            <text:p>21775170</text:p>
          </table:table-cell>
          <table:table-cell table:formula="of:=TIME( ; ;[.A1363]/1000)" office:value-type="time" office:time-value="PT06H02M55.17S" calcext:value-type="time">
            <text:p>06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47.05" calcext:value-type="float">
            <text:p>1447.05</text:p>
          </table:table-cell>
          <table:table-cell office:value-type="float" office:value="1740.6" calcext:value-type="float">
            <text:p>1740.6</text:p>
          </table:table-cell>
        </table:table-row>
        <table:table-row table:style-name="ro1">
          <table:table-cell office:value-type="float" office:value="21791170" calcext:value-type="float">
            <text:p>21791170</text:p>
          </table:table-cell>
          <table:table-cell table:formula="of:=TIME( ; ;[.A1364]/1000)" office:value-type="time" office:time-value="PT06H03M11.17S" calcext:value-type="time">
            <text:p>06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48.1" calcext:value-type="float">
            <text:p>1448.1</text:p>
          </table:table-cell>
          <table:table-cell office:value-type="float" office:value="1741.85" calcext:value-type="float">
            <text:p>1741.85</text:p>
          </table:table-cell>
        </table:table-row>
        <table:table-row table:style-name="ro1">
          <table:table-cell office:value-type="float" office:value="21807170" calcext:value-type="float">
            <text:p>21807170</text:p>
          </table:table-cell>
          <table:table-cell table:formula="of:=TIME( ; ;[.A1365]/1000)" office:value-type="time" office:time-value="PT06H03M27.17S" calcext:value-type="time">
            <text:p>06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49.14" calcext:value-type="float">
            <text:p>1449.14</text:p>
          </table:table-cell>
          <table:table-cell office:value-type="float" office:value="1743.09" calcext:value-type="float">
            <text:p>1743.09</text:p>
          </table:table-cell>
        </table:table-row>
        <table:table-row table:style-name="ro1">
          <table:table-cell office:value-type="float" office:value="21823170" calcext:value-type="float">
            <text:p>21823170</text:p>
          </table:table-cell>
          <table:table-cell table:formula="of:=TIME( ; ;[.A1366]/1000)" office:value-type="time" office:time-value="PT06H03M43.17S" calcext:value-type="time">
            <text:p>06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0.19" calcext:value-type="float">
            <text:p>1450.19</text:p>
          </table:table-cell>
          <table:table-cell office:value-type="float" office:value="1744.33" calcext:value-type="float">
            <text:p>1744.33</text:p>
          </table:table-cell>
        </table:table-row>
        <table:table-row table:style-name="ro1">
          <table:table-cell office:value-type="float" office:value="21839170" calcext:value-type="float">
            <text:p>21839170</text:p>
          </table:table-cell>
          <table:table-cell table:formula="of:=TIME( ; ;[.A1367]/1000)" office:value-type="time" office:time-value="PT06H03M59.17S" calcext:value-type="time">
            <text:p>06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1.24" calcext:value-type="float">
            <text:p>1451.24</text:p>
          </table:table-cell>
          <table:table-cell office:value-type="float" office:value="1745.58" calcext:value-type="float">
            <text:p>1745.58</text:p>
          </table:table-cell>
        </table:table-row>
        <table:table-row table:style-name="ro1">
          <table:table-cell office:value-type="float" office:value="21855170" calcext:value-type="float">
            <text:p>21855170</text:p>
          </table:table-cell>
          <table:table-cell table:formula="of:=TIME( ; ;[.A1368]/1000)" office:value-type="time" office:time-value="PT06H04M15.17S" calcext:value-type="time">
            <text:p>06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2.29" calcext:value-type="float">
            <text:p>1452.29</text:p>
          </table:table-cell>
          <table:table-cell office:value-type="float" office:value="1746.82" calcext:value-type="float">
            <text:p>1746.82</text:p>
          </table:table-cell>
        </table:table-row>
        <table:table-row table:style-name="ro1">
          <table:table-cell office:value-type="float" office:value="21871170" calcext:value-type="float">
            <text:p>21871170</text:p>
          </table:table-cell>
          <table:table-cell table:formula="of:=TIME( ; ;[.A1369]/1000)" office:value-type="time" office:time-value="PT06H04M31.17S" calcext:value-type="time">
            <text:p>06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3.34" calcext:value-type="float">
            <text:p>1453.34</text:p>
          </table:table-cell>
          <table:table-cell office:value-type="float" office:value="1748.06" calcext:value-type="float">
            <text:p>1748.06</text:p>
          </table:table-cell>
        </table:table-row>
        <table:table-row table:style-name="ro1">
          <table:table-cell office:value-type="float" office:value="21887170" calcext:value-type="float">
            <text:p>21887170</text:p>
          </table:table-cell>
          <table:table-cell table:formula="of:=TIME( ; ;[.A1370]/1000)" office:value-type="time" office:time-value="PT06H04M47.17S" calcext:value-type="time">
            <text:p>06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1749.31" calcext:value-type="float">
            <text:p>1749.31</text:p>
          </table:table-cell>
        </table:table-row>
        <table:table-row table:style-name="ro1">
          <table:table-cell office:value-type="float" office:value="21903170" calcext:value-type="float">
            <text:p>21903170</text:p>
          </table:table-cell>
          <table:table-cell table:formula="of:=TIME( ; ;[.A1371]/1000)" office:value-type="time" office:time-value="PT06H05M03.17S" calcext:value-type="time">
            <text:p>06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455.44" calcext:value-type="float">
            <text:p>1455.44</text:p>
          </table:table-cell>
          <table:table-cell office:value-type="float" office:value="1750.55" calcext:value-type="float">
            <text:p>1750.55</text:p>
          </table:table-cell>
        </table:table-row>
        <table:table-row table:style-name="ro1">
          <table:table-cell office:value-type="float" office:value="21919170" calcext:value-type="float">
            <text:p>21919170</text:p>
          </table:table-cell>
          <table:table-cell table:formula="of:=TIME( ; ;[.A1372]/1000)" office:value-type="time" office:time-value="PT06H05M19.17S" calcext:value-type="time">
            <text:p>06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56.49" calcext:value-type="float">
            <text:p>1456.49</text:p>
          </table:table-cell>
          <table:table-cell office:value-type="float" office:value="1751.79" calcext:value-type="float">
            <text:p>1751.79</text:p>
          </table:table-cell>
        </table:table-row>
        <table:table-row table:style-name="ro1">
          <table:table-cell office:value-type="float" office:value="21935170" calcext:value-type="float">
            <text:p>21935170</text:p>
          </table:table-cell>
          <table:table-cell table:formula="of:=TIME( ; ;[.A1373]/1000)" office:value-type="time" office:time-value="PT06H05M35.17S" calcext:value-type="time">
            <text:p>06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7.53" calcext:value-type="float">
            <text:p>1457.53</text:p>
          </table:table-cell>
          <table:table-cell office:value-type="float" office:value="1753.03" calcext:value-type="float">
            <text:p>1753.03</text:p>
          </table:table-cell>
        </table:table-row>
        <table:table-row table:style-name="ro1">
          <table:table-cell office:value-type="float" office:value="21951170" calcext:value-type="float">
            <text:p>21951170</text:p>
          </table:table-cell>
          <table:table-cell table:formula="of:=TIME( ; ;[.A1374]/1000)" office:value-type="time" office:time-value="PT06H05M51.17S" calcext:value-type="time">
            <text:p>06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8.58" calcext:value-type="float">
            <text:p>1458.58</text:p>
          </table:table-cell>
          <table:table-cell office:value-type="float" office:value="1754.28" calcext:value-type="float">
            <text:p>1754.28</text:p>
          </table:table-cell>
        </table:table-row>
        <table:table-row table:style-name="ro1">
          <table:table-cell office:value-type="float" office:value="21967170" calcext:value-type="float">
            <text:p>21967170</text:p>
          </table:table-cell>
          <table:table-cell table:formula="of:=TIME( ; ;[.A1375]/1000)" office:value-type="time" office:time-value="PT06H06M07.17S" calcext:value-type="time">
            <text:p>06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59.63" calcext:value-type="float">
            <text:p>1459.63</text:p>
          </table:table-cell>
          <table:table-cell office:value-type="float" office:value="1755.52" calcext:value-type="float">
            <text:p>1755.52</text:p>
          </table:table-cell>
        </table:table-row>
        <table:table-row table:style-name="ro1">
          <table:table-cell office:value-type="float" office:value="21983170" calcext:value-type="float">
            <text:p>21983170</text:p>
          </table:table-cell>
          <table:table-cell table:formula="of:=TIME( ; ;[.A1376]/1000)" office:value-type="time" office:time-value="PT06H06M23.17S" calcext:value-type="time">
            <text:p>06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60.68" calcext:value-type="float">
            <text:p>1460.68</text:p>
          </table:table-cell>
          <table:table-cell office:value-type="float" office:value="1756.76" calcext:value-type="float">
            <text:p>1756.76</text:p>
          </table:table-cell>
        </table:table-row>
        <table:table-row table:style-name="ro1">
          <table:table-cell office:value-type="float" office:value="21999170" calcext:value-type="float">
            <text:p>21999170</text:p>
          </table:table-cell>
          <table:table-cell table:formula="of:=TIME( ; ;[.A1377]/1000)" office:value-type="time" office:time-value="PT06H06M39.17S" calcext:value-type="time">
            <text:p>06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61.73" calcext:value-type="float">
            <text:p>1461.73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2015170" calcext:value-type="float">
            <text:p>22015170</text:p>
          </table:table-cell>
          <table:table-cell table:formula="of:=TIME( ; ;[.A1378]/1000)" office:value-type="time" office:time-value="PT06H06M55.17S" calcext:value-type="time">
            <text:p>06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62.78" calcext:value-type="float">
            <text:p>1462.78</text:p>
          </table:table-cell>
          <table:table-cell office:value-type="float" office:value="1759.25" calcext:value-type="float">
            <text:p>1759.25</text:p>
          </table:table-cell>
        </table:table-row>
        <table:table-row table:style-name="ro1">
          <table:table-cell office:value-type="float" office:value="22031170" calcext:value-type="float">
            <text:p>22031170</text:p>
          </table:table-cell>
          <table:table-cell table:formula="of:=TIME( ; ;[.A1379]/1000)" office:value-type="time" office:time-value="PT06H07M11.17S" calcext:value-type="time">
            <text:p>06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63.83" calcext:value-type="float">
            <text:p>1463.83</text:p>
          </table:table-cell>
          <table:table-cell office:value-type="float" office:value="1760.49" calcext:value-type="float">
            <text:p>1760.49</text:p>
          </table:table-cell>
        </table:table-row>
        <table:table-row table:style-name="ro1">
          <table:table-cell office:value-type="float" office:value="22047170" calcext:value-type="float">
            <text:p>22047170</text:p>
          </table:table-cell>
          <table:table-cell table:formula="of:=TIME( ; ;[.A1380]/1000)" office:value-type="time" office:time-value="PT06H07M27.17S" calcext:value-type="time">
            <text:p>06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64.87" calcext:value-type="float">
            <text:p>1464.87</text:p>
          </table:table-cell>
          <table:table-cell office:value-type="float" office:value="1761.73" calcext:value-type="float">
            <text:p>1761.73</text:p>
          </table:table-cell>
        </table:table-row>
        <table:table-row table:style-name="ro1">
          <table:table-cell office:value-type="float" office:value="22063170" calcext:value-type="float">
            <text:p>22063170</text:p>
          </table:table-cell>
          <table:table-cell table:formula="of:=TIME( ; ;[.A1381]/1000)" office:value-type="time" office:time-value="PT06H07M43.17S" calcext:value-type="time">
            <text:p>06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65.92" calcext:value-type="float">
            <text:p>1465.92</text:p>
          </table:table-cell>
          <table:table-cell office:value-type="float" office:value="1762.97" calcext:value-type="float">
            <text:p>1762.97</text:p>
          </table:table-cell>
        </table:table-row>
        <table:table-row table:style-name="ro1">
          <table:table-cell office:value-type="float" office:value="22079170" calcext:value-type="float">
            <text:p>22079170</text:p>
          </table:table-cell>
          <table:table-cell table:formula="of:=TIME( ; ;[.A1382]/1000)" office:value-type="time" office:time-value="PT06H07M59.17S" calcext:value-type="time">
            <text:p>06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66.97" calcext:value-type="float">
            <text:p>1466.97</text:p>
          </table:table-cell>
          <table:table-cell office:value-type="float" office:value="1764.21" calcext:value-type="float">
            <text:p>1764.21</text:p>
          </table:table-cell>
        </table:table-row>
        <table:table-row table:style-name="ro1">
          <table:table-cell office:value-type="float" office:value="22095170" calcext:value-type="float">
            <text:p>22095170</text:p>
          </table:table-cell>
          <table:table-cell table:formula="of:=TIME( ; ;[.A1383]/1000)" office:value-type="time" office:time-value="PT06H08M15.17S" calcext:value-type="time">
            <text:p>06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68.02" calcext:value-type="float">
            <text:p>1468.02</text:p>
          </table:table-cell>
          <table:table-cell office:value-type="float" office:value="1765.46" calcext:value-type="float">
            <text:p>1765.46</text:p>
          </table:table-cell>
        </table:table-row>
        <table:table-row table:style-name="ro1">
          <table:table-cell office:value-type="float" office:value="22111170" calcext:value-type="float">
            <text:p>22111170</text:p>
          </table:table-cell>
          <table:table-cell table:formula="of:=TIME( ; ;[.A1384]/1000)" office:value-type="time" office:time-value="PT06H08M31.17S" calcext:value-type="time">
            <text:p>06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69.07" calcext:value-type="float">
            <text:p>1469.07</text:p>
          </table:table-cell>
          <table:table-cell office:value-type="float" office:value="1766.7" calcext:value-type="float">
            <text:p>1766.7</text:p>
          </table:table-cell>
        </table:table-row>
        <table:table-row table:style-name="ro1">
          <table:table-cell office:value-type="float" office:value="22127170" calcext:value-type="float">
            <text:p>22127170</text:p>
          </table:table-cell>
          <table:table-cell table:formula="of:=TIME( ; ;[.A1385]/1000)" office:value-type="time" office:time-value="PT06H08M47.17S" calcext:value-type="time">
            <text:p>06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70.12" calcext:value-type="float">
            <text:p>1470.12</text:p>
          </table:table-cell>
          <table:table-cell office:value-type="float" office:value="1767.94" calcext:value-type="float">
            <text:p>1767.94</text:p>
          </table:table-cell>
        </table:table-row>
        <table:table-row table:style-name="ro1">
          <table:table-cell office:value-type="float" office:value="22143170" calcext:value-type="float">
            <text:p>22143170</text:p>
          </table:table-cell>
          <table:table-cell table:formula="of:=TIME( ; ;[.A1386]/1000)" office:value-type="time" office:time-value="PT06H09M03.17S" calcext:value-type="time">
            <text:p>06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71.17" calcext:value-type="float">
            <text:p>1471.17</text:p>
          </table:table-cell>
          <table:table-cell office:value-type="float" office:value="1769.18" calcext:value-type="float">
            <text:p>1769.18</text:p>
          </table:table-cell>
        </table:table-row>
        <table:table-row table:style-name="ro1">
          <table:table-cell office:value-type="float" office:value="22159170" calcext:value-type="float">
            <text:p>22159170</text:p>
          </table:table-cell>
          <table:table-cell table:formula="of:=TIME( ; ;[.A1387]/1000)" office:value-type="time" office:time-value="PT06H09M19.17S" calcext:value-type="time">
            <text:p>06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72.21" calcext:value-type="float">
            <text:p>1472.21</text:p>
          </table:table-cell>
          <table:table-cell office:value-type="float" office:value="1770.42" calcext:value-type="float">
            <text:p>1770.42</text:p>
          </table:table-cell>
        </table:table-row>
        <table:table-row table:style-name="ro1">
          <table:table-cell office:value-type="float" office:value="22175170" calcext:value-type="float">
            <text:p>22175170</text:p>
          </table:table-cell>
          <table:table-cell table:formula="of:=TIME( ; ;[.A1388]/1000)" office:value-type="time" office:time-value="PT06H09M35.17S" calcext:value-type="time">
            <text:p>06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73.26" calcext:value-type="float">
            <text:p>1473.26</text:p>
          </table:table-cell>
          <table:table-cell office:value-type="float" office:value="1771.66" calcext:value-type="float">
            <text:p>1771.66</text:p>
          </table:table-cell>
        </table:table-row>
        <table:table-row table:style-name="ro1">
          <table:table-cell office:value-type="float" office:value="22191170" calcext:value-type="float">
            <text:p>22191170</text:p>
          </table:table-cell>
          <table:table-cell table:formula="of:=TIME( ; ;[.A1389]/1000)" office:value-type="time" office:time-value="PT06H09M51.17S" calcext:value-type="time">
            <text:p>06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474.31" calcext:value-type="float">
            <text:p>1474.31</text:p>
          </table:table-cell>
          <table:table-cell office:value-type="float" office:value="1772.91" calcext:value-type="float">
            <text:p>1772.91</text:p>
          </table:table-cell>
        </table:table-row>
        <table:table-row table:style-name="ro1">
          <table:table-cell office:value-type="float" office:value="22207170" calcext:value-type="float">
            <text:p>22207170</text:p>
          </table:table-cell>
          <table:table-cell table:formula="of:=TIME( ; ;[.A1390]/1000)" office:value-type="time" office:time-value="PT06H10M07.17S" calcext:value-type="time">
            <text:p>06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75.36" calcext:value-type="float">
            <text:p>1475.36</text:p>
          </table:table-cell>
          <table:table-cell office:value-type="float" office:value="1774.15" calcext:value-type="float">
            <text:p>1774.15</text:p>
          </table:table-cell>
        </table:table-row>
        <table:table-row table:style-name="ro1">
          <table:table-cell office:value-type="float" office:value="22223170" calcext:value-type="float">
            <text:p>22223170</text:p>
          </table:table-cell>
          <table:table-cell table:formula="of:=TIME( ; ;[.A1391]/1000)" office:value-type="time" office:time-value="PT06H10M23.17S" calcext:value-type="time">
            <text:p>06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76.41" calcext:value-type="float">
            <text:p>1476.41</text:p>
          </table:table-cell>
          <table:table-cell office:value-type="float" office:value="1775.39" calcext:value-type="float">
            <text:p>1775.39</text:p>
          </table:table-cell>
        </table:table-row>
        <table:table-row table:style-name="ro1">
          <table:table-cell office:value-type="float" office:value="22239170" calcext:value-type="float">
            <text:p>22239170</text:p>
          </table:table-cell>
          <table:table-cell table:formula="of:=TIME( ; ;[.A1392]/1000)" office:value-type="time" office:time-value="PT06H10M39.17S" calcext:value-type="time">
            <text:p>06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77.46" calcext:value-type="float">
            <text:p>1477.46</text:p>
          </table:table-cell>
          <table:table-cell office:value-type="float" office:value="1776.63" calcext:value-type="float">
            <text:p>1776.63</text:p>
          </table:table-cell>
        </table:table-row>
        <table:table-row table:style-name="ro1">
          <table:table-cell office:value-type="float" office:value="22255170" calcext:value-type="float">
            <text:p>22255170</text:p>
          </table:table-cell>
          <table:table-cell table:formula="of:=TIME( ; ;[.A1393]/1000)" office:value-type="time" office:time-value="PT06H10M55.17S" calcext:value-type="time">
            <text:p>06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78.51" calcext:value-type="float">
            <text:p>1478.51</text:p>
          </table:table-cell>
          <table:table-cell office:value-type="float" office:value="1777.87" calcext:value-type="float">
            <text:p>1777.87</text:p>
          </table:table-cell>
        </table:table-row>
        <table:table-row table:style-name="ro1">
          <table:table-cell office:value-type="float" office:value="22271170" calcext:value-type="float">
            <text:p>22271170</text:p>
          </table:table-cell>
          <table:table-cell table:formula="of:=TIME( ; ;[.A1394]/1000)" office:value-type="time" office:time-value="PT06H11M11.17S" calcext:value-type="time">
            <text:p>06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79.55" calcext:value-type="float">
            <text:p>1479.55</text:p>
          </table:table-cell>
          <table:table-cell office:value-type="float" office:value="1779.11" calcext:value-type="float">
            <text:p>1779.11</text:p>
          </table:table-cell>
        </table:table-row>
        <table:table-row table:style-name="ro1">
          <table:table-cell office:value-type="float" office:value="22287170" calcext:value-type="float">
            <text:p>22287170</text:p>
          </table:table-cell>
          <table:table-cell table:formula="of:=TIME( ; ;[.A1395]/1000)" office:value-type="time" office:time-value="PT06H11M27.17S" calcext:value-type="time">
            <text:p>06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80.6" calcext:value-type="float">
            <text:p>1480.6</text:p>
          </table:table-cell>
          <table:table-cell office:value-type="float" office:value="1780.36" calcext:value-type="float">
            <text:p>1780.36</text:p>
          </table:table-cell>
        </table:table-row>
        <table:table-row table:style-name="ro1">
          <table:table-cell office:value-type="float" office:value="22303170" calcext:value-type="float">
            <text:p>22303170</text:p>
          </table:table-cell>
          <table:table-cell table:formula="of:=TIME( ; ;[.A1396]/1000)" office:value-type="time" office:time-value="PT06H11M43.17S" calcext:value-type="time">
            <text:p>06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81.65" calcext:value-type="float">
            <text:p>1481.65</text:p>
          </table:table-cell>
          <table:table-cell office:value-type="float" office:value="1781.6" calcext:value-type="float">
            <text:p>1781.6</text:p>
          </table:table-cell>
        </table:table-row>
        <table:table-row table:style-name="ro1">
          <table:table-cell office:value-type="float" office:value="22319170" calcext:value-type="float">
            <text:p>22319170</text:p>
          </table:table-cell>
          <table:table-cell table:formula="of:=TIME( ; ;[.A1397]/1000)" office:value-type="time" office:time-value="PT06H11M59.17S" calcext:value-type="time">
            <text:p>06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82.7" calcext:value-type="float">
            <text:p>1482.7</text:p>
          </table:table-cell>
          <table:table-cell office:value-type="float" office:value="1782.84" calcext:value-type="float">
            <text:p>1782.84</text:p>
          </table:table-cell>
        </table:table-row>
        <table:table-row table:style-name="ro1">
          <table:table-cell office:value-type="float" office:value="22335170" calcext:value-type="float">
            <text:p>22335170</text:p>
          </table:table-cell>
          <table:table-cell table:formula="of:=TIME( ; ;[.A1398]/1000)" office:value-type="time" office:time-value="PT06H12M15.17S" calcext:value-type="time">
            <text:p>06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1784.08" calcext:value-type="float">
            <text:p>1784.08</text:p>
          </table:table-cell>
        </table:table-row>
        <table:table-row table:style-name="ro1">
          <table:table-cell office:value-type="float" office:value="22351170" calcext:value-type="float">
            <text:p>22351170</text:p>
          </table:table-cell>
          <table:table-cell table:formula="of:=TIME( ; ;[.A1399]/1000)" office:value-type="time" office:time-value="PT06H12M31.17S" calcext:value-type="time">
            <text:p>06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84.8" calcext:value-type="float">
            <text:p>1484.8</text:p>
          </table:table-cell>
          <table:table-cell office:value-type="float" office:value="1785.32" calcext:value-type="float">
            <text:p>1785.32</text:p>
          </table:table-cell>
        </table:table-row>
        <table:table-row table:style-name="ro1">
          <table:table-cell office:value-type="float" office:value="22367170" calcext:value-type="float">
            <text:p>22367170</text:p>
          </table:table-cell>
          <table:table-cell table:formula="of:=TIME( ; ;[.A1400]/1000)" office:value-type="time" office:time-value="PT06H12M47.17S" calcext:value-type="time">
            <text:p>06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85.85" calcext:value-type="float">
            <text:p>1485.85</text:p>
          </table:table-cell>
          <table:table-cell office:value-type="float" office:value="1786.56" calcext:value-type="float">
            <text:p>1786.56</text:p>
          </table:table-cell>
        </table:table-row>
        <table:table-row table:style-name="ro1">
          <table:table-cell office:value-type="float" office:value="22383170" calcext:value-type="float">
            <text:p>22383170</text:p>
          </table:table-cell>
          <table:table-cell table:formula="of:=TIME( ; ;[.A1401]/1000)" office:value-type="time" office:time-value="PT06H13M03.17S" calcext:value-type="time">
            <text:p>06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86.89" calcext:value-type="float">
            <text:p>1486.89</text:p>
          </table:table-cell>
          <table:table-cell office:value-type="float" office:value="1787.8" calcext:value-type="float">
            <text:p>1787.8</text:p>
          </table:table-cell>
        </table:table-row>
        <table:table-row table:style-name="ro1">
          <table:table-cell office:value-type="float" office:value="22399170" calcext:value-type="float">
            <text:p>22399170</text:p>
          </table:table-cell>
          <table:table-cell table:formula="of:=TIME( ; ;[.A1402]/1000)" office:value-type="time" office:time-value="PT06H13M19.17S" calcext:value-type="time">
            <text:p>06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87.94" calcext:value-type="float">
            <text:p>1487.94</text:p>
          </table:table-cell>
          <table:table-cell office:value-type="float" office:value="1789.05" calcext:value-type="float">
            <text:p>1789.05</text:p>
          </table:table-cell>
        </table:table-row>
        <table:table-row table:style-name="ro1">
          <table:table-cell office:value-type="float" office:value="22415170" calcext:value-type="float">
            <text:p>22415170</text:p>
          </table:table-cell>
          <table:table-cell table:formula="of:=TIME( ; ;[.A1403]/1000)" office:value-type="time" office:time-value="PT06H13M35.17S" calcext:value-type="time">
            <text:p>06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88.99" calcext:value-type="float">
            <text:p>1488.99</text:p>
          </table:table-cell>
          <table:table-cell office:value-type="float" office:value="1790.29" calcext:value-type="float">
            <text:p>1790.29</text:p>
          </table:table-cell>
        </table:table-row>
        <table:table-row table:style-name="ro1">
          <table:table-cell office:value-type="float" office:value="22431170" calcext:value-type="float">
            <text:p>22431170</text:p>
          </table:table-cell>
          <table:table-cell table:formula="of:=TIME( ; ;[.A1404]/1000)" office:value-type="time" office:time-value="PT06H13M51.17S" calcext:value-type="time">
            <text:p>06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90.04" calcext:value-type="float">
            <text:p>1490.04</text:p>
          </table:table-cell>
          <table:table-cell office:value-type="float" office:value="1791.53" calcext:value-type="float">
            <text:p>1791.53</text:p>
          </table:table-cell>
        </table:table-row>
        <table:table-row table:style-name="ro1">
          <table:table-cell office:value-type="float" office:value="22447170" calcext:value-type="float">
            <text:p>22447170</text:p>
          </table:table-cell>
          <table:table-cell table:formula="of:=TIME( ; ;[.A1405]/1000)" office:value-type="time" office:time-value="PT06H14M07.17S" calcext:value-type="time">
            <text:p>06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91.09" calcext:value-type="float">
            <text:p>1491.09</text:p>
          </table:table-cell>
          <table:table-cell office:value-type="float" office:value="1792.77" calcext:value-type="float">
            <text:p>1792.77</text:p>
          </table:table-cell>
        </table:table-row>
        <table:table-row table:style-name="ro1">
          <table:table-cell office:value-type="float" office:value="22463170" calcext:value-type="float">
            <text:p>22463170</text:p>
          </table:table-cell>
          <table:table-cell table:formula="of:=TIME( ; ;[.A1406]/1000)" office:value-type="time" office:time-value="PT06H14M23.17S" calcext:value-type="time">
            <text:p>06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92.14" calcext:value-type="float">
            <text:p>1492.14</text:p>
          </table:table-cell>
          <table:table-cell office:value-type="float" office:value="1794.01" calcext:value-type="float">
            <text:p>1794.01</text:p>
          </table:table-cell>
        </table:table-row>
        <table:table-row table:style-name="ro1">
          <table:table-cell office:value-type="float" office:value="22479170" calcext:value-type="float">
            <text:p>22479170</text:p>
          </table:table-cell>
          <table:table-cell table:formula="of:=TIME( ; ;[.A1407]/1000)" office:value-type="time" office:time-value="PT06H14M39.17S" calcext:value-type="time">
            <text:p>06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93.19" calcext:value-type="float">
            <text:p>1493.19</text:p>
          </table:table-cell>
          <table:table-cell office:value-type="float" office:value="1795.25" calcext:value-type="float">
            <text:p>1795.25</text:p>
          </table:table-cell>
        </table:table-row>
        <table:table-row table:style-name="ro1">
          <table:table-cell office:value-type="float" office:value="22495170" calcext:value-type="float">
            <text:p>22495170</text:p>
          </table:table-cell>
          <table:table-cell table:formula="of:=TIME( ; ;[.A1408]/1000)" office:value-type="time" office:time-value="PT06H14M55.17S" calcext:value-type="time">
            <text:p>06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94.23" calcext:value-type="float">
            <text:p>1494.23</text:p>
          </table:table-cell>
          <table:table-cell office:value-type="float" office:value="1796.49" calcext:value-type="float">
            <text:p>1796.49</text:p>
          </table:table-cell>
        </table:table-row>
        <table:table-row table:style-name="ro1">
          <table:table-cell office:value-type="float" office:value="22511170" calcext:value-type="float">
            <text:p>22511170</text:p>
          </table:table-cell>
          <table:table-cell table:formula="of:=TIME( ; ;[.A1409]/1000)" office:value-type="time" office:time-value="PT06H15M11.17S" calcext:value-type="time">
            <text:p>06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95.28" calcext:value-type="float">
            <text:p>1495.28</text:p>
          </table:table-cell>
          <table:table-cell office:value-type="float" office:value="1797.73" calcext:value-type="float">
            <text:p>1797.73</text:p>
          </table:table-cell>
        </table:table-row>
        <table:table-row table:style-name="ro1">
          <table:table-cell office:value-type="float" office:value="22527170" calcext:value-type="float">
            <text:p>22527170</text:p>
          </table:table-cell>
          <table:table-cell table:formula="of:=TIME( ; ;[.A1410]/1000)" office:value-type="time" office:time-value="PT06H15M27.17S" calcext:value-type="time">
            <text:p>06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96.33" calcext:value-type="float">
            <text:p>1496.33</text:p>
          </table:table-cell>
          <table:table-cell office:value-type="float" office:value="1798.97" calcext:value-type="float">
            <text:p>1798.97</text:p>
          </table:table-cell>
        </table:table-row>
        <table:table-row table:style-name="ro1">
          <table:table-cell office:value-type="float" office:value="22543170" calcext:value-type="float">
            <text:p>22543170</text:p>
          </table:table-cell>
          <table:table-cell table:formula="of:=TIME( ; ;[.A1411]/1000)" office:value-type="time" office:time-value="PT06H15M43.17S" calcext:value-type="time">
            <text:p>06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497.38" calcext:value-type="float">
            <text:p>1497.38</text:p>
          </table:table-cell>
          <table:table-cell office:value-type="float" office:value="1800.22" calcext:value-type="float">
            <text:p>1800.22</text:p>
          </table:table-cell>
        </table:table-row>
        <table:table-row table:style-name="ro1">
          <table:table-cell office:value-type="float" office:value="22559170" calcext:value-type="float">
            <text:p>22559170</text:p>
          </table:table-cell>
          <table:table-cell table:formula="of:=TIME( ; ;[.A1412]/1000)" office:value-type="time" office:time-value="PT06H15M59.17S" calcext:value-type="time">
            <text:p>06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498.43" calcext:value-type="float">
            <text:p>1498.43</text:p>
          </table:table-cell>
          <table:table-cell office:value-type="float" office:value="1801.46" calcext:value-type="float">
            <text:p>1801.46</text:p>
          </table:table-cell>
        </table:table-row>
        <table:table-row table:style-name="ro1">
          <table:table-cell office:value-type="float" office:value="22575170" calcext:value-type="float">
            <text:p>22575170</text:p>
          </table:table-cell>
          <table:table-cell table:formula="of:=TIME( ; ;[.A1413]/1000)" office:value-type="time" office:time-value="PT06H16M15.17S" calcext:value-type="time">
            <text:p>06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499.48" calcext:value-type="float">
            <text:p>1499.48</text:p>
          </table:table-cell>
          <table:table-cell office:value-type="float" office:value="1802.7" calcext:value-type="float">
            <text:p>1802.7</text:p>
          </table:table-cell>
        </table:table-row>
        <table:table-row table:style-name="ro1">
          <table:table-cell office:value-type="float" office:value="22591170" calcext:value-type="float">
            <text:p>22591170</text:p>
          </table:table-cell>
          <table:table-cell table:formula="of:=TIME( ; ;[.A1414]/1000)" office:value-type="time" office:time-value="PT06H16M31.17S" calcext:value-type="time">
            <text:p>06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0.53" calcext:value-type="float">
            <text:p>1500.53</text:p>
          </table:table-cell>
          <table:table-cell office:value-type="float" office:value="1803.94" calcext:value-type="float">
            <text:p>1803.94</text:p>
          </table:table-cell>
        </table:table-row>
        <table:table-row table:style-name="ro1">
          <table:table-cell office:value-type="float" office:value="22607170" calcext:value-type="float">
            <text:p>22607170</text:p>
          </table:table-cell>
          <table:table-cell table:formula="of:=TIME( ; ;[.A1415]/1000)" office:value-type="time" office:time-value="PT06H16M47.17S" calcext:value-type="time">
            <text:p>06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1.57" calcext:value-type="float">
            <text:p>1501.57</text:p>
          </table:table-cell>
          <table:table-cell office:value-type="float" office:value="1805.18" calcext:value-type="float">
            <text:p>1805.18</text:p>
          </table:table-cell>
        </table:table-row>
        <table:table-row table:style-name="ro1">
          <table:table-cell office:value-type="float" office:value="22623170" calcext:value-type="float">
            <text:p>22623170</text:p>
          </table:table-cell>
          <table:table-cell table:formula="of:=TIME( ; ;[.A1416]/1000)" office:value-type="time" office:time-value="PT06H17M03.17S" calcext:value-type="time">
            <text:p>06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02.62" calcext:value-type="float">
            <text:p>1502.62</text:p>
          </table:table-cell>
          <table:table-cell office:value-type="float" office:value="1806.42" calcext:value-type="float">
            <text:p>1806.42</text:p>
          </table:table-cell>
        </table:table-row>
        <table:table-row table:style-name="ro1">
          <table:table-cell office:value-type="float" office:value="22639170" calcext:value-type="float">
            <text:p>22639170</text:p>
          </table:table-cell>
          <table:table-cell table:formula="of:=TIME( ; ;[.A1417]/1000)" office:value-type="time" office:time-value="PT06H17M19.17S" calcext:value-type="time">
            <text:p>06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3.67" calcext:value-type="float">
            <text:p>1503.67</text:p>
          </table:table-cell>
          <table:table-cell office:value-type="float" office:value="1807.66" calcext:value-type="float">
            <text:p>1807.66</text:p>
          </table:table-cell>
        </table:table-row>
        <table:table-row table:style-name="ro1">
          <table:table-cell office:value-type="float" office:value="22655170" calcext:value-type="float">
            <text:p>22655170</text:p>
          </table:table-cell>
          <table:table-cell table:formula="of:=TIME( ; ;[.A1418]/1000)" office:value-type="time" office:time-value="PT06H17M35.17S" calcext:value-type="time">
            <text:p>06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4.72" calcext:value-type="float">
            <text:p>1504.72</text:p>
          </table:table-cell>
          <table:table-cell office:value-type="float" office:value="1808.9" calcext:value-type="float">
            <text:p>1808.9</text:p>
          </table:table-cell>
        </table:table-row>
        <table:table-row table:style-name="ro1">
          <table:table-cell office:value-type="float" office:value="22671170" calcext:value-type="float">
            <text:p>22671170</text:p>
          </table:table-cell>
          <table:table-cell table:formula="of:=TIME( ; ;[.A1419]/1000)" office:value-type="time" office:time-value="PT06H17M51.17S" calcext:value-type="time">
            <text:p>06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5.77" calcext:value-type="float">
            <text:p>1505.77</text:p>
          </table:table-cell>
          <table:table-cell office:value-type="float" office:value="1810.14" calcext:value-type="float">
            <text:p>1810.14</text:p>
          </table:table-cell>
        </table:table-row>
        <table:table-row table:style-name="ro1">
          <table:table-cell office:value-type="float" office:value="22687170" calcext:value-type="float">
            <text:p>22687170</text:p>
          </table:table-cell>
          <table:table-cell table:formula="of:=TIME( ; ;[.A1420]/1000)" office:value-type="time" office:time-value="PT06H18M07.17S" calcext:value-type="time">
            <text:p>06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6.82" calcext:value-type="float">
            <text:p>1506.82</text:p>
          </table:table-cell>
          <table:table-cell office:value-type="float" office:value="1811.38" calcext:value-type="float">
            <text:p>1811.38</text:p>
          </table:table-cell>
        </table:table-row>
        <table:table-row table:style-name="ro1">
          <table:table-cell office:value-type="float" office:value="22703170" calcext:value-type="float">
            <text:p>22703170</text:p>
          </table:table-cell>
          <table:table-cell table:formula="of:=TIME( ; ;[.A1421]/1000)" office:value-type="time" office:time-value="PT06H18M23.17S" calcext:value-type="time">
            <text:p>06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7.86" calcext:value-type="float">
            <text:p>1507.86</text:p>
          </table:table-cell>
          <table:table-cell office:value-type="float" office:value="1812.62" calcext:value-type="float">
            <text:p>1812.62</text:p>
          </table:table-cell>
        </table:table-row>
        <table:table-row table:style-name="ro1">
          <table:table-cell office:value-type="float" office:value="22719170" calcext:value-type="float">
            <text:p>22719170</text:p>
          </table:table-cell>
          <table:table-cell table:formula="of:=TIME( ; ;[.A1422]/1000)" office:value-type="time" office:time-value="PT06H18M39.17S" calcext:value-type="time">
            <text:p>06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8.91" calcext:value-type="float">
            <text:p>1508.91</text:p>
          </table:table-cell>
          <table:table-cell office:value-type="float" office:value="1813.86" calcext:value-type="float">
            <text:p>1813.86</text:p>
          </table:table-cell>
        </table:table-row>
        <table:table-row table:style-name="ro1">
          <table:table-cell office:value-type="float" office:value="22735170" calcext:value-type="float">
            <text:p>22735170</text:p>
          </table:table-cell>
          <table:table-cell table:formula="of:=TIME( ; ;[.A1423]/1000)" office:value-type="time" office:time-value="PT06H18M55.17S" calcext:value-type="time">
            <text:p>06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09.96" calcext:value-type="float">
            <text:p>1509.96</text:p>
          </table:table-cell>
          <table:table-cell office:value-type="float" office:value="1815.1" calcext:value-type="float">
            <text:p>1815.1</text:p>
          </table:table-cell>
        </table:table-row>
        <table:table-row table:style-name="ro1">
          <table:table-cell office:value-type="float" office:value="22751170" calcext:value-type="float">
            <text:p>22751170</text:p>
          </table:table-cell>
          <table:table-cell table:formula="of:=TIME( ; ;[.A1424]/1000)" office:value-type="time" office:time-value="PT06H19M11.17S" calcext:value-type="time">
            <text:p>06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11.01" calcext:value-type="float">
            <text:p>1511.01</text:p>
          </table:table-cell>
          <table:table-cell office:value-type="float" office:value="1816.35" calcext:value-type="float">
            <text:p>1816.35</text:p>
          </table:table-cell>
        </table:table-row>
        <table:table-row table:style-name="ro1">
          <table:table-cell office:value-type="float" office:value="22767170" calcext:value-type="float">
            <text:p>22767170</text:p>
          </table:table-cell>
          <table:table-cell table:formula="of:=TIME( ; ;[.A1425]/1000)" office:value-type="time" office:time-value="PT06H19M27.17S" calcext:value-type="time">
            <text:p>06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12.06" calcext:value-type="float">
            <text:p>1512.06</text:p>
          </table:table-cell>
          <table:table-cell office:value-type="float" office:value="1817.59" calcext:value-type="float">
            <text:p>1817.59</text:p>
          </table:table-cell>
        </table:table-row>
        <table:table-row table:style-name="ro1">
          <table:table-cell office:value-type="float" office:value="22783170" calcext:value-type="float">
            <text:p>22783170</text:p>
          </table:table-cell>
          <table:table-cell table:formula="of:=TIME( ; ;[.A1426]/1000)" office:value-type="time" office:time-value="PT06H19M43.17S" calcext:value-type="time">
            <text:p>06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13.11" calcext:value-type="float">
            <text:p>1513.11</text:p>
          </table:table-cell>
          <table:table-cell office:value-type="float" office:value="1818.83" calcext:value-type="float">
            <text:p>1818.83</text:p>
          </table:table-cell>
        </table:table-row>
        <table:table-row table:style-name="ro1">
          <table:table-cell office:value-type="float" office:value="22799170" calcext:value-type="float">
            <text:p>22799170</text:p>
          </table:table-cell>
          <table:table-cell table:formula="of:=TIME( ; ;[.A1427]/1000)" office:value-type="time" office:time-value="PT06H19M59.17S" calcext:value-type="time">
            <text:p>06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14.15" calcext:value-type="float">
            <text:p>1514.15</text:p>
          </table:table-cell>
          <table:table-cell office:value-type="float" office:value="1820.07" calcext:value-type="float">
            <text:p>1820.07</text:p>
          </table:table-cell>
        </table:table-row>
        <table:table-row table:style-name="ro1">
          <table:table-cell office:value-type="float" office:value="22815170" calcext:value-type="float">
            <text:p>22815170</text:p>
          </table:table-cell>
          <table:table-cell table:formula="of:=TIME( ; ;[.A1428]/1000)" office:value-type="time" office:time-value="PT06H20M15.17S" calcext:value-type="time">
            <text:p>06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15.2" calcext:value-type="float">
            <text:p>1515.2</text:p>
          </table:table-cell>
          <table:table-cell office:value-type="float" office:value="1821.31" calcext:value-type="float">
            <text:p>1821.31</text:p>
          </table:table-cell>
        </table:table-row>
        <table:table-row table:style-name="ro1">
          <table:table-cell office:value-type="float" office:value="22831170" calcext:value-type="float">
            <text:p>22831170</text:p>
          </table:table-cell>
          <table:table-cell table:formula="of:=TIME( ; ;[.A1429]/1000)" office:value-type="time" office:time-value="PT06H20M31.17S" calcext:value-type="time">
            <text:p>06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16.25" calcext:value-type="float">
            <text:p>1516.25</text:p>
          </table:table-cell>
          <table:table-cell office:value-type="float" office:value="1822.55" calcext:value-type="float">
            <text:p>1822.55</text:p>
          </table:table-cell>
        </table:table-row>
        <table:table-row table:style-name="ro1">
          <table:table-cell office:value-type="float" office:value="22847170" calcext:value-type="float">
            <text:p>22847170</text:p>
          </table:table-cell>
          <table:table-cell table:formula="of:=TIME( ; ;[.A1430]/1000)" office:value-type="time" office:time-value="PT06H20M47.17S" calcext:value-type="time">
            <text:p>06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517.3" calcext:value-type="float">
            <text:p>1517.3</text:p>
          </table:table-cell>
          <table:table-cell office:value-type="float" office:value="1823.79" calcext:value-type="float">
            <text:p>1823.79</text:p>
          </table:table-cell>
        </table:table-row>
        <table:table-row table:style-name="ro1">
          <table:table-cell office:value-type="float" office:value="22863170" calcext:value-type="float">
            <text:p>22863170</text:p>
          </table:table-cell>
          <table:table-cell table:formula="of:=TIME( ; ;[.A1431]/1000)" office:value-type="time" office:time-value="PT06H21M03.17S" calcext:value-type="time">
            <text:p>06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18.35" calcext:value-type="float">
            <text:p>1518.35</text:p>
          </table:table-cell>
          <table:table-cell office:value-type="float" office:value="1825.03" calcext:value-type="float">
            <text:p>1825.03</text:p>
          </table:table-cell>
        </table:table-row>
        <table:table-row table:style-name="ro1">
          <table:table-cell office:value-type="float" office:value="22879170" calcext:value-type="float">
            <text:p>22879170</text:p>
          </table:table-cell>
          <table:table-cell table:formula="of:=TIME( ; ;[.A1432]/1000)" office:value-type="time" office:time-value="PT06H21M19.17S" calcext:value-type="time">
            <text:p>06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19.39" calcext:value-type="float">
            <text:p>1519.39</text:p>
          </table:table-cell>
          <table:table-cell office:value-type="float" office:value="1826.27" calcext:value-type="float">
            <text:p>1826.27</text:p>
          </table:table-cell>
        </table:table-row>
        <table:table-row table:style-name="ro1">
          <table:table-cell office:value-type="float" office:value="22895170" calcext:value-type="float">
            <text:p>22895170</text:p>
          </table:table-cell>
          <table:table-cell table:formula="of:=TIME( ; ;[.A1433]/1000)" office:value-type="time" office:time-value="PT06H21M35.17S" calcext:value-type="time">
            <text:p>06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20.44" calcext:value-type="float">
            <text:p>1520.44</text:p>
          </table:table-cell>
          <table:table-cell office:value-type="float" office:value="1827.51" calcext:value-type="float">
            <text:p>1827.51</text:p>
          </table:table-cell>
        </table:table-row>
        <table:table-row table:style-name="ro1">
          <table:table-cell office:value-type="float" office:value="22911170" calcext:value-type="float">
            <text:p>22911170</text:p>
          </table:table-cell>
          <table:table-cell table:formula="of:=TIME( ; ;[.A1434]/1000)" office:value-type="time" office:time-value="PT06H21M51.17S" calcext:value-type="time">
            <text:p>06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21.49" calcext:value-type="float">
            <text:p>1521.49</text:p>
          </table:table-cell>
          <table:table-cell office:value-type="float" office:value="1828.75" calcext:value-type="float">
            <text:p>1828.75</text:p>
          </table:table-cell>
        </table:table-row>
        <table:table-row table:style-name="ro1">
          <table:table-cell office:value-type="float" office:value="22927170" calcext:value-type="float">
            <text:p>22927170</text:p>
          </table:table-cell>
          <table:table-cell table:formula="of:=TIME( ; ;[.A1435]/1000)" office:value-type="time" office:time-value="PT06H22M07.17S" calcext:value-type="time">
            <text:p>06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522.54" calcext:value-type="float">
            <text:p>1522.54</text:p>
          </table:table-cell>
          <table:table-cell office:value-type="float" office:value="1829.99" calcext:value-type="float">
            <text:p>1829.99</text:p>
          </table:table-cell>
        </table:table-row>
        <table:table-row table:style-name="ro1">
          <table:table-cell office:value-type="float" office:value="22943170" calcext:value-type="float">
            <text:p>22943170</text:p>
          </table:table-cell>
          <table:table-cell table:formula="of:=TIME( ; ;[.A1436]/1000)" office:value-type="time" office:time-value="PT06H22M23.17S" calcext:value-type="time">
            <text:p>06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23.59" calcext:value-type="float">
            <text:p>1523.59</text:p>
          </table:table-cell>
          <table:table-cell office:value-type="float" office:value="1831.23" calcext:value-type="float">
            <text:p>1831.23</text:p>
          </table:table-cell>
        </table:table-row>
        <table:table-row table:style-name="ro1">
          <table:table-cell office:value-type="float" office:value="22959170" calcext:value-type="float">
            <text:p>22959170</text:p>
          </table:table-cell>
          <table:table-cell table:formula="of:=TIME( ; ;[.A1437]/1000)" office:value-type="time" office:time-value="PT06H22M39.17S" calcext:value-type="time">
            <text:p>06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24.63" calcext:value-type="float">
            <text:p>1524.63</text:p>
          </table:table-cell>
          <table:table-cell office:value-type="float" office:value="1832.47" calcext:value-type="float">
            <text:p>1832.47</text:p>
          </table:table-cell>
        </table:table-row>
        <table:table-row table:style-name="ro1">
          <table:table-cell office:value-type="float" office:value="22975170" calcext:value-type="float">
            <text:p>22975170</text:p>
          </table:table-cell>
          <table:table-cell table:formula="of:=TIME( ; ;[.A1438]/1000)" office:value-type="time" office:time-value="PT06H22M55.17S" calcext:value-type="time">
            <text:p>06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25.68" calcext:value-type="float">
            <text:p>1525.68</text:p>
          </table:table-cell>
          <table:table-cell office:value-type="float" office:value="1833.71" calcext:value-type="float">
            <text:p>1833.71</text:p>
          </table:table-cell>
        </table:table-row>
        <table:table-row table:style-name="ro1">
          <table:table-cell office:value-type="float" office:value="22991170" calcext:value-type="float">
            <text:p>22991170</text:p>
          </table:table-cell>
          <table:table-cell table:formula="of:=TIME( ; ;[.A1439]/1000)" office:value-type="time" office:time-value="PT06H23M11.17S" calcext:value-type="time">
            <text:p>06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26.73" calcext:value-type="float">
            <text:p>1526.73</text:p>
          </table:table-cell>
          <table:table-cell office:value-type="float" office:value="1834.95" calcext:value-type="float">
            <text:p>1834.95</text:p>
          </table:table-cell>
        </table:table-row>
        <table:table-row table:style-name="ro1">
          <table:table-cell office:value-type="float" office:value="23007170" calcext:value-type="float">
            <text:p>23007170</text:p>
          </table:table-cell>
          <table:table-cell table:formula="of:=TIME( ; ;[.A1440]/1000)" office:value-type="time" office:time-value="PT06H23M27.17S" calcext:value-type="time">
            <text:p>06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27.77" calcext:value-type="float">
            <text:p>1527.77</text:p>
          </table:table-cell>
          <table:table-cell office:value-type="float" office:value="1836.19" calcext:value-type="float">
            <text:p>1836.19</text:p>
          </table:table-cell>
        </table:table-row>
        <table:table-row table:style-name="ro1">
          <table:table-cell office:value-type="float" office:value="23023170" calcext:value-type="float">
            <text:p>23023170</text:p>
          </table:table-cell>
          <table:table-cell table:formula="of:=TIME( ; ;[.A1441]/1000)" office:value-type="time" office:time-value="PT06H23M43.17S" calcext:value-type="time">
            <text:p>06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28.82" calcext:value-type="float">
            <text:p>1528.82</text:p>
          </table:table-cell>
          <table:table-cell office:value-type="float" office:value="1837.43" calcext:value-type="float">
            <text:p>1837.43</text:p>
          </table:table-cell>
        </table:table-row>
        <table:table-row table:style-name="ro1">
          <table:table-cell office:value-type="float" office:value="23039170" calcext:value-type="float">
            <text:p>23039170</text:p>
          </table:table-cell>
          <table:table-cell table:formula="of:=TIME( ; ;[.A1442]/1000)" office:value-type="time" office:time-value="PT06H23M59.17S" calcext:value-type="time">
            <text:p>06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29.87" calcext:value-type="float">
            <text:p>1529.87</text:p>
          </table:table-cell>
          <table:table-cell office:value-type="float" office:value="1838.67" calcext:value-type="float">
            <text:p>1838.67</text:p>
          </table:table-cell>
        </table:table-row>
        <table:table-row table:style-name="ro1">
          <table:table-cell office:value-type="float" office:value="23055170" calcext:value-type="float">
            <text:p>23055170</text:p>
          </table:table-cell>
          <table:table-cell table:formula="of:=TIME( ; ;[.A1443]/1000)" office:value-type="time" office:time-value="PT06H24M15.17S" calcext:value-type="time">
            <text:p>06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0.92" calcext:value-type="float">
            <text:p>1530.92</text:p>
          </table:table-cell>
          <table:table-cell office:value-type="float" office:value="1839.91" calcext:value-type="float">
            <text:p>1839.91</text:p>
          </table:table-cell>
        </table:table-row>
        <table:table-row table:style-name="ro1">
          <table:table-cell office:value-type="float" office:value="23071170" calcext:value-type="float">
            <text:p>23071170</text:p>
          </table:table-cell>
          <table:table-cell table:formula="of:=TIME( ; ;[.A1444]/1000)" office:value-type="time" office:time-value="PT06H24M31.17S" calcext:value-type="time">
            <text:p>06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1.96" calcext:value-type="float">
            <text:p>1531.96</text:p>
          </table:table-cell>
          <table:table-cell office:value-type="float" office:value="1841.15" calcext:value-type="float">
            <text:p>1841.15</text:p>
          </table:table-cell>
        </table:table-row>
        <table:table-row table:style-name="ro1">
          <table:table-cell office:value-type="float" office:value="23087170" calcext:value-type="float">
            <text:p>23087170</text:p>
          </table:table-cell>
          <table:table-cell table:formula="of:=TIME( ; ;[.A1445]/1000)" office:value-type="time" office:time-value="PT06H24M47.17S" calcext:value-type="time">
            <text:p>06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3.01" calcext:value-type="float">
            <text:p>1533.01</text:p>
          </table:table-cell>
          <table:table-cell office:value-type="float" office:value="1842.39" calcext:value-type="float">
            <text:p>1842.39</text:p>
          </table:table-cell>
        </table:table-row>
        <table:table-row table:style-name="ro1">
          <table:table-cell office:value-type="float" office:value="23103170" calcext:value-type="float">
            <text:p>23103170</text:p>
          </table:table-cell>
          <table:table-cell table:formula="of:=TIME( ; ;[.A1446]/1000)" office:value-type="time" office:time-value="PT06H25M03.17S" calcext:value-type="time">
            <text:p>06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4.06" calcext:value-type="float">
            <text:p>1534.06</text:p>
          </table:table-cell>
          <table:table-cell office:value-type="float" office:value="1843.63" calcext:value-type="float">
            <text:p>1843.63</text:p>
          </table:table-cell>
        </table:table-row>
        <table:table-row table:style-name="ro1">
          <table:table-cell office:value-type="float" office:value="23119170" calcext:value-type="float">
            <text:p>23119170</text:p>
          </table:table-cell>
          <table:table-cell table:formula="of:=TIME( ; ;[.A1447]/1000)" office:value-type="time" office:time-value="PT06H25M19.17S" calcext:value-type="time">
            <text:p>06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5.11" calcext:value-type="float">
            <text:p>1535.11</text:p>
          </table:table-cell>
          <table:table-cell office:value-type="float" office:value="1844.87" calcext:value-type="float">
            <text:p>1844.87</text:p>
          </table:table-cell>
        </table:table-row>
        <table:table-row table:style-name="ro1">
          <table:table-cell office:value-type="float" office:value="23135170" calcext:value-type="float">
            <text:p>23135170</text:p>
          </table:table-cell>
          <table:table-cell table:formula="of:=TIME( ; ;[.A1448]/1000)" office:value-type="time" office:time-value="PT06H25M35.17S" calcext:value-type="time">
            <text:p>06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6.15" calcext:value-type="float">
            <text:p>1536.15</text:p>
          </table:table-cell>
          <table:table-cell office:value-type="float" office:value="1846.11" calcext:value-type="float">
            <text:p>1846.11</text:p>
          </table:table-cell>
        </table:table-row>
        <table:table-row table:style-name="ro1">
          <table:table-cell office:value-type="float" office:value="23151170" calcext:value-type="float">
            <text:p>23151170</text:p>
          </table:table-cell>
          <table:table-cell table:formula="of:=TIME( ; ;[.A1449]/1000)" office:value-type="time" office:time-value="PT06H25M51.17S" calcext:value-type="time">
            <text:p>06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7.2" calcext:value-type="float">
            <text:p>1537.2</text:p>
          </table:table-cell>
          <table:table-cell office:value-type="float" office:value="1847.35" calcext:value-type="float">
            <text:p>1847.35</text:p>
          </table:table-cell>
        </table:table-row>
        <table:table-row table:style-name="ro1">
          <table:table-cell office:value-type="float" office:value="23167170" calcext:value-type="float">
            <text:p>23167170</text:p>
          </table:table-cell>
          <table:table-cell table:formula="of:=TIME( ; ;[.A1450]/1000)" office:value-type="time" office:time-value="PT06H26M07.17S" calcext:value-type="time">
            <text:p>06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8.25" calcext:value-type="float">
            <text:p>1538.25</text:p>
          </table:table-cell>
          <table:table-cell office:value-type="float" office:value="1848.59" calcext:value-type="float">
            <text:p>1848.59</text:p>
          </table:table-cell>
        </table:table-row>
        <table:table-row table:style-name="ro1">
          <table:table-cell office:value-type="float" office:value="23183170" calcext:value-type="float">
            <text:p>23183170</text:p>
          </table:table-cell>
          <table:table-cell table:formula="of:=TIME( ; ;[.A1451]/1000)" office:value-type="time" office:time-value="PT06H26M23.17S" calcext:value-type="time">
            <text:p>06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39.29" calcext:value-type="float">
            <text:p>1539.29</text:p>
          </table:table-cell>
          <table:table-cell office:value-type="float" office:value="1849.83" calcext:value-type="float">
            <text:p>1849.83</text:p>
          </table:table-cell>
        </table:table-row>
        <table:table-row table:style-name="ro1">
          <table:table-cell office:value-type="float" office:value="23199170" calcext:value-type="float">
            <text:p>23199170</text:p>
          </table:table-cell>
          <table:table-cell table:formula="of:=TIME( ; ;[.A1452]/1000)" office:value-type="time" office:time-value="PT06H26M39.17S" calcext:value-type="time">
            <text:p>06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40.34" calcext:value-type="float">
            <text:p>1540.34</text:p>
          </table:table-cell>
          <table:table-cell office:value-type="float" office:value="1851.07" calcext:value-type="float">
            <text:p>1851.07</text:p>
          </table:table-cell>
        </table:table-row>
        <table:table-row table:style-name="ro1">
          <table:table-cell office:value-type="float" office:value="23215170" calcext:value-type="float">
            <text:p>23215170</text:p>
          </table:table-cell>
          <table:table-cell table:formula="of:=TIME( ; ;[.A1453]/1000)" office:value-type="time" office:time-value="PT06H26M55.17S" calcext:value-type="time">
            <text:p>06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41.39" calcext:value-type="float">
            <text:p>1541.39</text:p>
          </table:table-cell>
          <table:table-cell office:value-type="float" office:value="1852.31" calcext:value-type="float">
            <text:p>1852.31</text:p>
          </table:table-cell>
        </table:table-row>
        <table:table-row table:style-name="ro1">
          <table:table-cell office:value-type="float" office:value="23231170" calcext:value-type="float">
            <text:p>23231170</text:p>
          </table:table-cell>
          <table:table-cell table:formula="of:=TIME( ; ;[.A1454]/1000)" office:value-type="time" office:time-value="PT06H27M11.17S" calcext:value-type="time">
            <text:p>06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42.44" calcext:value-type="float">
            <text:p>1542.44</text:p>
          </table:table-cell>
          <table:table-cell office:value-type="float" office:value="1853.55" calcext:value-type="float">
            <text:p>1853.55</text:p>
          </table:table-cell>
        </table:table-row>
        <table:table-row table:style-name="ro1">
          <table:table-cell office:value-type="float" office:value="23247170" calcext:value-type="float">
            <text:p>23247170</text:p>
          </table:table-cell>
          <table:table-cell table:formula="of:=TIME( ; ;[.A1455]/1000)" office:value-type="time" office:time-value="PT06H27M27.17S" calcext:value-type="time">
            <text:p>06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43.48" calcext:value-type="float">
            <text:p>1543.48</text:p>
          </table:table-cell>
          <table:table-cell office:value-type="float" office:value="1854.79" calcext:value-type="float">
            <text:p>1854.79</text:p>
          </table:table-cell>
        </table:table-row>
        <table:table-row table:style-name="ro1">
          <table:table-cell office:value-type="float" office:value="23263170" calcext:value-type="float">
            <text:p>23263170</text:p>
          </table:table-cell>
          <table:table-cell table:formula="of:=TIME( ; ;[.A1456]/1000)" office:value-type="time" office:time-value="PT06H27M43.17S" calcext:value-type="time">
            <text:p>06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44.53" calcext:value-type="float">
            <text:p>1544.53</text:p>
          </table:table-cell>
          <table:table-cell office:value-type="float" office:value="1856.03" calcext:value-type="float">
            <text:p>1856.03</text:p>
          </table:table-cell>
        </table:table-row>
        <table:table-row table:style-name="ro1">
          <table:table-cell office:value-type="float" office:value="23279170" calcext:value-type="float">
            <text:p>23279170</text:p>
          </table:table-cell>
          <table:table-cell table:formula="of:=TIME( ; ;[.A1457]/1000)" office:value-type="time" office:time-value="PT06H27M59.17S" calcext:value-type="time">
            <text:p>06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45.58" calcext:value-type="float">
            <text:p>1545.58</text:p>
          </table:table-cell>
          <table:table-cell office:value-type="float" office:value="1857.27" calcext:value-type="float">
            <text:p>1857.27</text:p>
          </table:table-cell>
        </table:table-row>
        <table:table-row table:style-name="ro1">
          <table:table-cell office:value-type="float" office:value="23295170" calcext:value-type="float">
            <text:p>23295170</text:p>
          </table:table-cell>
          <table:table-cell table:formula="of:=TIME( ; ;[.A1458]/1000)" office:value-type="time" office:time-value="PT06H28M15.17S" calcext:value-type="time">
            <text:p>06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46.62" calcext:value-type="float">
            <text:p>1546.62</text:p>
          </table:table-cell>
          <table:table-cell office:value-type="float" office:value="1858.51" calcext:value-type="float">
            <text:p>1858.51</text:p>
          </table:table-cell>
        </table:table-row>
        <table:table-row table:style-name="ro1">
          <table:table-cell office:value-type="float" office:value="23311170" calcext:value-type="float">
            <text:p>23311170</text:p>
          </table:table-cell>
          <table:table-cell table:formula="of:=TIME( ; ;[.A1459]/1000)" office:value-type="time" office:time-value="PT06H28M31.17S" calcext:value-type="time">
            <text:p>06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547.67" calcext:value-type="float">
            <text:p>1547.67</text:p>
          </table:table-cell>
          <table:table-cell office:value-type="float" office:value="1859.75" calcext:value-type="float">
            <text:p>1859.75</text:p>
          </table:table-cell>
        </table:table-row>
        <table:table-row table:style-name="ro1">
          <table:table-cell office:value-type="float" office:value="23327170" calcext:value-type="float">
            <text:p>23327170</text:p>
          </table:table-cell>
          <table:table-cell table:formula="of:=TIME( ; ;[.A1460]/1000)" office:value-type="time" office:time-value="PT06H28M47.17S" calcext:value-type="time">
            <text:p>06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48.72" calcext:value-type="float">
            <text:p>1548.72</text:p>
          </table:table-cell>
          <table:table-cell office:value-type="float" office:value="1860.99" calcext:value-type="float">
            <text:p>1860.99</text:p>
          </table:table-cell>
        </table:table-row>
        <table:table-row table:style-name="ro1">
          <table:table-cell office:value-type="float" office:value="23343170" calcext:value-type="float">
            <text:p>23343170</text:p>
          </table:table-cell>
          <table:table-cell table:formula="of:=TIME( ; ;[.A1461]/1000)" office:value-type="time" office:time-value="PT06H29M03.17S" calcext:value-type="time">
            <text:p>06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49.77" calcext:value-type="float">
            <text:p>1549.77</text:p>
          </table:table-cell>
          <table:table-cell office:value-type="float" office:value="1862.23" calcext:value-type="float">
            <text:p>1862.23</text:p>
          </table:table-cell>
        </table:table-row>
        <table:table-row table:style-name="ro1">
          <table:table-cell office:value-type="float" office:value="23359170" calcext:value-type="float">
            <text:p>23359170</text:p>
          </table:table-cell>
          <table:table-cell table:formula="of:=TIME( ; ;[.A1462]/1000)" office:value-type="time" office:time-value="PT06H29M19.17S" calcext:value-type="time">
            <text:p>06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0.81" calcext:value-type="float">
            <text:p>1550.81</text:p>
          </table:table-cell>
          <table:table-cell office:value-type="float" office:value="1863.47" calcext:value-type="float">
            <text:p>1863.47</text:p>
          </table:table-cell>
        </table:table-row>
        <table:table-row table:style-name="ro1">
          <table:table-cell office:value-type="float" office:value="23375170" calcext:value-type="float">
            <text:p>23375170</text:p>
          </table:table-cell>
          <table:table-cell table:formula="of:=TIME( ; ;[.A1463]/1000)" office:value-type="time" office:time-value="PT06H29M35.17S" calcext:value-type="time">
            <text:p>06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1.86" calcext:value-type="float">
            <text:p>1551.86</text:p>
          </table:table-cell>
          <table:table-cell office:value-type="float" office:value="1864.71" calcext:value-type="float">
            <text:p>1864.71</text:p>
          </table:table-cell>
        </table:table-row>
        <table:table-row table:style-name="ro1">
          <table:table-cell office:value-type="float" office:value="23391170" calcext:value-type="float">
            <text:p>23391170</text:p>
          </table:table-cell>
          <table:table-cell table:formula="of:=TIME( ; ;[.A1464]/1000)" office:value-type="time" office:time-value="PT06H29M51.17S" calcext:value-type="time">
            <text:p>06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2.91" calcext:value-type="float">
            <text:p>1552.91</text:p>
          </table:table-cell>
          <table:table-cell office:value-type="float" office:value="1865.95" calcext:value-type="float">
            <text:p>1865.95</text:p>
          </table:table-cell>
        </table:table-row>
        <table:table-row table:style-name="ro1">
          <table:table-cell office:value-type="float" office:value="23407170" calcext:value-type="float">
            <text:p>23407170</text:p>
          </table:table-cell>
          <table:table-cell table:formula="of:=TIME( ; ;[.A1465]/1000)" office:value-type="time" office:time-value="PT06H30M07.17S" calcext:value-type="time">
            <text:p>06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3.95" calcext:value-type="float">
            <text:p>1553.95</text:p>
          </table:table-cell>
          <table:table-cell office:value-type="float" office:value="1867.19" calcext:value-type="float">
            <text:p>1867.19</text:p>
          </table:table-cell>
        </table:table-row>
        <table:table-row table:style-name="ro1">
          <table:table-cell office:value-type="float" office:value="23423170" calcext:value-type="float">
            <text:p>23423170</text:p>
          </table:table-cell>
          <table:table-cell table:formula="of:=TIME( ; ;[.A1466]/1000)" office:value-type="time" office:time-value="PT06H30M23.17S" calcext:value-type="time">
            <text:p>06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5" calcext:value-type="float">
            <text:p>1555</text:p>
          </table:table-cell>
          <table:table-cell office:value-type="float" office:value="1868.43" calcext:value-type="float">
            <text:p>1868.43</text:p>
          </table:table-cell>
        </table:table-row>
        <table:table-row table:style-name="ro1">
          <table:table-cell office:value-type="float" office:value="23439170" calcext:value-type="float">
            <text:p>23439170</text:p>
          </table:table-cell>
          <table:table-cell table:formula="of:=TIME( ; ;[.A1467]/1000)" office:value-type="time" office:time-value="PT06H30M39.17S" calcext:value-type="time">
            <text:p>06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6.05" calcext:value-type="float">
            <text:p>1556.05</text:p>
          </table:table-cell>
          <table:table-cell office:value-type="float" office:value="1869.67" calcext:value-type="float">
            <text:p>1869.67</text:p>
          </table:table-cell>
        </table:table-row>
        <table:table-row table:style-name="ro1">
          <table:table-cell office:value-type="float" office:value="23455170" calcext:value-type="float">
            <text:p>23455170</text:p>
          </table:table-cell>
          <table:table-cell table:formula="of:=TIME( ; ;[.A1468]/1000)" office:value-type="time" office:time-value="PT06H30M55.17S" calcext:value-type="time">
            <text:p>06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7.1" calcext:value-type="float">
            <text:p>1557.1</text:p>
          </table:table-cell>
          <table:table-cell office:value-type="float" office:value="1870.91" calcext:value-type="float">
            <text:p>1870.91</text:p>
          </table:table-cell>
        </table:table-row>
        <table:table-row table:style-name="ro1">
          <table:table-cell office:value-type="float" office:value="23471170" calcext:value-type="float">
            <text:p>23471170</text:p>
          </table:table-cell>
          <table:table-cell table:formula="of:=TIME( ; ;[.A1469]/1000)" office:value-type="time" office:time-value="PT06H31M11.17S" calcext:value-type="time">
            <text:p>06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8.14" calcext:value-type="float">
            <text:p>1558.14</text:p>
          </table:table-cell>
          <table:table-cell office:value-type="float" office:value="1872.15" calcext:value-type="float">
            <text:p>1872.15</text:p>
          </table:table-cell>
        </table:table-row>
        <table:table-row table:style-name="ro1">
          <table:table-cell office:value-type="float" office:value="23487170" calcext:value-type="float">
            <text:p>23487170</text:p>
          </table:table-cell>
          <table:table-cell table:formula="of:=TIME( ; ;[.A1470]/1000)" office:value-type="time" office:time-value="PT06H31M27.17S" calcext:value-type="time">
            <text:p>06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59.19" calcext:value-type="float">
            <text:p>1559.19</text:p>
          </table:table-cell>
          <table:table-cell office:value-type="float" office:value="1873.39" calcext:value-type="float">
            <text:p>1873.39</text:p>
          </table:table-cell>
        </table:table-row>
        <table:table-row table:style-name="ro1">
          <table:table-cell office:value-type="float" office:value="23503170" calcext:value-type="float">
            <text:p>23503170</text:p>
          </table:table-cell>
          <table:table-cell table:formula="of:=TIME( ; ;[.A1471]/1000)" office:value-type="time" office:time-value="PT06H31M43.17S" calcext:value-type="time">
            <text:p>06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60.24" calcext:value-type="float">
            <text:p>1560.24</text:p>
          </table:table-cell>
          <table:table-cell office:value-type="float" office:value="1874.63" calcext:value-type="float">
            <text:p>1874.63</text:p>
          </table:table-cell>
        </table:table-row>
        <table:table-row table:style-name="ro1">
          <table:table-cell office:value-type="float" office:value="23519170" calcext:value-type="float">
            <text:p>23519170</text:p>
          </table:table-cell>
          <table:table-cell table:formula="of:=TIME( ; ;[.A1472]/1000)" office:value-type="time" office:time-value="PT06H31M59.17S" calcext:value-type="time">
            <text:p>06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61.28" calcext:value-type="float">
            <text:p>1561.28</text:p>
          </table:table-cell>
          <table:table-cell office:value-type="float" office:value="1875.87" calcext:value-type="float">
            <text:p>1875.87</text:p>
          </table:table-cell>
        </table:table-row>
        <table:table-row table:style-name="ro1">
          <table:table-cell office:value-type="float" office:value="23535170" calcext:value-type="float">
            <text:p>23535170</text:p>
          </table:table-cell>
          <table:table-cell table:formula="of:=TIME( ; ;[.A1473]/1000)" office:value-type="time" office:time-value="PT06H32M15.17S" calcext:value-type="time">
            <text:p>06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62.33" calcext:value-type="float">
            <text:p>1562.33</text:p>
          </table:table-cell>
          <table:table-cell office:value-type="float" office:value="1877.11" calcext:value-type="float">
            <text:p>1877.11</text:p>
          </table:table-cell>
        </table:table-row>
        <table:table-row table:style-name="ro1">
          <table:table-cell office:value-type="float" office:value="23551170" calcext:value-type="float">
            <text:p>23551170</text:p>
          </table:table-cell>
          <table:table-cell table:formula="of:=TIME( ; ;[.A1474]/1000)" office:value-type="time" office:time-value="PT06H32M31.17S" calcext:value-type="time">
            <text:p>06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63.38" calcext:value-type="float">
            <text:p>1563.38</text:p>
          </table:table-cell>
          <table:table-cell office:value-type="float" office:value="1878.35" calcext:value-type="float">
            <text:p>1878.35</text:p>
          </table:table-cell>
        </table:table-row>
        <table:table-row table:style-name="ro1">
          <table:table-cell office:value-type="float" office:value="23567170" calcext:value-type="float">
            <text:p>23567170</text:p>
          </table:table-cell>
          <table:table-cell table:formula="of:=TIME( ; ;[.A1475]/1000)" office:value-type="time" office:time-value="PT06H32M47.17S" calcext:value-type="time">
            <text:p>06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64.43" calcext:value-type="float">
            <text:p>1564.43</text:p>
          </table:table-cell>
          <table:table-cell office:value-type="float" office:value="1879.59" calcext:value-type="float">
            <text:p>1879.59</text:p>
          </table:table-cell>
        </table:table-row>
        <table:table-row table:style-name="ro1">
          <table:table-cell office:value-type="float" office:value="23583170" calcext:value-type="float">
            <text:p>23583170</text:p>
          </table:table-cell>
          <table:table-cell table:formula="of:=TIME( ; ;[.A1476]/1000)" office:value-type="time" office:time-value="PT06H33M03.17S" calcext:value-type="time">
            <text:p>06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565.47" calcext:value-type="float">
            <text:p>1565.47</text:p>
          </table:table-cell>
          <table:table-cell office:value-type="float" office:value="1880.83" calcext:value-type="float">
            <text:p>1880.83</text:p>
          </table:table-cell>
        </table:table-row>
        <table:table-row table:style-name="ro1">
          <table:table-cell office:value-type="float" office:value="23599170" calcext:value-type="float">
            <text:p>23599170</text:p>
          </table:table-cell>
          <table:table-cell table:formula="of:=TIME( ; ;[.A1477]/1000)" office:value-type="time" office:time-value="PT06H33M19.17S" calcext:value-type="time">
            <text:p>06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66.52" calcext:value-type="float">
            <text:p>1566.52</text:p>
          </table:table-cell>
          <table:table-cell office:value-type="float" office:value="1882.07" calcext:value-type="float">
            <text:p>1882.07</text:p>
          </table:table-cell>
        </table:table-row>
        <table:table-row table:style-name="ro1">
          <table:table-cell office:value-type="float" office:value="23615170" calcext:value-type="float">
            <text:p>23615170</text:p>
          </table:table-cell>
          <table:table-cell table:formula="of:=TIME( ; ;[.A1478]/1000)" office:value-type="time" office:time-value="PT06H33M35.17S" calcext:value-type="time">
            <text:p>06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567.57" calcext:value-type="float">
            <text:p>1567.57</text:p>
          </table:table-cell>
          <table:table-cell office:value-type="float" office:value="1883.31" calcext:value-type="float">
            <text:p>1883.31</text:p>
          </table:table-cell>
        </table:table-row>
        <table:table-row table:style-name="ro1">
          <table:table-cell office:value-type="float" office:value="23631170" calcext:value-type="float">
            <text:p>23631170</text:p>
          </table:table-cell>
          <table:table-cell table:formula="of:=TIME( ; ;[.A1479]/1000)" office:value-type="time" office:time-value="PT06H33M51.17S" calcext:value-type="time">
            <text:p>06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568.61" calcext:value-type="float">
            <text:p>1568.61</text:p>
          </table:table-cell>
          <table:table-cell office:value-type="float" office:value="1884.55" calcext:value-type="float">
            <text:p>1884.55</text:p>
          </table:table-cell>
        </table:table-row>
        <table:table-row table:style-name="ro1">
          <table:table-cell office:value-type="float" office:value="23647170" calcext:value-type="float">
            <text:p>23647170</text:p>
          </table:table-cell>
          <table:table-cell table:formula="of:=TIME( ; ;[.A1480]/1000)" office:value-type="time" office:time-value="PT06H34M07.17S" calcext:value-type="time">
            <text:p>06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69.66" calcext:value-type="float">
            <text:p>1569.66</text:p>
          </table:table-cell>
          <table:table-cell office:value-type="float" office:value="1885.79" calcext:value-type="float">
            <text:p>1885.79</text:p>
          </table:table-cell>
        </table:table-row>
        <table:table-row table:style-name="ro1">
          <table:table-cell office:value-type="float" office:value="23663170" calcext:value-type="float">
            <text:p>23663170</text:p>
          </table:table-cell>
          <table:table-cell table:formula="of:=TIME( ; ;[.A1481]/1000)" office:value-type="time" office:time-value="PT06H34M23.17S" calcext:value-type="time">
            <text:p>06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570.71" calcext:value-type="float">
            <text:p>1570.71</text:p>
          </table:table-cell>
          <table:table-cell office:value-type="float" office:value="1887.02" calcext:value-type="float">
            <text:p>1887.02</text:p>
          </table:table-cell>
        </table:table-row>
        <table:table-row table:style-name="ro1">
          <table:table-cell office:value-type="float" office:value="23679170" calcext:value-type="float">
            <text:p>23679170</text:p>
          </table:table-cell>
          <table:table-cell table:formula="of:=TIME( ; ;[.A1482]/1000)" office:value-type="time" office:time-value="PT06H34M39.17S" calcext:value-type="time">
            <text:p>06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71.75" calcext:value-type="float">
            <text:p>1571.75</text:p>
          </table:table-cell>
          <table:table-cell office:value-type="float" office:value="1888.26" calcext:value-type="float">
            <text:p>1888.26</text:p>
          </table:table-cell>
        </table:table-row>
        <table:table-row table:style-name="ro1">
          <table:table-cell office:value-type="float" office:value="23695170" calcext:value-type="float">
            <text:p>23695170</text:p>
          </table:table-cell>
          <table:table-cell table:formula="of:=TIME( ; ;[.A1483]/1000)" office:value-type="time" office:time-value="PT06H34M55.17S" calcext:value-type="time">
            <text:p>06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72.8" calcext:value-type="float">
            <text:p>1572.8</text:p>
          </table:table-cell>
          <table:table-cell office:value-type="float" office:value="1889.5" calcext:value-type="float">
            <text:p>1889.5</text:p>
          </table:table-cell>
        </table:table-row>
        <table:table-row table:style-name="ro1">
          <table:table-cell office:value-type="float" office:value="23711170" calcext:value-type="float">
            <text:p>23711170</text:p>
          </table:table-cell>
          <table:table-cell table:formula="of:=TIME( ; ;[.A1484]/1000)" office:value-type="time" office:time-value="PT06H35M11.17S" calcext:value-type="time">
            <text:p>06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573.85" calcext:value-type="float">
            <text:p>1573.85</text:p>
          </table:table-cell>
          <table:table-cell office:value-type="float" office:value="1890.74" calcext:value-type="float">
            <text:p>1890.74</text:p>
          </table:table-cell>
        </table:table-row>
        <table:table-row table:style-name="ro1">
          <table:table-cell office:value-type="float" office:value="23727170" calcext:value-type="float">
            <text:p>23727170</text:p>
          </table:table-cell>
          <table:table-cell table:formula="of:=TIME( ; ;[.A1485]/1000)" office:value-type="time" office:time-value="PT06H35M27.17S" calcext:value-type="time">
            <text:p>06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74.89" calcext:value-type="float">
            <text:p>1574.89</text:p>
          </table:table-cell>
          <table:table-cell office:value-type="float" office:value="1891.98" calcext:value-type="float">
            <text:p>1891.98</text:p>
          </table:table-cell>
        </table:table-row>
        <table:table-row table:style-name="ro1">
          <table:table-cell office:value-type="float" office:value="23743170" calcext:value-type="float">
            <text:p>23743170</text:p>
          </table:table-cell>
          <table:table-cell table:formula="of:=TIME( ; ;[.A1486]/1000)" office:value-type="time" office:time-value="PT06H35M43.17S" calcext:value-type="time">
            <text:p>06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75.94" calcext:value-type="float">
            <text:p>1575.94</text:p>
          </table:table-cell>
          <table:table-cell office:value-type="float" office:value="1893.22" calcext:value-type="float">
            <text:p>1893.22</text:p>
          </table:table-cell>
        </table:table-row>
        <table:table-row table:style-name="ro1">
          <table:table-cell office:value-type="float" office:value="23759170" calcext:value-type="float">
            <text:p>23759170</text:p>
          </table:table-cell>
          <table:table-cell table:formula="of:=TIME( ; ;[.A1487]/1000)" office:value-type="time" office:time-value="PT06H35M59.17S" calcext:value-type="time">
            <text:p>06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76.99" calcext:value-type="float">
            <text:p>1576.99</text:p>
          </table:table-cell>
          <table:table-cell office:value-type="float" office:value="1894.46" calcext:value-type="float">
            <text:p>1894.46</text:p>
          </table:table-cell>
        </table:table-row>
        <table:table-row table:style-name="ro1">
          <table:table-cell office:value-type="float" office:value="23775170" calcext:value-type="float">
            <text:p>23775170</text:p>
          </table:table-cell>
          <table:table-cell table:formula="of:=TIME( ; ;[.A1488]/1000)" office:value-type="time" office:time-value="PT06H36M15.17S" calcext:value-type="time">
            <text:p>06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78.03" calcext:value-type="float">
            <text:p>1578.03</text:p>
          </table:table-cell>
          <table:table-cell office:value-type="float" office:value="1895.69" calcext:value-type="float">
            <text:p>1895.69</text:p>
          </table:table-cell>
        </table:table-row>
        <table:table-row table:style-name="ro1">
          <table:table-cell office:value-type="float" office:value="23791170" calcext:value-type="float">
            <text:p>23791170</text:p>
          </table:table-cell>
          <table:table-cell table:formula="of:=TIME( ; ;[.A1489]/1000)" office:value-type="time" office:time-value="PT06H36M31.17S" calcext:value-type="time">
            <text:p>06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79.08" calcext:value-type="float">
            <text:p>1579.08</text:p>
          </table:table-cell>
          <table:table-cell office:value-type="float" office:value="1896.93" calcext:value-type="float">
            <text:p>1896.93</text:p>
          </table:table-cell>
        </table:table-row>
        <table:table-row table:style-name="ro1">
          <table:table-cell office:value-type="float" office:value="23807170" calcext:value-type="float">
            <text:p>23807170</text:p>
          </table:table-cell>
          <table:table-cell table:formula="of:=TIME( ; ;[.A1490]/1000)" office:value-type="time" office:time-value="PT06H36M47.17S" calcext:value-type="time">
            <text:p>06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80.13" calcext:value-type="float">
            <text:p>1580.13</text:p>
          </table:table-cell>
          <table:table-cell office:value-type="float" office:value="1898.17" calcext:value-type="float">
            <text:p>1898.17</text:p>
          </table:table-cell>
        </table:table-row>
        <table:table-row table:style-name="ro1">
          <table:table-cell office:value-type="float" office:value="23823170" calcext:value-type="float">
            <text:p>23823170</text:p>
          </table:table-cell>
          <table:table-cell table:formula="of:=TIME( ; ;[.A1491]/1000)" office:value-type="time" office:time-value="PT06H37M03.17S" calcext:value-type="time">
            <text:p>06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81.17" calcext:value-type="float">
            <text:p>1581.17</text:p>
          </table:table-cell>
          <table:table-cell office:value-type="float" office:value="1899.41" calcext:value-type="float">
            <text:p>1899.41</text:p>
          </table:table-cell>
        </table:table-row>
        <table:table-row table:style-name="ro1">
          <table:table-cell office:value-type="float" office:value="23839170" calcext:value-type="float">
            <text:p>23839170</text:p>
          </table:table-cell>
          <table:table-cell table:formula="of:=TIME( ; ;[.A1492]/1000)" office:value-type="time" office:time-value="PT06H37M19.17S" calcext:value-type="time">
            <text:p>06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582.22" calcext:value-type="float">
            <text:p>1582.22</text:p>
          </table:table-cell>
          <table:table-cell office:value-type="float" office:value="1900.65" calcext:value-type="float">
            <text:p>1900.65</text:p>
          </table:table-cell>
        </table:table-row>
        <table:table-row table:style-name="ro1">
          <table:table-cell office:value-type="float" office:value="23855170" calcext:value-type="float">
            <text:p>23855170</text:p>
          </table:table-cell>
          <table:table-cell table:formula="of:=TIME( ; ;[.A1493]/1000)" office:value-type="time" office:time-value="PT06H37M35.17S" calcext:value-type="time">
            <text:p>06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7.78" calcext:value-type="float">
            <text:p>277.78</text:p>
          </table:table-cell>
          <table:table-cell office:value-type="float" office:value="1583.27" calcext:value-type="float">
            <text:p>1583.27</text:p>
          </table:table-cell>
          <table:table-cell office:value-type="float" office:value="1901.89" calcext:value-type="float">
            <text:p>1901.89</text:p>
          </table:table-cell>
        </table:table-row>
        <table:table-row table:style-name="ro1">
          <table:table-cell office:value-type="float" office:value="23871170" calcext:value-type="float">
            <text:p>23871170</text:p>
          </table:table-cell>
          <table:table-cell table:formula="of:=TIME( ; ;[.A1494]/1000)" office:value-type="time" office:time-value="PT06H37M51.17S" calcext:value-type="time">
            <text:p>06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584.31" calcext:value-type="float">
            <text:p>1584.31</text:p>
          </table:table-cell>
          <table:table-cell office:value-type="float" office:value="1903.12" calcext:value-type="float">
            <text:p>1903.12</text:p>
          </table:table-cell>
        </table:table-row>
        <table:table-row table:style-name="ro1">
          <table:table-cell office:value-type="float" office:value="23887170" calcext:value-type="float">
            <text:p>23887170</text:p>
          </table:table-cell>
          <table:table-cell table:formula="of:=TIME( ; ;[.A1495]/1000)" office:value-type="time" office:time-value="PT06H38M07.17S" calcext:value-type="time">
            <text:p>06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585.36" calcext:value-type="float">
            <text:p>1585.36</text:p>
          </table:table-cell>
          <table:table-cell office:value-type="float" office:value="1904.36" calcext:value-type="float">
            <text:p>1904.36</text:p>
          </table:table-cell>
        </table:table-row>
        <table:table-row table:style-name="ro1">
          <table:table-cell office:value-type="float" office:value="23903170" calcext:value-type="float">
            <text:p>23903170</text:p>
          </table:table-cell>
          <table:table-cell table:formula="of:=TIME( ; ;[.A1496]/1000)" office:value-type="time" office:time-value="PT06H38M23.17S" calcext:value-type="time">
            <text:p>06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586.41" calcext:value-type="float">
            <text:p>1586.41</text:p>
          </table:table-cell>
          <table:table-cell office:value-type="float" office:value="1905.6" calcext:value-type="float">
            <text:p>1905.6</text:p>
          </table:table-cell>
        </table:table-row>
        <table:table-row table:style-name="ro1">
          <table:table-cell office:value-type="float" office:value="23919170" calcext:value-type="float">
            <text:p>23919170</text:p>
          </table:table-cell>
          <table:table-cell table:formula="of:=TIME( ; ;[.A1497]/1000)" office:value-type="time" office:time-value="PT06H38M39.17S" calcext:value-type="time">
            <text:p>06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87.45" calcext:value-type="float">
            <text:p>1587.45</text:p>
          </table:table-cell>
          <table:table-cell office:value-type="float" office:value="1906.84" calcext:value-type="float">
            <text:p>1906.84</text:p>
          </table:table-cell>
        </table:table-row>
        <table:table-row table:style-name="ro1">
          <table:table-cell office:value-type="float" office:value="23935170" calcext:value-type="float">
            <text:p>23935170</text:p>
          </table:table-cell>
          <table:table-cell table:formula="of:=TIME( ; ;[.A1498]/1000)" office:value-type="time" office:time-value="PT06H38M55.17S" calcext:value-type="time">
            <text:p>06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88.5" calcext:value-type="float">
            <text:p>1588.5</text:p>
          </table:table-cell>
          <table:table-cell office:value-type="float" office:value="1908.08" calcext:value-type="float">
            <text:p>1908.08</text:p>
          </table:table-cell>
        </table:table-row>
        <table:table-row table:style-name="ro1">
          <table:table-cell office:value-type="float" office:value="23951170" calcext:value-type="float">
            <text:p>23951170</text:p>
          </table:table-cell>
          <table:table-cell table:formula="of:=TIME( ; ;[.A1499]/1000)" office:value-type="time" office:time-value="PT06H39M11.17S" calcext:value-type="time">
            <text:p>06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89.55" calcext:value-type="float">
            <text:p>1589.55</text:p>
          </table:table-cell>
          <table:table-cell office:value-type="float" office:value="1909.31" calcext:value-type="float">
            <text:p>1909.31</text:p>
          </table:table-cell>
        </table:table-row>
        <table:table-row table:style-name="ro1">
          <table:table-cell office:value-type="float" office:value="23967170" calcext:value-type="float">
            <text:p>23967170</text:p>
          </table:table-cell>
          <table:table-cell table:formula="of:=TIME( ; ;[.A1500]/1000)" office:value-type="time" office:time-value="PT06H39M27.17S" calcext:value-type="time">
            <text:p>06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90.59" calcext:value-type="float">
            <text:p>1590.59</text:p>
          </table:table-cell>
          <table:table-cell office:value-type="float" office:value="1910.55" calcext:value-type="float">
            <text:p>1910.55</text:p>
          </table:table-cell>
        </table:table-row>
        <table:table-row table:style-name="ro1">
          <table:table-cell office:value-type="float" office:value="23983170" calcext:value-type="float">
            <text:p>23983170</text:p>
          </table:table-cell>
          <table:table-cell table:formula="of:=TIME( ; ;[.A1501]/1000)" office:value-type="time" office:time-value="PT06H39M43.17S" calcext:value-type="time">
            <text:p>06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91.64" calcext:value-type="float">
            <text:p>1591.64</text:p>
          </table:table-cell>
          <table:table-cell office:value-type="float" office:value="1911.79" calcext:value-type="float">
            <text:p>1911.79</text:p>
          </table:table-cell>
        </table:table-row>
        <table:table-row table:style-name="ro1">
          <table:table-cell office:value-type="float" office:value="23999170" calcext:value-type="float">
            <text:p>23999170</text:p>
          </table:table-cell>
          <table:table-cell table:formula="of:=TIME( ; ;[.A1502]/1000)" office:value-type="time" office:time-value="PT06H39M59.17S" calcext:value-type="time">
            <text:p>06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92.69" calcext:value-type="float">
            <text:p>1592.69</text:p>
          </table:table-cell>
          <table:table-cell office:value-type="float" office:value="1913.03" calcext:value-type="float">
            <text:p>1913.03</text:p>
          </table:table-cell>
        </table:table-row>
        <table:table-row table:style-name="ro1">
          <table:table-cell office:value-type="float" office:value="24015170" calcext:value-type="float">
            <text:p>24015170</text:p>
          </table:table-cell>
          <table:table-cell table:formula="of:=TIME( ; ;[.A1503]/1000)" office:value-type="time" office:time-value="PT06H40M15.17S" calcext:value-type="time">
            <text:p>06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93.73" calcext:value-type="float">
            <text:p>1593.73</text:p>
          </table:table-cell>
          <table:table-cell office:value-type="float" office:value="1914.27" calcext:value-type="float">
            <text:p>1914.27</text:p>
          </table:table-cell>
        </table:table-row>
        <table:table-row table:style-name="ro1">
          <table:table-cell office:value-type="float" office:value="24031170" calcext:value-type="float">
            <text:p>24031170</text:p>
          </table:table-cell>
          <table:table-cell table:formula="of:=TIME( ; ;[.A1504]/1000)" office:value-type="time" office:time-value="PT06H40M31.17S" calcext:value-type="time">
            <text:p>06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94.78" calcext:value-type="float">
            <text:p>1594.78</text:p>
          </table:table-cell>
          <table:table-cell office:value-type="float" office:value="1915.5" calcext:value-type="float">
            <text:p>1915.5</text:p>
          </table:table-cell>
        </table:table-row>
        <table:table-row table:style-name="ro1">
          <table:table-cell office:value-type="float" office:value="24047170" calcext:value-type="float">
            <text:p>24047170</text:p>
          </table:table-cell>
          <table:table-cell table:formula="of:=TIME( ; ;[.A1505]/1000)" office:value-type="time" office:time-value="PT06H40M47.17S" calcext:value-type="time">
            <text:p>06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595.83" calcext:value-type="float">
            <text:p>1595.83</text:p>
          </table:table-cell>
          <table:table-cell office:value-type="float" office:value="1916.74" calcext:value-type="float">
            <text:p>1916.74</text:p>
          </table:table-cell>
        </table:table-row>
        <table:table-row table:style-name="ro1">
          <table:table-cell office:value-type="float" office:value="24063170" calcext:value-type="float">
            <text:p>24063170</text:p>
          </table:table-cell>
          <table:table-cell table:formula="of:=TIME( ; ;[.A1506]/1000)" office:value-type="time" office:time-value="PT06H41M03.17S" calcext:value-type="time">
            <text:p>06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96.87" calcext:value-type="float">
            <text:p>1596.87</text:p>
          </table:table-cell>
          <table:table-cell office:value-type="float" office:value="1917.98" calcext:value-type="float">
            <text:p>1917.98</text:p>
          </table:table-cell>
        </table:table-row>
        <table:table-row table:style-name="ro1">
          <table:table-cell office:value-type="float" office:value="24079170" calcext:value-type="float">
            <text:p>24079170</text:p>
          </table:table-cell>
          <table:table-cell table:formula="of:=TIME( ; ;[.A1507]/1000)" office:value-type="time" office:time-value="PT06H41M19.17S" calcext:value-type="time">
            <text:p>06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1597.92" calcext:value-type="float">
            <text:p>1597.92</text:p>
          </table:table-cell>
          <table:table-cell office:value-type="float" office:value="1919.22" calcext:value-type="float">
            <text:p>1919.22</text:p>
          </table:table-cell>
        </table:table-row>
        <table:table-row table:style-name="ro1">
          <table:table-cell office:value-type="float" office:value="24095170" calcext:value-type="float">
            <text:p>24095170</text:p>
          </table:table-cell>
          <table:table-cell table:formula="of:=TIME( ; ;[.A1508]/1000)" office:value-type="time" office:time-value="PT06H41M35.17S" calcext:value-type="time">
            <text:p>06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598.96" calcext:value-type="float">
            <text:p>1598.96</text:p>
          </table:table-cell>
          <table:table-cell office:value-type="float" office:value="1920.46" calcext:value-type="float">
            <text:p>1920.46</text:p>
          </table:table-cell>
        </table:table-row>
        <table:table-row table:style-name="ro1">
          <table:table-cell office:value-type="float" office:value="24111170" calcext:value-type="float">
            <text:p>24111170</text:p>
          </table:table-cell>
          <table:table-cell table:formula="of:=TIME( ; ;[.A1509]/1000)" office:value-type="time" office:time-value="PT06H41M51.17S" calcext:value-type="time">
            <text:p>06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600.01" calcext:value-type="float">
            <text:p>1600.01</text:p>
          </table:table-cell>
          <table:table-cell office:value-type="float" office:value="1921.69" calcext:value-type="float">
            <text:p>1921.69</text:p>
          </table:table-cell>
        </table:table-row>
        <table:table-row table:style-name="ro1">
          <table:table-cell office:value-type="float" office:value="24127170" calcext:value-type="float">
            <text:p>24127170</text:p>
          </table:table-cell>
          <table:table-cell table:formula="of:=TIME( ; ;[.A1510]/1000)" office:value-type="time" office:time-value="PT06H42M07.17S" calcext:value-type="time">
            <text:p>06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601.06" calcext:value-type="float">
            <text:p>1601.06</text:p>
          </table:table-cell>
          <table:table-cell office:value-type="float" office:value="1922.93" calcext:value-type="float">
            <text:p>1922.93</text:p>
          </table:table-cell>
        </table:table-row>
        <table:table-row table:style-name="ro1">
          <table:table-cell office:value-type="float" office:value="24143170" calcext:value-type="float">
            <text:p>24143170</text:p>
          </table:table-cell>
          <table:table-cell table:formula="of:=TIME( ; ;[.A1511]/1000)" office:value-type="time" office:time-value="PT06H42M23.17S" calcext:value-type="time">
            <text:p>06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602.1" calcext:value-type="float">
            <text:p>1602.1</text:p>
          </table:table-cell>
          <table:table-cell office:value-type="float" office:value="1924.17" calcext:value-type="float">
            <text:p>1924.17</text:p>
          </table:table-cell>
        </table:table-row>
        <table:table-row table:style-name="ro1">
          <table:table-cell office:value-type="float" office:value="24159170" calcext:value-type="float">
            <text:p>24159170</text:p>
          </table:table-cell>
          <table:table-cell table:formula="of:=TIME( ; ;[.A1512]/1000)" office:value-type="time" office:time-value="PT06H42M39.17S" calcext:value-type="time">
            <text:p>06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5" calcext:value-type="float">
            <text:p>277.55</text:p>
          </table:table-cell>
          <table:table-cell office:value-type="float" office:value="1603.15" calcext:value-type="float">
            <text:p>1603.15</text:p>
          </table:table-cell>
          <table:table-cell office:value-type="float" office:value="1925.4" calcext:value-type="float">
            <text:p>1925.4</text:p>
          </table:table-cell>
        </table:table-row>
        <table:table-row table:style-name="ro1">
          <table:table-cell office:value-type="float" office:value="24175170" calcext:value-type="float">
            <text:p>24175170</text:p>
          </table:table-cell>
          <table:table-cell table:formula="of:=TIME( ; ;[.A1513]/1000)" office:value-type="time" office:time-value="PT06H42M55.17S" calcext:value-type="time">
            <text:p>06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1604.19" calcext:value-type="float">
            <text:p>1604.19</text:p>
          </table:table-cell>
          <table:table-cell office:value-type="float" office:value="1926.64" calcext:value-type="float">
            <text:p>1926.64</text:p>
          </table:table-cell>
        </table:table-row>
        <table:table-row table:style-name="ro1">
          <table:table-cell office:value-type="float" office:value="24191170" calcext:value-type="float">
            <text:p>24191170</text:p>
          </table:table-cell>
          <table:table-cell table:formula="of:=TIME( ; ;[.A1514]/1000)" office:value-type="time" office:time-value="PT06H43M11.17S" calcext:value-type="time">
            <text:p>06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605.24" calcext:value-type="float">
            <text:p>1605.24</text:p>
          </table:table-cell>
          <table:table-cell office:value-type="float" office:value="1927.88" calcext:value-type="float">
            <text:p>1927.88</text:p>
          </table:table-cell>
        </table:table-row>
        <table:table-row table:style-name="ro1">
          <table:table-cell office:value-type="float" office:value="24207170" calcext:value-type="float">
            <text:p>24207170</text:p>
          </table:table-cell>
          <table:table-cell table:formula="of:=TIME( ; ;[.A1515]/1000)" office:value-type="time" office:time-value="PT06H43M27.17S" calcext:value-type="time">
            <text:p>06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606.29" calcext:value-type="float">
            <text:p>1606.29</text:p>
          </table:table-cell>
          <table:table-cell office:value-type="float" office:value="1929.12" calcext:value-type="float">
            <text:p>1929.12</text:p>
          </table:table-cell>
        </table:table-row>
        <table:table-row table:style-name="ro1">
          <table:table-cell office:value-type="float" office:value="24223170" calcext:value-type="float">
            <text:p>24223170</text:p>
          </table:table-cell>
          <table:table-cell table:formula="of:=TIME( ; ;[.A1516]/1000)" office:value-type="time" office:time-value="PT06H43M43.17S" calcext:value-type="time">
            <text:p>06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607.33" calcext:value-type="float">
            <text:p>1607.33</text:p>
          </table:table-cell>
          <table:table-cell office:value-type="float" office:value="1930.35" calcext:value-type="float">
            <text:p>1930.35</text:p>
          </table:table-cell>
        </table:table-row>
        <table:table-row table:style-name="ro1">
          <table:table-cell office:value-type="float" office:value="24239170" calcext:value-type="float">
            <text:p>24239170</text:p>
          </table:table-cell>
          <table:table-cell table:formula="of:=TIME( ; ;[.A1517]/1000)" office:value-type="time" office:time-value="PT06H43M59.17S" calcext:value-type="time">
            <text:p>06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08.38" calcext:value-type="float">
            <text:p>1608.38</text:p>
          </table:table-cell>
          <table:table-cell office:value-type="float" office:value="1931.59" calcext:value-type="float">
            <text:p>1931.59</text:p>
          </table:table-cell>
        </table:table-row>
        <table:table-row table:style-name="ro1">
          <table:table-cell office:value-type="float" office:value="24255170" calcext:value-type="float">
            <text:p>24255170</text:p>
          </table:table-cell>
          <table:table-cell table:formula="of:=TIME( ; ;[.A1518]/1000)" office:value-type="time" office:time-value="PT06H44M15.17S" calcext:value-type="time">
            <text:p>06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5" calcext:value-type="float">
            <text:p>277.55</text:p>
          </table:table-cell>
          <table:table-cell office:value-type="float" office:value="1609.42" calcext:value-type="float">
            <text:p>1609.42</text:p>
          </table:table-cell>
          <table:table-cell office:value-type="float" office:value="1932.83" calcext:value-type="float">
            <text:p>1932.83</text:p>
          </table:table-cell>
        </table:table-row>
        <table:table-row table:style-name="ro1">
          <table:table-cell office:value-type="float" office:value="24271170" calcext:value-type="float">
            <text:p>24271170</text:p>
          </table:table-cell>
          <table:table-cell table:formula="of:=TIME( ; ;[.A1519]/1000)" office:value-type="time" office:time-value="PT06H44M31.17S" calcext:value-type="time">
            <text:p>06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934.07" calcext:value-type="float">
            <text:p>1934.07</text:p>
          </table:table-cell>
        </table:table-row>
        <table:table-row table:style-name="ro1">
          <table:table-cell office:value-type="float" office:value="24287170" calcext:value-type="float">
            <text:p>24287170</text:p>
          </table:table-cell>
          <table:table-cell table:formula="of:=TIME( ; ;[.A1520]/1000)" office:value-type="time" office:time-value="PT06H44M47.17S" calcext:value-type="time">
            <text:p>06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1611.51" calcext:value-type="float">
            <text:p>1611.51</text:p>
          </table:table-cell>
          <table:table-cell office:value-type="float" office:value="1935.3" calcext:value-type="float">
            <text:p>1935.3</text:p>
          </table:table-cell>
        </table:table-row>
        <table:table-row table:style-name="ro1">
          <table:table-cell office:value-type="float" office:value="24303170" calcext:value-type="float">
            <text:p>24303170</text:p>
          </table:table-cell>
          <table:table-cell table:formula="of:=TIME( ; ;[.A1521]/1000)" office:value-type="time" office:time-value="PT06H45M03.17S" calcext:value-type="time">
            <text:p>06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612.56" calcext:value-type="float">
            <text:p>1612.56</text:p>
          </table:table-cell>
          <table:table-cell office:value-type="float" office:value="1936.54" calcext:value-type="float">
            <text:p>1936.54</text:p>
          </table:table-cell>
        </table:table-row>
        <table:table-row table:style-name="ro1">
          <table:table-cell office:value-type="float" office:value="24319170" calcext:value-type="float">
            <text:p>24319170</text:p>
          </table:table-cell>
          <table:table-cell table:formula="of:=TIME( ; ;[.A1522]/1000)" office:value-type="time" office:time-value="PT06H45M19.17S" calcext:value-type="time">
            <text:p>06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13.6" calcext:value-type="float">
            <text:p>1613.6</text:p>
          </table:table-cell>
          <table:table-cell office:value-type="float" office:value="1937.78" calcext:value-type="float">
            <text:p>1937.78</text:p>
          </table:table-cell>
        </table:table-row>
        <table:table-row table:style-name="ro1">
          <table:table-cell office:value-type="float" office:value="24335170" calcext:value-type="float">
            <text:p>24335170</text:p>
          </table:table-cell>
          <table:table-cell table:formula="of:=TIME( ; ;[.A1523]/1000)" office:value-type="time" office:time-value="PT06H45M35.17S" calcext:value-type="time">
            <text:p>06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5" calcext:value-type="float">
            <text:p>277.55</text:p>
          </table:table-cell>
          <table:table-cell office:value-type="float" office:value="1614.65" calcext:value-type="float">
            <text:p>1614.65</text:p>
          </table:table-cell>
          <table:table-cell office:value-type="float" office:value="1939.01" calcext:value-type="float">
            <text:p>1939.01</text:p>
          </table:table-cell>
        </table:table-row>
        <table:table-row table:style-name="ro1">
          <table:table-cell office:value-type="float" office:value="24351170" calcext:value-type="float">
            <text:p>24351170</text:p>
          </table:table-cell>
          <table:table-cell table:formula="of:=TIME( ; ;[.A1524]/1000)" office:value-type="time" office:time-value="PT06H45M51.17S" calcext:value-type="time">
            <text:p>06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15.7" calcext:value-type="float">
            <text:p>1615.7</text:p>
          </table:table-cell>
          <table:table-cell office:value-type="float" office:value="1940.25" calcext:value-type="float">
            <text:p>1940.25</text:p>
          </table:table-cell>
        </table:table-row>
        <table:table-row table:style-name="ro1">
          <table:table-cell office:value-type="float" office:value="24367170" calcext:value-type="float">
            <text:p>24367170</text:p>
          </table:table-cell>
          <table:table-cell table:formula="of:=TIME( ; ;[.A1525]/1000)" office:value-type="time" office:time-value="PT06H46M07.17S" calcext:value-type="time">
            <text:p>06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16.74" calcext:value-type="float">
            <text:p>1616.74</text:p>
          </table:table-cell>
          <table:table-cell office:value-type="float" office:value="1941.49" calcext:value-type="float">
            <text:p>1941.49</text:p>
          </table:table-cell>
        </table:table-row>
        <table:table-row table:style-name="ro1">
          <table:table-cell office:value-type="float" office:value="24383170" calcext:value-type="float">
            <text:p>24383170</text:p>
          </table:table-cell>
          <table:table-cell table:formula="of:=TIME( ; ;[.A1526]/1000)" office:value-type="time" office:time-value="PT06H46M23.17S" calcext:value-type="time">
            <text:p>06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17.79" calcext:value-type="float">
            <text:p>1617.79</text:p>
          </table:table-cell>
          <table:table-cell office:value-type="float" office:value="1942.72" calcext:value-type="float">
            <text:p>1942.72</text:p>
          </table:table-cell>
        </table:table-row>
        <table:table-row table:style-name="ro1">
          <table:table-cell office:value-type="float" office:value="24399170" calcext:value-type="float">
            <text:p>24399170</text:p>
          </table:table-cell>
          <table:table-cell table:formula="of:=TIME( ; ;[.A1527]/1000)" office:value-type="time" office:time-value="PT06H46M39.17S" calcext:value-type="time">
            <text:p>06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18.83" calcext:value-type="float">
            <text:p>1618.83</text:p>
          </table:table-cell>
          <table:table-cell office:value-type="float" office:value="1943.96" calcext:value-type="float">
            <text:p>1943.96</text:p>
          </table:table-cell>
        </table:table-row>
        <table:table-row table:style-name="ro1">
          <table:table-cell office:value-type="float" office:value="24415170" calcext:value-type="float">
            <text:p>24415170</text:p>
          </table:table-cell>
          <table:table-cell table:formula="of:=TIME( ; ;[.A1528]/1000)" office:value-type="time" office:time-value="PT06H46M55.17S" calcext:value-type="time">
            <text:p>06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19.88" calcext:value-type="float">
            <text:p>1619.88</text:p>
          </table:table-cell>
          <table:table-cell office:value-type="float" office:value="1945.2" calcext:value-type="float">
            <text:p>1945.2</text:p>
          </table:table-cell>
        </table:table-row>
        <table:table-row table:style-name="ro1">
          <table:table-cell office:value-type="float" office:value="24431170" calcext:value-type="float">
            <text:p>24431170</text:p>
          </table:table-cell>
          <table:table-cell table:formula="of:=TIME( ; ;[.A1529]/1000)" office:value-type="time" office:time-value="PT06H47M11.17S" calcext:value-type="time">
            <text:p>06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620.92" calcext:value-type="float">
            <text:p>1620.92</text:p>
          </table:table-cell>
          <table:table-cell office:value-type="float" office:value="1946.43" calcext:value-type="float">
            <text:p>1946.43</text:p>
          </table:table-cell>
        </table:table-row>
        <table:table-row table:style-name="ro1">
          <table:table-cell office:value-type="float" office:value="24447170" calcext:value-type="float">
            <text:p>24447170</text:p>
          </table:table-cell>
          <table:table-cell table:formula="of:=TIME( ; ;[.A1530]/1000)" office:value-type="time" office:time-value="PT06H47M27.17S" calcext:value-type="time">
            <text:p>06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21.97" calcext:value-type="float">
            <text:p>1621.97</text:p>
          </table:table-cell>
          <table:table-cell office:value-type="float" office:value="1947.67" calcext:value-type="float">
            <text:p>1947.67</text:p>
          </table:table-cell>
        </table:table-row>
        <table:table-row table:style-name="ro1">
          <table:table-cell office:value-type="float" office:value="24463170" calcext:value-type="float">
            <text:p>24463170</text:p>
          </table:table-cell>
          <table:table-cell table:formula="of:=TIME( ; ;[.A1531]/1000)" office:value-type="time" office:time-value="PT06H47M43.17S" calcext:value-type="time">
            <text:p>06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623.01" calcext:value-type="float">
            <text:p>1623.01</text:p>
          </table:table-cell>
          <table:table-cell office:value-type="float" office:value="1948.9" calcext:value-type="float">
            <text:p>1948.9</text:p>
          </table:table-cell>
        </table:table-row>
        <table:table-row table:style-name="ro1">
          <table:table-cell office:value-type="float" office:value="24479170" calcext:value-type="float">
            <text:p>24479170</text:p>
          </table:table-cell>
          <table:table-cell table:formula="of:=TIME( ; ;[.A1532]/1000)" office:value-type="time" office:time-value="PT06H47M59.17S" calcext:value-type="time">
            <text:p>06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24.06" calcext:value-type="float">
            <text:p>1624.06</text:p>
          </table:table-cell>
          <table:table-cell office:value-type="float" office:value="1950.14" calcext:value-type="float">
            <text:p>1950.14</text:p>
          </table:table-cell>
        </table:table-row>
        <table:table-row table:style-name="ro1">
          <table:table-cell office:value-type="float" office:value="24495170" calcext:value-type="float">
            <text:p>24495170</text:p>
          </table:table-cell>
          <table:table-cell table:formula="of:=TIME( ; ;[.A1533]/1000)" office:value-type="time" office:time-value="PT06H48M15.17S" calcext:value-type="time">
            <text:p>06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25.1" calcext:value-type="float">
            <text:p>1625.1</text:p>
          </table:table-cell>
          <table:table-cell office:value-type="float" office:value="1951.37" calcext:value-type="float">
            <text:p>1951.37</text:p>
          </table:table-cell>
        </table:table-row>
        <table:table-row table:style-name="ro1">
          <table:table-cell office:value-type="float" office:value="24511170" calcext:value-type="float">
            <text:p>24511170</text:p>
          </table:table-cell>
          <table:table-cell table:formula="of:=TIME( ; ;[.A1534]/1000)" office:value-type="time" office:time-value="PT06H48M31.17S" calcext:value-type="time">
            <text:p>06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3" calcext:value-type="float">
            <text:p>277.43</text:p>
          </table:table-cell>
          <table:table-cell office:value-type="float" office:value="1626.15" calcext:value-type="float">
            <text:p>1626.15</text:p>
          </table:table-cell>
          <table:table-cell office:value-type="float" office:value="1952.61" calcext:value-type="float">
            <text:p>1952.61</text:p>
          </table:table-cell>
        </table:table-row>
        <table:table-row table:style-name="ro1">
          <table:table-cell office:value-type="float" office:value="24527170" calcext:value-type="float">
            <text:p>24527170</text:p>
          </table:table-cell>
          <table:table-cell table:formula="of:=TIME( ; ;[.A1535]/1000)" office:value-type="time" office:time-value="PT06H48M47.17S" calcext:value-type="time">
            <text:p>06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27.19" calcext:value-type="float">
            <text:p>1627.19</text:p>
          </table:table-cell>
          <table:table-cell office:value-type="float" office:value="1953.85" calcext:value-type="float">
            <text:p>1953.85</text:p>
          </table:table-cell>
        </table:table-row>
        <table:table-row table:style-name="ro1">
          <table:table-cell office:value-type="float" office:value="24543170" calcext:value-type="float">
            <text:p>24543170</text:p>
          </table:table-cell>
          <table:table-cell table:formula="of:=TIME( ; ;[.A1536]/1000)" office:value-type="time" office:time-value="PT06H49M03.17S" calcext:value-type="time">
            <text:p>06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28.24" calcext:value-type="float">
            <text:p>1628.24</text:p>
          </table:table-cell>
          <table:table-cell office:value-type="float" office:value="1955.08" calcext:value-type="float">
            <text:p>1955.08</text:p>
          </table:table-cell>
        </table:table-row>
        <table:table-row table:style-name="ro1">
          <table:table-cell office:value-type="float" office:value="24559170" calcext:value-type="float">
            <text:p>24559170</text:p>
          </table:table-cell>
          <table:table-cell table:formula="of:=TIME( ; ;[.A1537]/1000)" office:value-type="time" office:time-value="PT06H49M19.17S" calcext:value-type="time">
            <text:p>06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29.28" calcext:value-type="float">
            <text:p>1629.28</text:p>
          </table:table-cell>
          <table:table-cell office:value-type="float" office:value="1956.32" calcext:value-type="float">
            <text:p>1956.32</text:p>
          </table:table-cell>
        </table:table-row>
        <table:table-row table:style-name="ro1">
          <table:table-cell office:value-type="float" office:value="24575170" calcext:value-type="float">
            <text:p>24575170</text:p>
          </table:table-cell>
          <table:table-cell table:formula="of:=TIME( ; ;[.A1538]/1000)" office:value-type="time" office:time-value="PT06H49M35.17S" calcext:value-type="time">
            <text:p>06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30.33" calcext:value-type="float">
            <text:p>1630.33</text:p>
          </table:table-cell>
          <table:table-cell office:value-type="float" office:value="1957.55" calcext:value-type="float">
            <text:p>1957.55</text:p>
          </table:table-cell>
        </table:table-row>
        <table:table-row table:style-name="ro1">
          <table:table-cell office:value-type="float" office:value="24591170" calcext:value-type="float">
            <text:p>24591170</text:p>
          </table:table-cell>
          <table:table-cell table:formula="of:=TIME( ; ;[.A1539]/1000)" office:value-type="time" office:time-value="PT06H49M51.17S" calcext:value-type="time">
            <text:p>06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31.37" calcext:value-type="float">
            <text:p>1631.37</text:p>
          </table:table-cell>
          <table:table-cell office:value-type="float" office:value="1958.78" calcext:value-type="float">
            <text:p>1958.78</text:p>
          </table:table-cell>
        </table:table-row>
        <table:table-row table:style-name="ro1">
          <table:table-cell office:value-type="float" office:value="24607170" calcext:value-type="float">
            <text:p>24607170</text:p>
          </table:table-cell>
          <table:table-cell table:formula="of:=TIME( ; ;[.A1540]/1000)" office:value-type="time" office:time-value="PT06H50M07.17S" calcext:value-type="time">
            <text:p>06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32.42" calcext:value-type="float">
            <text:p>1632.42</text:p>
          </table:table-cell>
          <table:table-cell office:value-type="float" office:value="1960.02" calcext:value-type="float">
            <text:p>1960.02</text:p>
          </table:table-cell>
        </table:table-row>
        <table:table-row table:style-name="ro1">
          <table:table-cell office:value-type="float" office:value="24623170" calcext:value-type="float">
            <text:p>24623170</text:p>
          </table:table-cell>
          <table:table-cell table:formula="of:=TIME( ; ;[.A1541]/1000)" office:value-type="time" office:time-value="PT06H50M23.17S" calcext:value-type="time">
            <text:p>06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633.46" calcext:value-type="float">
            <text:p>1633.46</text:p>
          </table:table-cell>
          <table:table-cell office:value-type="float" office:value="1961.25" calcext:value-type="float">
            <text:p>1961.25</text:p>
          </table:table-cell>
        </table:table-row>
        <table:table-row table:style-name="ro1">
          <table:table-cell office:value-type="float" office:value="24639170" calcext:value-type="float">
            <text:p>24639170</text:p>
          </table:table-cell>
          <table:table-cell table:formula="of:=TIME( ; ;[.A1542]/1000)" office:value-type="time" office:time-value="PT06H50M39.17S" calcext:value-type="time">
            <text:p>06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34.51" calcext:value-type="float">
            <text:p>1634.51</text:p>
          </table:table-cell>
          <table:table-cell office:value-type="float" office:value="1962.49" calcext:value-type="float">
            <text:p>1962.49</text:p>
          </table:table-cell>
        </table:table-row>
        <table:table-row table:style-name="ro1">
          <table:table-cell office:value-type="float" office:value="24655170" calcext:value-type="float">
            <text:p>24655170</text:p>
          </table:table-cell>
          <table:table-cell table:formula="of:=TIME( ; ;[.A1543]/1000)" office:value-type="time" office:time-value="PT06H50M55.17S" calcext:value-type="time">
            <text:p>06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35.55" calcext:value-type="float">
            <text:p>1635.55</text:p>
          </table:table-cell>
          <table:table-cell office:value-type="float" office:value="1963.72" calcext:value-type="float">
            <text:p>1963.72</text:p>
          </table:table-cell>
        </table:table-row>
        <table:table-row table:style-name="ro1">
          <table:table-cell office:value-type="float" office:value="24671170" calcext:value-type="float">
            <text:p>24671170</text:p>
          </table:table-cell>
          <table:table-cell table:formula="of:=TIME( ; ;[.A1544]/1000)" office:value-type="time" office:time-value="PT06H51M11.17S" calcext:value-type="time">
            <text:p>06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36.6" calcext:value-type="float">
            <text:p>1636.6</text:p>
          </table:table-cell>
          <table:table-cell office:value-type="float" office:value="1964.96" calcext:value-type="float">
            <text:p>1964.96</text:p>
          </table:table-cell>
        </table:table-row>
        <table:table-row table:style-name="ro1">
          <table:table-cell office:value-type="float" office:value="24687170" calcext:value-type="float">
            <text:p>24687170</text:p>
          </table:table-cell>
          <table:table-cell table:formula="of:=TIME( ; ;[.A1545]/1000)" office:value-type="time" office:time-value="PT06H51M27.17S" calcext:value-type="time">
            <text:p>06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37.64" calcext:value-type="float">
            <text:p>1637.64</text:p>
          </table:table-cell>
          <table:table-cell office:value-type="float" office:value="1966.19" calcext:value-type="float">
            <text:p>1966.19</text:p>
          </table:table-cell>
        </table:table-row>
        <table:table-row table:style-name="ro1">
          <table:table-cell office:value-type="float" office:value="24703170" calcext:value-type="float">
            <text:p>24703170</text:p>
          </table:table-cell>
          <table:table-cell table:formula="of:=TIME( ; ;[.A1546]/1000)" office:value-type="time" office:time-value="PT06H51M43.17S" calcext:value-type="time">
            <text:p>06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38.69" calcext:value-type="float">
            <text:p>1638.69</text:p>
          </table:table-cell>
          <table:table-cell office:value-type="float" office:value="1967.43" calcext:value-type="float">
            <text:p>1967.43</text:p>
          </table:table-cell>
        </table:table-row>
        <table:table-row table:style-name="ro1">
          <table:table-cell office:value-type="float" office:value="24719170" calcext:value-type="float">
            <text:p>24719170</text:p>
          </table:table-cell>
          <table:table-cell table:formula="of:=TIME( ; ;[.A1547]/1000)" office:value-type="time" office:time-value="PT06H51M59.17S" calcext:value-type="time">
            <text:p>06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39.73" calcext:value-type="float">
            <text:p>1639.73</text:p>
          </table:table-cell>
          <table:table-cell office:value-type="float" office:value="1968.66" calcext:value-type="float">
            <text:p>1968.66</text:p>
          </table:table-cell>
        </table:table-row>
        <table:table-row table:style-name="ro1">
          <table:table-cell office:value-type="float" office:value="24735170" calcext:value-type="float">
            <text:p>24735170</text:p>
          </table:table-cell>
          <table:table-cell table:formula="of:=TIME( ; ;[.A1548]/1000)" office:value-type="time" office:time-value="PT06H52M15.17S" calcext:value-type="time">
            <text:p>06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40.78" calcext:value-type="float">
            <text:p>1640.78</text:p>
          </table:table-cell>
          <table:table-cell office:value-type="float" office:value="1969.89" calcext:value-type="float">
            <text:p>1969.89</text:p>
          </table:table-cell>
        </table:table-row>
        <table:table-row table:style-name="ro1">
          <table:table-cell office:value-type="float" office:value="24751170" calcext:value-type="float">
            <text:p>24751170</text:p>
          </table:table-cell>
          <table:table-cell table:formula="of:=TIME( ; ;[.A1549]/1000)" office:value-type="time" office:time-value="PT06H52M31.17S" calcext:value-type="time">
            <text:p>06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41.83" calcext:value-type="float">
            <text:p>1641.83</text:p>
          </table:table-cell>
          <table:table-cell office:value-type="float" office:value="1971.13" calcext:value-type="float">
            <text:p>1971.13</text:p>
          </table:table-cell>
        </table:table-row>
        <table:table-row table:style-name="ro1">
          <table:table-cell office:value-type="float" office:value="24767170" calcext:value-type="float">
            <text:p>24767170</text:p>
          </table:table-cell>
          <table:table-cell table:formula="of:=TIME( ; ;[.A1550]/1000)" office:value-type="time" office:time-value="PT06H52M47.17S" calcext:value-type="time">
            <text:p>06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642.87" calcext:value-type="float">
            <text:p>1642.87</text:p>
          </table:table-cell>
          <table:table-cell office:value-type="float" office:value="1972.36" calcext:value-type="float">
            <text:p>1972.36</text:p>
          </table:table-cell>
        </table:table-row>
        <table:table-row table:style-name="ro1">
          <table:table-cell office:value-type="float" office:value="24783170" calcext:value-type="float">
            <text:p>24783170</text:p>
          </table:table-cell>
          <table:table-cell table:formula="of:=TIME( ; ;[.A1551]/1000)" office:value-type="time" office:time-value="PT06H53M03.17S" calcext:value-type="time">
            <text:p>06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643.92" calcext:value-type="float">
            <text:p>1643.92</text:p>
          </table:table-cell>
          <table:table-cell office:value-type="float" office:value="1973.6" calcext:value-type="float">
            <text:p>1973.6</text:p>
          </table:table-cell>
        </table:table-row>
        <table:table-row table:style-name="ro1">
          <table:table-cell office:value-type="float" office:value="24799170" calcext:value-type="float">
            <text:p>24799170</text:p>
          </table:table-cell>
          <table:table-cell table:formula="of:=TIME( ; ;[.A1552]/1000)" office:value-type="time" office:time-value="PT06H53M19.17S" calcext:value-type="time">
            <text:p>06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44.96" calcext:value-type="float">
            <text:p>1644.96</text:p>
          </table:table-cell>
          <table:table-cell office:value-type="float" office:value="1974.83" calcext:value-type="float">
            <text:p>1974.83</text:p>
          </table:table-cell>
        </table:table-row>
        <table:table-row table:style-name="ro1">
          <table:table-cell office:value-type="float" office:value="24815170" calcext:value-type="float">
            <text:p>24815170</text:p>
          </table:table-cell>
          <table:table-cell table:formula="of:=TIME( ; ;[.A1553]/1000)" office:value-type="time" office:time-value="PT06H53M35.17S" calcext:value-type="time">
            <text:p>06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46.01" calcext:value-type="float">
            <text:p>1646.01</text:p>
          </table:table-cell>
          <table:table-cell office:value-type="float" office:value="1976.06" calcext:value-type="float">
            <text:p>1976.06</text:p>
          </table:table-cell>
        </table:table-row>
        <table:table-row table:style-name="ro1">
          <table:table-cell office:value-type="float" office:value="24831170" calcext:value-type="float">
            <text:p>24831170</text:p>
          </table:table-cell>
          <table:table-cell table:formula="of:=TIME( ; ;[.A1554]/1000)" office:value-type="time" office:time-value="PT06H53M51.17S" calcext:value-type="time">
            <text:p>06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47.05" calcext:value-type="float">
            <text:p>1647.05</text:p>
          </table:table-cell>
          <table:table-cell office:value-type="float" office:value="1977.3" calcext:value-type="float">
            <text:p>1977.3</text:p>
          </table:table-cell>
        </table:table-row>
        <table:table-row table:style-name="ro1">
          <table:table-cell office:value-type="float" office:value="24847170" calcext:value-type="float">
            <text:p>24847170</text:p>
          </table:table-cell>
          <table:table-cell table:formula="of:=TIME( ; ;[.A1555]/1000)" office:value-type="time" office:time-value="PT06H54M07.17S" calcext:value-type="time">
            <text:p>06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648.1" calcext:value-type="float">
            <text:p>1648.1</text:p>
          </table:table-cell>
          <table:table-cell office:value-type="float" office:value="1978.53" calcext:value-type="float">
            <text:p>1978.53</text:p>
          </table:table-cell>
        </table:table-row>
        <table:table-row table:style-name="ro1">
          <table:table-cell office:value-type="float" office:value="24863170" calcext:value-type="float">
            <text:p>24863170</text:p>
          </table:table-cell>
          <table:table-cell table:formula="of:=TIME( ; ;[.A1556]/1000)" office:value-type="time" office:time-value="PT06H54M23.17S" calcext:value-type="time">
            <text:p>06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649.14" calcext:value-type="float">
            <text:p>1649.14</text:p>
          </table:table-cell>
          <table:table-cell office:value-type="float" office:value="1979.77" calcext:value-type="float">
            <text:p>1979.77</text:p>
          </table:table-cell>
        </table:table-row>
        <table:table-row table:style-name="ro1">
          <table:table-cell office:value-type="float" office:value="24879170" calcext:value-type="float">
            <text:p>24879170</text:p>
          </table:table-cell>
          <table:table-cell table:formula="of:=TIME( ; ;[.A1557]/1000)" office:value-type="time" office:time-value="PT06H54M39.17S" calcext:value-type="time">
            <text:p>06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50.19" calcext:value-type="float">
            <text:p>1650.1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4895170" calcext:value-type="float">
            <text:p>24895170</text:p>
          </table:table-cell>
          <table:table-cell table:formula="of:=TIME( ; ;[.A1558]/1000)" office:value-type="time" office:time-value="PT06H54M55.17S" calcext:value-type="time">
            <text:p>06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651.23" calcext:value-type="float">
            <text:p>1651.23</text:p>
          </table:table-cell>
          <table:table-cell office:value-type="float" office:value="1982.23" calcext:value-type="float">
            <text:p>1982.23</text:p>
          </table:table-cell>
        </table:table-row>
        <table:table-row table:style-name="ro1">
          <table:table-cell office:value-type="float" office:value="24911170" calcext:value-type="float">
            <text:p>24911170</text:p>
          </table:table-cell>
          <table:table-cell table:formula="of:=TIME( ; ;[.A1559]/1000)" office:value-type="time" office:time-value="PT06H55M11.17S" calcext:value-type="time">
            <text:p>06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652.28" calcext:value-type="float">
            <text:p>1652.28</text:p>
          </table:table-cell>
          <table:table-cell office:value-type="float" office:value="1983.46" calcext:value-type="float">
            <text:p>1983.46</text:p>
          </table:table-cell>
        </table:table-row>
        <table:table-row table:style-name="ro1">
          <table:table-cell office:value-type="float" office:value="24927170" calcext:value-type="float">
            <text:p>24927170</text:p>
          </table:table-cell>
          <table:table-cell table:formula="of:=TIME( ; ;[.A1560]/1000)" office:value-type="time" office:time-value="PT06H55M27.17S" calcext:value-type="time">
            <text:p>06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53.32" calcext:value-type="float">
            <text:p>1653.32</text:p>
          </table:table-cell>
          <table:table-cell office:value-type="float" office:value="1984.7" calcext:value-type="float">
            <text:p>1984.7</text:p>
          </table:table-cell>
        </table:table-row>
        <table:table-row table:style-name="ro1">
          <table:table-cell office:value-type="float" office:value="24943170" calcext:value-type="float">
            <text:p>24943170</text:p>
          </table:table-cell>
          <table:table-cell table:formula="of:=TIME( ; ;[.A1561]/1000)" office:value-type="time" office:time-value="PT06H55M43.17S" calcext:value-type="time">
            <text:p>06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54.36" calcext:value-type="float">
            <text:p>1654.36</text:p>
          </table:table-cell>
          <table:table-cell office:value-type="float" office:value="1985.93" calcext:value-type="float">
            <text:p>1985.93</text:p>
          </table:table-cell>
        </table:table-row>
        <table:table-row table:style-name="ro1">
          <table:table-cell office:value-type="float" office:value="24959170" calcext:value-type="float">
            <text:p>24959170</text:p>
          </table:table-cell>
          <table:table-cell table:formula="of:=TIME( ; ;[.A1562]/1000)" office:value-type="time" office:time-value="PT06H55M59.17S" calcext:value-type="time">
            <text:p>06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55.41" calcext:value-type="float">
            <text:p>1655.41</text:p>
          </table:table-cell>
          <table:table-cell office:value-type="float" office:value="1987.17" calcext:value-type="float">
            <text:p>1987.17</text:p>
          </table:table-cell>
        </table:table-row>
        <table:table-row table:style-name="ro1">
          <table:table-cell office:value-type="float" office:value="24975170" calcext:value-type="float">
            <text:p>24975170</text:p>
          </table:table-cell>
          <table:table-cell table:formula="of:=TIME( ; ;[.A1563]/1000)" office:value-type="time" office:time-value="PT06H56M15.17S" calcext:value-type="time">
            <text:p>06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56.45" calcext:value-type="float">
            <text:p>1656.45</text:p>
          </table:table-cell>
          <table:table-cell office:value-type="float" office:value="1988.4" calcext:value-type="float">
            <text:p>1988.4</text:p>
          </table:table-cell>
        </table:table-row>
        <table:table-row table:style-name="ro1">
          <table:table-cell office:value-type="float" office:value="24991170" calcext:value-type="float">
            <text:p>24991170</text:p>
          </table:table-cell>
          <table:table-cell table:formula="of:=TIME( ; ;[.A1564]/1000)" office:value-type="time" office:time-value="PT06H56M31.17S" calcext:value-type="time">
            <text:p>06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57.5" calcext:value-type="float">
            <text:p>1657.5</text:p>
          </table:table-cell>
          <table:table-cell office:value-type="float" office:value="1989.63" calcext:value-type="float">
            <text:p>1989.63</text:p>
          </table:table-cell>
        </table:table-row>
        <table:table-row table:style-name="ro1">
          <table:table-cell office:value-type="float" office:value="25007170" calcext:value-type="float">
            <text:p>25007170</text:p>
          </table:table-cell>
          <table:table-cell table:formula="of:=TIME( ; ;[.A1565]/1000)" office:value-type="time" office:time-value="PT06H56M47.17S" calcext:value-type="time">
            <text:p>06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658.54" calcext:value-type="float">
            <text:p>1658.54</text:p>
          </table:table-cell>
          <table:table-cell office:value-type="float" office:value="1990.86" calcext:value-type="float">
            <text:p>1990.86</text:p>
          </table:table-cell>
        </table:table-row>
        <table:table-row table:style-name="ro1">
          <table:table-cell office:value-type="float" office:value="25023170" calcext:value-type="float">
            <text:p>25023170</text:p>
          </table:table-cell>
          <table:table-cell table:formula="of:=TIME( ; ;[.A1566]/1000)" office:value-type="time" office:time-value="PT06H57M03.17S" calcext:value-type="time">
            <text:p>06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59.59" calcext:value-type="float">
            <text:p>1659.59</text:p>
          </table:table-cell>
          <table:table-cell office:value-type="float" office:value="1992.1" calcext:value-type="float">
            <text:p>1992.1</text:p>
          </table:table-cell>
        </table:table-row>
        <table:table-row table:style-name="ro1">
          <table:table-cell office:value-type="float" office:value="25039170" calcext:value-type="float">
            <text:p>25039170</text:p>
          </table:table-cell>
          <table:table-cell table:formula="of:=TIME( ; ;[.A1567]/1000)" office:value-type="time" office:time-value="PT06H57M19.17S" calcext:value-type="time">
            <text:p>06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60.63" calcext:value-type="float">
            <text:p>1660.63</text:p>
          </table:table-cell>
          <table:table-cell office:value-type="float" office:value="1993.33" calcext:value-type="float">
            <text:p>1993.33</text:p>
          </table:table-cell>
        </table:table-row>
        <table:table-row table:style-name="ro1">
          <table:table-cell office:value-type="float" office:value="25055170" calcext:value-type="float">
            <text:p>25055170</text:p>
          </table:table-cell>
          <table:table-cell table:formula="of:=TIME( ; ;[.A1568]/1000)" office:value-type="time" office:time-value="PT06H57M35.17S" calcext:value-type="time">
            <text:p>06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61.68" calcext:value-type="float">
            <text:p>1661.68</text:p>
          </table:table-cell>
          <table:table-cell office:value-type="float" office:value="1994.56" calcext:value-type="float">
            <text:p>1994.56</text:p>
          </table:table-cell>
        </table:table-row>
        <table:table-row table:style-name="ro1">
          <table:table-cell office:value-type="float" office:value="25071170" calcext:value-type="float">
            <text:p>25071170</text:p>
          </table:table-cell>
          <table:table-cell table:formula="of:=TIME( ; ;[.A1569]/1000)" office:value-type="time" office:time-value="PT06H57M51.17S" calcext:value-type="time">
            <text:p>06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62.72" calcext:value-type="float">
            <text:p>1662.72</text:p>
          </table:table-cell>
          <table:table-cell office:value-type="float" office:value="1995.8" calcext:value-type="float">
            <text:p>1995.8</text:p>
          </table:table-cell>
        </table:table-row>
        <table:table-row table:style-name="ro1">
          <table:table-cell office:value-type="float" office:value="25087170" calcext:value-type="float">
            <text:p>25087170</text:p>
          </table:table-cell>
          <table:table-cell table:formula="of:=TIME( ; ;[.A1570]/1000)" office:value-type="time" office:time-value="PT06H58M07.17S" calcext:value-type="time">
            <text:p>06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663.77" calcext:value-type="float">
            <text:p>1663.77</text:p>
          </table:table-cell>
          <table:table-cell office:value-type="float" office:value="1997.03" calcext:value-type="float">
            <text:p>1997.03</text:p>
          </table:table-cell>
        </table:table-row>
        <table:table-row table:style-name="ro1">
          <table:table-cell office:value-type="float" office:value="25103170" calcext:value-type="float">
            <text:p>25103170</text:p>
          </table:table-cell>
          <table:table-cell table:formula="of:=TIME( ; ;[.A1571]/1000)" office:value-type="time" office:time-value="PT06H58M23.17S" calcext:value-type="time">
            <text:p>06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64.81" calcext:value-type="float">
            <text:p>1664.81</text:p>
          </table:table-cell>
          <table:table-cell office:value-type="float" office:value="1998.26" calcext:value-type="float">
            <text:p>1998.26</text:p>
          </table:table-cell>
        </table:table-row>
        <table:table-row table:style-name="ro1">
          <table:table-cell office:value-type="float" office:value="25119170" calcext:value-type="float">
            <text:p>25119170</text:p>
          </table:table-cell>
          <table:table-cell table:formula="of:=TIME( ; ;[.A1572]/1000)" office:value-type="time" office:time-value="PT06H58M39.17S" calcext:value-type="time">
            <text:p>06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65.86" calcext:value-type="float">
            <text:p>1665.86</text:p>
          </table:table-cell>
          <table:table-cell office:value-type="float" office:value="1999.49" calcext:value-type="float">
            <text:p>1999.49</text:p>
          </table:table-cell>
        </table:table-row>
        <table:table-row table:style-name="ro1">
          <table:table-cell office:value-type="float" office:value="25135170" calcext:value-type="float">
            <text:p>25135170</text:p>
          </table:table-cell>
          <table:table-cell table:formula="of:=TIME( ; ;[.A1573]/1000)" office:value-type="time" office:time-value="PT06H58M55.17S" calcext:value-type="time">
            <text:p>06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66.9" calcext:value-type="float">
            <text:p>1666.9</text:p>
          </table:table-cell>
          <table:table-cell office:value-type="float" office:value="2000.73" calcext:value-type="float">
            <text:p>2000.73</text:p>
          </table:table-cell>
        </table:table-row>
        <table:table-row table:style-name="ro1">
          <table:table-cell office:value-type="float" office:value="25151170" calcext:value-type="float">
            <text:p>25151170</text:p>
          </table:table-cell>
          <table:table-cell table:formula="of:=TIME( ; ;[.A1574]/1000)" office:value-type="time" office:time-value="PT06H59M11.17S" calcext:value-type="time">
            <text:p>06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67.95" calcext:value-type="float">
            <text:p>1667.95</text:p>
          </table:table-cell>
          <table:table-cell office:value-type="float" office:value="2001.96" calcext:value-type="float">
            <text:p>2001.96</text:p>
          </table:table-cell>
        </table:table-row>
        <table:table-row table:style-name="ro1">
          <table:table-cell office:value-type="float" office:value="25167170" calcext:value-type="float">
            <text:p>25167170</text:p>
          </table:table-cell>
          <table:table-cell table:formula="of:=TIME( ; ;[.A1575]/1000)" office:value-type="time" office:time-value="PT06H59M27.17S" calcext:value-type="time">
            <text:p>06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68.99" calcext:value-type="float">
            <text:p>1668.99</text:p>
          </table:table-cell>
          <table:table-cell office:value-type="float" office:value="2003.19" calcext:value-type="float">
            <text:p>2003.19</text:p>
          </table:table-cell>
        </table:table-row>
        <table:table-row table:style-name="ro1">
          <table:table-cell office:value-type="float" office:value="25183170" calcext:value-type="float">
            <text:p>25183170</text:p>
          </table:table-cell>
          <table:table-cell table:formula="of:=TIME( ; ;[.A1576]/1000)" office:value-type="time" office:time-value="PT06H59M43.17S" calcext:value-type="time">
            <text:p>06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70.04" calcext:value-type="float">
            <text:p>1670.04</text:p>
          </table:table-cell>
          <table:table-cell office:value-type="float" office:value="2004.42" calcext:value-type="float">
            <text:p>2004.42</text:p>
          </table:table-cell>
        </table:table-row>
        <table:table-row table:style-name="ro1">
          <table:table-cell office:value-type="float" office:value="25199170" calcext:value-type="float">
            <text:p>25199170</text:p>
          </table:table-cell>
          <table:table-cell table:formula="of:=TIME( ; ;[.A1577]/1000)" office:value-type="time" office:time-value="PT06H59M59.17S" calcext:value-type="time">
            <text:p>06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71.08" calcext:value-type="float">
            <text:p>1671.08</text:p>
          </table:table-cell>
          <table:table-cell office:value-type="float" office:value="2005.66" calcext:value-type="float">
            <text:p>2005.66</text:p>
          </table:table-cell>
        </table:table-row>
        <table:table-row table:style-name="ro1">
          <table:table-cell office:value-type="float" office:value="25215170" calcext:value-type="float">
            <text:p>25215170</text:p>
          </table:table-cell>
          <table:table-cell table:formula="of:=TIME( ; ;[.A1578]/1000)" office:value-type="time" office:time-value="PT07H00M15.17S" calcext:value-type="time">
            <text:p>07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72.13" calcext:value-type="float">
            <text:p>1672.13</text:p>
          </table:table-cell>
          <table:table-cell office:value-type="float" office:value="2006.89" calcext:value-type="float">
            <text:p>2006.89</text:p>
          </table:table-cell>
        </table:table-row>
        <table:table-row table:style-name="ro1">
          <table:table-cell office:value-type="float" office:value="25231170" calcext:value-type="float">
            <text:p>25231170</text:p>
          </table:table-cell>
          <table:table-cell table:formula="of:=TIME( ; ;[.A1579]/1000)" office:value-type="time" office:time-value="PT07H00M31.17S" calcext:value-type="time">
            <text:p>07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73.17" calcext:value-type="float">
            <text:p>1673.17</text:p>
          </table:table-cell>
          <table:table-cell office:value-type="float" office:value="2008.12" calcext:value-type="float">
            <text:p>2008.12</text:p>
          </table:table-cell>
        </table:table-row>
        <table:table-row table:style-name="ro1">
          <table:table-cell office:value-type="float" office:value="25247170" calcext:value-type="float">
            <text:p>25247170</text:p>
          </table:table-cell>
          <table:table-cell table:formula="of:=TIME( ; ;[.A1580]/1000)" office:value-type="time" office:time-value="PT07H00M47.17S" calcext:value-type="time">
            <text:p>07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74.22" calcext:value-type="float">
            <text:p>1674.22</text:p>
          </table:table-cell>
          <table:table-cell office:value-type="float" office:value="2009.35" calcext:value-type="float">
            <text:p>2009.35</text:p>
          </table:table-cell>
        </table:table-row>
        <table:table-row table:style-name="ro1">
          <table:table-cell office:value-type="float" office:value="25263170" calcext:value-type="float">
            <text:p>25263170</text:p>
          </table:table-cell>
          <table:table-cell table:formula="of:=TIME( ; ;[.A1581]/1000)" office:value-type="time" office:time-value="PT07H01M03.17S" calcext:value-type="time">
            <text:p>07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75.26" calcext:value-type="float">
            <text:p>1675.26</text:p>
          </table:table-cell>
          <table:table-cell office:value-type="float" office:value="2010.59" calcext:value-type="float">
            <text:p>2010.59</text:p>
          </table:table-cell>
        </table:table-row>
        <table:table-row table:style-name="ro1">
          <table:table-cell office:value-type="float" office:value="25279170" calcext:value-type="float">
            <text:p>25279170</text:p>
          </table:table-cell>
          <table:table-cell table:formula="of:=TIME( ; ;[.A1582]/1000)" office:value-type="time" office:time-value="PT07H01M19.17S" calcext:value-type="time">
            <text:p>07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76.31" calcext:value-type="float">
            <text:p>1676.31</text:p>
          </table:table-cell>
          <table:table-cell office:value-type="float" office:value="2011.82" calcext:value-type="float">
            <text:p>2011.82</text:p>
          </table:table-cell>
        </table:table-row>
        <table:table-row table:style-name="ro1">
          <table:table-cell office:value-type="float" office:value="25295170" calcext:value-type="float">
            <text:p>25295170</text:p>
          </table:table-cell>
          <table:table-cell table:formula="of:=TIME( ; ;[.A1583]/1000)" office:value-type="time" office:time-value="PT07H01M35.17S" calcext:value-type="time">
            <text:p>07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77.35" calcext:value-type="float">
            <text:p>1677.35</text:p>
          </table:table-cell>
          <table:table-cell office:value-type="float" office:value="2013.05" calcext:value-type="float">
            <text:p>2013.05</text:p>
          </table:table-cell>
        </table:table-row>
        <table:table-row table:style-name="ro1">
          <table:table-cell office:value-type="float" office:value="25311170" calcext:value-type="float">
            <text:p>25311170</text:p>
          </table:table-cell>
          <table:table-cell table:formula="of:=TIME( ; ;[.A1584]/1000)" office:value-type="time" office:time-value="PT07H01M51.17S" calcext:value-type="time">
            <text:p>07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78.39" calcext:value-type="float">
            <text:p>1678.39</text:p>
          </table:table-cell>
          <table:table-cell office:value-type="float" office:value="2014.28" calcext:value-type="float">
            <text:p>2014.28</text:p>
          </table:table-cell>
        </table:table-row>
        <table:table-row table:style-name="ro1">
          <table:table-cell office:value-type="float" office:value="25327170" calcext:value-type="float">
            <text:p>25327170</text:p>
          </table:table-cell>
          <table:table-cell table:formula="of:=TIME( ; ;[.A1585]/1000)" office:value-type="time" office:time-value="PT07H02M07.17S" calcext:value-type="time">
            <text:p>07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79.44" calcext:value-type="float">
            <text:p>1679.44</text:p>
          </table:table-cell>
          <table:table-cell office:value-type="float" office:value="2015.51" calcext:value-type="float">
            <text:p>2015.51</text:p>
          </table:table-cell>
        </table:table-row>
        <table:table-row table:style-name="ro1">
          <table:table-cell office:value-type="float" office:value="25343170" calcext:value-type="float">
            <text:p>25343170</text:p>
          </table:table-cell>
          <table:table-cell table:formula="of:=TIME( ; ;[.A1586]/1000)" office:value-type="time" office:time-value="PT07H02M23.17S" calcext:value-type="time">
            <text:p>07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0.48" calcext:value-type="float">
            <text:p>1680.48</text:p>
          </table:table-cell>
          <table:table-cell office:value-type="float" office:value="2016.74" calcext:value-type="float">
            <text:p>2016.74</text:p>
          </table:table-cell>
        </table:table-row>
        <table:table-row table:style-name="ro1">
          <table:table-cell office:value-type="float" office:value="25359170" calcext:value-type="float">
            <text:p>25359170</text:p>
          </table:table-cell>
          <table:table-cell table:formula="of:=TIME( ; ;[.A1587]/1000)" office:value-type="time" office:time-value="PT07H02M39.17S" calcext:value-type="time">
            <text:p>07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1.53" calcext:value-type="float">
            <text:p>1681.53</text:p>
          </table:table-cell>
          <table:table-cell office:value-type="float" office:value="2017.98" calcext:value-type="float">
            <text:p>2017.98</text:p>
          </table:table-cell>
        </table:table-row>
        <table:table-row table:style-name="ro1">
          <table:table-cell office:value-type="float" office:value="25375170" calcext:value-type="float">
            <text:p>25375170</text:p>
          </table:table-cell>
          <table:table-cell table:formula="of:=TIME( ; ;[.A1588]/1000)" office:value-type="time" office:time-value="PT07H02M55.17S" calcext:value-type="time">
            <text:p>07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2.57" calcext:value-type="float">
            <text:p>1682.57</text:p>
          </table:table-cell>
          <table:table-cell office:value-type="float" office:value="2019.21" calcext:value-type="float">
            <text:p>2019.21</text:p>
          </table:table-cell>
        </table:table-row>
        <table:table-row table:style-name="ro1">
          <table:table-cell office:value-type="float" office:value="25391170" calcext:value-type="float">
            <text:p>25391170</text:p>
          </table:table-cell>
          <table:table-cell table:formula="of:=TIME( ; ;[.A1589]/1000)" office:value-type="time" office:time-value="PT07H03M11.17S" calcext:value-type="time">
            <text:p>07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683.62" calcext:value-type="float">
            <text:p>1683.62</text:p>
          </table:table-cell>
          <table:table-cell office:value-type="float" office:value="2020.44" calcext:value-type="float">
            <text:p>2020.44</text:p>
          </table:table-cell>
        </table:table-row>
        <table:table-row table:style-name="ro1">
          <table:table-cell office:value-type="float" office:value="25407170" calcext:value-type="float">
            <text:p>25407170</text:p>
          </table:table-cell>
          <table:table-cell table:formula="of:=TIME( ; ;[.A1590]/1000)" office:value-type="time" office:time-value="PT07H03M27.17S" calcext:value-type="time">
            <text:p>07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4.66" calcext:value-type="float">
            <text:p>1684.66</text:p>
          </table:table-cell>
          <table:table-cell office:value-type="float" office:value="2021.67" calcext:value-type="float">
            <text:p>2021.67</text:p>
          </table:table-cell>
        </table:table-row>
        <table:table-row table:style-name="ro1">
          <table:table-cell office:value-type="float" office:value="25423170" calcext:value-type="float">
            <text:p>25423170</text:p>
          </table:table-cell>
          <table:table-cell table:formula="of:=TIME( ; ;[.A1591]/1000)" office:value-type="time" office:time-value="PT07H03M43.17S" calcext:value-type="time">
            <text:p>07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5.71" calcext:value-type="float">
            <text:p>1685.71</text:p>
          </table:table-cell>
          <table:table-cell office:value-type="float" office:value="2022.9" calcext:value-type="float">
            <text:p>2022.9</text:p>
          </table:table-cell>
        </table:table-row>
        <table:table-row table:style-name="ro1">
          <table:table-cell office:value-type="float" office:value="25439170" calcext:value-type="float">
            <text:p>25439170</text:p>
          </table:table-cell>
          <table:table-cell table:formula="of:=TIME( ; ;[.A1592]/1000)" office:value-type="time" office:time-value="PT07H03M59.17S" calcext:value-type="time">
            <text:p>07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6.75" calcext:value-type="float">
            <text:p>1686.75</text:p>
          </table:table-cell>
          <table:table-cell office:value-type="float" office:value="2024.13" calcext:value-type="float">
            <text:p>2024.13</text:p>
          </table:table-cell>
        </table:table-row>
        <table:table-row table:style-name="ro1">
          <table:table-cell office:value-type="float" office:value="25455170" calcext:value-type="float">
            <text:p>25455170</text:p>
          </table:table-cell>
          <table:table-cell table:formula="of:=TIME( ; ;[.A1593]/1000)" office:value-type="time" office:time-value="PT07H04M15.17S" calcext:value-type="time">
            <text:p>07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7.8" calcext:value-type="float">
            <text:p>1687.8</text:p>
          </table:table-cell>
          <table:table-cell office:value-type="float" office:value="2025.36" calcext:value-type="float">
            <text:p>2025.36</text:p>
          </table:table-cell>
        </table:table-row>
        <table:table-row table:style-name="ro1">
          <table:table-cell office:value-type="float" office:value="25471170" calcext:value-type="float">
            <text:p>25471170</text:p>
          </table:table-cell>
          <table:table-cell table:formula="of:=TIME( ; ;[.A1594]/1000)" office:value-type="time" office:time-value="PT07H04M31.17S" calcext:value-type="time">
            <text:p>07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8.84" calcext:value-type="float">
            <text:p>1688.84</text:p>
          </table:table-cell>
          <table:table-cell office:value-type="float" office:value="2026.59" calcext:value-type="float">
            <text:p>2026.59</text:p>
          </table:table-cell>
        </table:table-row>
        <table:table-row table:style-name="ro1">
          <table:table-cell office:value-type="float" office:value="25487170" calcext:value-type="float">
            <text:p>25487170</text:p>
          </table:table-cell>
          <table:table-cell table:formula="of:=TIME( ; ;[.A1595]/1000)" office:value-type="time" office:time-value="PT07H04M47.17S" calcext:value-type="time">
            <text:p>07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89.89" calcext:value-type="float">
            <text:p>1689.89</text:p>
          </table:table-cell>
          <table:table-cell office:value-type="float" office:value="2027.82" calcext:value-type="float">
            <text:p>2027.82</text:p>
          </table:table-cell>
        </table:table-row>
        <table:table-row table:style-name="ro1">
          <table:table-cell office:value-type="float" office:value="25503170" calcext:value-type="float">
            <text:p>25503170</text:p>
          </table:table-cell>
          <table:table-cell table:formula="of:=TIME( ; ;[.A1596]/1000)" office:value-type="time" office:time-value="PT07H05M03.17S" calcext:value-type="time">
            <text:p>07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90.93" calcext:value-type="float">
            <text:p>1690.93</text:p>
          </table:table-cell>
          <table:table-cell office:value-type="float" office:value="2029.05" calcext:value-type="float">
            <text:p>2029.05</text:p>
          </table:table-cell>
        </table:table-row>
        <table:table-row table:style-name="ro1">
          <table:table-cell office:value-type="float" office:value="25519170" calcext:value-type="float">
            <text:p>25519170</text:p>
          </table:table-cell>
          <table:table-cell table:formula="of:=TIME( ; ;[.A1597]/1000)" office:value-type="time" office:time-value="PT07H05M19.17S" calcext:value-type="time">
            <text:p>07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91.97" calcext:value-type="float">
            <text:p>1691.97</text:p>
          </table:table-cell>
          <table:table-cell office:value-type="float" office:value="2030.28" calcext:value-type="float">
            <text:p>2030.28</text:p>
          </table:table-cell>
        </table:table-row>
        <table:table-row table:style-name="ro1">
          <table:table-cell office:value-type="float" office:value="25535170" calcext:value-type="float">
            <text:p>25535170</text:p>
          </table:table-cell>
          <table:table-cell table:formula="of:=TIME( ; ;[.A1598]/1000)" office:value-type="time" office:time-value="PT07H05M35.17S" calcext:value-type="time">
            <text:p>07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693.02" calcext:value-type="float">
            <text:p>1693.02</text:p>
          </table:table-cell>
          <table:table-cell office:value-type="float" office:value="2031.51" calcext:value-type="float">
            <text:p>2031.51</text:p>
          </table:table-cell>
        </table:table-row>
        <table:table-row table:style-name="ro1">
          <table:table-cell office:value-type="float" office:value="25551170" calcext:value-type="float">
            <text:p>25551170</text:p>
          </table:table-cell>
          <table:table-cell table:formula="of:=TIME( ; ;[.A1599]/1000)" office:value-type="time" office:time-value="PT07H05M51.17S" calcext:value-type="time">
            <text:p>07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94.06" calcext:value-type="float">
            <text:p>1694.06</text:p>
          </table:table-cell>
          <table:table-cell office:value-type="float" office:value="2032.75" calcext:value-type="float">
            <text:p>2032.75</text:p>
          </table:table-cell>
        </table:table-row>
        <table:table-row table:style-name="ro1">
          <table:table-cell office:value-type="float" office:value="25567170" calcext:value-type="float">
            <text:p>25567170</text:p>
          </table:table-cell>
          <table:table-cell table:formula="of:=TIME( ; ;[.A1600]/1000)" office:value-type="time" office:time-value="PT07H06M07.17S" calcext:value-type="time">
            <text:p>07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95.11" calcext:value-type="float">
            <text:p>1695.11</text:p>
          </table:table-cell>
          <table:table-cell office:value-type="float" office:value="2033.98" calcext:value-type="float">
            <text:p>2033.98</text:p>
          </table:table-cell>
        </table:table-row>
        <table:table-row table:style-name="ro1">
          <table:table-cell office:value-type="float" office:value="25583170" calcext:value-type="float">
            <text:p>25583170</text:p>
          </table:table-cell>
          <table:table-cell table:formula="of:=TIME( ; ;[.A1601]/1000)" office:value-type="time" office:time-value="PT07H06M23.17S" calcext:value-type="time">
            <text:p>07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96.15" calcext:value-type="float">
            <text:p>1696.15</text:p>
          </table:table-cell>
          <table:table-cell office:value-type="float" office:value="2035.21" calcext:value-type="float">
            <text:p>2035.21</text:p>
          </table:table-cell>
        </table:table-row>
        <table:table-row table:style-name="ro1">
          <table:table-cell office:value-type="float" office:value="25599170" calcext:value-type="float">
            <text:p>25599170</text:p>
          </table:table-cell>
          <table:table-cell table:formula="of:=TIME( ; ;[.A1602]/1000)" office:value-type="time" office:time-value="PT07H06M39.17S" calcext:value-type="time">
            <text:p>07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2036.44" calcext:value-type="float">
            <text:p>2036.44</text:p>
          </table:table-cell>
        </table:table-row>
        <table:table-row table:style-name="ro1">
          <table:table-cell office:value-type="float" office:value="25615170" calcext:value-type="float">
            <text:p>25615170</text:p>
          </table:table-cell>
          <table:table-cell table:formula="of:=TIME( ; ;[.A1603]/1000)" office:value-type="time" office:time-value="PT07H06M55.17S" calcext:value-type="time">
            <text:p>07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98.24" calcext:value-type="float">
            <text:p>1698.24</text:p>
          </table:table-cell>
          <table:table-cell office:value-type="float" office:value="2037.67" calcext:value-type="float">
            <text:p>2037.67</text:p>
          </table:table-cell>
        </table:table-row>
        <table:table-row table:style-name="ro1">
          <table:table-cell office:value-type="float" office:value="25631170" calcext:value-type="float">
            <text:p>25631170</text:p>
          </table:table-cell>
          <table:table-cell table:formula="of:=TIME( ; ;[.A1604]/1000)" office:value-type="time" office:time-value="PT07H07M11.17S" calcext:value-type="time">
            <text:p>07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699.28" calcext:value-type="float">
            <text:p>1699.28</text:p>
          </table:table-cell>
          <table:table-cell office:value-type="float" office:value="2038.9" calcext:value-type="float">
            <text:p>2038.9</text:p>
          </table:table-cell>
        </table:table-row>
        <table:table-row table:style-name="ro1">
          <table:table-cell office:value-type="float" office:value="25647170" calcext:value-type="float">
            <text:p>25647170</text:p>
          </table:table-cell>
          <table:table-cell table:formula="of:=TIME( ; ;[.A1605]/1000)" office:value-type="time" office:time-value="PT07H07M27.17S" calcext:value-type="time">
            <text:p>07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700.32" calcext:value-type="float">
            <text:p>1700.32</text:p>
          </table:table-cell>
          <table:table-cell office:value-type="float" office:value="2040.13" calcext:value-type="float">
            <text:p>2040.13</text:p>
          </table:table-cell>
        </table:table-row>
        <table:table-row table:style-name="ro1">
          <table:table-cell office:value-type="float" office:value="25663170" calcext:value-type="float">
            <text:p>25663170</text:p>
          </table:table-cell>
          <table:table-cell table:formula="of:=TIME( ; ;[.A1606]/1000)" office:value-type="time" office:time-value="PT07H07M43.17S" calcext:value-type="time">
            <text:p>07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701.37" calcext:value-type="float">
            <text:p>1701.37</text:p>
          </table:table-cell>
          <table:table-cell office:value-type="float" office:value="2041.36" calcext:value-type="float">
            <text:p>2041.36</text:p>
          </table:table-cell>
        </table:table-row>
        <table:table-row table:style-name="ro1">
          <table:table-cell office:value-type="float" office:value="25679170" calcext:value-type="float">
            <text:p>25679170</text:p>
          </table:table-cell>
          <table:table-cell table:formula="of:=TIME( ; ;[.A1607]/1000)" office:value-type="time" office:time-value="PT07H07M59.17S" calcext:value-type="time">
            <text:p>07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702.41" calcext:value-type="float">
            <text:p>1702.41</text:p>
          </table:table-cell>
          <table:table-cell office:value-type="float" office:value="2042.59" calcext:value-type="float">
            <text:p>2042.59</text:p>
          </table:table-cell>
        </table:table-row>
        <table:table-row table:style-name="ro1">
          <table:table-cell office:value-type="float" office:value="25695170" calcext:value-type="float">
            <text:p>25695170</text:p>
          </table:table-cell>
          <table:table-cell table:formula="of:=TIME( ; ;[.A1608]/1000)" office:value-type="time" office:time-value="PT07H08M15.17S" calcext:value-type="time">
            <text:p>07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703.45" calcext:value-type="float">
            <text:p>1703.45</text:p>
          </table:table-cell>
          <table:table-cell office:value-type="float" office:value="2043.82" calcext:value-type="float">
            <text:p>2043.82</text:p>
          </table:table-cell>
        </table:table-row>
        <table:table-row table:style-name="ro1">
          <table:table-cell office:value-type="float" office:value="25711170" calcext:value-type="float">
            <text:p>25711170</text:p>
          </table:table-cell>
          <table:table-cell table:formula="of:=TIME( ; ;[.A1609]/1000)" office:value-type="time" office:time-value="PT07H08M31.17S" calcext:value-type="time">
            <text:p>07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04.5" calcext:value-type="float">
            <text:p>1704.5</text:p>
          </table:table-cell>
          <table:table-cell office:value-type="float" office:value="2045.05" calcext:value-type="float">
            <text:p>2045.05</text:p>
          </table:table-cell>
        </table:table-row>
        <table:table-row table:style-name="ro1">
          <table:table-cell office:value-type="float" office:value="25727170" calcext:value-type="float">
            <text:p>25727170</text:p>
          </table:table-cell>
          <table:table-cell table:formula="of:=TIME( ; ;[.A1610]/1000)" office:value-type="time" office:time-value="PT07H08M47.17S" calcext:value-type="time">
            <text:p>07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05.54" calcext:value-type="float">
            <text:p>1705.54</text:p>
          </table:table-cell>
          <table:table-cell office:value-type="float" office:value="2046.28" calcext:value-type="float">
            <text:p>2046.28</text:p>
          </table:table-cell>
        </table:table-row>
        <table:table-row table:style-name="ro1">
          <table:table-cell office:value-type="float" office:value="25743170" calcext:value-type="float">
            <text:p>25743170</text:p>
          </table:table-cell>
          <table:table-cell table:formula="of:=TIME( ; ;[.A1611]/1000)" office:value-type="time" office:time-value="PT07H09M03.17S" calcext:value-type="time">
            <text:p>07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706.58" calcext:value-type="float">
            <text:p>1706.58</text:p>
          </table:table-cell>
          <table:table-cell office:value-type="float" office:value="2047.51" calcext:value-type="float">
            <text:p>2047.51</text:p>
          </table:table-cell>
        </table:table-row>
        <table:table-row table:style-name="ro1">
          <table:table-cell office:value-type="float" office:value="25759170" calcext:value-type="float">
            <text:p>25759170</text:p>
          </table:table-cell>
          <table:table-cell table:formula="of:=TIME( ; ;[.A1612]/1000)" office:value-type="time" office:time-value="PT07H09M19.17S" calcext:value-type="time">
            <text:p>07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07.63" calcext:value-type="float">
            <text:p>1707.63</text:p>
          </table:table-cell>
          <table:table-cell office:value-type="float" office:value="2048.74" calcext:value-type="float">
            <text:p>2048.74</text:p>
          </table:table-cell>
        </table:table-row>
        <table:table-row table:style-name="ro1">
          <table:table-cell office:value-type="float" office:value="25775170" calcext:value-type="float">
            <text:p>25775170</text:p>
          </table:table-cell>
          <table:table-cell table:formula="of:=TIME( ; ;[.A1613]/1000)" office:value-type="time" office:time-value="PT07H09M35.17S" calcext:value-type="time">
            <text:p>07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708.67" calcext:value-type="float">
            <text:p>1708.67</text:p>
          </table:table-cell>
          <table:table-cell office:value-type="float" office:value="2049.97" calcext:value-type="float">
            <text:p>2049.97</text:p>
          </table:table-cell>
        </table:table-row>
        <table:table-row table:style-name="ro1">
          <table:table-cell office:value-type="float" office:value="25791170" calcext:value-type="float">
            <text:p>25791170</text:p>
          </table:table-cell>
          <table:table-cell table:formula="of:=TIME( ; ;[.A1614]/1000)" office:value-type="time" office:time-value="PT07H09M51.17S" calcext:value-type="time">
            <text:p>07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09.71" calcext:value-type="float">
            <text:p>1709.71</text:p>
          </table:table-cell>
          <table:table-cell office:value-type="float" office:value="2051.21" calcext:value-type="float">
            <text:p>2051.21</text:p>
          </table:table-cell>
        </table:table-row>
        <table:table-row table:style-name="ro1">
          <table:table-cell office:value-type="float" office:value="25807170" calcext:value-type="float">
            <text:p>25807170</text:p>
          </table:table-cell>
          <table:table-cell table:formula="of:=TIME( ; ;[.A1615]/1000)" office:value-type="time" office:time-value="PT07H10M07.17S" calcext:value-type="time">
            <text:p>07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0.76" calcext:value-type="float">
            <text:p>1710.76</text:p>
          </table:table-cell>
          <table:table-cell office:value-type="float" office:value="2052.44" calcext:value-type="float">
            <text:p>2052.44</text:p>
          </table:table-cell>
        </table:table-row>
        <table:table-row table:style-name="ro1">
          <table:table-cell office:value-type="float" office:value="25823170" calcext:value-type="float">
            <text:p>25823170</text:p>
          </table:table-cell>
          <table:table-cell table:formula="of:=TIME( ; ;[.A1616]/1000)" office:value-type="time" office:time-value="PT07H10M23.17S" calcext:value-type="time">
            <text:p>07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1.8" calcext:value-type="float">
            <text:p>1711.8</text:p>
          </table:table-cell>
          <table:table-cell office:value-type="float" office:value="2053.67" calcext:value-type="float">
            <text:p>2053.67</text:p>
          </table:table-cell>
        </table:table-row>
        <table:table-row table:style-name="ro1">
          <table:table-cell office:value-type="float" office:value="25839170" calcext:value-type="float">
            <text:p>25839170</text:p>
          </table:table-cell>
          <table:table-cell table:formula="of:=TIME( ; ;[.A1617]/1000)" office:value-type="time" office:time-value="PT07H10M39.17S" calcext:value-type="time">
            <text:p>07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2.84" calcext:value-type="float">
            <text:p>1712.84</text:p>
          </table:table-cell>
          <table:table-cell office:value-type="float" office:value="2054.9" calcext:value-type="float">
            <text:p>2054.9</text:p>
          </table:table-cell>
        </table:table-row>
        <table:table-row table:style-name="ro1">
          <table:table-cell office:value-type="float" office:value="25855170" calcext:value-type="float">
            <text:p>25855170</text:p>
          </table:table-cell>
          <table:table-cell table:formula="of:=TIME( ; ;[.A1618]/1000)" office:value-type="time" office:time-value="PT07H10M55.17S" calcext:value-type="time">
            <text:p>07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3.89" calcext:value-type="float">
            <text:p>1713.89</text:p>
          </table:table-cell>
          <table:table-cell office:value-type="float" office:value="2056.13" calcext:value-type="float">
            <text:p>2056.13</text:p>
          </table:table-cell>
        </table:table-row>
        <table:table-row table:style-name="ro1">
          <table:table-cell office:value-type="float" office:value="25871170" calcext:value-type="float">
            <text:p>25871170</text:p>
          </table:table-cell>
          <table:table-cell table:formula="of:=TIME( ; ;[.A1619]/1000)" office:value-type="time" office:time-value="PT07H11M11.17S" calcext:value-type="time">
            <text:p>07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4.93" calcext:value-type="float">
            <text:p>1714.93</text:p>
          </table:table-cell>
          <table:table-cell office:value-type="float" office:value="2057.36" calcext:value-type="float">
            <text:p>2057.36</text:p>
          </table:table-cell>
        </table:table-row>
        <table:table-row table:style-name="ro1">
          <table:table-cell office:value-type="float" office:value="25887170" calcext:value-type="float">
            <text:p>25887170</text:p>
          </table:table-cell>
          <table:table-cell table:formula="of:=TIME( ; ;[.A1620]/1000)" office:value-type="time" office:time-value="PT07H11M27.17S" calcext:value-type="time">
            <text:p>07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5.97" calcext:value-type="float">
            <text:p>1715.97</text:p>
          </table:table-cell>
          <table:table-cell office:value-type="float" office:value="2058.59" calcext:value-type="float">
            <text:p>2058.59</text:p>
          </table:table-cell>
        </table:table-row>
        <table:table-row table:style-name="ro1">
          <table:table-cell office:value-type="float" office:value="25903170" calcext:value-type="float">
            <text:p>25903170</text:p>
          </table:table-cell>
          <table:table-cell table:formula="of:=TIME( ; ;[.A1621]/1000)" office:value-type="time" office:time-value="PT07H11M43.17S" calcext:value-type="time">
            <text:p>07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7.02" calcext:value-type="float">
            <text:p>1717.02</text:p>
          </table:table-cell>
          <table:table-cell office:value-type="float" office:value="2059.82" calcext:value-type="float">
            <text:p>2059.82</text:p>
          </table:table-cell>
        </table:table-row>
        <table:table-row table:style-name="ro1">
          <table:table-cell office:value-type="float" office:value="25919170" calcext:value-type="float">
            <text:p>25919170</text:p>
          </table:table-cell>
          <table:table-cell table:formula="of:=TIME( ; ;[.A1622]/1000)" office:value-type="time" office:time-value="PT07H11M59.17S" calcext:value-type="time">
            <text:p>07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18.06" calcext:value-type="float">
            <text:p>1718.06</text:p>
          </table:table-cell>
          <table:table-cell office:value-type="float" office:value="2061.05" calcext:value-type="float">
            <text:p>2061.05</text:p>
          </table:table-cell>
        </table:table-row>
        <table:table-row table:style-name="ro1">
          <table:table-cell office:value-type="float" office:value="25935170" calcext:value-type="float">
            <text:p>25935170</text:p>
          </table:table-cell>
          <table:table-cell table:formula="of:=TIME( ; ;[.A1623]/1000)" office:value-type="time" office:time-value="PT07H12M15.17S" calcext:value-type="time">
            <text:p>07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19.1" calcext:value-type="float">
            <text:p>1719.1</text:p>
          </table:table-cell>
          <table:table-cell office:value-type="float" office:value="2062.28" calcext:value-type="float">
            <text:p>2062.28</text:p>
          </table:table-cell>
        </table:table-row>
        <table:table-row table:style-name="ro1">
          <table:table-cell office:value-type="float" office:value="25951170" calcext:value-type="float">
            <text:p>25951170</text:p>
          </table:table-cell>
          <table:table-cell table:formula="of:=TIME( ; ;[.A1624]/1000)" office:value-type="time" office:time-value="PT07H12M31.17S" calcext:value-type="time">
            <text:p>07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0.14" calcext:value-type="float">
            <text:p>1720.14</text:p>
          </table:table-cell>
          <table:table-cell office:value-type="float" office:value="2063.51" calcext:value-type="float">
            <text:p>2063.51</text:p>
          </table:table-cell>
        </table:table-row>
        <table:table-row table:style-name="ro1">
          <table:table-cell office:value-type="float" office:value="25967170" calcext:value-type="float">
            <text:p>25967170</text:p>
          </table:table-cell>
          <table:table-cell table:formula="of:=TIME( ; ;[.A1625]/1000)" office:value-type="time" office:time-value="PT07H12M47.17S" calcext:value-type="time">
            <text:p>07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1.19" calcext:value-type="float">
            <text:p>1721.19</text:p>
          </table:table-cell>
          <table:table-cell office:value-type="float" office:value="2064.74" calcext:value-type="float">
            <text:p>2064.74</text:p>
          </table:table-cell>
        </table:table-row>
        <table:table-row table:style-name="ro1">
          <table:table-cell office:value-type="float" office:value="25983170" calcext:value-type="float">
            <text:p>25983170</text:p>
          </table:table-cell>
          <table:table-cell table:formula="of:=TIME( ; ;[.A1626]/1000)" office:value-type="time" office:time-value="PT07H13M03.17S" calcext:value-type="time">
            <text:p>07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2.23" calcext:value-type="float">
            <text:p>1722.23</text:p>
          </table:table-cell>
          <table:table-cell office:value-type="float" office:value="2065.97" calcext:value-type="float">
            <text:p>2065.97</text:p>
          </table:table-cell>
        </table:table-row>
        <table:table-row table:style-name="ro1">
          <table:table-cell office:value-type="float" office:value="25999170" calcext:value-type="float">
            <text:p>25999170</text:p>
          </table:table-cell>
          <table:table-cell table:formula="of:=TIME( ; ;[.A1627]/1000)" office:value-type="time" office:time-value="PT07H13M19.17S" calcext:value-type="time">
            <text:p>07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3.27" calcext:value-type="float">
            <text:p>1723.27</text:p>
          </table:table-cell>
          <table:table-cell office:value-type="float" office:value="2067.2" calcext:value-type="float">
            <text:p>2067.2</text:p>
          </table:table-cell>
        </table:table-row>
        <table:table-row table:style-name="ro1">
          <table:table-cell office:value-type="float" office:value="26015170" calcext:value-type="float">
            <text:p>26015170</text:p>
          </table:table-cell>
          <table:table-cell table:formula="of:=TIME( ; ;[.A1628]/1000)" office:value-type="time" office:time-value="PT07H13M35.17S" calcext:value-type="time">
            <text:p>07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4.31" calcext:value-type="float">
            <text:p>1724.31</text:p>
          </table:table-cell>
          <table:table-cell office:value-type="float" office:value="2068.43" calcext:value-type="float">
            <text:p>2068.43</text:p>
          </table:table-cell>
        </table:table-row>
        <table:table-row table:style-name="ro1">
          <table:table-cell office:value-type="float" office:value="26031170" calcext:value-type="float">
            <text:p>26031170</text:p>
          </table:table-cell>
          <table:table-cell table:formula="of:=TIME( ; ;[.A1629]/1000)" office:value-type="time" office:time-value="PT07H13M51.17S" calcext:value-type="time">
            <text:p>07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5.36" calcext:value-type="float">
            <text:p>1725.36</text:p>
          </table:table-cell>
          <table:table-cell office:value-type="float" office:value="2069.66" calcext:value-type="float">
            <text:p>2069.66</text:p>
          </table:table-cell>
        </table:table-row>
        <table:table-row table:style-name="ro1">
          <table:table-cell office:value-type="float" office:value="26047170" calcext:value-type="float">
            <text:p>26047170</text:p>
          </table:table-cell>
          <table:table-cell table:formula="of:=TIME( ; ;[.A1630]/1000)" office:value-type="time" office:time-value="PT07H14M07.17S" calcext:value-type="time">
            <text:p>07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6.4" calcext:value-type="float">
            <text:p>1726.4</text:p>
          </table:table-cell>
          <table:table-cell office:value-type="float" office:value="2070.89" calcext:value-type="float">
            <text:p>2070.89</text:p>
          </table:table-cell>
        </table:table-row>
        <table:table-row table:style-name="ro1">
          <table:table-cell office:value-type="float" office:value="26063170" calcext:value-type="float">
            <text:p>26063170</text:p>
          </table:table-cell>
          <table:table-cell table:formula="of:=TIME( ; ;[.A1631]/1000)" office:value-type="time" office:time-value="PT07H14M23.17S" calcext:value-type="time">
            <text:p>07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7.44" calcext:value-type="float">
            <text:p>1727.44</text:p>
          </table:table-cell>
          <table:table-cell office:value-type="float" office:value="2072.12" calcext:value-type="float">
            <text:p>2072.12</text:p>
          </table:table-cell>
        </table:table-row>
        <table:table-row table:style-name="ro1">
          <table:table-cell office:value-type="float" office:value="26079170" calcext:value-type="float">
            <text:p>26079170</text:p>
          </table:table-cell>
          <table:table-cell table:formula="of:=TIME( ; ;[.A1632]/1000)" office:value-type="time" office:time-value="PT07H14M39.17S" calcext:value-type="time">
            <text:p>07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8.49" calcext:value-type="float">
            <text:p>1728.49</text:p>
          </table:table-cell>
          <table:table-cell office:value-type="float" office:value="2073.35" calcext:value-type="float">
            <text:p>2073.35</text:p>
          </table:table-cell>
        </table:table-row>
        <table:table-row table:style-name="ro1">
          <table:table-cell office:value-type="float" office:value="26095170" calcext:value-type="float">
            <text:p>26095170</text:p>
          </table:table-cell>
          <table:table-cell table:formula="of:=TIME( ; ;[.A1633]/1000)" office:value-type="time" office:time-value="PT07H14M55.17S" calcext:value-type="time">
            <text:p>07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29.53" calcext:value-type="float">
            <text:p>1729.53</text:p>
          </table:table-cell>
          <table:table-cell office:value-type="float" office:value="2074.58" calcext:value-type="float">
            <text:p>2074.58</text:p>
          </table:table-cell>
        </table:table-row>
        <table:table-row table:style-name="ro1">
          <table:table-cell office:value-type="float" office:value="26111170" calcext:value-type="float">
            <text:p>26111170</text:p>
          </table:table-cell>
          <table:table-cell table:formula="of:=TIME( ; ;[.A1634]/1000)" office:value-type="time" office:time-value="PT07H15M11.17S" calcext:value-type="time">
            <text:p>07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0.57" calcext:value-type="float">
            <text:p>1730.57</text:p>
          </table:table-cell>
          <table:table-cell office:value-type="float" office:value="2075.81" calcext:value-type="float">
            <text:p>2075.81</text:p>
          </table:table-cell>
        </table:table-row>
        <table:table-row table:style-name="ro1">
          <table:table-cell office:value-type="float" office:value="26127170" calcext:value-type="float">
            <text:p>26127170</text:p>
          </table:table-cell>
          <table:table-cell table:formula="of:=TIME( ; ;[.A1635]/1000)" office:value-type="time" office:time-value="PT07H15M27.17S" calcext:value-type="time">
            <text:p>07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31.61" calcext:value-type="float">
            <text:p>1731.61</text:p>
          </table:table-cell>
          <table:table-cell office:value-type="float" office:value="2077.04" calcext:value-type="float">
            <text:p>2077.04</text:p>
          </table:table-cell>
        </table:table-row>
        <table:table-row table:style-name="ro1">
          <table:table-cell office:value-type="float" office:value="26143170" calcext:value-type="float">
            <text:p>26143170</text:p>
          </table:table-cell>
          <table:table-cell table:formula="of:=TIME( ; ;[.A1636]/1000)" office:value-type="time" office:time-value="PT07H15M43.17S" calcext:value-type="time">
            <text:p>07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2.66" calcext:value-type="float">
            <text:p>1732.66</text:p>
          </table:table-cell>
          <table:table-cell office:value-type="float" office:value="2078.27" calcext:value-type="float">
            <text:p>2078.27</text:p>
          </table:table-cell>
        </table:table-row>
        <table:table-row table:style-name="ro1">
          <table:table-cell office:value-type="float" office:value="26159170" calcext:value-type="float">
            <text:p>26159170</text:p>
          </table:table-cell>
          <table:table-cell table:formula="of:=TIME( ; ;[.A1637]/1000)" office:value-type="time" office:time-value="PT07H15M59.17S" calcext:value-type="time">
            <text:p>07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3.7" calcext:value-type="float">
            <text:p>1733.7</text:p>
          </table:table-cell>
          <table:table-cell office:value-type="float" office:value="2079.5" calcext:value-type="float">
            <text:p>2079.5</text:p>
          </table:table-cell>
        </table:table-row>
        <table:table-row table:style-name="ro1">
          <table:table-cell office:value-type="float" office:value="26175170" calcext:value-type="float">
            <text:p>26175170</text:p>
          </table:table-cell>
          <table:table-cell table:formula="of:=TIME( ; ;[.A1638]/1000)" office:value-type="time" office:time-value="PT07H16M15.17S" calcext:value-type="time">
            <text:p>07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734.74" calcext:value-type="float">
            <text:p>1734.74</text:p>
          </table:table-cell>
          <table:table-cell office:value-type="float" office:value="2080.73" calcext:value-type="float">
            <text:p>2080.73</text:p>
          </table:table-cell>
        </table:table-row>
        <table:table-row table:style-name="ro1">
          <table:table-cell office:value-type="float" office:value="26191170" calcext:value-type="float">
            <text:p>26191170</text:p>
          </table:table-cell>
          <table:table-cell table:formula="of:=TIME( ; ;[.A1639]/1000)" office:value-type="time" office:time-value="PT07H16M31.17S" calcext:value-type="time">
            <text:p>07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5.78" calcext:value-type="float">
            <text:p>1735.78</text:p>
          </table:table-cell>
          <table:table-cell office:value-type="float" office:value="2081.96" calcext:value-type="float">
            <text:p>2081.96</text:p>
          </table:table-cell>
        </table:table-row>
        <table:table-row table:style-name="ro1">
          <table:table-cell office:value-type="float" office:value="26207170" calcext:value-type="float">
            <text:p>26207170</text:p>
          </table:table-cell>
          <table:table-cell table:formula="of:=TIME( ; ;[.A1640]/1000)" office:value-type="time" office:time-value="PT07H16M47.17S" calcext:value-type="time">
            <text:p>07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6.83" calcext:value-type="float">
            <text:p>1736.83</text:p>
          </table:table-cell>
          <table:table-cell office:value-type="float" office:value="2083.19" calcext:value-type="float">
            <text:p>2083.19</text:p>
          </table:table-cell>
        </table:table-row>
        <table:table-row table:style-name="ro1">
          <table:table-cell office:value-type="float" office:value="26223170" calcext:value-type="float">
            <text:p>26223170</text:p>
          </table:table-cell>
          <table:table-cell table:formula="of:=TIME( ; ;[.A1641]/1000)" office:value-type="time" office:time-value="PT07H17M03.17S" calcext:value-type="time">
            <text:p>07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7.87" calcext:value-type="float">
            <text:p>1737.87</text:p>
          </table:table-cell>
          <table:table-cell office:value-type="float" office:value="2084.42" calcext:value-type="float">
            <text:p>2084.42</text:p>
          </table:table-cell>
        </table:table-row>
        <table:table-row table:style-name="ro1">
          <table:table-cell office:value-type="float" office:value="26239170" calcext:value-type="float">
            <text:p>26239170</text:p>
          </table:table-cell>
          <table:table-cell table:formula="of:=TIME( ; ;[.A1642]/1000)" office:value-type="time" office:time-value="PT07H17M19.17S" calcext:value-type="time">
            <text:p>07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8.91" calcext:value-type="float">
            <text:p>1738.91</text:p>
          </table:table-cell>
          <table:table-cell office:value-type="float" office:value="2085.64" calcext:value-type="float">
            <text:p>2085.64</text:p>
          </table:table-cell>
        </table:table-row>
        <table:table-row table:style-name="ro1">
          <table:table-cell office:value-type="float" office:value="26255170" calcext:value-type="float">
            <text:p>26255170</text:p>
          </table:table-cell>
          <table:table-cell table:formula="of:=TIME( ; ;[.A1643]/1000)" office:value-type="time" office:time-value="PT07H17M35.17S" calcext:value-type="time">
            <text:p>07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39.95" calcext:value-type="float">
            <text:p>1739.95</text:p>
          </table:table-cell>
          <table:table-cell office:value-type="float" office:value="2086.87" calcext:value-type="float">
            <text:p>2086.87</text:p>
          </table:table-cell>
        </table:table-row>
        <table:table-row table:style-name="ro1">
          <table:table-cell office:value-type="float" office:value="26271170" calcext:value-type="float">
            <text:p>26271170</text:p>
          </table:table-cell>
          <table:table-cell table:formula="of:=TIME( ; ;[.A1644]/1000)" office:value-type="time" office:time-value="PT07H17M51.17S" calcext:value-type="time">
            <text:p>07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41" calcext:value-type="float">
            <text:p>1741</text:p>
          </table:table-cell>
          <table:table-cell office:value-type="float" office:value="2088.1" calcext:value-type="float">
            <text:p>2088.1</text:p>
          </table:table-cell>
        </table:table-row>
        <table:table-row table:style-name="ro1">
          <table:table-cell office:value-type="float" office:value="26287170" calcext:value-type="float">
            <text:p>26287170</text:p>
          </table:table-cell>
          <table:table-cell table:formula="of:=TIME( ; ;[.A1645]/1000)" office:value-type="time" office:time-value="PT07H18M07.17S" calcext:value-type="time">
            <text:p>07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42.04" calcext:value-type="float">
            <text:p>1742.04</text:p>
          </table:table-cell>
          <table:table-cell office:value-type="float" office:value="2089.33" calcext:value-type="float">
            <text:p>2089.33</text:p>
          </table:table-cell>
        </table:table-row>
        <table:table-row table:style-name="ro1">
          <table:table-cell office:value-type="float" office:value="26303170" calcext:value-type="float">
            <text:p>26303170</text:p>
          </table:table-cell>
          <table:table-cell table:formula="of:=TIME( ; ;[.A1646]/1000)" office:value-type="time" office:time-value="PT07H18M23.17S" calcext:value-type="time">
            <text:p>07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43.08" calcext:value-type="float">
            <text:p>1743.08</text:p>
          </table:table-cell>
          <table:table-cell office:value-type="float" office:value="2090.56" calcext:value-type="float">
            <text:p>2090.56</text:p>
          </table:table-cell>
        </table:table-row>
        <table:table-row table:style-name="ro1">
          <table:table-cell office:value-type="float" office:value="26319170" calcext:value-type="float">
            <text:p>26319170</text:p>
          </table:table-cell>
          <table:table-cell table:formula="of:=TIME( ; ;[.A1647]/1000)" office:value-type="time" office:time-value="PT07H18M39.17S" calcext:value-type="time">
            <text:p>07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44.12" calcext:value-type="float">
            <text:p>1744.12</text:p>
          </table:table-cell>
          <table:table-cell office:value-type="float" office:value="2091.79" calcext:value-type="float">
            <text:p>2091.79</text:p>
          </table:table-cell>
        </table:table-row>
        <table:table-row table:style-name="ro1">
          <table:table-cell office:value-type="float" office:value="26335170" calcext:value-type="float">
            <text:p>26335170</text:p>
          </table:table-cell>
          <table:table-cell table:formula="of:=TIME( ; ;[.A1648]/1000)" office:value-type="time" office:time-value="PT07H18M55.17S" calcext:value-type="time">
            <text:p>07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745.16" calcext:value-type="float">
            <text:p>1745.16</text:p>
          </table:table-cell>
          <table:table-cell office:value-type="float" office:value="2093.01" calcext:value-type="float">
            <text:p>2093.01</text:p>
          </table:table-cell>
        </table:table-row>
        <table:table-row table:style-name="ro1">
          <table:table-cell office:value-type="float" office:value="26351170" calcext:value-type="float">
            <text:p>26351170</text:p>
          </table:table-cell>
          <table:table-cell table:formula="of:=TIME( ; ;[.A1649]/1000)" office:value-type="time" office:time-value="PT07H19M11.17S" calcext:value-type="time">
            <text:p>07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746.21" calcext:value-type="float">
            <text:p>1746.21</text:p>
          </table:table-cell>
          <table:table-cell office:value-type="float" office:value="2094.24" calcext:value-type="float">
            <text:p>2094.24</text:p>
          </table:table-cell>
        </table:table-row>
        <table:table-row table:style-name="ro1">
          <table:table-cell office:value-type="float" office:value="26367170" calcext:value-type="float">
            <text:p>26367170</text:p>
          </table:table-cell>
          <table:table-cell table:formula="of:=TIME( ; ;[.A1650]/1000)" office:value-type="time" office:time-value="PT07H19M27.17S" calcext:value-type="time">
            <text:p>07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47.25" calcext:value-type="float">
            <text:p>1747.25</text:p>
          </table:table-cell>
          <table:table-cell office:value-type="float" office:value="2095.47" calcext:value-type="float">
            <text:p>2095.47</text:p>
          </table:table-cell>
        </table:table-row>
        <table:table-row table:style-name="ro1">
          <table:table-cell office:value-type="float" office:value="26383170" calcext:value-type="float">
            <text:p>26383170</text:p>
          </table:table-cell>
          <table:table-cell table:formula="of:=TIME( ; ;[.A1651]/1000)" office:value-type="time" office:time-value="PT07H19M43.17S" calcext:value-type="time">
            <text:p>07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48.29" calcext:value-type="float">
            <text:p>1748.29</text:p>
          </table:table-cell>
          <table:table-cell office:value-type="float" office:value="2096.69" calcext:value-type="float">
            <text:p>2096.69</text:p>
          </table:table-cell>
        </table:table-row>
        <table:table-row table:style-name="ro1">
          <table:table-cell office:value-type="float" office:value="26399170" calcext:value-type="float">
            <text:p>26399170</text:p>
          </table:table-cell>
          <table:table-cell table:formula="of:=TIME( ; ;[.A1652]/1000)" office:value-type="time" office:time-value="PT07H19M59.17S" calcext:value-type="time">
            <text:p>07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749.33" calcext:value-type="float">
            <text:p>1749.33</text:p>
          </table:table-cell>
          <table:table-cell office:value-type="float" office:value="2097.92" calcext:value-type="float">
            <text:p>2097.92</text:p>
          </table:table-cell>
        </table:table-row>
        <table:table-row table:style-name="ro1">
          <table:table-cell office:value-type="float" office:value="26415170" calcext:value-type="float">
            <text:p>26415170</text:p>
          </table:table-cell>
          <table:table-cell table:formula="of:=TIME( ; ;[.A1653]/1000)" office:value-type="time" office:time-value="PT07H20M15.17S" calcext:value-type="time">
            <text:p>07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750.37" calcext:value-type="float">
            <text:p>1750.37</text:p>
          </table:table-cell>
          <table:table-cell office:value-type="float" office:value="2099.15" calcext:value-type="float">
            <text:p>2099.15</text:p>
          </table:table-cell>
        </table:table-row>
        <table:table-row table:style-name="ro1">
          <table:table-cell office:value-type="float" office:value="26431170" calcext:value-type="float">
            <text:p>26431170</text:p>
          </table:table-cell>
          <table:table-cell table:formula="of:=TIME( ; ;[.A1654]/1000)" office:value-type="time" office:time-value="PT07H20M31.17S" calcext:value-type="time">
            <text:p>07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51.41" calcext:value-type="float">
            <text:p>1751.41</text:p>
          </table:table-cell>
          <table:table-cell office:value-type="float" office:value="2100.37" calcext:value-type="float">
            <text:p>2100.37</text:p>
          </table:table-cell>
        </table:table-row>
        <table:table-row table:style-name="ro1">
          <table:table-cell office:value-type="float" office:value="26447170" calcext:value-type="float">
            <text:p>26447170</text:p>
          </table:table-cell>
          <table:table-cell table:formula="of:=TIME( ; ;[.A1655]/1000)" office:value-type="time" office:time-value="PT07H20M47.17S" calcext:value-type="time">
            <text:p>07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52.45" calcext:value-type="float">
            <text:p>1752.45</text:p>
          </table:table-cell>
          <table:table-cell office:value-type="float" office:value="2101.6" calcext:value-type="float">
            <text:p>2101.6</text:p>
          </table:table-cell>
        </table:table-row>
        <table:table-row table:style-name="ro1">
          <table:table-cell office:value-type="float" office:value="26463170" calcext:value-type="float">
            <text:p>26463170</text:p>
          </table:table-cell>
          <table:table-cell table:formula="of:=TIME( ; ;[.A1656]/1000)" office:value-type="time" office:time-value="PT07H21M03.17S" calcext:value-type="time">
            <text:p>07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53.49" calcext:value-type="float">
            <text:p>1753.49</text:p>
          </table:table-cell>
          <table:table-cell office:value-type="float" office:value="2102.83" calcext:value-type="float">
            <text:p>2102.83</text:p>
          </table:table-cell>
        </table:table-row>
        <table:table-row table:style-name="ro1">
          <table:table-cell office:value-type="float" office:value="26479170" calcext:value-type="float">
            <text:p>26479170</text:p>
          </table:table-cell>
          <table:table-cell table:formula="of:=TIME( ; ;[.A1657]/1000)" office:value-type="time" office:time-value="PT07H21M19.17S" calcext:value-type="time">
            <text:p>07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54.54" calcext:value-type="float">
            <text:p>1754.54</text:p>
          </table:table-cell>
          <table:table-cell office:value-type="float" office:value="2104.05" calcext:value-type="float">
            <text:p>2104.05</text:p>
          </table:table-cell>
        </table:table-row>
        <table:table-row table:style-name="ro1">
          <table:table-cell office:value-type="float" office:value="26495170" calcext:value-type="float">
            <text:p>26495170</text:p>
          </table:table-cell>
          <table:table-cell table:formula="of:=TIME( ; ;[.A1658]/1000)" office:value-type="time" office:time-value="PT07H21M35.17S" calcext:value-type="time">
            <text:p>07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55.58" calcext:value-type="float">
            <text:p>1755.58</text:p>
          </table:table-cell>
          <table:table-cell office:value-type="float" office:value="2105.27" calcext:value-type="float">
            <text:p>2105.27</text:p>
          </table:table-cell>
        </table:table-row>
        <table:table-row table:style-name="ro1">
          <table:table-cell office:value-type="float" office:value="26511170" calcext:value-type="float">
            <text:p>26511170</text:p>
          </table:table-cell>
          <table:table-cell table:formula="of:=TIME( ; ;[.A1659]/1000)" office:value-type="time" office:time-value="PT07H21M51.17S" calcext:value-type="time">
            <text:p>07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56.62" calcext:value-type="float">
            <text:p>1756.62</text:p>
          </table:table-cell>
          <table:table-cell office:value-type="float" office:value="2106.5" calcext:value-type="float">
            <text:p>2106.5</text:p>
          </table:table-cell>
        </table:table-row>
        <table:table-row table:style-name="ro1">
          <table:table-cell office:value-type="float" office:value="26527170" calcext:value-type="float">
            <text:p>26527170</text:p>
          </table:table-cell>
          <table:table-cell table:formula="of:=TIME( ; ;[.A1660]/1000)" office:value-type="time" office:time-value="PT07H22M07.17S" calcext:value-type="time">
            <text:p>07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757.66" calcext:value-type="float">
            <text:p>1757.66</text:p>
          </table:table-cell>
          <table:table-cell office:value-type="float" office:value="2107.72" calcext:value-type="float">
            <text:p>2107.72</text:p>
          </table:table-cell>
        </table:table-row>
        <table:table-row table:style-name="ro1">
          <table:table-cell office:value-type="float" office:value="26543170" calcext:value-type="float">
            <text:p>26543170</text:p>
          </table:table-cell>
          <table:table-cell table:formula="of:=TIME( ; ;[.A1661]/1000)" office:value-type="time" office:time-value="PT07H22M23.17S" calcext:value-type="time">
            <text:p>07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58.7" calcext:value-type="float">
            <text:p>1758.7</text:p>
          </table:table-cell>
          <table:table-cell office:value-type="float" office:value="2108.95" calcext:value-type="float">
            <text:p>2108.95</text:p>
          </table:table-cell>
        </table:table-row>
        <table:table-row table:style-name="ro1">
          <table:table-cell office:value-type="float" office:value="26559170" calcext:value-type="float">
            <text:p>26559170</text:p>
          </table:table-cell>
          <table:table-cell table:formula="of:=TIME( ; ;[.A1662]/1000)" office:value-type="time" office:time-value="PT07H22M39.17S" calcext:value-type="time">
            <text:p>07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59.74" calcext:value-type="float">
            <text:p>1759.74</text:p>
          </table:table-cell>
          <table:table-cell office:value-type="float" office:value="2110.17" calcext:value-type="float">
            <text:p>2110.17</text:p>
          </table:table-cell>
        </table:table-row>
        <table:table-row table:style-name="ro1">
          <table:table-cell office:value-type="float" office:value="26575170" calcext:value-type="float">
            <text:p>26575170</text:p>
          </table:table-cell>
          <table:table-cell table:formula="of:=TIME( ; ;[.A1663]/1000)" office:value-type="time" office:time-value="PT07H22M55.17S" calcext:value-type="time">
            <text:p>07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760.78" calcext:value-type="float">
            <text:p>1760.78</text:p>
          </table:table-cell>
          <table:table-cell office:value-type="float" office:value="2111.4" calcext:value-type="float">
            <text:p>2111.4</text:p>
          </table:table-cell>
        </table:table-row>
        <table:table-row table:style-name="ro1">
          <table:table-cell office:value-type="float" office:value="26591170" calcext:value-type="float">
            <text:p>26591170</text:p>
          </table:table-cell>
          <table:table-cell table:formula="of:=TIME( ; ;[.A1664]/1000)" office:value-type="time" office:time-value="PT07H23M11.17S" calcext:value-type="time">
            <text:p>07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761.82" calcext:value-type="float">
            <text:p>1761.82</text:p>
          </table:table-cell>
          <table:table-cell office:value-type="float" office:value="2112.62" calcext:value-type="float">
            <text:p>2112.62</text:p>
          </table:table-cell>
        </table:table-row>
        <table:table-row table:style-name="ro1">
          <table:table-cell office:value-type="float" office:value="26607170" calcext:value-type="float">
            <text:p>26607170</text:p>
          </table:table-cell>
          <table:table-cell table:formula="of:=TIME( ; ;[.A1665]/1000)" office:value-type="time" office:time-value="PT07H23M27.17S" calcext:value-type="time">
            <text:p>07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762.87" calcext:value-type="float">
            <text:p>1762.87</text:p>
          </table:table-cell>
          <table:table-cell office:value-type="float" office:value="2113.84" calcext:value-type="float">
            <text:p>2113.84</text:p>
          </table:table-cell>
        </table:table-row>
        <table:table-row table:style-name="ro1">
          <table:table-cell office:value-type="float" office:value="26623170" calcext:value-type="float">
            <text:p>26623170</text:p>
          </table:table-cell>
          <table:table-cell table:formula="of:=TIME( ; ;[.A1666]/1000)" office:value-type="time" office:time-value="PT07H23M43.17S" calcext:value-type="time">
            <text:p>07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63.91" calcext:value-type="float">
            <text:p>1763.91</text:p>
          </table:table-cell>
          <table:table-cell office:value-type="float" office:value="2115.07" calcext:value-type="float">
            <text:p>2115.07</text:p>
          </table:table-cell>
        </table:table-row>
        <table:table-row table:style-name="ro1">
          <table:table-cell office:value-type="float" office:value="26639170" calcext:value-type="float">
            <text:p>26639170</text:p>
          </table:table-cell>
          <table:table-cell table:formula="of:=TIME( ; ;[.A1667]/1000)" office:value-type="time" office:time-value="PT07H23M59.17S" calcext:value-type="time">
            <text:p>07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764.95" calcext:value-type="float">
            <text:p>1764.95</text:p>
          </table:table-cell>
          <table:table-cell office:value-type="float" office:value="2116.29" calcext:value-type="float">
            <text:p>2116.29</text:p>
          </table:table-cell>
        </table:table-row>
        <table:table-row table:style-name="ro1">
          <table:table-cell office:value-type="float" office:value="26655170" calcext:value-type="float">
            <text:p>26655170</text:p>
          </table:table-cell>
          <table:table-cell table:formula="of:=TIME( ; ;[.A1668]/1000)" office:value-type="time" office:time-value="PT07H24M15.17S" calcext:value-type="time">
            <text:p>07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765.99" calcext:value-type="float">
            <text:p>1765.99</text:p>
          </table:table-cell>
          <table:table-cell office:value-type="float" office:value="2117.52" calcext:value-type="float">
            <text:p>2117.52</text:p>
          </table:table-cell>
        </table:table-row>
        <table:table-row table:style-name="ro1">
          <table:table-cell office:value-type="float" office:value="26671170" calcext:value-type="float">
            <text:p>26671170</text:p>
          </table:table-cell>
          <table:table-cell table:formula="of:=TIME( ; ;[.A1669]/1000)" office:value-type="time" office:time-value="PT07H24M31.17S" calcext:value-type="time">
            <text:p>07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767.03" calcext:value-type="float">
            <text:p>1767.03</text:p>
          </table:table-cell>
          <table:table-cell office:value-type="float" office:value="2118.74" calcext:value-type="float">
            <text:p>2118.74</text:p>
          </table:table-cell>
        </table:table-row>
        <table:table-row table:style-name="ro1">
          <table:table-cell office:value-type="float" office:value="26687170" calcext:value-type="float">
            <text:p>26687170</text:p>
          </table:table-cell>
          <table:table-cell table:formula="of:=TIME( ; ;[.A1670]/1000)" office:value-type="time" office:time-value="PT07H24M47.17S" calcext:value-type="time">
            <text:p>07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68.07" calcext:value-type="float">
            <text:p>1768.07</text:p>
          </table:table-cell>
          <table:table-cell office:value-type="float" office:value="2119.97" calcext:value-type="float">
            <text:p>2119.97</text:p>
          </table:table-cell>
        </table:table-row>
        <table:table-row table:style-name="ro1">
          <table:table-cell office:value-type="float" office:value="26703170" calcext:value-type="float">
            <text:p>26703170</text:p>
          </table:table-cell>
          <table:table-cell table:formula="of:=TIME( ; ;[.A1671]/1000)" office:value-type="time" office:time-value="PT07H25M03.17S" calcext:value-type="time">
            <text:p>07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769.11" calcext:value-type="float">
            <text:p>1769.11</text:p>
          </table:table-cell>
          <table:table-cell office:value-type="float" office:value="2121.19" calcext:value-type="float">
            <text:p>2121.19</text:p>
          </table:table-cell>
        </table:table-row>
        <table:table-row table:style-name="ro1">
          <table:table-cell office:value-type="float" office:value="26719170" calcext:value-type="float">
            <text:p>26719170</text:p>
          </table:table-cell>
          <table:table-cell table:formula="of:=TIME( ; ;[.A1672]/1000)" office:value-type="time" office:time-value="PT07H25M19.17S" calcext:value-type="time">
            <text:p>07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70.15" calcext:value-type="float">
            <text:p>1770.15</text:p>
          </table:table-cell>
          <table:table-cell office:value-type="float" office:value="2122.41" calcext:value-type="float">
            <text:p>2122.41</text:p>
          </table:table-cell>
        </table:table-row>
        <table:table-row table:style-name="ro1">
          <table:table-cell office:value-type="float" office:value="26735170" calcext:value-type="float">
            <text:p>26735170</text:p>
          </table:table-cell>
          <table:table-cell table:formula="of:=TIME( ; ;[.A1673]/1000)" office:value-type="time" office:time-value="PT07H25M35.17S" calcext:value-type="time">
            <text:p>07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771.19" calcext:value-type="float">
            <text:p>1771.19</text:p>
          </table:table-cell>
          <table:table-cell office:value-type="float" office:value="2123.64" calcext:value-type="float">
            <text:p>2123.64</text:p>
          </table:table-cell>
        </table:table-row>
        <table:table-row table:style-name="ro1">
          <table:table-cell office:value-type="float" office:value="26751170" calcext:value-type="float">
            <text:p>26751170</text:p>
          </table:table-cell>
          <table:table-cell table:formula="of:=TIME( ; ;[.A1674]/1000)" office:value-type="time" office:time-value="PT07H25M51.17S" calcext:value-type="time">
            <text:p>07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7" calcext:value-type="float">
            <text:p>275.17</text:p>
          </table:table-cell>
          <table:table-cell office:value-type="float" office:value="1772.23" calcext:value-type="float">
            <text:p>1772.23</text:p>
          </table:table-cell>
          <table:table-cell office:value-type="float" office:value="2124.86" calcext:value-type="float">
            <text:p>2124.86</text:p>
          </table:table-cell>
        </table:table-row>
        <table:table-row table:style-name="ro1">
          <table:table-cell office:value-type="float" office:value="26767170" calcext:value-type="float">
            <text:p>26767170</text:p>
          </table:table-cell>
          <table:table-cell table:formula="of:=TIME( ; ;[.A1675]/1000)" office:value-type="time" office:time-value="PT07H26M07.17S" calcext:value-type="time">
            <text:p>07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7" calcext:value-type="float">
            <text:p>275.17</text:p>
          </table:table-cell>
          <table:table-cell office:value-type="float" office:value="1773.27" calcext:value-type="float">
            <text:p>1773.27</text:p>
          </table:table-cell>
          <table:table-cell office:value-type="float" office:value="2126.08" calcext:value-type="float">
            <text:p>2126.08</text:p>
          </table:table-cell>
        </table:table-row>
        <table:table-row table:style-name="ro1">
          <table:table-cell office:value-type="float" office:value="26783170" calcext:value-type="float">
            <text:p>26783170</text:p>
          </table:table-cell>
          <table:table-cell table:formula="of:=TIME( ; ;[.A1676]/1000)" office:value-type="time" office:time-value="PT07H26M23.17S" calcext:value-type="time">
            <text:p>07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74.32" calcext:value-type="float">
            <text:p>1774.32</text:p>
          </table:table-cell>
          <table:table-cell office:value-type="float" office:value="2127.31" calcext:value-type="float">
            <text:p>2127.31</text:p>
          </table:table-cell>
        </table:table-row>
        <table:table-row table:style-name="ro1">
          <table:table-cell office:value-type="float" office:value="26799170" calcext:value-type="float">
            <text:p>26799170</text:p>
          </table:table-cell>
          <table:table-cell table:formula="of:=TIME( ; ;[.A1677]/1000)" office:value-type="time" office:time-value="PT07H26M39.17S" calcext:value-type="time">
            <text:p>07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75.36" calcext:value-type="float">
            <text:p>1775.36</text:p>
          </table:table-cell>
          <table:table-cell office:value-type="float" office:value="2128.53" calcext:value-type="float">
            <text:p>2128.53</text:p>
          </table:table-cell>
        </table:table-row>
        <table:table-row table:style-name="ro1">
          <table:table-cell office:value-type="float" office:value="26815170" calcext:value-type="float">
            <text:p>26815170</text:p>
          </table:table-cell>
          <table:table-cell table:formula="of:=TIME( ; ;[.A1678]/1000)" office:value-type="time" office:time-value="PT07H26M55.17S" calcext:value-type="time">
            <text:p>07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76.4" calcext:value-type="float">
            <text:p>1776.4</text:p>
          </table:table-cell>
          <table:table-cell office:value-type="float" office:value="2129.75" calcext:value-type="float">
            <text:p>2129.75</text:p>
          </table:table-cell>
        </table:table-row>
        <table:table-row table:style-name="ro1">
          <table:table-cell office:value-type="float" office:value="26831170" calcext:value-type="float">
            <text:p>26831170</text:p>
          </table:table-cell>
          <table:table-cell table:formula="of:=TIME( ; ;[.A1679]/1000)" office:value-type="time" office:time-value="PT07H27M11.17S" calcext:value-type="time">
            <text:p>07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77.44" calcext:value-type="float">
            <text:p>1777.44</text:p>
          </table:table-cell>
          <table:table-cell office:value-type="float" office:value="2130.98" calcext:value-type="float">
            <text:p>2130.98</text:p>
          </table:table-cell>
        </table:table-row>
        <table:table-row table:style-name="ro1">
          <table:table-cell office:value-type="float" office:value="26847170" calcext:value-type="float">
            <text:p>26847170</text:p>
          </table:table-cell>
          <table:table-cell table:formula="of:=TIME( ; ;[.A1680]/1000)" office:value-type="time" office:time-value="PT07H27M27.17S" calcext:value-type="time">
            <text:p>07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78.48" calcext:value-type="float">
            <text:p>1778.48</text:p>
          </table:table-cell>
          <table:table-cell office:value-type="float" office:value="2132.2" calcext:value-type="float">
            <text:p>2132.2</text:p>
          </table:table-cell>
        </table:table-row>
        <table:table-row table:style-name="ro1">
          <table:table-cell office:value-type="float" office:value="26863170" calcext:value-type="float">
            <text:p>26863170</text:p>
          </table:table-cell>
          <table:table-cell table:formula="of:=TIME( ; ;[.A1681]/1000)" office:value-type="time" office:time-value="PT07H27M43.17S" calcext:value-type="time">
            <text:p>07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79.52" calcext:value-type="float">
            <text:p>1779.52</text:p>
          </table:table-cell>
          <table:table-cell office:value-type="float" office:value="2133.42" calcext:value-type="float">
            <text:p>2133.42</text:p>
          </table:table-cell>
        </table:table-row>
        <table:table-row table:style-name="ro1">
          <table:table-cell office:value-type="float" office:value="26879170" calcext:value-type="float">
            <text:p>26879170</text:p>
          </table:table-cell>
          <table:table-cell table:formula="of:=TIME( ; ;[.A1682]/1000)" office:value-type="time" office:time-value="PT07H27M59.17S" calcext:value-type="time">
            <text:p>07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80.56" calcext:value-type="float">
            <text:p>1780.56</text:p>
          </table:table-cell>
          <table:table-cell office:value-type="float" office:value="2134.65" calcext:value-type="float">
            <text:p>2134.65</text:p>
          </table:table-cell>
        </table:table-row>
        <table:table-row table:style-name="ro1">
          <table:table-cell office:value-type="float" office:value="26895170" calcext:value-type="float">
            <text:p>26895170</text:p>
          </table:table-cell>
          <table:table-cell table:formula="of:=TIME( ; ;[.A1683]/1000)" office:value-type="time" office:time-value="PT07H28M15.17S" calcext:value-type="time">
            <text:p>07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81.6" calcext:value-type="float">
            <text:p>1781.6</text:p>
          </table:table-cell>
          <table:table-cell office:value-type="float" office:value="2135.87" calcext:value-type="float">
            <text:p>2135.87</text:p>
          </table:table-cell>
        </table:table-row>
        <table:table-row table:style-name="ro1">
          <table:table-cell office:value-type="float" office:value="26911170" calcext:value-type="float">
            <text:p>26911170</text:p>
          </table:table-cell>
          <table:table-cell table:formula="of:=TIME( ; ;[.A1684]/1000)" office:value-type="time" office:time-value="PT07H28M31.17S" calcext:value-type="time">
            <text:p>07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782.64" calcext:value-type="float">
            <text:p>1782.64</text:p>
          </table:table-cell>
          <table:table-cell office:value-type="float" office:value="2137.09" calcext:value-type="float">
            <text:p>2137.09</text:p>
          </table:table-cell>
        </table:table-row>
        <table:table-row table:style-name="ro1">
          <table:table-cell office:value-type="float" office:value="26927170" calcext:value-type="float">
            <text:p>26927170</text:p>
          </table:table-cell>
          <table:table-cell table:formula="of:=TIME( ; ;[.A1685]/1000)" office:value-type="time" office:time-value="PT07H28M47.17S" calcext:value-type="time">
            <text:p>07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83.68" calcext:value-type="float">
            <text:p>1783.68</text:p>
          </table:table-cell>
          <table:table-cell office:value-type="float" office:value="2138.31" calcext:value-type="float">
            <text:p>2138.31</text:p>
          </table:table-cell>
        </table:table-row>
        <table:table-row table:style-name="ro1">
          <table:table-cell office:value-type="float" office:value="26943170" calcext:value-type="float">
            <text:p>26943170</text:p>
          </table:table-cell>
          <table:table-cell table:formula="of:=TIME( ; ;[.A1686]/1000)" office:value-type="time" office:time-value="PT07H29M03.17S" calcext:value-type="time">
            <text:p>07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784.72" calcext:value-type="float">
            <text:p>1784.72</text:p>
          </table:table-cell>
          <table:table-cell office:value-type="float" office:value="2139.54" calcext:value-type="float">
            <text:p>2139.54</text:p>
          </table:table-cell>
        </table:table-row>
        <table:table-row table:style-name="ro1">
          <table:table-cell office:value-type="float" office:value="26959170" calcext:value-type="float">
            <text:p>26959170</text:p>
          </table:table-cell>
          <table:table-cell table:formula="of:=TIME( ; ;[.A1687]/1000)" office:value-type="time" office:time-value="PT07H29M19.17S" calcext:value-type="time">
            <text:p>07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785.76" calcext:value-type="float">
            <text:p>1785.76</text:p>
          </table:table-cell>
          <table:table-cell office:value-type="float" office:value="2140.76" calcext:value-type="float">
            <text:p>2140.76</text:p>
          </table:table-cell>
        </table:table-row>
        <table:table-row table:style-name="ro1">
          <table:table-cell office:value-type="float" office:value="26975170" calcext:value-type="float">
            <text:p>26975170</text:p>
          </table:table-cell>
          <table:table-cell table:formula="of:=TIME( ; ;[.A1688]/1000)" office:value-type="time" office:time-value="PT07H29M35.17S" calcext:value-type="time">
            <text:p>07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786.8" calcext:value-type="float">
            <text:p>1786.8</text:p>
          </table:table-cell>
          <table:table-cell office:value-type="float" office:value="2141.98" calcext:value-type="float">
            <text:p>2141.98</text:p>
          </table:table-cell>
        </table:table-row>
        <table:table-row table:style-name="ro1">
          <table:table-cell office:value-type="float" office:value="26991170" calcext:value-type="float">
            <text:p>26991170</text:p>
          </table:table-cell>
          <table:table-cell table:formula="of:=TIME( ; ;[.A1689]/1000)" office:value-type="time" office:time-value="PT07H29M51.17S" calcext:value-type="time">
            <text:p>07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787.84" calcext:value-type="float">
            <text:p>1787.84</text:p>
          </table:table-cell>
          <table:table-cell office:value-type="float" office:value="2143.2" calcext:value-type="float">
            <text:p>2143.2</text:p>
          </table:table-cell>
        </table:table-row>
        <table:table-row table:style-name="ro1">
          <table:table-cell office:value-type="float" office:value="27007170" calcext:value-type="float">
            <text:p>27007170</text:p>
          </table:table-cell>
          <table:table-cell table:formula="of:=TIME( ; ;[.A1690]/1000)" office:value-type="time" office:time-value="PT07H30M07.17S" calcext:value-type="time">
            <text:p>07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788.88" calcext:value-type="float">
            <text:p>1788.88</text:p>
          </table:table-cell>
          <table:table-cell office:value-type="float" office:value="2144.43" calcext:value-type="float">
            <text:p>2144.43</text:p>
          </table:table-cell>
        </table:table-row>
        <table:table-row table:style-name="ro1">
          <table:table-cell office:value-type="float" office:value="27023170" calcext:value-type="float">
            <text:p>27023170</text:p>
          </table:table-cell>
          <table:table-cell table:formula="of:=TIME( ; ;[.A1691]/1000)" office:value-type="time" office:time-value="PT07H30M23.17S" calcext:value-type="time">
            <text:p>07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789.92" calcext:value-type="float">
            <text:p>1789.92</text:p>
          </table:table-cell>
          <table:table-cell office:value-type="float" office:value="2145.65" calcext:value-type="float">
            <text:p>2145.65</text:p>
          </table:table-cell>
        </table:table-row>
        <table:table-row table:style-name="ro1">
          <table:table-cell office:value-type="float" office:value="27039170" calcext:value-type="float">
            <text:p>27039170</text:p>
          </table:table-cell>
          <table:table-cell table:formula="of:=TIME( ; ;[.A1692]/1000)" office:value-type="time" office:time-value="PT07H30M39.17S" calcext:value-type="time">
            <text:p>07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790.96" calcext:value-type="float">
            <text:p>1790.96</text:p>
          </table:table-cell>
          <table:table-cell office:value-type="float" office:value="2146.87" calcext:value-type="float">
            <text:p>2146.87</text:p>
          </table:table-cell>
        </table:table-row>
        <table:table-row table:style-name="ro1">
          <table:table-cell office:value-type="float" office:value="27055170" calcext:value-type="float">
            <text:p>27055170</text:p>
          </table:table-cell>
          <table:table-cell table:formula="of:=TIME( ; ;[.A1693]/1000)" office:value-type="time" office:time-value="PT07H30M55.17S" calcext:value-type="time">
            <text:p>07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1792" calcext:value-type="float">
            <text:p>1792</text:p>
          </table:table-cell>
          <table:table-cell office:value-type="float" office:value="2148.09" calcext:value-type="float">
            <text:p>2148.09</text:p>
          </table:table-cell>
        </table:table-row>
        <table:table-row table:style-name="ro1">
          <table:table-cell office:value-type="float" office:value="27071170" calcext:value-type="float">
            <text:p>27071170</text:p>
          </table:table-cell>
          <table:table-cell table:formula="of:=TIME( ; ;[.A1694]/1000)" office:value-type="time" office:time-value="PT07H31M11.17S" calcext:value-type="time">
            <text:p>07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1793.03" calcext:value-type="float">
            <text:p>1793.03</text:p>
          </table:table-cell>
          <table:table-cell office:value-type="float" office:value="2149.32" calcext:value-type="float">
            <text:p>2149.32</text:p>
          </table:table-cell>
        </table:table-row>
        <table:table-row table:style-name="ro1">
          <table:table-cell office:value-type="float" office:value="27087170" calcext:value-type="float">
            <text:p>27087170</text:p>
          </table:table-cell>
          <table:table-cell table:formula="of:=TIME( ; ;[.A1695]/1000)" office:value-type="time" office:time-value="PT07H31M27.17S" calcext:value-type="time">
            <text:p>07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794.07" calcext:value-type="float">
            <text:p>1794.07</text:p>
          </table:table-cell>
          <table:table-cell office:value-type="float" office:value="2150.54" calcext:value-type="float">
            <text:p>2150.54</text:p>
          </table:table-cell>
        </table:table-row>
        <table:table-row table:style-name="ro1">
          <table:table-cell office:value-type="float" office:value="27103170" calcext:value-type="float">
            <text:p>27103170</text:p>
          </table:table-cell>
          <table:table-cell table:formula="of:=TIME( ; ;[.A1696]/1000)" office:value-type="time" office:time-value="PT07H31M43.17S" calcext:value-type="time">
            <text:p>07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795.11" calcext:value-type="float">
            <text:p>1795.11</text:p>
          </table:table-cell>
          <table:table-cell office:value-type="float" office:value="2151.76" calcext:value-type="float">
            <text:p>2151.76</text:p>
          </table:table-cell>
        </table:table-row>
        <table:table-row table:style-name="ro1">
          <table:table-cell office:value-type="float" office:value="27119170" calcext:value-type="float">
            <text:p>27119170</text:p>
          </table:table-cell>
          <table:table-cell table:formula="of:=TIME( ; ;[.A1697]/1000)" office:value-type="time" office:time-value="PT07H31M59.17S" calcext:value-type="time">
            <text:p>07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796.15" calcext:value-type="float">
            <text:p>1796.15</text:p>
          </table:table-cell>
          <table:table-cell office:value-type="float" office:value="2152.98" calcext:value-type="float">
            <text:p>2152.98</text:p>
          </table:table-cell>
        </table:table-row>
        <table:table-row table:style-name="ro1">
          <table:table-cell office:value-type="float" office:value="27135170" calcext:value-type="float">
            <text:p>27135170</text:p>
          </table:table-cell>
          <table:table-cell table:formula="of:=TIME( ; ;[.A1698]/1000)" office:value-type="time" office:time-value="PT07H32M15.17S" calcext:value-type="time">
            <text:p>07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797.19" calcext:value-type="float">
            <text:p>1797.19</text:p>
          </table:table-cell>
          <table:table-cell office:value-type="float" office:value="2154.2" calcext:value-type="float">
            <text:p>2154.2</text:p>
          </table:table-cell>
        </table:table-row>
        <table:table-row table:style-name="ro1">
          <table:table-cell office:value-type="float" office:value="27151170" calcext:value-type="float">
            <text:p>27151170</text:p>
          </table:table-cell>
          <table:table-cell table:formula="of:=TIME( ; ;[.A1699]/1000)" office:value-type="time" office:time-value="PT07H32M31.17S" calcext:value-type="time">
            <text:p>07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798.23" calcext:value-type="float">
            <text:p>1798.23</text:p>
          </table:table-cell>
          <table:table-cell office:value-type="float" office:value="2155.43" calcext:value-type="float">
            <text:p>2155.43</text:p>
          </table:table-cell>
        </table:table-row>
        <table:table-row table:style-name="ro1">
          <table:table-cell office:value-type="float" office:value="27167170" calcext:value-type="float">
            <text:p>27167170</text:p>
          </table:table-cell>
          <table:table-cell table:formula="of:=TIME( ; ;[.A1700]/1000)" office:value-type="time" office:time-value="PT07H32M47.17S" calcext:value-type="time">
            <text:p>07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799.27" calcext:value-type="float">
            <text:p>1799.27</text:p>
          </table:table-cell>
          <table:table-cell office:value-type="float" office:value="2156.65" calcext:value-type="float">
            <text:p>2156.65</text:p>
          </table:table-cell>
        </table:table-row>
        <table:table-row table:style-name="ro1">
          <table:table-cell office:value-type="float" office:value="27183170" calcext:value-type="float">
            <text:p>27183170</text:p>
          </table:table-cell>
          <table:table-cell table:formula="of:=TIME( ; ;[.A1701]/1000)" office:value-type="time" office:time-value="PT07H33M03.17S" calcext:value-type="time">
            <text:p>07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800.31" calcext:value-type="float">
            <text:p>1800.31</text:p>
          </table:table-cell>
          <table:table-cell office:value-type="float" office:value="2157.87" calcext:value-type="float">
            <text:p>2157.87</text:p>
          </table:table-cell>
        </table:table-row>
        <table:table-row table:style-name="ro1">
          <table:table-cell office:value-type="float" office:value="27199170" calcext:value-type="float">
            <text:p>27199170</text:p>
          </table:table-cell>
          <table:table-cell table:formula="of:=TIME( ; ;[.A1702]/1000)" office:value-type="time" office:time-value="PT07H33M19.17S" calcext:value-type="time">
            <text:p>07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801.35" calcext:value-type="float">
            <text:p>1801.35</text:p>
          </table:table-cell>
          <table:table-cell office:value-type="float" office:value="2159.09" calcext:value-type="float">
            <text:p>2159.09</text:p>
          </table:table-cell>
        </table:table-row>
        <table:table-row table:style-name="ro1">
          <table:table-cell office:value-type="float" office:value="27215170" calcext:value-type="float">
            <text:p>27215170</text:p>
          </table:table-cell>
          <table:table-cell table:formula="of:=TIME( ; ;[.A1703]/1000)" office:value-type="time" office:time-value="PT07H33M35.17S" calcext:value-type="time">
            <text:p>07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802.39" calcext:value-type="float">
            <text:p>1802.39</text:p>
          </table:table-cell>
          <table:table-cell office:value-type="float" office:value="2160.31" calcext:value-type="float">
            <text:p>2160.31</text:p>
          </table:table-cell>
        </table:table-row>
        <table:table-row table:style-name="ro1">
          <table:table-cell office:value-type="float" office:value="27231170" calcext:value-type="float">
            <text:p>27231170</text:p>
          </table:table-cell>
          <table:table-cell table:formula="of:=TIME( ; ;[.A1704]/1000)" office:value-type="time" office:time-value="PT07H33M51.17S" calcext:value-type="time">
            <text:p>07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803.43" calcext:value-type="float">
            <text:p>1803.43</text:p>
          </table:table-cell>
          <table:table-cell office:value-type="float" office:value="2161.53" calcext:value-type="float">
            <text:p>2161.53</text:p>
          </table:table-cell>
        </table:table-row>
        <table:table-row table:style-name="ro1">
          <table:table-cell office:value-type="float" office:value="27247170" calcext:value-type="float">
            <text:p>27247170</text:p>
          </table:table-cell>
          <table:table-cell table:formula="of:=TIME( ; ;[.A1705]/1000)" office:value-type="time" office:time-value="PT07H34M07.17S" calcext:value-type="time">
            <text:p>07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04.47" calcext:value-type="float">
            <text:p>1804.47</text:p>
          </table:table-cell>
          <table:table-cell office:value-type="float" office:value="2162.76" calcext:value-type="float">
            <text:p>2162.76</text:p>
          </table:table-cell>
        </table:table-row>
        <table:table-row table:style-name="ro1">
          <table:table-cell office:value-type="float" office:value="27263170" calcext:value-type="float">
            <text:p>27263170</text:p>
          </table:table-cell>
          <table:table-cell table:formula="of:=TIME( ; ;[.A1706]/1000)" office:value-type="time" office:time-value="PT07H34M23.17S" calcext:value-type="time">
            <text:p>07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8" calcext:value-type="float">
            <text:p>233.8</text:p>
          </table:table-cell>
          <table:table-cell office:value-type="float" office:value="273.87" calcext:value-type="float">
            <text:p>273.87</text:p>
          </table:table-cell>
          <table:table-cell office:value-type="float" office:value="1805.51" calcext:value-type="float">
            <text:p>1805.51</text:p>
          </table:table-cell>
          <table:table-cell office:value-type="float" office:value="2163.98" calcext:value-type="float">
            <text:p>2163.98</text:p>
          </table:table-cell>
        </table:table-row>
        <table:table-row table:style-name="ro1">
          <table:table-cell office:value-type="float" office:value="27279170" calcext:value-type="float">
            <text:p>27279170</text:p>
          </table:table-cell>
          <table:table-cell table:formula="of:=TIME( ; ;[.A1707]/1000)" office:value-type="time" office:time-value="PT07H34M39.17S" calcext:value-type="time">
            <text:p>07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8" calcext:value-type="float">
            <text:p>233.8</text:p>
          </table:table-cell>
          <table:table-cell office:value-type="float" office:value="273.87" calcext:value-type="float">
            <text:p>273.87</text:p>
          </table:table-cell>
          <table:table-cell office:value-type="float" office:value="1806.54" calcext:value-type="float">
            <text:p>1806.54</text:p>
          </table:table-cell>
          <table:table-cell office:value-type="float" office:value="2165.2" calcext:value-type="float">
            <text:p>2165.2</text:p>
          </table:table-cell>
        </table:table-row>
        <table:table-row table:style-name="ro1">
          <table:table-cell office:value-type="float" office:value="27295170" calcext:value-type="float">
            <text:p>27295170</text:p>
          </table:table-cell>
          <table:table-cell table:formula="of:=TIME( ; ;[.A1708]/1000)" office:value-type="time" office:time-value="PT07H34M55.17S" calcext:value-type="time">
            <text:p>07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807.58" calcext:value-type="float">
            <text:p>1807.58</text:p>
          </table:table-cell>
          <table:table-cell office:value-type="float" office:value="2166.42" calcext:value-type="float">
            <text:p>2166.42</text:p>
          </table:table-cell>
        </table:table-row>
        <table:table-row table:style-name="ro1">
          <table:table-cell office:value-type="float" office:value="27311170" calcext:value-type="float">
            <text:p>27311170</text:p>
          </table:table-cell>
          <table:table-cell table:formula="of:=TIME( ; ;[.A1709]/1000)" office:value-type="time" office:time-value="PT07H35M11.17S" calcext:value-type="time">
            <text:p>07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808.62" calcext:value-type="float">
            <text:p>1808.62</text:p>
          </table:table-cell>
          <table:table-cell office:value-type="float" office:value="2167.64" calcext:value-type="float">
            <text:p>2167.64</text:p>
          </table:table-cell>
        </table:table-row>
        <table:table-row table:style-name="ro1">
          <table:table-cell office:value-type="float" office:value="27327170" calcext:value-type="float">
            <text:p>27327170</text:p>
          </table:table-cell>
          <table:table-cell table:formula="of:=TIME( ; ;[.A1710]/1000)" office:value-type="time" office:time-value="PT07H35M27.17S" calcext:value-type="time">
            <text:p>07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09.66" calcext:value-type="float">
            <text:p>1809.66</text:p>
          </table:table-cell>
          <table:table-cell office:value-type="float" office:value="2168.87" calcext:value-type="float">
            <text:p>2168.87</text:p>
          </table:table-cell>
        </table:table-row>
        <table:table-row table:style-name="ro1">
          <table:table-cell office:value-type="float" office:value="27343170" calcext:value-type="float">
            <text:p>27343170</text:p>
          </table:table-cell>
          <table:table-cell table:formula="of:=TIME( ; ;[.A1711]/1000)" office:value-type="time" office:time-value="PT07H35M43.17S" calcext:value-type="time">
            <text:p>07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10.7" calcext:value-type="float">
            <text:p>1810.7</text:p>
          </table:table-cell>
          <table:table-cell office:value-type="float" office:value="2170.09" calcext:value-type="float">
            <text:p>2170.09</text:p>
          </table:table-cell>
        </table:table-row>
        <table:table-row table:style-name="ro1">
          <table:table-cell office:value-type="float" office:value="27359170" calcext:value-type="float">
            <text:p>27359170</text:p>
          </table:table-cell>
          <table:table-cell table:formula="of:=TIME( ; ;[.A1712]/1000)" office:value-type="time" office:time-value="PT07H35M59.17S" calcext:value-type="time">
            <text:p>07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11.74" calcext:value-type="float">
            <text:p>1811.74</text:p>
          </table:table-cell>
          <table:table-cell office:value-type="float" office:value="2171.31" calcext:value-type="float">
            <text:p>2171.31</text:p>
          </table:table-cell>
        </table:table-row>
        <table:table-row table:style-name="ro1">
          <table:table-cell office:value-type="float" office:value="27375170" calcext:value-type="float">
            <text:p>27375170</text:p>
          </table:table-cell>
          <table:table-cell table:formula="of:=TIME( ; ;[.A1713]/1000)" office:value-type="time" office:time-value="PT07H36M15.17S" calcext:value-type="time">
            <text:p>07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12.78" calcext:value-type="float">
            <text:p>1812.78</text:p>
          </table:table-cell>
          <table:table-cell office:value-type="float" office:value="2172.53" calcext:value-type="float">
            <text:p>2172.53</text:p>
          </table:table-cell>
        </table:table-row>
        <table:table-row table:style-name="ro1">
          <table:table-cell office:value-type="float" office:value="27391170" calcext:value-type="float">
            <text:p>27391170</text:p>
          </table:table-cell>
          <table:table-cell table:formula="of:=TIME( ; ;[.A1714]/1000)" office:value-type="time" office:time-value="PT07H36M31.17S" calcext:value-type="time">
            <text:p>07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1813.82" calcext:value-type="float">
            <text:p>1813.82</text:p>
          </table:table-cell>
          <table:table-cell office:value-type="float" office:value="2173.75" calcext:value-type="float">
            <text:p>2173.75</text:p>
          </table:table-cell>
        </table:table-row>
        <table:table-row table:style-name="ro1">
          <table:table-cell office:value-type="float" office:value="27407170" calcext:value-type="float">
            <text:p>27407170</text:p>
          </table:table-cell>
          <table:table-cell table:formula="of:=TIME( ; ;[.A1715]/1000)" office:value-type="time" office:time-value="PT07H36M47.17S" calcext:value-type="time">
            <text:p>07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14.85" calcext:value-type="float">
            <text:p>1814.85</text:p>
          </table:table-cell>
          <table:table-cell office:value-type="float" office:value="2174.97" calcext:value-type="float">
            <text:p>2174.97</text:p>
          </table:table-cell>
        </table:table-row>
        <table:table-row table:style-name="ro1">
          <table:table-cell office:value-type="float" office:value="27423170" calcext:value-type="float">
            <text:p>27423170</text:p>
          </table:table-cell>
          <table:table-cell table:formula="of:=TIME( ; ;[.A1716]/1000)" office:value-type="time" office:time-value="PT07H37M03.17S" calcext:value-type="time">
            <text:p>07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815.89" calcext:value-type="float">
            <text:p>1815.89</text:p>
          </table:table-cell>
          <table:table-cell office:value-type="float" office:value="2176.19" calcext:value-type="float">
            <text:p>2176.19</text:p>
          </table:table-cell>
        </table:table-row>
        <table:table-row table:style-name="ro1">
          <table:table-cell office:value-type="float" office:value="27439170" calcext:value-type="float">
            <text:p>27439170</text:p>
          </table:table-cell>
          <table:table-cell table:formula="of:=TIME( ; ;[.A1717]/1000)" office:value-type="time" office:time-value="PT07H37M19.17S" calcext:value-type="time">
            <text:p>07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1816.93" calcext:value-type="float">
            <text:p>1816.93</text:p>
          </table:table-cell>
          <table:table-cell office:value-type="float" office:value="2177.41" calcext:value-type="float">
            <text:p>2177.41</text:p>
          </table:table-cell>
        </table:table-row>
        <table:table-row table:style-name="ro1">
          <table:table-cell office:value-type="float" office:value="27455170" calcext:value-type="float">
            <text:p>27455170</text:p>
          </table:table-cell>
          <table:table-cell table:formula="of:=TIME( ; ;[.A1718]/1000)" office:value-type="time" office:time-value="PT07H37M35.17S" calcext:value-type="time">
            <text:p>07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17.97" calcext:value-type="float">
            <text:p>1817.97</text:p>
          </table:table-cell>
          <table:table-cell office:value-type="float" office:value="2178.63" calcext:value-type="float">
            <text:p>2178.63</text:p>
          </table:table-cell>
        </table:table-row>
        <table:table-row table:style-name="ro1">
          <table:table-cell office:value-type="float" office:value="27471170" calcext:value-type="float">
            <text:p>27471170</text:p>
          </table:table-cell>
          <table:table-cell table:formula="of:=TIME( ; ;[.A1719]/1000)" office:value-type="time" office:time-value="PT07H37M51.17S" calcext:value-type="time">
            <text:p>07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819.01" calcext:value-type="float">
            <text:p>1819.01</text:p>
          </table:table-cell>
          <table:table-cell office:value-type="float" office:value="2179.84" calcext:value-type="float">
            <text:p>2179.84</text:p>
          </table:table-cell>
        </table:table-row>
        <table:table-row table:style-name="ro1">
          <table:table-cell office:value-type="float" office:value="27487170" calcext:value-type="float">
            <text:p>27487170</text:p>
          </table:table-cell>
          <table:table-cell table:formula="of:=TIME( ; ;[.A1720]/1000)" office:value-type="time" office:time-value="PT07H38M07.17S" calcext:value-type="time">
            <text:p>07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20.05" calcext:value-type="float">
            <text:p>1820.05</text:p>
          </table:table-cell>
          <table:table-cell office:value-type="float" office:value="2181.06" calcext:value-type="float">
            <text:p>2181.06</text:p>
          </table:table-cell>
        </table:table-row>
        <table:table-row table:style-name="ro1">
          <table:table-cell office:value-type="float" office:value="27503170" calcext:value-type="float">
            <text:p>27503170</text:p>
          </table:table-cell>
          <table:table-cell table:formula="of:=TIME( ; ;[.A1721]/1000)" office:value-type="time" office:time-value="PT07H38M23.17S" calcext:value-type="time">
            <text:p>07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21.09" calcext:value-type="float">
            <text:p>1821.09</text:p>
          </table:table-cell>
          <table:table-cell office:value-type="float" office:value="2182.28" calcext:value-type="float">
            <text:p>2182.28</text:p>
          </table:table-cell>
        </table:table-row>
        <table:table-row table:style-name="ro1">
          <table:table-cell office:value-type="float" office:value="27519170" calcext:value-type="float">
            <text:p>27519170</text:p>
          </table:table-cell>
          <table:table-cell table:formula="of:=TIME( ; ;[.A1722]/1000)" office:value-type="time" office:time-value="PT07H38M39.17S" calcext:value-type="time">
            <text:p>07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822.13" calcext:value-type="float">
            <text:p>1822.13</text:p>
          </table:table-cell>
          <table:table-cell office:value-type="float" office:value="2183.5" calcext:value-type="float">
            <text:p>2183.5</text:p>
          </table:table-cell>
        </table:table-row>
        <table:table-row table:style-name="ro1">
          <table:table-cell office:value-type="float" office:value="27535170" calcext:value-type="float">
            <text:p>27535170</text:p>
          </table:table-cell>
          <table:table-cell table:formula="of:=TIME( ; ;[.A1723]/1000)" office:value-type="time" office:time-value="PT07H38M55.17S" calcext:value-type="time">
            <text:p>07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23.17" calcext:value-type="float">
            <text:p>1823.17</text:p>
          </table:table-cell>
          <table:table-cell office:value-type="float" office:value="2184.72" calcext:value-type="float">
            <text:p>2184.72</text:p>
          </table:table-cell>
        </table:table-row>
        <table:table-row table:style-name="ro1">
          <table:table-cell office:value-type="float" office:value="27551170" calcext:value-type="float">
            <text:p>27551170</text:p>
          </table:table-cell>
          <table:table-cell table:formula="of:=TIME( ; ;[.A1724]/1000)" office:value-type="time" office:time-value="PT07H39M11.17S" calcext:value-type="time">
            <text:p>07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824.2" calcext:value-type="float">
            <text:p>1824.2</text:p>
          </table:table-cell>
          <table:table-cell office:value-type="float" office:value="2185.93" calcext:value-type="float">
            <text:p>2185.93</text:p>
          </table:table-cell>
        </table:table-row>
        <table:table-row table:style-name="ro1">
          <table:table-cell office:value-type="float" office:value="27567170" calcext:value-type="float">
            <text:p>27567170</text:p>
          </table:table-cell>
          <table:table-cell table:formula="of:=TIME( ; ;[.A1725]/1000)" office:value-type="time" office:time-value="PT07H39M27.17S" calcext:value-type="time">
            <text:p>07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25.24" calcext:value-type="float">
            <text:p>1825.24</text:p>
          </table:table-cell>
          <table:table-cell office:value-type="float" office:value="2187.15" calcext:value-type="float">
            <text:p>2187.15</text:p>
          </table:table-cell>
        </table:table-row>
        <table:table-row table:style-name="ro1">
          <table:table-cell office:value-type="float" office:value="27583170" calcext:value-type="float">
            <text:p>27583170</text:p>
          </table:table-cell>
          <table:table-cell table:formula="of:=TIME( ; ;[.A1726]/1000)" office:value-type="time" office:time-value="PT07H39M43.17S" calcext:value-type="time">
            <text:p>07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826.28" calcext:value-type="float">
            <text:p>1826.28</text:p>
          </table:table-cell>
          <table:table-cell office:value-type="float" office:value="2188.37" calcext:value-type="float">
            <text:p>2188.37</text:p>
          </table:table-cell>
        </table:table-row>
        <table:table-row table:style-name="ro1">
          <table:table-cell office:value-type="float" office:value="27599170" calcext:value-type="float">
            <text:p>27599170</text:p>
          </table:table-cell>
          <table:table-cell table:formula="of:=TIME( ; ;[.A1727]/1000)" office:value-type="time" office:time-value="PT07H39M59.17S" calcext:value-type="time">
            <text:p>07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827.32" calcext:value-type="float">
            <text:p>1827.32</text:p>
          </table:table-cell>
          <table:table-cell office:value-type="float" office:value="2189.58" calcext:value-type="float">
            <text:p>2189.58</text:p>
          </table:table-cell>
        </table:table-row>
        <table:table-row table:style-name="ro1">
          <table:table-cell office:value-type="float" office:value="27615170" calcext:value-type="float">
            <text:p>27615170</text:p>
          </table:table-cell>
          <table:table-cell table:formula="of:=TIME( ; ;[.A1728]/1000)" office:value-type="time" office:time-value="PT07H40M15.17S" calcext:value-type="time">
            <text:p>07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828.36" calcext:value-type="float">
            <text:p>1828.36</text:p>
          </table:table-cell>
          <table:table-cell office:value-type="float" office:value="2190.8" calcext:value-type="float">
            <text:p>2190.8</text:p>
          </table:table-cell>
        </table:table-row>
        <table:table-row table:style-name="ro1">
          <table:table-cell office:value-type="float" office:value="27631170" calcext:value-type="float">
            <text:p>27631170</text:p>
          </table:table-cell>
          <table:table-cell table:formula="of:=TIME( ; ;[.A1729]/1000)" office:value-type="time" office:time-value="PT07H40M31.17S" calcext:value-type="time">
            <text:p>07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829.39" calcext:value-type="float">
            <text:p>1829.39</text:p>
          </table:table-cell>
          <table:table-cell office:value-type="float" office:value="2192.02" calcext:value-type="float">
            <text:p>2192.02</text:p>
          </table:table-cell>
        </table:table-row>
        <table:table-row table:style-name="ro1">
          <table:table-cell office:value-type="float" office:value="27647170" calcext:value-type="float">
            <text:p>27647170</text:p>
          </table:table-cell>
          <table:table-cell table:formula="of:=TIME( ; ;[.A1730]/1000)" office:value-type="time" office:time-value="PT07H40M47.17S" calcext:value-type="time">
            <text:p>07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830.43" calcext:value-type="float">
            <text:p>1830.43</text:p>
          </table:table-cell>
          <table:table-cell office:value-type="float" office:value="2193.23" calcext:value-type="float">
            <text:p>2193.23</text:p>
          </table:table-cell>
        </table:table-row>
        <table:table-row table:style-name="ro1">
          <table:table-cell office:value-type="float" office:value="27663170" calcext:value-type="float">
            <text:p>27663170</text:p>
          </table:table-cell>
          <table:table-cell table:formula="of:=TIME( ; ;[.A1731]/1000)" office:value-type="time" office:time-value="PT07H41M03.17S" calcext:value-type="time">
            <text:p>07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831.47" calcext:value-type="float">
            <text:p>1831.47</text:p>
          </table:table-cell>
          <table:table-cell office:value-type="float" office:value="2194.45" calcext:value-type="float">
            <text:p>2194.45</text:p>
          </table:table-cell>
        </table:table-row>
        <table:table-row table:style-name="ro1">
          <table:table-cell office:value-type="float" office:value="27679170" calcext:value-type="float">
            <text:p>27679170</text:p>
          </table:table-cell>
          <table:table-cell table:formula="of:=TIME( ; ;[.A1732]/1000)" office:value-type="time" office:time-value="PT07H41M19.17S" calcext:value-type="time">
            <text:p>07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832.51" calcext:value-type="float">
            <text:p>1832.51</text:p>
          </table:table-cell>
          <table:table-cell office:value-type="float" office:value="2195.67" calcext:value-type="float">
            <text:p>2195.67</text:p>
          </table:table-cell>
        </table:table-row>
        <table:table-row table:style-name="ro1">
          <table:table-cell office:value-type="float" office:value="27695170" calcext:value-type="float">
            <text:p>27695170</text:p>
          </table:table-cell>
          <table:table-cell table:formula="of:=TIME( ; ;[.A1733]/1000)" office:value-type="time" office:time-value="PT07H41M35.17S" calcext:value-type="time">
            <text:p>07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833.54" calcext:value-type="float">
            <text:p>1833.54</text:p>
          </table:table-cell>
          <table:table-cell office:value-type="float" office:value="2196.88" calcext:value-type="float">
            <text:p>2196.88</text:p>
          </table:table-cell>
        </table:table-row>
        <table:table-row table:style-name="ro1">
          <table:table-cell office:value-type="float" office:value="27711170" calcext:value-type="float">
            <text:p>27711170</text:p>
          </table:table-cell>
          <table:table-cell table:formula="of:=TIME( ; ;[.A1734]/1000)" office:value-type="time" office:time-value="PT07H41M51.17S" calcext:value-type="time">
            <text:p>07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834.58" calcext:value-type="float">
            <text:p>1834.58</text:p>
          </table:table-cell>
          <table:table-cell office:value-type="float" office:value="2198.1" calcext:value-type="float">
            <text:p>2198.1</text:p>
          </table:table-cell>
        </table:table-row>
        <table:table-row table:style-name="ro1">
          <table:table-cell office:value-type="float" office:value="27727170" calcext:value-type="float">
            <text:p>27727170</text:p>
          </table:table-cell>
          <table:table-cell table:formula="of:=TIME( ; ;[.A1735]/1000)" office:value-type="time" office:time-value="PT07H42M07.17S" calcext:value-type="time">
            <text:p>07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835.62" calcext:value-type="float">
            <text:p>1835.62</text:p>
          </table:table-cell>
          <table:table-cell office:value-type="float" office:value="2199.31" calcext:value-type="float">
            <text:p>2199.31</text:p>
          </table:table-cell>
        </table:table-row>
        <table:table-row table:style-name="ro1">
          <table:table-cell office:value-type="float" office:value="27743170" calcext:value-type="float">
            <text:p>27743170</text:p>
          </table:table-cell>
          <table:table-cell table:formula="of:=TIME( ; ;[.A1736]/1000)" office:value-type="time" office:time-value="PT07H42M23.17S" calcext:value-type="time">
            <text:p>07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836.65" calcext:value-type="float">
            <text:p>1836.65</text:p>
          </table:table-cell>
          <table:table-cell office:value-type="float" office:value="2200.53" calcext:value-type="float">
            <text:p>2200.53</text:p>
          </table:table-cell>
        </table:table-row>
        <table:table-row table:style-name="ro1">
          <table:table-cell office:value-type="float" office:value="27759170" calcext:value-type="float">
            <text:p>27759170</text:p>
          </table:table-cell>
          <table:table-cell table:formula="of:=TIME( ; ;[.A1737]/1000)" office:value-type="time" office:time-value="PT07H42M39.17S" calcext:value-type="time">
            <text:p>07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837.69" calcext:value-type="float">
            <text:p>1837.69</text:p>
          </table:table-cell>
          <table:table-cell office:value-type="float" office:value="2201.74" calcext:value-type="float">
            <text:p>2201.74</text:p>
          </table:table-cell>
        </table:table-row>
        <table:table-row table:style-name="ro1">
          <table:table-cell office:value-type="float" office:value="27775170" calcext:value-type="float">
            <text:p>27775170</text:p>
          </table:table-cell>
          <table:table-cell table:formula="of:=TIME( ; ;[.A1738]/1000)" office:value-type="time" office:time-value="PT07H42M55.17S" calcext:value-type="time">
            <text:p>07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38.73" calcext:value-type="float">
            <text:p>1838.73</text:p>
          </table:table-cell>
          <table:table-cell office:value-type="float" office:value="2202.96" calcext:value-type="float">
            <text:p>2202.96</text:p>
          </table:table-cell>
        </table:table-row>
        <table:table-row table:style-name="ro1">
          <table:table-cell office:value-type="float" office:value="27791170" calcext:value-type="float">
            <text:p>27791170</text:p>
          </table:table-cell>
          <table:table-cell table:formula="of:=TIME( ; ;[.A1739]/1000)" office:value-type="time" office:time-value="PT07H43M11.17S" calcext:value-type="time">
            <text:p>07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839.77" calcext:value-type="float">
            <text:p>1839.77</text:p>
          </table:table-cell>
          <table:table-cell office:value-type="float" office:value="2204.17" calcext:value-type="float">
            <text:p>2204.17</text:p>
          </table:table-cell>
        </table:table-row>
        <table:table-row table:style-name="ro1">
          <table:table-cell office:value-type="float" office:value="27807170" calcext:value-type="float">
            <text:p>27807170</text:p>
          </table:table-cell>
          <table:table-cell table:formula="of:=TIME( ; ;[.A1740]/1000)" office:value-type="time" office:time-value="PT07H43M27.17S" calcext:value-type="time">
            <text:p>07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40.8" calcext:value-type="float">
            <text:p>1840.8</text:p>
          </table:table-cell>
          <table:table-cell office:value-type="float" office:value="2205.39" calcext:value-type="float">
            <text:p>2205.39</text:p>
          </table:table-cell>
        </table:table-row>
        <table:table-row table:style-name="ro1">
          <table:table-cell office:value-type="float" office:value="27823170" calcext:value-type="float">
            <text:p>27823170</text:p>
          </table:table-cell>
          <table:table-cell table:formula="of:=TIME( ; ;[.A1741]/1000)" office:value-type="time" office:time-value="PT07H43M43.17S" calcext:value-type="time">
            <text:p>07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41.84" calcext:value-type="float">
            <text:p>1841.84</text:p>
          </table:table-cell>
          <table:table-cell office:value-type="float" office:value="2206.6" calcext:value-type="float">
            <text:p>2206.6</text:p>
          </table:table-cell>
        </table:table-row>
        <table:table-row table:style-name="ro1">
          <table:table-cell office:value-type="float" office:value="27839170" calcext:value-type="float">
            <text:p>27839170</text:p>
          </table:table-cell>
          <table:table-cell table:formula="of:=TIME( ; ;[.A1742]/1000)" office:value-type="time" office:time-value="PT07H43M59.17S" calcext:value-type="time">
            <text:p>07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42.88" calcext:value-type="float">
            <text:p>1842.88</text:p>
          </table:table-cell>
          <table:table-cell office:value-type="float" office:value="2207.82" calcext:value-type="float">
            <text:p>2207.82</text:p>
          </table:table-cell>
        </table:table-row>
        <table:table-row table:style-name="ro1">
          <table:table-cell office:value-type="float" office:value="27855170" calcext:value-type="float">
            <text:p>27855170</text:p>
          </table:table-cell>
          <table:table-cell table:formula="of:=TIME( ; ;[.A1743]/1000)" office:value-type="time" office:time-value="PT07H44M15.17S" calcext:value-type="time">
            <text:p>07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843.91" calcext:value-type="float">
            <text:p>1843.91</text:p>
          </table:table-cell>
          <table:table-cell office:value-type="float" office:value="2209.03" calcext:value-type="float">
            <text:p>2209.03</text:p>
          </table:table-cell>
        </table:table-row>
        <table:table-row table:style-name="ro1">
          <table:table-cell office:value-type="float" office:value="27871170" calcext:value-type="float">
            <text:p>27871170</text:p>
          </table:table-cell>
          <table:table-cell table:formula="of:=TIME( ; ;[.A1744]/1000)" office:value-type="time" office:time-value="PT07H44M31.17S" calcext:value-type="time">
            <text:p>07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44.95" calcext:value-type="float">
            <text:p>1844.95</text:p>
          </table:table-cell>
          <table:table-cell office:value-type="float" office:value="2210.25" calcext:value-type="float">
            <text:p>2210.25</text:p>
          </table:table-cell>
        </table:table-row>
        <table:table-row table:style-name="ro1">
          <table:table-cell office:value-type="float" office:value="27887170" calcext:value-type="float">
            <text:p>27887170</text:p>
          </table:table-cell>
          <table:table-cell table:formula="of:=TIME( ; ;[.A1745]/1000)" office:value-type="time" office:time-value="PT07H44M47.17S" calcext:value-type="time">
            <text:p>07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45.99" calcext:value-type="float">
            <text:p>1845.99</text:p>
          </table:table-cell>
          <table:table-cell office:value-type="float" office:value="2211.46" calcext:value-type="float">
            <text:p>2211.46</text:p>
          </table:table-cell>
        </table:table-row>
        <table:table-row table:style-name="ro1">
          <table:table-cell office:value-type="float" office:value="27903170" calcext:value-type="float">
            <text:p>27903170</text:p>
          </table:table-cell>
          <table:table-cell table:formula="of:=TIME( ; ;[.A1746]/1000)" office:value-type="time" office:time-value="PT07H45M03.17S" calcext:value-type="time">
            <text:p>07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847.02" calcext:value-type="float">
            <text:p>1847.02</text:p>
          </table:table-cell>
          <table:table-cell office:value-type="float" office:value="2212.68" calcext:value-type="float">
            <text:p>2212.68</text:p>
          </table:table-cell>
        </table:table-row>
        <table:table-row table:style-name="ro1">
          <table:table-cell office:value-type="float" office:value="27919170" calcext:value-type="float">
            <text:p>27919170</text:p>
          </table:table-cell>
          <table:table-cell table:formula="of:=TIME( ; ;[.A1747]/1000)" office:value-type="time" office:time-value="PT07H45M19.17S" calcext:value-type="time">
            <text:p>07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48.06" calcext:value-type="float">
            <text:p>1848.06</text:p>
          </table:table-cell>
          <table:table-cell office:value-type="float" office:value="2213.89" calcext:value-type="float">
            <text:p>2213.89</text:p>
          </table:table-cell>
        </table:table-row>
        <table:table-row table:style-name="ro1">
          <table:table-cell office:value-type="float" office:value="27935170" calcext:value-type="float">
            <text:p>27935170</text:p>
          </table:table-cell>
          <table:table-cell table:formula="of:=TIME( ; ;[.A1748]/1000)" office:value-type="time" office:time-value="PT07H45M35.17S" calcext:value-type="time">
            <text:p>07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849.1" calcext:value-type="float">
            <text:p>1849.1</text:p>
          </table:table-cell>
          <table:table-cell office:value-type="float" office:value="2215.11" calcext:value-type="float">
            <text:p>2215.11</text:p>
          </table:table-cell>
        </table:table-row>
        <table:table-row table:style-name="ro1">
          <table:table-cell office:value-type="float" office:value="27951170" calcext:value-type="float">
            <text:p>27951170</text:p>
          </table:table-cell>
          <table:table-cell table:formula="of:=TIME( ; ;[.A1749]/1000)" office:value-type="time" office:time-value="PT07H45M51.17S" calcext:value-type="time">
            <text:p>07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850.13" calcext:value-type="float">
            <text:p>1850.13</text:p>
          </table:table-cell>
          <table:table-cell office:value-type="float" office:value="2216.32" calcext:value-type="float">
            <text:p>2216.32</text:p>
          </table:table-cell>
        </table:table-row>
        <table:table-row table:style-name="ro1">
          <table:table-cell office:value-type="float" office:value="27967170" calcext:value-type="float">
            <text:p>27967170</text:p>
          </table:table-cell>
          <table:table-cell table:formula="of:=TIME( ; ;[.A1750]/1000)" office:value-type="time" office:time-value="PT07H46M07.17S" calcext:value-type="time">
            <text:p>07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851.17" calcext:value-type="float">
            <text:p>1851.17</text:p>
          </table:table-cell>
          <table:table-cell office:value-type="float" office:value="2217.54" calcext:value-type="float">
            <text:p>2217.54</text:p>
          </table:table-cell>
        </table:table-row>
        <table:table-row table:style-name="ro1">
          <table:table-cell office:value-type="float" office:value="27983170" calcext:value-type="float">
            <text:p>27983170</text:p>
          </table:table-cell>
          <table:table-cell table:formula="of:=TIME( ; ;[.A1751]/1000)" office:value-type="time" office:time-value="PT07H46M23.17S" calcext:value-type="time">
            <text:p>07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852.21" calcext:value-type="float">
            <text:p>1852.21</text:p>
          </table:table-cell>
          <table:table-cell office:value-type="float" office:value="2218.75" calcext:value-type="float">
            <text:p>2218.75</text:p>
          </table:table-cell>
        </table:table-row>
        <table:table-row table:style-name="ro1">
          <table:table-cell office:value-type="float" office:value="27999170" calcext:value-type="float">
            <text:p>27999170</text:p>
          </table:table-cell>
          <table:table-cell table:formula="of:=TIME( ; ;[.A1752]/1000)" office:value-type="time" office:time-value="PT07H46M39.17S" calcext:value-type="time">
            <text:p>07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853.24" calcext:value-type="float">
            <text:p>1853.24</text:p>
          </table:table-cell>
          <table:table-cell office:value-type="float" office:value="2219.96" calcext:value-type="float">
            <text:p>2219.96</text:p>
          </table:table-cell>
        </table:table-row>
        <table:table-row table:style-name="ro1">
          <table:table-cell office:value-type="float" office:value="28015170" calcext:value-type="float">
            <text:p>28015170</text:p>
          </table:table-cell>
          <table:table-cell table:formula="of:=TIME( ; ;[.A1753]/1000)" office:value-type="time" office:time-value="PT07H46M55.17S" calcext:value-type="time">
            <text:p>07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854.28" calcext:value-type="float">
            <text:p>1854.28</text:p>
          </table:table-cell>
          <table:table-cell office:value-type="float" office:value="2221.18" calcext:value-type="float">
            <text:p>2221.18</text:p>
          </table:table-cell>
        </table:table-row>
        <table:table-row table:style-name="ro1">
          <table:table-cell office:value-type="float" office:value="28031170" calcext:value-type="float">
            <text:p>28031170</text:p>
          </table:table-cell>
          <table:table-cell table:formula="of:=TIME( ; ;[.A1754]/1000)" office:value-type="time" office:time-value="PT07H47M11.17S" calcext:value-type="time">
            <text:p>07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855.32" calcext:value-type="float">
            <text:p>1855.32</text:p>
          </table:table-cell>
          <table:table-cell office:value-type="float" office:value="2222.39" calcext:value-type="float">
            <text:p>2222.39</text:p>
          </table:table-cell>
        </table:table-row>
        <table:table-row table:style-name="ro1">
          <table:table-cell office:value-type="float" office:value="28047170" calcext:value-type="float">
            <text:p>28047170</text:p>
          </table:table-cell>
          <table:table-cell table:formula="of:=TIME( ; ;[.A1755]/1000)" office:value-type="time" office:time-value="PT07H47M27.17S" calcext:value-type="time">
            <text:p>07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856.35" calcext:value-type="float">
            <text:p>1856.35</text:p>
          </table:table-cell>
          <table:table-cell office:value-type="float" office:value="2223.61" calcext:value-type="float">
            <text:p>2223.61</text:p>
          </table:table-cell>
        </table:table-row>
        <table:table-row table:style-name="ro1">
          <table:table-cell office:value-type="float" office:value="28063170" calcext:value-type="float">
            <text:p>28063170</text:p>
          </table:table-cell>
          <table:table-cell table:formula="of:=TIME( ; ;[.A1756]/1000)" office:value-type="time" office:time-value="PT07H47M43.17S" calcext:value-type="time">
            <text:p>07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857.39" calcext:value-type="float">
            <text:p>1857.39</text:p>
          </table:table-cell>
          <table:table-cell office:value-type="float" office:value="2224.82" calcext:value-type="float">
            <text:p>2224.82</text:p>
          </table:table-cell>
        </table:table-row>
        <table:table-row table:style-name="ro1">
          <table:table-cell office:value-type="float" office:value="28079170" calcext:value-type="float">
            <text:p>28079170</text:p>
          </table:table-cell>
          <table:table-cell table:formula="of:=TIME( ; ;[.A1757]/1000)" office:value-type="time" office:time-value="PT07H47M59.17S" calcext:value-type="time">
            <text:p>07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858.42" calcext:value-type="float">
            <text:p>1858.42</text:p>
          </table:table-cell>
          <table:table-cell office:value-type="float" office:value="2226.04" calcext:value-type="float">
            <text:p>2226.04</text:p>
          </table:table-cell>
        </table:table-row>
        <table:table-row table:style-name="ro1">
          <table:table-cell office:value-type="float" office:value="28095170" calcext:value-type="float">
            <text:p>28095170</text:p>
          </table:table-cell>
          <table:table-cell table:formula="of:=TIME( ; ;[.A1758]/1000)" office:value-type="time" office:time-value="PT07H48M15.17S" calcext:value-type="time">
            <text:p>07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2" calcext:value-type="float">
            <text:p>272.92</text:p>
          </table:table-cell>
          <table:table-cell office:value-type="float" office:value="1859.46" calcext:value-type="float">
            <text:p>1859.46</text:p>
          </table:table-cell>
          <table:table-cell office:value-type="float" office:value="2227.25" calcext:value-type="float">
            <text:p>2227.25</text:p>
          </table:table-cell>
        </table:table-row>
        <table:table-row table:style-name="ro1">
          <table:table-cell office:value-type="float" office:value="28111170" calcext:value-type="float">
            <text:p>28111170</text:p>
          </table:table-cell>
          <table:table-cell table:formula="of:=TIME( ; ;[.A1759]/1000)" office:value-type="time" office:time-value="PT07H48M31.17S" calcext:value-type="time">
            <text:p>07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860.49" calcext:value-type="float">
            <text:p>1860.49</text:p>
          </table:table-cell>
          <table:table-cell office:value-type="float" office:value="2228.46" calcext:value-type="float">
            <text:p>2228.46</text:p>
          </table:table-cell>
        </table:table-row>
        <table:table-row table:style-name="ro1">
          <table:table-cell office:value-type="float" office:value="28127170" calcext:value-type="float">
            <text:p>28127170</text:p>
          </table:table-cell>
          <table:table-cell table:formula="of:=TIME( ; ;[.A1760]/1000)" office:value-type="time" office:time-value="PT07H48M47.17S" calcext:value-type="time">
            <text:p>07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861.53" calcext:value-type="float">
            <text:p>1861.53</text:p>
          </table:table-cell>
          <table:table-cell office:value-type="float" office:value="2229.68" calcext:value-type="float">
            <text:p>2229.68</text:p>
          </table:table-cell>
        </table:table-row>
        <table:table-row table:style-name="ro1">
          <table:table-cell office:value-type="float" office:value="28143170" calcext:value-type="float">
            <text:p>28143170</text:p>
          </table:table-cell>
          <table:table-cell table:formula="of:=TIME( ; ;[.A1761]/1000)" office:value-type="time" office:time-value="PT07H49M03.17S" calcext:value-type="time">
            <text:p>07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862.57" calcext:value-type="float">
            <text:p>1862.57</text:p>
          </table:table-cell>
          <table:table-cell office:value-type="float" office:value="2230.89" calcext:value-type="float">
            <text:p>2230.89</text:p>
          </table:table-cell>
        </table:table-row>
        <table:table-row table:style-name="ro1">
          <table:table-cell office:value-type="float" office:value="28159170" calcext:value-type="float">
            <text:p>28159170</text:p>
          </table:table-cell>
          <table:table-cell table:formula="of:=TIME( ; ;[.A1762]/1000)" office:value-type="time" office:time-value="PT07H49M19.17S" calcext:value-type="time">
            <text:p>07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2" calcext:value-type="float">
            <text:p>272.92</text:p>
          </table:table-cell>
          <table:table-cell office:value-type="float" office:value="1863.6" calcext:value-type="float">
            <text:p>1863.6</text:p>
          </table:table-cell>
          <table:table-cell office:value-type="float" office:value="2232.11" calcext:value-type="float">
            <text:p>2232.11</text:p>
          </table:table-cell>
        </table:table-row>
        <table:table-row table:style-name="ro1">
          <table:table-cell office:value-type="float" office:value="28175170" calcext:value-type="float">
            <text:p>28175170</text:p>
          </table:table-cell>
          <table:table-cell table:formula="of:=TIME( ; ;[.A1763]/1000)" office:value-type="time" office:time-value="PT07H49M35.17S" calcext:value-type="time">
            <text:p>07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864.64" calcext:value-type="float">
            <text:p>1864.64</text:p>
          </table:table-cell>
          <table:table-cell office:value-type="float" office:value="2233.32" calcext:value-type="float">
            <text:p>2233.32</text:p>
          </table:table-cell>
        </table:table-row>
        <table:table-row table:style-name="ro1">
          <table:table-cell office:value-type="float" office:value="28191170" calcext:value-type="float">
            <text:p>28191170</text:p>
          </table:table-cell>
          <table:table-cell table:formula="of:=TIME( ; ;[.A1764]/1000)" office:value-type="time" office:time-value="PT07H49M51.17S" calcext:value-type="time">
            <text:p>07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865.67" calcext:value-type="float">
            <text:p>1865.67</text:p>
          </table:table-cell>
          <table:table-cell office:value-type="float" office:value="2234.53" calcext:value-type="float">
            <text:p>2234.53</text:p>
          </table:table-cell>
        </table:table-row>
        <table:table-row table:style-name="ro1">
          <table:table-cell office:value-type="float" office:value="28207170" calcext:value-type="float">
            <text:p>28207170</text:p>
          </table:table-cell>
          <table:table-cell table:formula="of:=TIME( ; ;[.A1765]/1000)" office:value-type="time" office:time-value="PT07H50M07.17S" calcext:value-type="time">
            <text:p>07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866.71" calcext:value-type="float">
            <text:p>1866.71</text:p>
          </table:table-cell>
          <table:table-cell office:value-type="float" office:value="2235.74" calcext:value-type="float">
            <text:p>2235.74</text:p>
          </table:table-cell>
        </table:table-row>
        <table:table-row table:style-name="ro1">
          <table:table-cell office:value-type="float" office:value="28223170" calcext:value-type="float">
            <text:p>28223170</text:p>
          </table:table-cell>
          <table:table-cell table:formula="of:=TIME( ; ;[.A1766]/1000)" office:value-type="time" office:time-value="PT07H50M23.17S" calcext:value-type="time">
            <text:p>07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8" calcext:value-type="float">
            <text:p>272.8</text:p>
          </table:table-cell>
          <table:table-cell office:value-type="float" office:value="1867.74" calcext:value-type="float">
            <text:p>1867.74</text:p>
          </table:table-cell>
          <table:table-cell office:value-type="float" office:value="2236.96" calcext:value-type="float">
            <text:p>2236.96</text:p>
          </table:table-cell>
        </table:table-row>
        <table:table-row table:style-name="ro1">
          <table:table-cell office:value-type="float" office:value="28239170" calcext:value-type="float">
            <text:p>28239170</text:p>
          </table:table-cell>
          <table:table-cell table:formula="of:=TIME( ; ;[.A1767]/1000)" office:value-type="time" office:time-value="PT07H50M39.17S" calcext:value-type="time">
            <text:p>07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868.78" calcext:value-type="float">
            <text:p>1868.78</text:p>
          </table:table-cell>
          <table:table-cell office:value-type="float" office:value="2238.17" calcext:value-type="float">
            <text:p>2238.17</text:p>
          </table:table-cell>
        </table:table-row>
        <table:table-row table:style-name="ro1">
          <table:table-cell office:value-type="float" office:value="28255170" calcext:value-type="float">
            <text:p>28255170</text:p>
          </table:table-cell>
          <table:table-cell table:formula="of:=TIME( ; ;[.A1768]/1000)" office:value-type="time" office:time-value="PT07H50M55.17S" calcext:value-type="time">
            <text:p>07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8" calcext:value-type="float">
            <text:p>272.8</text:p>
          </table:table-cell>
          <table:table-cell office:value-type="float" office:value="1869.81" calcext:value-type="float">
            <text:p>1869.81</text:p>
          </table:table-cell>
          <table:table-cell office:value-type="float" office:value="2239.38" calcext:value-type="float">
            <text:p>2239.38</text:p>
          </table:table-cell>
        </table:table-row>
        <table:table-row table:style-name="ro1">
          <table:table-cell office:value-type="float" office:value="28271170" calcext:value-type="float">
            <text:p>28271170</text:p>
          </table:table-cell>
          <table:table-cell table:formula="of:=TIME( ; ;[.A1769]/1000)" office:value-type="time" office:time-value="PT07H51M11.17S" calcext:value-type="time">
            <text:p>07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870.85" calcext:value-type="float">
            <text:p>1870.85</text:p>
          </table:table-cell>
          <table:table-cell office:value-type="float" office:value="2240.59" calcext:value-type="float">
            <text:p>2240.59</text:p>
          </table:table-cell>
        </table:table-row>
        <table:table-row table:style-name="ro1">
          <table:table-cell office:value-type="float" office:value="28287170" calcext:value-type="float">
            <text:p>28287170</text:p>
          </table:table-cell>
          <table:table-cell table:formula="of:=TIME( ; ;[.A1770]/1000)" office:value-type="time" office:time-value="PT07H51M27.17S" calcext:value-type="time">
            <text:p>07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871.88" calcext:value-type="float">
            <text:p>1871.88</text:p>
          </table:table-cell>
          <table:table-cell office:value-type="float" office:value="2241.8" calcext:value-type="float">
            <text:p>2241.8</text:p>
          </table:table-cell>
        </table:table-row>
        <table:table-row table:style-name="ro1">
          <table:table-cell office:value-type="float" office:value="28303170" calcext:value-type="float">
            <text:p>28303170</text:p>
          </table:table-cell>
          <table:table-cell table:formula="of:=TIME( ; ;[.A1771]/1000)" office:value-type="time" office:time-value="PT07H51M43.17S" calcext:value-type="time">
            <text:p>07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872.92" calcext:value-type="float">
            <text:p>1872.92</text:p>
          </table:table-cell>
          <table:table-cell office:value-type="float" office:value="2243.01" calcext:value-type="float">
            <text:p>2243.01</text:p>
          </table:table-cell>
        </table:table-row>
        <table:table-row table:style-name="ro1">
          <table:table-cell office:value-type="float" office:value="28319170" calcext:value-type="float">
            <text:p>28319170</text:p>
          </table:table-cell>
          <table:table-cell table:formula="of:=TIME( ; ;[.A1772]/1000)" office:value-type="time" office:time-value="PT07H51M59.17S" calcext:value-type="time">
            <text:p>07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5" calcext:value-type="float">
            <text:p>271.75</text:p>
          </table:table-cell>
          <table:table-cell office:value-type="float" office:value="1873.95" calcext:value-type="float">
            <text:p>1873.95</text:p>
          </table:table-cell>
          <table:table-cell office:value-type="float" office:value="2244.22" calcext:value-type="float">
            <text:p>2244.22</text:p>
          </table:table-cell>
        </table:table-row>
        <table:table-row table:style-name="ro1">
          <table:table-cell office:value-type="float" office:value="28335170" calcext:value-type="float">
            <text:p>28335170</text:p>
          </table:table-cell>
          <table:table-cell table:formula="of:=TIME( ; ;[.A1773]/1000)" office:value-type="time" office:time-value="PT07H52M15.17S" calcext:value-type="time">
            <text:p>07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874.99" calcext:value-type="float">
            <text:p>1874.99</text:p>
          </table:table-cell>
          <table:table-cell office:value-type="float" office:value="2245.43" calcext:value-type="float">
            <text:p>2245.43</text:p>
          </table:table-cell>
        </table:table-row>
        <table:table-row table:style-name="ro1">
          <table:table-cell office:value-type="float" office:value="28351170" calcext:value-type="float">
            <text:p>28351170</text:p>
          </table:table-cell>
          <table:table-cell table:formula="of:=TIME( ; ;[.A1774]/1000)" office:value-type="time" office:time-value="PT07H52M31.17S" calcext:value-type="time">
            <text:p>07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876.02" calcext:value-type="float">
            <text:p>1876.02</text:p>
          </table:table-cell>
          <table:table-cell office:value-type="float" office:value="2246.64" calcext:value-type="float">
            <text:p>2246.64</text:p>
          </table:table-cell>
        </table:table-row>
        <table:table-row table:style-name="ro1">
          <table:table-cell office:value-type="float" office:value="28367170" calcext:value-type="float">
            <text:p>28367170</text:p>
          </table:table-cell>
          <table:table-cell table:formula="of:=TIME( ; ;[.A1775]/1000)" office:value-type="time" office:time-value="PT07H52M47.17S" calcext:value-type="time">
            <text:p>07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877.06" calcext:value-type="float">
            <text:p>1877.06</text:p>
          </table:table-cell>
          <table:table-cell office:value-type="float" office:value="2247.85" calcext:value-type="float">
            <text:p>2247.85</text:p>
          </table:table-cell>
        </table:table-row>
        <table:table-row table:style-name="ro1">
          <table:table-cell office:value-type="float" office:value="28383170" calcext:value-type="float">
            <text:p>28383170</text:p>
          </table:table-cell>
          <table:table-cell table:formula="of:=TIME( ; ;[.A1776]/1000)" office:value-type="time" office:time-value="PT07H53M03.17S" calcext:value-type="time">
            <text:p>07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878.09" calcext:value-type="float">
            <text:p>1878.09</text:p>
          </table:table-cell>
          <table:table-cell office:value-type="float" office:value="2249.06" calcext:value-type="float">
            <text:p>2249.06</text:p>
          </table:table-cell>
        </table:table-row>
        <table:table-row table:style-name="ro1">
          <table:table-cell office:value-type="float" office:value="28399170" calcext:value-type="float">
            <text:p>28399170</text:p>
          </table:table-cell>
          <table:table-cell table:formula="of:=TIME( ; ;[.A1777]/1000)" office:value-type="time" office:time-value="PT07H53M19.17S" calcext:value-type="time">
            <text:p>07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879.13" calcext:value-type="float">
            <text:p>1879.13</text:p>
          </table:table-cell>
          <table:table-cell office:value-type="float" office:value="2250.27" calcext:value-type="float">
            <text:p>2250.27</text:p>
          </table:table-cell>
        </table:table-row>
        <table:table-row table:style-name="ro1">
          <table:table-cell office:value-type="float" office:value="28415170" calcext:value-type="float">
            <text:p>28415170</text:p>
          </table:table-cell>
          <table:table-cell table:formula="of:=TIME( ; ;[.A1778]/1000)" office:value-type="time" office:time-value="PT07H53M35.17S" calcext:value-type="time">
            <text:p>07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880.16" calcext:value-type="float">
            <text:p>1880.16</text:p>
          </table:table-cell>
          <table:table-cell office:value-type="float" office:value="2251.48" calcext:value-type="float">
            <text:p>2251.48</text:p>
          </table:table-cell>
        </table:table-row>
        <table:table-row table:style-name="ro1">
          <table:table-cell office:value-type="float" office:value="28431170" calcext:value-type="float">
            <text:p>28431170</text:p>
          </table:table-cell>
          <table:table-cell table:formula="of:=TIME( ; ;[.A1779]/1000)" office:value-type="time" office:time-value="PT07H53M51.17S" calcext:value-type="time">
            <text:p>07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3" calcext:value-type="float">
            <text:p>271.63</text:p>
          </table:table-cell>
          <table:table-cell office:value-type="float" office:value="1881.2" calcext:value-type="float">
            <text:p>1881.2</text:p>
          </table:table-cell>
          <table:table-cell office:value-type="float" office:value="2252.69" calcext:value-type="float">
            <text:p>2252.69</text:p>
          </table:table-cell>
        </table:table-row>
        <table:table-row table:style-name="ro1">
          <table:table-cell office:value-type="float" office:value="28447170" calcext:value-type="float">
            <text:p>28447170</text:p>
          </table:table-cell>
          <table:table-cell table:formula="of:=TIME( ; ;[.A1780]/1000)" office:value-type="time" office:time-value="PT07H54M07.17S" calcext:value-type="time">
            <text:p>07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882.23" calcext:value-type="float">
            <text:p>1882.23</text:p>
          </table:table-cell>
          <table:table-cell office:value-type="float" office:value="2253.9" calcext:value-type="float">
            <text:p>2253.9</text:p>
          </table:table-cell>
        </table:table-row>
        <table:table-row table:style-name="ro1">
          <table:table-cell office:value-type="float" office:value="28463170" calcext:value-type="float">
            <text:p>28463170</text:p>
          </table:table-cell>
          <table:table-cell table:formula="of:=TIME( ; ;[.A1781]/1000)" office:value-type="time" office:time-value="PT07H54M23.17S" calcext:value-type="time">
            <text:p>07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883.27" calcext:value-type="float">
            <text:p>1883.27</text:p>
          </table:table-cell>
          <table:table-cell office:value-type="float" office:value="2255.1" calcext:value-type="float">
            <text:p>2255.1</text:p>
          </table:table-cell>
        </table:table-row>
        <table:table-row table:style-name="ro1">
          <table:table-cell office:value-type="float" office:value="28479170" calcext:value-type="float">
            <text:p>28479170</text:p>
          </table:table-cell>
          <table:table-cell table:formula="of:=TIME( ; ;[.A1782]/1000)" office:value-type="time" office:time-value="PT07H54M39.17S" calcext:value-type="time">
            <text:p>07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84.3" calcext:value-type="float">
            <text:p>1884.3</text:p>
          </table:table-cell>
          <table:table-cell office:value-type="float" office:value="2256.31" calcext:value-type="float">
            <text:p>2256.31</text:p>
          </table:table-cell>
        </table:table-row>
        <table:table-row table:style-name="ro1">
          <table:table-cell office:value-type="float" office:value="28495170" calcext:value-type="float">
            <text:p>28495170</text:p>
          </table:table-cell>
          <table:table-cell table:formula="of:=TIME( ; ;[.A1783]/1000)" office:value-type="time" office:time-value="PT07H54M55.17S" calcext:value-type="time">
            <text:p>07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85.34" calcext:value-type="float">
            <text:p>1885.34</text:p>
          </table:table-cell>
          <table:table-cell office:value-type="float" office:value="2257.52" calcext:value-type="float">
            <text:p>2257.52</text:p>
          </table:table-cell>
        </table:table-row>
        <table:table-row table:style-name="ro1">
          <table:table-cell office:value-type="float" office:value="28511170" calcext:value-type="float">
            <text:p>28511170</text:p>
          </table:table-cell>
          <table:table-cell table:formula="of:=TIME( ; ;[.A1784]/1000)" office:value-type="time" office:time-value="PT07H55M11.17S" calcext:value-type="time">
            <text:p>07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886.37" calcext:value-type="float">
            <text:p>1886.37</text:p>
          </table:table-cell>
          <table:table-cell office:value-type="float" office:value="2258.73" calcext:value-type="float">
            <text:p>2258.73</text:p>
          </table:table-cell>
        </table:table-row>
        <table:table-row table:style-name="ro1">
          <table:table-cell office:value-type="float" office:value="28527170" calcext:value-type="float">
            <text:p>28527170</text:p>
          </table:table-cell>
          <table:table-cell table:formula="of:=TIME( ; ;[.A1785]/1000)" office:value-type="time" office:time-value="PT07H55M27.17S" calcext:value-type="time">
            <text:p>07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887.41" calcext:value-type="float">
            <text:p>1887.41</text:p>
          </table:table-cell>
          <table:table-cell office:value-type="float" office:value="2259.93" calcext:value-type="float">
            <text:p>2259.93</text:p>
          </table:table-cell>
        </table:table-row>
        <table:table-row table:style-name="ro1">
          <table:table-cell office:value-type="float" office:value="28543170" calcext:value-type="float">
            <text:p>28543170</text:p>
          </table:table-cell>
          <table:table-cell table:formula="of:=TIME( ; ;[.A1786]/1000)" office:value-type="time" office:time-value="PT07H55M43.17S" calcext:value-type="time">
            <text:p>07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888.44" calcext:value-type="float">
            <text:p>1888.44</text:p>
          </table:table-cell>
          <table:table-cell office:value-type="float" office:value="2261.14" calcext:value-type="float">
            <text:p>2261.14</text:p>
          </table:table-cell>
        </table:table-row>
        <table:table-row table:style-name="ro1">
          <table:table-cell office:value-type="float" office:value="28559170" calcext:value-type="float">
            <text:p>28559170</text:p>
          </table:table-cell>
          <table:table-cell table:formula="of:=TIME( ; ;[.A1787]/1000)" office:value-type="time" office:time-value="PT07H55M59.17S" calcext:value-type="time">
            <text:p>07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889.47" calcext:value-type="float">
            <text:p>1889.47</text:p>
          </table:table-cell>
          <table:table-cell office:value-type="float" office:value="2262.35" calcext:value-type="float">
            <text:p>2262.35</text:p>
          </table:table-cell>
        </table:table-row>
        <table:table-row table:style-name="ro1">
          <table:table-cell office:value-type="float" office:value="28575170" calcext:value-type="float">
            <text:p>28575170</text:p>
          </table:table-cell>
          <table:table-cell table:formula="of:=TIME( ; ;[.A1788]/1000)" office:value-type="time" office:time-value="PT07H56M15.17S" calcext:value-type="time">
            <text:p>07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890.51" calcext:value-type="float">
            <text:p>1890.51</text:p>
          </table:table-cell>
          <table:table-cell office:value-type="float" office:value="2263.56" calcext:value-type="float">
            <text:p>2263.56</text:p>
          </table:table-cell>
        </table:table-row>
        <table:table-row table:style-name="ro1">
          <table:table-cell office:value-type="float" office:value="28591170" calcext:value-type="float">
            <text:p>28591170</text:p>
          </table:table-cell>
          <table:table-cell table:formula="of:=TIME( ; ;[.A1789]/1000)" office:value-type="time" office:time-value="PT07H56M31.17S" calcext:value-type="time">
            <text:p>07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891.54" calcext:value-type="float">
            <text:p>1891.54</text:p>
          </table:table-cell>
          <table:table-cell office:value-type="float" office:value="2264.76" calcext:value-type="float">
            <text:p>2264.76</text:p>
          </table:table-cell>
        </table:table-row>
        <table:table-row table:style-name="ro1">
          <table:table-cell office:value-type="float" office:value="28607170" calcext:value-type="float">
            <text:p>28607170</text:p>
          </table:table-cell>
          <table:table-cell table:formula="of:=TIME( ; ;[.A1790]/1000)" office:value-type="time" office:time-value="PT07H56M47.17S" calcext:value-type="time">
            <text:p>07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892.57" calcext:value-type="float">
            <text:p>1892.57</text:p>
          </table:table-cell>
          <table:table-cell office:value-type="float" office:value="2265.97" calcext:value-type="float">
            <text:p>2265.97</text:p>
          </table:table-cell>
        </table:table-row>
        <table:table-row table:style-name="ro1">
          <table:table-cell office:value-type="float" office:value="28623170" calcext:value-type="float">
            <text:p>28623170</text:p>
          </table:table-cell>
          <table:table-cell table:formula="of:=TIME( ; ;[.A1791]/1000)" office:value-type="time" office:time-value="PT07H57M03.17S" calcext:value-type="time">
            <text:p>07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893.61" calcext:value-type="float">
            <text:p>1893.61</text:p>
          </table:table-cell>
          <table:table-cell office:value-type="float" office:value="2267.18" calcext:value-type="float">
            <text:p>2267.18</text:p>
          </table:table-cell>
        </table:table-row>
        <table:table-row table:style-name="ro1">
          <table:table-cell office:value-type="float" office:value="28639170" calcext:value-type="float">
            <text:p>28639170</text:p>
          </table:table-cell>
          <table:table-cell table:formula="of:=TIME( ; ;[.A1792]/1000)" office:value-type="time" office:time-value="PT07H57M19.17S" calcext:value-type="time">
            <text:p>07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894.64" calcext:value-type="float">
            <text:p>1894.64</text:p>
          </table:table-cell>
          <table:table-cell office:value-type="float" office:value="2268.38" calcext:value-type="float">
            <text:p>2268.38</text:p>
          </table:table-cell>
        </table:table-row>
        <table:table-row table:style-name="ro1">
          <table:table-cell office:value-type="float" office:value="28655170" calcext:value-type="float">
            <text:p>28655170</text:p>
          </table:table-cell>
          <table:table-cell table:formula="of:=TIME( ; ;[.A1793]/1000)" office:value-type="time" office:time-value="PT07H57M35.17S" calcext:value-type="time">
            <text:p>07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895.67" calcext:value-type="float">
            <text:p>1895.67</text:p>
          </table:table-cell>
          <table:table-cell office:value-type="float" office:value="2269.59" calcext:value-type="float">
            <text:p>2269.59</text:p>
          </table:table-cell>
        </table:table-row>
        <table:table-row table:style-name="ro1">
          <table:table-cell office:value-type="float" office:value="28671170" calcext:value-type="float">
            <text:p>28671170</text:p>
          </table:table-cell>
          <table:table-cell table:formula="of:=TIME( ; ;[.A1794]/1000)" office:value-type="time" office:time-value="PT07H57M51.17S" calcext:value-type="time">
            <text:p>07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896.71" calcext:value-type="float">
            <text:p>1896.71</text:p>
          </table:table-cell>
          <table:table-cell office:value-type="float" office:value="2270.8" calcext:value-type="float">
            <text:p>2270.8</text:p>
          </table:table-cell>
        </table:table-row>
        <table:table-row table:style-name="ro1">
          <table:table-cell office:value-type="float" office:value="28687170" calcext:value-type="float">
            <text:p>28687170</text:p>
          </table:table-cell>
          <table:table-cell table:formula="of:=TIME( ; ;[.A1795]/1000)" office:value-type="time" office:time-value="PT07H58M07.17S" calcext:value-type="time">
            <text:p>07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897.74" calcext:value-type="float">
            <text:p>1897.74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8703170" calcext:value-type="float">
            <text:p>28703170</text:p>
          </table:table-cell>
          <table:table-cell table:formula="of:=TIME( ; ;[.A1796]/1000)" office:value-type="time" office:time-value="PT07H58M23.17S" calcext:value-type="time">
            <text:p>07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898.77" calcext:value-type="float">
            <text:p>1898.77</text:p>
          </table:table-cell>
          <table:table-cell office:value-type="float" office:value="2273.21" calcext:value-type="float">
            <text:p>2273.21</text:p>
          </table:table-cell>
        </table:table-row>
        <table:table-row table:style-name="ro1">
          <table:table-cell office:value-type="float" office:value="28719170" calcext:value-type="float">
            <text:p>28719170</text:p>
          </table:table-cell>
          <table:table-cell table:formula="of:=TIME( ; ;[.A1797]/1000)" office:value-type="time" office:time-value="PT07H58M39.17S" calcext:value-type="time">
            <text:p>07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899.81" calcext:value-type="float">
            <text:p>1899.81</text:p>
          </table:table-cell>
          <table:table-cell office:value-type="float" office:value="2274.42" calcext:value-type="float">
            <text:p>2274.42</text:p>
          </table:table-cell>
        </table:table-row>
        <table:table-row table:style-name="ro1">
          <table:table-cell office:value-type="float" office:value="28735170" calcext:value-type="float">
            <text:p>28735170</text:p>
          </table:table-cell>
          <table:table-cell table:formula="of:=TIME( ; ;[.A1798]/1000)" office:value-type="time" office:time-value="PT07H58M55.17S" calcext:value-type="time">
            <text:p>07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900.84" calcext:value-type="float">
            <text:p>1900.84</text:p>
          </table:table-cell>
          <table:table-cell office:value-type="float" office:value="2275.62" calcext:value-type="float">
            <text:p>2275.62</text:p>
          </table:table-cell>
        </table:table-row>
        <table:table-row table:style-name="ro1">
          <table:table-cell office:value-type="float" office:value="28751170" calcext:value-type="float">
            <text:p>28751170</text:p>
          </table:table-cell>
          <table:table-cell table:formula="of:=TIME( ; ;[.A1799]/1000)" office:value-type="time" office:time-value="PT07H59M11.17S" calcext:value-type="time">
            <text:p>07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901.87" calcext:value-type="float">
            <text:p>1901.87</text:p>
          </table:table-cell>
          <table:table-cell office:value-type="float" office:value="2276.83" calcext:value-type="float">
            <text:p>2276.83</text:p>
          </table:table-cell>
        </table:table-row>
        <table:table-row table:style-name="ro1">
          <table:table-cell office:value-type="float" office:value="28767170" calcext:value-type="float">
            <text:p>28767170</text:p>
          </table:table-cell>
          <table:table-cell table:formula="of:=TIME( ; ;[.A1800]/1000)" office:value-type="time" office:time-value="PT07H59M27.17S" calcext:value-type="time">
            <text:p>07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902.91" calcext:value-type="float">
            <text:p>1902.91</text:p>
          </table:table-cell>
          <table:table-cell office:value-type="float" office:value="2278.04" calcext:value-type="float">
            <text:p>2278.04</text:p>
          </table:table-cell>
        </table:table-row>
        <table:table-row table:style-name="ro1">
          <table:table-cell office:value-type="float" office:value="28783170" calcext:value-type="float">
            <text:p>28783170</text:p>
          </table:table-cell>
          <table:table-cell table:formula="of:=TIME( ; ;[.A1801]/1000)" office:value-type="time" office:time-value="PT07H59M43.17S" calcext:value-type="time">
            <text:p>07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1903.94" calcext:value-type="float">
            <text:p>1903.94</text:p>
          </table:table-cell>
          <table:table-cell office:value-type="float" office:value="2279.24" calcext:value-type="float">
            <text:p>2279.24</text:p>
          </table:table-cell>
        </table:table-row>
        <table:table-row table:style-name="ro1">
          <table:table-cell office:value-type="float" office:value="28799170" calcext:value-type="float">
            <text:p>28799170</text:p>
          </table:table-cell>
          <table:table-cell table:formula="of:=TIME( ; ;[.A1802]/1000)" office:value-type="time" office:time-value="PT07H59M59.17S" calcext:value-type="time">
            <text:p>07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904.97" calcext:value-type="float">
            <text:p>1904.97</text:p>
          </table:table-cell>
          <table:table-cell office:value-type="float" office:value="2280.45" calcext:value-type="float">
            <text:p>2280.45</text:p>
          </table:table-cell>
        </table:table-row>
        <table:table-row table:style-name="ro1">
          <table:table-cell office:value-type="float" office:value="28815170" calcext:value-type="float">
            <text:p>28815170</text:p>
          </table:table-cell>
          <table:table-cell table:formula="of:=TIME( ; ;[.A1803]/1000)" office:value-type="time" office:time-value="PT08H00M15.17S" calcext:value-type="time">
            <text:p>08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906" calcext:value-type="float">
            <text:p>1906</text:p>
          </table:table-cell>
          <table:table-cell office:value-type="float" office:value="2281.66" calcext:value-type="float">
            <text:p>2281.66</text:p>
          </table:table-cell>
        </table:table-row>
        <table:table-row table:style-name="ro1">
          <table:table-cell office:value-type="float" office:value="28831170" calcext:value-type="float">
            <text:p>28831170</text:p>
          </table:table-cell>
          <table:table-cell table:formula="of:=TIME( ; ;[.A1804]/1000)" office:value-type="time" office:time-value="PT08H00M31.17S" calcext:value-type="time">
            <text:p>08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907.04" calcext:value-type="float">
            <text:p>1907.04</text:p>
          </table:table-cell>
          <table:table-cell office:value-type="float" office:value="2282.86" calcext:value-type="float">
            <text:p>2282.86</text:p>
          </table:table-cell>
        </table:table-row>
        <table:table-row table:style-name="ro1">
          <table:table-cell office:value-type="float" office:value="28847170" calcext:value-type="float">
            <text:p>28847170</text:p>
          </table:table-cell>
          <table:table-cell table:formula="of:=TIME( ; ;[.A1805]/1000)" office:value-type="time" office:time-value="PT08H00M47.17S" calcext:value-type="time">
            <text:p>08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908.07" calcext:value-type="float">
            <text:p>1908.07</text:p>
          </table:table-cell>
          <table:table-cell office:value-type="float" office:value="2284.07" calcext:value-type="float">
            <text:p>2284.07</text:p>
          </table:table-cell>
        </table:table-row>
        <table:table-row table:style-name="ro1">
          <table:table-cell office:value-type="float" office:value="28863170" calcext:value-type="float">
            <text:p>28863170</text:p>
          </table:table-cell>
          <table:table-cell table:formula="of:=TIME( ; ;[.A1806]/1000)" office:value-type="time" office:time-value="PT08H01M03.17S" calcext:value-type="time">
            <text:p>08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909.1" calcext:value-type="float">
            <text:p>1909.1</text:p>
          </table:table-cell>
          <table:table-cell office:value-type="float" office:value="2285.27" calcext:value-type="float">
            <text:p>2285.27</text:p>
          </table:table-cell>
        </table:table-row>
        <table:table-row table:style-name="ro1">
          <table:table-cell office:value-type="float" office:value="28879170" calcext:value-type="float">
            <text:p>28879170</text:p>
          </table:table-cell>
          <table:table-cell table:formula="of:=TIME( ; ;[.A1807]/1000)" office:value-type="time" office:time-value="PT08H01M19.17S" calcext:value-type="time">
            <text:p>08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910.14" calcext:value-type="float">
            <text:p>1910.14</text:p>
          </table:table-cell>
          <table:table-cell office:value-type="float" office:value="2286.48" calcext:value-type="float">
            <text:p>2286.48</text:p>
          </table:table-cell>
        </table:table-row>
        <table:table-row table:style-name="ro1">
          <table:table-cell office:value-type="float" office:value="28895170" calcext:value-type="float">
            <text:p>28895170</text:p>
          </table:table-cell>
          <table:table-cell table:formula="of:=TIME( ; ;[.A1808]/1000)" office:value-type="time" office:time-value="PT08H01M35.17S" calcext:value-type="time">
            <text:p>08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11.17" calcext:value-type="float">
            <text:p>1911.17</text:p>
          </table:table-cell>
          <table:table-cell office:value-type="float" office:value="2287.68" calcext:value-type="float">
            <text:p>2287.68</text:p>
          </table:table-cell>
        </table:table-row>
        <table:table-row table:style-name="ro1">
          <table:table-cell office:value-type="float" office:value="28911170" calcext:value-type="float">
            <text:p>28911170</text:p>
          </table:table-cell>
          <table:table-cell table:formula="of:=TIME( ; ;[.A1809]/1000)" office:value-type="time" office:time-value="PT08H01M51.17S" calcext:value-type="time">
            <text:p>08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12.2" calcext:value-type="float">
            <text:p>1912.2</text:p>
          </table:table-cell>
          <table:table-cell office:value-type="float" office:value="2288.89" calcext:value-type="float">
            <text:p>2288.89</text:p>
          </table:table-cell>
        </table:table-row>
        <table:table-row table:style-name="ro1">
          <table:table-cell office:value-type="float" office:value="28927170" calcext:value-type="float">
            <text:p>28927170</text:p>
          </table:table-cell>
          <table:table-cell table:formula="of:=TIME( ; ;[.A1810]/1000)" office:value-type="time" office:time-value="PT08H02M07.17S" calcext:value-type="time">
            <text:p>08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13.23" calcext:value-type="float">
            <text:p>1913.23</text:p>
          </table:table-cell>
          <table:table-cell office:value-type="float" office:value="2290.09" calcext:value-type="float">
            <text:p>2290.09</text:p>
          </table:table-cell>
        </table:table-row>
        <table:table-row table:style-name="ro1">
          <table:table-cell office:value-type="float" office:value="28943170" calcext:value-type="float">
            <text:p>28943170</text:p>
          </table:table-cell>
          <table:table-cell table:formula="of:=TIME( ; ;[.A1811]/1000)" office:value-type="time" office:time-value="PT08H02M23.17S" calcext:value-type="time">
            <text:p>08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14.26" calcext:value-type="float">
            <text:p>1914.26</text:p>
          </table:table-cell>
          <table:table-cell office:value-type="float" office:value="2291.29" calcext:value-type="float">
            <text:p>2291.29</text:p>
          </table:table-cell>
        </table:table-row>
        <table:table-row table:style-name="ro1">
          <table:table-cell office:value-type="float" office:value="28959170" calcext:value-type="float">
            <text:p>28959170</text:p>
          </table:table-cell>
          <table:table-cell table:formula="of:=TIME( ; ;[.A1812]/1000)" office:value-type="time" office:time-value="PT08H02M39.17S" calcext:value-type="time">
            <text:p>08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15.29" calcext:value-type="float">
            <text:p>1915.29</text:p>
          </table:table-cell>
          <table:table-cell office:value-type="float" office:value="2292.5" calcext:value-type="float">
            <text:p>2292.5</text:p>
          </table:table-cell>
        </table:table-row>
        <table:table-row table:style-name="ro1">
          <table:table-cell office:value-type="float" office:value="28975170" calcext:value-type="float">
            <text:p>28975170</text:p>
          </table:table-cell>
          <table:table-cell table:formula="of:=TIME( ; ;[.A1813]/1000)" office:value-type="time" office:time-value="PT08H02M55.17S" calcext:value-type="time">
            <text:p>08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916.33" calcext:value-type="float">
            <text:p>1916.33</text:p>
          </table:table-cell>
          <table:table-cell office:value-type="float" office:value="2293.7" calcext:value-type="float">
            <text:p>2293.7</text:p>
          </table:table-cell>
        </table:table-row>
        <table:table-row table:style-name="ro1">
          <table:table-cell office:value-type="float" office:value="28991170" calcext:value-type="float">
            <text:p>28991170</text:p>
          </table:table-cell>
          <table:table-cell table:formula="of:=TIME( ; ;[.A1814]/1000)" office:value-type="time" office:time-value="PT08H03M11.17S" calcext:value-type="time">
            <text:p>08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917.36" calcext:value-type="float">
            <text:p>1917.36</text:p>
          </table:table-cell>
          <table:table-cell office:value-type="float" office:value="2294.9" calcext:value-type="float">
            <text:p>2294.9</text:p>
          </table:table-cell>
        </table:table-row>
        <table:table-row table:style-name="ro1">
          <table:table-cell office:value-type="float" office:value="29007170" calcext:value-type="float">
            <text:p>29007170</text:p>
          </table:table-cell>
          <table:table-cell table:formula="of:=TIME( ; ;[.A1815]/1000)" office:value-type="time" office:time-value="PT08H03M27.17S" calcext:value-type="time">
            <text:p>08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918.39" calcext:value-type="float">
            <text:p>1918.39</text:p>
          </table:table-cell>
          <table:table-cell office:value-type="float" office:value="2296.11" calcext:value-type="float">
            <text:p>2296.11</text:p>
          </table:table-cell>
        </table:table-row>
        <table:table-row table:style-name="ro1">
          <table:table-cell office:value-type="float" office:value="29023170" calcext:value-type="float">
            <text:p>29023170</text:p>
          </table:table-cell>
          <table:table-cell table:formula="of:=TIME( ; ;[.A1816]/1000)" office:value-type="time" office:time-value="PT08H03M43.17S" calcext:value-type="time">
            <text:p>08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919.42" calcext:value-type="float">
            <text:p>1919.42</text:p>
          </table:table-cell>
          <table:table-cell office:value-type="float" office:value="2297.31" calcext:value-type="float">
            <text:p>2297.31</text:p>
          </table:table-cell>
        </table:table-row>
        <table:table-row table:style-name="ro1">
          <table:table-cell office:value-type="float" office:value="29039170" calcext:value-type="float">
            <text:p>29039170</text:p>
          </table:table-cell>
          <table:table-cell table:formula="of:=TIME( ; ;[.A1817]/1000)" office:value-type="time" office:time-value="PT08H03M59.17S" calcext:value-type="time">
            <text:p>08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920.45" calcext:value-type="float">
            <text:p>1920.45</text:p>
          </table:table-cell>
          <table:table-cell office:value-type="float" office:value="2298.51" calcext:value-type="float">
            <text:p>2298.51</text:p>
          </table:table-cell>
        </table:table-row>
        <table:table-row table:style-name="ro1">
          <table:table-cell office:value-type="float" office:value="29055170" calcext:value-type="float">
            <text:p>29055170</text:p>
          </table:table-cell>
          <table:table-cell table:formula="of:=TIME( ; ;[.A1818]/1000)" office:value-type="time" office:time-value="PT08H04M15.17S" calcext:value-type="time">
            <text:p>08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21.48" calcext:value-type="float">
            <text:p>1921.48</text:p>
          </table:table-cell>
          <table:table-cell office:value-type="float" office:value="2299.71" calcext:value-type="float">
            <text:p>2299.71</text:p>
          </table:table-cell>
        </table:table-row>
        <table:table-row table:style-name="ro1">
          <table:table-cell office:value-type="float" office:value="29071170" calcext:value-type="float">
            <text:p>29071170</text:p>
          </table:table-cell>
          <table:table-cell table:formula="of:=TIME( ; ;[.A1819]/1000)" office:value-type="time" office:time-value="PT08H04M31.17S" calcext:value-type="time">
            <text:p>08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22.51" calcext:value-type="float">
            <text:p>1922.51</text:p>
          </table:table-cell>
          <table:table-cell office:value-type="float" office:value="2300.92" calcext:value-type="float">
            <text:p>2300.92</text:p>
          </table:table-cell>
        </table:table-row>
        <table:table-row table:style-name="ro1">
          <table:table-cell office:value-type="float" office:value="29087170" calcext:value-type="float">
            <text:p>29087170</text:p>
          </table:table-cell>
          <table:table-cell table:formula="of:=TIME( ; ;[.A1820]/1000)" office:value-type="time" office:time-value="PT08H04M47.17S" calcext:value-type="time">
            <text:p>08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923.55" calcext:value-type="float">
            <text:p>1923.55</text:p>
          </table:table-cell>
          <table:table-cell office:value-type="float" office:value="2302.12" calcext:value-type="float">
            <text:p>2302.12</text:p>
          </table:table-cell>
        </table:table-row>
        <table:table-row table:style-name="ro1">
          <table:table-cell office:value-type="float" office:value="29103170" calcext:value-type="float">
            <text:p>29103170</text:p>
          </table:table-cell>
          <table:table-cell table:formula="of:=TIME( ; ;[.A1821]/1000)" office:value-type="time" office:time-value="PT08H05M03.17S" calcext:value-type="time">
            <text:p>08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924.58" calcext:value-type="float">
            <text:p>1924.58</text:p>
          </table:table-cell>
          <table:table-cell office:value-type="float" office:value="2303.32" calcext:value-type="float">
            <text:p>2303.32</text:p>
          </table:table-cell>
        </table:table-row>
        <table:table-row table:style-name="ro1">
          <table:table-cell office:value-type="float" office:value="29119170" calcext:value-type="float">
            <text:p>29119170</text:p>
          </table:table-cell>
          <table:table-cell table:formula="of:=TIME( ; ;[.A1822]/1000)" office:value-type="time" office:time-value="PT08H05M19.17S" calcext:value-type="time">
            <text:p>08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925.61" calcext:value-type="float">
            <text:p>1925.61</text:p>
          </table:table-cell>
          <table:table-cell office:value-type="float" office:value="2304.52" calcext:value-type="float">
            <text:p>2304.52</text:p>
          </table:table-cell>
        </table:table-row>
        <table:table-row table:style-name="ro1">
          <table:table-cell office:value-type="float" office:value="29135170" calcext:value-type="float">
            <text:p>29135170</text:p>
          </table:table-cell>
          <table:table-cell table:formula="of:=TIME( ; ;[.A1823]/1000)" office:value-type="time" office:time-value="PT08H05M35.17S" calcext:value-type="time">
            <text:p>08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926.64" calcext:value-type="float">
            <text:p>1926.64</text:p>
          </table:table-cell>
          <table:table-cell office:value-type="float" office:value="2305.72" calcext:value-type="float">
            <text:p>2305.72</text:p>
          </table:table-cell>
        </table:table-row>
        <table:table-row table:style-name="ro1">
          <table:table-cell office:value-type="float" office:value="29151170" calcext:value-type="float">
            <text:p>29151170</text:p>
          </table:table-cell>
          <table:table-cell table:formula="of:=TIME( ; ;[.A1824]/1000)" office:value-type="time" office:time-value="PT08H05M51.17S" calcext:value-type="time">
            <text:p>08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5" calcext:value-type="float">
            <text:p>269.75</text:p>
          </table:table-cell>
          <table:table-cell office:value-type="float" office:value="1927.67" calcext:value-type="float">
            <text:p>1927.67</text:p>
          </table:table-cell>
          <table:table-cell office:value-type="float" office:value="2306.92" calcext:value-type="float">
            <text:p>2306.92</text:p>
          </table:table-cell>
        </table:table-row>
        <table:table-row table:style-name="ro1">
          <table:table-cell office:value-type="float" office:value="29167170" calcext:value-type="float">
            <text:p>29167170</text:p>
          </table:table-cell>
          <table:table-cell table:formula="of:=TIME( ; ;[.A1825]/1000)" office:value-type="time" office:time-value="PT08H06M07.17S" calcext:value-type="time">
            <text:p>08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928.7" calcext:value-type="float">
            <text:p>1928.7</text:p>
          </table:table-cell>
          <table:table-cell office:value-type="float" office:value="2308.12" calcext:value-type="float">
            <text:p>2308.12</text:p>
          </table:table-cell>
        </table:table-row>
        <table:table-row table:style-name="ro1">
          <table:table-cell office:value-type="float" office:value="29183170" calcext:value-type="float">
            <text:p>29183170</text:p>
          </table:table-cell>
          <table:table-cell table:formula="of:=TIME( ; ;[.A1826]/1000)" office:value-type="time" office:time-value="PT08H06M23.17S" calcext:value-type="time">
            <text:p>08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929.73" calcext:value-type="float">
            <text:p>1929.73</text:p>
          </table:table-cell>
          <table:table-cell office:value-type="float" office:value="2309.32" calcext:value-type="float">
            <text:p>2309.32</text:p>
          </table:table-cell>
        </table:table-row>
        <table:table-row table:style-name="ro1">
          <table:table-cell office:value-type="float" office:value="29199170" calcext:value-type="float">
            <text:p>29199170</text:p>
          </table:table-cell>
          <table:table-cell table:formula="of:=TIME( ; ;[.A1827]/1000)" office:value-type="time" office:time-value="PT08H06M39.17S" calcext:value-type="time">
            <text:p>08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930.76" calcext:value-type="float">
            <text:p>1930.76</text:p>
          </table:table-cell>
          <table:table-cell office:value-type="float" office:value="2310.52" calcext:value-type="float">
            <text:p>2310.52</text:p>
          </table:table-cell>
        </table:table-row>
        <table:table-row table:style-name="ro1">
          <table:table-cell office:value-type="float" office:value="29215170" calcext:value-type="float">
            <text:p>29215170</text:p>
          </table:table-cell>
          <table:table-cell table:formula="of:=TIME( ; ;[.A1828]/1000)" office:value-type="time" office:time-value="PT08H06M55.17S" calcext:value-type="time">
            <text:p>08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931.79" calcext:value-type="float">
            <text:p>1931.79</text:p>
          </table:table-cell>
          <table:table-cell office:value-type="float" office:value="2311.72" calcext:value-type="float">
            <text:p>2311.72</text:p>
          </table:table-cell>
        </table:table-row>
        <table:table-row table:style-name="ro1">
          <table:table-cell office:value-type="float" office:value="29231170" calcext:value-type="float">
            <text:p>29231170</text:p>
          </table:table-cell>
          <table:table-cell table:formula="of:=TIME( ; ;[.A1829]/1000)" office:value-type="time" office:time-value="PT08H07M11.17S" calcext:value-type="time">
            <text:p>08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932.82" calcext:value-type="float">
            <text:p>1932.82</text:p>
          </table:table-cell>
          <table:table-cell office:value-type="float" office:value="2312.92" calcext:value-type="float">
            <text:p>2312.92</text:p>
          </table:table-cell>
        </table:table-row>
        <table:table-row table:style-name="ro1">
          <table:table-cell office:value-type="float" office:value="29247170" calcext:value-type="float">
            <text:p>29247170</text:p>
          </table:table-cell>
          <table:table-cell table:formula="of:=TIME( ; ;[.A1830]/1000)" office:value-type="time" office:time-value="PT08H07M27.17S" calcext:value-type="time">
            <text:p>08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933.85" calcext:value-type="float">
            <text:p>1933.85</text:p>
          </table:table-cell>
          <table:table-cell office:value-type="float" office:value="2314.12" calcext:value-type="float">
            <text:p>2314.12</text:p>
          </table:table-cell>
        </table:table-row>
        <table:table-row table:style-name="ro1">
          <table:table-cell office:value-type="float" office:value="29263170" calcext:value-type="float">
            <text:p>29263170</text:p>
          </table:table-cell>
          <table:table-cell table:formula="of:=TIME( ; ;[.A1831]/1000)" office:value-type="time" office:time-value="PT08H07M43.17S" calcext:value-type="time">
            <text:p>08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934.88" calcext:value-type="float">
            <text:p>1934.88</text:p>
          </table:table-cell>
          <table:table-cell office:value-type="float" office:value="2315.32" calcext:value-type="float">
            <text:p>2315.32</text:p>
          </table:table-cell>
        </table:table-row>
        <table:table-row table:style-name="ro1">
          <table:table-cell office:value-type="float" office:value="29279170" calcext:value-type="float">
            <text:p>29279170</text:p>
          </table:table-cell>
          <table:table-cell table:formula="of:=TIME( ; ;[.A1832]/1000)" office:value-type="time" office:time-value="PT08H07M59.17S" calcext:value-type="time">
            <text:p>08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35.91" calcext:value-type="float">
            <text:p>1935.91</text:p>
          </table:table-cell>
          <table:table-cell office:value-type="float" office:value="2316.52" calcext:value-type="float">
            <text:p>2316.52</text:p>
          </table:table-cell>
        </table:table-row>
        <table:table-row table:style-name="ro1">
          <table:table-cell office:value-type="float" office:value="29295170" calcext:value-type="float">
            <text:p>29295170</text:p>
          </table:table-cell>
          <table:table-cell table:formula="of:=TIME( ; ;[.A1833]/1000)" office:value-type="time" office:time-value="PT08H08M15.17S" calcext:value-type="time">
            <text:p>08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936.94" calcext:value-type="float">
            <text:p>1936.94</text:p>
          </table:table-cell>
          <table:table-cell office:value-type="float" office:value="2317.72" calcext:value-type="float">
            <text:p>2317.72</text:p>
          </table:table-cell>
        </table:table-row>
        <table:table-row table:style-name="ro1">
          <table:table-cell office:value-type="float" office:value="29311170" calcext:value-type="float">
            <text:p>29311170</text:p>
          </table:table-cell>
          <table:table-cell table:formula="of:=TIME( ; ;[.A1834]/1000)" office:value-type="time" office:time-value="PT08H08M31.17S" calcext:value-type="time">
            <text:p>08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2" calcext:value-type="float">
            <text:p>269.62</text:p>
          </table:table-cell>
          <table:table-cell office:value-type="float" office:value="1937.97" calcext:value-type="float">
            <text:p>1937.97</text:p>
          </table:table-cell>
          <table:table-cell office:value-type="float" office:value="2318.91" calcext:value-type="float">
            <text:p>2318.91</text:p>
          </table:table-cell>
        </table:table-row>
        <table:table-row table:style-name="ro1">
          <table:table-cell office:value-type="float" office:value="29327170" calcext:value-type="float">
            <text:p>29327170</text:p>
          </table:table-cell>
          <table:table-cell table:formula="of:=TIME( ; ;[.A1835]/1000)" office:value-type="time" office:time-value="PT08H08M47.17S" calcext:value-type="time">
            <text:p>08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939" calcext:value-type="float">
            <text:p>1939</text:p>
          </table:table-cell>
          <table:table-cell office:value-type="float" office:value="2320.11" calcext:value-type="float">
            <text:p>2320.11</text:p>
          </table:table-cell>
        </table:table-row>
        <table:table-row table:style-name="ro1">
          <table:table-cell office:value-type="float" office:value="29343170" calcext:value-type="float">
            <text:p>29343170</text:p>
          </table:table-cell>
          <table:table-cell table:formula="of:=TIME( ; ;[.A1836]/1000)" office:value-type="time" office:time-value="PT08H09M03.17S" calcext:value-type="time">
            <text:p>08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940.03" calcext:value-type="float">
            <text:p>1940.03</text:p>
          </table:table-cell>
          <table:table-cell office:value-type="float" office:value="2321.31" calcext:value-type="float">
            <text:p>2321.31</text:p>
          </table:table-cell>
        </table:table-row>
        <table:table-row table:style-name="ro1">
          <table:table-cell office:value-type="float" office:value="29359170" calcext:value-type="float">
            <text:p>29359170</text:p>
          </table:table-cell>
          <table:table-cell table:formula="of:=TIME( ; ;[.A1837]/1000)" office:value-type="time" office:time-value="PT08H09M19.17S" calcext:value-type="time">
            <text:p>08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941.06" calcext:value-type="float">
            <text:p>1941.06</text:p>
          </table:table-cell>
          <table:table-cell office:value-type="float" office:value="2322.51" calcext:value-type="float">
            <text:p>2322.51</text:p>
          </table:table-cell>
        </table:table-row>
        <table:table-row table:style-name="ro1">
          <table:table-cell office:value-type="float" office:value="29375170" calcext:value-type="float">
            <text:p>29375170</text:p>
          </table:table-cell>
          <table:table-cell table:formula="of:=TIME( ; ;[.A1838]/1000)" office:value-type="time" office:time-value="PT08H09M35.17S" calcext:value-type="time">
            <text:p>08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942.09" calcext:value-type="float">
            <text:p>1942.09</text:p>
          </table:table-cell>
          <table:table-cell office:value-type="float" office:value="2323.71" calcext:value-type="float">
            <text:p>2323.71</text:p>
          </table:table-cell>
        </table:table-row>
        <table:table-row table:style-name="ro1">
          <table:table-cell office:value-type="float" office:value="29391170" calcext:value-type="float">
            <text:p>29391170</text:p>
          </table:table-cell>
          <table:table-cell table:formula="of:=TIME( ; ;[.A1839]/1000)" office:value-type="time" office:time-value="PT08H09M51.17S" calcext:value-type="time">
            <text:p>08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943.12" calcext:value-type="float">
            <text:p>1943.12</text:p>
          </table:table-cell>
          <table:table-cell office:value-type="float" office:value="2324.91" calcext:value-type="float">
            <text:p>2324.91</text:p>
          </table:table-cell>
        </table:table-row>
        <table:table-row table:style-name="ro1">
          <table:table-cell office:value-type="float" office:value="29407170" calcext:value-type="float">
            <text:p>29407170</text:p>
          </table:table-cell>
          <table:table-cell table:formula="of:=TIME( ; ;[.A1840]/1000)" office:value-type="time" office:time-value="PT08H10M07.17S" calcext:value-type="time">
            <text:p>08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944.15" calcext:value-type="float">
            <text:p>1944.15</text:p>
          </table:table-cell>
          <table:table-cell office:value-type="float" office:value="2326.11" calcext:value-type="float">
            <text:p>2326.11</text:p>
          </table:table-cell>
        </table:table-row>
        <table:table-row table:style-name="ro1">
          <table:table-cell office:value-type="float" office:value="29423170" calcext:value-type="float">
            <text:p>29423170</text:p>
          </table:table-cell>
          <table:table-cell table:formula="of:=TIME( ; ;[.A1841]/1000)" office:value-type="time" office:time-value="PT08H10M23.17S" calcext:value-type="time">
            <text:p>08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945.18" calcext:value-type="float">
            <text:p>1945.18</text:p>
          </table:table-cell>
          <table:table-cell office:value-type="float" office:value="2327.31" calcext:value-type="float">
            <text:p>2327.31</text:p>
          </table:table-cell>
        </table:table-row>
        <table:table-row table:style-name="ro1">
          <table:table-cell office:value-type="float" office:value="29439170" calcext:value-type="float">
            <text:p>29439170</text:p>
          </table:table-cell>
          <table:table-cell table:formula="of:=TIME( ; ;[.A1842]/1000)" office:value-type="time" office:time-value="PT08H10M39.17S" calcext:value-type="time">
            <text:p>08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946.21" calcext:value-type="float">
            <text:p>1946.21</text:p>
          </table:table-cell>
          <table:table-cell office:value-type="float" office:value="2328.5" calcext:value-type="float">
            <text:p>2328.5</text:p>
          </table:table-cell>
        </table:table-row>
        <table:table-row table:style-name="ro1">
          <table:table-cell office:value-type="float" office:value="29455170" calcext:value-type="float">
            <text:p>29455170</text:p>
          </table:table-cell>
          <table:table-cell table:formula="of:=TIME( ; ;[.A1843]/1000)" office:value-type="time" office:time-value="PT08H10M55.17S" calcext:value-type="time">
            <text:p>08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947.24" calcext:value-type="float">
            <text:p>1947.24</text:p>
          </table:table-cell>
          <table:table-cell office:value-type="float" office:value="2329.7" calcext:value-type="float">
            <text:p>2329.7</text:p>
          </table:table-cell>
        </table:table-row>
        <table:table-row table:style-name="ro1">
          <table:table-cell office:value-type="float" office:value="29471170" calcext:value-type="float">
            <text:p>29471170</text:p>
          </table:table-cell>
          <table:table-cell table:formula="of:=TIME( ; ;[.A1844]/1000)" office:value-type="time" office:time-value="PT08H11M11.17S" calcext:value-type="time">
            <text:p>08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948.26" calcext:value-type="float">
            <text:p>1948.26</text:p>
          </table:table-cell>
          <table:table-cell office:value-type="float" office:value="2330.89" calcext:value-type="float">
            <text:p>2330.89</text:p>
          </table:table-cell>
        </table:table-row>
        <table:table-row table:style-name="ro1">
          <table:table-cell office:value-type="float" office:value="29487170" calcext:value-type="float">
            <text:p>29487170</text:p>
          </table:table-cell>
          <table:table-cell table:formula="of:=TIME( ; ;[.A1845]/1000)" office:value-type="time" office:time-value="PT08H11M27.17S" calcext:value-type="time">
            <text:p>08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949.29" calcext:value-type="float">
            <text:p>1949.29</text:p>
          </table:table-cell>
          <table:table-cell office:value-type="float" office:value="2332.09" calcext:value-type="float">
            <text:p>2332.09</text:p>
          </table:table-cell>
        </table:table-row>
        <table:table-row table:style-name="ro1">
          <table:table-cell office:value-type="float" office:value="29503170" calcext:value-type="float">
            <text:p>29503170</text:p>
          </table:table-cell>
          <table:table-cell table:formula="of:=TIME( ; ;[.A1846]/1000)" office:value-type="time" office:time-value="PT08H11M43.17S" calcext:value-type="time">
            <text:p>08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50.32" calcext:value-type="float">
            <text:p>1950.32</text:p>
          </table:table-cell>
          <table:table-cell office:value-type="float" office:value="2333.28" calcext:value-type="float">
            <text:p>2333.28</text:p>
          </table:table-cell>
        </table:table-row>
        <table:table-row table:style-name="ro1">
          <table:table-cell office:value-type="float" office:value="29519170" calcext:value-type="float">
            <text:p>29519170</text:p>
          </table:table-cell>
          <table:table-cell table:formula="of:=TIME( ; ;[.A1847]/1000)" office:value-type="time" office:time-value="PT08H11M59.17S" calcext:value-type="time">
            <text:p>08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51.35" calcext:value-type="float">
            <text:p>1951.35</text:p>
          </table:table-cell>
          <table:table-cell office:value-type="float" office:value="2334.48" calcext:value-type="float">
            <text:p>2334.48</text:p>
          </table:table-cell>
        </table:table-row>
        <table:table-row table:style-name="ro1">
          <table:table-cell office:value-type="float" office:value="29535170" calcext:value-type="float">
            <text:p>29535170</text:p>
          </table:table-cell>
          <table:table-cell table:formula="of:=TIME( ; ;[.A1848]/1000)" office:value-type="time" office:time-value="PT08H12M15.17S" calcext:value-type="time">
            <text:p>08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52.38" calcext:value-type="float">
            <text:p>1952.38</text:p>
          </table:table-cell>
          <table:table-cell office:value-type="float" office:value="2335.67" calcext:value-type="float">
            <text:p>2335.67</text:p>
          </table:table-cell>
        </table:table-row>
        <table:table-row table:style-name="ro1">
          <table:table-cell office:value-type="float" office:value="29551170" calcext:value-type="float">
            <text:p>29551170</text:p>
          </table:table-cell>
          <table:table-cell table:formula="of:=TIME( ; ;[.A1849]/1000)" office:value-type="time" office:time-value="PT08H12M31.17S" calcext:value-type="time">
            <text:p>08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53.41" calcext:value-type="float">
            <text:p>1953.41</text:p>
          </table:table-cell>
          <table:table-cell office:value-type="float" office:value="2336.87" calcext:value-type="float">
            <text:p>2336.87</text:p>
          </table:table-cell>
        </table:table-row>
        <table:table-row table:style-name="ro1">
          <table:table-cell office:value-type="float" office:value="29567170" calcext:value-type="float">
            <text:p>29567170</text:p>
          </table:table-cell>
          <table:table-cell table:formula="of:=TIME( ; ;[.A1850]/1000)" office:value-type="time" office:time-value="PT08H12M47.17S" calcext:value-type="time">
            <text:p>08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954.44" calcext:value-type="float">
            <text:p>1954.44</text:p>
          </table:table-cell>
          <table:table-cell office:value-type="float" office:value="2338.06" calcext:value-type="float">
            <text:p>2338.06</text:p>
          </table:table-cell>
        </table:table-row>
        <table:table-row table:style-name="ro1">
          <table:table-cell office:value-type="float" office:value="29583170" calcext:value-type="float">
            <text:p>29583170</text:p>
          </table:table-cell>
          <table:table-cell table:formula="of:=TIME( ; ;[.A1851]/1000)" office:value-type="time" office:time-value="PT08H13M03.17S" calcext:value-type="time">
            <text:p>08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955.47" calcext:value-type="float">
            <text:p>1955.47</text:p>
          </table:table-cell>
          <table:table-cell office:value-type="float" office:value="2339.26" calcext:value-type="float">
            <text:p>2339.26</text:p>
          </table:table-cell>
        </table:table-row>
        <table:table-row table:style-name="ro1">
          <table:table-cell office:value-type="float" office:value="29599170" calcext:value-type="float">
            <text:p>29599170</text:p>
          </table:table-cell>
          <table:table-cell table:formula="of:=TIME( ; ;[.A1852]/1000)" office:value-type="time" office:time-value="PT08H13M19.17S" calcext:value-type="time">
            <text:p>08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956.49" calcext:value-type="float">
            <text:p>1956.49</text:p>
          </table:table-cell>
          <table:table-cell office:value-type="float" office:value="2340.45" calcext:value-type="float">
            <text:p>2340.45</text:p>
          </table:table-cell>
        </table:table-row>
        <table:table-row table:style-name="ro1">
          <table:table-cell office:value-type="float" office:value="29615170" calcext:value-type="float">
            <text:p>29615170</text:p>
          </table:table-cell>
          <table:table-cell table:formula="of:=TIME( ; ;[.A1853]/1000)" office:value-type="time" office:time-value="PT08H13M35.17S" calcext:value-type="time">
            <text:p>08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1957.52" calcext:value-type="float">
            <text:p>1957.52</text:p>
          </table:table-cell>
          <table:table-cell office:value-type="float" office:value="2341.65" calcext:value-type="float">
            <text:p>2341.65</text:p>
          </table:table-cell>
        </table:table-row>
        <table:table-row table:style-name="ro1">
          <table:table-cell office:value-type="float" office:value="29631170" calcext:value-type="float">
            <text:p>29631170</text:p>
          </table:table-cell>
          <table:table-cell table:formula="of:=TIME( ; ;[.A1854]/1000)" office:value-type="time" office:time-value="PT08H13M51.17S" calcext:value-type="time">
            <text:p>08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1958.55" calcext:value-type="float">
            <text:p>1958.55</text:p>
          </table:table-cell>
          <table:table-cell office:value-type="float" office:value="2342.84" calcext:value-type="float">
            <text:p>2342.84</text:p>
          </table:table-cell>
        </table:table-row>
        <table:table-row table:style-name="ro1">
          <table:table-cell office:value-type="float" office:value="29647170" calcext:value-type="float">
            <text:p>29647170</text:p>
          </table:table-cell>
          <table:table-cell table:formula="of:=TIME( ; ;[.A1855]/1000)" office:value-type="time" office:time-value="PT08H14M07.17S" calcext:value-type="time">
            <text:p>08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959.58" calcext:value-type="float">
            <text:p>1959.58</text:p>
          </table:table-cell>
          <table:table-cell office:value-type="float" office:value="2344.04" calcext:value-type="float">
            <text:p>2344.04</text:p>
          </table:table-cell>
        </table:table-row>
        <table:table-row table:style-name="ro1">
          <table:table-cell office:value-type="float" office:value="29663170" calcext:value-type="float">
            <text:p>29663170</text:p>
          </table:table-cell>
          <table:table-cell table:formula="of:=TIME( ; ;[.A1856]/1000)" office:value-type="time" office:time-value="PT08H14M23.17S" calcext:value-type="time">
            <text:p>08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960.6" calcext:value-type="float">
            <text:p>1960.6</text:p>
          </table:table-cell>
          <table:table-cell office:value-type="float" office:value="2345.23" calcext:value-type="float">
            <text:p>2345.23</text:p>
          </table:table-cell>
        </table:table-row>
        <table:table-row table:style-name="ro1">
          <table:table-cell office:value-type="float" office:value="29679170" calcext:value-type="float">
            <text:p>29679170</text:p>
          </table:table-cell>
          <table:table-cell table:formula="of:=TIME( ; ;[.A1857]/1000)" office:value-type="time" office:time-value="PT08H14M39.17S" calcext:value-type="time">
            <text:p>08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961.63" calcext:value-type="float">
            <text:p>1961.63</text:p>
          </table:table-cell>
          <table:table-cell office:value-type="float" office:value="2346.42" calcext:value-type="float">
            <text:p>2346.42</text:p>
          </table:table-cell>
        </table:table-row>
        <table:table-row table:style-name="ro1">
          <table:table-cell office:value-type="float" office:value="29695170" calcext:value-type="float">
            <text:p>29695170</text:p>
          </table:table-cell>
          <table:table-cell table:formula="of:=TIME( ; ;[.A1858]/1000)" office:value-type="time" office:time-value="PT08H14M55.17S" calcext:value-type="time">
            <text:p>08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962.66" calcext:value-type="float">
            <text:p>1962.66</text:p>
          </table:table-cell>
          <table:table-cell office:value-type="float" office:value="2347.61" calcext:value-type="float">
            <text:p>2347.61</text:p>
          </table:table-cell>
        </table:table-row>
        <table:table-row table:style-name="ro1">
          <table:table-cell office:value-type="float" office:value="29711170" calcext:value-type="float">
            <text:p>29711170</text:p>
          </table:table-cell>
          <table:table-cell table:formula="of:=TIME( ; ;[.A1859]/1000)" office:value-type="time" office:time-value="PT08H15M11.17S" calcext:value-type="time">
            <text:p>08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63.69" calcext:value-type="float">
            <text:p>1963.69</text:p>
          </table:table-cell>
          <table:table-cell office:value-type="float" office:value="2348.81" calcext:value-type="float">
            <text:p>2348.81</text:p>
          </table:table-cell>
        </table:table-row>
        <table:table-row table:style-name="ro1">
          <table:table-cell office:value-type="float" office:value="29727170" calcext:value-type="float">
            <text:p>29727170</text:p>
          </table:table-cell>
          <table:table-cell table:formula="of:=TIME( ; ;[.A1860]/1000)" office:value-type="time" office:time-value="PT08H15M27.17S" calcext:value-type="time">
            <text:p>08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964.71" calcext:value-type="float">
            <text:p>1964.71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9743170" calcext:value-type="float">
            <text:p>29743170</text:p>
          </table:table-cell>
          <table:table-cell table:formula="of:=TIME( ; ;[.A1861]/1000)" office:value-type="time" office:time-value="PT08H15M43.17S" calcext:value-type="time">
            <text:p>08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965.74" calcext:value-type="float">
            <text:p>1965.74</text:p>
          </table:table-cell>
          <table:table-cell office:value-type="float" office:value="2351.19" calcext:value-type="float">
            <text:p>2351.19</text:p>
          </table:table-cell>
        </table:table-row>
        <table:table-row table:style-name="ro1">
          <table:table-cell office:value-type="float" office:value="29759170" calcext:value-type="float">
            <text:p>29759170</text:p>
          </table:table-cell>
          <table:table-cell table:formula="of:=TIME( ; ;[.A1862]/1000)" office:value-type="time" office:time-value="PT08H15M59.17S" calcext:value-type="time">
            <text:p>08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966.77" calcext:value-type="float">
            <text:p>1966.77</text:p>
          </table:table-cell>
          <table:table-cell office:value-type="float" office:value="2352.38" calcext:value-type="float">
            <text:p>2352.38</text:p>
          </table:table-cell>
        </table:table-row>
        <table:table-row table:style-name="ro1">
          <table:table-cell office:value-type="float" office:value="29775170" calcext:value-type="float">
            <text:p>29775170</text:p>
          </table:table-cell>
          <table:table-cell table:formula="of:=TIME( ; ;[.A1863]/1000)" office:value-type="time" office:time-value="PT08H16M15.17S" calcext:value-type="time">
            <text:p>08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967.79" calcext:value-type="float">
            <text:p>1967.79</text:p>
          </table:table-cell>
          <table:table-cell office:value-type="float" office:value="2353.57" calcext:value-type="float">
            <text:p>2353.57</text:p>
          </table:table-cell>
        </table:table-row>
        <table:table-row table:style-name="ro1">
          <table:table-cell office:value-type="float" office:value="29791170" calcext:value-type="float">
            <text:p>29791170</text:p>
          </table:table-cell>
          <table:table-cell table:formula="of:=TIME( ; ;[.A1864]/1000)" office:value-type="time" office:time-value="PT08H16M31.17S" calcext:value-type="time">
            <text:p>08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968.82" calcext:value-type="float">
            <text:p>1968.82</text:p>
          </table:table-cell>
          <table:table-cell office:value-type="float" office:value="2354.76" calcext:value-type="float">
            <text:p>2354.76</text:p>
          </table:table-cell>
        </table:table-row>
        <table:table-row table:style-name="ro1">
          <table:table-cell office:value-type="float" office:value="29807170" calcext:value-type="float">
            <text:p>29807170</text:p>
          </table:table-cell>
          <table:table-cell table:formula="of:=TIME( ; ;[.A1865]/1000)" office:value-type="time" office:time-value="PT08H16M47.17S" calcext:value-type="time">
            <text:p>08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969.85" calcext:value-type="float">
            <text:p>1969.85</text:p>
          </table:table-cell>
          <table:table-cell office:value-type="float" office:value="2355.96" calcext:value-type="float">
            <text:p>2355.96</text:p>
          </table:table-cell>
        </table:table-row>
        <table:table-row table:style-name="ro1">
          <table:table-cell office:value-type="float" office:value="29823170" calcext:value-type="float">
            <text:p>29823170</text:p>
          </table:table-cell>
          <table:table-cell table:formula="of:=TIME( ; ;[.A1866]/1000)" office:value-type="time" office:time-value="PT08H17M03.17S" calcext:value-type="time">
            <text:p>08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970.87" calcext:value-type="float">
            <text:p>1970.87</text:p>
          </table:table-cell>
          <table:table-cell office:value-type="float" office:value="2357.15" calcext:value-type="float">
            <text:p>2357.15</text:p>
          </table:table-cell>
        </table:table-row>
        <table:table-row table:style-name="ro1">
          <table:table-cell office:value-type="float" office:value="29839170" calcext:value-type="float">
            <text:p>29839170</text:p>
          </table:table-cell>
          <table:table-cell table:formula="of:=TIME( ; ;[.A1867]/1000)" office:value-type="time" office:time-value="PT08H17M19.17S" calcext:value-type="time">
            <text:p>08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4" calcext:value-type="float">
            <text:p>267.64</text:p>
          </table:table-cell>
          <table:table-cell office:value-type="float" office:value="1971.9" calcext:value-type="float">
            <text:p>1971.9</text:p>
          </table:table-cell>
          <table:table-cell office:value-type="float" office:value="2358.34" calcext:value-type="float">
            <text:p>2358.34</text:p>
          </table:table-cell>
        </table:table-row>
        <table:table-row table:style-name="ro1">
          <table:table-cell office:value-type="float" office:value="29855170" calcext:value-type="float">
            <text:p>29855170</text:p>
          </table:table-cell>
          <table:table-cell table:formula="of:=TIME( ; ;[.A1868]/1000)" office:value-type="time" office:time-value="PT08H17M35.17S" calcext:value-type="time">
            <text:p>08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972.93" calcext:value-type="float">
            <text:p>1972.93</text:p>
          </table:table-cell>
          <table:table-cell office:value-type="float" office:value="2359.53" calcext:value-type="float">
            <text:p>2359.53</text:p>
          </table:table-cell>
        </table:table-row>
        <table:table-row table:style-name="ro1">
          <table:table-cell office:value-type="float" office:value="29871170" calcext:value-type="float">
            <text:p>29871170</text:p>
          </table:table-cell>
          <table:table-cell table:formula="of:=TIME( ; ;[.A1869]/1000)" office:value-type="time" office:time-value="PT08H17M51.17S" calcext:value-type="time">
            <text:p>08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973.95" calcext:value-type="float">
            <text:p>1973.95</text:p>
          </table:table-cell>
          <table:table-cell office:value-type="float" office:value="2360.72" calcext:value-type="float">
            <text:p>2360.72</text:p>
          </table:table-cell>
        </table:table-row>
        <table:table-row table:style-name="ro1">
          <table:table-cell office:value-type="float" office:value="29887170" calcext:value-type="float">
            <text:p>29887170</text:p>
          </table:table-cell>
          <table:table-cell table:formula="of:=TIME( ; ;[.A1870]/1000)" office:value-type="time" office:time-value="PT08H18M07.17S" calcext:value-type="time">
            <text:p>08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974.98" calcext:value-type="float">
            <text:p>1974.98</text:p>
          </table:table-cell>
          <table:table-cell office:value-type="float" office:value="2361.91" calcext:value-type="float">
            <text:p>2361.91</text:p>
          </table:table-cell>
        </table:table-row>
        <table:table-row table:style-name="ro1">
          <table:table-cell office:value-type="float" office:value="29903170" calcext:value-type="float">
            <text:p>29903170</text:p>
          </table:table-cell>
          <table:table-cell table:formula="of:=TIME( ; ;[.A1871]/1000)" office:value-type="time" office:time-value="PT08H18M23.17S" calcext:value-type="time">
            <text:p>08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976" calcext:value-type="float">
            <text:p>1976</text:p>
          </table:table-cell>
          <table:table-cell office:value-type="float" office:value="2363.1" calcext:value-type="float">
            <text:p>2363.1</text:p>
          </table:table-cell>
        </table:table-row>
        <table:table-row table:style-name="ro1">
          <table:table-cell office:value-type="float" office:value="29919170" calcext:value-type="float">
            <text:p>29919170</text:p>
          </table:table-cell>
          <table:table-cell table:formula="of:=TIME( ; ;[.A1872]/1000)" office:value-type="time" office:time-value="PT08H18M39.17S" calcext:value-type="time">
            <text:p>08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977.03" calcext:value-type="float">
            <text:p>1977.03</text:p>
          </table:table-cell>
          <table:table-cell office:value-type="float" office:value="2364.28" calcext:value-type="float">
            <text:p>2364.28</text:p>
          </table:table-cell>
        </table:table-row>
        <table:table-row table:style-name="ro1">
          <table:table-cell office:value-type="float" office:value="29935170" calcext:value-type="float">
            <text:p>29935170</text:p>
          </table:table-cell>
          <table:table-cell table:formula="of:=TIME( ; ;[.A1873]/1000)" office:value-type="time" office:time-value="PT08H18M55.17S" calcext:value-type="time">
            <text:p>08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978.05" calcext:value-type="float">
            <text:p>1978.05</text:p>
          </table:table-cell>
          <table:table-cell office:value-type="float" office:value="2365.47" calcext:value-type="float">
            <text:p>2365.47</text:p>
          </table:table-cell>
        </table:table-row>
        <table:table-row table:style-name="ro1">
          <table:table-cell office:value-type="float" office:value="29951170" calcext:value-type="float">
            <text:p>29951170</text:p>
          </table:table-cell>
          <table:table-cell table:formula="of:=TIME( ; ;[.A1874]/1000)" office:value-type="time" office:time-value="PT08H19M11.17S" calcext:value-type="time">
            <text:p>08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979.08" calcext:value-type="float">
            <text:p>1979.08</text:p>
          </table:table-cell>
          <table:table-cell office:value-type="float" office:value="2366.66" calcext:value-type="float">
            <text:p>2366.66</text:p>
          </table:table-cell>
        </table:table-row>
        <table:table-row table:style-name="ro1">
          <table:table-cell office:value-type="float" office:value="29967170" calcext:value-type="float">
            <text:p>29967170</text:p>
          </table:table-cell>
          <table:table-cell table:formula="of:=TIME( ; ;[.A1875]/1000)" office:value-type="time" office:time-value="PT08H19M27.17S" calcext:value-type="time">
            <text:p>08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980.1" calcext:value-type="float">
            <text:p>1980.1</text:p>
          </table:table-cell>
          <table:table-cell office:value-type="float" office:value="2367.85" calcext:value-type="float">
            <text:p>2367.85</text:p>
          </table:table-cell>
        </table:table-row>
        <table:table-row table:style-name="ro1">
          <table:table-cell office:value-type="float" office:value="29983170" calcext:value-type="float">
            <text:p>29983170</text:p>
          </table:table-cell>
          <table:table-cell table:formula="of:=TIME( ; ;[.A1876]/1000)" office:value-type="time" office:time-value="PT08H19M43.17S" calcext:value-type="time">
            <text:p>08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981.13" calcext:value-type="float">
            <text:p>1981.13</text:p>
          </table:table-cell>
          <table:table-cell office:value-type="float" office:value="2369.04" calcext:value-type="float">
            <text:p>2369.04</text:p>
          </table:table-cell>
        </table:table-row>
        <table:table-row table:style-name="ro1">
          <table:table-cell office:value-type="float" office:value="29999170" calcext:value-type="float">
            <text:p>29999170</text:p>
          </table:table-cell>
          <table:table-cell table:formula="of:=TIME( ; ;[.A1877]/1000)" office:value-type="time" office:time-value="PT08H19M59.17S" calcext:value-type="time">
            <text:p>08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982.15" calcext:value-type="float">
            <text:p>1982.15</text:p>
          </table:table-cell>
          <table:table-cell office:value-type="float" office:value="2370.22" calcext:value-type="float">
            <text:p>2370.22</text:p>
          </table:table-cell>
        </table:table-row>
        <table:table-row table:style-name="ro1">
          <table:table-cell office:value-type="float" office:value="30015170" calcext:value-type="float">
            <text:p>30015170</text:p>
          </table:table-cell>
          <table:table-cell table:formula="of:=TIME( ; ;[.A1878]/1000)" office:value-type="time" office:time-value="PT08H20M15.17S" calcext:value-type="time">
            <text:p>08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983.18" calcext:value-type="float">
            <text:p>1983.18</text:p>
          </table:table-cell>
          <table:table-cell office:value-type="float" office:value="2371.41" calcext:value-type="float">
            <text:p>2371.41</text:p>
          </table:table-cell>
        </table:table-row>
        <table:table-row table:style-name="ro1">
          <table:table-cell office:value-type="float" office:value="30031170" calcext:value-type="float">
            <text:p>30031170</text:p>
          </table:table-cell>
          <table:table-cell table:formula="of:=TIME( ; ;[.A1879]/1000)" office:value-type="time" office:time-value="PT08H20M31.17S" calcext:value-type="time">
            <text:p>08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984.2" calcext:value-type="float">
            <text:p>1984.2</text:p>
          </table:table-cell>
          <table:table-cell office:value-type="float" office:value="2372.6" calcext:value-type="float">
            <text:p>2372.6</text:p>
          </table:table-cell>
        </table:table-row>
        <table:table-row table:style-name="ro1">
          <table:table-cell office:value-type="float" office:value="30047170" calcext:value-type="float">
            <text:p>30047170</text:p>
          </table:table-cell>
          <table:table-cell table:formula="of:=TIME( ; ;[.A1880]/1000)" office:value-type="time" office:time-value="PT08H20M47.17S" calcext:value-type="time">
            <text:p>08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985.23" calcext:value-type="float">
            <text:p>1985.23</text:p>
          </table:table-cell>
          <table:table-cell office:value-type="float" office:value="2373.79" calcext:value-type="float">
            <text:p>2373.79</text:p>
          </table:table-cell>
        </table:table-row>
        <table:table-row table:style-name="ro1">
          <table:table-cell office:value-type="float" office:value="30063170" calcext:value-type="float">
            <text:p>30063170</text:p>
          </table:table-cell>
          <table:table-cell table:formula="of:=TIME( ; ;[.A1881]/1000)" office:value-type="time" office:time-value="PT08H21M03.17S" calcext:value-type="time">
            <text:p>08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986.26" calcext:value-type="float">
            <text:p>1986.26</text:p>
          </table:table-cell>
          <table:table-cell office:value-type="float" office:value="2374.97" calcext:value-type="float">
            <text:p>2374.97</text:p>
          </table:table-cell>
        </table:table-row>
        <table:table-row table:style-name="ro1">
          <table:table-cell office:value-type="float" office:value="30079170" calcext:value-type="float">
            <text:p>30079170</text:p>
          </table:table-cell>
          <table:table-cell table:formula="of:=TIME( ; ;[.A1882]/1000)" office:value-type="time" office:time-value="PT08H21M19.17S" calcext:value-type="time">
            <text:p>08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987.28" calcext:value-type="float">
            <text:p>1987.28</text:p>
          </table:table-cell>
          <table:table-cell office:value-type="float" office:value="2376.16" calcext:value-type="float">
            <text:p>2376.16</text:p>
          </table:table-cell>
        </table:table-row>
        <table:table-row table:style-name="ro1">
          <table:table-cell office:value-type="float" office:value="30095170" calcext:value-type="float">
            <text:p>30095170</text:p>
          </table:table-cell>
          <table:table-cell table:formula="of:=TIME( ; ;[.A1883]/1000)" office:value-type="time" office:time-value="PT08H21M35.17S" calcext:value-type="time">
            <text:p>08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988.3" calcext:value-type="float">
            <text:p>1988.3</text:p>
          </table:table-cell>
          <table:table-cell office:value-type="float" office:value="2377.34" calcext:value-type="float">
            <text:p>2377.34</text:p>
          </table:table-cell>
        </table:table-row>
        <table:table-row table:style-name="ro1">
          <table:table-cell office:value-type="float" office:value="30111170" calcext:value-type="float">
            <text:p>30111170</text:p>
          </table:table-cell>
          <table:table-cell table:formula="of:=TIME( ; ;[.A1884]/1000)" office:value-type="time" office:time-value="PT08H21M51.17S" calcext:value-type="time">
            <text:p>08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989.33" calcext:value-type="float">
            <text:p>1989.33</text:p>
          </table:table-cell>
          <table:table-cell office:value-type="float" office:value="2378.53" calcext:value-type="float">
            <text:p>2378.53</text:p>
          </table:table-cell>
        </table:table-row>
        <table:table-row table:style-name="ro1">
          <table:table-cell office:value-type="float" office:value="30127170" calcext:value-type="float">
            <text:p>30127170</text:p>
          </table:table-cell>
          <table:table-cell table:formula="of:=TIME( ; ;[.A1885]/1000)" office:value-type="time" office:time-value="PT08H22M07.17S" calcext:value-type="time">
            <text:p>08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90.35" calcext:value-type="float">
            <text:p>1990.35</text:p>
          </table:table-cell>
          <table:table-cell office:value-type="float" office:value="2379.71" calcext:value-type="float">
            <text:p>2379.71</text:p>
          </table:table-cell>
        </table:table-row>
        <table:table-row table:style-name="ro1">
          <table:table-cell office:value-type="float" office:value="30143170" calcext:value-type="float">
            <text:p>30143170</text:p>
          </table:table-cell>
          <table:table-cell table:formula="of:=TIME( ; ;[.A1886]/1000)" office:value-type="time" office:time-value="PT08H22M23.17S" calcext:value-type="time">
            <text:p>08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91.38" calcext:value-type="float">
            <text:p>1991.38</text:p>
          </table:table-cell>
          <table:table-cell office:value-type="float" office:value="2380.9" calcext:value-type="float">
            <text:p>2380.9</text:p>
          </table:table-cell>
        </table:table-row>
        <table:table-row table:style-name="ro1">
          <table:table-cell office:value-type="float" office:value="30159170" calcext:value-type="float">
            <text:p>30159170</text:p>
          </table:table-cell>
          <table:table-cell table:formula="of:=TIME( ; ;[.A1887]/1000)" office:value-type="time" office:time-value="PT08H22M39.17S" calcext:value-type="time">
            <text:p>08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992.4" calcext:value-type="float">
            <text:p>1992.4</text:p>
          </table:table-cell>
          <table:table-cell office:value-type="float" office:value="2382.08" calcext:value-type="float">
            <text:p>2382.08</text:p>
          </table:table-cell>
        </table:table-row>
        <table:table-row table:style-name="ro1">
          <table:table-cell office:value-type="float" office:value="30175170" calcext:value-type="float">
            <text:p>30175170</text:p>
          </table:table-cell>
          <table:table-cell table:formula="of:=TIME( ; ;[.A1888]/1000)" office:value-type="time" office:time-value="PT08H22M55.17S" calcext:value-type="time">
            <text:p>08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993.42" calcext:value-type="float">
            <text:p>1993.42</text:p>
          </table:table-cell>
          <table:table-cell office:value-type="float" office:value="2383.26" calcext:value-type="float">
            <text:p>2383.26</text:p>
          </table:table-cell>
        </table:table-row>
        <table:table-row table:style-name="ro1">
          <table:table-cell office:value-type="float" office:value="30191170" calcext:value-type="float">
            <text:p>30191170</text:p>
          </table:table-cell>
          <table:table-cell table:formula="of:=TIME( ; ;[.A1889]/1000)" office:value-type="time" office:time-value="PT08H23M11.17S" calcext:value-type="time">
            <text:p>08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994.45" calcext:value-type="float">
            <text:p>1994.45</text:p>
          </table:table-cell>
          <table:table-cell office:value-type="float" office:value="2384.45" calcext:value-type="float">
            <text:p>2384.45</text:p>
          </table:table-cell>
        </table:table-row>
        <table:table-row table:style-name="ro1">
          <table:table-cell office:value-type="float" office:value="30207170" calcext:value-type="float">
            <text:p>30207170</text:p>
          </table:table-cell>
          <table:table-cell table:formula="of:=TIME( ; ;[.A1890]/1000)" office:value-type="time" office:time-value="PT08H23M27.17S" calcext:value-type="time">
            <text:p>08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995.47" calcext:value-type="float">
            <text:p>1995.47</text:p>
          </table:table-cell>
          <table:table-cell office:value-type="float" office:value="2385.63" calcext:value-type="float">
            <text:p>2385.63</text:p>
          </table:table-cell>
        </table:table-row>
        <table:table-row table:style-name="ro1">
          <table:table-cell office:value-type="float" office:value="30223170" calcext:value-type="float">
            <text:p>30223170</text:p>
          </table:table-cell>
          <table:table-cell table:formula="of:=TIME( ; ;[.A1891]/1000)" office:value-type="time" office:time-value="PT08H23M43.17S" calcext:value-type="time">
            <text:p>08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2386.81" calcext:value-type="float">
            <text:p>2386.81</text:p>
          </table:table-cell>
        </table:table-row>
        <table:table-row table:style-name="ro1">
          <table:table-cell office:value-type="float" office:value="30239170" calcext:value-type="float">
            <text:p>30239170</text:p>
          </table:table-cell>
          <table:table-cell table:formula="of:=TIME( ; ;[.A1892]/1000)" office:value-type="time" office:time-value="PT08H23M59.17S" calcext:value-type="time">
            <text:p>08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997.52" calcext:value-type="float">
            <text:p>1997.52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30255170" calcext:value-type="float">
            <text:p>30255170</text:p>
          </table:table-cell>
          <table:table-cell table:formula="of:=TIME( ; ;[.A1893]/1000)" office:value-type="time" office:time-value="PT08H24M15.17S" calcext:value-type="time">
            <text:p>08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998.54" calcext:value-type="float">
            <text:p>1998.54</text:p>
          </table:table-cell>
          <table:table-cell office:value-type="float" office:value="2389.18" calcext:value-type="float">
            <text:p>2389.18</text:p>
          </table:table-cell>
        </table:table-row>
        <table:table-row table:style-name="ro1">
          <table:table-cell office:value-type="float" office:value="30271170" calcext:value-type="float">
            <text:p>30271170</text:p>
          </table:table-cell>
          <table:table-cell table:formula="of:=TIME( ; ;[.A1894]/1000)" office:value-type="time" office:time-value="PT08H24M31.17S" calcext:value-type="time">
            <text:p>08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999.56" calcext:value-type="float">
            <text:p>1999.56</text:p>
          </table:table-cell>
          <table:table-cell office:value-type="float" office:value="2390.36" calcext:value-type="float">
            <text:p>2390.36</text:p>
          </table:table-cell>
        </table:table-row>
        <table:table-row table:style-name="ro1">
          <table:table-cell office:value-type="float" office:value="30287170" calcext:value-type="float">
            <text:p>30287170</text:p>
          </table:table-cell>
          <table:table-cell table:formula="of:=TIME( ; ;[.A1895]/1000)" office:value-type="time" office:time-value="PT08H24M47.17S" calcext:value-type="time">
            <text:p>08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2000.59" calcext:value-type="float">
            <text:p>2000.59</text:p>
          </table:table-cell>
          <table:table-cell office:value-type="float" office:value="2391.54" calcext:value-type="float">
            <text:p>2391.54</text:p>
          </table:table-cell>
        </table:table-row>
        <table:table-row table:style-name="ro1">
          <table:table-cell office:value-type="float" office:value="30303170" calcext:value-type="float">
            <text:p>30303170</text:p>
          </table:table-cell>
          <table:table-cell table:formula="of:=TIME( ; ;[.A1896]/1000)" office:value-type="time" office:time-value="PT08H25M03.17S" calcext:value-type="time">
            <text:p>08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2001.61" calcext:value-type="float">
            <text:p>2001.61</text:p>
          </table:table-cell>
          <table:table-cell office:value-type="float" office:value="2392.72" calcext:value-type="float">
            <text:p>2392.72</text:p>
          </table:table-cell>
        </table:table-row>
        <table:table-row table:style-name="ro1">
          <table:table-cell office:value-type="float" office:value="30319170" calcext:value-type="float">
            <text:p>30319170</text:p>
          </table:table-cell>
          <table:table-cell table:formula="of:=TIME( ; ;[.A1897]/1000)" office:value-type="time" office:time-value="PT08H25M19.17S" calcext:value-type="time">
            <text:p>08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2002.63" calcext:value-type="float">
            <text:p>2002.63</text:p>
          </table:table-cell>
          <table:table-cell office:value-type="float" office:value="2393.9" calcext:value-type="float">
            <text:p>2393.9</text:p>
          </table:table-cell>
        </table:table-row>
        <table:table-row table:style-name="ro1">
          <table:table-cell office:value-type="float" office:value="30335170" calcext:value-type="float">
            <text:p>30335170</text:p>
          </table:table-cell>
          <table:table-cell table:formula="of:=TIME( ; ;[.A1898]/1000)" office:value-type="time" office:time-value="PT08H25M35.17S" calcext:value-type="time">
            <text:p>08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2003.66" calcext:value-type="float">
            <text:p>2003.66</text:p>
          </table:table-cell>
          <table:table-cell office:value-type="float" office:value="2395.08" calcext:value-type="float">
            <text:p>2395.08</text:p>
          </table:table-cell>
        </table:table-row>
        <table:table-row table:style-name="ro1">
          <table:table-cell office:value-type="float" office:value="30351170" calcext:value-type="float">
            <text:p>30351170</text:p>
          </table:table-cell>
          <table:table-cell table:formula="of:=TIME( ; ;[.A1899]/1000)" office:value-type="time" office:time-value="PT08H25M51.17S" calcext:value-type="time">
            <text:p>08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2004.68" calcext:value-type="float">
            <text:p>2004.68</text:p>
          </table:table-cell>
          <table:table-cell office:value-type="float" office:value="2396.26" calcext:value-type="float">
            <text:p>2396.26</text:p>
          </table:table-cell>
        </table:table-row>
        <table:table-row table:style-name="ro1">
          <table:table-cell office:value-type="float" office:value="30367170" calcext:value-type="float">
            <text:p>30367170</text:p>
          </table:table-cell>
          <table:table-cell table:formula="of:=TIME( ; ;[.A1900]/1000)" office:value-type="time" office:time-value="PT08H26M07.17S" calcext:value-type="time">
            <text:p>08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2005.7" calcext:value-type="float">
            <text:p>2005.7</text:p>
          </table:table-cell>
          <table:table-cell office:value-type="float" office:value="2397.44" calcext:value-type="float">
            <text:p>2397.44</text:p>
          </table:table-cell>
        </table:table-row>
        <table:table-row table:style-name="ro1">
          <table:table-cell office:value-type="float" office:value="30383170" calcext:value-type="float">
            <text:p>30383170</text:p>
          </table:table-cell>
          <table:table-cell table:formula="of:=TIME( ; ;[.A1901]/1000)" office:value-type="time" office:time-value="PT08H26M23.17S" calcext:value-type="time">
            <text:p>08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2006.72" calcext:value-type="float">
            <text:p>2006.72</text:p>
          </table:table-cell>
          <table:table-cell office:value-type="float" office:value="2398.62" calcext:value-type="float">
            <text:p>2398.62</text:p>
          </table:table-cell>
        </table:table-row>
        <table:table-row table:style-name="ro1">
          <table:table-cell office:value-type="float" office:value="30399170" calcext:value-type="float">
            <text:p>30399170</text:p>
          </table:table-cell>
          <table:table-cell table:formula="of:=TIME( ; ;[.A1902]/1000)" office:value-type="time" office:time-value="PT08H26M39.17S" calcext:value-type="time">
            <text:p>08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2007.74" calcext:value-type="float">
            <text:p>2007.74</text:p>
          </table:table-cell>
          <table:table-cell office:value-type="float" office:value="2399.8" calcext:value-type="float">
            <text:p>2399.8</text:p>
          </table:table-cell>
        </table:table-row>
        <table:table-row table:style-name="ro1">
          <table:table-cell office:value-type="float" office:value="30415170" calcext:value-type="float">
            <text:p>30415170</text:p>
          </table:table-cell>
          <table:table-cell table:formula="of:=TIME( ; ;[.A1903]/1000)" office:value-type="time" office:time-value="PT08H26M55.17S" calcext:value-type="time">
            <text:p>08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2008.76" calcext:value-type="float">
            <text:p>2008.76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 office:value-type="float" office:value="30431170" calcext:value-type="float">
            <text:p>30431170</text:p>
          </table:table-cell>
          <table:table-cell table:formula="of:=TIME( ; ;[.A1904]/1000)" office:value-type="time" office:time-value="PT08H27M11.17S" calcext:value-type="time">
            <text:p>08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009.79" calcext:value-type="float">
            <text:p>2009.79</text:p>
          </table:table-cell>
          <table:table-cell office:value-type="float" office:value="2402.16" calcext:value-type="float">
            <text:p>2402.16</text:p>
          </table:table-cell>
        </table:table-row>
        <table:table-row table:style-name="ro1">
          <table:table-cell office:value-type="float" office:value="30447170" calcext:value-type="float">
            <text:p>30447170</text:p>
          </table:table-cell>
          <table:table-cell table:formula="of:=TIME( ; ;[.A1905]/1000)" office:value-type="time" office:time-value="PT08H27M27.17S" calcext:value-type="time">
            <text:p>08:2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010.81" calcext:value-type="float">
            <text:p>2010.81</text:p>
          </table:table-cell>
          <table:table-cell office:value-type="float" office:value="2403.34" calcext:value-type="float">
            <text:p>2403.34</text:p>
          </table:table-cell>
        </table:table-row>
        <table:table-row table:style-name="ro1">
          <table:table-cell office:value-type="float" office:value="30463170" calcext:value-type="float">
            <text:p>30463170</text:p>
          </table:table-cell>
          <table:table-cell table:formula="of:=TIME( ; ;[.A1906]/1000)" office:value-type="time" office:time-value="PT08H27M43.17S" calcext:value-type="time">
            <text:p>08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2011.83" calcext:value-type="float">
            <text:p>2011.83</text:p>
          </table:table-cell>
          <table:table-cell office:value-type="float" office:value="2404.52" calcext:value-type="float">
            <text:p>2404.52</text:p>
          </table:table-cell>
        </table:table-row>
        <table:table-row table:style-name="ro1">
          <table:table-cell office:value-type="float" office:value="30479170" calcext:value-type="float">
            <text:p>30479170</text:p>
          </table:table-cell>
          <table:table-cell table:formula="of:=TIME( ; ;[.A1907]/1000)" office:value-type="time" office:time-value="PT08H27M59.17S" calcext:value-type="time">
            <text:p>08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2012.85" calcext:value-type="float">
            <text:p>2012.85</text:p>
          </table:table-cell>
          <table:table-cell office:value-type="float" office:value="2405.7" calcext:value-type="float">
            <text:p>2405.7</text:p>
          </table:table-cell>
        </table:table-row>
        <table:table-row table:style-name="ro1">
          <table:table-cell office:value-type="float" office:value="30495170" calcext:value-type="float">
            <text:p>30495170</text:p>
          </table:table-cell>
          <table:table-cell table:formula="of:=TIME( ; ;[.A1908]/1000)" office:value-type="time" office:time-value="PT08H28M15.17S" calcext:value-type="time">
            <text:p>08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2013.87" calcext:value-type="float">
            <text:p>2013.87</text:p>
          </table:table-cell>
          <table:table-cell office:value-type="float" office:value="2406.88" calcext:value-type="float">
            <text:p>2406.88</text:p>
          </table:table-cell>
        </table:table-row>
        <table:table-row table:style-name="ro1">
          <table:table-cell office:value-type="float" office:value="30511170" calcext:value-type="float">
            <text:p>30511170</text:p>
          </table:table-cell>
          <table:table-cell table:formula="of:=TIME( ; ;[.A1909]/1000)" office:value-type="time" office:time-value="PT08H28M31.17S" calcext:value-type="time">
            <text:p>08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2014.89" calcext:value-type="float">
            <text:p>2014.89</text:p>
          </table:table-cell>
          <table:table-cell office:value-type="float" office:value="2408.05" calcext:value-type="float">
            <text:p>2408.05</text:p>
          </table:table-cell>
        </table:table-row>
        <table:table-row table:style-name="ro1">
          <table:table-cell office:value-type="float" office:value="30527170" calcext:value-type="float">
            <text:p>30527170</text:p>
          </table:table-cell>
          <table:table-cell table:formula="of:=TIME( ; ;[.A1910]/1000)" office:value-type="time" office:time-value="PT08H28M47.17S" calcext:value-type="time">
            <text:p>08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2015.91" calcext:value-type="float">
            <text:p>2015.91</text:p>
          </table:table-cell>
          <table:table-cell office:value-type="float" office:value="2409.23" calcext:value-type="float">
            <text:p>2409.23</text:p>
          </table:table-cell>
        </table:table-row>
        <table:table-row table:style-name="ro1">
          <table:table-cell office:value-type="float" office:value="30543170" calcext:value-type="float">
            <text:p>30543170</text:p>
          </table:table-cell>
          <table:table-cell table:formula="of:=TIME( ; ;[.A1911]/1000)" office:value-type="time" office:time-value="PT08H29M03.17S" calcext:value-type="time">
            <text:p>08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2016.93" calcext:value-type="float">
            <text:p>2016.93</text:p>
          </table:table-cell>
          <table:table-cell office:value-type="float" office:value="2410.41" calcext:value-type="float">
            <text:p>2410.41</text:p>
          </table:table-cell>
        </table:table-row>
        <table:table-row table:style-name="ro1">
          <table:table-cell office:value-type="float" office:value="30559170" calcext:value-type="float">
            <text:p>30559170</text:p>
          </table:table-cell>
          <table:table-cell table:formula="of:=TIME( ; ;[.A1912]/1000)" office:value-type="time" office:time-value="PT08H29M19.17S" calcext:value-type="time">
            <text:p>08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2017.95" calcext:value-type="float">
            <text:p>2017.95</text:p>
          </table:table-cell>
          <table:table-cell office:value-type="float" office:value="2411.58" calcext:value-type="float">
            <text:p>2411.58</text:p>
          </table:table-cell>
        </table:table-row>
        <table:table-row table:style-name="ro1">
          <table:table-cell office:value-type="float" office:value="30575170" calcext:value-type="float">
            <text:p>30575170</text:p>
          </table:table-cell>
          <table:table-cell table:formula="of:=TIME( ; ;[.A1913]/1000)" office:value-type="time" office:time-value="PT08H29M35.17S" calcext:value-type="time">
            <text:p>08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18.97" calcext:value-type="float">
            <text:p>2018.97</text:p>
          </table:table-cell>
          <table:table-cell office:value-type="float" office:value="2412.76" calcext:value-type="float">
            <text:p>2412.76</text:p>
          </table:table-cell>
        </table:table-row>
        <table:table-row table:style-name="ro1">
          <table:table-cell office:value-type="float" office:value="30591170" calcext:value-type="float">
            <text:p>30591170</text:p>
          </table:table-cell>
          <table:table-cell table:formula="of:=TIME( ; ;[.A1914]/1000)" office:value-type="time" office:time-value="PT08H29M51.17S" calcext:value-type="time">
            <text:p>08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2019.99" calcext:value-type="float">
            <text:p>2019.99</text:p>
          </table:table-cell>
          <table:table-cell office:value-type="float" office:value="2413.93" calcext:value-type="float">
            <text:p>2413.93</text:p>
          </table:table-cell>
        </table:table-row>
        <table:table-row table:style-name="ro1">
          <table:table-cell office:value-type="float" office:value="30607170" calcext:value-type="float">
            <text:p>30607170</text:p>
          </table:table-cell>
          <table:table-cell table:formula="of:=TIME( ; ;[.A1915]/1000)" office:value-type="time" office:time-value="PT08H30M07.17S" calcext:value-type="time">
            <text:p>08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2021.01" calcext:value-type="float">
            <text:p>2021.01</text:p>
          </table:table-cell>
          <table:table-cell office:value-type="float" office:value="2415.11" calcext:value-type="float">
            <text:p>2415.11</text:p>
          </table:table-cell>
        </table:table-row>
        <table:table-row table:style-name="ro1">
          <table:table-cell office:value-type="float" office:value="30623170" calcext:value-type="float">
            <text:p>30623170</text:p>
          </table:table-cell>
          <table:table-cell table:formula="of:=TIME( ; ;[.A1916]/1000)" office:value-type="time" office:time-value="PT08H30M23.17S" calcext:value-type="time">
            <text:p>08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2022.03" calcext:value-type="float">
            <text:p>2022.03</text:p>
          </table:table-cell>
          <table:table-cell office:value-type="float" office:value="2416.28" calcext:value-type="float">
            <text:p>2416.28</text:p>
          </table:table-cell>
        </table:table-row>
        <table:table-row table:style-name="ro1">
          <table:table-cell office:value-type="float" office:value="30639170" calcext:value-type="float">
            <text:p>30639170</text:p>
          </table:table-cell>
          <table:table-cell table:formula="of:=TIME( ; ;[.A1917]/1000)" office:value-type="time" office:time-value="PT08H30M39.17S" calcext:value-type="time">
            <text:p>08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2023.05" calcext:value-type="float">
            <text:p>2023.05</text:p>
          </table:table-cell>
          <table:table-cell office:value-type="float" office:value="2417.45" calcext:value-type="float">
            <text:p>2417.45</text:p>
          </table:table-cell>
        </table:table-row>
        <table:table-row table:style-name="ro1">
          <table:table-cell office:value-type="float" office:value="30655170" calcext:value-type="float">
            <text:p>30655170</text:p>
          </table:table-cell>
          <table:table-cell table:formula="of:=TIME( ; ;[.A1918]/1000)" office:value-type="time" office:time-value="PT08H30M55.17S" calcext:value-type="time">
            <text:p>08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2024.07" calcext:value-type="float">
            <text:p>2024.07</text:p>
          </table:table-cell>
          <table:table-cell office:value-type="float" office:value="2418.63" calcext:value-type="float">
            <text:p>2418.63</text:p>
          </table:table-cell>
        </table:table-row>
        <table:table-row table:style-name="ro1">
          <table:table-cell office:value-type="float" office:value="30671170" calcext:value-type="float">
            <text:p>30671170</text:p>
          </table:table-cell>
          <table:table-cell table:formula="of:=TIME( ; ;[.A1919]/1000)" office:value-type="time" office:time-value="PT08H31M11.17S" calcext:value-type="time">
            <text:p>08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2025.09" calcext:value-type="float">
            <text:p>2025.09</text:p>
          </table:table-cell>
          <table:table-cell office:value-type="float" office:value="2419.8" calcext:value-type="float">
            <text:p>2419.8</text:p>
          </table:table-cell>
        </table:table-row>
        <table:table-row table:style-name="ro1">
          <table:table-cell office:value-type="float" office:value="30687170" calcext:value-type="float">
            <text:p>30687170</text:p>
          </table:table-cell>
          <table:table-cell table:formula="of:=TIME( ; ;[.A1920]/1000)" office:value-type="time" office:time-value="PT08H31M27.17S" calcext:value-type="time">
            <text:p>08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2026.11" calcext:value-type="float">
            <text:p>2026.11</text:p>
          </table:table-cell>
          <table:table-cell office:value-type="float" office:value="2420.97" calcext:value-type="float">
            <text:p>2420.97</text:p>
          </table:table-cell>
        </table:table-row>
        <table:table-row table:style-name="ro1">
          <table:table-cell office:value-type="float" office:value="30703170" calcext:value-type="float">
            <text:p>30703170</text:p>
          </table:table-cell>
          <table:table-cell table:formula="of:=TIME( ; ;[.A1921]/1000)" office:value-type="time" office:time-value="PT08H31M43.17S" calcext:value-type="time">
            <text:p>08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2027.13" calcext:value-type="float">
            <text:p>2027.13</text:p>
          </table:table-cell>
          <table:table-cell office:value-type="float" office:value="2422.14" calcext:value-type="float">
            <text:p>2422.14</text:p>
          </table:table-cell>
        </table:table-row>
        <table:table-row table:style-name="ro1">
          <table:table-cell office:value-type="float" office:value="30719170" calcext:value-type="float">
            <text:p>30719170</text:p>
          </table:table-cell>
          <table:table-cell table:formula="of:=TIME( ; ;[.A1922]/1000)" office:value-type="time" office:time-value="PT08H31M59.17S" calcext:value-type="time">
            <text:p>08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2028.15" calcext:value-type="float">
            <text:p>2028.15</text:p>
          </table:table-cell>
          <table:table-cell office:value-type="float" office:value="2423.31" calcext:value-type="float">
            <text:p>2423.31</text:p>
          </table:table-cell>
        </table:table-row>
        <table:table-row table:style-name="ro1">
          <table:table-cell office:value-type="float" office:value="30735170" calcext:value-type="float">
            <text:p>30735170</text:p>
          </table:table-cell>
          <table:table-cell table:formula="of:=TIME( ; ;[.A1923]/1000)" office:value-type="time" office:time-value="PT08H32M15.17S" calcext:value-type="time">
            <text:p>08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2029.17" calcext:value-type="float">
            <text:p>2029.17</text:p>
          </table:table-cell>
          <table:table-cell office:value-type="float" office:value="2424.49" calcext:value-type="float">
            <text:p>2424.49</text:p>
          </table:table-cell>
        </table:table-row>
        <table:table-row table:style-name="ro1">
          <table:table-cell office:value-type="float" office:value="30751170" calcext:value-type="float">
            <text:p>30751170</text:p>
          </table:table-cell>
          <table:table-cell table:formula="of:=TIME( ; ;[.A1924]/1000)" office:value-type="time" office:time-value="PT08H32M31.17S" calcext:value-type="time">
            <text:p>08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2030.18" calcext:value-type="float">
            <text:p>2030.18</text:p>
          </table:table-cell>
          <table:table-cell office:value-type="float" office:value="2425.66" calcext:value-type="float">
            <text:p>2425.66</text:p>
          </table:table-cell>
        </table:table-row>
        <table:table-row table:style-name="ro1">
          <table:table-cell office:value-type="float" office:value="30767170" calcext:value-type="float">
            <text:p>30767170</text:p>
          </table:table-cell>
          <table:table-cell table:formula="of:=TIME( ; ;[.A1925]/1000)" office:value-type="time" office:time-value="PT08H32M47.17S" calcext:value-type="time">
            <text:p>08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2031.2" calcext:value-type="float">
            <text:p>2031.2</text:p>
          </table:table-cell>
          <table:table-cell office:value-type="float" office:value="2426.83" calcext:value-type="float">
            <text:p>2426.83</text:p>
          </table:table-cell>
        </table:table-row>
        <table:table-row table:style-name="ro1">
          <table:table-cell office:value-type="float" office:value="30783170" calcext:value-type="float">
            <text:p>30783170</text:p>
          </table:table-cell>
          <table:table-cell table:formula="of:=TIME( ; ;[.A1926]/1000)" office:value-type="time" office:time-value="PT08H33M03.17S" calcext:value-type="time">
            <text:p>08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2032.22" calcext:value-type="float">
            <text:p>2032.22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30799170" calcext:value-type="float">
            <text:p>30799170</text:p>
          </table:table-cell>
          <table:table-cell table:formula="of:=TIME( ; ;[.A1927]/1000)" office:value-type="time" office:time-value="PT08H33M19.17S" calcext:value-type="time">
            <text:p>08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2.75" calcext:value-type="float">
            <text:p>262.75</text:p>
          </table:table-cell>
          <table:table-cell office:value-type="float" office:value="2033.24" calcext:value-type="float">
            <text:p>2033.24</text:p>
          </table:table-cell>
          <table:table-cell office:value-type="float" office:value="2429.17" calcext:value-type="float">
            <text:p>2429.17</text:p>
          </table:table-cell>
        </table:table-row>
        <table:table-row table:style-name="ro1">
          <table:table-cell office:value-type="float" office:value="30815170" calcext:value-type="float">
            <text:p>30815170</text:p>
          </table:table-cell>
          <table:table-cell table:formula="of:=TIME( ; ;[.A1928]/1000)" office:value-type="time" office:time-value="PT08H33M35.17S" calcext:value-type="time">
            <text:p>08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2034.26" calcext:value-type="float">
            <text:p>2034.26</text:p>
          </table:table-cell>
          <table:table-cell office:value-type="float" office:value="2430.34" calcext:value-type="float">
            <text:p>2430.34</text:p>
          </table:table-cell>
        </table:table-row>
        <table:table-row table:style-name="ro1">
          <table:table-cell office:value-type="float" office:value="30831170" calcext:value-type="float">
            <text:p>30831170</text:p>
          </table:table-cell>
          <table:table-cell table:formula="of:=TIME( ; ;[.A1929]/1000)" office:value-type="time" office:time-value="PT08H33M51.17S" calcext:value-type="time">
            <text:p>08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035.27" calcext:value-type="float">
            <text:p>2035.27</text:p>
          </table:table-cell>
          <table:table-cell office:value-type="float" office:value="2431.51" calcext:value-type="float">
            <text:p>2431.51</text:p>
          </table:table-cell>
        </table:table-row>
        <table:table-row table:style-name="ro1">
          <table:table-cell office:value-type="float" office:value="30847170" calcext:value-type="float">
            <text:p>30847170</text:p>
          </table:table-cell>
          <table:table-cell table:formula="of:=TIME( ; ;[.A1930]/1000)" office:value-type="time" office:time-value="PT08H34M07.17S" calcext:value-type="time">
            <text:p>08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036.29" calcext:value-type="float">
            <text:p>2036.29</text:p>
          </table:table-cell>
          <table:table-cell office:value-type="float" office:value="2432.68" calcext:value-type="float">
            <text:p>2432.68</text:p>
          </table:table-cell>
        </table:table-row>
        <table:table-row table:style-name="ro1">
          <table:table-cell office:value-type="float" office:value="30863170" calcext:value-type="float">
            <text:p>30863170</text:p>
          </table:table-cell>
          <table:table-cell table:formula="of:=TIME( ; ;[.A1931]/1000)" office:value-type="time" office:time-value="PT08H34M23.17S" calcext:value-type="time">
            <text:p>08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037.31" calcext:value-type="float">
            <text:p>2037.31</text:p>
          </table:table-cell>
          <table:table-cell office:value-type="float" office:value="2433.85" calcext:value-type="float">
            <text:p>2433.85</text:p>
          </table:table-cell>
        </table:table-row>
        <table:table-row table:style-name="ro1">
          <table:table-cell office:value-type="float" office:value="30879170" calcext:value-type="float">
            <text:p>30879170</text:p>
          </table:table-cell>
          <table:table-cell table:formula="of:=TIME( ; ;[.A1932]/1000)" office:value-type="time" office:time-value="PT08H34M39.17S" calcext:value-type="time">
            <text:p>08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038.32" calcext:value-type="float">
            <text:p>2038.32</text:p>
          </table:table-cell>
          <table:table-cell office:value-type="float" office:value="2435.02" calcext:value-type="float">
            <text:p>2435.02</text:p>
          </table:table-cell>
        </table:table-row>
        <table:table-row table:style-name="ro1">
          <table:table-cell office:value-type="float" office:value="30895170" calcext:value-type="float">
            <text:p>30895170</text:p>
          </table:table-cell>
          <table:table-cell table:formula="of:=TIME( ; ;[.A1933]/1000)" office:value-type="time" office:time-value="PT08H34M55.17S" calcext:value-type="time">
            <text:p>08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2039.34" calcext:value-type="float">
            <text:p>2039.34</text:p>
          </table:table-cell>
          <table:table-cell office:value-type="float" office:value="2436.19" calcext:value-type="float">
            <text:p>2436.19</text:p>
          </table:table-cell>
        </table:table-row>
        <table:table-row table:style-name="ro1">
          <table:table-cell office:value-type="float" office:value="30911170" calcext:value-type="float">
            <text:p>30911170</text:p>
          </table:table-cell>
          <table:table-cell table:formula="of:=TIME( ; ;[.A1934]/1000)" office:value-type="time" office:time-value="PT08H35M11.17S" calcext:value-type="time">
            <text:p>08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" calcext:value-type="float">
            <text:p>262.4</text:p>
          </table:table-cell>
          <table:table-cell office:value-type="float" office:value="2040.36" calcext:value-type="float">
            <text:p>2040.36</text:p>
          </table:table-cell>
          <table:table-cell office:value-type="float" office:value="2437.36" calcext:value-type="float">
            <text:p>2437.36</text:p>
          </table:table-cell>
        </table:table-row>
        <table:table-row table:style-name="ro1">
          <table:table-cell office:value-type="float" office:value="30927170" calcext:value-type="float">
            <text:p>30927170</text:p>
          </table:table-cell>
          <table:table-cell table:formula="of:=TIME( ; ;[.A1935]/1000)" office:value-type="time" office:time-value="PT08H35M27.17S" calcext:value-type="time">
            <text:p>08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2041.38" calcext:value-type="float">
            <text:p>2041.38</text:p>
          </table:table-cell>
          <table:table-cell office:value-type="float" office:value="2438.53" calcext:value-type="float">
            <text:p>2438.53</text:p>
          </table:table-cell>
        </table:table-row>
        <table:table-row table:style-name="ro1">
          <table:table-cell office:value-type="float" office:value="30943170" calcext:value-type="float">
            <text:p>30943170</text:p>
          </table:table-cell>
          <table:table-cell table:formula="of:=TIME( ; ;[.A1936]/1000)" office:value-type="time" office:time-value="PT08H35M43.17S" calcext:value-type="time">
            <text:p>08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2042.39" calcext:value-type="float">
            <text:p>2042.39</text:p>
          </table:table-cell>
          <table:table-cell office:value-type="float" office:value="2439.69" calcext:value-type="float">
            <text:p>2439.69</text:p>
          </table:table-cell>
        </table:table-row>
        <table:table-row table:style-name="ro1">
          <table:table-cell office:value-type="float" office:value="30959170" calcext:value-type="float">
            <text:p>30959170</text:p>
          </table:table-cell>
          <table:table-cell table:formula="of:=TIME( ; ;[.A1937]/1000)" office:value-type="time" office:time-value="PT08H35M59.17S" calcext:value-type="time">
            <text:p>08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2043.41" calcext:value-type="float">
            <text:p>2043.41</text:p>
          </table:table-cell>
          <table:table-cell office:value-type="float" office:value="2440.86" calcext:value-type="float">
            <text:p>2440.86</text:p>
          </table:table-cell>
        </table:table-row>
        <table:table-row table:style-name="ro1">
          <table:table-cell office:value-type="float" office:value="30975170" calcext:value-type="float">
            <text:p>30975170</text:p>
          </table:table-cell>
          <table:table-cell table:formula="of:=TIME( ; ;[.A1938]/1000)" office:value-type="time" office:time-value="PT08H36M15.17S" calcext:value-type="time">
            <text:p>08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044.42" calcext:value-type="float">
            <text:p>2044.42</text:p>
          </table:table-cell>
          <table:table-cell office:value-type="float" office:value="2442.02" calcext:value-type="float">
            <text:p>2442.02</text:p>
          </table:table-cell>
        </table:table-row>
        <table:table-row table:style-name="ro1">
          <table:table-cell office:value-type="float" office:value="30991170" calcext:value-type="float">
            <text:p>30991170</text:p>
          </table:table-cell>
          <table:table-cell table:formula="of:=TIME( ; ;[.A1939]/1000)" office:value-type="time" office:time-value="PT08H36M31.17S" calcext:value-type="time">
            <text:p>08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2045.44" calcext:value-type="float">
            <text:p>2045.44</text:p>
          </table:table-cell>
          <table:table-cell office:value-type="float" office:value="2443.19" calcext:value-type="float">
            <text:p>2443.19</text:p>
          </table:table-cell>
        </table:table-row>
        <table:table-row table:style-name="ro1">
          <table:table-cell office:value-type="float" office:value="31007170" calcext:value-type="float">
            <text:p>31007170</text:p>
          </table:table-cell>
          <table:table-cell table:formula="of:=TIME( ; ;[.A1940]/1000)" office:value-type="time" office:time-value="PT08H36M47.17S" calcext:value-type="time">
            <text:p>08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2046.45" calcext:value-type="float">
            <text:p>2046.45</text:p>
          </table:table-cell>
          <table:table-cell office:value-type="float" office:value="2444.35" calcext:value-type="float">
            <text:p>2444.35</text:p>
          </table:table-cell>
        </table:table-row>
        <table:table-row table:style-name="ro1">
          <table:table-cell office:value-type="float" office:value="31023170" calcext:value-type="float">
            <text:p>31023170</text:p>
          </table:table-cell>
          <table:table-cell table:formula="of:=TIME( ; ;[.A1941]/1000)" office:value-type="time" office:time-value="PT08H37M03.17S" calcext:value-type="time">
            <text:p>08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2047.47" calcext:value-type="float">
            <text:p>2047.47</text:p>
          </table:table-cell>
          <table:table-cell office:value-type="float" office:value="2445.51" calcext:value-type="float">
            <text:p>2445.51</text:p>
          </table:table-cell>
        </table:table-row>
        <table:table-row table:style-name="ro1">
          <table:table-cell office:value-type="float" office:value="31039170" calcext:value-type="float">
            <text:p>31039170</text:p>
          </table:table-cell>
          <table:table-cell table:formula="of:=TIME( ; ;[.A1942]/1000)" office:value-type="time" office:time-value="PT08H37M19.17S" calcext:value-type="time">
            <text:p>08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2048.48" calcext:value-type="float">
            <text:p>2048.48</text:p>
          </table:table-cell>
          <table:table-cell office:value-type="float" office:value="2446.68" calcext:value-type="float">
            <text:p>2446.68</text:p>
          </table:table-cell>
        </table:table-row>
        <table:table-row table:style-name="ro1">
          <table:table-cell office:value-type="float" office:value="31055170" calcext:value-type="float">
            <text:p>31055170</text:p>
          </table:table-cell>
          <table:table-cell table:formula="of:=TIME( ; ;[.A1943]/1000)" office:value-type="time" office:time-value="PT08H37M35.17S" calcext:value-type="time">
            <text:p>08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2049.5" calcext:value-type="float">
            <text:p>2049.5</text:p>
          </table:table-cell>
          <table:table-cell office:value-type="float" office:value="2447.84" calcext:value-type="float">
            <text:p>2447.84</text:p>
          </table:table-cell>
        </table:table-row>
        <table:table-row table:style-name="ro1">
          <table:table-cell office:value-type="float" office:value="31071170" calcext:value-type="float">
            <text:p>31071170</text:p>
          </table:table-cell>
          <table:table-cell table:formula="of:=TIME( ; ;[.A1944]/1000)" office:value-type="time" office:time-value="PT08H37M51.17S" calcext:value-type="time">
            <text:p>08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2050.52" calcext:value-type="float">
            <text:p>2050.52</text:p>
          </table:table-cell>
          <table:table-cell office:value-type="float" office:value="2449.01" calcext:value-type="float">
            <text:p>2449.01</text:p>
          </table:table-cell>
        </table:table-row>
        <table:table-row table:style-name="ro1">
          <table:table-cell office:value-type="float" office:value="31087170" calcext:value-type="float">
            <text:p>31087170</text:p>
          </table:table-cell>
          <table:table-cell table:formula="of:=TIME( ; ;[.A1945]/1000)" office:value-type="time" office:time-value="PT08H38M07.17S" calcext:value-type="time">
            <text:p>08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2051.53" calcext:value-type="float">
            <text:p>2051.53</text:p>
          </table:table-cell>
          <table:table-cell office:value-type="float" office:value="2450.17" calcext:value-type="float">
            <text:p>2450.17</text:p>
          </table:table-cell>
        </table:table-row>
        <table:table-row table:style-name="ro1">
          <table:table-cell office:value-type="float" office:value="31103170" calcext:value-type="float">
            <text:p>31103170</text:p>
          </table:table-cell>
          <table:table-cell table:formula="of:=TIME( ; ;[.A1946]/1000)" office:value-type="time" office:time-value="PT08H38M23.17S" calcext:value-type="time">
            <text:p>08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2052.55" calcext:value-type="float">
            <text:p>2052.55</text:p>
          </table:table-cell>
          <table:table-cell office:value-type="float" office:value="2451.33" calcext:value-type="float">
            <text:p>2451.33</text:p>
          </table:table-cell>
        </table:table-row>
        <table:table-row table:style-name="ro1">
          <table:table-cell office:value-type="float" office:value="31119170" calcext:value-type="float">
            <text:p>31119170</text:p>
          </table:table-cell>
          <table:table-cell table:formula="of:=TIME( ; ;[.A1947]/1000)" office:value-type="time" office:time-value="PT08H38M39.17S" calcext:value-type="time">
            <text:p>08:3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2053.56" calcext:value-type="float">
            <text:p>2053.56</text:p>
          </table:table-cell>
          <table:table-cell office:value-type="float" office:value="2452.5" calcext:value-type="float">
            <text:p>2452.5</text:p>
          </table:table-cell>
        </table:table-row>
        <table:table-row table:style-name="ro1">
          <table:table-cell office:value-type="float" office:value="31135170" calcext:value-type="float">
            <text:p>31135170</text:p>
          </table:table-cell>
          <table:table-cell table:formula="of:=TIME( ; ;[.A1948]/1000)" office:value-type="time" office:time-value="PT08H38M55.17S" calcext:value-type="time">
            <text:p>08:3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2054.58" calcext:value-type="float">
            <text:p>2054.58</text:p>
          </table:table-cell>
          <table:table-cell office:value-type="float" office:value="2453.66" calcext:value-type="float">
            <text:p>2453.66</text:p>
          </table:table-cell>
        </table:table-row>
        <table:table-row table:style-name="ro1">
          <table:table-cell office:value-type="float" office:value="31151170" calcext:value-type="float">
            <text:p>31151170</text:p>
          </table:table-cell>
          <table:table-cell table:formula="of:=TIME( ; ;[.A1949]/1000)" office:value-type="time" office:time-value="PT08H39M11.17S" calcext:value-type="time">
            <text:p>08:3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8" calcext:value-type="float">
            <text:p>260.68</text:p>
          </table:table-cell>
          <table:table-cell office:value-type="float" office:value="2055.59" calcext:value-type="float">
            <text:p>2055.59</text:p>
          </table:table-cell>
          <table:table-cell office:value-type="float" office:value="2454.82" calcext:value-type="float">
            <text:p>2454.82</text:p>
          </table:table-cell>
        </table:table-row>
        <table:table-row table:style-name="ro1">
          <table:table-cell office:value-type="float" office:value="31167170" calcext:value-type="float">
            <text:p>31167170</text:p>
          </table:table-cell>
          <table:table-cell table:formula="of:=TIME( ; ;[.A1950]/1000)" office:value-type="time" office:time-value="PT08H39M27.17S" calcext:value-type="time">
            <text:p>08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056.61" calcext:value-type="float">
            <text:p>2056.61</text:p>
          </table:table-cell>
          <table:table-cell office:value-type="float" office:value="2455.98" calcext:value-type="float">
            <text:p>2455.98</text:p>
          </table:table-cell>
        </table:table-row>
        <table:table-row table:style-name="ro1">
          <table:table-cell office:value-type="float" office:value="31183170" calcext:value-type="float">
            <text:p>31183170</text:p>
          </table:table-cell>
          <table:table-cell table:formula="of:=TIME( ; ;[.A1951]/1000)" office:value-type="time" office:time-value="PT08H39M43.17S" calcext:value-type="time">
            <text:p>08:3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2057.62" calcext:value-type="float">
            <text:p>2057.62</text:p>
          </table:table-cell>
          <table:table-cell office:value-type="float" office:value="2457.14" calcext:value-type="float">
            <text:p>2457.14</text:p>
          </table:table-cell>
        </table:table-row>
        <table:table-row table:style-name="ro1">
          <table:table-cell office:value-type="float" office:value="31199170" calcext:value-type="float">
            <text:p>31199170</text:p>
          </table:table-cell>
          <table:table-cell table:formula="of:=TIME( ; ;[.A1952]/1000)" office:value-type="time" office:time-value="PT08H39M59.17S" calcext:value-type="time">
            <text:p>08:39:59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2058.64" calcext:value-type="float">
            <text:p>2058.64</text:p>
          </table:table-cell>
          <table:table-cell office:value-type="float" office:value="2458.3" calcext:value-type="float">
            <text:p>2458.3</text:p>
          </table:table-cell>
        </table:table-row>
        <table:table-row table:style-name="ro1">
          <table:table-cell office:value-type="float" office:value="31215170" calcext:value-type="float">
            <text:p>31215170</text:p>
          </table:table-cell>
          <table:table-cell table:formula="of:=TIME( ; ;[.A1953]/1000)" office:value-type="time" office:time-value="PT08H40M15.17S" calcext:value-type="time">
            <text:p>08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2059.65" calcext:value-type="float">
            <text:p>2059.65</text:p>
          </table:table-cell>
          <table:table-cell office:value-type="float" office:value="2459.46" calcext:value-type="float">
            <text:p>2459.46</text:p>
          </table:table-cell>
        </table:table-row>
        <table:table-row table:style-name="ro1">
          <table:table-cell office:value-type="float" office:value="31231170" calcext:value-type="float">
            <text:p>31231170</text:p>
          </table:table-cell>
          <table:table-cell table:formula="of:=TIME( ; ;[.A1954]/1000)" office:value-type="time" office:time-value="PT08H40M31.17S" calcext:value-type="time">
            <text:p>08:4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2060.66" calcext:value-type="float">
            <text:p>2060.66</text:p>
          </table:table-cell>
          <table:table-cell office:value-type="float" office:value="2460.62" calcext:value-type="float">
            <text:p>2460.62</text:p>
          </table:table-cell>
        </table:table-row>
        <table:table-row table:style-name="ro1">
          <table:table-cell office:value-type="float" office:value="31247170" calcext:value-type="float">
            <text:p>31247170</text:p>
          </table:table-cell>
          <table:table-cell table:formula="of:=TIME( ; ;[.A1955]/1000)" office:value-type="time" office:time-value="PT08H40M47.17S" calcext:value-type="time">
            <text:p>08:4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2061.67" calcext:value-type="float">
            <text:p>2061.67</text:p>
          </table:table-cell>
          <table:table-cell office:value-type="float" office:value="2461.77" calcext:value-type="float">
            <text:p>2461.77</text:p>
          </table:table-cell>
        </table:table-row>
        <table:table-row table:style-name="ro1">
          <table:table-cell office:value-type="float" office:value="31263170" calcext:value-type="float">
            <text:p>31263170</text:p>
          </table:table-cell>
          <table:table-cell table:formula="of:=TIME( ; ;[.A1956]/1000)" office:value-type="time" office:time-value="PT08H41M03.17S" calcext:value-type="time">
            <text:p>08:4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2062.68" calcext:value-type="float">
            <text:p>2062.68</text:p>
          </table:table-cell>
          <table:table-cell office:value-type="float" office:value="2462.93" calcext:value-type="float">
            <text:p>2462.93</text:p>
          </table:table-cell>
        </table:table-row>
        <table:table-row table:style-name="ro1">
          <table:table-cell office:value-type="float" office:value="31279170" calcext:value-type="float">
            <text:p>31279170</text:p>
          </table:table-cell>
          <table:table-cell table:formula="of:=TIME( ; ;[.A1957]/1000)" office:value-type="time" office:time-value="PT08H41M19.17S" calcext:value-type="time">
            <text:p>08:4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2063.7" calcext:value-type="float">
            <text:p>2063.7</text:p>
          </table:table-cell>
          <table:table-cell office:value-type="float" office:value="2464.09" calcext:value-type="float">
            <text:p>2464.09</text:p>
          </table:table-cell>
        </table:table-row>
        <table:table-row table:style-name="ro1">
          <table:table-cell office:value-type="float" office:value="31295170" calcext:value-type="float">
            <text:p>31295170</text:p>
          </table:table-cell>
          <table:table-cell table:formula="of:=TIME( ; ;[.A1958]/1000)" office:value-type="time" office:time-value="PT08H41M35.17S" calcext:value-type="time">
            <text:p>08:4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2064.71" calcext:value-type="float">
            <text:p>2064.71</text:p>
          </table:table-cell>
          <table:table-cell office:value-type="float" office:value="2465.24" calcext:value-type="float">
            <text:p>2465.24</text:p>
          </table:table-cell>
        </table:table-row>
        <table:table-row table:style-name="ro1">
          <table:table-cell office:value-type="float" office:value="31311170" calcext:value-type="float">
            <text:p>31311170</text:p>
          </table:table-cell>
          <table:table-cell table:formula="of:=TIME( ; ;[.A1959]/1000)" office:value-type="time" office:time-value="PT08H41M51.17S" calcext:value-type="time">
            <text:p>08:4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2065.72" calcext:value-type="float">
            <text:p>2065.72</text:p>
          </table:table-cell>
          <table:table-cell office:value-type="float" office:value="2466.4" calcext:value-type="float">
            <text:p>2466.4</text:p>
          </table:table-cell>
        </table:table-row>
        <table:table-row table:style-name="ro1">
          <table:table-cell office:value-type="float" office:value="31327170" calcext:value-type="float">
            <text:p>31327170</text:p>
          </table:table-cell>
          <table:table-cell table:formula="of:=TIME( ; ;[.A1960]/1000)" office:value-type="time" office:time-value="PT08H42M07.17S" calcext:value-type="time">
            <text:p>08:42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2066.73" calcext:value-type="float">
            <text:p>2066.73</text:p>
          </table:table-cell>
          <table:table-cell office:value-type="float" office:value="2467.55" calcext:value-type="float">
            <text:p>2467.55</text:p>
          </table:table-cell>
        </table:table-row>
        <table:table-row table:style-name="ro1">
          <table:table-cell office:value-type="float" office:value="31343170" calcext:value-type="float">
            <text:p>31343170</text:p>
          </table:table-cell>
          <table:table-cell table:formula="of:=TIME( ; ;[.A1961]/1000)" office:value-type="time" office:time-value="PT08H42M23.17S" calcext:value-type="time">
            <text:p>08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2067.74" calcext:value-type="float">
            <text:p>2067.74</text:p>
          </table:table-cell>
          <table:table-cell office:value-type="float" office:value="2468.71" calcext:value-type="float">
            <text:p>2468.71</text:p>
          </table:table-cell>
        </table:table-row>
        <table:table-row table:style-name="ro1">
          <table:table-cell office:value-type="float" office:value="31359170" calcext:value-type="float">
            <text:p>31359170</text:p>
          </table:table-cell>
          <table:table-cell table:formula="of:=TIME( ; ;[.A1962]/1000)" office:value-type="time" office:time-value="PT08H42M39.17S" calcext:value-type="time">
            <text:p>08:4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2068.75" calcext:value-type="float">
            <text:p>2068.75</text:p>
          </table:table-cell>
          <table:table-cell office:value-type="float" office:value="2469.87" calcext:value-type="float">
            <text:p>2469.87</text:p>
          </table:table-cell>
        </table:table-row>
        <table:table-row table:style-name="ro1">
          <table:table-cell office:value-type="float" office:value="31375170" calcext:value-type="float">
            <text:p>31375170</text:p>
          </table:table-cell>
          <table:table-cell table:formula="of:=TIME( ; ;[.A1963]/1000)" office:value-type="time" office:time-value="PT08H42M55.17S" calcext:value-type="time">
            <text:p>08:4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07" calcext:value-type="float">
            <text:p>259.07</text:p>
          </table:table-cell>
          <table:table-cell office:value-type="float" office:value="2069.77" calcext:value-type="float">
            <text:p>2069.77</text:p>
          </table:table-cell>
          <table:table-cell office:value-type="float" office:value="2471.02" calcext:value-type="float">
            <text:p>2471.02</text:p>
          </table:table-cell>
        </table:table-row>
        <table:table-row table:style-name="ro1">
          <table:table-cell office:value-type="float" office:value="31391170" calcext:value-type="float">
            <text:p>31391170</text:p>
          </table:table-cell>
          <table:table-cell table:formula="of:=TIME( ; ;[.A1964]/1000)" office:value-type="time" office:time-value="PT08H43M11.17S" calcext:value-type="time">
            <text:p>08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2070.78" calcext:value-type="float">
            <text:p>2070.78</text:p>
          </table:table-cell>
          <table:table-cell office:value-type="float" office:value="2472.18" calcext:value-type="float">
            <text:p>2472.18</text:p>
          </table:table-cell>
        </table:table-row>
        <table:table-row table:style-name="ro1">
          <table:table-cell office:value-type="float" office:value="31407170" calcext:value-type="float">
            <text:p>31407170</text:p>
          </table:table-cell>
          <table:table-cell table:formula="of:=TIME( ; ;[.A1965]/1000)" office:value-type="time" office:time-value="PT08H43M27.17S" calcext:value-type="time">
            <text:p>08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2071.79" calcext:value-type="float">
            <text:p>2071.79</text:p>
          </table:table-cell>
          <table:table-cell office:value-type="float" office:value="2473.33" calcext:value-type="float">
            <text:p>2473.33</text:p>
          </table:table-cell>
        </table:table-row>
        <table:table-row table:style-name="ro1">
          <table:table-cell office:value-type="float" office:value="31423170" calcext:value-type="float">
            <text:p>31423170</text:p>
          </table:table-cell>
          <table:table-cell table:formula="of:=TIME( ; ;[.A1966]/1000)" office:value-type="time" office:time-value="PT08H43M43.17S" calcext:value-type="time">
            <text:p>08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072.8" calcext:value-type="float">
            <text:p>2072.8</text:p>
          </table:table-cell>
          <table:table-cell office:value-type="float" office:value="2474.49" calcext:value-type="float">
            <text:p>2474.49</text:p>
          </table:table-cell>
        </table:table-row>
        <table:table-row table:style-name="ro1">
          <table:table-cell office:value-type="float" office:value="31439170" calcext:value-type="float">
            <text:p>31439170</text:p>
          </table:table-cell>
          <table:table-cell table:formula="of:=TIME( ; ;[.A1967]/1000)" office:value-type="time" office:time-value="PT08H43M59.17S" calcext:value-type="time">
            <text:p>08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073.81" calcext:value-type="float">
            <text:p>2073.81</text:p>
          </table:table-cell>
          <table:table-cell office:value-type="float" office:value="2475.64" calcext:value-type="float">
            <text:p>2475.64</text:p>
          </table:table-cell>
        </table:table-row>
        <table:table-row table:style-name="ro1">
          <table:table-cell office:value-type="float" office:value="31455170" calcext:value-type="float">
            <text:p>31455170</text:p>
          </table:table-cell>
          <table:table-cell table:formula="of:=TIME( ; ;[.A1968]/1000)" office:value-type="time" office:time-value="PT08H44M15.17S" calcext:value-type="time">
            <text:p>08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074.82" calcext:value-type="float">
            <text:p>2074.82</text:p>
          </table:table-cell>
          <table:table-cell office:value-type="float" office:value="2476.79" calcext:value-type="float">
            <text:p>2476.79</text:p>
          </table:table-cell>
        </table:table-row>
        <table:table-row table:style-name="ro1">
          <table:table-cell office:value-type="float" office:value="31471170" calcext:value-type="float">
            <text:p>31471170</text:p>
          </table:table-cell>
          <table:table-cell table:formula="of:=TIME( ; ;[.A1969]/1000)" office:value-type="time" office:time-value="PT08H44M31.17S" calcext:value-type="time">
            <text:p>08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2075.83" calcext:value-type="float">
            <text:p>2075.83</text:p>
          </table:table-cell>
          <table:table-cell office:value-type="float" office:value="2477.94" calcext:value-type="float">
            <text:p>2477.94</text:p>
          </table:table-cell>
        </table:table-row>
        <table:table-row table:style-name="ro1">
          <table:table-cell office:value-type="float" office:value="31487170" calcext:value-type="float">
            <text:p>31487170</text:p>
          </table:table-cell>
          <table:table-cell table:formula="of:=TIME( ; ;[.A1970]/1000)" office:value-type="time" office:time-value="PT08H44M47.17S" calcext:value-type="time">
            <text:p>08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2076.84" calcext:value-type="float">
            <text:p>2076.84</text:p>
          </table:table-cell>
          <table:table-cell office:value-type="float" office:value="2479.09" calcext:value-type="float">
            <text:p>2479.09</text:p>
          </table:table-cell>
        </table:table-row>
        <table:table-row table:style-name="ro1">
          <table:table-cell office:value-type="float" office:value="31503170" calcext:value-type="float">
            <text:p>31503170</text:p>
          </table:table-cell>
          <table:table-cell table:formula="of:=TIME( ; ;[.A1971]/1000)" office:value-type="time" office:time-value="PT08H45M03.17S" calcext:value-type="time">
            <text:p>08:4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2077.85" calcext:value-type="float">
            <text:p>2077.85</text:p>
          </table:table-cell>
          <table:table-cell office:value-type="float" office:value="2480.24" calcext:value-type="float">
            <text:p>2480.24</text:p>
          </table:table-cell>
        </table:table-row>
        <table:table-row table:style-name="ro1">
          <table:table-cell office:value-type="float" office:value="31519170" calcext:value-type="float">
            <text:p>31519170</text:p>
          </table:table-cell>
          <table:table-cell table:formula="of:=TIME( ; ;[.A1972]/1000)" office:value-type="time" office:time-value="PT08H45M19.17S" calcext:value-type="time">
            <text:p>08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2078.86" calcext:value-type="float">
            <text:p>2078.86</text:p>
          </table:table-cell>
          <table:table-cell office:value-type="float" office:value="2481.39" calcext:value-type="float">
            <text:p>2481.39</text:p>
          </table:table-cell>
        </table:table-row>
        <table:table-row table:style-name="ro1">
          <table:table-cell office:value-type="float" office:value="31535170" calcext:value-type="float">
            <text:p>31535170</text:p>
          </table:table-cell>
          <table:table-cell table:formula="of:=TIME( ; ;[.A1973]/1000)" office:value-type="time" office:time-value="PT08H45M35.17S" calcext:value-type="time">
            <text:p>08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2079.87" calcext:value-type="float">
            <text:p>2079.87</text:p>
          </table:table-cell>
          <table:table-cell office:value-type="float" office:value="2482.54" calcext:value-type="float">
            <text:p>2482.54</text:p>
          </table:table-cell>
        </table:table-row>
        <table:table-row table:style-name="ro1">
          <table:table-cell office:value-type="float" office:value="31551170" calcext:value-type="float">
            <text:p>31551170</text:p>
          </table:table-cell>
          <table:table-cell table:formula="of:=TIME( ; ;[.A1974]/1000)" office:value-type="time" office:time-value="PT08H45M51.17S" calcext:value-type="time">
            <text:p>08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2080.88" calcext:value-type="float">
            <text:p>2080.88</text:p>
          </table:table-cell>
          <table:table-cell office:value-type="float" office:value="2483.69" calcext:value-type="float">
            <text:p>2483.69</text:p>
          </table:table-cell>
        </table:table-row>
        <table:table-row table:style-name="ro1">
          <table:table-cell office:value-type="float" office:value="31567170" calcext:value-type="float">
            <text:p>31567170</text:p>
          </table:table-cell>
          <table:table-cell table:formula="of:=TIME( ; ;[.A1975]/1000)" office:value-type="time" office:time-value="PT08H46M07.17S" calcext:value-type="time">
            <text:p>08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2081.89" calcext:value-type="float">
            <text:p>2081.89</text:p>
          </table:table-cell>
          <table:table-cell office:value-type="float" office:value="2484.84" calcext:value-type="float">
            <text:p>2484.84</text:p>
          </table:table-cell>
        </table:table-row>
        <table:table-row table:style-name="ro1">
          <table:table-cell office:value-type="float" office:value="31583170" calcext:value-type="float">
            <text:p>31583170</text:p>
          </table:table-cell>
          <table:table-cell table:formula="of:=TIME( ; ;[.A1976]/1000)" office:value-type="time" office:time-value="PT08H46M23.17S" calcext:value-type="time">
            <text:p>08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2082.89" calcext:value-type="float">
            <text:p>2082.89</text:p>
          </table:table-cell>
          <table:table-cell office:value-type="float" office:value="2485.99" calcext:value-type="float">
            <text:p>2485.99</text:p>
          </table:table-cell>
        </table:table-row>
        <table:table-row table:style-name="ro1">
          <table:table-cell office:value-type="float" office:value="31599170" calcext:value-type="float">
            <text:p>31599170</text:p>
          </table:table-cell>
          <table:table-cell table:formula="of:=TIME( ; ;[.A1977]/1000)" office:value-type="time" office:time-value="PT08H46M39.17S" calcext:value-type="time">
            <text:p>08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2083.9" calcext:value-type="float">
            <text:p>2083.9</text:p>
          </table:table-cell>
          <table:table-cell office:value-type="float" office:value="2487.14" calcext:value-type="float">
            <text:p>2487.14</text:p>
          </table:table-cell>
        </table:table-row>
        <table:table-row table:style-name="ro1">
          <table:table-cell office:value-type="float" office:value="31615170" calcext:value-type="float">
            <text:p>31615170</text:p>
          </table:table-cell>
          <table:table-cell table:formula="of:=TIME( ; ;[.A1978]/1000)" office:value-type="time" office:time-value="PT08H46M55.17S" calcext:value-type="time">
            <text:p>08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2084.91" calcext:value-type="float">
            <text:p>2084.91</text:p>
          </table:table-cell>
          <table:table-cell office:value-type="float" office:value="2488.28" calcext:value-type="float">
            <text:p>2488.28</text:p>
          </table:table-cell>
        </table:table-row>
        <table:table-row table:style-name="ro1">
          <table:table-cell office:value-type="float" office:value="31631170" calcext:value-type="float">
            <text:p>31631170</text:p>
          </table:table-cell>
          <table:table-cell table:formula="of:=TIME( ; ;[.A1979]/1000)" office:value-type="time" office:time-value="PT08H47M11.17S" calcext:value-type="time">
            <text:p>08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2085.92" calcext:value-type="float">
            <text:p>2085.92</text:p>
          </table:table-cell>
          <table:table-cell office:value-type="float" office:value="2489.43" calcext:value-type="float">
            <text:p>2489.43</text:p>
          </table:table-cell>
        </table:table-row>
        <table:table-row table:style-name="ro1">
          <table:table-cell office:value-type="float" office:value="31647170" calcext:value-type="float">
            <text:p>31647170</text:p>
          </table:table-cell>
          <table:table-cell table:formula="of:=TIME( ; ;[.A1980]/1000)" office:value-type="time" office:time-value="PT08H47M27.17S" calcext:value-type="time">
            <text:p>08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2086.93" calcext:value-type="float">
            <text:p>2086.93</text:p>
          </table:table-cell>
          <table:table-cell office:value-type="float" office:value="2490.58" calcext:value-type="float">
            <text:p>2490.58</text:p>
          </table:table-cell>
        </table:table-row>
        <table:table-row table:style-name="ro1">
          <table:table-cell office:value-type="float" office:value="31663170" calcext:value-type="float">
            <text:p>31663170</text:p>
          </table:table-cell>
          <table:table-cell table:formula="of:=TIME( ; ;[.A1981]/1000)" office:value-type="time" office:time-value="PT08H47M43.17S" calcext:value-type="time">
            <text:p>08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2087.93" calcext:value-type="float">
            <text:p>2087.93</text:p>
          </table:table-cell>
          <table:table-cell office:value-type="float" office:value="2491.72" calcext:value-type="float">
            <text:p>2491.72</text:p>
          </table:table-cell>
        </table:table-row>
        <table:table-row table:style-name="ro1">
          <table:table-cell office:value-type="float" office:value="31679170" calcext:value-type="float">
            <text:p>31679170</text:p>
          </table:table-cell>
          <table:table-cell table:formula="of:=TIME( ; ;[.A1982]/1000)" office:value-type="time" office:time-value="PT08H47M59.17S" calcext:value-type="time">
            <text:p>08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088.94" calcext:value-type="float">
            <text:p>2088.94</text:p>
          </table:table-cell>
          <table:table-cell office:value-type="float" office:value="2492.87" calcext:value-type="float">
            <text:p>2492.87</text:p>
          </table:table-cell>
        </table:table-row>
        <table:table-row table:style-name="ro1">
          <table:table-cell office:value-type="float" office:value="31695170" calcext:value-type="float">
            <text:p>31695170</text:p>
          </table:table-cell>
          <table:table-cell table:formula="of:=TIME( ; ;[.A1983]/1000)" office:value-type="time" office:time-value="PT08H48M15.17S" calcext:value-type="time">
            <text:p>08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089.95" calcext:value-type="float">
            <text:p>2089.95</text:p>
          </table:table-cell>
          <table:table-cell office:value-type="float" office:value="2494.01" calcext:value-type="float">
            <text:p>2494.01</text:p>
          </table:table-cell>
        </table:table-row>
        <table:table-row table:style-name="ro1">
          <table:table-cell office:value-type="float" office:value="31711170" calcext:value-type="float">
            <text:p>31711170</text:p>
          </table:table-cell>
          <table:table-cell table:formula="of:=TIME( ; ;[.A1984]/1000)" office:value-type="time" office:time-value="PT08H48M31.17S" calcext:value-type="time">
            <text:p>08:48:31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2090.96" calcext:value-type="float">
            <text:p>2090.96</text:p>
          </table:table-cell>
          <table:table-cell office:value-type="float" office:value="2495.15" calcext:value-type="float">
            <text:p>2495.15</text:p>
          </table:table-cell>
        </table:table-row>
        <table:table-row table:style-name="ro1">
          <table:table-cell office:value-type="float" office:value="31727170" calcext:value-type="float">
            <text:p>31727170</text:p>
          </table:table-cell>
          <table:table-cell table:formula="of:=TIME( ; ;[.A1985]/1000)" office:value-type="time" office:time-value="PT08H48M47.17S" calcext:value-type="time">
            <text:p>08:48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2091.96" calcext:value-type="float">
            <text:p>2091.96</text:p>
          </table:table-cell>
          <table:table-cell office:value-type="float" office:value="2496.3" calcext:value-type="float">
            <text:p>2496.3</text:p>
          </table:table-cell>
        </table:table-row>
        <table:table-row table:style-name="ro1">
          <table:table-cell office:value-type="float" office:value="31743170" calcext:value-type="float">
            <text:p>31743170</text:p>
          </table:table-cell>
          <table:table-cell table:formula="of:=TIME( ; ;[.A1986]/1000)" office:value-type="time" office:time-value="PT08H49M03.17S" calcext:value-type="time">
            <text:p>08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092.97" calcext:value-type="float">
            <text:p>2092.97</text:p>
          </table:table-cell>
          <table:table-cell office:value-type="float" office:value="2497.44" calcext:value-type="float">
            <text:p>2497.44</text:p>
          </table:table-cell>
        </table:table-row>
        <table:table-row table:style-name="ro1">
          <table:table-cell office:value-type="float" office:value="31759170" calcext:value-type="float">
            <text:p>31759170</text:p>
          </table:table-cell>
          <table:table-cell table:formula="of:=TIME( ; ;[.A1987]/1000)" office:value-type="time" office:time-value="PT08H49M19.17S" calcext:value-type="time">
            <text:p>08:4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2093.97" calcext:value-type="float">
            <text:p>2093.97</text:p>
          </table:table-cell>
          <table:table-cell office:value-type="float" office:value="2498.58" calcext:value-type="float">
            <text:p>2498.58</text:p>
          </table:table-cell>
        </table:table-row>
        <table:table-row table:style-name="ro1">
          <table:table-cell office:value-type="float" office:value="31775171" calcext:value-type="float">
            <text:p>31775171</text:p>
          </table:table-cell>
          <table:table-cell table:formula="of:=TIME( ; ;[.A1988]/1000)" office:value-type="time" office:time-value="PT08H49M35.171S" calcext:value-type="time">
            <text:p>08:4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2094.98" calcext:value-type="float">
            <text:p>2094.98</text:p>
          </table:table-cell>
          <table:table-cell office:value-type="float" office:value="2499.72" calcext:value-type="float">
            <text:p>2499.72</text:p>
          </table:table-cell>
        </table:table-row>
        <table:table-row table:style-name="ro1">
          <table:table-cell office:value-type="float" office:value="31791170" calcext:value-type="float">
            <text:p>31791170</text:p>
          </table:table-cell>
          <table:table-cell table:formula="of:=TIME( ; ;[.A1989]/1000)" office:value-type="time" office:time-value="PT08H49M51.17S" calcext:value-type="time">
            <text:p>08:4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2095.98" calcext:value-type="float">
            <text:p>2095.98</text:p>
          </table:table-cell>
          <table:table-cell office:value-type="float" office:value="2500.86" calcext:value-type="float">
            <text:p>2500.86</text:p>
          </table:table-cell>
        </table:table-row>
        <table:table-row table:style-name="ro1">
          <table:table-cell office:value-type="float" office:value="31807170" calcext:value-type="float">
            <text:p>31807170</text:p>
          </table:table-cell>
          <table:table-cell table:formula="of:=TIME( ; ;[.A1990]/1000)" office:value-type="time" office:time-value="PT08H50M07.17S" calcext:value-type="time">
            <text:p>08:5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2096.98" calcext:value-type="float">
            <text:p>2096.98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31823170" calcext:value-type="float">
            <text:p>31823170</text:p>
          </table:table-cell>
          <table:table-cell table:formula="of:=TIME( ; ;[.A1991]/1000)" office:value-type="time" office:time-value="PT08H50M23.17S" calcext:value-type="time">
            <text:p>08:5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2097.99" calcext:value-type="float">
            <text:p>2097.99</text:p>
          </table:table-cell>
          <table:table-cell office:value-type="float" office:value="2503.14" calcext:value-type="float">
            <text:p>2503.14</text:p>
          </table:table-cell>
        </table:table-row>
        <table:table-row table:style-name="ro1">
          <table:table-cell office:value-type="float" office:value="31839170" calcext:value-type="float">
            <text:p>31839170</text:p>
          </table:table-cell>
          <table:table-cell table:formula="of:=TIME( ; ;[.A1992]/1000)" office:value-type="time" office:time-value="PT08H50M39.17S" calcext:value-type="time">
            <text:p>08:5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098.99" calcext:value-type="float">
            <text:p>2098.99</text:p>
          </table:table-cell>
          <table:table-cell office:value-type="float" office:value="2504.28" calcext:value-type="float">
            <text:p>2504.28</text:p>
          </table:table-cell>
        </table:table-row>
        <table:table-row table:style-name="ro1">
          <table:table-cell office:value-type="float" office:value="31855170" calcext:value-type="float">
            <text:p>31855170</text:p>
          </table:table-cell>
          <table:table-cell table:formula="of:=TIME( ; ;[.A1993]/1000)" office:value-type="time" office:time-value="PT08H50M55.17S" calcext:value-type="time">
            <text:p>08:5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2100" calcext:value-type="float">
            <text:p>2100</text:p>
          </table:table-cell>
          <table:table-cell office:value-type="float" office:value="2505.42" calcext:value-type="float">
            <text:p>2505.42</text:p>
          </table:table-cell>
        </table:table-row>
        <table:table-row table:style-name="ro1">
          <table:table-cell office:value-type="float" office:value="31871170" calcext:value-type="float">
            <text:p>31871170</text:p>
          </table:table-cell>
          <table:table-cell table:formula="of:=TIME( ; ;[.A1994]/1000)" office:value-type="time" office:time-value="PT08H51M11.17S" calcext:value-type="time">
            <text:p>08:5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101" calcext:value-type="float">
            <text:p>2101</text:p>
          </table:table-cell>
          <table:table-cell office:value-type="float" office:value="2506.56" calcext:value-type="float">
            <text:p>2506.56</text:p>
          </table:table-cell>
        </table:table-row>
        <table:table-row table:style-name="ro1">
          <table:table-cell office:value-type="float" office:value="31887170" calcext:value-type="float">
            <text:p>31887170</text:p>
          </table:table-cell>
          <table:table-cell table:formula="of:=TIME( ; ;[.A1995]/1000)" office:value-type="time" office:time-value="PT08H51M27.17S" calcext:value-type="time">
            <text:p>08:5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2102" calcext:value-type="float">
            <text:p>2102</text:p>
          </table:table-cell>
          <table:table-cell office:value-type="float" office:value="2507.69" calcext:value-type="float">
            <text:p>2507.69</text:p>
          </table:table-cell>
        </table:table-row>
        <table:table-row table:style-name="ro1">
          <table:table-cell office:value-type="float" office:value="31903170" calcext:value-type="float">
            <text:p>31903170</text:p>
          </table:table-cell>
          <table:table-cell table:formula="of:=TIME( ; ;[.A1996]/1000)" office:value-type="time" office:time-value="PT08H51M43.17S" calcext:value-type="time">
            <text:p>08:5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2103.01" calcext:value-type="float">
            <text:p>2103.01</text:p>
          </table:table-cell>
          <table:table-cell office:value-type="float" office:value="2508.83" calcext:value-type="float">
            <text:p>2508.83</text:p>
          </table:table-cell>
        </table:table-row>
        <table:table-row table:style-name="ro1">
          <table:table-cell office:value-type="float" office:value="31919170" calcext:value-type="float">
            <text:p>31919170</text:p>
          </table:table-cell>
          <table:table-cell table:formula="of:=TIME( ; ;[.A1997]/1000)" office:value-type="time" office:time-value="PT08H51M59.17S" calcext:value-type="time">
            <text:p>08:5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2104.01" calcext:value-type="float">
            <text:p>2104.01</text:p>
          </table:table-cell>
          <table:table-cell office:value-type="float" office:value="2509.96" calcext:value-type="float">
            <text:p>2509.96</text:p>
          </table:table-cell>
        </table:table-row>
        <table:table-row table:style-name="ro1">
          <table:table-cell office:value-type="float" office:value="31935170" calcext:value-type="float">
            <text:p>31935170</text:p>
          </table:table-cell>
          <table:table-cell table:formula="of:=TIME( ; ;[.A1998]/1000)" office:value-type="time" office:time-value="PT08H52M15.17S" calcext:value-type="time">
            <text:p>08:5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105.02" calcext:value-type="float">
            <text:p>2105.02</text:p>
          </table:table-cell>
          <table:table-cell office:value-type="float" office:value="2511.09" calcext:value-type="float">
            <text:p>2511.09</text:p>
          </table:table-cell>
        </table:table-row>
        <table:table-row table:style-name="ro1">
          <table:table-cell office:value-type="float" office:value="31951170" calcext:value-type="float">
            <text:p>31951170</text:p>
          </table:table-cell>
          <table:table-cell table:formula="of:=TIME( ; ;[.A1999]/1000)" office:value-type="time" office:time-value="PT08H52M31.17S" calcext:value-type="time">
            <text:p>08:5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2106.02" calcext:value-type="float">
            <text:p>2106.02</text:p>
          </table:table-cell>
          <table:table-cell office:value-type="float" office:value="2512.23" calcext:value-type="float">
            <text:p>2512.23</text:p>
          </table:table-cell>
        </table:table-row>
        <table:table-row table:style-name="ro1">
          <table:table-cell office:value-type="float" office:value="31967170" calcext:value-type="float">
            <text:p>31967170</text:p>
          </table:table-cell>
          <table:table-cell table:formula="of:=TIME( ; ;[.A2000]/1000)" office:value-type="time" office:time-value="PT08H52M47.17S" calcext:value-type="time">
            <text:p>08:5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2107.02" calcext:value-type="float">
            <text:p>2107.02</text:p>
          </table:table-cell>
          <table:table-cell office:value-type="float" office:value="2513.36" calcext:value-type="float">
            <text:p>2513.36</text:p>
          </table:table-cell>
        </table:table-row>
        <table:table-row table:style-name="ro1">
          <table:table-cell office:value-type="float" office:value="31983170" calcext:value-type="float">
            <text:p>31983170</text:p>
          </table:table-cell>
          <table:table-cell table:formula="of:=TIME( ; ;[.A2001]/1000)" office:value-type="time" office:time-value="PT08H53M03.17S" calcext:value-type="time">
            <text:p>08:5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2108.02" calcext:value-type="float">
            <text:p>2108.02</text:p>
          </table:table-cell>
          <table:table-cell office:value-type="float" office:value="2514.49" calcext:value-type="float">
            <text:p>2514.49</text:p>
          </table:table-cell>
        </table:table-row>
        <table:table-row table:style-name="ro1">
          <table:table-cell office:value-type="float" office:value="31999170" calcext:value-type="float">
            <text:p>31999170</text:p>
          </table:table-cell>
          <table:table-cell table:formula="of:=TIME( ; ;[.A2002]/1000)" office:value-type="time" office:time-value="PT08H53M19.17S" calcext:value-type="time">
            <text:p>08:5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109.02" calcext:value-type="float">
            <text:p>2109.02</text:p>
          </table:table-cell>
          <table:table-cell office:value-type="float" office:value="2515.62" calcext:value-type="float">
            <text:p>2515.62</text:p>
          </table:table-cell>
        </table:table-row>
        <table:table-row table:style-name="ro1">
          <table:table-cell office:value-type="float" office:value="32015170" calcext:value-type="float">
            <text:p>32015170</text:p>
          </table:table-cell>
          <table:table-cell table:formula="of:=TIME( ; ;[.A2003]/1000)" office:value-type="time" office:time-value="PT08H53M35.17S" calcext:value-type="time">
            <text:p>08:5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110.02" calcext:value-type="float">
            <text:p>2110.02</text:p>
          </table:table-cell>
          <table:table-cell office:value-type="float" office:value="2516.76" calcext:value-type="float">
            <text:p>2516.76</text:p>
          </table:table-cell>
        </table:table-row>
        <table:table-row table:style-name="ro1">
          <table:table-cell office:value-type="float" office:value="32031170" calcext:value-type="float">
            <text:p>32031170</text:p>
          </table:table-cell>
          <table:table-cell table:formula="of:=TIME( ; ;[.A2004]/1000)" office:value-type="time" office:time-value="PT08H53M51.17S" calcext:value-type="time">
            <text:p>08:5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111.02" calcext:value-type="float">
            <text:p>2111.02</text:p>
          </table:table-cell>
          <table:table-cell office:value-type="float" office:value="2517.89" calcext:value-type="float">
            <text:p>2517.89</text:p>
          </table:table-cell>
        </table:table-row>
        <table:table-row table:style-name="ro1">
          <table:table-cell office:value-type="float" office:value="32047170" calcext:value-type="float">
            <text:p>32047170</text:p>
          </table:table-cell>
          <table:table-cell table:formula="of:=TIME( ; ;[.A2005]/1000)" office:value-type="time" office:time-value="PT08H54M07.17S" calcext:value-type="time">
            <text:p>08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2112.02" calcext:value-type="float">
            <text:p>2112.02</text:p>
          </table:table-cell>
          <table:table-cell office:value-type="float" office:value="2519.01" calcext:value-type="float">
            <text:p>2519.01</text:p>
          </table:table-cell>
        </table:table-row>
        <table:table-row table:style-name="ro1">
          <table:table-cell office:value-type="float" office:value="32063170" calcext:value-type="float">
            <text:p>32063170</text:p>
          </table:table-cell>
          <table:table-cell table:formula="of:=TIME( ; ;[.A2006]/1000)" office:value-type="time" office:time-value="PT08H54M23.17S" calcext:value-type="time">
            <text:p>08:5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2113.02" calcext:value-type="float">
            <text:p>2113.02</text:p>
          </table:table-cell>
          <table:table-cell office:value-type="float" office:value="2520.14" calcext:value-type="float">
            <text:p>2520.14</text:p>
          </table:table-cell>
        </table:table-row>
        <table:table-row table:style-name="ro1">
          <table:table-cell office:value-type="float" office:value="32079170" calcext:value-type="float">
            <text:p>32079170</text:p>
          </table:table-cell>
          <table:table-cell table:formula="of:=TIME( ; ;[.A2007]/1000)" office:value-type="time" office:time-value="PT08H54M39.17S" calcext:value-type="time">
            <text:p>08:5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14.02" calcext:value-type="float">
            <text:p>2114.02</text:p>
          </table:table-cell>
          <table:table-cell office:value-type="float" office:value="2521.27" calcext:value-type="float">
            <text:p>2521.27</text:p>
          </table:table-cell>
        </table:table-row>
        <table:table-row table:style-name="ro1">
          <table:table-cell office:value-type="float" office:value="32095170" calcext:value-type="float">
            <text:p>32095170</text:p>
          </table:table-cell>
          <table:table-cell table:formula="of:=TIME( ; ;[.A2008]/1000)" office:value-type="time" office:time-value="PT08H54M55.17S" calcext:value-type="time">
            <text:p>08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15.02" calcext:value-type="float">
            <text:p>2115.02</text:p>
          </table:table-cell>
          <table:table-cell office:value-type="float" office:value="2522.4" calcext:value-type="float">
            <text:p>2522.4</text:p>
          </table:table-cell>
        </table:table-row>
        <table:table-row table:style-name="ro1">
          <table:table-cell office:value-type="float" office:value="32111170" calcext:value-type="float">
            <text:p>32111170</text:p>
          </table:table-cell>
          <table:table-cell table:formula="of:=TIME( ; ;[.A2009]/1000)" office:value-type="time" office:time-value="PT08H55M11.17S" calcext:value-type="time">
            <text:p>08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2116.02" calcext:value-type="float">
            <text:p>2116.02</text:p>
          </table:table-cell>
          <table:table-cell office:value-type="float" office:value="2523.52" calcext:value-type="float">
            <text:p>2523.52</text:p>
          </table:table-cell>
        </table:table-row>
        <table:table-row table:style-name="ro1">
          <table:table-cell office:value-type="float" office:value="32127170" calcext:value-type="float">
            <text:p>32127170</text:p>
          </table:table-cell>
          <table:table-cell table:formula="of:=TIME( ; ;[.A2010]/1000)" office:value-type="time" office:time-value="PT08H55M27.17S" calcext:value-type="time">
            <text:p>08:55:27</text:p>
          </table:table-cell>
          <table:table-cell office:value-type="float" office:value="1.12" calcext:value-type="float">
            <text:p>1.12</text:p>
          </table:table-cell>
          <table:table-cell office:value-type="float" office:value="224.5" calcext:value-type="float">
            <text:p>224.5</text:p>
          </table:table-cell>
          <table:table-cell office:value-type="float" office:value="251.99" calcext:value-type="float">
            <text:p>251.99</text:p>
          </table:table-cell>
          <table:table-cell office:value-type="float" office:value="2117.01" calcext:value-type="float">
            <text:p>2117.01</text:p>
          </table:table-cell>
          <table:table-cell office:value-type="float" office:value="2524.65" calcext:value-type="float">
            <text:p>2524.65</text:p>
          </table:table-cell>
        </table:table-row>
        <table:table-row table:style-name="ro1">
          <table:table-cell office:value-type="float" office:value="32143170" calcext:value-type="float">
            <text:p>32143170</text:p>
          </table:table-cell>
          <table:table-cell table:formula="of:=TIME( ; ;[.A2011]/1000)" office:value-type="time" office:time-value="PT08H55M43.17S" calcext:value-type="time">
            <text:p>08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2118.01" calcext:value-type="float">
            <text:p>2118.01</text:p>
          </table:table-cell>
          <table:table-cell office:value-type="float" office:value="2525.77" calcext:value-type="float">
            <text:p>2525.77</text:p>
          </table:table-cell>
        </table:table-row>
        <table:table-row table:style-name="ro1">
          <table:table-cell office:value-type="float" office:value="32159170" calcext:value-type="float">
            <text:p>32159170</text:p>
          </table:table-cell>
          <table:table-cell table:formula="of:=TIME( ; ;[.A2012]/1000)" office:value-type="time" office:time-value="PT08H55M59.17S" calcext:value-type="time">
            <text:p>08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119.01" calcext:value-type="float">
            <text:p>2119.01</text:p>
          </table:table-cell>
          <table:table-cell office:value-type="float" office:value="2526.9" calcext:value-type="float">
            <text:p>2526.9</text:p>
          </table:table-cell>
        </table:table-row>
        <table:table-row table:style-name="ro1">
          <table:table-cell office:value-type="float" office:value="32175170" calcext:value-type="float">
            <text:p>32175170</text:p>
          </table:table-cell>
          <table:table-cell table:formula="of:=TIME( ; ;[.A2013]/1000)" office:value-type="time" office:time-value="PT08H56M15.17S" calcext:value-type="time">
            <text:p>08:5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120" calcext:value-type="float">
            <text:p>2120</text:p>
          </table:table-cell>
          <table:table-cell office:value-type="float" office:value="2528.02" calcext:value-type="float">
            <text:p>2528.02</text:p>
          </table:table-cell>
        </table:table-row>
        <table:table-row table:style-name="ro1">
          <table:table-cell office:value-type="float" office:value="32191170" calcext:value-type="float">
            <text:p>32191170</text:p>
          </table:table-cell>
          <table:table-cell table:formula="of:=TIME( ; ;[.A2014]/1000)" office:value-type="time" office:time-value="PT08H56M31.17S" calcext:value-type="time">
            <text:p>08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2" calcext:value-type="float">
            <text:p>252.32</text:p>
          </table:table-cell>
          <table:table-cell office:value-type="float" office:value="2121" calcext:value-type="float">
            <text:p>2121</text:p>
          </table:table-cell>
          <table:table-cell office:value-type="float" office:value="2529.14" calcext:value-type="float">
            <text:p>2529.14</text:p>
          </table:table-cell>
        </table:table-row>
        <table:table-row table:style-name="ro1">
          <table:table-cell office:value-type="float" office:value="32207170" calcext:value-type="float">
            <text:p>32207170</text:p>
          </table:table-cell>
          <table:table-cell table:formula="of:=TIME( ; ;[.A2015]/1000)" office:value-type="time" office:time-value="PT08H56M47.17S" calcext:value-type="time">
            <text:p>08:56:47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2122" calcext:value-type="float">
            <text:p>2122</text:p>
          </table:table-cell>
          <table:table-cell office:value-type="float" office:value="2530.25" calcext:value-type="float">
            <text:p>2530.25</text:p>
          </table:table-cell>
        </table:table-row>
        <table:table-row table:style-name="ro1">
          <table:table-cell office:value-type="float" office:value="32223170" calcext:value-type="float">
            <text:p>32223170</text:p>
          </table:table-cell>
          <table:table-cell table:formula="of:=TIME( ; ;[.A2016]/1000)" office:value-type="time" office:time-value="PT08H57M03.17S" calcext:value-type="time">
            <text:p>08:57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2122.99" calcext:value-type="float">
            <text:p>2122.99</text:p>
          </table:table-cell>
          <table:table-cell office:value-type="float" office:value="2531.37" calcext:value-type="float">
            <text:p>2531.37</text:p>
          </table:table-cell>
        </table:table-row>
        <table:table-row table:style-name="ro1">
          <table:table-cell office:value-type="float" office:value="32239170" calcext:value-type="float">
            <text:p>32239170</text:p>
          </table:table-cell>
          <table:table-cell table:formula="of:=TIME( ; ;[.A2017]/1000)" office:value-type="time" office:time-value="PT08H57M19.17S" calcext:value-type="time">
            <text:p>08:57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2123.99" calcext:value-type="float">
            <text:p>2123.99</text:p>
          </table:table-cell>
          <table:table-cell office:value-type="float" office:value="2532.49" calcext:value-type="float">
            <text:p>2532.49</text:p>
          </table:table-cell>
        </table:table-row>
        <table:table-row table:style-name="ro1">
          <table:table-cell office:value-type="float" office:value="32255170" calcext:value-type="float">
            <text:p>32255170</text:p>
          </table:table-cell>
          <table:table-cell table:formula="of:=TIME( ; ;[.A2018]/1000)" office:value-type="time" office:time-value="PT08H57M35.17S" calcext:value-type="time">
            <text:p>08:57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2124.98" calcext:value-type="float">
            <text:p>2124.98</text:p>
          </table:table-cell>
          <table:table-cell office:value-type="float" office:value="2533.6" calcext:value-type="float">
            <text:p>2533.6</text:p>
          </table:table-cell>
        </table:table-row>
        <table:table-row table:style-name="ro1">
          <table:table-cell office:value-type="float" office:value="32271170" calcext:value-type="float">
            <text:p>32271170</text:p>
          </table:table-cell>
          <table:table-cell table:formula="of:=TIME( ; ;[.A2019]/1000)" office:value-type="time" office:time-value="PT08H57M51.17S" calcext:value-type="time">
            <text:p>08:57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2125.98" calcext:value-type="float">
            <text:p>2125.98</text:p>
          </table:table-cell>
          <table:table-cell office:value-type="float" office:value="2534.72" calcext:value-type="float">
            <text:p>2534.72</text:p>
          </table:table-cell>
        </table:table-row>
        <table:table-row table:style-name="ro1">
          <table:table-cell office:value-type="float" office:value="32287170" calcext:value-type="float">
            <text:p>32287170</text:p>
          </table:table-cell>
          <table:table-cell table:formula="of:=TIME( ; ;[.A2020]/1000)" office:value-type="time" office:time-value="PT08H58M07.17S" calcext:value-type="time">
            <text:p>08:58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126.97" calcext:value-type="float">
            <text:p>2126.97</text:p>
          </table:table-cell>
          <table:table-cell office:value-type="float" office:value="2535.83" calcext:value-type="float">
            <text:p>2535.83</text:p>
          </table:table-cell>
        </table:table-row>
        <table:table-row table:style-name="ro1">
          <table:table-cell office:value-type="float" office:value="32303170" calcext:value-type="float">
            <text:p>32303170</text:p>
          </table:table-cell>
          <table:table-cell table:formula="of:=TIME( ; ;[.A2021]/1000)" office:value-type="time" office:time-value="PT08H58M23.17S" calcext:value-type="time">
            <text:p>08:58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127.96" calcext:value-type="float">
            <text:p>2127.96</text:p>
          </table:table-cell>
          <table:table-cell office:value-type="float" office:value="2536.95" calcext:value-type="float">
            <text:p>2536.95</text:p>
          </table:table-cell>
        </table:table-row>
        <table:table-row table:style-name="ro1">
          <table:table-cell office:value-type="float" office:value="32319170" calcext:value-type="float">
            <text:p>32319170</text:p>
          </table:table-cell>
          <table:table-cell table:formula="of:=TIME( ; ;[.A2022]/1000)" office:value-type="time" office:time-value="PT08H58M39.17S" calcext:value-type="time">
            <text:p>08:58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128.95" calcext:value-type="float">
            <text:p>2128.95</text:p>
          </table:table-cell>
          <table:table-cell office:value-type="float" office:value="2538.06" calcext:value-type="float">
            <text:p>2538.06</text:p>
          </table:table-cell>
        </table:table-row>
        <table:table-row table:style-name="ro1">
          <table:table-cell office:value-type="float" office:value="32335170" calcext:value-type="float">
            <text:p>32335170</text:p>
          </table:table-cell>
          <table:table-cell table:formula="of:=TIME( ; ;[.A2023]/1000)" office:value-type="time" office:time-value="PT08H58M55.17S" calcext:value-type="time">
            <text:p>08:58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129.94" calcext:value-type="float">
            <text:p>2129.94</text:p>
          </table:table-cell>
          <table:table-cell office:value-type="float" office:value="2539.17" calcext:value-type="float">
            <text:p>2539.17</text:p>
          </table:table-cell>
        </table:table-row>
        <table:table-row table:style-name="ro1">
          <table:table-cell office:value-type="float" office:value="32351170" calcext:value-type="float">
            <text:p>32351170</text:p>
          </table:table-cell>
          <table:table-cell table:formula="of:=TIME( ; ;[.A2024]/1000)" office:value-type="time" office:time-value="PT08H59M11.17S" calcext:value-type="time">
            <text:p>08:59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2130.94" calcext:value-type="float">
            <text:p>2130.94</text:p>
          </table:table-cell>
          <table:table-cell office:value-type="float" office:value="2540.28" calcext:value-type="float">
            <text:p>2540.28</text:p>
          </table:table-cell>
        </table:table-row>
        <table:table-row table:style-name="ro1">
          <table:table-cell office:value-type="float" office:value="32367170" calcext:value-type="float">
            <text:p>32367170</text:p>
          </table:table-cell>
          <table:table-cell table:formula="of:=TIME( ; ;[.A2025]/1000)" office:value-type="time" office:time-value="PT08H59M27.17S" calcext:value-type="time">
            <text:p>08:59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2131.93" calcext:value-type="float">
            <text:p>2131.93</text:p>
          </table:table-cell>
          <table:table-cell office:value-type="float" office:value="2541.39" calcext:value-type="float">
            <text:p>2541.39</text:p>
          </table:table-cell>
        </table:table-row>
        <table:table-row table:style-name="ro1">
          <table:table-cell office:value-type="float" office:value="32383170" calcext:value-type="float">
            <text:p>32383170</text:p>
          </table:table-cell>
          <table:table-cell table:formula="of:=TIME( ; ;[.A2026]/1000)" office:value-type="time" office:time-value="PT08H59M43.17S" calcext:value-type="time">
            <text:p>08:59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2132.92" calcext:value-type="float">
            <text:p>2132.92</text:p>
          </table:table-cell>
          <table:table-cell office:value-type="float" office:value="2542.49" calcext:value-type="float">
            <text:p>2542.49</text:p>
          </table:table-cell>
        </table:table-row>
        <table:table-row table:style-name="ro1">
          <table:table-cell office:value-type="float" office:value="32399170" calcext:value-type="float">
            <text:p>32399170</text:p>
          </table:table-cell>
          <table:table-cell table:formula="of:=TIME( ; ;[.A2027]/1000)" office:value-type="time" office:time-value="PT08H59M59.17S" calcext:value-type="time">
            <text:p>08:59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2133.91" calcext:value-type="float">
            <text:p>2133.91</text:p>
          </table:table-cell>
          <table:table-cell office:value-type="float" office:value="2543.6" calcext:value-type="float">
            <text:p>2543.6</text:p>
          </table:table-cell>
        </table:table-row>
        <table:table-row table:style-name="ro1">
          <table:table-cell office:value-type="float" office:value="32415170" calcext:value-type="float">
            <text:p>32415170</text:p>
          </table:table-cell>
          <table:table-cell table:formula="of:=TIME( ; ;[.A2028]/1000)" office:value-type="time" office:time-value="PT09H00M15.17S" calcext:value-type="time">
            <text:p>09:00:15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2134.89" calcext:value-type="float">
            <text:p>2134.89</text:p>
          </table:table-cell>
          <table:table-cell office:value-type="float" office:value="2544.7" calcext:value-type="float">
            <text:p>2544.7</text:p>
          </table:table-cell>
        </table:table-row>
        <table:table-row table:style-name="ro1">
          <table:table-cell office:value-type="float" office:value="32431170" calcext:value-type="float">
            <text:p>32431170</text:p>
          </table:table-cell>
          <table:table-cell table:formula="of:=TIME( ; ;[.A2029]/1000)" office:value-type="time" office:time-value="PT09H00M31.17S" calcext:value-type="time">
            <text:p>09:00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69" calcext:value-type="float">
            <text:p>248.69</text:p>
          </table:table-cell>
          <table:table-cell office:value-type="float" office:value="2135.88" calcext:value-type="float">
            <text:p>2135.88</text:p>
          </table:table-cell>
          <table:table-cell office:value-type="float" office:value="2545.8" calcext:value-type="float">
            <text:p>2545.8</text:p>
          </table:table-cell>
        </table:table-row>
        <table:table-row table:style-name="ro1">
          <table:table-cell office:value-type="float" office:value="32447170" calcext:value-type="float">
            <text:p>32447170</text:p>
          </table:table-cell>
          <table:table-cell table:formula="of:=TIME( ; ;[.A2030]/1000)" office:value-type="time" office:time-value="PT09H00M47.17S" calcext:value-type="time">
            <text:p>09:00:47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2136.87" calcext:value-type="float">
            <text:p>2136.87</text:p>
          </table:table-cell>
          <table:table-cell office:value-type="float" office:value="2546.9" calcext:value-type="float">
            <text:p>2546.9</text:p>
          </table:table-cell>
        </table:table-row>
        <table:table-row table:style-name="ro1">
          <table:table-cell office:value-type="float" office:value="32463170" calcext:value-type="float">
            <text:p>32463170</text:p>
          </table:table-cell>
          <table:table-cell table:formula="of:=TIME( ; ;[.A2031]/1000)" office:value-type="time" office:time-value="PT09H01M03.17S" calcext:value-type="time">
            <text:p>09:01:03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2137.86" calcext:value-type="float">
            <text:p>2137.86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32479170" calcext:value-type="float">
            <text:p>32479170</text:p>
          </table:table-cell>
          <table:table-cell table:formula="of:=TIME( ; ;[.A2032]/1000)" office:value-type="time" office:time-value="PT09H01M19.17S" calcext:value-type="time">
            <text:p>09:01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2138.84" calcext:value-type="float">
            <text:p>2138.84</text:p>
          </table:table-cell>
          <table:table-cell office:value-type="float" office:value="2549.1" calcext:value-type="float">
            <text:p>2549.1</text:p>
          </table:table-cell>
        </table:table-row>
        <table:table-row table:style-name="ro1">
          <table:table-cell office:value-type="float" office:value="32495170" calcext:value-type="float">
            <text:p>32495170</text:p>
          </table:table-cell>
          <table:table-cell table:formula="of:=TIME( ; ;[.A2033]/1000)" office:value-type="time" office:time-value="PT09H01M35.17S" calcext:value-type="time">
            <text:p>09:01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2139.83" calcext:value-type="float">
            <text:p>2139.83</text:p>
          </table:table-cell>
          <table:table-cell office:value-type="float" office:value="2550.2" calcext:value-type="float">
            <text:p>2550.2</text:p>
          </table:table-cell>
        </table:table-row>
        <table:table-row table:style-name="ro1">
          <table:table-cell office:value-type="float" office:value="32511170" calcext:value-type="float">
            <text:p>32511170</text:p>
          </table:table-cell>
          <table:table-cell table:formula="of:=TIME( ; ;[.A2034]/1000)" office:value-type="time" office:time-value="PT09H01M51.17S" calcext:value-type="time">
            <text:p>09:01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140.81" calcext:value-type="float">
            <text:p>2140.81</text:p>
          </table:table-cell>
          <table:table-cell office:value-type="float" office:value="2551.3" calcext:value-type="float">
            <text:p>2551.3</text:p>
          </table:table-cell>
        </table:table-row>
        <table:table-row table:style-name="ro1">
          <table:table-cell office:value-type="float" office:value="32527170" calcext:value-type="float">
            <text:p>32527170</text:p>
          </table:table-cell>
          <table:table-cell table:formula="of:=TIME( ; ;[.A2035]/1000)" office:value-type="time" office:time-value="PT09H02M07.17S" calcext:value-type="time">
            <text:p>09:02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2141.8" calcext:value-type="float">
            <text:p>2141.8</text:p>
          </table:table-cell>
          <table:table-cell office:value-type="float" office:value="2552.39" calcext:value-type="float">
            <text:p>2552.39</text:p>
          </table:table-cell>
        </table:table-row>
        <table:table-row table:style-name="ro1">
          <table:table-cell office:value-type="float" office:value="32543170" calcext:value-type="float">
            <text:p>32543170</text:p>
          </table:table-cell>
          <table:table-cell table:formula="of:=TIME( ; ;[.A2036]/1000)" office:value-type="time" office:time-value="PT09H02M23.17S" calcext:value-type="time">
            <text:p>09:02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2142.78" calcext:value-type="float">
            <text:p>2142.78</text:p>
          </table:table-cell>
          <table:table-cell office:value-type="float" office:value="2553.48" calcext:value-type="float">
            <text:p>2553.48</text:p>
          </table:table-cell>
        </table:table-row>
        <table:table-row table:style-name="ro1">
          <table:table-cell office:value-type="float" office:value="32559170" calcext:value-type="float">
            <text:p>32559170</text:p>
          </table:table-cell>
          <table:table-cell table:formula="of:=TIME( ; ;[.A2037]/1000)" office:value-type="time" office:time-value="PT09H02M39.17S" calcext:value-type="time">
            <text:p>09:02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2143.77" calcext:value-type="float">
            <text:p>2143.77</text:p>
          </table:table-cell>
          <table:table-cell office:value-type="float" office:value="2554.58" calcext:value-type="float">
            <text:p>2554.58</text:p>
          </table:table-cell>
        </table:table-row>
        <table:table-row table:style-name="ro1">
          <table:table-cell office:value-type="float" office:value="32575170" calcext:value-type="float">
            <text:p>32575170</text:p>
          </table:table-cell>
          <table:table-cell table:formula="of:=TIME( ; ;[.A2038]/1000)" office:value-type="time" office:time-value="PT09H02M55.17S" calcext:value-type="time">
            <text:p>09:02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2144.75" calcext:value-type="float">
            <text:p>2144.75</text:p>
          </table:table-cell>
          <table:table-cell office:value-type="float" office:value="2555.67" calcext:value-type="float">
            <text:p>2555.67</text:p>
          </table:table-cell>
        </table:table-row>
        <table:table-row table:style-name="ro1">
          <table:table-cell office:value-type="float" office:value="32591170" calcext:value-type="float">
            <text:p>32591170</text:p>
          </table:table-cell>
          <table:table-cell table:formula="of:=TIME( ; ;[.A2039]/1000)" office:value-type="time" office:time-value="PT09H03M11.17S" calcext:value-type="time">
            <text:p>09:03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2145.73" calcext:value-type="float">
            <text:p>2145.73</text:p>
          </table:table-cell>
          <table:table-cell office:value-type="float" office:value="2556.75" calcext:value-type="float">
            <text:p>2556.75</text:p>
          </table:table-cell>
        </table:table-row>
        <table:table-row table:style-name="ro1">
          <table:table-cell office:value-type="float" office:value="32607170" calcext:value-type="float">
            <text:p>32607170</text:p>
          </table:table-cell>
          <table:table-cell table:formula="of:=TIME( ; ;[.A2040]/1000)" office:value-type="time" office:time-value="PT09H03M27.17S" calcext:value-type="time">
            <text:p>09:03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2146.71" calcext:value-type="float">
            <text:p>2146.71</text:p>
          </table:table-cell>
          <table:table-cell office:value-type="float" office:value="2557.84" calcext:value-type="float">
            <text:p>2557.84</text:p>
          </table:table-cell>
        </table:table-row>
        <table:table-row table:style-name="ro1">
          <table:table-cell office:value-type="float" office:value="32623170" calcext:value-type="float">
            <text:p>32623170</text:p>
          </table:table-cell>
          <table:table-cell table:formula="of:=TIME( ; ;[.A2041]/1000)" office:value-type="time" office:time-value="PT09H03M43.17S" calcext:value-type="time">
            <text:p>09:03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2147.69" calcext:value-type="float">
            <text:p>2147.69</text:p>
          </table:table-cell>
          <table:table-cell office:value-type="float" office:value="2558.93" calcext:value-type="float">
            <text:p>2558.93</text:p>
          </table:table-cell>
        </table:table-row>
        <table:table-row table:style-name="ro1">
          <table:table-cell office:value-type="float" office:value="32639170" calcext:value-type="float">
            <text:p>32639170</text:p>
          </table:table-cell>
          <table:table-cell table:formula="of:=TIME( ; ;[.A2042]/1000)" office:value-type="time" office:time-value="PT09H03M59.17S" calcext:value-type="time">
            <text:p>09:03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9" calcext:value-type="float">
            <text:p>243.89</text:p>
          </table:table-cell>
          <table:table-cell office:value-type="float" office:value="2148.67" calcext:value-type="float">
            <text:p>2148.67</text:p>
          </table:table-cell>
          <table:table-cell office:value-type="float" office:value="2560.01" calcext:value-type="float">
            <text:p>2560.01</text:p>
          </table:table-cell>
        </table:table-row>
        <table:table-row table:style-name="ro1">
          <table:table-cell office:value-type="float" office:value="32655170" calcext:value-type="float">
            <text:p>32655170</text:p>
          </table:table-cell>
          <table:table-cell table:formula="of:=TIME( ; ;[.A2043]/1000)" office:value-type="time" office:time-value="PT09H04M15.17S" calcext:value-type="time">
            <text:p>09:04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149.66" calcext:value-type="float">
            <text:p>2149.66</text:p>
          </table:table-cell>
          <table:table-cell office:value-type="float" office:value="2561.1" calcext:value-type="float">
            <text:p>2561.1</text:p>
          </table:table-cell>
        </table:table-row>
        <table:table-row table:style-name="ro1">
          <table:table-cell office:value-type="float" office:value="32671170" calcext:value-type="float">
            <text:p>32671170</text:p>
          </table:table-cell>
          <table:table-cell table:formula="of:=TIME( ; ;[.A2044]/1000)" office:value-type="time" office:time-value="PT09H04M31.17S" calcext:value-type="time">
            <text:p>09:04:31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7" calcext:value-type="float">
            <text:p>242.67</text:p>
          </table:table-cell>
          <table:table-cell office:value-type="float" office:value="2150.64" calcext:value-type="float">
            <text:p>2150.64</text:p>
          </table:table-cell>
          <table:table-cell office:value-type="float" office:value="2562.18" calcext:value-type="float">
            <text:p>2562.18</text:p>
          </table:table-cell>
        </table:table-row>
        <table:table-row table:style-name="ro1">
          <table:table-cell office:value-type="float" office:value="32687170" calcext:value-type="float">
            <text:p>32687170</text:p>
          </table:table-cell>
          <table:table-cell table:formula="of:=TIME( ; ;[.A2045]/1000)" office:value-type="time" office:time-value="PT09H04M47.17S" calcext:value-type="time">
            <text:p>09:04:47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2151.61" calcext:value-type="float">
            <text:p>2151.61</text:p>
          </table:table-cell>
          <table:table-cell office:value-type="float" office:value="2563.26" calcext:value-type="float">
            <text:p>2563.26</text:p>
          </table:table-cell>
        </table:table-row>
        <table:table-row table:style-name="ro1">
          <table:table-cell office:value-type="float" office:value="32703170" calcext:value-type="float">
            <text:p>32703170</text:p>
          </table:table-cell>
          <table:table-cell table:formula="of:=TIME( ; ;[.A2046]/1000)" office:value-type="time" office:time-value="PT09H05M03.17S" calcext:value-type="time">
            <text:p>09:05:03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152.59" calcext:value-type="float">
            <text:p>2152.59</text:p>
          </table:table-cell>
          <table:table-cell office:value-type="float" office:value="2564.34" calcext:value-type="float">
            <text:p>2564.34</text:p>
          </table:table-cell>
        </table:table-row>
        <table:table-row table:style-name="ro1">
          <table:table-cell office:value-type="float" office:value="32719170" calcext:value-type="float">
            <text:p>32719170</text:p>
          </table:table-cell>
          <table:table-cell table:formula="of:=TIME( ; ;[.A2047]/1000)" office:value-type="time" office:time-value="PT09H05M19.17S" calcext:value-type="time">
            <text:p>09:05:19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2153.57" calcext:value-type="float">
            <text:p>2153.57</text:p>
          </table:table-cell>
          <table:table-cell office:value-type="float" office:value="2565.42" calcext:value-type="float">
            <text:p>2565.42</text:p>
          </table:table-cell>
        </table:table-row>
        <table:table-row table:style-name="ro1">
          <table:table-cell office:value-type="float" office:value="32735170" calcext:value-type="float">
            <text:p>32735170</text:p>
          </table:table-cell>
          <table:table-cell table:formula="of:=TIME( ; ;[.A2048]/1000)" office:value-type="time" office:time-value="PT09H05M35.17S" calcext:value-type="time">
            <text:p>09:05:35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1" calcext:value-type="float">
            <text:p>242.21</text:p>
          </table:table-cell>
          <table:table-cell office:value-type="float" office:value="2154.55" calcext:value-type="float">
            <text:p>2154.55</text:p>
          </table:table-cell>
          <table:table-cell office:value-type="float" office:value="2566.49" calcext:value-type="float">
            <text:p>2566.49</text:p>
          </table:table-cell>
        </table:table-row>
        <table:table-row table:style-name="ro1">
          <table:table-cell office:value-type="float" office:value="32751170" calcext:value-type="float">
            <text:p>32751170</text:p>
          </table:table-cell>
          <table:table-cell table:formula="of:=TIME( ; ;[.A2049]/1000)" office:value-type="time" office:time-value="PT09H05M51.17S" calcext:value-type="time">
            <text:p>09:05:51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2155.52" calcext:value-type="float">
            <text:p>2155.52</text:p>
          </table:table-cell>
          <table:table-cell office:value-type="float" office:value="2567.57" calcext:value-type="float">
            <text:p>2567.57</text:p>
          </table:table-cell>
        </table:table-row>
        <table:table-row table:style-name="ro1">
          <table:table-cell office:value-type="float" office:value="32767170" calcext:value-type="float">
            <text:p>32767170</text:p>
          </table:table-cell>
          <table:table-cell table:formula="of:=TIME( ; ;[.A2050]/1000)" office:value-type="time" office:time-value="PT09H06M07.17S" calcext:value-type="time">
            <text:p>09:06:07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89" calcext:value-type="float">
            <text:p>240.89</text:p>
          </table:table-cell>
          <table:table-cell office:value-type="float" office:value="2156.5" calcext:value-type="float">
            <text:p>2156.5</text:p>
          </table:table-cell>
          <table:table-cell office:value-type="float" office:value="2568.64" calcext:value-type="float">
            <text:p>2568.64</text:p>
          </table:table-cell>
        </table:table-row>
        <table:table-row table:style-name="ro1">
          <table:table-cell office:value-type="float" office:value="32783170" calcext:value-type="float">
            <text:p>32783170</text:p>
          </table:table-cell>
          <table:table-cell table:formula="of:=TIME( ; ;[.A2051]/1000)" office:value-type="time" office:time-value="PT09H06M23.17S" calcext:value-type="time">
            <text:p>09:06:23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2157.47" calcext:value-type="float">
            <text:p>2157.47</text:p>
          </table:table-cell>
          <table:table-cell office:value-type="float" office:value="2569.72" calcext:value-type="float">
            <text:p>2569.72</text:p>
          </table:table-cell>
        </table:table-row>
        <table:table-row table:style-name="ro1">
          <table:table-cell office:value-type="float" office:value="32799170" calcext:value-type="float">
            <text:p>32799170</text:p>
          </table:table-cell>
          <table:table-cell table:formula="of:=TIME( ; ;[.A2052]/1000)" office:value-type="time" office:time-value="PT09H06M39.17S" calcext:value-type="time">
            <text:p>09:06:39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7" calcext:value-type="float">
            <text:p>240.67</text:p>
          </table:table-cell>
          <table:table-cell office:value-type="float" office:value="2158.45" calcext:value-type="float">
            <text:p>2158.45</text:p>
          </table:table-cell>
          <table:table-cell office:value-type="float" office:value="2570.79" calcext:value-type="float">
            <text:p>2570.79</text:p>
          </table:table-cell>
        </table:table-row>
        <table:table-row table:style-name="ro1">
          <table:table-cell office:value-type="float" office:value="32815170" calcext:value-type="float">
            <text:p>32815170</text:p>
          </table:table-cell>
          <table:table-cell table:formula="of:=TIME( ; ;[.A2053]/1000)" office:value-type="time" office:time-value="PT09H06M55.17S" calcext:value-type="time">
            <text:p>09:06:55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2159.42" calcext:value-type="float">
            <text:p>2159.42</text:p>
          </table:table-cell>
          <table:table-cell office:value-type="float" office:value="2571.86" calcext:value-type="float">
            <text:p>2571.86</text:p>
          </table:table-cell>
        </table:table-row>
        <table:table-row table:style-name="ro1">
          <table:table-cell office:value-type="float" office:value="32831170" calcext:value-type="float">
            <text:p>32831170</text:p>
          </table:table-cell>
          <table:table-cell table:formula="of:=TIME( ; ;[.A2054]/1000)" office:value-type="time" office:time-value="PT09H07M11.17S" calcext:value-type="time">
            <text:p>09:07:11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2160.39" calcext:value-type="float">
            <text:p>2160.39</text:p>
          </table:table-cell>
          <table:table-cell office:value-type="float" office:value="2572.93" calcext:value-type="float">
            <text:p>2572.93</text:p>
          </table:table-cell>
        </table:table-row>
        <table:table-row table:style-name="ro1">
          <table:table-cell office:value-type="float" office:value="32847170" calcext:value-type="float">
            <text:p>32847170</text:p>
          </table:table-cell>
          <table:table-cell table:formula="of:=TIME( ; ;[.A2055]/1000)" office:value-type="time" office:time-value="PT09H07M27.17S" calcext:value-type="time">
            <text:p>09:07:27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2161.37" calcext:value-type="float">
            <text:p>2161.37</text:p>
          </table:table-cell>
          <table:table-cell office:value-type="float" office:value="2573.99" calcext:value-type="float">
            <text:p>2573.99</text:p>
          </table:table-cell>
        </table:table-row>
        <table:table-row table:style-name="ro1">
          <table:table-cell office:value-type="float" office:value="32863170" calcext:value-type="float">
            <text:p>32863170</text:p>
          </table:table-cell>
          <table:table-cell table:formula="of:=TIME( ; ;[.A2056]/1000)" office:value-type="time" office:time-value="PT09H07M43.17S" calcext:value-type="time">
            <text:p>09:07:43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162.34" calcext:value-type="float">
            <text:p>2162.34</text:p>
          </table:table-cell>
          <table:table-cell office:value-type="float" office:value="2575.06" calcext:value-type="float">
            <text:p>2575.06</text:p>
          </table:table-cell>
        </table:table-row>
        <table:table-row table:style-name="ro1">
          <table:table-cell office:value-type="float" office:value="32879170" calcext:value-type="float">
            <text:p>32879170</text:p>
          </table:table-cell>
          <table:table-cell table:formula="of:=TIME( ; ;[.A2057]/1000)" office:value-type="time" office:time-value="PT09H07M59.17S" calcext:value-type="time">
            <text:p>09:07:59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01" calcext:value-type="float">
            <text:p>239.01</text:p>
          </table:table-cell>
          <table:table-cell office:value-type="float" office:value="2163.31" calcext:value-type="float">
            <text:p>2163.31</text:p>
          </table:table-cell>
          <table:table-cell office:value-type="float" office:value="2576.13" calcext:value-type="float">
            <text:p>2576.13</text:p>
          </table:table-cell>
        </table:table-row>
        <table:table-row table:style-name="ro1">
          <table:table-cell office:value-type="float" office:value="32895170" calcext:value-type="float">
            <text:p>32895170</text:p>
          </table:table-cell>
          <table:table-cell table:formula="of:=TIME( ; ;[.A2058]/1000)" office:value-type="time" office:time-value="PT09H08M15.17S" calcext:value-type="time">
            <text:p>09:08:15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9" calcext:value-type="float">
            <text:p>238.9</text:p>
          </table:table-cell>
          <table:table-cell office:value-type="float" office:value="2164.28" calcext:value-type="float">
            <text:p>2164.28</text:p>
          </table:table-cell>
          <table:table-cell office:value-type="float" office:value="2577.19" calcext:value-type="float">
            <text:p>2577.19</text:p>
          </table:table-cell>
        </table:table-row>
        <table:table-row table:style-name="ro1">
          <table:table-cell office:value-type="float" office:value="32911170" calcext:value-type="float">
            <text:p>32911170</text:p>
          </table:table-cell>
          <table:table-cell table:formula="of:=TIME( ; ;[.A2059]/1000)" office:value-type="time" office:time-value="PT09H08M31.17S" calcext:value-type="time">
            <text:p>09:08:31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8" calcext:value-type="float">
            <text:p>238.68</text:p>
          </table:table-cell>
          <table:table-cell office:value-type="float" office:value="2165.25" calcext:value-type="float">
            <text:p>2165.25</text:p>
          </table:table-cell>
          <table:table-cell office:value-type="float" office:value="2578.25" calcext:value-type="float">
            <text:p>2578.25</text:p>
          </table:table-cell>
        </table:table-row>
        <table:table-row table:style-name="ro1">
          <table:table-cell office:value-type="float" office:value="32927170" calcext:value-type="float">
            <text:p>32927170</text:p>
          </table:table-cell>
          <table:table-cell table:formula="of:=TIME( ; ;[.A2060]/1000)" office:value-type="time" office:time-value="PT09H08M47.17S" calcext:value-type="time">
            <text:p>09:08:47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2166.22" calcext:value-type="float">
            <text:p>2166.22</text:p>
          </table:table-cell>
          <table:table-cell office:value-type="float" office:value="2579.32" calcext:value-type="float">
            <text:p>2579.32</text:p>
          </table:table-cell>
        </table:table-row>
        <table:table-row table:style-name="ro1">
          <table:table-cell office:value-type="float" office:value="32943170" calcext:value-type="float">
            <text:p>32943170</text:p>
          </table:table-cell>
          <table:table-cell table:formula="of:=TIME( ; ;[.A2061]/1000)" office:value-type="time" office:time-value="PT09H09M03.17S" calcext:value-type="time">
            <text:p>09:09:03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2167.19" calcext:value-type="float">
            <text:p>2167.19</text:p>
          </table:table-cell>
          <table:table-cell office:value-type="float" office:value="2580.38" calcext:value-type="float">
            <text:p>2580.38</text:p>
          </table:table-cell>
        </table:table-row>
        <table:table-row table:style-name="ro1">
          <table:table-cell office:value-type="float" office:value="32959170" calcext:value-type="float">
            <text:p>32959170</text:p>
          </table:table-cell>
          <table:table-cell table:formula="of:=TIME( ; ;[.A2062]/1000)" office:value-type="time" office:time-value="PT09H09M19.17S" calcext:value-type="time">
            <text:p>09:09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2168.16" calcext:value-type="float">
            <text:p>2168.16</text:p>
          </table:table-cell>
          <table:table-cell office:value-type="float" office:value="2581.43" calcext:value-type="float">
            <text:p>2581.43</text:p>
          </table:table-cell>
        </table:table-row>
        <table:table-row table:style-name="ro1">
          <table:table-cell office:value-type="float" office:value="32975170" calcext:value-type="float">
            <text:p>32975170</text:p>
          </table:table-cell>
          <table:table-cell table:formula="of:=TIME( ; ;[.A2063]/1000)" office:value-type="time" office:time-value="PT09H09M35.17S" calcext:value-type="time">
            <text:p>09:09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7.46" calcext:value-type="float">
            <text:p>237.46</text:p>
          </table:table-cell>
          <table:table-cell office:value-type="float" office:value="2169.13" calcext:value-type="float">
            <text:p>2169.13</text:p>
          </table:table-cell>
          <table:table-cell office:value-type="float" office:value="2582.49" calcext:value-type="float">
            <text:p>2582.49</text:p>
          </table:table-cell>
        </table:table-row>
        <table:table-row table:style-name="ro1">
          <table:table-cell office:value-type="float" office:value="32991170" calcext:value-type="float">
            <text:p>32991170</text:p>
          </table:table-cell>
          <table:table-cell table:formula="of:=TIME( ; ;[.A2064]/1000)" office:value-type="time" office:time-value="PT09H09M51.17S" calcext:value-type="time">
            <text:p>09:09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7.24" calcext:value-type="float">
            <text:p>237.24</text:p>
          </table:table-cell>
          <table:table-cell office:value-type="float" office:value="2170.1" calcext:value-type="float">
            <text:p>2170.1</text:p>
          </table:table-cell>
          <table:table-cell office:value-type="float" office:value="2583.55" calcext:value-type="float">
            <text:p>2583.55</text:p>
          </table:table-cell>
        </table:table-row>
        <table:table-row table:style-name="ro1">
          <table:table-cell office:value-type="float" office:value="33007170" calcext:value-type="float">
            <text:p>33007170</text:p>
          </table:table-cell>
          <table:table-cell table:formula="of:=TIME( ; ;[.A2065]/1000)" office:value-type="time" office:time-value="PT09H10M07.17S" calcext:value-type="time">
            <text:p>09:10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2171.06" calcext:value-type="float">
            <text:p>2171.06</text:p>
          </table:table-cell>
          <table:table-cell office:value-type="float" office:value="2584.6" calcext:value-type="float">
            <text:p>2584.6</text:p>
          </table:table-cell>
        </table:table-row>
        <table:table-row table:style-name="ro1">
          <table:table-cell office:value-type="float" office:value="33023170" calcext:value-type="float">
            <text:p>33023170</text:p>
          </table:table-cell>
          <table:table-cell table:formula="of:=TIME( ; ;[.A2066]/1000)" office:value-type="time" office:time-value="PT09H10M23.17S" calcext:value-type="time">
            <text:p>09:10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2172.03" calcext:value-type="float">
            <text:p>2172.03</text:p>
          </table:table-cell>
          <table:table-cell office:value-type="float" office:value="2585.66" calcext:value-type="float">
            <text:p>2585.66</text:p>
          </table:table-cell>
        </table:table-row>
        <table:table-row table:style-name="ro1">
          <table:table-cell office:value-type="float" office:value="33039170" calcext:value-type="float">
            <text:p>33039170</text:p>
          </table:table-cell>
          <table:table-cell table:formula="of:=TIME( ; ;[.A2067]/1000)" office:value-type="time" office:time-value="PT09H10M39.17S" calcext:value-type="time">
            <text:p>09:10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2173" calcext:value-type="float">
            <text:p>2173</text:p>
          </table:table-cell>
          <table:table-cell office:value-type="float" office:value="2586.71" calcext:value-type="float">
            <text:p>2586.71</text:p>
          </table:table-cell>
        </table:table-row>
        <table:table-row table:style-name="ro1">
          <table:table-cell office:value-type="float" office:value="33055170" calcext:value-type="float">
            <text:p>33055170</text:p>
          </table:table-cell>
          <table:table-cell table:formula="of:=TIME( ; ;[.A2068]/1000)" office:value-type="time" office:time-value="PT09H10M55.17S" calcext:value-type="time">
            <text:p>09:10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2173.96" calcext:value-type="float">
            <text:p>2173.96</text:p>
          </table:table-cell>
          <table:table-cell office:value-type="float" office:value="2587.76" calcext:value-type="float">
            <text:p>2587.76</text:p>
          </table:table-cell>
        </table:table-row>
        <table:table-row table:style-name="ro1">
          <table:table-cell office:value-type="float" office:value="33071170" calcext:value-type="float">
            <text:p>33071170</text:p>
          </table:table-cell>
          <table:table-cell table:formula="of:=TIME( ; ;[.A2069]/1000)" office:value-type="time" office:time-value="PT09H11M11.17S" calcext:value-type="time">
            <text:p>09:11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174.93" calcext:value-type="float">
            <text:p>2174.93</text:p>
          </table:table-cell>
          <table:table-cell office:value-type="float" office:value="2588.81" calcext:value-type="float">
            <text:p>2588.81</text:p>
          </table:table-cell>
        </table:table-row>
        <table:table-row table:style-name="ro1">
          <table:table-cell office:value-type="float" office:value="33086170" calcext:value-type="float">
            <text:p>33086170</text:p>
          </table:table-cell>
          <table:table-cell table:formula="of:=TIME( ; ;[.A2070]/1000)" office:value-type="time" office:time-value="PT09H11M26.17S" calcext:value-type="time">
            <text:p>09:11:26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2175.83" calcext:value-type="float">
            <text:p>2175.83</text:p>
          </table:table-cell>
          <table:table-cell office:value-type="float" office:value="2589.8" calcext:value-type="float">
            <text:p>2589.8</text:p>
          </table:table-cell>
        </table:table-row>
        <table:table-row table:style-name="ro1">
          <table:table-cell office:value-type="float" office:value="33102170" calcext:value-type="float">
            <text:p>33102170</text:p>
          </table:table-cell>
          <table:table-cell table:formula="of:=TIME( ; ;[.A2071]/1000)" office:value-type="time" office:time-value="PT09H11M42.17S" calcext:value-type="time">
            <text:p>09:11:42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5.49" calcext:value-type="float">
            <text:p>235.49</text:p>
          </table:table-cell>
          <table:table-cell office:value-type="float" office:value="2176.8" calcext:value-type="float">
            <text:p>2176.8</text:p>
          </table:table-cell>
          <table:table-cell office:value-type="float" office:value="2590.85" calcext:value-type="float">
            <text:p>2590.85</text:p>
          </table:table-cell>
        </table:table-row>
        <table:table-row table:style-name="ro1">
          <table:table-cell office:value-type="float" office:value="33118170" calcext:value-type="float">
            <text:p>33118170</text:p>
          </table:table-cell>
          <table:table-cell table:formula="of:=TIME( ; ;[.A2072]/1000)" office:value-type="time" office:time-value="PT09H11M58.17S" calcext:value-type="time">
            <text:p>09:11:58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2177.76" calcext:value-type="float">
            <text:p>2177.76</text:p>
          </table:table-cell>
          <table:table-cell office:value-type="float" office:value="2591.89" calcext:value-type="float">
            <text:p>2591.89</text:p>
          </table:table-cell>
        </table:table-row>
        <table:table-row table:style-name="ro1">
          <table:table-cell office:value-type="float" office:value="33134170" calcext:value-type="float">
            <text:p>33134170</text:p>
          </table:table-cell>
          <table:table-cell table:formula="of:=TIME( ; ;[.A2073]/1000)" office:value-type="time" office:time-value="PT09H12M14.17S" calcext:value-type="time">
            <text:p>09:12:14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2178.72" calcext:value-type="float">
            <text:p>2178.72</text:p>
          </table:table-cell>
          <table:table-cell office:value-type="float" office:value="2592.94" calcext:value-type="float">
            <text:p>2592.94</text:p>
          </table:table-cell>
        </table:table-row>
        <table:table-row table:style-name="ro1">
          <table:table-cell office:value-type="float" office:value="33150170" calcext:value-type="float">
            <text:p>33150170</text:p>
          </table:table-cell>
          <table:table-cell table:formula="of:=TIME( ; ;[.A2074]/1000)" office:value-type="time" office:time-value="PT09H12M30.17S" calcext:value-type="time">
            <text:p>09:12:30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2179.69" calcext:value-type="float">
            <text:p>2179.69</text:p>
          </table:table-cell>
          <table:table-cell office:value-type="float" office:value="2593.99" calcext:value-type="float">
            <text:p>2593.99</text:p>
          </table:table-cell>
        </table:table-row>
        <table:table-row table:style-name="ro1">
          <table:table-cell office:value-type="float" office:value="33166170" calcext:value-type="float">
            <text:p>33166170</text:p>
          </table:table-cell>
          <table:table-cell table:formula="of:=TIME( ; ;[.A2075]/1000)" office:value-type="time" office:time-value="PT09H12M46.17S" calcext:value-type="time">
            <text:p>09:12:46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2180.65" calcext:value-type="float">
            <text:p>2180.65</text:p>
          </table:table-cell>
          <table:table-cell office:value-type="float" office:value="2595.03" calcext:value-type="float">
            <text:p>2595.03</text:p>
          </table:table-cell>
        </table:table-row>
        <table:table-row table:style-name="ro1">
          <table:table-cell office:value-type="float" office:value="33182170" calcext:value-type="float">
            <text:p>33182170</text:p>
          </table:table-cell>
          <table:table-cell table:formula="of:=TIME( ; ;[.A2076]/1000)" office:value-type="time" office:time-value="PT09H13M02.17S" calcext:value-type="time">
            <text:p>09:13:02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181.61" calcext:value-type="float">
            <text:p>2181.61</text:p>
          </table:table-cell>
          <table:table-cell office:value-type="float" office:value="2596.07" calcext:value-type="float">
            <text:p>2596.07</text:p>
          </table:table-cell>
        </table:table-row>
        <table:table-row table:style-name="ro1">
          <table:table-cell office:value-type="float" office:value="33198170" calcext:value-type="float">
            <text:p>33198170</text:p>
          </table:table-cell>
          <table:table-cell table:formula="of:=TIME( ; ;[.A2077]/1000)" office:value-type="time" office:time-value="PT09H13M18.17S" calcext:value-type="time">
            <text:p>09:13:18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182.57" calcext:value-type="float">
            <text:p>2182.57</text:p>
          </table:table-cell>
          <table:table-cell office:value-type="float" office:value="2597.11" calcext:value-type="float">
            <text:p>2597.11</text:p>
          </table:table-cell>
        </table:table-row>
        <table:table-row table:style-name="ro1">
          <table:table-cell office:value-type="float" office:value="33214170" calcext:value-type="float">
            <text:p>33214170</text:p>
          </table:table-cell>
          <table:table-cell table:formula="of:=TIME( ; ;[.A2078]/1000)" office:value-type="time" office:time-value="PT09H13M34.17S" calcext:value-type="time">
            <text:p>09:13:34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2183.53" calcext:value-type="float">
            <text:p>2183.53</text:p>
          </table:table-cell>
          <table:table-cell office:value-type="float" office:value="2598.15" calcext:value-type="float">
            <text:p>2598.15</text:p>
          </table:table-cell>
        </table:table-row>
        <table:table-row table:style-name="ro1">
          <table:table-cell office:value-type="float" office:value="33230170" calcext:value-type="float">
            <text:p>33230170</text:p>
          </table:table-cell>
          <table:table-cell table:formula="of:=TIME( ; ;[.A2079]/1000)" office:value-type="time" office:time-value="PT09H13M50.17S" calcext:value-type="time">
            <text:p>09:13:50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2184.49" calcext:value-type="float">
            <text:p>2184.49</text:p>
          </table:table-cell>
          <table:table-cell office:value-type="float" office:value="2599.19" calcext:value-type="float">
            <text:p>2599.19</text:p>
          </table:table-cell>
        </table:table-row>
        <table:table-row table:style-name="ro1">
          <table:table-cell office:value-type="float" office:value="33246170" calcext:value-type="float">
            <text:p>33246170</text:p>
          </table:table-cell>
          <table:table-cell table:formula="of:=TIME( ; ;[.A2080]/1000)" office:value-type="time" office:time-value="PT09H14M06.17S" calcext:value-type="time">
            <text:p>09:14:06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2185.45" calcext:value-type="float">
            <text:p>2185.45</text:p>
          </table:table-cell>
          <table:table-cell office:value-type="float" office:value="2600.23" calcext:value-type="float">
            <text:p>2600.23</text:p>
          </table:table-cell>
        </table:table-row>
        <table:table-row table:style-name="ro1">
          <table:table-cell office:value-type="float" office:value="33262170" calcext:value-type="float">
            <text:p>33262170</text:p>
          </table:table-cell>
          <table:table-cell table:formula="of:=TIME( ; ;[.A2081]/1000)" office:value-type="time" office:time-value="PT09H14M22.17S" calcext:value-type="time">
            <text:p>09:14:22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186.41" calcext:value-type="float">
            <text:p>2186.41</text:p>
          </table:table-cell>
          <table:table-cell office:value-type="float" office:value="2601.27" calcext:value-type="float">
            <text:p>2601.27</text:p>
          </table:table-cell>
        </table:table-row>
        <table:table-row table:style-name="ro1">
          <table:table-cell office:value-type="float" office:value="33278170" calcext:value-type="float">
            <text:p>33278170</text:p>
          </table:table-cell>
          <table:table-cell table:formula="of:=TIME( ; ;[.A2082]/1000)" office:value-type="time" office:time-value="PT09H14M38.17S" calcext:value-type="time">
            <text:p>09:14:38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8" calcext:value-type="float">
            <text:p>233.18</text:p>
          </table:table-cell>
          <table:table-cell office:value-type="float" office:value="2187.37" calcext:value-type="float">
            <text:p>2187.37</text:p>
          </table:table-cell>
          <table:table-cell office:value-type="float" office:value="2602.3" calcext:value-type="float">
            <text:p>2602.3</text:p>
          </table:table-cell>
        </table:table-row>
        <table:table-row table:style-name="ro1">
          <table:table-cell office:value-type="float" office:value="33294170" calcext:value-type="float">
            <text:p>33294170</text:p>
          </table:table-cell>
          <table:table-cell table:formula="of:=TIME( ; ;[.A2083]/1000)" office:value-type="time" office:time-value="PT09H14M54.17S" calcext:value-type="time">
            <text:p>09:14:54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1" calcext:value-type="float">
            <text:p>232.1</text:p>
          </table:table-cell>
          <table:table-cell office:value-type="float" office:value="2188.33" calcext:value-type="float">
            <text:p>2188.33</text:p>
          </table:table-cell>
          <table:table-cell office:value-type="float" office:value="2603.34" calcext:value-type="float">
            <text:p>2603.34</text:p>
          </table:table-cell>
        </table:table-row>
        <table:table-row table:style-name="ro1">
          <table:table-cell office:value-type="float" office:value="33310170" calcext:value-type="float">
            <text:p>33310170</text:p>
          </table:table-cell>
          <table:table-cell table:formula="of:=TIME( ; ;[.A2084]/1000)" office:value-type="time" office:time-value="PT09H15M10.17S" calcext:value-type="time">
            <text:p>09:15:10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1" calcext:value-type="float">
            <text:p>232.1</text:p>
          </table:table-cell>
          <table:table-cell office:value-type="float" office:value="2189.28" calcext:value-type="float">
            <text:p>2189.28</text:p>
          </table:table-cell>
          <table:table-cell office:value-type="float" office:value="2604.37" calcext:value-type="float">
            <text:p>2604.37</text:p>
          </table:table-cell>
        </table:table-row>
        <table:table-row table:style-name="ro1">
          <table:table-cell office:value-type="float" office:value="33326170" calcext:value-type="float">
            <text:p>33326170</text:p>
          </table:table-cell>
          <table:table-cell table:formula="of:=TIME( ; ;[.A2085]/1000)" office:value-type="time" office:time-value="PT09H15M26.17S" calcext:value-type="time">
            <text:p>09:15:26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190.24" calcext:value-type="float">
            <text:p>2190.24</text:p>
          </table:table-cell>
          <table:table-cell office:value-type="float" office:value="2605.4" calcext:value-type="float">
            <text:p>2605.4</text:p>
          </table:table-cell>
        </table:table-row>
        <table:table-row table:style-name="ro1">
          <table:table-cell office:value-type="float" office:value="33342170" calcext:value-type="float">
            <text:p>33342170</text:p>
          </table:table-cell>
          <table:table-cell table:formula="of:=TIME( ; ;[.A2086]/1000)" office:value-type="time" office:time-value="PT09H15M42.17S" calcext:value-type="time">
            <text:p>09:15:42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191.2" calcext:value-type="float">
            <text:p>2191.2</text:p>
          </table:table-cell>
          <table:table-cell office:value-type="float" office:value="2606.43" calcext:value-type="float">
            <text:p>2606.43</text:p>
          </table:table-cell>
        </table:table-row>
        <table:table-row table:style-name="ro1">
          <table:table-cell office:value-type="float" office:value="33358170" calcext:value-type="float">
            <text:p>33358170</text:p>
          </table:table-cell>
          <table:table-cell table:formula="of:=TIME( ; ;[.A2087]/1000)" office:value-type="time" office:time-value="PT09H15M58.17S" calcext:value-type="time">
            <text:p>09:15:58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2192.15" calcext:value-type="float">
            <text:p>2192.15</text:p>
          </table:table-cell>
          <table:table-cell office:value-type="float" office:value="2607.46" calcext:value-type="float">
            <text:p>2607.46</text:p>
          </table:table-cell>
        </table:table-row>
        <table:table-row table:style-name="ro1">
          <table:table-cell office:value-type="float" office:value="33374170" calcext:value-type="float">
            <text:p>33374170</text:p>
          </table:table-cell>
          <table:table-cell table:formula="of:=TIME( ; ;[.A2088]/1000)" office:value-type="time" office:time-value="PT09H16M14.17S" calcext:value-type="time">
            <text:p>09:16:14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1.55" calcext:value-type="float">
            <text:p>231.55</text:p>
          </table:table-cell>
          <table:table-cell office:value-type="float" office:value="2193.11" calcext:value-type="float">
            <text:p>2193.11</text:p>
          </table:table-cell>
          <table:table-cell office:value-type="float" office:value="2608.49" calcext:value-type="float">
            <text:p>2608.49</text:p>
          </table:table-cell>
        </table:table-row>
        <table:table-row table:style-name="ro1">
          <table:table-cell office:value-type="float" office:value="33390170" calcext:value-type="float">
            <text:p>33390170</text:p>
          </table:table-cell>
          <table:table-cell table:formula="of:=TIME( ; ;[.A2089]/1000)" office:value-type="time" office:time-value="PT09H16M30.17S" calcext:value-type="time">
            <text:p>09:16:30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194.06" calcext:value-type="float">
            <text:p>2194.06</text:p>
          </table:table-cell>
          <table:table-cell office:value-type="float" office:value="2609.52" calcext:value-type="float">
            <text:p>2609.52</text:p>
          </table:table-cell>
        </table:table-row>
        <table:table-row table:style-name="ro1">
          <table:table-cell office:value-type="float" office:value="33406170" calcext:value-type="float">
            <text:p>33406170</text:p>
          </table:table-cell>
          <table:table-cell table:formula="of:=TIME( ; ;[.A2090]/1000)" office:value-type="time" office:time-value="PT09H16M46.17S" calcext:value-type="time">
            <text:p>09:16:46</text:p>
          </table:table-cell>
          <table:table-cell office:value-type="float" office:value="1.07" calcext:value-type="float">
            <text:p>1.07</text:p>
          </table:table-cell>
          <table:table-cell office:value-type="float" office:value="214.6" calcext:value-type="float">
            <text:p>214.6</text:p>
          </table:table-cell>
          <table:table-cell office:value-type="float" office:value="230.36" calcext:value-type="float">
            <text:p>230.36</text:p>
          </table:table-cell>
          <table:table-cell office:value-type="float" office:value="2195.02" calcext:value-type="float">
            <text:p>2195.02</text:p>
          </table:table-cell>
          <table:table-cell office:value-type="float" office:value="2610.55" calcext:value-type="float">
            <text:p>2610.55</text:p>
          </table:table-cell>
        </table:table-row>
        <table:table-row table:style-name="ro1">
          <table:table-cell office:value-type="float" office:value="33422170" calcext:value-type="float">
            <text:p>33422170</text:p>
          </table:table-cell>
          <table:table-cell table:formula="of:=TIME( ; ;[.A2091]/1000)" office:value-type="time" office:time-value="PT09H17M02.17S" calcext:value-type="time">
            <text:p>09:17:02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2195.97" calcext:value-type="float">
            <text:p>2195.97</text:p>
          </table:table-cell>
          <table:table-cell office:value-type="float" office:value="2611.57" calcext:value-type="float">
            <text:p>2611.57</text:p>
          </table:table-cell>
        </table:table-row>
        <table:table-row table:style-name="ro1">
          <table:table-cell office:value-type="float" office:value="33438170" calcext:value-type="float">
            <text:p>33438170</text:p>
          </table:table-cell>
          <table:table-cell table:formula="of:=TIME( ; ;[.A2092]/1000)" office:value-type="time" office:time-value="PT09H17M18.17S" calcext:value-type="time">
            <text:p>09:17:18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5" calcext:value-type="float">
            <text:p>230.15</text:p>
          </table:table-cell>
          <table:table-cell office:value-type="float" office:value="2196.92" calcext:value-type="float">
            <text:p>2196.92</text:p>
          </table:table-cell>
          <table:table-cell office:value-type="float" office:value="2612.59" calcext:value-type="float">
            <text:p>2612.59</text:p>
          </table:table-cell>
        </table:table-row>
        <table:table-row table:style-name="ro1">
          <table:table-cell office:value-type="float" office:value="33454170" calcext:value-type="float">
            <text:p>33454170</text:p>
          </table:table-cell>
          <table:table-cell table:formula="of:=TIME( ; ;[.A2093]/1000)" office:value-type="time" office:time-value="PT09H17M34.17S" calcext:value-type="time">
            <text:p>09:17:34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2197.88" calcext:value-type="float">
            <text:p>2197.88</text:p>
          </table:table-cell>
          <table:table-cell office:value-type="float" office:value="2613.62" calcext:value-type="float">
            <text:p>2613.62</text:p>
          </table:table-cell>
        </table:table-row>
        <table:table-row table:style-name="ro1">
          <table:table-cell office:value-type="float" office:value="33470170" calcext:value-type="float">
            <text:p>33470170</text:p>
          </table:table-cell>
          <table:table-cell table:formula="of:=TIME( ; ;[.A2094]/1000)" office:value-type="time" office:time-value="PT09H17M50.17S" calcext:value-type="time">
            <text:p>09:17:50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2198.83" calcext:value-type="float">
            <text:p>2198.83</text:p>
          </table:table-cell>
          <table:table-cell office:value-type="float" office:value="2614.64" calcext:value-type="float">
            <text:p>2614.64</text:p>
          </table:table-cell>
        </table:table-row>
        <table:table-row table:style-name="ro1">
          <table:table-cell office:value-type="float" office:value="33486170" calcext:value-type="float">
            <text:p>33486170</text:p>
          </table:table-cell>
          <table:table-cell table:formula="of:=TIME( ; ;[.A2095]/1000)" office:value-type="time" office:time-value="PT09H18M06.17S" calcext:value-type="time">
            <text:p>09:18:06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199.78" calcext:value-type="float">
            <text:p>2199.78</text:p>
          </table:table-cell>
          <table:table-cell office:value-type="float" office:value="2615.66" calcext:value-type="float">
            <text:p>2615.66</text:p>
          </table:table-cell>
        </table:table-row>
        <table:table-row table:style-name="ro1">
          <table:table-cell office:value-type="float" office:value="33502170" calcext:value-type="float">
            <text:p>33502170</text:p>
          </table:table-cell>
          <table:table-cell table:formula="of:=TIME( ; ;[.A2096]/1000)" office:value-type="time" office:time-value="PT09H18M22.17S" calcext:value-type="time">
            <text:p>09:18:22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2200.73" calcext:value-type="float">
            <text:p>2200.73</text:p>
          </table:table-cell>
          <table:table-cell office:value-type="float" office:value="2616.68" calcext:value-type="float">
            <text:p>2616.68</text:p>
          </table:table-cell>
        </table:table-row>
        <table:table-row table:style-name="ro1">
          <table:table-cell office:value-type="float" office:value="33518170" calcext:value-type="float">
            <text:p>33518170</text:p>
          </table:table-cell>
          <table:table-cell table:formula="of:=TIME( ; ;[.A2097]/1000)" office:value-type="time" office:time-value="PT09H18M38.17S" calcext:value-type="time">
            <text:p>09:18:38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8.63" calcext:value-type="float">
            <text:p>228.63</text:p>
          </table:table-cell>
          <table:table-cell office:value-type="float" office:value="2201.68" calcext:value-type="float">
            <text:p>2201.68</text:p>
          </table:table-cell>
          <table:table-cell office:value-type="float" office:value="2617.7" calcext:value-type="float">
            <text:p>2617.7</text:p>
          </table:table-cell>
        </table:table-row>
        <table:table-row table:style-name="ro1">
          <table:table-cell office:value-type="float" office:value="33534170" calcext:value-type="float">
            <text:p>33534170</text:p>
          </table:table-cell>
          <table:table-cell table:formula="of:=TIME( ; ;[.A2098]/1000)" office:value-type="time" office:time-value="PT09H18M54.17S" calcext:value-type="time">
            <text:p>09:18:54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202.63" calcext:value-type="float">
            <text:p>2202.63</text:p>
          </table:table-cell>
          <table:table-cell office:value-type="float" office:value="2618.71" calcext:value-type="float">
            <text:p>2618.71</text:p>
          </table:table-cell>
        </table:table-row>
        <table:table-row table:style-name="ro1">
          <table:table-cell office:value-type="float" office:value="33550170" calcext:value-type="float">
            <text:p>33550170</text:p>
          </table:table-cell>
          <table:table-cell table:formula="of:=TIME( ; ;[.A2099]/1000)" office:value-type="time" office:time-value="PT09H19M10.17S" calcext:value-type="time">
            <text:p>09:19:10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" calcext:value-type="float">
            <text:p>228.3</text:p>
          </table:table-cell>
          <table:table-cell office:value-type="float" office:value="2203.58" calcext:value-type="float">
            <text:p>2203.58</text:p>
          </table:table-cell>
          <table:table-cell office:value-type="float" office:value="2619.73" calcext:value-type="float">
            <text:p>2619.73</text:p>
          </table:table-cell>
        </table:table-row>
        <table:table-row table:style-name="ro1">
          <table:table-cell office:value-type="float" office:value="33566170" calcext:value-type="float">
            <text:p>33566170</text:p>
          </table:table-cell>
          <table:table-cell table:formula="of:=TIME( ; ;[.A2100]/1000)" office:value-type="time" office:time-value="PT09H19M26.17S" calcext:value-type="time">
            <text:p>09:19:26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2204.53" calcext:value-type="float">
            <text:p>2204.53</text:p>
          </table:table-cell>
          <table:table-cell office:value-type="float" office:value="2620.74" calcext:value-type="float">
            <text:p>2620.74</text:p>
          </table:table-cell>
        </table:table-row>
        <table:table-row table:style-name="ro1">
          <table:table-cell office:value-type="float" office:value="33582170" calcext:value-type="float">
            <text:p>33582170</text:p>
          </table:table-cell>
          <table:table-cell table:formula="of:=TIME( ; ;[.A2101]/1000)" office:value-type="time" office:time-value="PT09H19M42.17S" calcext:value-type="time">
            <text:p>09:19:42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98" calcext:value-type="float">
            <text:p>227.98</text:p>
          </table:table-cell>
          <table:table-cell office:value-type="float" office:value="2205.48" calcext:value-type="float">
            <text:p>2205.48</text:p>
          </table:table-cell>
          <table:table-cell office:value-type="float" office:value="2621.76" calcext:value-type="float">
            <text:p>2621.76</text:p>
          </table:table-cell>
        </table:table-row>
        <table:table-row table:style-name="ro1">
          <table:table-cell office:value-type="float" office:value="33598170" calcext:value-type="float">
            <text:p>33598170</text:p>
          </table:table-cell>
          <table:table-cell table:formula="of:=TIME( ; ;[.A2102]/1000)" office:value-type="time" office:time-value="PT09H19M58.17S" calcext:value-type="time">
            <text:p>09:19:58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2206.43" calcext:value-type="float">
            <text:p>2206.43</text:p>
          </table:table-cell>
          <table:table-cell office:value-type="float" office:value="2622.77" calcext:value-type="float">
            <text:p>2622.77</text:p>
          </table:table-cell>
        </table:table-row>
        <table:table-row table:style-name="ro1">
          <table:table-cell office:value-type="float" office:value="33614170" calcext:value-type="float">
            <text:p>33614170</text:p>
          </table:table-cell>
          <table:table-cell table:formula="of:=TIME( ; ;[.A2103]/1000)" office:value-type="time" office:time-value="PT09H20M14.17S" calcext:value-type="time">
            <text:p>09:20:14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207.37" calcext:value-type="float">
            <text:p>2207.37</text:p>
          </table:table-cell>
          <table:table-cell office:value-type="float" office:value="2623.78" calcext:value-type="float">
            <text:p>2623.78</text:p>
          </table:table-cell>
        </table:table-row>
        <table:table-row table:style-name="ro1">
          <table:table-cell office:value-type="float" office:value="33630170" calcext:value-type="float">
            <text:p>33630170</text:p>
          </table:table-cell>
          <table:table-cell table:formula="of:=TIME( ; ;[.A2104]/1000)" office:value-type="time" office:time-value="PT09H20M30.17S" calcext:value-type="time">
            <text:p>09:20:30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2208.32" calcext:value-type="float">
            <text:p>2208.32</text:p>
          </table:table-cell>
          <table:table-cell office:value-type="float" office:value="2624.79" calcext:value-type="float">
            <text:p>2624.79</text:p>
          </table:table-cell>
        </table:table-row>
        <table:table-row table:style-name="ro1">
          <table:table-cell office:value-type="float" office:value="33646170" calcext:value-type="float">
            <text:p>33646170</text:p>
          </table:table-cell>
          <table:table-cell table:formula="of:=TIME( ; ;[.A2105]/1000)" office:value-type="time" office:time-value="PT09H20M46.17S" calcext:value-type="time">
            <text:p>09:20:46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6.59" calcext:value-type="float">
            <text:p>226.59</text:p>
          </table:table-cell>
          <table:table-cell office:value-type="float" office:value="2209.26" calcext:value-type="float">
            <text:p>2209.26</text:p>
          </table:table-cell>
          <table:table-cell office:value-type="float" office:value="2625.8" calcext:value-type="float">
            <text:p>2625.8</text:p>
          </table:table-cell>
        </table:table-row>
        <table:table-row table:style-name="ro1">
          <table:table-cell office:value-type="float" office:value="33662170" calcext:value-type="float">
            <text:p>33662170</text:p>
          </table:table-cell>
          <table:table-cell table:formula="of:=TIME( ; ;[.A2106]/1000)" office:value-type="time" office:time-value="PT09H21M02.17S" calcext:value-type="time">
            <text:p>09:21:02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2210.21" calcext:value-type="float">
            <text:p>2210.21</text:p>
          </table:table-cell>
          <table:table-cell office:value-type="float" office:value="2626.81" calcext:value-type="float">
            <text:p>2626.81</text:p>
          </table:table-cell>
        </table:table-row>
        <table:table-row table:style-name="ro1">
          <table:table-cell office:value-type="float" office:value="33678170" calcext:value-type="float">
            <text:p>33678170</text:p>
          </table:table-cell>
          <table:table-cell table:formula="of:=TIME( ; ;[.A2107]/1000)" office:value-type="time" office:time-value="PT09H21M18.17S" calcext:value-type="time">
            <text:p>09:21:18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6.37" calcext:value-type="float">
            <text:p>226.37</text:p>
          </table:table-cell>
          <table:table-cell office:value-type="float" office:value="2211.15" calcext:value-type="float">
            <text:p>2211.15</text:p>
          </table:table-cell>
          <table:table-cell office:value-type="float" office:value="2627.81" calcext:value-type="float">
            <text:p>2627.81</text:p>
          </table:table-cell>
        </table:table-row>
        <table:table-row table:style-name="ro1">
          <table:table-cell office:value-type="float" office:value="33694170" calcext:value-type="float">
            <text:p>33694170</text:p>
          </table:table-cell>
          <table:table-cell table:formula="of:=TIME( ; ;[.A2108]/1000)" office:value-type="time" office:time-value="PT09H21M34.17S" calcext:value-type="time">
            <text:p>09:21:34</text:p>
          </table:table-cell>
          <table:table-cell office:value-type="float" office:value="1.06" calcext:value-type="float">
            <text:p>1.06</text:p>
          </table:table-cell>
          <table:table-cell office:value-type="float" office:value="212.3" calcext:value-type="float">
            <text:p>212.3</text:p>
          </table:table-cell>
          <table:table-cell office:value-type="float" office:value="225.3" calcext:value-type="float">
            <text:p>225.3</text:p>
          </table:table-cell>
          <table:table-cell office:value-type="float" office:value="2212.1" calcext:value-type="float">
            <text:p>2212.1</text:p>
          </table:table-cell>
          <table:table-cell office:value-type="float" office:value="2628.82" calcext:value-type="float">
            <text:p>2628.82</text:p>
          </table:table-cell>
        </table:table-row>
        <table:table-row table:style-name="ro1">
          <table:table-cell office:value-type="float" office:value="33710170" calcext:value-type="float">
            <text:p>33710170</text:p>
          </table:table-cell>
          <table:table-cell table:formula="of:=TIME( ; ;[.A2109]/1000)" office:value-type="time" office:time-value="PT09H21M50.17S" calcext:value-type="time">
            <text:p>09:21:50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213.04" calcext:value-type="float">
            <text:p>2213.04</text:p>
          </table:table-cell>
          <table:table-cell office:value-type="float" office:value="2629.82" calcext:value-type="float">
            <text:p>2629.82</text:p>
          </table:table-cell>
        </table:table-row>
        <table:table-row table:style-name="ro1">
          <table:table-cell office:value-type="float" office:value="33726170" calcext:value-type="float">
            <text:p>33726170</text:p>
          </table:table-cell>
          <table:table-cell table:formula="of:=TIME( ; ;[.A2110]/1000)" office:value-type="time" office:time-value="PT09H22M06.17S" calcext:value-type="time">
            <text:p>09:22:06</text:p>
          </table:table-cell>
          <table:table-cell office:value-type="float" office:value="1.06" calcext:value-type="float">
            <text:p>1.06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08" calcext:value-type="float">
            <text:p>225.08</text:p>
          </table:table-cell>
          <table:table-cell office:value-type="float" office:value="2213.98" calcext:value-type="float">
            <text:p>2213.98</text:p>
          </table:table-cell>
          <table:table-cell office:value-type="float" office:value="2630.82" calcext:value-type="float">
            <text:p>2630.82</text:p>
          </table:table-cell>
        </table:table-row>
        <table:table-row table:style-name="ro1">
          <table:table-cell office:value-type="float" office:value="33742170" calcext:value-type="float">
            <text:p>33742170</text:p>
          </table:table-cell>
          <table:table-cell table:formula="of:=TIME( ; ;[.A2111]/1000)" office:value-type="time" office:time-value="PT09H22M22.17S" calcext:value-type="time">
            <text:p>09:22:22</text:p>
          </table:table-cell>
          <table:table-cell office:value-type="float" office:value="1.06" calcext:value-type="float">
            <text:p>1.06</text:p>
          </table:table-cell>
          <table:table-cell office:value-type="float" office:value="212" calcext:value-type="float">
            <text:p>212</text:p>
          </table:table-cell>
          <table:table-cell office:value-type="float" office:value="224.97" calcext:value-type="float">
            <text:p>224.97</text:p>
          </table:table-cell>
          <table:table-cell office:value-type="float" office:value="2214.92" calcext:value-type="float">
            <text:p>2214.92</text:p>
          </table:table-cell>
          <table:table-cell office:value-type="float" office:value="2631.83" calcext:value-type="float">
            <text:p>2631.83</text:p>
          </table:table-cell>
        </table:table-row>
        <table:table-row table:style-name="ro1">
          <table:table-cell office:value-type="float" office:value="33758170" calcext:value-type="float">
            <text:p>33758170</text:p>
          </table:table-cell>
          <table:table-cell table:formula="of:=TIME( ; ;[.A2112]/1000)" office:value-type="time" office:time-value="PT09H22M38.17S" calcext:value-type="time">
            <text:p>09:22:38</text:p>
          </table:table-cell>
          <table:table-cell office:value-type="float" office:value="1.06" calcext:value-type="float">
            <text:p>1.06</text:p>
          </table:table-cell>
          <table:table-cell office:value-type="float" office:value="211.8" calcext:value-type="float">
            <text:p>211.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215.87" calcext:value-type="float">
            <text:p>2215.87</text:p>
          </table:table-cell>
          <table:table-cell office:value-type="float" office:value="2632.83" calcext:value-type="float">
            <text:p>2632.83</text:p>
          </table:table-cell>
        </table:table-row>
        <table:table-row table:style-name="ro1">
          <table:table-cell office:value-type="float" office:value="33774170" calcext:value-type="float">
            <text:p>33774170</text:p>
          </table:table-cell>
          <table:table-cell table:formula="of:=TIME( ; ;[.A2113]/1000)" office:value-type="time" office:time-value="PT09H22M54.17S" calcext:value-type="time">
            <text:p>09:22:54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2216.81" calcext:value-type="float">
            <text:p>2216.81</text:p>
          </table:table-cell>
          <table:table-cell office:value-type="float" office:value="2633.82" calcext:value-type="float">
            <text:p>2633.82</text:p>
          </table:table-cell>
        </table:table-row>
        <table:table-row table:style-name="ro1">
          <table:table-cell office:value-type="float" office:value="33790170" calcext:value-type="float">
            <text:p>33790170</text:p>
          </table:table-cell>
          <table:table-cell table:formula="of:=TIME( ; ;[.A2114]/1000)" office:value-type="time" office:time-value="PT09H23M10.17S" calcext:value-type="time">
            <text:p>09:23:10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2217.75" calcext:value-type="float">
            <text:p>2217.75</text:p>
          </table:table-cell>
          <table:table-cell office:value-type="float" office:value="2634.82" calcext:value-type="float">
            <text:p>2634.82</text:p>
          </table:table-cell>
        </table:table-row>
        <table:table-row table:style-name="ro1">
          <table:table-cell office:value-type="float" office:value="33806170" calcext:value-type="float">
            <text:p>33806170</text:p>
          </table:table-cell>
          <table:table-cell table:formula="of:=TIME( ; ;[.A2115]/1000)" office:value-type="time" office:time-value="PT09H23M26.17S" calcext:value-type="time">
            <text:p>09:23:26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3.48" calcext:value-type="float">
            <text:p>223.48</text:p>
          </table:table-cell>
          <table:table-cell office:value-type="float" office:value="2218.69" calcext:value-type="float">
            <text:p>2218.69</text:p>
          </table:table-cell>
          <table:table-cell office:value-type="float" office:value="2635.82" calcext:value-type="float">
            <text:p>2635.82</text:p>
          </table:table-cell>
        </table:table-row>
        <table:table-row table:style-name="ro1">
          <table:table-cell office:value-type="float" office:value="33822170" calcext:value-type="float">
            <text:p>33822170</text:p>
          </table:table-cell>
          <table:table-cell table:formula="of:=TIME( ; ;[.A2116]/1000)" office:value-type="time" office:time-value="PT09H23M42.17S" calcext:value-type="time">
            <text:p>09:23:42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4.21" calcext:value-type="float">
            <text:p>224.21</text:p>
          </table:table-cell>
          <table:table-cell office:value-type="float" office:value="2219.63" calcext:value-type="float">
            <text:p>2219.63</text:p>
          </table:table-cell>
          <table:table-cell office:value-type="float" office:value="2636.81" calcext:value-type="float">
            <text:p>2636.81</text:p>
          </table:table-cell>
        </table:table-row>
        <table:table-row table:style-name="ro1">
          <table:table-cell office:value-type="float" office:value="33838170" calcext:value-type="float">
            <text:p>33838170</text:p>
          </table:table-cell>
          <table:table-cell table:formula="of:=TIME( ; ;[.A2117]/1000)" office:value-type="time" office:time-value="PT09H23M58.17S" calcext:value-type="time">
            <text:p>09:23:58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3.16" calcext:value-type="float">
            <text:p>223.16</text:p>
          </table:table-cell>
          <table:table-cell office:value-type="float" office:value="2220.57" calcext:value-type="float">
            <text:p>2220.57</text:p>
          </table:table-cell>
          <table:table-cell office:value-type="float" office:value="2637.8" calcext:value-type="float">
            <text:p>2637.8</text:p>
          </table:table-cell>
        </table:table-row>
        <table:table-row table:style-name="ro1">
          <table:table-cell office:value-type="float" office:value="33854170" calcext:value-type="float">
            <text:p>33854170</text:p>
          </table:table-cell>
          <table:table-cell table:formula="of:=TIME( ; ;[.A2118]/1000)" office:value-type="time" office:time-value="PT09H24M14.17S" calcext:value-type="time">
            <text:p>09:24:14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221.5" calcext:value-type="float">
            <text:p>2221.5</text:p>
          </table:table-cell>
          <table:table-cell office:value-type="float" office:value="2638.79" calcext:value-type="float">
            <text:p>2638.79</text:p>
          </table:table-cell>
        </table:table-row>
        <table:table-row table:style-name="ro1">
          <table:table-cell office:value-type="float" office:value="33870170" calcext:value-type="float">
            <text:p>33870170</text:p>
          </table:table-cell>
          <table:table-cell table:formula="of:=TIME( ; ;[.A2119]/1000)" office:value-type="time" office:time-value="PT09H24M30.17S" calcext:value-type="time">
            <text:p>09:24:30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2.83" calcext:value-type="float">
            <text:p>222.83</text:p>
          </table:table-cell>
          <table:table-cell office:value-type="float" office:value="2222.44" calcext:value-type="float">
            <text:p>2222.44</text:p>
          </table:table-cell>
          <table:table-cell office:value-type="float" office:value="2639.79" calcext:value-type="float">
            <text:p>2639.79</text:p>
          </table:table-cell>
        </table:table-row>
        <table:table-row table:style-name="ro1">
          <table:table-cell office:value-type="float" office:value="33886170" calcext:value-type="float">
            <text:p>33886170</text:p>
          </table:table-cell>
          <table:table-cell table:formula="of:=TIME( ; ;[.A2120]/1000)" office:value-type="time" office:time-value="PT09H24M46.17S" calcext:value-type="time">
            <text:p>09:24:46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2" calcext:value-type="float">
            <text:p>222.62</text:p>
          </table:table-cell>
          <table:table-cell office:value-type="float" office:value="2223.38" calcext:value-type="float">
            <text:p>2223.38</text:p>
          </table:table-cell>
          <table:table-cell office:value-type="float" office:value="2640.77" calcext:value-type="float">
            <text:p>2640.77</text:p>
          </table:table-cell>
        </table:table-row>
        <table:table-row table:style-name="ro1">
          <table:table-cell office:value-type="float" office:value="33902170" calcext:value-type="float">
            <text:p>33902170</text:p>
          </table:table-cell>
          <table:table-cell table:formula="of:=TIME( ; ;[.A2121]/1000)" office:value-type="time" office:time-value="PT09H25M02.17S" calcext:value-type="time">
            <text:p>09:25:02</text:p>
          </table:table-cell>
          <table:table-cell office:value-type="float" office:value="1.05" calcext:value-type="float">
            <text:p>1.05</text:p>
          </table:table-cell>
          <table:table-cell office:value-type="float" office:value="210.5" calcext:value-type="float">
            <text:p>210.5</text:p>
          </table:table-cell>
          <table:table-cell office:value-type="float" office:value="221.67" calcext:value-type="float">
            <text:p>221.67</text:p>
          </table:table-cell>
          <table:table-cell office:value-type="float" office:value="2224.32" calcext:value-type="float">
            <text:p>2224.32</text:p>
          </table:table-cell>
          <table:table-cell office:value-type="float" office:value="2641.76" calcext:value-type="float">
            <text:p>2641.76</text:p>
          </table:table-cell>
        </table:table-row>
        <table:table-row table:style-name="ro1">
          <table:table-cell office:value-type="float" office:value="33918170" calcext:value-type="float">
            <text:p>33918170</text:p>
          </table:table-cell>
          <table:table-cell table:formula="of:=TIME( ; ;[.A2122]/1000)" office:value-type="time" office:time-value="PT09H25M18.17S" calcext:value-type="time">
            <text:p>09:25:18</text:p>
          </table:table-cell>
          <table:table-cell office:value-type="float" office:value="1.05" calcext:value-type="float">
            <text:p>1.05</text:p>
          </table:table-cell>
          <table:table-cell office:value-type="float" office:value="210.3" calcext:value-type="float">
            <text:p>210.3</text:p>
          </table:table-cell>
          <table:table-cell office:value-type="float" office:value="221.45" calcext:value-type="float">
            <text:p>221.45</text:p>
          </table:table-cell>
          <table:table-cell office:value-type="float" office:value="2225.25" calcext:value-type="float">
            <text:p>2225.25</text:p>
          </table:table-cell>
          <table:table-cell office:value-type="float" office:value="2642.74" calcext:value-type="float">
            <text:p>2642.74</text:p>
          </table:table-cell>
        </table:table-row>
        <table:table-row table:style-name="ro1">
          <table:table-cell office:value-type="float" office:value="33934170" calcext:value-type="float">
            <text:p>33934170</text:p>
          </table:table-cell>
          <table:table-cell table:formula="of:=TIME( ; ;[.A2123]/1000)" office:value-type="time" office:time-value="PT09H25M34.17S" calcext:value-type="time">
            <text:p>09:25:34</text:p>
          </table:table-cell>
          <table:table-cell office:value-type="float" office:value="1.05" calcext:value-type="float">
            <text:p>1.05</text:p>
          </table:table-cell>
          <table:table-cell office:value-type="float" office:value="210.1" calcext:value-type="float">
            <text:p>210.1</text:p>
          </table:table-cell>
          <table:table-cell office:value-type="float" office:value="221.24" calcext:value-type="float">
            <text:p>221.24</text:p>
          </table:table-cell>
          <table:table-cell office:value-type="float" office:value="2226.18" calcext:value-type="float">
            <text:p>2226.18</text:p>
          </table:table-cell>
          <table:table-cell office:value-type="float" office:value="2643.73" calcext:value-type="float">
            <text:p>2643.73</text:p>
          </table:table-cell>
        </table:table-row>
        <table:table-row table:style-name="ro1">
          <table:table-cell office:value-type="float" office:value="33950170" calcext:value-type="float">
            <text:p>33950170</text:p>
          </table:table-cell>
          <table:table-cell table:formula="of:=TIME( ; ;[.A2124]/1000)" office:value-type="time" office:time-value="PT09H25M50.17S" calcext:value-type="time">
            <text:p>09:25:50</text:p>
          </table:table-cell>
          <table:table-cell office:value-type="float" office:value="1.05" calcext:value-type="float">
            <text:p>1.05</text:p>
          </table:table-cell>
          <table:table-cell office:value-type="float" office:value="210.1" calcext:value-type="float">
            <text:p>210.1</text:p>
          </table:table-cell>
          <table:table-cell office:value-type="float" office:value="221.24" calcext:value-type="float">
            <text:p>221.24</text:p>
          </table:table-cell>
          <table:table-cell office:value-type="float" office:value="2227.12" calcext:value-type="float">
            <text:p>2227.12</text:p>
          </table:table-cell>
          <table:table-cell office:value-type="float" office:value="2644.71" calcext:value-type="float">
            <text:p>2644.71</text:p>
          </table:table-cell>
        </table:table-row>
        <table:table-row table:style-name="ro1">
          <table:table-cell office:value-type="float" office:value="33966170" calcext:value-type="float">
            <text:p>33966170</text:p>
          </table:table-cell>
          <table:table-cell table:formula="of:=TIME( ; ;[.A2125]/1000)" office:value-type="time" office:time-value="PT09H26M06.17S" calcext:value-type="time">
            <text:p>09:26:06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2228.05" calcext:value-type="float">
            <text:p>2228.05</text:p>
          </table:table-cell>
          <table:table-cell office:value-type="float" office:value="2645.69" calcext:value-type="float">
            <text:p>2645.69</text:p>
          </table:table-cell>
        </table:table-row>
        <table:table-row table:style-name="ro1">
          <table:table-cell office:value-type="float" office:value="33982170" calcext:value-type="float">
            <text:p>33982170</text:p>
          </table:table-cell>
          <table:table-cell table:formula="of:=TIME( ; ;[.A2126]/1000)" office:value-type="time" office:time-value="PT09H26M22.17S" calcext:value-type="time">
            <text:p>09:26:22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86" calcext:value-type="float">
            <text:p>219.86</text:p>
          </table:table-cell>
          <table:table-cell office:value-type="float" office:value="2228.98" calcext:value-type="float">
            <text:p>2228.98</text:p>
          </table:table-cell>
          <table:table-cell office:value-type="float" office:value="2646.67" calcext:value-type="float">
            <text:p>2646.67</text:p>
          </table:table-cell>
        </table:table-row>
        <table:table-row table:style-name="ro1">
          <table:table-cell office:value-type="float" office:value="33998170" calcext:value-type="float">
            <text:p>33998170</text:p>
          </table:table-cell>
          <table:table-cell table:formula="of:=TIME( ; ;[.A2127]/1000)" office:value-type="time" office:time-value="PT09H26M38.17S" calcext:value-type="time">
            <text:p>09:26:38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19.76" calcext:value-type="float">
            <text:p>219.76</text:p>
          </table:table-cell>
          <table:table-cell office:value-type="float" office:value="2229.92" calcext:value-type="float">
            <text:p>2229.92</text:p>
          </table:table-cell>
          <table:table-cell office:value-type="float" office:value="2647.65" calcext:value-type="float">
            <text:p>2647.65</text:p>
          </table:table-cell>
        </table:table-row>
        <table:table-row table:style-name="ro1">
          <table:table-cell office:value-type="float" office:value="34014170" calcext:value-type="float">
            <text:p>34014170</text:p>
          </table:table-cell>
          <table:table-cell table:formula="of:=TIME( ; ;[.A2128]/1000)" office:value-type="time" office:time-value="PT09H26M54.17S" calcext:value-type="time">
            <text:p>09:26:54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2230.85" calcext:value-type="float">
            <text:p>2230.85</text:p>
          </table:table-cell>
          <table:table-cell office:value-type="float" office:value="2648.62" calcext:value-type="float">
            <text:p>2648.62</text:p>
          </table:table-cell>
        </table:table-row>
        <table:table-row table:style-name="ro1">
          <table:table-cell office:value-type="float" office:value="34030170" calcext:value-type="float">
            <text:p>34030170</text:p>
          </table:table-cell>
          <table:table-cell table:formula="of:=TIME( ; ;[.A2129]/1000)" office:value-type="time" office:time-value="PT09H27M10.17S" calcext:value-type="time">
            <text:p>09:27:10</text:p>
          </table:table-cell>
          <table:table-cell office:value-type="float" office:value="1.04" calcext:value-type="float">
            <text:p>1.04</text:p>
          </table:table-cell>
          <table:table-cell office:value-type="float" office:value="209.2" calcext:value-type="float">
            <text:p>209.2</text:p>
          </table:table-cell>
          <table:table-cell office:value-type="float" office:value="218.6" calcext:value-type="float">
            <text:p>218.6</text:p>
          </table:table-cell>
          <table:table-cell office:value-type="float" office:value="2231.77" calcext:value-type="float">
            <text:p>2231.77</text:p>
          </table:table-cell>
          <table:table-cell office:value-type="float" office:value="2649.6" calcext:value-type="float">
            <text:p>2649.6</text:p>
          </table:table-cell>
        </table:table-row>
        <table:table-row table:style-name="ro1">
          <table:table-cell office:value-type="float" office:value="34046170" calcext:value-type="float">
            <text:p>34046170</text:p>
          </table:table-cell>
          <table:table-cell table:formula="of:=TIME( ; ;[.A2130]/1000)" office:value-type="time" office:time-value="PT09H27M26.17S" calcext:value-type="time">
            <text:p>09:27:26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2232.7" calcext:value-type="float">
            <text:p>2232.7</text:p>
          </table:table-cell>
          <table:table-cell office:value-type="float" office:value="2650.57" calcext:value-type="float">
            <text:p>2650.57</text:p>
          </table:table-cell>
        </table:table-row>
        <table:table-row table:style-name="ro1">
          <table:table-cell office:value-type="float" office:value="34062170" calcext:value-type="float">
            <text:p>34062170</text:p>
          </table:table-cell>
          <table:table-cell table:formula="of:=TIME( ; ;[.A2131]/1000)" office:value-type="time" office:time-value="PT09H27M42.17S" calcext:value-type="time">
            <text:p>09:27:42</text:p>
          </table:table-cell>
          <table:table-cell office:value-type="float" office:value="1.04" calcext:value-type="float">
            <text:p>1.04</text:p>
          </table:table-cell>
          <table:table-cell office:value-type="float" office:value="208.9" calcext:value-type="float">
            <text:p>208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2233.63" calcext:value-type="float">
            <text:p>2233.63</text:p>
          </table:table-cell>
          <table:table-cell office:value-type="float" office:value="2651.54" calcext:value-type="float">
            <text:p>2651.54</text:p>
          </table:table-cell>
        </table:table-row>
        <table:table-row table:style-name="ro1">
          <table:table-cell office:value-type="float" office:value="34078170" calcext:value-type="float">
            <text:p>34078170</text:p>
          </table:table-cell>
          <table:table-cell table:formula="of:=TIME( ; ;[.A2132]/1000)" office:value-type="time" office:time-value="PT09H27M58.17S" calcext:value-type="time">
            <text:p>09:27:58</text:p>
          </table:table-cell>
          <table:table-cell office:value-type="float" office:value="1.04" calcext:value-type="float">
            <text:p>1.04</text:p>
          </table:table-cell>
          <table:table-cell office:value-type="float" office:value="208.6" calcext:value-type="float">
            <text:p>208.6</text:p>
          </table:table-cell>
          <table:table-cell office:value-type="float" office:value="217.96" calcext:value-type="float">
            <text:p>217.96</text:p>
          </table:table-cell>
          <table:table-cell office:value-type="float" office:value="2234.56" calcext:value-type="float">
            <text:p>2234.56</text:p>
          </table:table-cell>
          <table:table-cell office:value-type="float" office:value="2652.51" calcext:value-type="float">
            <text:p>2652.51</text:p>
          </table:table-cell>
        </table:table-row>
        <table:table-row table:style-name="ro1">
          <table:table-cell office:value-type="float" office:value="34094170" calcext:value-type="float">
            <text:p>34094170</text:p>
          </table:table-cell>
          <table:table-cell table:formula="of:=TIME( ; ;[.A2133]/1000)" office:value-type="time" office:time-value="PT09H28M14.17S" calcext:value-type="time">
            <text:p>09:28:14</text:p>
          </table:table-cell>
          <table:table-cell office:value-type="float" office:value="1.04" calcext:value-type="float">
            <text:p>1.04</text:p>
          </table:table-cell>
          <table:table-cell office:value-type="float" office:value="208.4" calcext:value-type="float">
            <text:p>208.4</text:p>
          </table:table-cell>
          <table:table-cell office:value-type="float" office:value="217.75" calcext:value-type="float">
            <text:p>217.75</text:p>
          </table:table-cell>
          <table:table-cell office:value-type="float" office:value="2235.49" calcext:value-type="float">
            <text:p>2235.49</text:p>
          </table:table-cell>
          <table:table-cell office:value-type="float" office:value="2653.48" calcext:value-type="float">
            <text:p>2653.48</text:p>
          </table:table-cell>
        </table:table-row>
        <table:table-row table:style-name="ro1">
          <table:table-cell office:value-type="float" office:value="34110170" calcext:value-type="float">
            <text:p>34110170</text:p>
          </table:table-cell>
          <table:table-cell table:formula="of:=TIME( ; ;[.A2134]/1000)" office:value-type="time" office:time-value="PT09H28M30.17S" calcext:value-type="time">
            <text:p>09:28:30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7.64" calcext:value-type="float">
            <text:p>217.64</text:p>
          </table:table-cell>
          <table:table-cell office:value-type="float" office:value="2236.41" calcext:value-type="float">
            <text:p>2236.41</text:p>
          </table:table-cell>
          <table:table-cell office:value-type="float" office:value="2654.45" calcext:value-type="float">
            <text:p>2654.45</text:p>
          </table:table-cell>
        </table:table-row>
        <table:table-row table:style-name="ro1">
          <table:table-cell office:value-type="float" office:value="34126170" calcext:value-type="float">
            <text:p>34126170</text:p>
          </table:table-cell>
          <table:table-cell table:formula="of:=TIME( ; ;[.A2135]/1000)" office:value-type="time" office:time-value="PT09H28M46.17S" calcext:value-type="time">
            <text:p>09:28:46</text:p>
          </table:table-cell>
          <table:table-cell office:value-type="float" office:value="1.04" calcext:value-type="float">
            <text:p>1.04</text:p>
          </table:table-cell>
          <table:table-cell office:value-type="float" office:value="208.1" calcext:value-type="float">
            <text:p>208.1</text:p>
          </table:table-cell>
          <table:table-cell office:value-type="float" office:value="216.59" calcext:value-type="float">
            <text:p>216.59</text:p>
          </table:table-cell>
          <table:table-cell office:value-type="float" office:value="2237.34" calcext:value-type="float">
            <text:p>2237.34</text:p>
          </table:table-cell>
          <table:table-cell office:value-type="float" office:value="2655.41" calcext:value-type="float">
            <text:p>2655.41</text:p>
          </table:table-cell>
        </table:table-row>
        <table:table-row table:style-name="ro1">
          <table:table-cell office:value-type="float" office:value="34142170" calcext:value-type="float">
            <text:p>34142170</text:p>
          </table:table-cell>
          <table:table-cell table:formula="of:=TIME( ; ;[.A2136]/1000)" office:value-type="time" office:time-value="PT09H29M02.17S" calcext:value-type="time">
            <text:p>09:29:02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6.48" calcext:value-type="float">
            <text:p>216.48</text:p>
          </table:table-cell>
          <table:table-cell office:value-type="float" office:value="2238.26" calcext:value-type="float">
            <text:p>2238.26</text:p>
          </table:table-cell>
          <table:table-cell office:value-type="float" office:value="2656.37" calcext:value-type="float">
            <text:p>2656.37</text:p>
          </table:table-cell>
        </table:table-row>
        <table:table-row table:style-name="ro1">
          <table:table-cell office:value-type="float" office:value="34158170" calcext:value-type="float">
            <text:p>34158170</text:p>
          </table:table-cell>
          <table:table-cell table:formula="of:=TIME( ; ;[.A2137]/1000)" office:value-type="time" office:time-value="PT09H29M18.17S" calcext:value-type="time">
            <text:p>09:29:18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6.27" calcext:value-type="float">
            <text:p>216.27</text:p>
          </table:table-cell>
          <table:table-cell office:value-type="float" office:value="2239.19" calcext:value-type="float">
            <text:p>2239.19</text:p>
          </table:table-cell>
          <table:table-cell office:value-type="float" office:value="2657.34" calcext:value-type="float">
            <text:p>2657.34</text:p>
          </table:table-cell>
        </table:table-row>
        <table:table-row table:style-name="ro1">
          <table:table-cell office:value-type="float" office:value="34174170" calcext:value-type="float">
            <text:p>34174170</text:p>
          </table:table-cell>
          <table:table-cell table:formula="of:=TIME( ; ;[.A2138]/1000)" office:value-type="time" office:time-value="PT09H29M34.17S" calcext:value-type="time">
            <text:p>09:29:34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06" calcext:value-type="float">
            <text:p>216.06</text:p>
          </table:table-cell>
          <table:table-cell office:value-type="float" office:value="2240.11" calcext:value-type="float">
            <text:p>2240.11</text:p>
          </table:table-cell>
          <table:table-cell office:value-type="float" office:value="2658.3" calcext:value-type="float">
            <text:p>2658.3</text:p>
          </table:table-cell>
        </table:table-row>
        <table:table-row table:style-name="ro1">
          <table:table-cell office:value-type="float" office:value="34190170" calcext:value-type="float">
            <text:p>34190170</text:p>
          </table:table-cell>
          <table:table-cell table:formula="of:=TIME( ; ;[.A2139]/1000)" office:value-type="time" office:time-value="PT09H29M50.17S" calcext:value-type="time">
            <text:p>09:29:50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5.02" calcext:value-type="float">
            <text:p>215.02</text:p>
          </table:table-cell>
          <table:table-cell office:value-type="float" office:value="2241.03" calcext:value-type="float">
            <text:p>2241.03</text:p>
          </table:table-cell>
          <table:table-cell office:value-type="float" office:value="2659.25" calcext:value-type="float">
            <text:p>2659.25</text:p>
          </table:table-cell>
        </table:table-row>
        <table:table-row table:style-name="ro1">
          <table:table-cell office:value-type="float" office:value="34206170" calcext:value-type="float">
            <text:p>34206170</text:p>
          </table:table-cell>
          <table:table-cell table:formula="of:=TIME( ; ;[.A2140]/1000)" office:value-type="time" office:time-value="PT09H30M06.17S" calcext:value-type="time">
            <text:p>09:30:06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4.81" calcext:value-type="float">
            <text:p>214.81</text:p>
          </table:table-cell>
          <table:table-cell office:value-type="float" office:value="2241.95" calcext:value-type="float">
            <text:p>2241.95</text:p>
          </table:table-cell>
          <table:table-cell office:value-type="float" office:value="2660.21" calcext:value-type="float">
            <text:p>2660.21</text:p>
          </table:table-cell>
        </table:table-row>
        <table:table-row table:style-name="ro1">
          <table:table-cell office:value-type="float" office:value="34222170" calcext:value-type="float">
            <text:p>34222170</text:p>
          </table:table-cell>
          <table:table-cell table:formula="of:=TIME( ; ;[.A2141]/1000)" office:value-type="time" office:time-value="PT09H30M22.17S" calcext:value-type="time">
            <text:p>09:30:22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office:value-type="float" office:value="214.6" calcext:value-type="float">
            <text:p>214.6</text:p>
          </table:table-cell>
          <table:table-cell office:value-type="float" office:value="2242.88" calcext:value-type="float">
            <text:p>2242.88</text:p>
          </table:table-cell>
          <table:table-cell office:value-type="float" office:value="2661.16" calcext:value-type="float">
            <text:p>2661.16</text:p>
          </table:table-cell>
        </table:table-row>
        <table:table-row table:style-name="ro1">
          <table:table-cell office:value-type="float" office:value="34238170" calcext:value-type="float">
            <text:p>34238170</text:p>
          </table:table-cell>
          <table:table-cell table:formula="of:=TIME( ; ;[.A2142]/1000)" office:value-type="time" office:time-value="PT09H30M38.17S" calcext:value-type="time">
            <text:p>09:30:38</text:p>
          </table:table-cell>
          <table:table-cell office:value-type="float" office:value="1.03" calcext:value-type="float">
            <text:p>1.03</text:p>
          </table:table-cell>
          <table:table-cell office:value-type="float" office:value="206.8" calcext:value-type="float">
            <text:p>206.8</text:p>
          </table:table-cell>
          <table:table-cell office:value-type="float" office:value="213.56" calcext:value-type="float">
            <text:p>213.56</text:p>
          </table:table-cell>
          <table:table-cell office:value-type="float" office:value="2243.8" calcext:value-type="float">
            <text:p>2243.8</text:p>
          </table:table-cell>
          <table:table-cell office:value-type="float" office:value="2662.12" calcext:value-type="float">
            <text:p>2662.12</text:p>
          </table:table-cell>
        </table:table-row>
        <table:table-row table:style-name="ro1">
          <table:table-cell office:value-type="float" office:value="34254170" calcext:value-type="float">
            <text:p>34254170</text:p>
          </table:table-cell>
          <table:table-cell table:formula="of:=TIME( ; ;[.A2143]/1000)" office:value-type="time" office:time-value="PT09H30M54.17S" calcext:value-type="time">
            <text:p>09:30:54</text:p>
          </table:table-cell>
          <table:table-cell office:value-type="float" office:value="1.04" calcext:value-type="float">
            <text:p>1.04</text:p>
          </table:table-cell>
          <table:table-cell office:value-type="float" office:value="206.6" calcext:value-type="float">
            <text:p>206.6</text:p>
          </table:table-cell>
          <table:table-cell office:value-type="float" office:value="214.18" calcext:value-type="float">
            <text:p>214.18</text:p>
          </table:table-cell>
          <table:table-cell office:value-type="float" office:value="2244.71" calcext:value-type="float">
            <text:p>2244.71</text:p>
          </table:table-cell>
          <table:table-cell office:value-type="float" office:value="2663.07" calcext:value-type="float">
            <text:p>2663.07</text:p>
          </table:table-cell>
        </table:table-row>
        <table:table-row table:style-name="ro1">
          <table:table-cell office:value-type="float" office:value="34270170" calcext:value-type="float">
            <text:p>34270170</text:p>
          </table:table-cell>
          <table:table-cell table:formula="of:=TIME( ; ;[.A2144]/1000)" office:value-type="time" office:time-value="PT09H31M10.17S" calcext:value-type="time">
            <text:p>09:31:10</text:p>
          </table:table-cell>
          <table:table-cell office:value-type="float" office:value="1.03" calcext:value-type="float">
            <text:p>1.03</text:p>
          </table:table-cell>
          <table:table-cell office:value-type="float" office:value="206.4" calcext:value-type="float">
            <text:p>206.4</text:p>
          </table:table-cell>
          <table:table-cell office:value-type="float" office:value="213.14" calcext:value-type="float">
            <text:p>213.14</text:p>
          </table:table-cell>
          <table:table-cell office:value-type="float" office:value="2245.63" calcext:value-type="float">
            <text:p>2245.63</text:p>
          </table:table-cell>
          <table:table-cell office:value-type="float" office:value="2664.02" calcext:value-type="float">
            <text:p>2664.02</text:p>
          </table:table-cell>
        </table:table-row>
        <table:table-row table:style-name="ro1">
          <table:table-cell office:value-type="float" office:value="34286170" calcext:value-type="float">
            <text:p>34286170</text:p>
          </table:table-cell>
          <table:table-cell table:formula="of:=TIME( ; ;[.A2145]/1000)" office:value-type="time" office:time-value="PT09H31M26.17S" calcext:value-type="time">
            <text:p>09:31:26</text:p>
          </table:table-cell>
          <table:table-cell office:value-type="float" office:value="1.03" calcext:value-type="float">
            <text:p>1.03</text:p>
          </table:table-cell>
          <table:table-cell office:value-type="float" office:value="206.2" calcext:value-type="float">
            <text:p>206.2</text:p>
          </table:table-cell>
          <table:table-cell office:value-type="float" office:value="212.93" calcext:value-type="float">
            <text:p>212.93</text:p>
          </table:table-cell>
          <table:table-cell office:value-type="float" office:value="2246.55" calcext:value-type="float">
            <text:p>2246.55</text:p>
          </table:table-cell>
          <table:table-cell office:value-type="float" office:value="2664.96" calcext:value-type="float">
            <text:p>2664.96</text:p>
          </table:table-cell>
        </table:table-row>
        <table:table-row table:style-name="ro1">
          <table:table-cell office:value-type="float" office:value="34302170" calcext:value-type="float">
            <text:p>34302170</text:p>
          </table:table-cell>
          <table:table-cell table:formula="of:=TIME( ; ;[.A2146]/1000)" office:value-type="time" office:time-value="PT09H31M42.17S" calcext:value-type="time">
            <text:p>09:31:42</text:p>
          </table:table-cell>
          <table:table-cell office:value-type="float" office:value="1.03" calcext:value-type="float">
            <text:p>1.03</text:p>
          </table:table-cell>
          <table:table-cell office:value-type="float" office:value="205.9" calcext:value-type="float">
            <text:p>205.9</text:p>
          </table:table-cell>
          <table:table-cell office:value-type="float" office:value="212.61" calcext:value-type="float">
            <text:p>212.61</text:p>
          </table:table-cell>
          <table:table-cell office:value-type="float" office:value="2247.46" calcext:value-type="float">
            <text:p>2247.46</text:p>
          </table:table-cell>
          <table:table-cell office:value-type="float" office:value="2665.91" calcext:value-type="float">
            <text:p>2665.91</text:p>
          </table:table-cell>
        </table:table-row>
        <table:table-row table:style-name="ro1">
          <table:table-cell office:value-type="float" office:value="34318170" calcext:value-type="float">
            <text:p>34318170</text:p>
          </table:table-cell>
          <table:table-cell table:formula="of:=TIME( ; ;[.A2147]/1000)" office:value-type="time" office:time-value="PT09H31M58.17S" calcext:value-type="time">
            <text:p>09:31:58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1.68" calcext:value-type="float">
            <text:p>211.68</text:p>
          </table:table-cell>
          <table:table-cell office:value-type="float" office:value="2248.38" calcext:value-type="float">
            <text:p>2248.38</text:p>
          </table:table-cell>
          <table:table-cell office:value-type="float" office:value="2666.85" calcext:value-type="float">
            <text:p>2666.85</text:p>
          </table:table-cell>
        </table:table-row>
        <table:table-row table:style-name="ro1">
          <table:table-cell office:value-type="float" office:value="34334170" calcext:value-type="float">
            <text:p>34334170</text:p>
          </table:table-cell>
          <table:table-cell table:formula="of:=TIME( ; ;[.A2148]/1000)" office:value-type="time" office:time-value="PT09H32M14.17S" calcext:value-type="time">
            <text:p>09:32:14</text:p>
          </table:table-cell>
          <table:table-cell office:value-type="float" office:value="1.03" calcext:value-type="float">
            <text:p>1.03</text:p>
          </table:table-cell>
          <table:table-cell office:value-type="float" office:value="205.6" calcext:value-type="float">
            <text:p>205.6</text:p>
          </table:table-cell>
          <table:table-cell office:value-type="float" office:value="211.47" calcext:value-type="float">
            <text:p>211.47</text:p>
          </table:table-cell>
          <table:table-cell office:value-type="float" office:value="2249.29" calcext:value-type="float">
            <text:p>2249.29</text:p>
          </table:table-cell>
          <table:table-cell office:value-type="float" office:value="2667.79" calcext:value-type="float">
            <text:p>2667.79</text:p>
          </table:table-cell>
        </table:table-row>
        <table:table-row table:style-name="ro1">
          <table:table-cell office:value-type="float" office:value="34350170" calcext:value-type="float">
            <text:p>34350170</text:p>
          </table:table-cell>
          <table:table-cell table:formula="of:=TIME( ; ;[.A2149]/1000)" office:value-type="time" office:time-value="PT09H32M30.17S" calcext:value-type="time">
            <text:p>09:32:30</text:p>
          </table:table-cell>
          <table:table-cell office:value-type="float" office:value="1.03" calcext:value-type="float">
            <text:p>1.03</text:p>
          </table:table-cell>
          <table:table-cell office:value-type="float" office:value="205.4" calcext:value-type="float">
            <text:p>205.4</text:p>
          </table:table-cell>
          <table:table-cell office:value-type="float" office:value="211.26" calcext:value-type="float">
            <text:p>211.26</text:p>
          </table:table-cell>
          <table:table-cell office:value-type="float" office:value="2250.21" calcext:value-type="float">
            <text:p>2250.21</text:p>
          </table:table-cell>
          <table:table-cell office:value-type="float" office:value="2668.73" calcext:value-type="float">
            <text:p>2668.73</text:p>
          </table:table-cell>
        </table:table-row>
        <table:table-row table:style-name="ro1">
          <table:table-cell office:value-type="float" office:value="34366170" calcext:value-type="float">
            <text:p>34366170</text:p>
          </table:table-cell>
          <table:table-cell table:formula="of:=TIME( ; ;[.A2150]/1000)" office:value-type="time" office:time-value="PT09H32M46.17S" calcext:value-type="time">
            <text:p>09:32:46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95" calcext:value-type="float">
            <text:p>210.95</text:p>
          </table:table-cell>
          <table:table-cell office:value-type="float" office:value="2251.12" calcext:value-type="float">
            <text:p>2251.12</text:p>
          </table:table-cell>
          <table:table-cell office:value-type="float" office:value="2669.67" calcext:value-type="float">
            <text:p>2669.67</text:p>
          </table:table-cell>
        </table:table-row>
        <table:table-row table:style-name="ro1">
          <table:table-cell office:value-type="float" office:value="34382170" calcext:value-type="float">
            <text:p>34382170</text:p>
          </table:table-cell>
          <table:table-cell table:formula="of:=TIME( ; ;[.A2151]/1000)" office:value-type="time" office:time-value="PT09H33M02.17S" calcext:value-type="time">
            <text:p>09:33:02</text:p>
          </table:table-cell>
          <table:table-cell office:value-type="float" office:value="1.02" calcext:value-type="float">
            <text:p>1.02</text:p>
          </table:table-cell>
          <table:table-cell office:value-type="float" office:value="204.9" calcext:value-type="float">
            <text:p>204.9</text:p>
          </table:table-cell>
          <table:table-cell office:value-type="float" office:value="209.92" calcext:value-type="float">
            <text:p>209.92</text:p>
          </table:table-cell>
          <table:table-cell office:value-type="float" office:value="2252.03" calcext:value-type="float">
            <text:p>2252.03</text:p>
          </table:table-cell>
          <table:table-cell office:value-type="float" office:value="2670.6" calcext:value-type="float">
            <text:p>2670.6</text:p>
          </table:table-cell>
        </table:table-row>
        <table:table-row table:style-name="ro1">
          <table:table-cell office:value-type="float" office:value="34398170" calcext:value-type="float">
            <text:p>34398170</text:p>
          </table:table-cell>
          <table:table-cell table:formula="of:=TIME( ; ;[.A2152]/1000)" office:value-type="time" office:time-value="PT09H33M18.17S" calcext:value-type="time">
            <text:p>09:33:18</text:p>
          </table:table-cell>
          <table:table-cell office:value-type="float" office:value="1.02" calcext:value-type="float">
            <text:p>1.02</text:p>
          </table:table-cell>
          <table:table-cell office:value-type="float" office:value="204.7" calcext:value-type="float">
            <text:p>204.7</text:p>
          </table:table-cell>
          <table:table-cell office:value-type="float" office:value="209.71" calcext:value-type="float">
            <text:p>209.71</text:p>
          </table:table-cell>
          <table:table-cell office:value-type="float" office:value="2252.94" calcext:value-type="float">
            <text:p>2252.94</text:p>
          </table:table-cell>
          <table:table-cell office:value-type="float" office:value="2671.53" calcext:value-type="float">
            <text:p>2671.53</text:p>
          </table:table-cell>
        </table:table-row>
        <table:table-row table:style-name="ro1">
          <table:table-cell office:value-type="float" office:value="34414170" calcext:value-type="float">
            <text:p>34414170</text:p>
          </table:table-cell>
          <table:table-cell table:formula="of:=TIME( ; ;[.A2153]/1000)" office:value-type="time" office:time-value="PT09H33M34.17S" calcext:value-type="time">
            <text:p>09:33:34</text:p>
          </table:table-cell>
          <table:table-cell office:value-type="float" office:value="1.02" calcext:value-type="float">
            <text:p>1.02</text:p>
          </table:table-cell>
          <table:table-cell office:value-type="float" office:value="204.4" calcext:value-type="float">
            <text:p>204.4</text:p>
          </table:table-cell>
          <table:table-cell office:value-type="float" office:value="209.4" calcext:value-type="float">
            <text:p>209.4</text:p>
          </table:table-cell>
          <table:table-cell office:value-type="float" office:value="2253.85" calcext:value-type="float">
            <text:p>2253.85</text:p>
          </table:table-cell>
          <table:table-cell office:value-type="float" office:value="2672.46" calcext:value-type="float">
            <text:p>2672.46</text:p>
          </table:table-cell>
        </table:table-row>
        <table:table-row table:style-name="ro1">
          <table:table-cell office:value-type="float" office:value="34430170" calcext:value-type="float">
            <text:p>34430170</text:p>
          </table:table-cell>
          <table:table-cell table:formula="of:=TIME( ; ;[.A2154]/1000)" office:value-type="time" office:time-value="PT09H33M50.17S" calcext:value-type="time">
            <text:p>09:33:50</text:p>
          </table:table-cell>
          <table:table-cell office:value-type="float" office:value="1.02" calcext:value-type="float">
            <text:p>1.02</text:p>
          </table:table-cell>
          <table:table-cell office:value-type="float" office:value="204.2" calcext:value-type="float">
            <text:p>204.2</text:p>
          </table:table-cell>
          <table:table-cell office:value-type="float" office:value="208.37" calcext:value-type="float">
            <text:p>208.37</text:p>
          </table:table-cell>
          <table:table-cell office:value-type="float" office:value="2254.76" calcext:value-type="float">
            <text:p>2254.76</text:p>
          </table:table-cell>
          <table:table-cell office:value-type="float" office:value="2673.39" calcext:value-type="float">
            <text:p>2673.39</text:p>
          </table:table-cell>
        </table:table-row>
        <table:table-row table:style-name="ro1">
          <table:table-cell office:value-type="float" office:value="34446170" calcext:value-type="float">
            <text:p>34446170</text:p>
          </table:table-cell>
          <table:table-cell table:formula="of:=TIME( ; ;[.A2155]/1000)" office:value-type="time" office:time-value="PT09H34M06.17S" calcext:value-type="time">
            <text:p>09:34:06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16" calcext:value-type="float">
            <text:p>208.16</text:p>
          </table:table-cell>
          <table:table-cell office:value-type="float" office:value="2255.66" calcext:value-type="float">
            <text:p>2255.66</text:p>
          </table:table-cell>
          <table:table-cell office:value-type="float" office:value="2674.32" calcext:value-type="float">
            <text:p>2674.32</text:p>
          </table:table-cell>
        </table:table-row>
        <table:table-row table:style-name="ro1">
          <table:table-cell office:value-type="float" office:value="34462170" calcext:value-type="float">
            <text:p>34462170</text:p>
          </table:table-cell>
          <table:table-cell table:formula="of:=TIME( ; ;[.A2156]/1000)" office:value-type="time" office:time-value="PT09H34M22.17S" calcext:value-type="time">
            <text:p>09:34:22</text:p>
          </table:table-cell>
          <table:table-cell office:value-type="float" office:value="1.02" calcext:value-type="float">
            <text:p>1.02</text:p>
          </table:table-cell>
          <table:table-cell office:value-type="float" office:value="203.7" calcext:value-type="float">
            <text:p>203.7</text:p>
          </table:table-cell>
          <table:table-cell office:value-type="float" office:value="207.85" calcext:value-type="float">
            <text:p>207.85</text:p>
          </table:table-cell>
          <table:table-cell office:value-type="float" office:value="2256.57" calcext:value-type="float">
            <text:p>2256.57</text:p>
          </table:table-cell>
          <table:table-cell office:value-type="float" office:value="2675.24" calcext:value-type="float">
            <text:p>2675.24</text:p>
          </table:table-cell>
        </table:table-row>
        <table:table-row table:style-name="ro1">
          <table:table-cell office:value-type="float" office:value="34478170" calcext:value-type="float">
            <text:p>34478170</text:p>
          </table:table-cell>
          <table:table-cell table:formula="of:=TIME( ; ;[.A2157]/1000)" office:value-type="time" office:time-value="PT09H34M38.17S" calcext:value-type="time">
            <text:p>09:34:38</text:p>
          </table:table-cell>
          <table:table-cell office:value-type="float" office:value="1.02" calcext:value-type="float">
            <text:p>1.02</text:p>
          </table:table-cell>
          <table:table-cell office:value-type="float" office:value="203.4" calcext:value-type="float">
            <text:p>203.4</text:p>
          </table:table-cell>
          <table:table-cell office:value-type="float" office:value="206.73" calcext:value-type="float">
            <text:p>206.73</text:p>
          </table:table-cell>
          <table:table-cell office:value-type="float" office:value="2257.47" calcext:value-type="float">
            <text:p>2257.47</text:p>
          </table:table-cell>
          <table:table-cell office:value-type="float" office:value="2676.16" calcext:value-type="float">
            <text:p>2676.16</text:p>
          </table:table-cell>
        </table:table-row>
        <table:table-row table:style-name="ro1">
          <table:table-cell office:value-type="float" office:value="34494170" calcext:value-type="float">
            <text:p>34494170</text:p>
          </table:table-cell>
          <table:table-cell table:formula="of:=TIME( ; ;[.A2158]/1000)" office:value-type="time" office:time-value="PT09H34M54.17S" calcext:value-type="time">
            <text:p>09:34:54</text:p>
          </table:table-cell>
          <table:table-cell office:value-type="float" office:value="1.02" calcext:value-type="float">
            <text:p>1.02</text:p>
          </table:table-cell>
          <table:table-cell office:value-type="float" office:value="203.2" calcext:value-type="float">
            <text:p>203.2</text:p>
          </table:table-cell>
          <table:table-cell office:value-type="float" office:value="206.52" calcext:value-type="float">
            <text:p>206.52</text:p>
          </table:table-cell>
          <table:table-cell office:value-type="float" office:value="2258.38" calcext:value-type="float">
            <text:p>2258.38</text:p>
          </table:table-cell>
          <table:table-cell office:value-type="float" office:value="2677.08" calcext:value-type="float">
            <text:p>2677.08</text:p>
          </table:table-cell>
        </table:table-row>
        <table:table-row table:style-name="ro1">
          <table:table-cell office:value-type="float" office:value="34510170" calcext:value-type="float">
            <text:p>34510170</text:p>
          </table:table-cell>
          <table:table-cell table:formula="of:=TIME( ; ;[.A2159]/1000)" office:value-type="time" office:time-value="PT09H35M10.17S" calcext:value-type="time">
            <text:p>09:35:10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6.21" calcext:value-type="float">
            <text:p>206.21</text:p>
          </table:table-cell>
          <table:table-cell office:value-type="float" office:value="2259.28" calcext:value-type="float">
            <text:p>2259.28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34526170" calcext:value-type="float">
            <text:p>34526170</text:p>
          </table:table-cell>
          <table:table-cell table:formula="of:=TIME( ; ;[.A2160]/1000)" office:value-type="time" office:time-value="PT09H35M26.17S" calcext:value-type="time">
            <text:p>09:35:26</text:p>
          </table:table-cell>
          <table:table-cell office:value-type="float" office:value="1.01" calcext:value-type="float">
            <text:p>1.01</text:p>
          </table:table-cell>
          <table:table-cell office:value-type="float" office:value="202.6" calcext:value-type="float">
            <text:p>202.6</text:p>
          </table:table-cell>
          <table:table-cell office:value-type="float" office:value="205.08" calcext:value-type="float">
            <text:p>205.08</text:p>
          </table:table-cell>
          <table:table-cell office:value-type="float" office:value="2260.18" calcext:value-type="float">
            <text:p>2260.18</text:p>
          </table:table-cell>
          <table:table-cell office:value-type="float" office:value="2678.91" calcext:value-type="float">
            <text:p>2678.91</text:p>
          </table:table-cell>
        </table:table-row>
        <table:table-row table:style-name="ro1">
          <table:table-cell office:value-type="float" office:value="34542170" calcext:value-type="float">
            <text:p>34542170</text:p>
          </table:table-cell>
          <table:table-cell table:formula="of:=TIME( ; ;[.A2161]/1000)" office:value-type="time" office:time-value="PT09H35M42.17S" calcext:value-type="time">
            <text:p>09:35:42</text:p>
          </table:table-cell>
          <table:table-cell office:value-type="float" office:value="1.01" calcext:value-type="float">
            <text:p>1.01</text:p>
          </table:table-cell>
          <table:table-cell office:value-type="float" office:value="202.5" calcext:value-type="float">
            <text:p>202.5</text:p>
          </table:table-cell>
          <table:table-cell office:value-type="float" office:value="204.98" calcext:value-type="float">
            <text:p>204.98</text:p>
          </table:table-cell>
          <table:table-cell office:value-type="float" office:value="2261.08" calcext:value-type="float">
            <text:p>2261.08</text:p>
          </table:table-cell>
          <table:table-cell office:value-type="float" office:value="2679.82" calcext:value-type="float">
            <text:p>2679.82</text:p>
          </table:table-cell>
        </table:table-row>
        <table:table-row table:style-name="ro1">
          <table:table-cell office:value-type="float" office:value="34558170" calcext:value-type="float">
            <text:p>34558170</text:p>
          </table:table-cell>
          <table:table-cell table:formula="of:=TIME( ; ;[.A2162]/1000)" office:value-type="time" office:time-value="PT09H35M58.17S" calcext:value-type="time">
            <text:p>09:35:58</text:p>
          </table:table-cell>
          <table:table-cell office:value-type="float" office:value="1.01" calcext:value-type="float">
            <text:p>1.01</text:p>
          </table:table-cell>
          <table:table-cell office:value-type="float" office:value="202.1" calcext:value-type="float">
            <text:p>202.1</text:p>
          </table:table-cell>
          <table:table-cell office:value-type="float" office:value="204.57" calcext:value-type="float">
            <text:p>204.57</text:p>
          </table:table-cell>
          <table:table-cell office:value-type="float" office:value="2261.98" calcext:value-type="float">
            <text:p>2261.98</text:p>
          </table:table-cell>
          <table:table-cell office:value-type="float" office:value="2680.73" calcext:value-type="float">
            <text:p>2680.73</text:p>
          </table:table-cell>
        </table:table-row>
        <table:table-row table:style-name="ro1">
          <table:table-cell office:value-type="float" office:value="34574170" calcext:value-type="float">
            <text:p>34574170</text:p>
          </table:table-cell>
          <table:table-cell table:formula="of:=TIME( ; ;[.A2163]/1000)" office:value-type="time" office:time-value="PT09H36M14.17S" calcext:value-type="time">
            <text:p>09:36:14</text:p>
          </table:table-cell>
          <table:table-cell office:value-type="float" office:value="1.01" calcext:value-type="float">
            <text:p>1.01</text:p>
          </table:table-cell>
          <table:table-cell office:value-type="float" office:value="201.9" calcext:value-type="float">
            <text:p>201.9</text:p>
          </table:table-cell>
          <table:table-cell office:value-type="float" office:value="203.56" calcext:value-type="float">
            <text:p>203.56</text:p>
          </table:table-cell>
          <table:table-cell office:value-type="float" office:value="2262.88" calcext:value-type="float">
            <text:p>2262.88</text:p>
          </table:table-cell>
          <table:table-cell office:value-type="float" office:value="2681.64" calcext:value-type="float">
            <text:p>2681.64</text:p>
          </table:table-cell>
        </table:table-row>
        <table:table-row table:style-name="ro1">
          <table:table-cell office:value-type="float" office:value="34590170" calcext:value-type="float">
            <text:p>34590170</text:p>
          </table:table-cell>
          <table:table-cell table:formula="of:=TIME( ; ;[.A2164]/1000)" office:value-type="time" office:time-value="PT09H36M30.17S" calcext:value-type="time">
            <text:p>09:36:30</text:p>
          </table:table-cell>
          <table:table-cell office:value-type="float" office:value="1.01" calcext:value-type="float">
            <text:p>1.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3.24" calcext:value-type="float">
            <text:p>203.24</text:p>
          </table:table-cell>
          <table:table-cell office:value-type="float" office:value="2263.78" calcext:value-type="float">
            <text:p>2263.78</text:p>
          </table:table-cell>
          <table:table-cell office:value-type="float" office:value="2682.54" calcext:value-type="float">
            <text:p>2682.54</text:p>
          </table:table-cell>
        </table:table-row>
        <table:table-row table:style-name="ro1">
          <table:table-cell office:value-type="float" office:value="34606170" calcext:value-type="float">
            <text:p>34606170</text:p>
          </table:table-cell>
          <table:table-cell table:formula="of:=TIME( ; ;[.A2165]/1000)" office:value-type="time" office:time-value="PT09H36M46.17S" calcext:value-type="time">
            <text:p>09:36:46</text:p>
          </table:table-cell>
          <table:table-cell office:value-type="float" office:value="1.01" calcext:value-type="float">
            <text:p>1.01</text:p>
          </table:table-cell>
          <table:table-cell office:value-type="float" office:value="201.3" calcext:value-type="float">
            <text:p>201.3</text:p>
          </table:table-cell>
          <table:table-cell office:value-type="float" office:value="202.94" calcext:value-type="float">
            <text:p>202.94</text:p>
          </table:table-cell>
          <table:table-cell office:value-type="float" office:value="2264.67" calcext:value-type="float">
            <text:p>2264.67</text:p>
          </table:table-cell>
          <table:table-cell office:value-type="float" office:value="2683.45" calcext:value-type="float">
            <text:p>2683.45</text:p>
          </table:table-cell>
        </table:table-row>
        <table:table-row table:style-name="ro1">
          <table:table-cell office:value-type="float" office:value="34622170" calcext:value-type="float">
            <text:p>34622170</text:p>
          </table:table-cell>
          <table:table-cell table:formula="of:=TIME( ; ;[.A2166]/1000)" office:value-type="time" office:time-value="PT09H37M02.17S" calcext:value-type="time">
            <text:p>09:37:02</text:p>
          </table:table-cell>
          <table:table-cell office:value-type="float" office:value="1" calcext:value-type="float">
            <text:p>1</text:p>
          </table:table-cell>
          <table:table-cell office:value-type="float" office:value="201.1" calcext:value-type="float">
            <text:p>201.1</text:p>
          </table:table-cell>
          <table:table-cell office:value-type="float" office:value="201.93" calcext:value-type="float">
            <text:p>201.93</text:p>
          </table:table-cell>
          <table:table-cell office:value-type="float" office:value="2265.56" calcext:value-type="float">
            <text:p>2265.56</text:p>
          </table:table-cell>
          <table:table-cell office:value-type="float" office:value="2684.35" calcext:value-type="float">
            <text:p>2684.35</text:p>
          </table:table-cell>
        </table:table-row>
        <table:table-row table:style-name="ro1">
          <table:table-cell office:value-type="float" office:value="34638170" calcext:value-type="float">
            <text:p>34638170</text:p>
          </table:table-cell>
          <table:table-cell table:formula="of:=TIME( ; ;[.A2167]/1000)" office:value-type="time" office:time-value="PT09H37M18.17S" calcext:value-type="time">
            <text:p>09:37:18</text:p>
          </table:table-cell>
          <table:table-cell office:value-type="float" office:value="1" calcext:value-type="float">
            <text:p>1</text:p>
          </table:table-cell>
          <table:table-cell office:value-type="float" office:value="200.7" calcext:value-type="float">
            <text:p>200.7</text:p>
          </table:table-cell>
          <table:table-cell office:value-type="float" office:value="201.52" calcext:value-type="float">
            <text:p>201.52</text:p>
          </table:table-cell>
          <table:table-cell office:value-type="float" office:value="2266.46" calcext:value-type="float">
            <text:p>2266.46</text:p>
          </table:table-cell>
          <table:table-cell office:value-type="float" office:value="2685.24" calcext:value-type="float">
            <text:p>2685.24</text:p>
          </table:table-cell>
        </table:table-row>
        <table:table-row table:style-name="ro1">
          <table:table-cell office:value-type="float" office:value="34654170" calcext:value-type="float">
            <text:p>34654170</text:p>
          </table:table-cell>
          <table:table-cell table:formula="of:=TIME( ; ;[.A2168]/1000)" office:value-type="time" office:time-value="PT09H37M34.17S" calcext:value-type="time">
            <text:p>09:37:34</text:p>
          </table:table-cell>
          <table:table-cell office:value-type="float" office:value="1" calcext:value-type="float">
            <text:p>1</text:p>
          </table:table-cell>
          <table:table-cell office:value-type="float" office:value="200.5" calcext:value-type="float">
            <text:p>200.5</text:p>
          </table:table-cell>
          <table:table-cell office:value-type="float" office:value="201.31" calcext:value-type="float">
            <text:p>201.31</text:p>
          </table:table-cell>
          <table:table-cell office:value-type="float" office:value="2267.35" calcext:value-type="float">
            <text:p>2267.35</text:p>
          </table:table-cell>
          <table:table-cell office:value-type="float" office:value="2686.14" calcext:value-type="float">
            <text:p>2686.14</text:p>
          </table:table-cell>
        </table:table-row>
        <table:table-row table:style-name="ro1">
          <table:table-cell office:value-type="float" office:value="34670170" calcext:value-type="float">
            <text:p>34670170</text:p>
          </table:table-cell>
          <table:table-cell table:formula="of:=TIME( ; ;[.A2169]/1000)" office:value-type="time" office:time-value="PT09H37M50.17S" calcext:value-type="time">
            <text:p>09:37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2268.24" calcext:value-type="float">
            <text:p>2268.24</text:p>
          </table:table-cell>
          <table:table-cell office:value-type="float" office:value="2687.03" calcext:value-type="float">
            <text:p>2687.03</text:p>
          </table:table-cell>
        </table:table-row>
        <table:table-row table:style-name="ro1">
          <table:table-cell office:value-type="float" office:value="34673170" calcext:value-type="float">
            <text:p>34673170</text:p>
          </table:table-cell>
          <table:table-cell table:formula="of:=TIME( ; ;[.A2170]/1000)" office:value-type="time" office:time-value="PT09H37M53.17S" calcext:value-type="time">
            <text:p>09:37: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268.4" calcext:value-type="float">
            <text:p>2268.4</text:p>
          </table:table-cell>
          <table:table-cell office:value-type="float" office:value="2687.2" calcext:value-type="float">
            <text:p>2687.2</text:p>
          </table:table-cell>
        </table:table-row>
        <table:table-row table:style-name="ro1" table:number-rows-repeated="104640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16.4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3:05.215000000</dc:date>
    <meta:editing-duration>PT18M2S</meta:editing-duration>
    <meta:editing-cycles>5</meta:editing-cycles>
    <meta:generator>LibreOffice/6.3.4.2$Windows_X86_64 LibreOffice_project/60da17e045e08f1793c57c00ba83cdfce946d0aa</meta:generator>
    <meta:document-statistic meta:table-count="1" meta:cell-count="1519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6cm" svg:height="15.3cm" xlink:href=".." xlink:type="simple" chart:class="chart:line" chart:style-name="ch1">
        <chart:title svg:x="10.278cm" svg:y="0.442cm" chart:style-name="ch2">
          <text:p>Conrad Endurance @ 5 Ohm #1</text:p>
        </chart:title>
        <chart:legend chart:legend-position="end" svg:x="24.591cm" svg:y="7.351cm" style:legend-expansion="high" chart:style-name="ch3"/>
        <chart:plot-area chart:style-name="ch4" table:cell-range-address="LOGGER00.B1:LOGGER00.C2170" chart:data-source-has-labels="both" svg:x="0.54cm" svg:y="1.527cm" svg:width="23.511cm" svg:height="13.467cm">
          <chartooo:coordinate-region svg:x="1.452cm" svg:y="1.527cm" svg:width="22.599cm" svg:height="12.139cm"/>
          <chart:axis chart:dimension="x" chart:name="primary-x" chart:style-name="ch5" chartooo:axis-type="auto">
            <chartooo:date-scale/>
            <chart:categories table:cell-range-address="LOGGER00.B2:LOGGER00.B21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2170" chart:label-cell-address="LOGGER00.C1:LOGGER00.C1" chart:class="chart:line">
            <chart:data-point chart:repeated="21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2170</svg:desc>
                </draw:g>
              </table:table-cell>
              <table:table-cell office:value-type="float" office:value="1.3">
                <text:p>1.3</text:p>
                <draw:g>
                  <svg:desc>LOGGER00.C2:LOGGER00.C2170</svg:desc>
                </draw:g>
              </table:table-cell>
            </table:table-row>
            <table:table-row>
              <table:table-cell office:value-type="float" office:value="0.000175578703703704">
                <text:p>0.0001755787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0763888888889">
                <text:p>0.000360763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545949074074074">
                <text:p>0.000545949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731134259259259">
                <text:p>0.0007311342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91630787037037">
                <text:p>0.00091630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10150462962963">
                <text:p>0.00110150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28668981481482">
                <text:p>0.0012866898148148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471875">
                <text:p>0.001471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65706018518519">
                <text:p>0.001657060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184224537037037">
                <text:p>0.00184224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202743055555556">
                <text:p>0.002027430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221261574074074">
                <text:p>0.00221261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239780092592593">
                <text:p>0.002397800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258298611111111">
                <text:p>0.002582986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27681712962963">
                <text:p>0.00276817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295335648148148">
                <text:p>0.002953356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13854166666667">
                <text:p>0.003138541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32372685185185">
                <text:p>0.003323726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350891203703704">
                <text:p>0.00350891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369409722222222">
                <text:p>0.00369409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387928240740741">
                <text:p>0.003879282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406446759259259">
                <text:p>0.00406446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424965277777778">
                <text:p>0.00424965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443483796296296">
                <text:p>0.004434837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462002314814815">
                <text:p>0.004620023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480520833333333">
                <text:p>0.004805208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499039351851852">
                <text:p>0.00499039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1755787037037">
                <text:p>0.0051755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36076388888889">
                <text:p>0.00536076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54594907407407">
                <text:p>0.00554594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73113425925926">
                <text:p>0.00573113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91631944444444">
                <text:p>0.0059163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10150462962963">
                <text:p>0.00610150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28668981481482">
                <text:p>0.00628668981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471875">
                <text:p>0.006471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65706018518519">
                <text:p>0.00665706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84224537037037">
                <text:p>0.0068422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02743055555556">
                <text:p>0.007027430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21261574074074">
                <text:p>0.00721261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39780092592593">
                <text:p>0.00739780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758298611111111">
                <text:p>0.007582986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7681712962963">
                <text:p>0.0077681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795335648148148">
                <text:p>0.00795335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813854166666667">
                <text:p>0.00813854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832372685185185">
                <text:p>0.00832372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850891203703704">
                <text:p>0.00850891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869409722222222">
                <text:p>0.00869409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887928240740741">
                <text:p>0.00887928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906446759259259">
                <text:p>0.00906446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924965277777778">
                <text:p>0.00924965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943483796296296">
                <text:p>0.00943483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962002314814815">
                <text:p>0.00962002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980520833333333">
                <text:p>0.00980520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999039351851852">
                <text:p>0.0099903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1755787037037">
                <text:p>0.01017557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3607638888889">
                <text:p>0.01036076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5459490740741">
                <text:p>0.010545949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7311342592593">
                <text:p>0.01073113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09163194444444">
                <text:p>0.01091631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11015046296296">
                <text:p>0.01110150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12866898148148">
                <text:p>0.01128668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14718634259259">
                <text:p>0.011471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16570601851852">
                <text:p>0.01165706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18422453703704">
                <text:p>0.01184224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20274305555556">
                <text:p>0.01202743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22126157407407">
                <text:p>0.01221261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23978009259259">
                <text:p>0.01239780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25829861111111">
                <text:p>0.01258298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27681712962963">
                <text:p>0.0127681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29533564814815">
                <text:p>0.01295335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31385416666667">
                <text:p>0.01313854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33237268518519">
                <text:p>0.01332372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3508912037037">
                <text:p>0.013508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36940972222222">
                <text:p>0.01369409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38792824074074">
                <text:p>0.01387928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40644675925926">
                <text:p>0.01406446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42496527777778">
                <text:p>0.01424965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4434837962963">
                <text:p>0.014434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46200231481482">
                <text:p>0.01462002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48052083333333">
                <text:p>0.0148052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49903935185185">
                <text:p>0.01499039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51755787037037">
                <text:p>0.015175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3607638888889">
                <text:p>0.01536076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55459490740741">
                <text:p>0.01554594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57311342592593">
                <text:p>0.01573113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59163194444444">
                <text:p>0.01591631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61015046296296">
                <text:p>0.01610150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62866898148148">
                <text:p>0.01628668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6471875">
                <text:p>0.0164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66570601851852">
                <text:p>0.01665706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68422453703704">
                <text:p>0.0168422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70274305555556">
                <text:p>0.01702743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72126157407407">
                <text:p>0.01721261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73978009259259">
                <text:p>0.01739780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75829861111111">
                <text:p>0.01758298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77681712962963">
                <text:p>0.017768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79533564814815">
                <text:p>0.01795335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81385416666667">
                <text:p>0.01813854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83237268518518">
                <text:p>0.01832372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8508912037037">
                <text:p>0.018508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86940972222222">
                <text:p>0.01869409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88792824074074">
                <text:p>0.01887928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0644675925926">
                <text:p>0.01906446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2496527777778">
                <text:p>0.01924965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434837962963">
                <text:p>0.01943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6200231481481">
                <text:p>0.01962002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8052083333333">
                <text:p>0.0198052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9903935185185">
                <text:p>0.01999039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1755787037037">
                <text:p>0.020175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3607638888889">
                <text:p>0.02036076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5459490740741">
                <text:p>0.02054594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7311342592593">
                <text:p>0.02073113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9163194444444">
                <text:p>0.02091631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1015046296296">
                <text:p>0.02110150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2866898148148">
                <text:p>0.02128668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471875">
                <text:p>0.021471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6570601851852">
                <text:p>0.02165706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8422453703704">
                <text:p>0.0218422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0274305555556">
                <text:p>0.02202743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2126157407407">
                <text:p>0.02221261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3978009259259">
                <text:p>0.02239780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5829861111111">
                <text:p>0.02258298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7681712962963">
                <text:p>0.022768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29533564814815">
                <text:p>0.02295335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1385416666667">
                <text:p>0.02313854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3237268518518">
                <text:p>0.02332372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508912037037">
                <text:p>0.023508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36940972222222">
                <text:p>0.0236940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38792824074074">
                <text:p>0.0238792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40644675925926">
                <text:p>0.0240644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42496527777778">
                <text:p>0.0242496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4434837962963">
                <text:p>0.024434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46200231481481">
                <text:p>0.0246200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48052083333333">
                <text:p>0.0248052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49903935185185">
                <text:p>0.0249903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51755787037037">
                <text:p>0.0251755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53607638888889">
                <text:p>0.0253607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55459490740741">
                <text:p>0.0255459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57311342592593">
                <text:p>0.0257311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59163194444444">
                <text:p>0.0259163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61015046296296">
                <text:p>0.0261015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62866898148148">
                <text:p>0.02628668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6471875">
                <text:p>0.0264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66570601851852">
                <text:p>0.0266570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68422453703704">
                <text:p>0.0268422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0274305555556">
                <text:p>0.02702743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2126157407407">
                <text:p>0.0272126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3978009259259">
                <text:p>0.0273978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5829861111111">
                <text:p>0.0275829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7681712962963">
                <text:p>0.027768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9533564814815">
                <text:p>0.0279533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1385416666667">
                <text:p>0.0281385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3237268518518">
                <text:p>0.02832372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508912037037">
                <text:p>0.028508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6940972222222">
                <text:p>0.0286940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8792824074074">
                <text:p>0.0288792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0644675925926">
                <text:p>0.02906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2496527777778">
                <text:p>0.0292496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434837962963">
                <text:p>0.029434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6200231481481">
                <text:p>0.0296200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8052083333333">
                <text:p>0.0298052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9903935185185">
                <text:p>0.02999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1755787037037">
                <text:p>0.03017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3607638888889">
                <text:p>0.0303607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5459490740741">
                <text:p>0.03054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7311342592593">
                <text:p>0.0307311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9163194444444">
                <text:p>0.03091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1015046296296">
                <text:p>0.03110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2866898148148">
                <text:p>0.03128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471875">
                <text:p>0.0314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6570601851852">
                <text:p>0.03165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8422453703704">
                <text:p>0.03184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0274305555556">
                <text:p>0.03202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2126157407407">
                <text:p>0.03221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3978009259259">
                <text:p>0.03239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5829861111111">
                <text:p>0.03258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7681712962963">
                <text:p>0.03276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9533564814815">
                <text:p>0.03295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1385416666667">
                <text:p>0.03313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3237268518518">
                <text:p>0.03332372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508912037037">
                <text:p>0.03350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6940972222222">
                <text:p>0.03369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8792824074074">
                <text:p>0.03387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0644675925926">
                <text:p>0.03406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2496527777778">
                <text:p>0.03424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434837962963">
                <text:p>0.03443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6200231481481">
                <text:p>0.034620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8052083333333">
                <text:p>0.03480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9903935185185">
                <text:p>0.03499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1755787037037">
                <text:p>0.03517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3607638888889">
                <text:p>0.03536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5459490740741">
                <text:p>0.03554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7311342592593">
                <text:p>0.03573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9163194444444">
                <text:p>0.035916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1015046296296">
                <text:p>0.03610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2866898148148">
                <text:p>0.03628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471875">
                <text:p>0.0364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6570601851852">
                <text:p>0.036657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8422453703704">
                <text:p>0.03684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0274305555556">
                <text:p>0.03702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2126157407407">
                <text:p>0.03721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3978009259259">
                <text:p>0.03739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5829861111111">
                <text:p>0.037582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7681712962963">
                <text:p>0.03776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9533564814815">
                <text:p>0.037953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1385416666667">
                <text:p>0.038138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3237268518519">
                <text:p>0.038323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508912037037">
                <text:p>0.03850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6940972222222">
                <text:p>0.038694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8792824074074">
                <text:p>0.038879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0644675925926">
                <text:p>0.039064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2496527777778">
                <text:p>0.039249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434837962963">
                <text:p>0.03943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6200231481481">
                <text:p>0.039620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8052083333333">
                <text:p>0.039805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9903935185185">
                <text:p>0.039990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1755787037037">
                <text:p>0.04017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3607638888889">
                <text:p>0.040360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5459490740741">
                <text:p>0.040545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7311342592593">
                <text:p>0.040731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9163194444445">
                <text:p>0.04091631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1015046296296">
                <text:p>0.041101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2866898148148">
                <text:p>0.041286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471875">
                <text:p>0.04147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6570601851852">
                <text:p>0.041657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8422453703704">
                <text:p>0.041842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274305555556">
                <text:p>0.042027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2126157407407">
                <text:p>0.042212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3978009259259">
                <text:p>0.042397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829861111111">
                <text:p>0.042582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7681712962963">
                <text:p>0.042768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533564814815">
                <text:p>0.042953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1385416666667">
                <text:p>0.043138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3237268518519">
                <text:p>0.043323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08912037037">
                <text:p>0.04350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6940972222222">
                <text:p>0.043694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8792824074074">
                <text:p>0.043879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0644675925926">
                <text:p>0.044064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2496527777778">
                <text:p>0.04424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434837962963">
                <text:p>0.044434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6200231481481">
                <text:p>0.0446200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8052083333333">
                <text:p>0.04480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9903935185185">
                <text:p>0.044990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1755787037037">
                <text:p>0.045175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3607638888889">
                <text:p>0.045360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5459490740741">
                <text:p>0.045545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7311342592593">
                <text:p>0.045731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9163194444444">
                <text:p>0.045916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1015046296296">
                <text:p>0.046101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2866898148148">
                <text:p>0.04628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471875">
                <text:p>0.0464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6570601851852">
                <text:p>0.046657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8422453703704">
                <text:p>0.046842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0274305555556">
                <text:p>0.047027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2126157407407">
                <text:p>0.047212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3978009259259">
                <text:p>0.047397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5829861111111">
                <text:p>0.047582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7681712962963">
                <text:p>0.04776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9533564814815">
                <text:p>0.047953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1385416666667">
                <text:p>0.048138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3237268518519">
                <text:p>0.0483237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508912037037">
                <text:p>0.04850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6940972222222">
                <text:p>0.048694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8792824074074">
                <text:p>0.048879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0644675925926">
                <text:p>0.049064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2496527777778">
                <text:p>0.04924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434837962963">
                <text:p>0.049434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6200231481481">
                <text:p>0.0496200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8052083333333">
                <text:p>0.04980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9903935185185">
                <text:p>0.049990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1755787037037">
                <text:p>0.050175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3607638888889">
                <text:p>0.050360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5459490740741">
                <text:p>0.050545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7311342592593">
                <text:p>0.050731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9163194444444">
                <text:p>0.050916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1015046296296">
                <text:p>0.051101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2866898148148">
                <text:p>0.05128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471875">
                <text:p>0.05147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6570601851852">
                <text:p>0.051657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8422453703704">
                <text:p>0.051842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0274305555556">
                <text:p>0.052027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2126157407407">
                <text:p>0.052212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3978009259259">
                <text:p>0.052397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5829861111111">
                <text:p>0.052582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7681712962963">
                <text:p>0.05276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9533564814815">
                <text:p>0.052953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1385416666667">
                <text:p>0.053138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3237268518518">
                <text:p>0.05332372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508912037037">
                <text:p>0.05350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6940972222222">
                <text:p>0.053694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8792824074074">
                <text:p>0.053879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0644675925926">
                <text:p>0.054064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2496527777778">
                <text:p>0.05424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434837962963">
                <text:p>0.05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6200231481482">
                <text:p>0.05462002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8052083333333">
                <text:p>0.05480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9903935185185">
                <text:p>0.054990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1755787037037">
                <text:p>0.055175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3607638888889">
                <text:p>0.055360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5459490740741">
                <text:p>0.055545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7311342592593">
                <text:p>0.055731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9163194444444">
                <text:p>0.055916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1015046296296">
                <text:p>0.056101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2866898148148">
                <text:p>0.05628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471875">
                <text:p>0.05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6570601851852">
                <text:p>0.056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8422453703704">
                <text:p>0.056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0274305555556">
                <text:p>0.057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2126157407407">
                <text:p>0.057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3978009259259">
                <text:p>0.057397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5829861111111">
                <text:p>0.057582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7681712962963">
                <text:p>0.057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9533564814815">
                <text:p>0.057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1385416666667">
                <text:p>0.058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3237268518518">
                <text:p>0.058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508912037037">
                <text:p>0.05850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6940972222222">
                <text:p>0.058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8792824074074">
                <text:p>0.058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0644675925926">
                <text:p>0.059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2496527777778">
                <text:p>0.059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434837962963">
                <text:p>0.05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6200231481481">
                <text:p>0.05962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8052083333333">
                <text:p>0.059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9903935185185">
                <text:p>0.059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1755787037037">
                <text:p>0.060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3607638888889">
                <text:p>0.060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5459490740741">
                <text:p>0.060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7311342592593">
                <text:p>0.060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9163194444444">
                <text:p>0.060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1015046296296">
                <text:p>0.061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2866898148148">
                <text:p>0.061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471875">
                <text:p>0.06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6570601851852">
                <text:p>0.061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8422453703704">
                <text:p>0.061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0274305555556">
                <text:p>0.062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2126157407407">
                <text:p>0.062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3978009259259">
                <text:p>0.062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5829861111111">
                <text:p>0.062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7681712962963">
                <text:p>0.062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9533564814815">
                <text:p>0.062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1385416666667">
                <text:p>0.063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3237268518518">
                <text:p>0.063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508912037037">
                <text:p>0.06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6940972222222">
                <text:p>0.063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8792824074074">
                <text:p>0.063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0644675925926">
                <text:p>0.064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2496527777778">
                <text:p>0.064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434837962963">
                <text:p>0.06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6200231481481">
                <text:p>0.06462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8052083333333">
                <text:p>0.064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9903935185185">
                <text:p>0.064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1755787037037">
                <text:p>0.065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3607638888889">
                <text:p>0.065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5459490740741">
                <text:p>0.065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7311342592593">
                <text:p>0.065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9163194444444">
                <text:p>0.065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1015046296296">
                <text:p>0.066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2866898148148">
                <text:p>0.066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471875">
                <text:p>0.06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6570601851852">
                <text:p>0.066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8422453703704">
                <text:p>0.066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0274305555556">
                <text:p>0.067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2126157407407">
                <text:p>0.067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3978009259259">
                <text:p>0.067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5829861111111">
                <text:p>0.067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7681712962963">
                <text:p>0.067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9533564814815">
                <text:p>0.067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1385416666667">
                <text:p>0.068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3237268518518">
                <text:p>0.068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508912037037">
                <text:p>0.06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6940972222222">
                <text:p>0.068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8792824074074">
                <text:p>0.068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0644675925926">
                <text:p>0.069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2496527777778">
                <text:p>0.069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434837962963">
                <text:p>0.06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6200231481482">
                <text:p>0.069620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8052083333333">
                <text:p>0.069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9903935185185">
                <text:p>0.069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1755787037037">
                <text:p>0.070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3607638888889">
                <text:p>0.070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5459490740741">
                <text:p>0.070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7311342592593">
                <text:p>0.070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9163194444444">
                <text:p>0.070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1015046296296">
                <text:p>0.071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2866898148148">
                <text:p>0.071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471875">
                <text:p>0.07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6570601851852">
                <text:p>0.071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8422453703704">
                <text:p>0.071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0274305555556">
                <text:p>0.072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2126157407407">
                <text:p>0.072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3978009259259">
                <text:p>0.072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5829861111111">
                <text:p>0.072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7681712962963">
                <text:p>0.072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9533564814815">
                <text:p>0.072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1385416666667">
                <text:p>0.073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3237268518518">
                <text:p>0.073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508912037037">
                <text:p>0.07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6940972222222">
                <text:p>0.073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8792824074074">
                <text:p>0.073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0644675925926">
                <text:p>0.074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2496527777778">
                <text:p>0.074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434837962963">
                <text:p>0.07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6200231481481">
                <text:p>0.07462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8052083333333">
                <text:p>0.074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9903935185185">
                <text:p>0.074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1755787037037">
                <text:p>0.075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3607638888889">
                <text:p>0.075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5459490740741">
                <text:p>0.075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7311342592593">
                <text:p>0.075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9163194444444">
                <text:p>0.075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1015046296296">
                <text:p>0.076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2866898148148">
                <text:p>0.076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471875">
                <text:p>0.07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6570601851852">
                <text:p>0.076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8422453703704">
                <text:p>0.076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0274305555556">
                <text:p>0.077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2126157407407">
                <text:p>0.077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3978009259259">
                <text:p>0.077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5829861111111">
                <text:p>0.077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7681712962963">
                <text:p>0.077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9533564814815">
                <text:p>0.077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1385416666667">
                <text:p>0.078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3237268518518">
                <text:p>0.078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508912037037">
                <text:p>0.07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6940972222222">
                <text:p>0.078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8792824074074">
                <text:p>0.078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0644675925926">
                <text:p>0.079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496527777778">
                <text:p>0.079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434837962963">
                <text:p>0.07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6200231481481">
                <text:p>0.07962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8052083333333">
                <text:p>0.079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9903935185185">
                <text:p>0.079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1755787037037">
                <text:p>0.080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3607638888889">
                <text:p>0.080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5459490740741">
                <text:p>0.080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7311342592593">
                <text:p>0.080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9163194444444">
                <text:p>0.080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1015046296296">
                <text:p>0.081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2866898148148">
                <text:p>0.081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471875">
                <text:p>0.08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6570601851852">
                <text:p>0.081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8422453703704">
                <text:p>0.081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274305555556">
                <text:p>0.082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2126157407407">
                <text:p>0.082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3978009259259">
                <text:p>0.082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5829861111111">
                <text:p>0.082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7681712962963">
                <text:p>0.082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9533564814815">
                <text:p>0.082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1385416666667">
                <text:p>0.083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3237268518518">
                <text:p>0.083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508912037037">
                <text:p>0.08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6940972222222">
                <text:p>0.083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792824074074">
                <text:p>0.083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0644675925926">
                <text:p>0.084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2496527777778">
                <text:p>0.084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434837962963">
                <text:p>0.08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200231481481">
                <text:p>0.08462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8052083333333">
                <text:p>0.084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903935185185">
                <text:p>0.084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755787037037">
                <text:p>0.085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607638888889">
                <text:p>0.085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5459490740741">
                <text:p>0.085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7311342592593">
                <text:p>0.085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9163194444444">
                <text:p>0.085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1015046296296">
                <text:p>0.086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2866898148148">
                <text:p>0.086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71875">
                <text:p>0.08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570601851852">
                <text:p>0.086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422453703704">
                <text:p>0.086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0274305555556">
                <text:p>0.087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2126157407407">
                <text:p>0.087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3978009259259">
                <text:p>0.087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5829861111111">
                <text:p>0.087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7681712962963">
                <text:p>0.087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9533564814815">
                <text:p>0.087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385416666667">
                <text:p>0.088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237268518518">
                <text:p>0.088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508912037037">
                <text:p>0.08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6940972222222">
                <text:p>0.088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8792824074074">
                <text:p>0.088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0644675925926">
                <text:p>0.089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2496527777778">
                <text:p>0.089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434837962963">
                <text:p>0.08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6200231481482">
                <text:p>0.089620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8052083333333">
                <text:p>0.089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903935185185">
                <text:p>0.089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755787037037">
                <text:p>0.090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3607638888889">
                <text:p>0.090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459490740741">
                <text:p>0.090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311342592593">
                <text:p>0.090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163194444444">
                <text:p>0.090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1015046296296">
                <text:p>0.091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866898148148">
                <text:p>0.091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71875">
                <text:p>0.09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6570601851852">
                <text:p>0.091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422453703704">
                <text:p>0.091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274305555556">
                <text:p>0.092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126157407407">
                <text:p>0.092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3978009259259">
                <text:p>0.092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829861111111">
                <text:p>0.092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681712962963">
                <text:p>0.092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533564814815">
                <text:p>0.092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385416666667">
                <text:p>0.093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237268518518">
                <text:p>0.093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508912037037">
                <text:p>0.09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6940972222222">
                <text:p>0.093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792824074074">
                <text:p>0.093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644675925926">
                <text:p>0.094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2496527777778">
                <text:p>0.094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34837962963">
                <text:p>0.09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200231481481">
                <text:p>0.09462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8052083333333">
                <text:p>0.094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903935185185">
                <text:p>0.094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1755787037037">
                <text:p>0.09517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607638888889">
                <text:p>0.095360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459490740741">
                <text:p>0.095545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311342592593">
                <text:p>0.095731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163194444444">
                <text:p>0.09591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1015046296296">
                <text:p>0.096101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866898148148">
                <text:p>0.096286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71875">
                <text:p>0.09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570601851852">
                <text:p>0.096657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422453703704">
                <text:p>0.096842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274305555556">
                <text:p>0.097027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126157407407">
                <text:p>0.09721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3978009259259">
                <text:p>0.09739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829861111111">
                <text:p>0.09758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681712962963">
                <text:p>0.09776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533564814815">
                <text:p>0.09795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385416666667">
                <text:p>0.098138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237268518518">
                <text:p>0.098323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508912037037">
                <text:p>0.09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6940972222222">
                <text:p>0.098694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792824074074">
                <text:p>0.09887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644675925926">
                <text:p>0.09906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496527777778">
                <text:p>0.09924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34837962963">
                <text:p>0.09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200231481481">
                <text:p>0.09962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8052083333333">
                <text:p>0.099805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903935185185">
                <text:p>0.099990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75578703704">
                <text:p>0.100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60763888889">
                <text:p>0.100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45949074074">
                <text:p>0.100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31134259259">
                <text:p>0.100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16319444444">
                <text:p>0.100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10150462963">
                <text:p>0.101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86689814815">
                <text:p>0.101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71875">
                <text:p>0.10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57060185185">
                <text:p>0.101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4224537037">
                <text:p>0.101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27430555556">
                <text:p>0.102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12615740741">
                <text:p>0.102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397800925926">
                <text:p>0.102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82986111111">
                <text:p>0.102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68171296296">
                <text:p>0.102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53356481481">
                <text:p>0.102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38541666667">
                <text:p>0.103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23726851852">
                <text:p>0.103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08912037037">
                <text:p>0.10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694097222222">
                <text:p>0.103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879282407407">
                <text:p>0.103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64467592593">
                <text:p>0.104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49652777778">
                <text:p>0.104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34837962963">
                <text:p>0.10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20023148148">
                <text:p>0.104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805208333333">
                <text:p>0.104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90393518519">
                <text:p>0.104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75578703704">
                <text:p>0.105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60763888889">
                <text:p>0.105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545949074074">
                <text:p>0.105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31134259259">
                <text:p>0.105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16319444444">
                <text:p>0.105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10150462963">
                <text:p>0.106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86689814815">
                <text:p>0.106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471875">
                <text:p>0.10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57060185185">
                <text:p>0.106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4224537037">
                <text:p>0.106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27430555556">
                <text:p>0.107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12615740741">
                <text:p>0.107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397800925926">
                <text:p>0.107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582986111111">
                <text:p>0.107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68171296296">
                <text:p>0.107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53356481481">
                <text:p>0.107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38541666667">
                <text:p>0.108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23726851852">
                <text:p>0.108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508912037037">
                <text:p>0.10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94097222222">
                <text:p>0.108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79282407407">
                <text:p>0.108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064467592593">
                <text:p>0.109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49652777778">
                <text:p>0.109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34837962963">
                <text:p>0.10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20023148148">
                <text:p>0.109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805208333333">
                <text:p>0.109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90393518519">
                <text:p>0.109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75578703704">
                <text:p>0.110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60763888889">
                <text:p>0.110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45949074074">
                <text:p>0.110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31134259259">
                <text:p>0.110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16319444444">
                <text:p>0.110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10150462963">
                <text:p>0.111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86689814815">
                <text:p>0.111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71875">
                <text:p>0.11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57060185185">
                <text:p>0.111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4224537037">
                <text:p>0.111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27430555556">
                <text:p>0.112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212615740741">
                <text:p>0.112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397800925926">
                <text:p>0.112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82986111111">
                <text:p>0.112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68171296296">
                <text:p>0.112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53356481481">
                <text:p>0.112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38541666667">
                <text:p>0.113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23726851852">
                <text:p>0.113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08912037037">
                <text:p>0.11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94097222222">
                <text:p>0.113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79282407407">
                <text:p>0.113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64467592593">
                <text:p>0.114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49652777778">
                <text:p>0.114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34837962963">
                <text:p>0.11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20023148148">
                <text:p>0.114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805208333333">
                <text:p>0.114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90393518519">
                <text:p>0.114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75578703704">
                <text:p>0.115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60763888889">
                <text:p>0.115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45949074074">
                <text:p>0.115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31134259259">
                <text:p>0.115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16319444444">
                <text:p>0.115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10150462963">
                <text:p>0.116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86689814815">
                <text:p>0.116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71875">
                <text:p>0.11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57060185185">
                <text:p>0.116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4224537037">
                <text:p>0.116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27430555556">
                <text:p>0.117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12615740741">
                <text:p>0.117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97800925926">
                <text:p>0.117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82986111111">
                <text:p>0.117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68171296296">
                <text:p>0.117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53356481481">
                <text:p>0.117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38541666667">
                <text:p>0.118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23726851852">
                <text:p>0.118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508912037037">
                <text:p>0.11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94097222222">
                <text:p>0.118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79282407407">
                <text:p>0.118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64467592593">
                <text:p>0.119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49652777778">
                <text:p>0.119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34837962963">
                <text:p>0.11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20023148148">
                <text:p>0.119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805208333333">
                <text:p>0.119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90393518519">
                <text:p>0.119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75578703704">
                <text:p>0.120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60763888889">
                <text:p>0.120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45949074074">
                <text:p>0.120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31134259259">
                <text:p>0.120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16319444444">
                <text:p>0.120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10150462963">
                <text:p>0.121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86689814815">
                <text:p>0.121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71875">
                <text:p>0.12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57060185185">
                <text:p>0.121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4224537037">
                <text:p>0.121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27430555556">
                <text:p>0.122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12615740741">
                <text:p>0.122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97800925926">
                <text:p>0.122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82986111111">
                <text:p>0.122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68171296296">
                <text:p>0.122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53356481481">
                <text:p>0.122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38541666667">
                <text:p>0.123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23726851852">
                <text:p>0.123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08912037037">
                <text:p>0.12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94097222222">
                <text:p>0.123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79282407407">
                <text:p>0.123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64467592593">
                <text:p>0.124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49652777778">
                <text:p>0.124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34837962963">
                <text:p>0.12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20023148148">
                <text:p>0.124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05208333333">
                <text:p>0.124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90393518519">
                <text:p>0.124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75578703704">
                <text:p>0.125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60763888889">
                <text:p>0.125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45949074074">
                <text:p>0.125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31134259259">
                <text:p>0.125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16319444444">
                <text:p>0.125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10150462963">
                <text:p>0.126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86689814815">
                <text:p>0.126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71875">
                <text:p>0.12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57060185185">
                <text:p>0.126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4224537037">
                <text:p>0.126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27430555556">
                <text:p>0.127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12615740741">
                <text:p>0.127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97800925926">
                <text:p>0.127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82986111111">
                <text:p>0.127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68171296296">
                <text:p>0.127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53356481481">
                <text:p>0.127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38541666667">
                <text:p>0.128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23726851852">
                <text:p>0.128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08912037037">
                <text:p>0.12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94097222222">
                <text:p>0.128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79282407407">
                <text:p>0.128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64467592593">
                <text:p>0.129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49652777778">
                <text:p>0.129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34837962963">
                <text:p>0.12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20023148148">
                <text:p>0.129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05208333333">
                <text:p>0.129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90393518519">
                <text:p>0.129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75578703704">
                <text:p>0.130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60763888889">
                <text:p>0.130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45949074074">
                <text:p>0.130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31134259259">
                <text:p>0.130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16319444444">
                <text:p>0.130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10150462963">
                <text:p>0.131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86689814815">
                <text:p>0.131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71875">
                <text:p>0.13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57060185185">
                <text:p>0.131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4224537037">
                <text:p>0.131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27430555556">
                <text:p>0.132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12615740741">
                <text:p>0.132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97800925926">
                <text:p>0.132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82986111111">
                <text:p>0.132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68171296296">
                <text:p>0.132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53356481481">
                <text:p>0.132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38541666667">
                <text:p>0.133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23726851852">
                <text:p>0.133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08912037037">
                <text:p>0.13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94097222222">
                <text:p>0.133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79282407407">
                <text:p>0.133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64467592593">
                <text:p>0.134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49652777778">
                <text:p>0.134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34837962963">
                <text:p>0.13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20023148148">
                <text:p>0.134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5208333333">
                <text:p>0.134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90393518519">
                <text:p>0.134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5578703704">
                <text:p>0.135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60763888889">
                <text:p>0.135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45949074074">
                <text:p>0.135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31134259259">
                <text:p>0.135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16319444444">
                <text:p>0.135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10150462963">
                <text:p>0.136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86689814815">
                <text:p>0.136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71875">
                <text:p>0.13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57060185185">
                <text:p>0.136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4224537037">
                <text:p>0.136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27430555556">
                <text:p>0.137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12615740741">
                <text:p>0.137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97800925926">
                <text:p>0.137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82986111111">
                <text:p>0.137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68171296296">
                <text:p>0.137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53356481481">
                <text:p>0.137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38541666667">
                <text:p>0.138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23726851852">
                <text:p>0.138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08912037037">
                <text:p>0.13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94097222222">
                <text:p>0.138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79282407407">
                <text:p>0.138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64467592593">
                <text:p>0.139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49652777778">
                <text:p>0.139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34837962963">
                <text:p>0.13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20023148148">
                <text:p>0.139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5208333333">
                <text:p>0.139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90393518519">
                <text:p>0.139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5578703704">
                <text:p>0.140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60763888889">
                <text:p>0.140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45949074074">
                <text:p>0.140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31134259259">
                <text:p>0.140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16319444444">
                <text:p>0.140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10150462963">
                <text:p>0.141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86689814815">
                <text:p>0.141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71875">
                <text:p>0.14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57060185185">
                <text:p>0.141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4224537037">
                <text:p>0.141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7430555556">
                <text:p>0.142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12615740741">
                <text:p>0.142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97800925926">
                <text:p>0.142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82986111111">
                <text:p>0.142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68171296296">
                <text:p>0.142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53356481481">
                <text:p>0.142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38541666667">
                <text:p>0.143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23726851852">
                <text:p>0.143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08912037037">
                <text:p>0.14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94097222222">
                <text:p>0.143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79282407407">
                <text:p>0.143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64467592593">
                <text:p>0.144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49652777778">
                <text:p>0.144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34837962963">
                <text:p>0.14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20023148148">
                <text:p>0.144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5208333333">
                <text:p>0.144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90393518519">
                <text:p>0.144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5578703704">
                <text:p>0.145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60763888889">
                <text:p>0.145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45949074074">
                <text:p>0.145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31134259259">
                <text:p>0.145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16319444444">
                <text:p>0.145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10150462963">
                <text:p>0.146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86689814815">
                <text:p>0.14628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71875">
                <text:p>0.14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57060185185">
                <text:p>0.146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4224537037">
                <text:p>0.146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27430555556">
                <text:p>0.147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12615740741">
                <text:p>0.147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97800925926">
                <text:p>0.147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82986111111">
                <text:p>0.147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8171296296">
                <text:p>0.147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53356481481">
                <text:p>0.14795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38541666667">
                <text:p>0.148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23726851852">
                <text:p>0.148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08912037037">
                <text:p>0.14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94097222222">
                <text:p>0.148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79282407407">
                <text:p>0.148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64467592593">
                <text:p>0.149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49652777778">
                <text:p>0.149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4837962963">
                <text:p>0.149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20023148148">
                <text:p>0.149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05208333333">
                <text:p>0.149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90393518519">
                <text:p>0.149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75578703704">
                <text:p>0.150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60763888889">
                <text:p>0.150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45949074074">
                <text:p>0.15054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31134259259">
                <text:p>0.150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16319444444">
                <text:p>0.150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10150462963">
                <text:p>0.151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86689814815">
                <text:p>0.151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471875">
                <text:p>0.151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57060185185">
                <text:p>0.151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4224537037">
                <text:p>0.151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7430555556">
                <text:p>0.15202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12615740741">
                <text:p>0.152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97800925926">
                <text:p>0.152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82986111111">
                <text:p>0.152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68171296296">
                <text:p>0.152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53356481482">
                <text:p>0.1529533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8541666667">
                <text:p>0.153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23726851852">
                <text:p>0.153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8912037037">
                <text:p>0.15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94097222222">
                <text:p>0.153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79282407407">
                <text:p>0.153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64467592593">
                <text:p>0.154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9652777778">
                <text:p>0.154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34837962963">
                <text:p>0.15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620023148148">
                <text:p>0.154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805208333333">
                <text:p>0.154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90393518519">
                <text:p>0.154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75578703704">
                <text:p>0.155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60763888889">
                <text:p>0.155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45949074074">
                <text:p>0.15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731134259259">
                <text:p>0.15573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16319444444">
                <text:p>0.15591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10150462963">
                <text:p>0.15610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86689814815">
                <text:p>0.15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471875">
                <text:p>0.15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57060185185">
                <text:p>0.15665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4224537037">
                <text:p>0.15684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27430555556">
                <text:p>0.15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212615740741">
                <text:p>0.15721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97800925926">
                <text:p>0.157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82986111111">
                <text:p>0.15758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8171296296">
                <text:p>0.15776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53356481481">
                <text:p>0.157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138541666667">
                <text:p>0.158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23726851852">
                <text:p>0.158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08912037037">
                <text:p>0.158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94097222222">
                <text:p>0.15869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79282407407">
                <text:p>0.15887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64467592593">
                <text:p>0.159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249652777778">
                <text:p>0.15924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34837962963">
                <text:p>0.15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620023148148">
                <text:p>0.15962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805208333333">
                <text:p>0.15980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90393518519">
                <text:p>0.15999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5578703704">
                <text:p>0.16017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60763888889">
                <text:p>0.160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45949074074">
                <text:p>0.16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731134259259">
                <text:p>0.16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916319444444">
                <text:p>0.16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10150462963">
                <text:p>0.161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286689814815">
                <text:p>0.161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471875">
                <text:p>0.161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657060185185">
                <text:p>0.161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84224537037">
                <text:p>0.16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027430555556">
                <text:p>0.16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212615740741">
                <text:p>0.16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397800925926">
                <text:p>0.162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82986111111">
                <text:p>0.16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768171296296">
                <text:p>0.16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953356481481">
                <text:p>0.162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138541666667">
                <text:p>0.163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23726851852">
                <text:p>0.16332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08912037037">
                <text:p>0.16350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94097222222">
                <text:p>0.163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879282407407">
                <text:p>0.16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064467592593">
                <text:p>0.164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9652777778">
                <text:p>0.16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434837962963">
                <text:p>0.16443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20023148148">
                <text:p>0.16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805208333333">
                <text:p>0.164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990393518519">
                <text:p>0.164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175578703704">
                <text:p>0.16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360763888889">
                <text:p>0.16536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45949074074">
                <text:p>0.16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731134259259">
                <text:p>0.165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916319444444">
                <text:p>0.165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10150462963">
                <text:p>0.166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286689814815">
                <text:p>0.16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471875">
                <text:p>0.16647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7060185185">
                <text:p>0.166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84224537037">
                <text:p>0.166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027430555556">
                <text:p>0.16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212615740741">
                <text:p>0.167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397800925926">
                <text:p>0.16739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82986111111">
                <text:p>0.167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768171296296">
                <text:p>0.167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953356481481">
                <text:p>0.167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38541666667">
                <text:p>0.16813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23726851852">
                <text:p>0.168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508912037037">
                <text:p>0.168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694097222222">
                <text:p>0.16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879282407407">
                <text:p>0.168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64467592593">
                <text:p>0.16906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9652777778">
                <text:p>0.16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34837962963">
                <text:p>0.16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620023148148">
                <text:p>0.169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805208333333">
                <text:p>0.16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90393518519">
                <text:p>0.169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175578703704">
                <text:p>0.17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60763888889">
                <text:p>0.170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45949074074">
                <text:p>0.17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731134259259">
                <text:p>0.17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16319444444">
                <text:p>0.17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10150462963">
                <text:p>0.171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86689814815">
                <text:p>0.171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471875">
                <text:p>0.171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657060185185">
                <text:p>0.171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84224537037">
                <text:p>0.17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27430555556">
                <text:p>0.17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212615740741">
                <text:p>0.17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397800925926">
                <text:p>0.172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82986111111">
                <text:p>0.17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768171296296">
                <text:p>0.17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953356481481">
                <text:p>0.172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138541666667">
                <text:p>0.17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23726851852">
                <text:p>0.17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08912037037">
                <text:p>0.17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694097222222">
                <text:p>0.173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879282407407">
                <text:p>0.17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064467592593">
                <text:p>0.174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49652777778">
                <text:p>0.17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34837962963">
                <text:p>0.17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620023148148">
                <text:p>0.17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805208333333">
                <text:p>0.174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990393518519">
                <text:p>0.174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175578703704">
                <text:p>0.17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360763888889">
                <text:p>0.175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545949074074">
                <text:p>0.17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731134259259">
                <text:p>0.175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916319444444">
                <text:p>0.175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10150462963">
                <text:p>0.176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286689814815">
                <text:p>0.17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471875">
                <text:p>0.17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657060185185">
                <text:p>0.176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84224537037">
                <text:p>0.176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027430555556">
                <text:p>0.17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212615740741">
                <text:p>0.177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397800925926">
                <text:p>0.177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582986111111">
                <text:p>0.177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768171296296">
                <text:p>0.177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953356481481">
                <text:p>0.177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138541666667">
                <text:p>0.178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323726851852">
                <text:p>0.178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508912037037">
                <text:p>0.178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694097222222">
                <text:p>0.17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879282407407">
                <text:p>0.178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064467592593">
                <text:p>0.179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249652777778">
                <text:p>0.17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434837962963">
                <text:p>0.17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620023148148">
                <text:p>0.179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805208333333">
                <text:p>0.17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90393518519">
                <text:p>0.179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75578703704">
                <text:p>0.18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360763888889">
                <text:p>0.180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45949074074">
                <text:p>0.18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31134259259">
                <text:p>0.18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916319444444">
                <text:p>0.18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10150462963">
                <text:p>0.181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286689814815">
                <text:p>0.181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71875">
                <text:p>0.181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657060185185">
                <text:p>0.181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84224537037">
                <text:p>0.18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27430555556">
                <text:p>0.18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212615740741">
                <text:p>0.18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397800925926">
                <text:p>0.182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582986111111">
                <text:p>0.18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768171296296">
                <text:p>0.18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953356481481">
                <text:p>0.182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38541666667">
                <text:p>0.18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23726851852">
                <text:p>0.18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508912037037">
                <text:p>0.18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694097222222">
                <text:p>0.183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879282407407">
                <text:p>0.18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064467592593">
                <text:p>0.184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249652777778">
                <text:p>0.18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34837962963">
                <text:p>0.18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620023148148">
                <text:p>0.18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805208333333">
                <text:p>0.184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90393518519">
                <text:p>0.184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75578703704">
                <text:p>0.18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360763888889">
                <text:p>0.185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545949074074">
                <text:p>0.18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731134259259">
                <text:p>0.185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916319444444">
                <text:p>0.185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10150462963">
                <text:p>0.186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86689814815">
                <text:p>0.18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71875">
                <text:p>0.18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657060185185">
                <text:p>0.186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84224537037">
                <text:p>0.186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27430555556">
                <text:p>0.18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212615740741">
                <text:p>0.187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397800925926">
                <text:p>0.187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82986111111">
                <text:p>0.187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68171296296">
                <text:p>0.187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53356481481">
                <text:p>0.187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38541666667">
                <text:p>0.188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23726851852">
                <text:p>0.188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508912037037">
                <text:p>0.188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94097222222">
                <text:p>0.18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879282407407">
                <text:p>0.188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64467592593">
                <text:p>0.189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49652777778">
                <text:p>0.18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34837962963">
                <text:p>0.18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20023148148">
                <text:p>0.189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805208333333">
                <text:p>0.18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90393518519">
                <text:p>0.189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75578703704">
                <text:p>0.19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60763888889">
                <text:p>0.190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45949074074">
                <text:p>0.19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31134259259">
                <text:p>0.19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16319444444">
                <text:p>0.19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10150462963">
                <text:p>0.191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86689814815">
                <text:p>0.191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71875">
                <text:p>0.191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57060185185">
                <text:p>0.191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4224537037">
                <text:p>0.19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27430555556">
                <text:p>0.19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12615740741">
                <text:p>0.19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97800925926">
                <text:p>0.192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82986111111">
                <text:p>0.19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68171296296">
                <text:p>0.19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53356481481">
                <text:p>0.192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138541666667">
                <text:p>0.19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23726851852">
                <text:p>0.19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508912037037">
                <text:p>0.19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694097222222">
                <text:p>0.193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79282407407">
                <text:p>0.19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64467592593">
                <text:p>0.194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49652777778">
                <text:p>0.19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34837962963">
                <text:p>0.19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620023148148">
                <text:p>0.19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805208333333">
                <text:p>0.194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90393518519">
                <text:p>0.194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75578703704">
                <text:p>0.19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360763888889">
                <text:p>0.195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45949074074">
                <text:p>0.19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31134259259">
                <text:p>0.195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16319444444">
                <text:p>0.195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10150462963">
                <text:p>0.196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86689814815">
                <text:p>0.19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71875">
                <text:p>0.19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657060185185">
                <text:p>0.196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4224537037">
                <text:p>0.196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27430555556">
                <text:p>0.19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212615740741">
                <text:p>0.197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397800925926">
                <text:p>0.197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82986111111">
                <text:p>0.197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68171296296">
                <text:p>0.197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53356481481">
                <text:p>0.197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38541666667">
                <text:p>0.198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323726851852">
                <text:p>0.198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508912037037">
                <text:p>0.198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694097222222">
                <text:p>0.19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79282407407">
                <text:p>0.198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64467592593">
                <text:p>0.199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49652777778">
                <text:p>0.19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34837962963">
                <text:p>0.19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20023148148">
                <text:p>0.199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805208333333">
                <text:p>0.19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90393518519">
                <text:p>0.199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75578703704">
                <text:p>0.20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60763888889">
                <text:p>0.200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45949074074">
                <text:p>0.20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31134259259">
                <text:p>0.20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16319444444">
                <text:p>0.20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10150462963">
                <text:p>0.201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86689814815">
                <text:p>0.20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71875">
                <text:p>0.201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57060185185">
                <text:p>0.20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4224537037">
                <text:p>0.20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27430555556">
                <text:p>0.20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12615740741">
                <text:p>0.20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397800925926">
                <text:p>0.202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82986111111">
                <text:p>0.20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68171296296">
                <text:p>0.20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53356481481">
                <text:p>0.202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38541666667">
                <text:p>0.20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23726851852">
                <text:p>0.20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08912037037">
                <text:p>0.20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94097222222">
                <text:p>0.203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79282407407">
                <text:p>0.203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64467592593">
                <text:p>0.204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49652777778">
                <text:p>0.20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34837962963">
                <text:p>0.20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20023148148">
                <text:p>0.20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805208333333">
                <text:p>0.204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90393518519">
                <text:p>0.204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75578703704">
                <text:p>0.20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60763888889">
                <text:p>0.205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45949074074">
                <text:p>0.20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31134259259">
                <text:p>0.205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16319444444">
                <text:p>0.205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10150462963">
                <text:p>0.206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86689814815">
                <text:p>0.20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71875">
                <text:p>0.20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57060185185">
                <text:p>0.206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4224537037">
                <text:p>0.206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27430555556">
                <text:p>0.20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12615740741">
                <text:p>0.207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397800925926">
                <text:p>0.207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82986111111">
                <text:p>0.207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68171296296">
                <text:p>0.207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53356481481">
                <text:p>0.207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38541666667">
                <text:p>0.208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23726851852">
                <text:p>0.208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508912037037">
                <text:p>0.208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94097222222">
                <text:p>0.20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79282407407">
                <text:p>0.208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64467592593">
                <text:p>0.209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49652777778">
                <text:p>0.20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434837962963">
                <text:p>0.20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20023148148">
                <text:p>0.209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805208333333">
                <text:p>0.20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990393518519">
                <text:p>0.209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75578703704">
                <text:p>0.21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60763888889">
                <text:p>0.210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45949074074">
                <text:p>0.21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31134259259">
                <text:p>0.21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16319444444">
                <text:p>0.21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10150462963">
                <text:p>0.21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86689814815">
                <text:p>0.21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71875">
                <text:p>0.21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57060185185">
                <text:p>0.211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4224537037">
                <text:p>0.21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27430555556">
                <text:p>0.21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12615740741">
                <text:p>0.21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397800925926">
                <text:p>0.21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82986111111">
                <text:p>0.21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768171296296">
                <text:p>0.21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53356481481">
                <text:p>0.21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38541666667">
                <text:p>0.21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23726851852">
                <text:p>0.21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508912037037">
                <text:p>0.21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94097222222">
                <text:p>0.21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79282407407">
                <text:p>0.21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064467592593">
                <text:p>0.214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249652777778">
                <text:p>0.21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434837962963">
                <text:p>0.214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20023148148">
                <text:p>0.21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805208333333">
                <text:p>0.21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90393518519">
                <text:p>0.214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75578703704">
                <text:p>0.21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360763888889">
                <text:p>0.215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545949074074">
                <text:p>0.21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31134259259">
                <text:p>0.21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6319444444">
                <text:p>0.215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10150462963">
                <text:p>0.216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286689814815">
                <text:p>0.21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471875">
                <text:p>0.21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657060185185">
                <text:p>0.21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4224537037">
                <text:p>0.21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27430555556">
                <text:p>0.217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12615740741">
                <text:p>0.217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397800925926">
                <text:p>0.21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82986111111">
                <text:p>0.21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68171296296">
                <text:p>0.217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953356481481">
                <text:p>0.21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8541666667">
                <text:p>0.218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323726851852">
                <text:p>0.218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508912037037">
                <text:p>0.21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94097222222">
                <text:p>0.21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879282407407">
                <text:p>0.21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64467592593">
                <text:p>0.21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49652777778">
                <text:p>0.21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434837962963">
                <text:p>0.21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620023148148">
                <text:p>0.219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805208333333">
                <text:p>0.21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990393518519">
                <text:p>0.219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175578703704">
                <text:p>0.220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60763888889">
                <text:p>0.22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45949074074">
                <text:p>0.220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31134259259">
                <text:p>0.220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16319444444">
                <text:p>0.22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10150462963">
                <text:p>0.221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286689814815">
                <text:p>0.22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71875">
                <text:p>0.22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57060185185">
                <text:p>0.22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4224537037">
                <text:p>0.221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27430555556">
                <text:p>0.22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212615740741">
                <text:p>0.22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397800925926">
                <text:p>0.22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82986111111">
                <text:p>0.22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768171296296">
                <text:p>0.22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953356481481">
                <text:p>0.222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138541666667">
                <text:p>0.22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323726851852">
                <text:p>0.223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08912037037">
                <text:p>0.22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694097222222">
                <text:p>0.223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879282407407">
                <text:p>0.22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64467592593">
                <text:p>0.22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49652777778">
                <text:p>0.224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34837962963">
                <text:p>0.22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620023148148">
                <text:p>0.22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805208333333">
                <text:p>0.22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90393518519">
                <text:p>0.224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75578703704">
                <text:p>0.22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360763888889">
                <text:p>0.22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45949074074">
                <text:p>0.22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731134259259">
                <text:p>0.22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16319444444">
                <text:p>0.22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10150462963">
                <text:p>0.22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86689814815">
                <text:p>0.22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471875">
                <text:p>0.22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657060185185">
                <text:p>0.226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84224537037">
                <text:p>0.22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27430555556">
                <text:p>0.22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212615740741">
                <text:p>0.22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397800925926">
                <text:p>0.227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82986111111">
                <text:p>0.22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68171296296">
                <text:p>0.22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53356481482">
                <text:p>0.2279533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38541666667">
                <text:p>0.22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23726851852">
                <text:p>0.228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508912037037">
                <text:p>0.228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694097222222">
                <text:p>0.22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879282407407">
                <text:p>0.22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64467592593">
                <text:p>0.229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249652777778">
                <text:p>0.22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434837962963">
                <text:p>0.22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20023148148">
                <text:p>0.229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805208333333">
                <text:p>0.22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990393518519">
                <text:p>0.229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75578703704">
                <text:p>0.230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60763888889">
                <text:p>0.23036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545949074074">
                <text:p>0.23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31134259259">
                <text:p>0.23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16319444444">
                <text:p>0.23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10150462963">
                <text:p>0.23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86689814815">
                <text:p>0.23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71875">
                <text:p>0.231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57060185185">
                <text:p>0.23165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84224537037">
                <text:p>0.23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027430555556">
                <text:p>0.23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212615740741">
                <text:p>0.23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397800925926">
                <text:p>0.23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82986111111">
                <text:p>0.23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768171296296">
                <text:p>0.23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53356481481">
                <text:p>0.23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38541666667">
                <text:p>0.233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23726851852">
                <text:p>0.23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508912037037">
                <text:p>0.23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694097222222">
                <text:p>0.23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79282407407">
                <text:p>0.23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064467592593">
                <text:p>0.23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49652777778">
                <text:p>0.23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434837962963">
                <text:p>0.23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620023148148">
                <text:p>0.23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805208333333">
                <text:p>0.23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90393518519">
                <text:p>0.234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75578703704">
                <text:p>0.235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360763888889">
                <text:p>0.23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45949074074">
                <text:p>0.235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731134259259">
                <text:p>0.235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5916319444444">
                <text:p>0.23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10150462963">
                <text:p>0.23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86689814815">
                <text:p>0.236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471875">
                <text:p>0.23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6657060185185">
                <text:p>0.23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4224537037">
                <text:p>0.236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027430555556">
                <text:p>0.23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212615740741">
                <text:p>0.23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397800925926">
                <text:p>0.237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582986111111">
                <text:p>0.237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768171296296">
                <text:p>0.237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953356481481">
                <text:p>0.23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138541666667">
                <text:p>0.23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23726851852">
                <text:p>0.23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508912037037">
                <text:p>0.23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694097222222">
                <text:p>0.23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879282407407">
                <text:p>0.23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064467592593">
                <text:p>0.239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249652777778">
                <text:p>0.23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434837962963">
                <text:p>0.23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620023148148">
                <text:p>0.23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805208333333">
                <text:p>0.23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990393518518">
                <text:p>0.239990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175578703704">
                <text:p>0.24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360763888889">
                <text:p>0.24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45949074074">
                <text:p>0.24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731134259259">
                <text:p>0.24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916319444444">
                <text:p>0.24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10150462963">
                <text:p>0.241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286689814815">
                <text:p>0.241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471875">
                <text:p>0.241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657060185185">
                <text:p>0.24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84224537037">
                <text:p>0.24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027430555556">
                <text:p>0.242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212615740741">
                <text:p>0.24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397800925926">
                <text:p>0.242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582986111111">
                <text:p>0.24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768171296296">
                <text:p>0.24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53356481481">
                <text:p>0.24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138541666667">
                <text:p>0.24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323726851852">
                <text:p>0.24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508912037037">
                <text:p>0.24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694097222222">
                <text:p>0.24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879282407407">
                <text:p>0.24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064467592593">
                <text:p>0.244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249652777778">
                <text:p>0.24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434837962963">
                <text:p>0.24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620023148148">
                <text:p>0.24462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805208333333">
                <text:p>0.244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990393518519">
                <text:p>0.24499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175578703704">
                <text:p>0.24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60763888889">
                <text:p>0.24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545949074074">
                <text:p>0.24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731134259259">
                <text:p>0.245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916319444444">
                <text:p>0.24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10150462963">
                <text:p>0.24610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286689814815">
                <text:p>0.24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471875">
                <text:p>0.24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57060185185">
                <text:p>0.24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4224537037">
                <text:p>0.24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27430555556">
                <text:p>0.247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212615740741">
                <text:p>0.247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397800925926">
                <text:p>0.24739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582986111111">
                <text:p>0.247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768171296296">
                <text:p>0.24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953356481481">
                <text:p>0.247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138541666667">
                <text:p>0.248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23726851852">
                <text:p>0.24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508912037037">
                <text:p>0.248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694097222222">
                <text:p>0.248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79282407407">
                <text:p>0.248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064467592593">
                <text:p>0.24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249652777778">
                <text:p>0.249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434837962963">
                <text:p>0.249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620023148148">
                <text:p>0.24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805208333333">
                <text:p>0.24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990393518518">
                <text:p>0.249990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175578703704">
                <text:p>0.25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360763888889">
                <text:p>0.25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545949074074">
                <text:p>0.250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731134259259">
                <text:p>0.25073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916319444444">
                <text:p>0.25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10150462963">
                <text:p>0.25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286689814815">
                <text:p>0.25128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471875">
                <text:p>0.25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657060185185">
                <text:p>0.25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84224537037">
                <text:p>0.251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027430555556">
                <text:p>0.25202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212615740741">
                <text:p>0.25221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397800925926">
                <text:p>0.25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582986111111">
                <text:p>0.25258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768171296296">
                <text:p>0.25276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953356481481">
                <text:p>0.25295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138541666667">
                <text:p>0.25313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323726851852">
                <text:p>0.25332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508912037037">
                <text:p>0.25350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694097222222">
                <text:p>0.25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879282407407">
                <text:p>0.25387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064467592593">
                <text:p>0.25406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249652777778">
                <text:p>0.25424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434837962963">
                <text:p>0.254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620023148148">
                <text:p>0.25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805208333333">
                <text:p>0.25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990393518518">
                <text:p>0.254990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5175578703704">
                <text:p>0.25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360763888889">
                <text:p>0.25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545949074074">
                <text:p>0.25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731134259259">
                <text:p>0.25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916319444444">
                <text:p>0.25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10150462963">
                <text:p>0.25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286689814815">
                <text:p>0.25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471875">
                <text:p>0.25647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6657060185185">
                <text:p>0.25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84224537037">
                <text:p>0.25684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7027430555555">
                <text:p>0.257027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212615740741">
                <text:p>0.25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397800925926">
                <text:p>0.25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582986111111">
                <text:p>0.25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768171296296">
                <text:p>0.25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953356481481">
                <text:p>0.25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138541666667">
                <text:p>0.25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323726851852">
                <text:p>0.25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508912037037">
                <text:p>0.25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694097222222">
                <text:p>0.25869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8879282407407">
                <text:p>0.25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064467592593">
                <text:p>0.25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249652777778">
                <text:p>0.259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434837962963">
                <text:p>0.259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620023148148">
                <text:p>0.25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805208333333">
                <text:p>0.25980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9990393518519">
                <text:p>0.259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75578703704">
                <text:p>0.26017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360763888889">
                <text:p>0.26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545949074074">
                <text:p>0.26054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0731134259259">
                <text:p>0.260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916319444444">
                <text:p>0.26091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110150462963">
                <text:p>0.26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286689814815">
                <text:p>0.26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471875">
                <text:p>0.26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657060185185">
                <text:p>0.26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84224537037">
                <text:p>0.261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027430555556">
                <text:p>0.262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212615740741">
                <text:p>0.26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397800925926">
                <text:p>0.26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582986111111">
                <text:p>0.262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768171296296">
                <text:p>0.26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953356481481">
                <text:p>0.26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138541666667">
                <text:p>0.263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323726851852">
                <text:p>0.263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508912037037">
                <text:p>0.263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694097222222">
                <text:p>0.26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79282407407">
                <text:p>0.263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064467592593">
                <text:p>0.26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249652777778">
                <text:p>0.264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434837962963">
                <text:p>0.26443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620023148148">
                <text:p>0.26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805208333333">
                <text:p>0.26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90393518518">
                <text:p>0.26499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175578703704">
                <text:p>0.26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360763888889">
                <text:p>0.26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545949074074">
                <text:p>0.26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31134259259">
                <text:p>0.26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916319444444">
                <text:p>0.26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10150462963">
                <text:p>0.26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86689814815">
                <text:p>0.26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471875">
                <text:p>0.266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57060185185">
                <text:p>0.26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84224537037">
                <text:p>0.26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027430555556">
                <text:p>0.267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212615740741">
                <text:p>0.26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397800925926">
                <text:p>0.26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82986111111">
                <text:p>0.26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68171296296">
                <text:p>0.26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953356481481">
                <text:p>0.26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38541666667">
                <text:p>0.26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323726851852">
                <text:p>0.26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508912037037">
                <text:p>0.26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694097222222">
                <text:p>0.268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79282407407">
                <text:p>0.26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064467592593">
                <text:p>0.26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49652777778">
                <text:p>0.269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34837962963">
                <text:p>0.269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20023148148">
                <text:p>0.26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805208333333">
                <text:p>0.269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990393518518">
                <text:p>0.26999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175578703704">
                <text:p>0.270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60763888889">
                <text:p>0.27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45949074074">
                <text:p>0.270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731134259259">
                <text:p>0.270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916319444444">
                <text:p>0.27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10150462963">
                <text:p>0.27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286689814815">
                <text:p>0.27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471875">
                <text:p>0.27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657060185185">
                <text:p>0.27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84224537037">
                <text:p>0.271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027430555555">
                <text:p>0.272027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212615740741">
                <text:p>0.27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397800925926">
                <text:p>0.27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582986111111">
                <text:p>0.272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768171296296">
                <text:p>0.27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53356481481">
                <text:p>0.27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138541666667">
                <text:p>0.273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323726851852">
                <text:p>0.273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508912037037">
                <text:p>0.273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694097222222">
                <text:p>0.27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879282407407">
                <text:p>0.273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064467592593">
                <text:p>0.27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249652777778">
                <text:p>0.274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434837962963">
                <text:p>0.274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620023148148">
                <text:p>0.27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805208333333">
                <text:p>0.27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990393518518">
                <text:p>0.27499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175578703704">
                <text:p>0.27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360763888889">
                <text:p>0.27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545949074074">
                <text:p>0.27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731134259259">
                <text:p>0.27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916319444444">
                <text:p>0.27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10150462963">
                <text:p>0.27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286689814815">
                <text:p>0.27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471875">
                <text:p>0.276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657060185185">
                <text:p>0.27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84224537037">
                <text:p>0.27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027430555556">
                <text:p>0.277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212615740741">
                <text:p>0.27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397800925926">
                <text:p>0.27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582986111111">
                <text:p>0.27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768171296296">
                <text:p>0.27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953356481481">
                <text:p>0.27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138541666667">
                <text:p>0.27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323726851852">
                <text:p>0.27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508912037037">
                <text:p>0.27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694097222222">
                <text:p>0.278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879282407407">
                <text:p>0.27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064467592593">
                <text:p>0.27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249652777778">
                <text:p>0.279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434837962963">
                <text:p>0.279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620023148148">
                <text:p>0.27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805208333333">
                <text:p>0.279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990393518518">
                <text:p>0.27999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175578703704">
                <text:p>0.280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360763888889">
                <text:p>0.28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545949074074">
                <text:p>0.280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731134259259">
                <text:p>0.280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916319444444">
                <text:p>0.28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10150462963">
                <text:p>0.28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286689814815">
                <text:p>0.28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471875">
                <text:p>0.28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657060185185">
                <text:p>0.28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84224537037">
                <text:p>0.281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027430555555">
                <text:p>0.282027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212615740741">
                <text:p>0.28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397800925926">
                <text:p>0.28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582986111111">
                <text:p>0.282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768171296296">
                <text:p>0.28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953356481481">
                <text:p>0.28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138541666667">
                <text:p>0.283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323726851852">
                <text:p>0.283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508912037037">
                <text:p>0.283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694097222222">
                <text:p>0.28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879282407407">
                <text:p>0.283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064467592593">
                <text:p>0.28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249652777778">
                <text:p>0.284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434837962963">
                <text:p>0.284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620023148148">
                <text:p>0.28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805208333333">
                <text:p>0.28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990393518519">
                <text:p>0.284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175578703704">
                <text:p>0.28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360763888889">
                <text:p>0.28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545949074074">
                <text:p>0.28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731134259259">
                <text:p>0.28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916319444444">
                <text:p>0.28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10150462963">
                <text:p>0.28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286689814815">
                <text:p>0.28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471875">
                <text:p>0.286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657060185185">
                <text:p>0.28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84224537037">
                <text:p>0.28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027430555555">
                <text:p>0.287027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212615740741">
                <text:p>0.28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397800925926">
                <text:p>0.28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582986111111">
                <text:p>0.28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768171296296">
                <text:p>0.28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953356481481">
                <text:p>0.28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138541666667">
                <text:p>0.28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323726851852">
                <text:p>0.28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508912037037">
                <text:p>0.28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694097222222">
                <text:p>0.288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879282407407">
                <text:p>0.28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064467592593">
                <text:p>0.28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249652777778">
                <text:p>0.289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434837962963">
                <text:p>0.289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620023148148">
                <text:p>0.28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805208333333">
                <text:p>0.289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990393518518">
                <text:p>0.28999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175578703704">
                <text:p>0.290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360763888889">
                <text:p>0.29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545949074074">
                <text:p>0.290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731134259259">
                <text:p>0.290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916319444444">
                <text:p>0.29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10150462963">
                <text:p>0.29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286689814815">
                <text:p>0.29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471875">
                <text:p>0.29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657060185185">
                <text:p>0.29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84224537037">
                <text:p>0.291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027430555556">
                <text:p>0.292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212615740741">
                <text:p>0.29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397800925926">
                <text:p>0.29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582986111111">
                <text:p>0.292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768171296296">
                <text:p>0.29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953356481481">
                <text:p>0.29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138541666667">
                <text:p>0.293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323726851852">
                <text:p>0.293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508912037037">
                <text:p>0.293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694097222222">
                <text:p>0.29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879282407407">
                <text:p>0.293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064467592593">
                <text:p>0.29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249652777778">
                <text:p>0.294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434837962963">
                <text:p>0.294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620023148148">
                <text:p>0.29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805208333333">
                <text:p>0.29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990393518519">
                <text:p>0.294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175578703704">
                <text:p>0.29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360763888889">
                <text:p>0.29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545949074074">
                <text:p>0.29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731134259259">
                <text:p>0.29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916319444444">
                <text:p>0.29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10150462963">
                <text:p>0.29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286689814815">
                <text:p>0.29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471875">
                <text:p>0.296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657060185185">
                <text:p>0.29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84224537037">
                <text:p>0.29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027430555555">
                <text:p>0.297027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212615740741">
                <text:p>0.29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397800925926">
                <text:p>0.29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582986111111">
                <text:p>0.29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768171296296">
                <text:p>0.29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953356481481">
                <text:p>0.29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138541666667">
                <text:p>0.29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323726851852">
                <text:p>0.29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508912037037">
                <text:p>0.29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694097222222">
                <text:p>0.298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879282407407">
                <text:p>0.29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064467592593">
                <text:p>0.29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249652777778">
                <text:p>0.299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434837962963">
                <text:p>0.299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620023148148">
                <text:p>0.29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805208333333">
                <text:p>0.299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990393518518">
                <text:p>0.29999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175578703704">
                <text:p>0.300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360763888889">
                <text:p>0.30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545949074074">
                <text:p>0.300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731134259259">
                <text:p>0.300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916319444444">
                <text:p>0.30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10150462963">
                <text:p>0.30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286689814815">
                <text:p>0.30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471875">
                <text:p>0.30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657060185185">
                <text:p>0.30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84224537037">
                <text:p>0.301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027430555556">
                <text:p>0.302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212615740741">
                <text:p>0.30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397800925926">
                <text:p>0.30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582986111111">
                <text:p>0.302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768171296296">
                <text:p>0.30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953356481482">
                <text:p>0.3029533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138541666667">
                <text:p>0.303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323726851852">
                <text:p>0.303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508912037037">
                <text:p>0.303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694097222222">
                <text:p>0.30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879282407407">
                <text:p>0.303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064467592593">
                <text:p>0.30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249652777778">
                <text:p>0.304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434837962963">
                <text:p>0.304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620023148148">
                <text:p>0.30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805208333333">
                <text:p>0.30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990393518519">
                <text:p>0.304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175578703704">
                <text:p>0.30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360763888889">
                <text:p>0.30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545949074074">
                <text:p>0.305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731134259259">
                <text:p>0.305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916319444444">
                <text:p>0.30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10150462963">
                <text:p>0.30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286689814815">
                <text:p>0.30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471875">
                <text:p>0.306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657060185185">
                <text:p>0.30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84224537037">
                <text:p>0.30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027430555555">
                <text:p>0.307027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212615740741">
                <text:p>0.30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397800925926">
                <text:p>0.30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582986111111">
                <text:p>0.307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768171296296">
                <text:p>0.30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953356481481">
                <text:p>0.307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138541666667">
                <text:p>0.30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323726851852">
                <text:p>0.30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508912037037">
                <text:p>0.308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694097222222">
                <text:p>0.308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879282407407">
                <text:p>0.308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064467592593">
                <text:p>0.30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249652777778">
                <text:p>0.309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434837962963">
                <text:p>0.309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620023148148">
                <text:p>0.309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805208333333">
                <text:p>0.309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990393518519">
                <text:p>0.30999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175578703704">
                <text:p>0.310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360763888889">
                <text:p>0.310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545949074074">
                <text:p>0.31054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731134259259">
                <text:p>0.31073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916319444444">
                <text:p>0.310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10150462963">
                <text:p>0.311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286689814815">
                <text:p>0.311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471875">
                <text:p>0.31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657060185185">
                <text:p>0.311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84224537037">
                <text:p>0.311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027430555556">
                <text:p>0.31202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212615740741">
                <text:p>0.312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397800925926">
                <text:p>0.312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582986111111">
                <text:p>0.31258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768171296296">
                <text:p>0.312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953356481481">
                <text:p>0.31295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138541666667">
                <text:p>0.313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323726851852">
                <text:p>0.313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508912037037">
                <text:p>0.31350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694097222222">
                <text:p>0.313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879282407407">
                <text:p>0.31387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064467592593">
                <text:p>0.314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249652777778">
                <text:p>0.31424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434837962963">
                <text:p>0.31443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620023148148">
                <text:p>0.31462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805208333333">
                <text:p>0.31480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990393518518">
                <text:p>0.31499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175578703704">
                <text:p>0.31517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360763888889">
                <text:p>0.31536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545949074074">
                <text:p>0.315545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731134259259">
                <text:p>0.31573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916319444444">
                <text:p>0.31591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10150462963">
                <text:p>0.31610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286689814815">
                <text:p>0.31628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471875">
                <text:p>0.316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657060185185">
                <text:p>0.31665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84224537037">
                <text:p>0.31684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027430555556">
                <text:p>0.317027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212615740741">
                <text:p>0.31721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397800925926">
                <text:p>0.31739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582986111111">
                <text:p>0.317582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768171296296">
                <text:p>0.31776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953356481481">
                <text:p>0.317953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138541666667">
                <text:p>0.31813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323726851852">
                <text:p>0.31832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508912037037">
                <text:p>0.31850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694097222222">
                <text:p>0.31869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879282407407">
                <text:p>0.318879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064467592593">
                <text:p>0.31906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249652777778">
                <text:p>0.319249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434837962963">
                <text:p>0.31943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620023148148">
                <text:p>0.31962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805208333333">
                <text:p>0.319805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990393518519">
                <text:p>0.319990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175578703704">
                <text:p>0.320175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360763888889">
                <text:p>0.320360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545949074074">
                <text:p>0.320545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731134259259">
                <text:p>0.32073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916319444444">
                <text:p>0.320916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10150462963">
                <text:p>0.32110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286689814815">
                <text:p>0.321286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471875">
                <text:p>0.3214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657060185185">
                <text:p>0.321657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84224537037">
                <text:p>0.32184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027430555556">
                <text:p>0.322027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212615740741">
                <text:p>0.322212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397800925926">
                <text:p>0.322397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582986111111">
                <text:p>0.322582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768171296296">
                <text:p>0.322768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953356481481">
                <text:p>0.322953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138541666667">
                <text:p>0.323138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323726851852">
                <text:p>0.3233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508912037037">
                <text:p>0.32350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694097222222">
                <text:p>0.323694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879282407407">
                <text:p>0.323879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064467592593">
                <text:p>0.324064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249652777778">
                <text:p>0.324249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434837962963">
                <text:p>0.32443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620023148148">
                <text:p>0.32462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805208333333">
                <text:p>0.324805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990393518518">
                <text:p>0.3249903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175578703704">
                <text:p>0.325175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360763888889">
                <text:p>0.325360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545949074074">
                <text:p>0.325545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731134259259">
                <text:p>0.32573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916319444444">
                <text:p>0.325916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10150462963">
                <text:p>0.32610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286689814815">
                <text:p>0.326286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471875">
                <text:p>0.32647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657060185185">
                <text:p>0.326657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84224537037">
                <text:p>0.32684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027430555556">
                <text:p>0.327027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212615740741">
                <text:p>0.327212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397800925926">
                <text:p>0.327397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582986111111">
                <text:p>0.327582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768171296296">
                <text:p>0.327768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953356481481">
                <text:p>0.327953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138541666667">
                <text:p>0.328138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323726851852">
                <text:p>0.3283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508912037037">
                <text:p>0.32850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694097222222">
                <text:p>0.328694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879282407407">
                <text:p>0.328879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064467592593">
                <text:p>0.329064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249652777778">
                <text:p>0.329249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434837962963">
                <text:p>0.32943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620023148148">
                <text:p>0.32962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805208333333">
                <text:p>0.329805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990393518519">
                <text:p>0.329990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175578703704">
                <text:p>0.330175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360763888889">
                <text:p>0.330360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545949074074">
                <text:p>0.330545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731134259259">
                <text:p>0.33073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916319444444">
                <text:p>0.330916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10150462963">
                <text:p>0.33110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286689814815">
                <text:p>0.331286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471875">
                <text:p>0.33147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657060185185">
                <text:p>0.331657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84224537037">
                <text:p>0.33184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027430555556">
                <text:p>0.332027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212615740741">
                <text:p>0.332212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397800925926">
                <text:p>0.332397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582986111111">
                <text:p>0.332582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768171296296">
                <text:p>0.332768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953356481481">
                <text:p>0.332953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138541666667">
                <text:p>0.333138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323726851852">
                <text:p>0.333323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508912037037">
                <text:p>0.33350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694097222222">
                <text:p>0.333694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879282407407">
                <text:p>0.333879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064467592593">
                <text:p>0.334064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249652777778">
                <text:p>0.334249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434837962963">
                <text:p>0.33443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620023148148">
                <text:p>0.33462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805208333333">
                <text:p>0.334805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990393518518">
                <text:p>0.3349903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175578703704">
                <text:p>0.335175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360763888889">
                <text:p>0.335360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545949074074">
                <text:p>0.335545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731134259259">
                <text:p>0.33573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916319444444">
                <text:p>0.335916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610150462963">
                <text:p>0.33610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286689814815">
                <text:p>0.336286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471875">
                <text:p>0.33647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657060185185">
                <text:p>0.336657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684224537037">
                <text:p>0.3368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027430555555">
                <text:p>0.337027430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212615740741">
                <text:p>0.33721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397800925926">
                <text:p>0.337397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582986111111">
                <text:p>0.337582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768171296296">
                <text:p>0.337768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953356481481">
                <text:p>0.337953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138541666667">
                <text:p>0.338138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323726851852">
                <text:p>0.338323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508912037037">
                <text:p>0.33850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694097222222">
                <text:p>0.338694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879282407407">
                <text:p>0.338879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064467592593">
                <text:p>0.3390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249652777778">
                <text:p>0.339249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434837962963">
                <text:p>0.33943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620023148148">
                <text:p>0.339620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805208333333">
                <text:p>0.339805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990393518518">
                <text:p>0.33999039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175578703704">
                <text:p>0.34017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360763888889">
                <text:p>0.340360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545949074074">
                <text:p>0.340545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731134259259">
                <text:p>0.34073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916319444444">
                <text:p>0.340916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10150462963">
                <text:p>0.3411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286689814815">
                <text:p>0.34128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471875">
                <text:p>0.3414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657060185185">
                <text:p>0.341657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84224537037">
                <text:p>0.3418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027430555556">
                <text:p>0.34202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212615740741">
                <text:p>0.34221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397800925926">
                <text:p>0.342397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582986111111">
                <text:p>0.342582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768171296296">
                <text:p>0.342768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953356481481">
                <text:p>0.342953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138541666667">
                <text:p>0.343138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323726851852">
                <text:p>0.343323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508912037037">
                <text:p>0.34350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694097222222">
                <text:p>0.343694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879282407407">
                <text:p>0.343879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064467592593">
                <text:p>0.3440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249652777778">
                <text:p>0.344249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434837962963">
                <text:p>0.34443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620023148148">
                <text:p>0.344620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805208333333">
                <text:p>0.344805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990393518518">
                <text:p>0.34499039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175578703704">
                <text:p>0.34517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360763888889">
                <text:p>0.345360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545949074074">
                <text:p>0.345545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731134259259">
                <text:p>0.34573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916319444444">
                <text:p>0.345916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10150462963">
                <text:p>0.3461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286689814815">
                <text:p>0.34628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471875">
                <text:p>0.34647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657060185185">
                <text:p>0.346657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84224537037">
                <text:p>0.34684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027430555555">
                <text:p>0.347027430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212615740741">
                <text:p>0.34721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397800925926">
                <text:p>0.347397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582986111111">
                <text:p>0.347582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768171296296">
                <text:p>0.347768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953356481481">
                <text:p>0.347953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138541666667">
                <text:p>0.348138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323726851852">
                <text:p>0.348323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508912037037">
                <text:p>0.34850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694097222222">
                <text:p>0.348694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879282407407">
                <text:p>0.348879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064467592593">
                <text:p>0.34906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249652777778">
                <text:p>0.349249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434837962963">
                <text:p>0.34943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620023148148">
                <text:p>0.349620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805208333333">
                <text:p>0.349805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990393518518">
                <text:p>0.34999039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175578703704">
                <text:p>0.35017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360763888889">
                <text:p>0.350360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545949074074">
                <text:p>0.350545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731134259259">
                <text:p>0.35073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916319444444">
                <text:p>0.350916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10150462963">
                <text:p>0.35110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286689814815">
                <text:p>0.35128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471875">
                <text:p>0.35147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657060185185">
                <text:p>0.351657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84224537037">
                <text:p>0.35184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027430555556">
                <text:p>0.3520274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212615740741">
                <text:p>0.35221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397800925926">
                <text:p>0.352397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582986111111">
                <text:p>0.352582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768171296296">
                <text:p>0.352768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953356481481">
                <text:p>0.352953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138541666667">
                <text:p>0.353138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323726851852">
                <text:p>0.353323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508912037037">
                <text:p>0.353508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694097222222">
                <text:p>0.3536940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879282407407">
                <text:p>0.353879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064467592592">
                <text:p>0.35406446759259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249652777778">
                <text:p>0.354249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434837962963">
                <text:p>0.354434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620023148148">
                <text:p>0.354620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805208333333">
                <text:p>0.3548052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990393518518">
                <text:p>0.35499039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175578703704">
                <text:p>0.355175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360763888889">
                <text:p>0.355360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545949074074">
                <text:p>0.355545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731134259259">
                <text:p>0.355731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916319444444">
                <text:p>0.355916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10150462963">
                <text:p>0.35610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286689814815">
                <text:p>0.356286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471875">
                <text:p>0.35647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657060185185">
                <text:p>0.356657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84224537037">
                <text:p>0.35684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027430555555">
                <text:p>0.3570274305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212615740741">
                <text:p>0.35721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397800925926">
                <text:p>0.357397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582986111111">
                <text:p>0.357582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768171296296">
                <text:p>0.357768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953356481481">
                <text:p>0.357953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138541666667">
                <text:p>0.358138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323726851852">
                <text:p>0.358323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508912037037">
                <text:p>0.358508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694097222222">
                <text:p>0.3586940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879282407407">
                <text:p>0.358879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064467592593">
                <text:p>0.3590644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249652777778">
                <text:p>0.359249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434837962963">
                <text:p>0.359434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620023148148">
                <text:p>0.359620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805208333333">
                <text:p>0.3598052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990393518519">
                <text:p>0.3599903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175578703704">
                <text:p>0.36017557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360763888889">
                <text:p>0.3603607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545949074074">
                <text:p>0.360545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731134259259">
                <text:p>0.360731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916319444444">
                <text:p>0.3609163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10150462963">
                <text:p>0.36110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286689814815">
                <text:p>0.3612866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471875">
                <text:p>0.361471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657060185185">
                <text:p>0.3616570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84224537037">
                <text:p>0.36184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027430555556">
                <text:p>0.36202743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212615740741">
                <text:p>0.362212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397800925926">
                <text:p>0.362397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582986111111">
                <text:p>0.3625829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768171296296">
                <text:p>0.3627681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953356481481">
                <text:p>0.36295335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138541666667">
                <text:p>0.3631385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323726851852">
                <text:p>0.3633237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508912037037">
                <text:p>0.363508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694097222222">
                <text:p>0.3636940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879282407407">
                <text:p>0.363879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064467592593">
                <text:p>0.3640644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249652777778">
                <text:p>0.36424965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434837962963">
                <text:p>0.3644348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620023148148">
                <text:p>0.36462002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805208333333">
                <text:p>0.36480520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990393518518">
                <text:p>0.36499039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175578703704">
                <text:p>0.36517557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360763888889">
                <text:p>0.3653607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545949074074">
                <text:p>0.365545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731134259259">
                <text:p>0.3657311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916319444444">
                <text:p>0.3659163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10150462963">
                <text:p>0.36610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286689814815">
                <text:p>0.3662866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471875">
                <text:p>0.366471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657060185185">
                <text:p>0.3666570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84224537037">
                <text:p>0.36684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027430555556">
                <text:p>0.3670274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212615740741">
                <text:p>0.367212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397800925926">
                <text:p>0.367397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582986111111">
                <text:p>0.367582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76818287037">
                <text:p>0.367768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953356481481">
                <text:p>0.367953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138541666667">
                <text:p>0.3681385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323726851852">
                <text:p>0.3683237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508912037037">
                <text:p>0.368508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694097222222">
                <text:p>0.368694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879282407407">
                <text:p>0.3688792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064467592593">
                <text:p>0.3690644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249652777778">
                <text:p>0.369249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434837962963">
                <text:p>0.369434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620023148148">
                <text:p>0.369620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805208333333">
                <text:p>0.369805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990393518518">
                <text:p>0.36999039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175578703704">
                <text:p>0.3701755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360763888889">
                <text:p>0.3703607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545949074074">
                <text:p>0.3705459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731134259259">
                <text:p>0.370731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916319444444">
                <text:p>0.370916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10150462963">
                <text:p>0.37110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286689814815">
                <text:p>0.371286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471875">
                <text:p>0.371471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657060185185">
                <text:p>0.371657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84224537037">
                <text:p>0.371842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2027430555556">
                <text:p>0.3720274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212615740741">
                <text:p>0.372212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397800925926">
                <text:p>0.37239780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582986111111">
                <text:p>0.372582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768171296296">
                <text:p>0.37276817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2953356481481">
                <text:p>0.37295335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3138541666667">
                <text:p>0.37313854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3323726851852">
                <text:p>0.3733237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3508912037037">
                <text:p>0.3735089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3694097222222">
                <text:p>0.37369409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3879282407407">
                <text:p>0.37387928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4064467592593">
                <text:p>0.37406446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4249652777778">
                <text:p>0.3742496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4434837962963">
                <text:p>0.3744348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4620023148148">
                <text:p>0.37462002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4805208333333">
                <text:p>0.37480520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4990393518518">
                <text:p>0.37499039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5175578703704">
                <text:p>0.37517557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5360763888889">
                <text:p>0.3753607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5545949074074">
                <text:p>0.37554594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5731134259259">
                <text:p>0.3757311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5916319444444">
                <text:p>0.3759163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610150462963">
                <text:p>0.37610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6286689814815">
                <text:p>0.37628668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6471875">
                <text:p>0.376471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6657060185185">
                <text:p>0.37665706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684224537037">
                <text:p>0.376842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7027430555556">
                <text:p>0.37702743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7212615740741">
                <text:p>0.3772126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7397800925926">
                <text:p>0.3773978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7582986111111">
                <text:p>0.3775829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7768171296296">
                <text:p>0.3777681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7953356481481">
                <text:p>0.37795335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8138541666667">
                <text:p>0.37813854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323726851852">
                <text:p>0.37832372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508912037037">
                <text:p>0.3785089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694097222222">
                <text:p>0.378694097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879282407407">
                <text:p>0.37887928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064467592593">
                <text:p>0.37906446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249652777778">
                <text:p>0.37924965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434837962963">
                <text:p>0.37943483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620023148148">
                <text:p>0.37962002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805208333333">
                <text:p>0.37980520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990393518518">
                <text:p>0.3799903935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0175578703704">
                <text:p>0.38017557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0360763888889">
                <text:p>0.38036076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0545949074074">
                <text:p>0.38054594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0731134259259">
                <text:p>0.38073113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0916319444444">
                <text:p>0.38091631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10150462963">
                <text:p>0.381101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286689814815">
                <text:p>0.38128668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471875">
                <text:p>0.3814718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657060185185">
                <text:p>0.38165706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84224537037">
                <text:p>0.381842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027430555555">
                <text:p>0.38202743055555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212615740741">
                <text:p>0.38221261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397800925926">
                <text:p>0.38239780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582986111111">
                <text:p>0.38258298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768171296296">
                <text:p>0.38276817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941782407407">
                <text:p>0.38294178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126967592593">
                <text:p>0.38312696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312152777778">
                <text:p>0.38331215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497337962963">
                <text:p>0.3834973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682523148148">
                <text:p>0.38368252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867708333333">
                <text:p>0.38386770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052893518518">
                <text:p>0.384052893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238078703704">
                <text:p>0.38423807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423263888889">
                <text:p>0.38442326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4608449074074">
                <text:p>0.384608449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4793634259259">
                <text:p>0.38479363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4978819444444">
                <text:p>0.38497881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16400462963">
                <text:p>0.3851640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349189814815">
                <text:p>0.38534918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534375">
                <text:p>0.385534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719560185185">
                <text:p>0.38571956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90474537037">
                <text:p>0.3859047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089930555556">
                <text:p>0.386089930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275115740741">
                <text:p>0.386275115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460300925926">
                <text:p>0.38646030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645486111111">
                <text:p>0.386645486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6830671296296">
                <text:p>0.38683067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015856481481">
                <text:p>0.38701585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201041666667">
                <text:p>0.38720104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386226851852">
                <text:p>0.387386226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571412037037">
                <text:p>0.38757141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756597222222">
                <text:p>0.38775659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941782407407">
                <text:p>0.38794178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126967592593">
                <text:p>0.38812696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312152777778">
                <text:p>0.38831215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497337962963">
                <text:p>0.38849733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682523148148">
                <text:p>0.38868252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867708333333">
                <text:p>0.38886770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052893518518">
                <text:p>0.389052893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238078703704">
                <text:p>0.38923807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423263888889">
                <text:p>0.38942326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608449074074">
                <text:p>0.389608449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793634259259">
                <text:p>0.38979363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978819444444">
                <text:p>0.389978819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016400462963">
                <text:p>0.390164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0349189814815">
                <text:p>0.390349189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0534375">
                <text:p>0.3905343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0719560185185">
                <text:p>0.39071956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090474537037">
                <text:p>0.39090474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089930555556">
                <text:p>0.391089930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275115740741">
                <text:p>0.391275115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460300925926">
                <text:p>0.391460300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645486111111">
                <text:p>0.391645486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830671296296">
                <text:p>0.391830671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015856481481">
                <text:p>0.392015856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201041666667">
                <text:p>0.392201041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386226851852">
                <text:p>0.392386226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571412037037">
                <text:p>0.392571412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756597222222">
                <text:p>0.392756597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941782407407">
                <text:p>0.392941782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126967592593">
                <text:p>0.393126967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312152777778">
                <text:p>0.393312152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497337962963">
                <text:p>0.393497337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682523148148">
                <text:p>0.393682523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867708333333">
                <text:p>0.393867708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052893518518">
                <text:p>0.3940528935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238078703704">
                <text:p>0.3942380787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423263888889">
                <text:p>0.394423263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608449074074">
                <text:p>0.394608449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793634259259">
                <text:p>0.394793634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978819444444">
                <text:p>0.394978819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16400462963">
                <text:p>0.395164004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349189814815">
                <text:p>0.395349189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534375">
                <text:p>0.3955343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719560185185">
                <text:p>0.395719560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90474537037">
                <text:p>0.395904745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089930555555">
                <text:p>0.39608993055555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275115740741">
                <text:p>0.396275115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6460300925926">
                <text:p>0.396460300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645486111111">
                <text:p>0.396645486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6830671296296">
                <text:p>0.396830671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015856481481">
                <text:p>0.3970158564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201041666667">
                <text:p>0.397201041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386226851852">
                <text:p>0.3973862268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571412037037">
                <text:p>0.397571412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756597222222">
                <text:p>0.397756597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941782407407">
                <text:p>0.3979417824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126967592592">
                <text:p>0.39812696759259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312152777778">
                <text:p>0.398312152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497337962963">
                <text:p>0.398497337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682523148148">
                <text:p>0.3986825231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867708333333">
                <text:p>0.398867708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9052893518519">
                <text:p>0.3990528935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9238078703704">
                <text:p>0.399238078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9423263888889">
                <text:p>0.399423263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9608449074074">
                <text:p>0.3996084490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9793634259259">
                <text:p>0.399793634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9978819444444">
                <text:p>0.399978819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016400462963">
                <text:p>0.40016400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0349189814815">
                <text:p>0.400349189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0534375">
                <text:p>0.4005343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0719560185185">
                <text:p>0.4007195601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0090474537037">
                <text:p>0.400904745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01089930555556">
                <text:p>0.401089930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01275115740741">
                <text:p>0.401275115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01309837962963">
                <text:p>0.40130983796296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